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pplementary_data_file_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gure</text:p>
          </table:table-cell>
          <table:table-cell office:value-type="string" table:style-name="ce1">
            <text:p>Plot</text:p>
          </table:table-cell>
          <table:table-cell office:value-type="string" table:style-name="ce1">
            <text:p>Dataset</text:p>
          </table:table-cell>
          <table:table-cell office:value-type="string" table:style-name="ce1">
            <text:p>Method</text:p>
          </table:table-cell>
          <table:table-cell office:value-type="string" table:style-name="ce1">
            <text:p>Iteration</text:p>
          </table:table-cell>
          <table:table-cell office:value-type="string" table:style-name="ce1">
            <text:p>Coordinate</text:p>
          </table:table-cell>
          <table:table-cell office:value-type="string" table:style-name="ce1">
            <text:p>Valu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605847358704,0.997986912727356,0.9951063394546509,0.9945158958435059,0.9827063679695129,0.9689733982086182,0.9909515380859375,0.9911434650421143,0.9898222088813782,0.9873300194740295,0.9852518439292908,0.9841729402542114,0.9768065810203552,0.9760401248931885,0.9796239733695984,0.9765352606773376,0.9704364538192749,0.966322124004364,0.9712903499603271,0.9727800488471985,0.9643282294273376,0.9599993228912354,0.9604450464248657,0.9538664817810059,0.9404789209365845,0.9345178604125977,0.9330213665962219,0.9312872290611267,0.9304826855659485,0.9205202460289001,0.9105303883552551,0.8904763460159302,0.8681305646896362,0.846851646900177,0.8173603415489197,0.7950436472892761,0.7835525274276733,0.7770599722862244,0.7640781998634338,0.747169554233551,0.7243466377258301,0.6757076382637024,0.6165390610694885,0.5802894830703735,0.5599181056022644,0.5315413475036621,0.523699939250946,0.5349862575531006,0.5305039882659912,0.4996386468410492,0.4848930835723877,0.49159422516822815,0.49803557991981506,0.4925595819950104,0.48286500573158264,0.483426034450531,0.4605177938938141,0.4132603704929352,0.37217816710472107,0.37390953302383423,0.37416312098503113,0.32280582189559937,0.27201518416404724,0.27235978841781616,0.29382821917533875,0.282560795545578,0.23710663616657257,0.20873066782951355,0.21462060511112213,0.20412269234657288,0.20471085608005524,0.17365452647209167,0.11368843168020248,0.034582413733005524,0.023996874690055847,0.04221031069755554,0.05249721184372902,-0.002745185513049364,-0.02550472877919674,-0.008928917348384857,-0.0035707063507288694,0.004374160896986723,0.026084184646606445,0.05055205151438713,0.04918086528778076,0.043745435774326324,0.03383231535553932,0.026388024911284447,0.025724856182932854,0.044987395405769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71985816956,0.9999817609786987,0.9999875426292419,0.9999819993972778,0.999934196472168,0.9999361038208008,0.9999504089355469,0.9999213814735413,0.999791145324707,0.9995551109313965,0.9992232918739319,0.99864661693573,0.9983015060424805,0.998100996017456,0.9976133704185486,0.9968404173851013,0.9963086843490601,0.9962472319602966,0.9962391257286072,0.9952808022499084,0.9946807622909546,0.9934057593345642,0.9924794435501099,0.9918221831321716,0.9891288876533508,0.9864503741264343,0.9879313111305237,0.9881496429443359,0.9881053566932678,0.9861237406730652,0.9798547625541687,0.9728026986122131,0.9694743156433105,0.9637576341629028,0.9524288773536682,0.9439974427223206,0.9417461156845093,0.9375019073486328,0.926792562007904,0.9152138233184814,0.9016746282577515,0.8850558400154114,0.873654842376709,0.8611595034599304,0.8514461517333984,0.8471627235412598,0.8319574594497681,0.8031157851219177,0.7712639570236206,0.7483009099960327,0.7385074496269226,0.7335001230239868,0.714384913444519,0.7001237273216248,0.704683780670166,0.7022358775138855,0.6817424893379211,0.6646015048027039,0.6604677438735962,0.653213381767273,0.6211682558059692,0.602834165096283,0.5905297994613647,0.5800768733024597,0.5672634243965149,0.5478498339653015,0.5238316655158997,0.4986342191696167,0.46788665652275085,0.44653040170669556,0.41290023922920227,0.34584522247314453,0.2720750868320465,0.20697590708732605,0.17936211824417114,0.16480804979801178,0.1372772753238678,0.07964035868644714,0.08253207057714462,0.10077068209648132,0.06341622769832611,0.030582787469029427,0.018090100958943367,0.017627930268645287,-0.002420119009912014,-0.005422309972345829,-0.006565625313669443,0.011390181258320808,0.007656313944607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231628418,0.9999972581863403,0.9999809861183167,0.999930739402771,0.9998719692230225,0.9996195435523987,0.9997758269309998,0.9999075531959534,0.9998060464859009,0.9996361136436462,0.9994894862174988,0.9993356466293335,0.9993324875831604,0.9992880821228027,0.9993826746940613,0.9991287589073181,0.9990158081054688,0.9991028904914856,0.9991298317909241,0.9991175532341003,0.9987630844116211,0.9985593557357788,0.9982708692550659,0.9981634020805359,0.9975078105926514,0.9965881109237671,0.9966153502464294,0.9967054724693298,0.9966512322425842,0.9958587288856506,0.9953218698501587,0.9944072365760803,0.9927720427513123,0.9919689893722534,0.990321934223175,0.9883963465690613,0.9874192476272583,0.9862046837806702,0.9847080111503601,0.9813473224639893,0.9784817099571228,0.9752755165100098,0.9727837443351746,0.9706643223762512,0.9674842953681946,0.9634829163551331,0.9583597183227539,0.953458309173584,0.9477124810218811,0.9394102692604065,0.9369879961013794,0.9354526996612549,0.9324665665626526,0.9259743690490723,0.9211106300354004,0.9195905923843384,0.9151005744934082,0.9106797575950623,0.9087755084037781,0.907965898513794,0.8977194428443909,0.8812145590782166,0.8741438388824463,0.8690330386161804,0.8627880215644836,0.8564343452453613,0.8542678356170654,0.8443429470062256,0.8289561867713928,0.8172171711921692,0.8066216707229614,0.7823848724365234,0.7528858780860901,0.7157413959503174,0.6701715588569641,0.6605226993560791,0.6384910941123962,0.6161707639694214,0.6159878969192505,0.5774272680282593,0.5581029057502747,0.5608015060424805,0.5180383920669556,0.45472005009651184,0.47905856370925903,0.4928353428840637,0.49153172969818115,0.5024503469467163,0.49526676535606384,0.50113761425018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019767761,0.9999985098838806,0.9999618530273438,0.9998614192008972,0.9997976422309875,0.9993842244148254,0.999422013759613,0.9996474385261536,0.9995066523551941,0.9994430541992188,0.9991029500961304,0.9984235763549805,0.998202919960022,0.9980136752128601,0.9981476664543152,0.9983018040657043,0.9986819624900818,0.9988176226615906,0.9989756345748901,0.9989838600158691,0.9986109137535095,0.998393177986145,0.9983192682266235,0.9979388117790222,0.9974473118782043,0.9968451261520386,0.9967069625854492,0.9971278309822083,0.997117817401886,0.9966225028038025,0.9959894418716431,0.995072603225708,0.993195652961731,0.9918782114982605,0.9899235367774963,0.9876061081886292,0.9862363934516907,0.9851330518722534,0.9836258292198181,0.9818502068519592,0.9784299731254578,0.9737655520439148,0.9703841209411621,0.9691123962402344,0.9682213664054871,0.9647351503372192,0.9578871130943298,0.9535037279129028,0.9492887854576111,0.9439772367477417,0.9366025328636169,0.933144211769104,0.9310914874076843,0.9192200303077698,0.9157187342643738,0.919021487236023,0.913729727268219,0.9124950170516968,0.9133003950119019,0.9085124731063843,0.8989999294281006,0.8809650540351868,0.8640854358673096,0.8624645471572876,0.8614161014556885,0.8582189679145813,0.8588756918907166,0.845665693283081,0.8269222974777222,0.809267520904541,0.7907604575157166,0.759497344493866,0.7314395308494568,0.7050802707672119,0.6596416234970093,0.6208361983299255,0.5968713760375977,0.5666314959526062,0.5540009140968323,0.5081325769424438,0.4552830755710602,0.391655832529068,0.30940327048301697,0.2966098487377167,0.3564399778842926,0.36193355917930603,0.38169896602630615,0.39482271671295166,0.39356517791748047,0.4030805528163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154210090637,0.9992185235023499,0.9985882639884949,0.9982715845108032,0.9962246417999268,0.9916905164718628,0.9952967166900635,0.9967135190963745,0.9967141151428223,0.9966582655906677,0.9946251511573792,0.9907928109169006,0.990580677986145,0.9881815314292908,0.9892855882644653,0.9872127175331116,0.9878249764442444,0.9858347773551941,0.9866755604743958,0.9900476336479187,0.9901238083839417,0.9881517291069031,0.9841524362564087,0.9834691286087036,0.9819937944412231,0.9796199798583984,0.9784973859786987,0.9792212247848511,0.977384626865387,0.9754466414451599,0.9730640649795532,0.9674630761146545,0.9581062197685242,0.9534308910369873,0.948067307472229,0.9451853632926941,0.9461345672607422,0.9468230605125427,0.9446239471435547,0.9387932419776917,0.9371898770332336,0.9330952763557434,0.9318564534187317,0.9340713620185852,0.9346002340316772,0.929215133190155,0.919620931148529,0.9149175882339478,0.906827986240387,0.8982971906661987,0.8911232948303223,0.8867082595825195,0.8841992020606995,0.8729034066200256,0.8639872670173645,0.8662653565406799,0.8625417947769165,0.8588870763778687,0.8557863235473633,0.851361870765686,0.8464388251304626,0.8271064758300781,0.8110595345497131,0.8063867688179016,0.8052801489830017,0.7915843725204468,0.7781224846839905,0.7603676319122314,0.7371914386749268,0.7217243313789368,0.7077315449714661,0.6794129610061646,0.6494177579879761,0.6292068958282471,0.5846099853515625,0.5379250049591064,0.45128169655799866,0.31538015604019165,0.19814004004001617,0.11124410480260849,0.06862924247980118,0.06325307488441467,0.05719756707549095,0.11031069606542587,0.16891208291053772,0.16257363557815552,0.20199573040008545,0.18384556472301483,0.17402130365371704,0.20761372148990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5463640093803406,-0.7362427711486816,0.37709394097328186,-0.026920881122350693,0.07022044062614441,-0.24425041675567627,-0.2502191364765167,-0.2752738893032074,-0.1930241733789444,-0.2482757419347763,-0.2516421675682068,-0.23459096252918243,-0.07270636409521103,-0.05706731602549553,-0.03437114506959915,-0.055619582533836365,0.02787267230451107,0.051697392016649246,-0.029398279264569283,-0.051287174224853516,-0.05002080649137497,-0.04895074665546417,-0.014746025204658508,-0.10025890916585922,-0.11207573860883713,-0.09992489218711853,-0.1277915984392166,-0.06161937490105629,-0.02116742916405201,-0.06152625381946564,-0.033569928258657455,0.03036816045641899,-0.022818762809038162,0.02742130309343338,0.025668080896139145,0.03861502557992935,0.028776591643691063,0.0700414851307869,0.10541017353534698,0.11161687225103378,0.05948484688997269,0.025391973555088043,0.09322179108858109,0.03578329458832741,0.01173318549990654,-0.01668422482907772,-0.0041134594939649105,-0.016386816278100014,-0.013250953517854214,-0.01610499992966652,-0.001986706629395485,0.044925540685653687,0.05796702206134796,0.03457840904593468,0.014771819114685059,0.03254052996635437,0.00018454475502949208,-0.022220734506845474,0.001829042681492865,-0.03717246279120445,-0.0015539695741608739,0.046139683574438095,0.021924301981925964,0.0030025914311408997,-0.00929315760731697,-0.012788153253495693,0.015778250992298126,0.01559318695217371,-0.005808730609714985,-0.0010882478673011065,0.0025871742982417345,0.008446568623185158,0.00108446110971272,0.006389853078871965,0.005785276647657156,0.0009661554940976202,0.011065082624554634,-0.006600683089345694,-0.015310166403651237,-0.011381655000150204,0.007033363915979862,-0.0004792694526258856,-0.007287359796464443,-0.013021022081375122,-0.016543621197342873,-0.022010691463947296,-0.010882739908993244,0.0012908471981063485,-0.0057370043359696865,0.0024473266676068306,0.008468850515782833,0.012642540968954563,0.0016880559269338846,0.0004494772001635283,0.005055075045675039,0.009962420910596848,0.0027071961667388678,-0.0013302473817020655,-0.0005736005841754377,-0.006045142188668251,-0.004697632044553757,-0.0032257556449621916,-0.003977901302278042,-0.0031024261843413115,0.010473951697349548,0.00673305056989193,0.008487002924084663,0.012754863128066063,0.002415386028587818,-0.007042027544230223,-0.001353934407234192,0.0027073498349636793,-0.00852163601666689,0.0003982785274274647,0.0025236106012016535,0.00415731081739068,-0.00012660931679420173,0.0008706978987902403,0.0023270861711353064,0.007924376055598259,0.0017457451904192567,-0.0033010756596922874,-0.003879001596942544,-0.009925073012709618,-0.005015550646930933,-0.001098746550269425,-0.004995480179786682,-0.006535165943205357,-0.004029986914247274,0.0007147170836105943,-0.00867689959704876,-0.00034923176281154156,-0.002516169333830476,-0.006755841430276632,-0.0093245143070817,0.00010604823910398409,0.007822156883776188,-0.0011206318158656359,-0.00016732305812183768,-0.0028125024400651455,-0.002746445592492819,0.0033012719359248877,0.002859234344214201,-0.001268758438527584,0.0003258991928305477,0.005025062244385481,0.005235148128122091,-0.007183810696005821,-0.010102684609591961,2.157052222173661e-05,0.0031592831946909428,-0.0009115393622778356,0.003329277504235506,0.00280020828358829,0.002970712725073099,0.006324041169136763,-0.0019020842155441642,0.0009632868459448218,0.0031898568850010633,0.011468544602394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7483024597,0.9999761581420898,0.9999472498893738,0.9998681545257568,0.99976646900177,0.9997718930244446,0.9995360970497131,0.9993948936462402,0.9991818070411682,0.9991668462753296,0.9985535144805908,0.9984202980995178,0.9979686141014099,0.9966633319854736,0.9953871965408325,0.9946877956390381,0.9940714836120605,0.9925066828727722,0.9917740821838379,0.990759015083313,0.9893671870231628,0.9878568649291992,0.9892804026603699,0.9878239631652832,0.9874113202095032,0.9857074618339539,0.9861460328102112,0.9862920045852661,0.9852404594421387,0.9836652874946594,0.9813052415847778,0.9823545813560486,0.9802019596099854,0.9766591191291809,0.9719394445419312,0.9689342975616455,0.9661835432052612,0.9623929858207703,0.9575939178466797,0.9474193453788757,0.9368651509284973,0.9265357255935669,0.9196804165840149,0.9121116399765015,0.8934788107872009,0.8848615288734436,0.8693476319313049,0.8587180376052856,0.8441903591156006,0.8432236313819885,0.832724928855896,0.8263129591941833,0.8138605952262878,0.8078255653381348,0.7925608158111572,0.7962769269943237,0.7784473896026611,0.7742781639099121,0.7820404171943665,0.7708649039268494,0.7678110003471375,0.7705102562904358,0.7737782001495361,0.7774403691291809,0.781571090221405,0.7822467684745789,0.7733340263366699,0.779515266418457,0.7707064151763916,0.7683023810386658,0.7683581709861755,0.7549193501472473,0.7384160757064819,0.7124015688896179,0.7049994468688965,0.6922780275344849,0.6717918515205383,0.6494733691215515,0.6168212890625,0.5910714864730835,0.5441460013389587,0.4945865273475647,0.4667825400829315,0.4477084279060364,0.40143996477127075,0.37115320563316345,0.34422722458839417,0.32623291015625,0.2889665961265564,0.2547917068004608,0.22685857117176056,0.196175217628479,0.17871755361557007,0.13856524229049683,0.15389148890972137,0.1391981691122055,0.11311542987823486,0.09795212000608444,0.07212615758180618,0.06868387758731842,0.06492374837398529,0.06013105809688568,0.04701562598347664,0.053129423409700394,0.05106787756085396,0.03951788321137428,0.032383840531110764,0.03241749480366707,0.02284466102719307,0.009261321276426315,0.022862251847982407,0.0076092821545898914,0.0017980564152821898,0.004409871995449066,0.018627779558300972,0.002178392605856061,0.017288772389292717,0.013607785105705261,-0.00516484584659338,0.013232101686298847,0.011699407361447811,0.007154704537242651,0.010790928266942501,0.01982172764837742,0.008880759589374065,-0.0016876236768439412,0.00043523177737370133,0.002181024057790637,0.0018492175731807947,-0.01641172356903553,0.004270861856639385,-0.0023893858306109905,0.004254354164004326,0.0024499360006302595,-0.006525578908622265,-0.016032371670007706,-0.006515628192573786,0.006493661552667618,-0.00730906194075942,0.005620102398097515,-0.008550073020160198,0.009151747450232506,-0.0006687261629849672,-0.005949383135885,-0.003686452517285943,-0.004779048264026642,-0.0007206182344816625,-0.0034236477222293615,-0.0029093867633491755,0.005192194599658251,0.00033620986505411565,0.009879987686872482,-0.001203056424856186,0.0007757069543004036,0.004609613213688135,-0.003075504442676902,0.002729864325374365,-0.0003806332824751735,0.002932274714112282,-0.002983580343425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65303635597229,0.16580571234226227,0.9198449850082397,0.6074793934822083,0.7540408968925476,0.7216680645942688,0.7123584151268005,0.6398346424102783,0.6989284157752991,0.6532773971557617,0.6618368625640869,0.7539965510368347,0.7587316036224365,0.7770552039146423,0.7136897444725037,0.6260120868682861,0.7245833873748779,0.7118844985961914,0.6795990467071533,0.7466894388198853,0.7542182207107544,0.7179586291313171,0.7048001885414124,0.6317934989929199,0.6540404558181763,0.6301613450050354,0.6455218195915222,0.664840817451477,0.6555144190788269,0.6466089487075806,0.6182186603546143,0.6408718824386597,0.6096227765083313,0.5726459622383118,0.5279397964477539,0.5145024061203003,0.48948904871940613,0.47885793447494507,0.4741072952747345,0.43823811411857605,0.3747731149196625,0.33879610896110535,0.3534584641456604,0.29440370202064514,0.276335209608078,0.24178862571716309,0.2410992980003357,0.2375996708869934,0.21366411447525024,0.1640140414237976,0.17087021470069885,0.1921820491552353,0.1489255428314209,0.1539129763841629,0.14291976392269135,0.1642148196697235,0.19274814426898956,0.17138449847698212,0.15071168541908264,0.12015734612941742,0.11587570607662201,0.1423730105161667,0.12332206219434738,0.13334837555885315,0.13070093095302582,0.12097518146038055,0.12506669759750366,0.11897482722997665,0.0904000848531723,0.12103614211082458,0.10537173599004745,0.08897965401411057,0.0771709680557251,0.06596364080905914,0.0806666687130928,0.057355862110853195,0.06895707547664642,0.045534130185842514,0.05070185288786888,0.046202972531318665,0.07606145739555359,0.04136819764971733,0.04264017567038536,0.037708770483732224,0.04295209422707558,0.043135955929756165,0.025263050571084023,0.040283095091581345,0.026220077648758888,0.015787020325660706,0.02843129262328148,0.023919954895973206,0.006670727860182524,0.026210462674498558,0.0020337349269539118,0.0040486035868525505,-0.005082792602479458,-0.0036336597986519337,-0.003994859755039215,0.009993401356041431,0.011422574520111084,-0.00040959304897114635,0.012785683386027813,0.014013959094882011,0.013780089095234871,0.012903116643428802,0.013380282558500767,0.0034598398488014936,0.014120704494416714,0.016486691311001778,0.003744026878848672,-0.0032402961514890194,-0.014130511321127415,0.0013012756826356053,0.002244364470243454,-0.007568381726741791,0.001313301851041615,0.015688838437199593,0.005513112060725689,0.0012303275289013982,0.00817768182605505,0.009982396848499775,0.004483705386519432,0.004690689500421286,0.002993358066305518,-0.0024168919771909714,-0.012116466648876667,-0.009780371561646461,0.0030272069852799177,-0.004019136540591717,-0.0071182227693498135,-0.00857025757431984,0.0005441540270112455,-0.005115698091685772,0.002040890511125326,-0.000905124528799206,-0.0032723229378461838,-0.0071248747408390045,-9.324014536105096e-05,0.007127211894840002,-0.005172309931367636,-0.01165082398802042,-0.0021320446394383907,-0.003420222084969282,-0.00787338986992836,-0.0033644535578787327,0.007333754561841488,-0.007764721754938364,-0.009905156679451466,-0.0013658885145559907,0.006539279129356146,0.003302608150988817,0.002729214960709214,0.0016122226370498538,-0.00547435600310564,-0.004281789995729923,-0.0054833972826600075,0.0007080644718371332,0.0007976552005857229,0.00011720688053173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6640214920044,0.996444046497345,0.9892510771751404,0.9305839538574219,0.9473294615745544,0.9645479917526245,0.9464837312698364,0.9122956991195679,0.9264714121818542,0.9285774827003479,0.9214490652084351,0.9438222050666809,0.9369340538978577,0.9391389489173889,0.9371438026428223,0.9365817308425903,0.9503231048583984,0.9461116194725037,0.9411290884017944,0.9399555325508118,0.9438974857330322,0.944252610206604,0.9360113143920898,0.9235240817070007,0.9188055396080017,0.9084042906761169,0.9142577648162842,0.9141833186149597,0.9113089442253113,0.9060245156288147,0.9025818705558777,0.9007146954536438,0.9051663875579834,0.8891172409057617,0.8759434223175049,0.8821811676025391,0.8840680718421936,0.8859429359436035,0.8875927925109863,0.8778535723686218,0.8788918256759644,0.865454375743866,0.8610708713531494,0.8491148948669434,0.8335660696029663,0.8263646364212036,0.8250795602798462,0.8182995319366455,0.8094228506088257,0.8066853284835815,0.8005746603012085,0.7873196601867676,0.7869075536727905,0.7830930948257446,0.763282299041748,0.7679853439331055,0.7614823579788208,0.7514520883560181,0.7522484064102173,0.7559475898742676,0.7568729519844055,0.7582063674926758,0.7556716203689575,0.7497763633728027,0.7589966058731079,0.7523807883262634,0.7508756518363953,0.7497059106826782,0.7583437561988831,0.7596311569213867,0.7582200765609741,0.7429213523864746,0.7281959652900696,0.7065932750701904,0.7095250487327576,0.6852042078971863,0.677229642868042,0.6589834094047546,0.6329948306083679,0.6096155047416687,0.6045807003974915,0.5641414523124695,0.5371750593185425,0.5102104544639587,0.4759191870689392,0.43548470735549927,0.4108199179172516,0.39669814705848694,0.3695899546146393,0.35026639699935913,0.33175233006477356,0.2992311716079712,0.2797681391239166,0.24695654213428497,0.2351939082145691,0.2228626161813736,0.19472120702266693,0.20572732388973236,0.17046405375003815,0.16853703558444977,0.1881188154220581,0.13620403409004211,0.14885905385017395,0.14165467023849487,0.0718381330370903,0.046733308583498,0.04946527257561684,0.031444381922483444,0.02240161783993244,0.03795967623591423,0.01500142551958561,0.03132634982466698,0.044851452112197876,0.05798632279038429,0.06015852093696594,0.06359270960092545,0.067644864320755,0.06246592104434967,0.07185045629739761,0.05589993670582771,0.06928236037492752,0.07809343189001083,0.07169147580862045,0.06400327384471893,0.07988976687192917,0.07400806993246078,0.07618138939142227,0.07792942970991135,0.08084402233362198,0.08078985661268234,0.08841332793235779,0.07125689834356308,0.06409314274787903,0.08079520612955093,0.07890674471855164,0.06881612539291382,0.07468128949403763,0.07740846276283264,0.08244112879037857,0.06895420700311661,0.07051776349544525,0.0667378306388855,0.06769102811813354,0.07359901815652847,0.08146461099386215,0.07414720952510834,0.07618961483240128,0.06758899241685867,0.07257626950740814,0.07078094780445099,0.06823144853115082,0.05893290415406227,0.06765347719192505,0.0690126121044159,0.0690934956073761,0.06969954818487167,0.064053013920784,0.05249969661235809,0.05934976413846016,0.066546782851219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526874423027039,-0.7863587141036987,0.6675673127174377,0.39570149779319763,0.37186771631240845,0.3686206340789795,0.20409999787807465,0.02256225049495697,0.25510433316230774,0.09010425209999084,0.21256662905216217,0.29161351919174194,0.24892234802246094,0.3154946267604828,0.19459709525108337,0.09030426293611526,0.34610021114349365,0.3416314721107483,0.2311653047800064,0.3791648745536804,0.36047691106796265,0.26644155383110046,0.275360643863678,0.12544116377830505,0.15169373154640198,0.09284002333879471,-0.009899518452584743,0.04075560346245766,0.099309541285038,0.051929209381341934,0.0547986663877964,0.05232543498277664,0.023852502927184105,0.058315571397542953,0.016661077737808228,-0.02522573247551918,9.587000022293068e-06,0.058632925152778625,0.06052327901124954,0.04584772512316704,-0.0005538378609344363,-0.014976216480135918,0.042547810822725296,-0.013196395710110664,-0.0511460155248642,-0.044151369482278824,-0.047789379954338074,-0.02874697558581829,-0.01712646894156933,-0.03627488389611244,0.0012546598445624113,0.03561811149120331,0.03323205187916756,0.022850122302770615,0.011715597473084927,0.05187541991472244,0.041472285985946655,0.0033822248224169016,-0.00182348454836756,-0.021988052874803543,0.0003100434842053801,0.03264419361948967,0.017992934212088585,-0.006526659242808819,-0.028205327689647675,-0.015511931851506233,0.02253388799726963,0.03476709499955177,0.008084244094789028,0.013353877700865269,0.019573090597987175,0.018060240894556046,0.0017583579756319523,0.006277463398873806,-0.0006952703115530312,-0.015562014654278755,-0.01304895244538784,-0.016016393899917603,-0.03702782094478607,-0.0073774103075265884,0.0138113833963871,-0.00336230150423944,-0.0051116435788571835,-0.008631644770503044,-0.015097927302122116,-0.02965249866247177,-0.0156811885535717,-0.002692622598260641,-0.0001917787012644112,0.00022123500821180642,-0.00027107674395665526,0.0037138236220926046,0.001623619580641389,0.0015216241590678692,-0.004304361995309591,0.0017548613250255585,0.0007409169338643551,0.006938875187188387,0.0009650963474996388,-0.00712201464921236,-4.6895042032701895e-05,0.0040741777047514915,-0.0002224319032393396,0.01154473889619112,0.033736977726221085,0.013176847249269485,0.0073774042539298534,0.011552532203495502,0.000817956926766783,-0.00686204619705677,-0.0034959823824465275,-0.000677351956255734,-0.005849083885550499,0.005706260446459055,7.437763997586444e-05,0.005521115846931934,0.0035917973145842552,0.0017411729786545038,0.0014588204212486744,-0.0005184144829399884,-0.003672905033454299,0.008387456648051739,0.008666466921567917,0.00016893564315978438,-0.00022422381152864546,-0.0020205392502248287,-8.732412243261933e-05,0.0019911762792617083,-0.0035446074325591326,-0.004629720468074083,-0.0041946349665522575,-0.0018553894478827715,-0.006102735176682472,0.0009838672121986747,-0.0060112387873232365,0.005227257963269949,0.003954022191464901,-0.010635137557983398,-0.0047441464848816395,0.00042026222217828035,0.0018497735727578402,0.006632061675190926,0.0020934180356562138,-0.0008721138583496213,-0.00010104932152898982,0.0026315266732126474,0.002105948980897665,-0.01386550534516573,-0.012204617261886597,-0.004605610854923725,8.018398511921987e-05,-0.004263388924300671,-0.0019102445803582668,0.0036707932595163584,0.006908084265887737,0.009049818851053715,-0.000819812819827348,-0.004816706757992506,-0.001367264660075307,0.004909375682473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36140871047974,0.9566982984542847,0.8934944868087769,0.7120407223701477,0.7607128620147705,0.7895573973655701,0.6796196103096008,0.6740636229515076,0.7336004376411438,0.7566127777099609,0.7552509903907776,0.725049614906311,0.7299572229385376,0.7033233046531677,0.6244557499885559,0.5815016031265259,0.6240029335021973,0.6899940371513367,0.604919970035553,0.4859585165977478,0.43112292885780334,0.4474305212497711,0.40543264150619507,0.3934026062488556,0.39845654368400574,0.4046950340270996,0.4014526307582855,0.4488290548324585,0.41528698801994324,0.3584181070327759,0.3227855861186981,0.3177112936973572,0.29949361085891724,0.2464934140443802,0.16687698662281036,0.1455967128276825,0.1227678507566452,0.10595008730888367,0.10720477253198624,0.12363892793655396,0.12163145840167999,0.09347722679376602,0.029404448345303535,0.006230092607438564,-0.010911183431744576,-0.006778762210160494,0.014562543481588364,0.04820642247796059,0.03661547973752022,0.046824339777231216,0.05791914835572243,0.059257395565509796,0.05229951813817024,0.045526064932346344,0.02678222395479679,0.008256408385932446,-0.002869319636374712,-0.02047177590429783,-0.01148896012455225,0.008190775290131569,0.007807751186192036,-0.0212039053440094,-0.007900562137365341,0.03624032437801361,0.02486102283000946,-0.013092138804495335,-0.03029748797416687,-0.05216348171234131,-0.042510632425546646,-0.022453440353274345,-0.0005978959379717708,0.011313975788652897,0.03348718583583832,0.04857290908694267,0.03957963362336159,0.026170503348112106,-0.004798497073352337,-0.006037007085978985,0.008369256742298603,0.017731711268424988,0.039756838232278824,0.03161264583468437,0.017687169834971428,0.005672577302902937,-0.010990233160555363,-0.004355997312813997,0.010426102206110954,0.003552208887413144,-0.026378588750958443,-0.030506549403071404,-0.007378322072327137,-0.01087147556245327,-0.01861036941409111,-0.015432530082762241,-0.01800544746220112,-0.01795787550508976,0.001850386499427259,0.00034083411446772516,-0.02484195865690708,-0.033242590725421906,-0.02589484117925167,-0.014340739697217941,-0.010572603903710842,-0.019656648859381676,-0.026131851598620415,-0.017154289409518242,-0.010601417161524296,-0.0030983940232545137,-0.003575068200007081,-0.003464764915406704,-0.000590592622756958,-0.004376509226858616,-0.007307159248739481,-0.01008122880011797,-0.019553394988179207,-0.015259101055562496,-0.00761833693832159,-0.0034682080149650574,-0.012125135399401188,-0.031041303649544716,-0.02957010641694069,-0.007520569022744894,-0.006216905079782009,-0.00373290223069489,0.0055422671139240265,0.019798247143626213,0.01821933127939701,0.016325881704688072,0.028868284076452255,0.03313140943646431,0.0186096653342247,0.01296292059123516,0.02723282389342785,0.03183438628911972,0.019910482689738274,0.004652214702218771,0.006540118250995874,-7.024234946584329e-05,0.01288384385406971,0.015382959507405758,-0.0029178468976169825,-0.0036125939805060625,-0.004081926308572292,-0.006413672119379044,-0.006127735134214163,-0.005317680537700653,-0.007177879102528095,-0.002651307499036193,0.005442656576633453,0.017312128096818924,0.007967192679643631,3.076124266954139e-05,-0.0031648853328078985,-0.0008051538025029004,0.005468903109431267,-0.003915716893970966,-0.02594096027314663,-0.032061800360679626,-0.024607747793197632,-0.012033357284963131,-0.011839590966701508,-0.004713398404419422,0.01142138708382845,0.015455196611583233,0.007484836503863335,0.0013205830473452806,0.0010125187691301107,0.014888644218444824,0.0056891185231506824,-0.00717734033241868,-0.008103574626147747,-0.0028983522206544876,-0.0010996466735377908,-0.0036864676512777805,-0.0007639069808647037,0.0015046884072944522,-0.0027852915227413177,-0.004445220343768597,-0.011589234694838524,-0.01546737365424633,-0.012147477827966213,-0.00033317686757072806,0.0032100325915962458,-0.005549544468522072,-0.0023368641268461943,0.00933948066085577,0.0052053071558475494,-0.00023095218057278544,-0.0030398231465369463,-0.008217424154281616,-0.009468530304729939,-0.007629457861185074,0.0018513158429414034,0.005213881842792034,-0.0006861424189992249,0.0007629678584635258,-0.002859980333596468,-0.005100115668028593,-0.0007472287979908288,-5.555745156016201e-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95768070221,0.9999903440475464,0.9999834895133972,0.9999772906303406,0.9999632239341736,0.9999347925186157,0.9999064207077026,0.9998987913131714,0.9999390840530396,0.9999234080314636,0.9998893141746521,0.9998145699501038,0.9997622966766357,0.9997750520706177,0.9997608661651611,0.999659538269043,0.9994158148765564,0.9990084171295166,0.9985024929046631,0.9982365965843201,0.9977844953536987,0.9972830414772034,0.9972050189971924,0.9976741671562195,0.9982251524925232,0.9979135394096375,0.9964257478713989,0.995754063129425,0.9956038594245911,0.9950313568115234,0.9942739009857178,0.993719220161438,0.9928604960441589,0.9911482334136963,0.9895097613334656,0.9901113510131836,0.9903329610824585,0.9900057911872864,0.9896358847618103,0.9897335767745972,0.9894933700561523,0.9879213571548462,0.9858304262161255,0.9838976860046387,0.9833395481109619,0.9834404587745667,0.9832144379615784,0.9824390411376953,0.9817801713943481,0.9805219173431396,0.9783448576927185,0.9745179414749146,0.9701924324035645,0.966008722782135,0.9613547921180725,0.9558159708976746,0.9524153470993042,0.9514464139938354,0.9500353336334229,0.945106565952301,0.9367182850837708,0.9239785671234131,0.9118837714195251,0.898162305355072,0.8780657649040222,0.8512800335884094,0.8303736448287964,0.8199583888053894,0.8114606142044067,0.795177698135376,0.7737435698509216,0.7659465670585632,0.760696530342102,0.7401679158210754,0.705776035785675,0.6767722368240356,0.647569477558136,0.6325421929359436,0.6250293254852295,0.6145331263542175,0.5980087518692017,0.584144115447998,0.5830633640289307,0.583162248134613,0.5661813616752625,0.5552471876144409,0.5439333319664001,0.5442966818809509,0.5618875026702881,0.5713589191436768,0.5680335164070129,0.5552275776863098,0.5433870553970337,0.5218780636787415,0.4974648356437683,0.48297980427742004,0.4889567792415619,0.5013250112533569,0.5105883479118347,0.5076913237571716,0.49494677782058716,0.4799947440624237,0.46083661913871765,0.43130216002464294,0.3945904076099396,0.36740103363990784,0.3479491174221039,0.34051766991615295,0.33239859342575073,0.322360098361969,0.31233832240104675,0.3078862726688385,0.2940130829811096,0.26178088784217834,0.21882933378219604,0.18888086080551147,0.17919999361038208,0.16221782565116882,0.1501723974943161,0.1409156620502472,0.12910272181034088,0.11559797823429108,0.1071842834353447,0.08215802907943726,0.07575741410255432,0.07681776583194733,0.08446115255355835,0.0711863711476326,0.060017868876457214,0.047635652124881744,0.04332803189754486,0.03402015566825867,0.0352579765021801,0.036434024572372437,0.043218400329351425,0.03954291716217995,0.04002678394317627,0.032483819872140884,0.025486350059509277,0.020708950236439705,0.01815616711974144,0.025010325014591217,0.033578187227249146,0.012637012638151646,0.009460387751460075,0.008996241725981236,0.00929647870361805,0.00469359802082181,-0.006194891408085823,-0.0057948557659983635,0.006097730249166489,0.007354421075433493,-0.0017335029551759362,-0.01599590852856636,-0.01824193075299263,-0.007431474048644304,0.010020905174314976,0.01429299358278513,0.004238547291606665,-0.009439044632017612,-0.007958171889185905,0.0023520011454820633,0.007271911017596722,-0.0010083590168505907,-0.007275647949427366,-0.012556351721286774,-0.0049104285426437855,-0.0016488628461956978,-0.004387177526950836,-0.0036292127333581448,0.0025380169972777367,0.008536122739315033,0.008101222105324268,0.00019420204625930637,0.004579166881740093,0.01691722311079502,0.02061309665441513,0.01220534835010767,0.0014009646838530898,0.00039299341733567417,0.007468551862984896,0.007445540279150009,0.0034106848761439323,0.0004552036989480257,-0.0073552848771214485,-0.004861647263169289,-0.000967990723438561,-0.006406002677977085,-0.011268340051174164,-0.014612816274166107,-0.014757299795746803,-0.006669189315289259,-0.0005823892424814403,0.002696841489523649,-0.0055333212949335575,-0.023636672645807266,-0.026201298460364342,-0.021318402141332626,-0.015615766867995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36508631706238,0.9441349506378174,0.8554447293281555,0.7216048836708069,0.9066020846366882,0.9573763608932495,0.9478583335876465,0.9094719886779785,0.8668057322502136,0.9292552471160889,0.9464497566223145,0.9370838403701782,0.9081094264984131,0.9055705666542053,0.9190188646316528,0.9130867719650269,0.8939724564552307,0.8919698596000671,0.8631903529167175,0.8043938875198364,0.769005537033081,0.7861552238464355,0.8077985644340515,0.8282631039619446,0.8277568221092224,0.8258398771286011,0.8088008761405945,0.7945682406425476,0.7976146936416626,0.7864022850990295,0.7563011050224304,0.7323339581489563,0.7286920547485352,0.7029966115951538,0.6589270234107971,0.650150716304779,0.6662582159042358,0.659950852394104,0.6417993903160095,0.6235870718955994,0.618577241897583,0.6208234429359436,0.6019932627677917,0.57261061668396,0.5748963356018066,0.5917757749557495,0.5944339036941528,0.5891918540000916,0.5820876955986023,0.5857236385345459,0.5941640138626099,0.5877217650413513,0.5792126655578613,0.562987744808197,0.5103141069412231,0.47829753160476685,0.46871691942214966,0.4579957127571106,0.4579332172870636,0.4361807107925415,0.41957080364227295,0.3888617157936096,0.35853835940361023,0.34174564480781555,0.3333675265312195,0.3359971046447754,0.3067309856414795,0.26423290371894836,0.21946673095226288,0.15790539979934692,0.1044355109333992,0.09678786247968674,0.11366716772317886,0.11108715832233429,0.07729390263557434,0.040355976670980453,0.02372903749346733,0.009113086387515068,-0.02350018359720707,-0.03527939319610596,-0.0244678296148777,-0.014017191715538502,0.006950773298740387,0.005356146022677422,-0.005884087178856134,0.0012057698331773281,-0.007957997731864452,-0.021265937015414238,-0.03308795765042305,-0.05808841809630394,-0.06562994420528412,-0.053548190742731094,-0.023399246856570244,-0.016436748206615448,-0.0033104908652603626,0.012074272148311138,0.022503692656755447,0.018686724826693535,0.018767280504107475,0.01575237326323986,0.0007513145101256669,0.0006765513680875301,0.009926957078278065,0.014583579264581203,0.009833961725234985,0.002112963469699025,0.002421398414298892,-0.009464944712817669,-0.02850577048957348,-0.031066536903381348,-0.02772587351500988,-0.0034423989709466696,0.012701675295829773,0.018564706668257713,0.02804866060614586,0.031967200338840485,0.03893715515732765,0.033886656165122986,0.026001175865530968,0.014366194605827332,0.006633265409618616,-0.00927663128823042,-0.009321914985775948,0.004883757326751947,0.009003427810966969,-0.002658355515450239,-0.002766082528978586,0.010669012553989887,0.020233403891324997,0.020688576623797417,0.013349514454603195,0.004048740025609732,0.009396927431225777,0.009146829135715961,0.0005379068898037076,-0.013389318250119686,-0.025162650272250175,-0.02453746274113655,-0.012285568751394749,-0.01761331968009472,-0.01828436367213726,-0.010066489689052105,-0.009999551810324192,-0.014738446101546288,-0.014959032647311687,-0.005214726086705923,0.006137785967439413,0.016629619523882866,0.019557544961571693,0.015113943256437778,0.008393523283302784,-0.004435603506863117,-0.014508516527712345,-0.015429927036166191,-0.009637880139052868,-0.008259428665041924,-0.010659950785338879,-0.0067868721671402454,0.0015124547062441707,0.0058248513378202915,0.005075081717222929,-0.0012814978836104274,-0.007917569950222969,-0.004252675920724869,-0.004371055401861668,-0.011897791177034378,-0.01068312581628561,-0.0005430829478427768,0.005145352333784103,0.011249192990362644,0.020078524947166443,0.018422259017825127,0.0016534163150936365,-0.008350546471774578,-0.008397325873374939,-0.00622189324349165,-0.00974808819591999,7.446431845892221e-05,0.012325827032327652,0.02092793956398964,0.01995026506483555,0.017353171482682228,0.016322491690516472,0.016223948448896408,0.014082547277212143,0.005164428148418665,-0.002918829908594489,-0.006133751943707466,-0.003113419283181429,0.006485810503363609,0.003941406030207872,0.0019138670759275556,0.003588347230106592,0.0010443264618515968,-0.001928437501192093,-0.004174315370619297,0.0022566434927284718,0.011337518692016602,0.017224639654159546,0.0118779884651303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96824955940247,0.9562466144561768,0.8557001948356628,0.6717267036437988,0.8641892075538635,0.957969069480896,0.9638391733169556,0.9221933484077454,0.8683774471282959,0.9254230260848999,0.9428965449333191,0.9255983233451843,0.8853311538696289,0.8745440244674683,0.8879668712615967,0.8815111517906189,0.8651281595230103,0.8692631721496582,0.8266010880470276,0.7573737502098083,0.7497795820236206,0.7905188202857971,0.8124247789382935,0.8272221088409424,0.8344721794128418,0.850674033164978,0.8413851261138916,0.828559160232544,0.8183380961418152,0.7958366870880127,0.7694447636604309,0.7513802647590637,0.7446542382240295,0.7277827262878418,0.6997580528259277,0.704416811466217,0.7393242120742798,0.738355278968811,0.7259511947631836,0.7078576683998108,0.7082545757293701,0.7220690250396729,0.7163760662078857,0.7083873152732849,0.70429927110672,0.7039125561714172,0.697613537311554,0.688007652759552,0.678215742111206,0.6778566241264343,0.6771553158760071,0.6650869846343994,0.642195999622345,0.6297882199287415,0.5986306667327881,0.5875897407531738,0.5786007642745972,0.5485192537307739,0.527919590473175,0.5196043252944946,0.5225188732147217,0.5128260254859924,0.48475292325019836,0.4554178714752197,0.43466344475746155,0.42682185769081116,0.4117673337459564,0.3701721429824829,0.3074881434440613,0.20685473084449768,0.12928993999958038,0.10483758896589279,0.11057544499635696,0.08049063384532928,0.0506114587187767,0.04774336889386177,0.042016223073005676,0.01652667671442032,-0.0020544175058603287,-0.010841739363968372,0.01603342592716217,0.03173544257879257,0.027750328183174133,-0.002204997930675745,-0.02371317334473133,-0.020695948973298073,-0.007750972174108028,0.010178960859775543,0.004101352766156197,-0.014356340281665325,-0.017563657835125923,-0.021922003477811813,-0.0077448333613574505,-0.02198967896401882,-0.044413670897483826,-0.05629965290427208,-0.0417131669819355,-0.018513480201363564,-0.003944710362702608,0.012356361374258995,0.01350177451968193,0.01727798394858837,0.023171495646238327,0.008984927088022232,-0.002909424714744091,-0.008049434050917625,-0.00023541890550404787,-0.01035432331264019,-0.030524099245667458,-0.035269685089588165,-0.02058245614171028,0.007081999443471432,0.01810210943222046,0.008602124638855457,0.017830006778240204,0.031630173325538635,0.039576929062604904,0.026934348046779633,-0.006075510289520025,-0.019962001591920853,-0.014497248455882072,-0.008256142027676105,-0.009656194597482681,-0.00417085038498044,-0.0005172144155949354,0.0041105737909674644,0.013409175910055637,0.026564110070466995,0.031977999955415726,0.025220347568392754,0.019325826317071915,0.03341216593980789,0.050971534103155136,0.04467666894197464,0.010835627093911171,-0.017082059755921364,-0.03135555982589722,-0.035159047693014145,-0.018299704417586327,-0.011222285218536854,-0.012278049252927303,-0.017429187893867493,-0.024169623851776123,-0.036459751427173615,-0.03281014785170555,-0.015049594454467297,0.004274777602404356,0.015710482373833656,0.01653408817946911,0.01913277618587017,0.016017699614167213,0.000534471299033612,-0.01578676886856556,-0.01705273427069187,-0.0011072130873799324,0.0039610969834029675,-0.003313512308523059,-0.012707341462373734,-0.003596576163545251,0.006638741586357355,0.006328895688056946,-0.001317535643465817,-0.0015067905187606812,0.00016026748926378787,0.0008679716847836971,0.005461272783577442,0.01174785103648901,0.016480689868330956,0.012149706482887268,0.01251568179577589,0.02219756692647934,0.03104262985289097,0.02896224707365036,0.02158103883266449,0.009540198370814323,-0.004273815080523491,-0.010534156113862991,-0.007939021103084087,-0.003957054577767849,0.007520716171711683,0.012622913345694542,0.018467148765921593,0.011285173706710339,-0.002241946291178465,-0.0008669604430906475,0.004517465829849243,0.0038009381387382746,-0.00464854808524251,-0.014102396555244923,-0.007702929899096489,-0.004032175987958908,0.0026274793781340122,0.014311929233372211,0.01917136460542679,0.00940205343067646,0.0009006615146063268,0.0013097606133669615,0.0037709828466176987,0.00345297041349113,-0.00032368404208682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073139667511,0.9776161909103394,0.915419340133667,0.7575028538703918,0.8667723536491394,0.9365916848182678,0.9507898688316345,0.9475670456886292,0.8998581767082214,0.9368771910667419,0.950736939907074,0.9458857774734497,0.9272118806838989,0.925557553768158,0.9252373576164246,0.9087772369384766,0.8928624987602234,0.8954811692237854,0.8691194653511047,0.8225361704826355,0.8086937665939331,0.8351966738700867,0.837880551815033,0.8473578691482544,0.8609270453453064,0.8673523664474487,0.8606559038162231,0.848227322101593,0.8358250260353088,0.8200691938400269,0.8091034889221191,0.8074861168861389,0.8015152812004089,0.7794289588928223,0.7570818066596985,0.768707811832428,0.8034803867340088,0.8079637885093689,0.7975096106529236,0.7894406318664551,0.7932721376419067,0.7972826957702637,0.7940140962600708,0.7840599417686462,0.7880758047103882,0.8005934953689575,0.8022909164428711,0.8001829385757446,0.7923766374588013,0.7941954731941223,0.792633056640625,0.7864828705787659,0.767166018486023,0.7519384622573853,0.722607433795929,0.6945682764053345,0.6628140807151794,0.6378101110458374,0.6438691020011902,0.6557809114456177,0.6492838859558105,0.6261458396911621,0.5893352031707764,0.5639583468437195,0.5515542030334473,0.5422831177711487,0.5238572955131531,0.5119308829307556,0.5015174746513367,0.49039673805236816,0.4572310149669647,0.42922264337539673,0.4422357678413391,0.4597755968570709,0.44924598932266235,0.43582624197006226,0.41345855593681335,0.3830714821815491,0.3542938232421875,0.3154130280017853,0.26299992203712463,0.21091458201408386,0.17982526123523712,0.14398352801799774,0.09975440055131912,0.07216715067625046,0.06676692515611649,0.059654369950294495,0.043477751314640045,0.02795163169503212,0.01779201440513134,-0.0122529910877347,-0.015763012692332268,-0.021613843739032745,-0.031048549339175224,-0.004779267590492964,0.022273888811469078,0.03345635160803795,0.009932195767760277,0.006402609869837761,0.009800931438803673,0.011626506224274635,0.006168978288769722,0.014346098527312279,0.010639461688697338,-0.01285012997686863,-0.033156365156173706,-0.044879309833049774,-0.04583750665187836,-0.034799471497535706,-0.02096976526081562,-0.017659848555922508,-0.02790130116045475,-0.03574599698185921,-0.02605649083852768,-0.012561527080833912,-0.009082725271582603,-0.01247501466423273,-0.01753276214003563,-0.017260456457734108,-0.00016282679280266166,0.012340068817138672,0.022218698635697365,0.007357539609074593,-0.00710741663351655,-0.005996300373226404,0.006100045051425695,0.011616021394729614,0.023813122883439064,0.03473227843642235,0.03615289181470871,0.026264077052474022,0.018220696598291397,0.019691362977027893,0.02221301756799221,0.03560321778059006,0.02766578644514084,0.014429330825805664,0.012282412499189377,0.025122160091996193,0.02306101843714714,0.00462879054248333,-0.022481121122837067,-0.028476284816861153,-0.01850849576294422,-0.00932157039642334,-0.011775239370763302,-0.017342014238238335,-0.022434286773204803,-0.022091979160904884,-0.015301677398383617,-0.01263900101184845,-0.008631769567728043,-0.0020774686709046364,-0.0028522529173642397,-0.0045792944729328156,-0.00946427695453167,-0.013588839210569859,-0.014461692422628403,-0.018050190061330795,-0.010295984335243702,0.009867635555565357,0.01168945711106062,-0.0007128662546165287,-0.004627661779522896,0.0020309488754719496,0.004768433514982462,-0.0011729944963008165,-0.011074197478592396,-0.01246700156480074,-0.011777094565331936,-0.007834148593246937,-0.014498529024422169,-0.01481859665364027,-0.016773352399468422,-0.007529918570071459,-0.005478985141962767,0.007294903043657541,0.024603016674518585,0.032340362668037415,0.02238757722079754,0.007100935094058514,-0.0026677134446799755,-0.018056640401482582,-0.03490903973579407,-0.0364968478679657,-0.028839176520705223,-0.012642620131373405,0.0035984409041702747,0.014144035056233406,0.013995002023875713,0.004381593316793442,-0.012704094871878624,-0.019034389406442642,-0.011810055933892727,-0.0035995834041386843,-0.007261709775775671,-0.011526538990437984,-0.01849828101694584,-0.015733096748590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188762307167053,0.33053672313690186,0.2994091212749481,0.5338819026947021,0.192876398563385,0.5378061532974243,0.4765893518924713,0.5131694674491882,0.5399368405342102,0.44521498680114746,0.4686901867389679,0.48225417733192444,0.6092140078544617,0.5091893076896667,0.4117468297481537,0.27896392345428467,0.08065838366746902,0.08076056838035583,0.25487205386161804,0.16352082788944244,0.10317523777484894,0.08606521040201187,0.18236956000328064,0.18234601616859436,0.2209743708372116,0.11416816711425781,0.10409708321094513,0.13307122886180878,0.04155431687831879,-0.029274743050336838,0.041742127388715744,-0.001044528791680932,0.11493190377950668,0.1017756387591362,0.005758316721767187,-0.015051808208227158,0.058050259947776794,0.06922582536935806,0.0023057979997247458,-0.009083900600671768,0.015539471991360188,0.02054034359753132,0.007292752154171467,-0.009494123049080372,-0.05853802710771561,-0.03783230856060982,0.005652491003274918,-0.014024903997778893,-0.021335385739803314,-0.0032732451800256968,0.020060433074831963,0.046572789549827576,0.07139958441257477,-0.04076547175645828,-0.008611133322119713,-0.03745802864432335,-0.1065249890089035,-0.04492039233446121,-0.0066872527822852135,-0.04457104578614235,-0.04195495694875717,-0.0028076351154595613,-0.030353790149092674,-0.021497374400496483,0.00450225081294775,0.01884520798921585,0.03241453319787979,-0.02673102170228958,0.006006413139402866,-0.01284655462950468,-0.026090482249855995,0.016743002459406853,0.0019053627038374543,0.00807760376483202,-0.005331461783498526,-0.014561830088496208,-0.022348634898662567,0.024889271706342697,0.020095231011509895,-0.0187070332467556,-0.025718409568071365,-0.02323656529188156,-0.026591487228870392,-0.001127432333305478,0.010977642610669136,0.005779881961643696,-0.028434157371520996,0.0349067226052284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5827674866,0.9999987483024597,0.9999984502792358,0.9999966621398926,0.9999954104423523,0.9999805092811584,0.9999520778656006,0.9999449849128723,0.9999366998672485,0.9998836517333984,0.9998443722724915,0.9998038411140442,0.9997642040252686,0.9996286630630493,0.9994885325431824,0.9994999170303345,0.9993657469749451,0.9994560480117798,0.9993106126785278,0.9992399215698242,0.9992991089820862,0.9991612434387207,0.9990062713623047,0.9989882707595825,0.9987766742706299,0.9985798001289368,0.9981217980384827,0.997838020324707,0.9969082474708557,0.9956793189048767,0.9947047233581543,0.9926084280014038,0.9880223274230957,0.9847354292869568,0.9825345277786255,0.9773935079574585,0.970337450504303,0.9687792062759399,0.9682037234306335,0.9570098519325256,0.9552045464515686,0.9605646133422852,0.9616692662239075,0.9601660370826721,0.9631820321083069,0.95891934633255,0.9551445245742798,0.9520307183265686,0.946745753288269,0.9458151459693909,0.9346427321434021,0.9158149361610413,0.9039162993431091,0.8914511799812317,0.8698235154151917,0.8461372256278992,0.8034475445747375,0.7795552611351013,0.7771661877632141,0.7608551383018494,0.7305189967155457,0.6610345244407654,0.6062215566635132,0.5684075951576233,0.551600456237793,0.49890825152397156,0.44024255871772766,0.39682459831237793,0.3467687964439392,0.30411165952682495,0.24116243422031403,0.1524134874343872,0.15252913534641266,0.1657446175813675,0.15321333706378937,0.09664109349250793,0.04038868844509125,0.05312102660536766,0.07179790735244751,0.02145312912762165,-0.010988224297761917,-0.01222454197704792,-0.00823669321835041,-0.021975040435791016,0.020175311714410782,0.018060952425003052,0.010097058489918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231104850769,0.9697046875953674,0.8512458801269531,0.8395744562149048,0.8592406511306763,0.8748319149017334,0.7660344243049622,0.8271761536598206,0.914963960647583,0.9224377274513245,0.8874184489250183,0.923016369342804,0.9031920433044434,0.8887812495231628,0.9200510382652283,0.891235888004303,0.8797985315322876,0.8799152374267578,0.8789847493171692,0.8675955533981323,0.884718656539917,0.8932420611381531,0.9003922939300537,0.8908166885375977,0.8745146989822388,0.894193172454834,0.9020462036132812,0.9034169912338257,0.8978625535964966,0.8885570168495178,0.8821715116500854,0.8526684641838074,0.8495622873306274,0.8245692849159241,0.7698113322257996,0.7635863423347473,0.7705262303352356,0.7552729845046997,0.7177736759185791,0.6948497295379639,0.6821544766426086,0.7333396077156067,0.7386719584465027,0.6988364458084106,0.7017233967781067,0.6947954893112183,0.6549951434135437,0.635039746761322,0.6373260617256165,0.6055789589881897,0.60442715883255,0.5969560146331787,0.5604543089866638,0.5224958062171936,0.48884207010269165,0.4756256639957428,0.41081711649894714,0.4061070382595062,0.37693843245506287,0.331319659948349,0.35678789019584656,0.35717201232910156,0.34239262342453003,0.2994043529033661,0.29619094729423523,0.30283883213996887,0.267431378364563,0.21708376705646515,0.19762153923511505,0.18437738716602325,0.15184403955936432,0.10521353036165237,0.03205268830060959,0.016788063570857048,0.026974650099873543,0.01431557722389698,0.021065888926386833,-0.0032546089496463537,0.0011347077088430524,0.006543853785842657,-0.0002789988648146391,0.01805845834314823,0.017538825049996376,0.01375269889831543,0.005693676415830851,0.022132497280836105,0.022123772650957108,0.037705220282077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751878738403,0.9988783001899719,0.9986223578453064,0.9980699419975281,0.9966705441474915,0.997728168964386,0.9982393980026245,0.9979404211044312,0.9986988306045532,0.998560905456543,0.9981340765953064,0.9984742403030396,0.9980148077011108,0.9983267784118652,0.9980331659317017,0.9987227916717529,0.9973285794258118,0.998286247253418,0.9972350001335144,0.9976851344108582,0.9979420900344849,0.9978668689727783,0.9980872869491577,0.9981447458267212,0.9977540373802185,0.9981663823127747,0.9979291558265686,0.997218906879425,0.9970559477806091,0.996212899684906,0.9957137703895569,0.9946291446685791,0.9936367869377136,0.9924003481864929,0.9915227890014648,0.9898012280464172,0.9873218536376953,0.9848213195800781,0.9831545352935791,0.9829064607620239,0.9780077338218689,0.9767628312110901,0.9785798788070679,0.9779862761497498,0.9781447649002075,0.9801161885261536,0.978670060634613,0.976304292678833,0.9735608100891113,0.9724498391151428,0.9685296416282654,0.9585633873939514,0.9482108354568481,0.9457105994224548,0.9460565447807312,0.9458671808242798,0.9343628883361816,0.9162810444831848,0.9008275270462036,0.8859495520591736,0.8769259452819824,0.8767626285552979,0.8492846488952637,0.8162827491760254,0.821641743183136,0.8257880210876465,0.8135945200920105,0.7996854186058044,0.7751554846763611,0.7296933531761169,0.6929004192352295,0.6639313101768494,0.6207160353660583,0.6332154870033264,0.6351584196090698,0.6106008291244507,0.5631594657897949,0.4141126275062561,0.23618081212043762,0.14960314333438873,0.2053643763065338,0.2851503789424896,0.28350910544395447,0.31546980142593384,0.37235692143440247,0.39207279682159424,0.3744872808456421,0.377224296331405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03955459594727,0.9465538263320923,0.19475355744361877,0.6888656616210938,0.8194351196289062,0.789898693561554,0.5737212300300598,0.6496694684028625,0.7058697938919067,0.7419607639312744,0.6537291407585144,0.7633860111236572,0.7828316688537598,0.769507884979248,0.7807809114456177,0.6614033579826355,0.6291298270225525,0.5392203330993652,0.6371971368789673,0.516617476940155,0.49577832221984863,0.5835035443305969,0.5667579770088196,0.5008988976478577,0.45637017488479614,0.4542773365974426,0.4676513969898224,0.5476756691932678,0.564933717250824,0.5586156249046326,0.5500233769416809,0.49629467725753784,0.4990968704223633,0.49566665291786194,0.38583770394325256,0.37984511256217957,0.44808268547058105,0.4212546944618225,0.36197564005851746,0.3525581955909729,0.3105625808238983,0.34773579239845276,0.34876111149787903,0.40297746658325195,0.37126070261001587,0.3825441300868988,0.32706567645072937,0.29771220684051514,0.2918418347835541,0.2618800103664398,0.2850366532802582,0.2977176606655121,0.2905484735965729,0.2655738592147827,0.20780842006206512,0.1926717758178711,0.16528482735157013,0.056565482169389725,0.053500376641750336,0.01711116172373295,-0.01978078857064247,-0.012807273305952549,-0.027101680636405945,0.009793190285563469,0.07268497347831726,0.051664046943187714,0.0020057419314980507,-0.005696444772183895,-0.015083128586411476,-0.03686600923538208,-0.011479126289486885,-0.009314320050179958,0.00465952605009079,0.013928673230111599,-0.01091761514544487,-0.019340755417943,-0.02350274845957756,-0.018402038142085075,0.010321705602109432,0.014976649545133114,-0.008330140262842178,0.004198148846626282,-0.0029276153072714806,-0.005990339443087578,-0.003986763302236795,0.004151768051087856,0.006363189313560724,0.0041066352277994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0177798271179,0.9701777696609497,0.8365626335144043,0.8424464464187622,0.7453364729881287,0.6944527626037598,0.7933627367019653,0.7907352447509766,0.6070189476013184,0.6325392127037048,0.6865528225898743,0.6751068234443665,0.6757833957672119,0.6720064878463745,0.5469264388084412,0.48420384526252747,0.3709940016269684,0.3139953017234802,0.45648300647735596,0.44923898577690125,0.2809077501296997,0.10580383241176605,-0.0759841725230217,-0.06706004589796066,-0.11546146124601364,-0.13768628239631653,-0.05099998414516449,-0.0017783043440431356,-0.015051331371068954,0.012921200133860111,-0.005093626212328672,-0.02061024121940136,0.042680684477090836,0.09407936781644821,0.07862542569637299,0.047961119562387466,-0.016754664480686188,-0.08131460845470428,-0.04089466854929924,0.03277560696005821,0.07010377943515778,0.05481851473450661,0.0011490035103634,0.026125745847821236,0.03239673748612404,-0.024309717118740082,-0.05094532668590546,-0.024672752246260643,-0.021083487197756767,-0.006145385559648275,0.0076842051930725574,-0.008112355135381222,-0.02626541443169117,-0.0390380434691906,-0.04001884534955025,-0.05525900050997734,-0.04745372384786606,-0.0071617295034229755,0.008504500612616539,0.038954880088567734,0.01411270909011364,-0.0019447656814008951,-0.0037597711198031902,0.0017353134462609887,-0.018583282828330994,-0.03973953425884247,-0.032432228326797485,-0.004471869673579931,0.014235973358154297,0.0013079940108582377,-0.0031666485592722893,0.014897379092872143,0.0144310612231493,0.004043832421302795,7.428207027260214e-05,-0.0029219831340014935,-0.02828942984342575,-0.05121174082159996,-0.03423600271344185,0.00401129899546504,0.013649211265146732,0.011689342558383942,0.021638887003064156,0.010763178579509258,-0.009477849118411541,-0.0019080945057794452,0.018252771347761154,0.044427450746297836,0.04169849306344986,0.02465222403407097,0.008355050347745419,0.03192437067627907,0.015649989247322083,0.007459764834493399,0.002767009660601616,0.005564095452427864,0.011353123001754284,0.01116869319230318,-0.010461917147040367,-0.03264998644590378,-0.036008819937705994,-0.029442181810736656,-0.015624803490936756,-0.004254559520632029,-0.0021513013634830713,0.0034056203439831734,-0.003952148836106062,-0.01579892262816429,-0.016023611649870872,-0.025008007884025574,-0.03193629905581474,-0.010851604864001274,0.008336986415088177,0.00938537809997797,-0.0030967930797487497,-0.018153661862015724,-0.03063700720667839,-0.031180603429675102,-0.02614942006766796,-0.010371111333370209,-0.004373615141957998,-0.0027727708220481873,-0.003301207674667239,-0.013108756393194199,-0.015695327892899513,-0.021594418212771416,-0.025208299979567528,-0.0215804148465394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3443489075,0.9999969601631165,0.9999706745147705,0.999976396560669,0.99997878074646,0.9999564290046692,0.9999338388442993,0.9999549984931946,0.999914288520813,0.9998176097869873,0.9995425343513489,0.999167263507843,0.9990925192832947,0.999031126499176,0.9984624981880188,0.9979501366615295,0.997412919998169,0.9966098070144653,0.9964006543159485,0.9967320561408997,0.9959971904754639,0.9947948455810547,0.9940568208694458,0.9943058490753174,0.9934967756271362,0.992712676525116,0.9919127821922302,0.9918655753135681,0.9910450577735901,0.990761399269104,0.9909119606018066,0.9895115494728088,0.9870021939277649,0.9867103099822998,0.9859349727630615,0.9826038479804993,0.9776082038879395,0.9723702669143677,0.9657834768295288,0.9605205655097961,0.9534302353858948,0.9431591629981995,0.9312563538551331,0.9153081178665161,0.8974738717079163,0.8902707695960999,0.880593478679657,0.8645116090774536,0.854110598564148,0.8562176823616028,0.859315037727356,0.8505361080169678,0.8453250527381897,0.8350038528442383,0.8256152868270874,0.8151812553405762,0.8223145604133606,0.8452185392379761,0.8572475910186768,0.8521727323532104,0.8438311815261841,0.8400838375091553,0.8425037860870361,0.8509902358055115,0.8492122888565063,0.8341873288154602,0.8094090223312378,0.7972765564918518,0.7857173681259155,0.7570109963417053,0.7211514711380005,0.6866151690483093,0.6498257517814636,0.6153294444084167,0.5765312910079956,0.5369742512702942,0.5005872845649719,0.4627605676651001,0.4145207107067108,0.3634532392024994,0.31414365768432617,0.3097718060016632,0.2819974720478058,0.22830700874328613,0.1851876974105835,0.17614097893238068,0.14600607752799988,0.11835605651140213,0.09394936263561249,0.07600857317447662,0.055540427565574646,0.06390485167503357,0.08131620287895203,0.061496127396821976,0.017027772963047028,-0.03147527575492859,-0.031525660306215286,-0.0006839996203780174,0.010739212855696678,0.0006333020864985883,-0.0021569232922047377,0.0027072804514318705,0.012752098962664604,0.015745041891932487,0.022152235731482506,0.016254451125860214,0.003022406715899706,-0.00627871323376894,0.0006498374859802425,0.028035718947649002,0.02274683304131031,0.015077720396220684,0.030350498855113983,0.048722684383392334,0.043839894235134125,0.006306566763669252,-0.010651014745235443,-0.017620176076889038,-0.0061735897324979305,0.019569549709558487,0.026256544515490532,-0.004846332129091024,-0.005931251682341099,0.01782667264342308,0.020138002932071686,0.006532509345561266,0.005608517676591873,0.015956215560436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1164932251,0.9999399781227112,0.9995328187942505,0.9991462230682373,0.9977681040763855,0.9955079555511475,0.9927138686180115,0.990648627281189,0.9860569834709167,0.9887421131134033,0.9856023192405701,0.9876810312271118,0.9900999665260315,0.9874457120895386,0.9866011142730713,0.9877247214317322,0.9887115955352783,0.9877629280090332,0.9859632849693298,0.9846647381782532,0.9840404391288757,0.9843453764915466,0.985347330570221,0.987493634223938,0.9859887361526489,0.9855005741119385,0.9856598973274231,0.9847407341003418,0.9849546551704407,0.9843791127204895,0.9816505908966064,0.9790293574333191,0.9780220985412598,0.9777220487594604,0.9780741930007935,0.976542055606842,0.9742355346679688,0.9700381755828857,0.9661574959754944,0.9635328650474548,0.9613531827926636,0.9553065896034241,0.9470086097717285,0.9390448331832886,0.9337117075920105,0.933190643787384,0.9271177649497986,0.911986231803894,0.8979271650314331,0.8963544368743896,0.8929888606071472,0.8889859318733215,0.8889583945274353,0.8858909606933594,0.8826872706413269,0.8828752040863037,0.8846462368965149,0.8890867233276367,0.8942168951034546,0.8941535353660583,0.897898256778717,0.8991659283638,0.9013106226921082,0.9060746431350708,0.9083384275436401,0.9050650596618652,0.8974249362945557,0.8915403485298157,0.8772979974746704,0.8607449531555176,0.8374124765396118,0.8158062100410461,0.7986704111099243,0.7685232162475586,0.7357374429702759,0.7038356065750122,0.6711716651916504,0.6476619243621826,0.6241075396537781,0.5972374081611633,0.539507269859314,0.5104281902313232,0.5048969984054565,0.48923325538635254,0.4443435072898865,0.3964831531047821,0.3569270372390747,0.32832208275794983,0.3035111427307129,0.28527864813804626,0.26274240016937256,0.2594946324825287,0.2641187310218811,0.24672295153141022,0.21444809436798096,0.15761785209178925,0.15722134709358215,0.19670996069908142,0.2030603587627411,0.2083582580089569,0.2023022174835205,0.2007758915424347,0.2046312689781189,0.19600172340869904,0.21521954238414764,0.21385477483272552,0.21580156683921814,0.2189369648694992,0.2204335331916809,0.2252623587846756,0.21170562505722046,0.19906233251094818,0.1908738762140274,0.1896517425775528,0.20247940719127655,0.20112872123718262,0.1932133436203003,0.19428467750549316,0.1814085990190506,0.15797172486782074,0.14901579916477203,0.1744251400232315,0.16544747352600098,0.1429108828306198,0.13378430902957916,0.12566551566123962,0.13093683123588562,0.118057124316692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373555183411,0.9973782300949097,0.9986162781715393,0.9984395503997803,0.9958047270774841,0.988777756690979,0.9853386878967285,0.9796615242958069,0.9838950634002686,0.9793834090232849,0.9825684428215027,0.9863006472587585,0.9827759265899658,0.9791319966316223,0.9799920916557312,0.9834124445915222,0.9852226972579956,0.9836632609367371,0.9837939739227295,0.9818584322929382,0.980256974697113,0.9800912141799927,0.9828869700431824,0.9829317927360535,0.9827491641044617,0.9817140698432922,0.9797868728637695,0.9793186783790588,0.9785195589065552,0.9760110974311829,0.9743245840072632,0.9730505347251892,0.9709610939025879,0.9693989157676697,0.9671885371208191,0.9646919965744019,0.9598485231399536,0.9534756541252136,0.9497711062431335,0.9468569159507751,0.9431894421577454,0.9346491098403931,0.9230027794837952,0.9122461676597595,0.9105745553970337,0.9040002822875977,0.8914179801940918,0.87830650806427,0.8654714822769165,0.8584302663803101,0.8594717383384705,0.8583744168281555,0.8508745431900024,0.8402127623558044,0.8424003720283508,0.8554315567016602,0.8611260056495667,0.8613983392715454,0.8659697771072388,0.876290500164032,0.8803424835205078,0.8830156922340393,0.8866812586784363,0.8864844441413879,0.8838227391242981,0.8733923435211182,0.8672016859054565,0.8616031408309937,0.8436681628227234,0.8123853206634521,0.7882481813430786,0.7716924548149109,0.7437973618507385,0.7029739618301392,0.6721163392066956,0.6403432488441467,0.6153411269187927,0.6036854982376099,0.5844987034797668,0.5276393294334412,0.46780866384506226,0.44438785314559937,0.4502222537994385,0.43310487270355225,0.3819291293621063,0.3394109308719635,0.3126818835735321,0.25132328271865845,0.17737317085266113,0.1255829632282257,0.11609421670436859,0.10189047455787659,0.10615983605384827,0.10985009372234344,0.1179438978433609,0.12862692773342133,0.1504426747560501,0.1589072048664093,0.1480223387479782,0.15487037599086761,0.145315021276474,0.13763932883739471,0.14329685270786285,0.16006331145763397,0.1620766818523407,0.16454237699508667,0.16371706128120422,0.1717059314250946,0.17221198976039886,0.14072661101818085,0.1388227790594101,0.14186005294322968,0.13043667376041412,0.13204501569271088,0.12370803952217102,0.1229042112827301,0.1185525432229042,0.1022496446967125,0.09007420390844345,0.08745401352643967,0.10793588310480118,0.10740236937999725,0.08150196820497513,0.06482253223657608,0.06314142793416977,0.055469781160354614,0.039204943925142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582171440125,0.9997833371162415,0.9949289560317993,0.9544553160667419,0.9639392495155334,0.9663063883781433,0.9719229340553284,0.9698173403739929,0.9641854763031006,0.9784473776817322,0.9690499901771545,0.9654721617698669,0.957686722278595,0.9550374746322632,0.9512946009635925,0.9562947750091553,0.9635400772094727,0.965321958065033,0.9601002335548401,0.9534085392951965,0.9519941210746765,0.9528024792671204,0.9543431997299194,0.9576891660690308,0.9510671496391296,0.9488164782524109,0.9459729790687561,0.9471195340156555,0.9455426335334778,0.9416993260383606,0.9332897663116455,0.9303011298179626,0.9302506446838379,0.9257319569587708,0.9200167059898376,0.9148889183998108,0.9147591590881348,0.9062996506690979,0.8908656239509583,0.8857375383377075,0.8919626474380493,0.8926690220832825,0.878339946269989,0.8646979928016663,0.8633870482444763,0.8607956767082214,0.8511528968811035,0.8340509533882141,0.8264087438583374,0.8327740430831909,0.8314186930656433,0.8370079398155212,0.8419328331947327,0.8363596200942993,0.8309887051582336,0.8272629380226135,0.8318623900413513,0.8483400940895081,0.8566647171974182,0.8509644865989685,0.8406259417533875,0.8369760513305664,0.8367745280265808,0.8393400311470032,0.8394079208374023,0.8420712947845459,0.8417515158653259,0.836460530757904,0.8213907480239868,0.7943673133850098,0.7637712359428406,0.7487571835517883,0.7300794720649719,0.7002206444740295,0.6741462349891663,0.6403599381446838,0.5837576985359192,0.5435341000556946,0.5258068442344666,0.5065888166427612,0.45674005150794983,0.43399935960769653,0.4093270003795624,0.3423316776752472,0.2499575912952423,0.15988993644714355,0.10923581570386887,0.08660348504781723,0.09066213667392731,0.08587280660867691,0.10082731395959854,0.09750039130449295,0.06899905949831009,0.0808127373456955,0.08028601109981537,0.08940668404102325,0.13859155774116516,0.16238705813884735,0.17436574399471283,0.15826021134853363,0.15053530037403107,0.17177996039390564,0.16435059905052185,0.1627744734287262,0.17016878724098206,0.17891010642051697,0.18902906775474548,0.2190951108932495,0.2305227518081665,0.21674053370952606,0.2064342498779297,0.20985816419124603,0.21074548363685608,0.20834028720855713,0.21716605126857758,0.23543033003807068,0.21136537194252014,0.19559255242347717,0.1924978792667389,0.19210010766983032,0.19282831251621246,0.18702341616153717,0.1749611496925354,0.17934933304786682,0.19345732033252716,0.2022106796503067,0.21017135679721832,0.203956931829452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598264694214,0.9992871880531311,0.9935899972915649,0.9887966513633728,0.9939576387405396,0.9947218894958496,0.9971687197685242,0.9978373050689697,0.9965049624443054,0.9954950213432312,0.9951093792915344,0.9937997460365295,0.9933990240097046,0.9914962649345398,0.9945529699325562,0.9943557381629944,0.9950926899909973,0.9948904514312744,0.9959378242492676,0.9955775737762451,0.995164155960083,0.993440568447113,0.992549479007721,0.9930015206336975,0.9921320676803589,0.9900837540626526,0.9909740090370178,0.9920515418052673,0.9914841651916504,0.9886587262153625,0.9863899946212769,0.9824052453041077,0.9769088625907898,0.9774718880653381,0.9754623770713806,0.9720978140830994,0.971908450126648,0.9729058742523193,0.9706127643585205,0.9650627374649048,0.9604268074035645,0.9541403651237488,0.9475551247596741,0.9415672421455383,0.941188395023346,0.9375711679458618,0.9323984384536743,0.9263772964477539,0.910519540309906,0.8941478729248047,0.8956833481788635,0.8876327872276306,0.877277672290802,0.8720414042472839,0.8700540065765381,0.8688549399375916,0.8631601929664612,0.8566358685493469,0.8530018925666809,0.8544782996177673,0.8544465899467468,0.8312153816223145,0.8093103766441345,0.8074327707290649,0.8106789588928223,0.8052525520324707,0.7930317521095276,0.7681964039802551,0.7513253688812256,0.726335346698761,0.7124835848808289,0.6889603734016418,0.6662644743919373,0.6368789672851562,0.6136720776557922,0.6039962768554688,0.5853040218353271,0.5543848872184753,0.4974467158317566,0.36418741941452026,0.21522027254104614,0.15872961282730103,0.1737332046031952,0.2525619566440582,0.33481135964393616,0.3284730315208435,0.3270663619041443,0.35009828209877014,0.3604534864425659,0.36604318022727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036026954651,0.9972639083862305,0.9943860173225403,0.9905727505683899,0.9787214398384094,0.97218257188797,0.99045330286026,0.9905053973197937,0.9866204857826233,0.9827009439468384,0.9789428114891052,0.976055383682251,0.9689751267433167,0.9710637331008911,0.9780453443527222,0.9739042520523071,0.9680702090263367,0.9639272689819336,0.9693329930305481,0.9694432020187378,0.9594708681106567,0.9549708366394043,0.9581561088562012,0.956683337688446,0.947169840335846,0.935580849647522,0.9295046925544739,0.9307318329811096,0.933118462562561,0.9238808155059814,0.912780225276947,0.8919673562049866,0.8586553335189819,0.8360726237297058,0.8171260356903076,0.7866148948669434,0.7523061633110046,0.7553167939186096,0.7504689693450928,0.7141101956367493,0.693626880645752,0.6412802934646606,0.5664112567901611,0.5254883170127869,0.5408751964569092,0.5406383872032166,0.5320256948471069,0.5276515483856201,0.4960874617099762,0.45076340436935425,0.4564487338066101,0.4616449475288391,0.46377870440483093,0.4366234540939331,0.38287341594696045,0.3990824520587921,0.39410609006881714,0.35941818356513977,0.3594217598438263,0.3498261868953705,0.35602590441703796,0.340414822101593,0.30685555934906006,0.2875823974609375,0.2866828143596649,0.26249217987060547,0.2514667212963104,0.233609139919281,0.21924692392349243,0.1831461787223816,0.146308034658432,0.09844093769788742,0.02081797458231449,-0.02364746481180191,0.04024001583456993,0.04574950039386749,0.005367463920265436,0.008690216578543186,0.004858854692429304,-0.006453703623265028,0.014064336195588112,0.010001291520893574,-0.03504212945699692,-0.015459510497748852,-0.015992073342204094,-0.02388850226998329,-0.0026891203597187996,-0.004005830734968185,-0.007899865508079529,0.0013863287167623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6621398926,0.9999825358390808,0.9999699592590332,0.9999734163284302,0.9999243021011353,0.9998974204063416,0.9999069571495056,0.9998638033866882,0.9997867941856384,0.9995267391204834,0.9991704821586609,0.9981881380081177,0.9979215264320374,0.9980998039245605,0.9970802664756775,0.9963507056236267,0.9957351684570312,0.9954798817634583,0.9954348802566528,0.994509220123291,0.9930621385574341,0.992279589176178,0.9916197061538696,0.9891296625137329,0.9846628904342651,0.981809675693512,0.983154296875,0.9824773669242859,0.9823419451713562,0.9800468683242798,0.9741771221160889,0.9684666395187378,0.9604870080947876,0.9470207691192627,0.937038004398346,0.9351304173469543,0.9282811880111694,0.916053295135498,0.9018081426620483,0.8880191445350647,0.8596897125244141,0.8462663292884827,0.8437045216560364,0.8339346051216125,0.80970299243927,0.7885128855705261,0.7743110656738281,0.7566329836845398,0.7231026887893677,0.687963604927063,0.6677226424217224,0.6699693202972412,0.6450372934341431,0.6397178769111633,0.6473350524902344,0.6179308295249939,0.5892195701599121,0.5821126699447632,0.5893861651420593,0.5881211161613464,0.5609754920005798,0.538121223449707,0.5180938243865967,0.4965473711490631,0.4756183624267578,0.4635840356349945,0.43472161889076233,0.398464560508728,0.3434290289878845,0.2828359007835388,0.246567964553833,0.2342100590467453,0.21473006904125214,0.19288557767868042,0.18170508742332458,0.13222616910934448,0.12034647911787033,0.1005747839808464,0.05177753046154976,0.03906010836362839,0.035493653267621994,0.005375473760068417,-0.0024001537822186947,0.005430174991488457,0.00024550894158892334,-0.0026742294430732727,0.009092779830098152,-0.001084434101358056,0.005014155525714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6621398926,0.9999825358390808,0.9999699592590332,0.9999734163284302,0.9999243021011353,0.9998974204063416,0.9999069571495056,0.9998638033866882,0.9997867941856384,0.9995267391204834,0.9991704821586609,0.9981881380081177,0.9979215264320374,0.9980998039245605,0.9970802664756775,0.9963507056236267,0.9957351684570312,0.9954798817634583,0.9954348802566528,0.994509220123291,0.9930621385574341,0.992279589176178,0.9916197061538696,0.9891296625137329,0.9846628904342651,0.981809675693512,0.983154296875,0.9824773669242859,0.9823419451713562,0.9800468683242798,0.9741771221160889,0.9684666395187378,0.9604870080947876,0.9470207691192627,0.937038004398346,0.9351304173469543,0.9282811880111694,0.916053295135498,0.9018081426620483,0.8880191445350647,0.8596897125244141,0.8462663292884827,0.8437045216560364,0.8339346051216125,0.80970299243927,0.7885128855705261,0.7743110656738281,0.7566329836845398,0.7231026887893677,0.687963604927063,0.6677226424217224,0.6699693202972412,0.6450372934341431,0.6397178769111633,0.6473350524902344,0.6179308295249939,0.5892195701599121,0.5821126699447632,0.5893861651420593,0.5881211161613464,0.5609754920005798,0.538121223449707,0.5180938243865967,0.4965473711490631,0.4756183624267578,0.4635840356349945,0.43472161889076233,0.398464560508728,0.3434290289878845,0.2828359007835388,0.246567964553833,0.2342100590467453,0.21473006904125214,0.19288557767868042,0.18170508742332458,0.13222616910934448,0.12034647911787033,0.1005747839808464,0.05177753046154976,0.03906010836362839,0.035493653267621994,0.005375473760068417,-0.0024001537822186947,0.005430174991488457,0.00024550894158892334,-0.0026742294430732727,0.009092779830098152,-0.001084434101358056,0.005014155525714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417066574097,0.9993572235107422,0.997826337814331,0.9993828535079956,0.9996347427368164,0.9992580413818359,0.9995120167732239,0.9996651411056519,0.99968421459198,0.9996537566184998,0.9992808103561401,0.9991439580917358,0.9990420341491699,0.9986359477043152,0.9990828037261963,0.9989479184150696,0.9989542961120605,0.9988193511962891,0.9988202452659607,0.9986243844032288,0.9982976913452148,0.9978554844856262,0.9975636601448059,0.9976029396057129,0.996976375579834,0.9954330325126648,0.9954481720924377,0.9959109425544739,0.9956455230712891,0.9946863651275635,0.9938675165176392,0.9914750456809998,0.9883585572242737,0.9877191185951233,0.9851719737052917,0.9818693995475769,0.9810351133346558,0.979975700378418,0.97850501537323,0.9728801250457764,0.9686153531074524,0.9616385102272034,0.9583288431167603,0.9603810906410217,0.958606481552124,0.95100998878479,0.9416072964668274,0.9319797158241272,0.9209392666816711,0.9117617607116699,0.9096046090126038,0.9074424505233765,0.910961925983429,0.9009013175964355,0.8920876979827881,0.8898171782493591,0.8869277834892273,0.8742871880531311,0.8701534867286682,0.8767185211181641,0.8744067549705505,0.8534585237503052,0.8405203223228455,0.8400810360908508,0.8323267698287964,0.8194432258605957,0.8059811592102051,0.7936052680015564,0.7746210694313049,0.7410681843757629,0.7341619729995728,0.7077622413635254,0.6830719113349915,0.6658140420913696,0.6573376059532166,0.6423161029815674,0.6111817955970764,0.5794335007667542,0.5333549380302429,0.4167272448539734,0.23475441336631775,0.1606341451406479,0.20221973955631256,0.2861335575580597,0.332210510969162,0.3463929295539856,0.3693406581878662,0.37956371903419495,0.35358259081840515,0.39739423990249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310699463,0.9999915361404419,0.9999828934669495,0.9999232292175293,0.9998121857643127,0.9995169043540955,0.9997729063034058,0.999907910823822,0.9997485876083374,0.999617874622345,0.9994739890098572,0.9991944432258606,0.9991084337234497,0.9986104369163513,0.999021053314209,0.9988061785697937,0.9989192485809326,0.998699426651001,0.9986675977706909,0.998525857925415,0.9982972145080566,0.9980090856552124,0.9977315068244934,0.9979367852210999,0.9971809983253479,0.9960886240005493,0.995693564414978,0.995967447757721,0.996245265007019,0.9949889779090881,0.9934397339820862,0.9913417100906372,0.9897004961967468,0.9896185398101807,0.986060619354248,0.9831786751747131,0.982437252998352,0.9814009666442871,0.9790197014808655,0.9745222330093384,0.9723107814788818,0.9674161672592163,0.9629930853843689,0.9613058567047119,0.9600803256034851,0.9539428949356079,0.9486080408096313,0.9410340189933777,0.9340508580207825,0.9233464598655701,0.9184249639511108,0.9152137041091919,0.914074718952179,0.9112938046455383,0.9068088531494141,0.9007699489593506,0.894537091255188,0.8870675563812256,0.880424976348877,0.8824249505996704,0.8782230019569397,0.858421266078949,0.8478835821151733,0.8487325310707092,0.8497387766838074,0.8382498621940613,0.8229548335075378,0.8095160126686096,0.803013265132904,0.7948259711265564,0.7744093537330627,0.7332606911659241,0.7078158855438232,0.6953883171081543,0.6842786073684692,0.6745713949203491,0.6413770914077759,0.6198853254318237,0.6088772416114807,0.5872942209243774,0.5694713592529297,0.5467277765274048,0.46371909976005554,0.34474337100982666,0.3373214900493622,0.4267081916332245,0.4809136390686035,0.49269551038742065,0.48667916655540466,0.50037157535552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09996986389,0.9998751878738403,0.999294638633728,0.9992507100105286,0.9993144273757935,0.9988594055175781,0.9993475675582886,0.9996877908706665,0.9995942115783691,0.9994471073150635,0.9989520311355591,0.998232364654541,0.9977378249168396,0.9964784979820251,0.9980337023735046,0.9982561469078064,0.998366117477417,0.9979725480079651,0.9982714653015137,0.9982937574386597,0.9976012706756592,0.9970529079437256,0.9965455532073975,0.9970247745513916,0.997112512588501,0.9953711628913879,0.9952101111412048,0.9959470629692078,0.9957394599914551,0.9943828582763672,0.9931216239929199,0.9904078245162964,0.9871377944946289,0.9870798587799072,0.9851022362709045,0.98255455493927,0.9814914464950562,0.9807124733924866,0.9783120155334473,0.9734021425247192,0.9701264500617981,0.9651857614517212,0.9618379473686218,0.9616507887840271,0.9560774564743042,0.9490705728530884,0.9415974020957947,0.9352855682373047,0.9282375574111938,0.9202170372009277,0.9146605134010315,0.9130787253379822,0.9117882251739502,0.9025864601135254,0.8937478065490723,0.9005807638168335,0.8957260251045227,0.8825349807739258,0.8805658221244812,0.8828616738319397,0.8792811036109924,0.8596770167350769,0.8431583642959595,0.8395950198173523,0.8329325318336487,0.8249990940093994,0.8203455805778503,0.8018043637275696,0.7915991544723511,0.7723817825317383,0.7535844445228577,0.7311491966247559,0.6955835223197937,0.667472779750824,0.6718361377716064,0.6597689390182495,0.6302058100700378,0.6018038988113403,0.5870212912559509,0.5745771527290344,0.5661770701408386,0.5604988932609558,0.5546414256095886,0.5463455319404602,0.5347437858581543,0.5397931933403015,0.5380350947380066,0.5450878143310547,0.5309081673622131,0.5340520143508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77350234985,0.9999606609344482,0.9998551607131958,0.9998736381530762,0.9997908473014832,0.9998891353607178,0.9999262094497681,0.9998375177383423,0.9997732639312744,0.9995549917221069,0.9994342923164368,0.9991596341133118,0.9988717436790466,0.9990591406822205,0.9991198182106018,0.9991675615310669,0.9990777969360352,0.9990721344947815,0.9988436698913574,0.9987391829490662,0.9983962178230286,0.9980024695396423,0.99799644947052,0.997856855392456,0.997312605381012,0.9969977140426636,0.9971180558204651,0.9969781041145325,0.9962184429168701,0.996025025844574,0.9947502017021179,0.9928929805755615,0.9919787645339966,0.9892050623893738,0.9878769516944885,0.9884163737297058,0.9875921010971069,0.9858063459396362,0.9824490547180176,0.9800825715065002,0.9758152961730957,0.9718462824821472,0.9705733060836792,0.9695583581924438,0.9683621525764465,0.9644597172737122,0.9571781158447266,0.948995053768158,0.9435967206954956,0.9395080208778381,0.9316991567611694,0.9329315423965454,0.9312910437583923,0.9279088973999023,0.9300593733787537,0.9242468476295471,0.9163327813148499,0.9088431596755981,0.9091895222663879,0.9067403078079224,0.8906210660934448,0.8861638903617859,0.8858750462532043,0.8791666626930237,0.8659659028053284,0.8639369606971741,0.8530261516571045,0.8379808068275452,0.8245278596878052,0.8087383508682251,0.7845718860626221,0.7627358436584473,0.7408947944641113,0.7255509495735168,0.7132738828659058,0.674769401550293,0.6507611870765686,0.6384832859039307,0.6330356597900391,0.6141549944877625,0.541555643081665,0.42475613951683044,0.3711329996585846,0.43580707907676697,0.5104315280914307,0.5056762099266052,0.5208339691162109,0.5282541513442993,0.531934380531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569058418274,0.9995055198669434,0.9979327917098999,0.9988558292388916,0.9993155598640442,0.9991132616996765,0.9994993805885315,0.999629020690918,0.9993546009063721,0.9992052316665649,0.9988680481910706,0.9984186291694641,0.9980319738388062,0.9973058104515076,0.9982719421386719,0.9983822107315063,0.9985377192497253,0.998414158821106,0.998659074306488,0.998427152633667,0.998177707195282,0.9973292946815491,0.9971919655799866,0.9972526431083679,0.9969329237937927,0.9959222078323364,0.9956725239753723,0.9960938096046448,0.995780885219574,0.9947616457939148,0.9941715002059937,0.9919425845146179,0.9897385239601135,0.9892075061798096,0.9860403537750244,0.9834463000297546,0.9835243225097656,0.9830381870269775,0.9808787107467651,0.9756891131401062,0.9726138710975647,0.9670662879943848,0.9646848440170288,0.9645099639892578,0.9632969498634338,0.9585582613945007,0.9519339799880981,0.9441994428634644,0.9335569739341736,0.9274144768714905,0.9235765933990479,0.9196259379386902,0.9226635098457336,0.9160793423652649,0.9052439332008362,0.908988893032074,0.9095847606658936,0.8941851258277893,0.8835911750793457,0.8874552845954895,0.8838145136833191,0.860588014125824,0.8537173271179199,0.8598387241363525,0.852865993976593,0.8418604731559753,0.8286327123641968,0.8144401907920837,0.7971646785736084,0.7728672027587891,0.7610061764717102,0.735619306564331,0.7179915904998779,0.7049208283424377,0.6879596710205078,0.6678711175918579,0.6309219598770142,0.6176816821098328,0.6043435335159302,0.5838451981544495,0.5618249773979187,0.5330181121826172,0.47613707184791565,0.41822323203086853,0.4460925757884979,0.5068596005439758,0.5097600817680359,0.5140595436096191,0.5147240161895752,0.51344376802444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300075531006,0.9987130165100098,0.9981265664100647,0.9976506233215332,0.99526447057724,0.9925469756126404,0.9960756301879883,0.9969724416732788,0.9969630241394043,0.9961802363395691,0.9930622577667236,0.9892325401306152,0.9883627891540527,0.9837135076522827,0.9878808259963989,0.9869735836982727,0.9877812266349792,0.9846522808074951,0.9860250353813171,0.9877687096595764,0.9879539608955383,0.9852346181869507,0.9823349118232727,0.9822520017623901,0.9795271754264832,0.976405680179596,0.9756524562835693,0.976055383682251,0.9737762212753296,0.9727104306221008,0.970797598361969,0.9637444615364075,0.9541338086128235,0.9501072764396667,0.9440513253211975,0.9413644075393677,0.9418792724609375,0.9399908185005188,0.9361541867256165,0.9298661351203918,0.9298936724662781,0.9264817237854004,0.9290151000022888,0.9342938661575317,0.9350358843803406,0.9274160265922546,0.9195942282676697,0.90889972448349,0.8995978832244873,0.8948558568954468,0.8885248899459839,0.8807244896888733,0.8778584003448486,0.8760634064674377,0.8697919845581055,0.8738003969192505,0.8699918389320374,0.8494471907615662,0.8494004607200623,0.8519956469535828,0.8444560170173645,0.8168563842773438,0.8027154207229614,0.8074535727500916,0.8068949580192566,0.7895227670669556,0.7785999774932861,0.7576769590377808,0.7410524487495422,0.7330512404441833,0.7237566113471985,0.6857486963272095,0.648603081703186,0.6225209832191467,0.6070170998573303,0.5914354920387268,0.5673067569732666,0.5426468849182129,0.5344433784484863,0.519901692867279,0.5292239785194397,0.5123023986816406,0.47320669889450073,0.44257861375808716,0.4611305892467499,0.45462363958358765,0.4834010899066925,0.4804278016090393,0.4873274862766266,0.48429816961288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9457049369812,0.8928701281547546,0.9570432901382446,0.7720988988876343,0.9022897481918335,0.8921840786933899,0.7756781578063965,0.7643229365348816,0.8303181529045105,0.7990792989730835,0.784213125705719,0.8205476999282837,0.7569350004196167,0.7975900173187256,0.755186915397644,0.6879517436027527,0.7619160413742065,0.7267874479293823,0.697191596031189,0.685912549495697,0.6512870788574219,0.6166425943374634,0.5445912480354309,0.3040831983089447,0.25023749470710754,0.2167302966117859,0.20761747658252716,0.2113802433013916,0.20498861372470856,0.15041707456111908,0.14781230688095093,0.16795700788497925,0.16936154663562775,0.1442795693874359,0.09994007647037506,0.0821743905544281,0.10329768806695938,0.1208776906132698,0.11436876654624939,0.0892287939786911,0.05924952030181885,0.034749966114759445,0.10258752107620239,0.06480053812265396,0.018429769203066826,0.007003209553658962,0.038884956389665604,0.04677603393793106,0.037159908562898636,0.008665737695991993,0.017861146479845047,0.030084358528256416,0.05272615700960159,0.028539923951029778,0.054969485849142075,0.09722722321748734,0.07009702920913696,0.020757289603352547,0.02869306318461895,-0.0024192158598452806,0.005597342737019062,0.027735447511076927,0.046929117292165756,0.05755065754055977,0.02751169539988041,0.04350177198648453,0.06383590400218964,0.03554379194974899,0.04248594120144844,0.03068367764353752,0.05446191504597664,0.03473570570349693,0.013599920086562634,0.004936282988637686,0.010035955347120762,0.021916542202234268,0.01963384822010994,0.009709048084914684,0.010953918099403381,0.017796948552131653,0.015818484127521515,0.013199037872254848,0.02434397302567959,0.032340146601200104,0.019370215013623238,0.020011955872178078,0.01699231192469597,0.021776868030428886,0.009900047443807125,0.022536516189575195,0.02349996380507946,0.02059825137257576,0.016331128776073456,0.021684831008315086,0.029554197564721107,0.03492040932178497,0.039691805839538574,0.038839731365442276,0.03596511855721474,0.02444564923644066,0.025469334796071053,0.02244284562766552,0.038672447204589844,0.03877514973282814,0.0414259135723114,0.03924158960580826,0.0396931990981102,0.03644246235489845,0.031228942796587944,0.030877286568284035,0.03458844870328903,0.016773467883467674,0.013288985937833786,0.02796989306807518,0.02721816673874855,0.014383761212229729,0.02811935357749462,0.0264555923640728,0.017702339217066765,0.014426306821405888,0.022205444052815437,0.011438265442848206,0.0066910916939377785,0.01762930117547512,0.011772854253649712,0.007917412556707859,0.005791851785033941,-0.0013009909307584167,-0.007255098782479763,0.006497459020465612,0.0038352920673787594,-0.003362380200996995,-0.00456377025693655,0.0017156113171949983,-0.00022147742856759578,0.00579608790576458,0.007250641938298941,-0.0027564093470573425,-0.004320301115512848,0.0026671062223613262,-0.007054746150970459,-0.003864722326397896,-0.0013800126034766436,-0.00036542018642649055,-0.009310134686529636,-0.0009209531708620489,0.005249379202723503,-0.006192703731358051,-0.002281190361827612,-0.007511171046644449,0.004610514268279076,-0.0065410141833126545,0.004342333879321814,0.0003122461785096675,-0.007083306089043617,-0.0016076965257525444,0.004004538990557194,0.0013801836175844073,0.007592807989567518,-0.007694076281040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479842871427536,-0.73137366771698,0.28107234835624695,-0.12363201379776001,-0.011384205892682076,-0.3105512261390686,-0.2954467535018921,-0.2855391204357147,-0.1568174660205841,-0.2008604258298874,-0.25189706683158875,-0.265470415353775,-0.11967545747756958,-0.09487801790237427,-0.0640583410859108,-0.06526895612478256,0.015988431870937347,0.06269777566194534,-0.029023177921772003,-0.06885401904582977,-0.08519397675991058,-0.07644419372081757,-0.052674613893032074,-0.14438766241073608,-0.1288835108280182,-0.0898902416229248,-0.11541043221950531,-0.0886237844824791,-0.07173453271389008,-0.10186382383108139,-0.06037826091051102,-0.04280542582273483,-0.07938791066408157,-0.029659457504749298,-0.009454440325498581,0.012313170358538628,0.004473432432860136,0.034849755465984344,0.09322764724493027,0.0831281989812851,0.03734873980283737,0.03810099512338638,0.09001946449279785,0.05189529061317444,0.024553587660193443,0.003477053949609399,0.017164988443255424,0.007026303093880415,-0.010322114452719688,-0.01718844659626484,0.03114686906337738,0.027164999395608902,0.02900712564587593,0.02810746803879738,0.03096114471554756,0.004310581833124161,-0.03330972418189049,-0.013210472650825977,0.005867266561836004,-0.015760475769639015,-0.00849502719938755,-0.0005974125815555453,0.03981421887874603,-0.0038370336405932903,-0.03169167786836624,-0.025420358404517174,-0.0037210816517472267,0.008881553076207638,0.006792581174522638,-0.001570155960507691,-0.0024225402157753706,0.006313050631433725,-0.006594606675207615,-0.0001976865460164845,0.005109358578920364,0.024200862273573875,0.026637788861989975,-0.020404266193509102,-0.03247373178601265,-0.0016607518773525953,-0.011171025224030018,0.007650864776223898,0.0016234925715252757,-0.021201301366090775,-0.0066939592361450195,0.006874129641801119,-0.007442202884703875,-0.012827581726014614,-0.019972259178757668,0.001283331890590489,-0.017525216564536095,-0.01863081380724907,-0.014293051324784756,-0.026076074689626694,-0.008087889291346073,-0.004985084757208824,0.007930811494588852,0.0013285042950883508,-0.012778524309396744,-0.017024165019392967,-0.00763977924361825,-0.01464029774069786,-0.024901224300265312,-0.014364155940711498,-0.017702212557196617,-0.018812382593750954,0.0012788358144462109,-0.002659836085513234,-0.015319476835429668,-0.01825878582894802,-0.02445836551487446,-0.01751827262341976,-0.008334013633430004,-0.008267550729215145,-0.017728308215737343,-0.018204353749752045,-0.013194677419960499,-0.016609245911240578,-0.012889822013676167,-0.009430493228137493,-0.00987930130213499,-0.004904618486762047,-0.008659737184643745,0.0008513455977663398,-0.0018739637453109026,-0.0023622859735041857,-0.002285202732309699,0.0017343262443318963,-0.014052404090762138,2.1947440473013557e-05,-0.0006278616492636502,0.005994519218802452,0.0017408825224265456,-0.015071523375809193,0.0005230235983617604,-0.004001598339527845,-0.0037399721331894398,-0.0073043773882091045,0.0027622838970273733,0.003926387522369623,0.002710153581574559,-0.00015548466762993485,-0.0018878652481362224,0.0071397218853235245,0.0027352189645171165,0.00586197292432189,0.006000646390020847,-0.003482740605250001,0.0026017383206635714,-0.0041796197183430195,0.00904490239918232,0.011807828210294247,0.008093418553471565,0.009018552489578724,0.0034152402076870203,0.007091864012181759,0.0017164809396490455,-0.004141401033848524,0.0013432978885248303,-0.0017907950095832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906745911,0.999955415725708,0.9998852610588074,0.999854564666748,0.9997773170471191,0.9996315836906433,0.999451220035553,0.9991434216499329,0.9988903403282166,0.9983455538749695,0.9981288909912109,0.9977723956108093,0.9967890977859497,0.9959204196929932,0.9949385523796082,0.9930420517921448,0.9930694103240967,0.99006587266922,0.9870328307151794,0.9865087270736694,0.9865825772285461,0.9855296611785889,0.9866164922714233,0.9852828979492188,0.9835951328277588,0.9819191694259644,0.982414722442627,0.983309805393219,0.9805271625518799,0.9786463379859924,0.9781721234321594,0.9767794013023376,0.9727617502212524,0.969832181930542,0.9653980731964111,0.9586771130561829,0.9520672559738159,0.9474210739135742,0.9439700245857239,0.9363328814506531,0.9168350100517273,0.9098526239395142,0.8967221975326538,0.8839344382286072,0.8720473051071167,0.8579344153404236,0.8471695184707642,0.8299039006233215,0.8108755350112915,0.8113307952880859,0.7862967252731323,0.7802039384841919,0.7679030299186707,0.7697548270225525,0.756669819355011,0.7493239641189575,0.7336124181747437,0.7331305742263794,0.7212501168251038,0.7269511818885803,0.7225566506385803,0.7164608240127563,0.7277634739875793,0.7324737906455994,0.7321697473526001,0.7257865071296692,0.7274923324584961,0.7210303544998169,0.7137060761451721,0.7175533175468445,0.7153932452201843,0.7085714936256409,0.69495689868927,0.6597703695297241,0.6500869989395142,0.6228957176208496,0.5936252474784851,0.5709066987037659,0.5499314069747925,0.49647027254104614,0.4606384336948395,0.4232403039932251,0.4105346202850342,0.3723756670951843,0.35115838050842285,0.3073066174983978,0.2868911027908325,0.28162917494773865,0.24938181042671204,0.22703416645526886,0.19094763696193695,0.14063148200511932,0.14787553250789642,0.13011372089385986,0.10939078778028488,0.10006909817457199,0.08607455343008041,0.07155413180589676,0.051940158009529114,0.06500422209501266,0.055999040603637695,0.03980998322367668,0.03959745913743973,0.03000422567129135,0.020836111158132553,0.01970783993601799,0.01366662047803402,0.03658222034573555,0.04382430016994476,0.019523346796631813,0.022324008867144585,0.013799376785755157,0.006831878796219826,0.021951256319880486,0.026013433933258057,0.0034879930317401886,0.029167406260967255,0.011781658977270126,0.008039667271077633,0.020550450310111046,1.2688848073594272e-05,0.009828795678913593,-0.000765044242143631,-0.010060864500701427,0.0035706975031644106,-0.0015496190171688795,-0.007255562115460634,0.0010573241161182523,0.02459218166768551,-0.013932256028056145,0.006690929643809795,0.005046759732067585,0.003945640288293362,-0.014106630347669125,-0.01614389568567276,-0.0010667056776583195,0.0009593748836778104,0.004721061326563358,-0.0073450361378490925,-0.00031177824712358415,-0.005530796479433775,0.003984412644058466,0.0020023926626890898,0.008259272202849388,0.02278420329093933,0.021436532959342003,0.013138086535036564,0.003814091207459569,0.003990151919424534,0.009718784131109715,0.026474498212337494,0.011796699836850166,0.0051225051283836365,0.002554146107286215,0.0075736441649496555,-0.0026573569048196077,0.004147580824792385,0.004755338188260794,0.009277799166738987,0.016158640384674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906745911,0.999955415725708,0.9998852610588074,0.999854564666748,0.9997773170471191,0.9996315836906433,0.999451220035553,0.9991434216499329,0.9988903403282166,0.9983455538749695,0.9981288909912109,0.9977723956108093,0.9967890977859497,0.9959204196929932,0.9949385523796082,0.9930420517921448,0.9930694103240967,0.99006587266922,0.9870328307151794,0.9865087270736694,0.9865825772285461,0.9855296611785889,0.9866164922714233,0.9852828979492188,0.9835951328277588,0.9819191694259644,0.982414722442627,0.983309805393219,0.9805271625518799,0.9786463379859924,0.9781721234321594,0.9767794013023376,0.9727617502212524,0.969832181930542,0.9653980731964111,0.9586771130561829,0.9520672559738159,0.9474210739135742,0.9439700245857239,0.9363328814506531,0.9168350100517273,0.9098526239395142,0.8967221975326538,0.8839344382286072,0.8720473051071167,0.8579344153404236,0.8471695184707642,0.8299039006233215,0.8108755350112915,0.8113307952880859,0.7862967252731323,0.7802039384841919,0.7679030299186707,0.7697548270225525,0.756669819355011,0.7493239641189575,0.7336124181747437,0.7331305742263794,0.7212501168251038,0.7269511818885803,0.7225566506385803,0.7164608240127563,0.7277634739875793,0.7324737906455994,0.7321697473526001,0.7257865071296692,0.7274923324584961,0.7210303544998169,0.7137060761451721,0.7175533175468445,0.7153932452201843,0.7085714936256409,0.69495689868927,0.6597703695297241,0.6500869989395142,0.6228957176208496,0.5936252474784851,0.5709066987037659,0.5499314069747925,0.49647027254104614,0.4606384336948395,0.4232403039932251,0.4105346202850342,0.3723756670951843,0.35115838050842285,0.3073066174983978,0.2868911027908325,0.28162917494773865,0.24938181042671204,0.22703416645526886,0.19094763696193695,0.14063148200511932,0.14787553250789642,0.13011372089385986,0.10939078778028488,0.10006909817457199,0.08607455343008041,0.07155413180589676,0.051940158009529114,0.06500422209501266,0.055999040603637695,0.03980998322367668,0.03959745913743973,0.03000422567129135,0.020836111158132553,0.01970783993601799,0.01366662047803402,0.03658222034573555,0.04382430016994476,0.019523346796631813,0.022324008867144585,0.013799376785755157,0.006831878796219826,0.021951256319880486,0.026013433933258057,0.0034879930317401886,0.029167406260967255,0.011781658977270126,0.008039667271077633,0.020550450310111046,1.2688848073594272e-05,0.009828795678913593,-0.000765044242143631,-0.010060864500701427,0.0035706975031644106,-0.0015496190171688795,-0.007255562115460634,0.0010573241161182523,0.02459218166768551,-0.013932256028056145,0.006690929643809795,0.005046759732067585,0.003945640288293362,-0.014106630347669125,-0.01614389568567276,-0.0010667056776583195,0.0009593748836778104,0.004721061326563358,-0.0073450361378490925,-0.00031177824712358415,-0.005530796479433775,0.003984412644058466,0.0020023926626890898,0.008259272202849388,0.02278420329093933,0.021436532959342003,0.013138086535036564,0.003814091207459569,0.003990151919424534,0.009718784131109715,0.026474498212337494,0.011796699836850166,0.0051225051283836365,0.002554146107286215,0.0075736441649496555,-0.0026573569048196077,0.004147580824792385,0.004755338188260794,0.009277799166738987,0.016158640384674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70297813415527,0.9751585721969604,0.9704281687736511,0.9300370812416077,0.9646098613739014,0.9685879349708557,0.9377477765083313,0.9347629547119141,0.9526941180229187,0.9345895051956177,0.937721312046051,0.9524823427200317,0.9389480352401733,0.9341557621955872,0.9275274872779846,0.914995014667511,0.9347256422042847,0.9366194605827332,0.9248321056365967,0.9186850190162659,0.9119835495948792,0.9125100374221802,0.8985401391983032,0.8809396028518677,0.866473376750946,0.8440627455711365,0.8414475917816162,0.8434011936187744,0.8436165452003479,0.8396740555763245,0.8301564455032349,0.8266664147377014,0.8224156498908997,0.8001693487167358,0.7780923843383789,0.7870621085166931,0.762025773525238,0.7612454891204834,0.7564278244972229,0.7360833883285522,0.6969420909881592,0.6800723075866699,0.6848679184913635,0.6510475277900696,0.6345695853233337,0.6060701012611389,0.5834495425224304,0.5809730887413025,0.5463863015174866,0.5224047899246216,0.5274128913879395,0.5134878158569336,0.5073851943016052,0.47235968708992004,0.4477819502353668,0.4645214378833771,0.46480536460876465,0.43476805090904236,0.40967509150505066,0.4100685119628906,0.420835018157959,0.4351056218147278,0.4145154654979706,0.42611759901046753,0.4216350317001343,0.40759143233299255,0.422052800655365,0.4087924659252167,0.4165864586830139,0.40781936049461365,0.38282909989356995,0.3612399995326996,0.3545403480529785,0.328673392534256,0.31807592511177063,0.30044567584991455,0.2739731967449188,0.2667387127876282,0.2442827969789505,0.21407651901245117,0.2124115526676178,0.19559530913829803,0.17023025453090668,0.15862280130386353,0.13384003937244415,0.13229450583457947,0.1117008775472641,0.10070261359214783,0.08718860894441605,0.10685936361551285,0.07050099223852158,0.06496570259332657,0.08465549349784851,0.09001065790653229,0.09695068001747131,0.07093337178230286,0.06550348550081253,0.07179347425699234,0.0704340711236,0.05319608747959137,0.05700594186782837,0.05225297063589096,0.056852832436561584,0.05280323326587677,0.05478015914559364,0.05451923981308937,0.037956442683935165,0.0403858982026577,0.03539558872580528,0.03762992098927498,0.06458643078804016,0.05001087114214897,0.02916550636291504,0.04007631167769432,0.04558383673429489,0.04763410985469818,0.047143686562776566,0.044916585087776184,0.039670851081609726,0.04563402384519577,0.02204686589539051,0.006821770220994949,0.007425753865391016,0.024267440661787987,0.004123324993997812,0.009037219919264317,0.004292529541999102,-0.015335353091359138,-0.012579512782394886,0.00580587750300765,-0.01363320741802454,0.0025084957014769316,0.013192540965974331,0.016271265223622322,0.010176670737564564,0.005252066999673843,0.00525013729929924,-0.011099865660071373,-0.0049116299487650394,0.00417277542874217,-0.003776096273213625,-0.004813597537577152,-0.018313225358724594,-0.010774395428597927,-0.012518548406660557,-0.013247269205749035,-0.0016287853941321373,-0.010531803593039513,0.0027852754574269056,0.00023785897064954042,0.0032239407300949097,1.3465423762681894e-05,-0.005729654338210821,-0.006950248032808304,-0.00024208954710047692,0.0022128254640847445,0.004535241983830929,0.014285999350249767,0.014385232701897621,0.00031253334600478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42459559440613,0.13092298805713654,0.9165215492248535,0.5759398341178894,0.7445833086967468,0.7226889133453369,0.7039540410041809,0.6376981735229492,0.700513482093811,0.6564746499061584,0.6656299233436584,0.7353091239929199,0.720443844795227,0.732200562953949,0.6651766300201416,0.585211992263794,0.6806954145431519,0.6723544001579285,0.628638505935669,0.6870206594467163,0.6570519804954529,0.6418519020080566,0.5787373185157776,0.4173646867275238,0.39088118076324463,0.37741920351982117,0.40952444076538086,0.4277355968952179,0.4452145993709564,0.4422222673892975,0.4576832354068756,0.46352308988571167,0.442546010017395,0.42203161120414734,0.3788979649543762,0.3654084801673889,0.3321983814239502,0.3151509761810303,0.30480167269706726,0.2909679114818573,0.22517475485801697,0.18940699100494385,0.23414404690265656,0.1764427125453949,0.15044495463371277,0.12612208724021912,0.11134432256221771,0.08933816850185394,0.12152646481990814,0.08283928036689758,0.07434167712926865,0.08723601698875427,0.08034093677997589,0.06549933552742004,0.05742206424474716,0.11410482972860336,0.10061350464820862,0.07764234393835068,0.08142469078302383,0.048406168818473816,0.043266795575618744,0.049188487231731415,0.04958629235625267,0.050763390958309174,0.04345008730888367,0.053660161793231964,0.053686872124671936,0.0737517699599266,0.0610133558511734,0.06403383612632751,0.044163189828395844,0.05326027423143387,0.04397006705403328,0.04848761856555939,0.0431787446141243,0.03196117654442787,0.04310458526015282,0.014100607484579086,0.0274736937135458,0.028334615752100945,0.017792826518416405,0.02784898318350315,0.0065081375651061535,0.02431684359908104,0.017834223806858063,0.015890643000602722,0.008137645199894905,0.00025892886333167553,0.010219432413578033,0.022856291383504868,0.018308693543076515,0.025944195687770844,0.014325837604701519,0.021374452859163284,0.01419928576797247,0.007244377862662077,0.011904837563633919,0.013969055376946926,0.009786208160221577,0.0014138361439108849,-0.0010583996772766113,-0.00968723464757204,-0.013317957520484924,0.008757146075367928,0.013272231444716454,-0.003231876762583852,0.009644021280109882,0.007124209776520729,0.010562840849161148,0.021324222907423973,0.018816379830241203,0.017546484246850014,0.008931456133723259,0.0175626277923584,0.0041582598350942135,0.006082243286073208,0.010362365283071995,0.016454508528113365,0.018749214708805084,0.021270673722028732,0.0179116353392601,0.012192540802061558,0.013497022911906242,0.007508788723498583,0.012487650848925114,0.007688475772738457,-0.006740686018019915,-0.0034885788336396217,-0.0066368761472404,-0.007955505512654781,-0.0072715203277766705,-0.007520867977291346,-0.0032427103724330664,0.003085146192461252,0.0034269727766513824,0.018570711836218834,0.00492350198328495,-0.007452130317687988,0.012161193415522575,0.014376405626535416,0.013686571270227432,0.004749977961182594,0.005189222749322653,-0.002115875482559204,-0.006230197846889496,-0.006753783673048019,-0.009133660234510899,-0.005861281417310238,-0.008654719218611717,-0.00984622910618782,-0.0025799220893532038,-0.007315614260733128,0.002311120741069317,0.007805434986948967,0.003305257298052311,0.005007000640034676,0.005120002664625645,-0.001364889438264072,0.02166467346251011,0.0071045057848095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5555877685547,0.9939767122268677,0.9890195727348328,0.9609963893890381,0.9711555242538452,0.978453516960144,0.9602782726287842,0.9515542387962341,0.9584901928901672,0.9517163634300232,0.9544415473937988,0.965087354183197,0.9546203017234802,0.9500288367271423,0.947698175907135,0.9420608282089233,0.9575527906417847,0.9577890038490295,0.9532604813575745,0.9500094056129456,0.9495735168457031,0.9480303525924683,0.9372912645339966,0.9245109558105469,0.9159017205238342,0.9043139219284058,0.9042147994041443,0.8995972275733948,0.9027311205863953,0.9002442955970764,0.8940800428390503,0.8888412714004517,0.8948137760162354,0.874958872795105,0.8624189496040344,0.8672382831573486,0.8677578568458557,0.8692444562911987,0.861297070980072,0.8481361269950867,0.8399068713188171,0.8222047090530396,0.8186818957328796,0.8016201257705688,0.7809854745864868,0.7801856398582458,0.7700393199920654,0.7638368010520935,0.7385000586509705,0.738572359085083,0.7238966226577759,0.7079371809959412,0.7028025388717651,0.6931746602058411,0.6811737418174744,0.6872628331184387,0.6650542616844177,0.6447433829307556,0.6450867652893066,0.6388151049613953,0.6480044722557068,0.6514161825180054,0.6501723527908325,0.648978590965271,0.6493476629257202,0.6492156982421875,0.6540220975875854,0.6532692313194275,0.6539172530174255,0.6508968472480774,0.6323557496070862,0.6115748882293701,0.6052039265632629,0.5764618515968323,0.5663599967956543,0.547508716583252,0.5383519530296326,0.5155171751976013,0.48392346501350403,0.46736791729927063,0.4246309697628021,0.4086538851261139,0.3700066804885864,0.35816657543182373,0.3149578273296356,0.30485397577285767,0.2912571430206299,0.2625354528427124,0.23639653623104095,0.22017760574817657,0.21538618206977844,0.2007560282945633,0.20674993097782135,0.1855574995279312,0.1804368644952774,0.17074747383594513,0.1461929827928543,0.15647532045841217,0.15057653188705444,0.1420794129371643,0.13388800621032715,0.12510620057582855,0.12605543434619904,0.11260636895895004,0.10606168210506439,0.11558502167463303,0.11002112179994583,0.10065736621618271,0.10844764113426208,0.117389015853405,0.11205972731113434,0.08305319398641586,0.0713966116309166,0.10144902765750885,0.10614024847745895,0.09183424711227417,0.10154926776885986,0.10207754373550415,0.08805730193853378,0.07066921144723892,0.046135224401950836,0.02414519712328911,0.0314408503472805,0.026659784838557243,0.020940639078617096,0.015877729281783104,0.019519612193107605,0.0031941214110702276,0.0027125359047204256,0.012078879401087761,0.008590098470449448,-0.005733574740588665,0.001545051229186356,0.007309465669095516,0.014240652322769165,0.006750717759132385,0.011915608309209347,0.001472653355449438,-0.0020193057134747505,0.011236704885959625,0.007816484197974205,0.003530399641022086,-0.00796856451779604,0.004151720553636551,-0.009657151997089386,0.005174659658223391,0.0037504706997424364,-0.0007992038154043257,0.009800084866583347,-0.0013856836594641209,-0.0026732655242085457,-0.0010267950128763914,-0.006123837549239397,-0.005027760751545429,-0.003382538678124547,-0.007439714856445789,0.0022375541739165783,0.012663324363529682,0.00606003450229764,-0.0029133565258234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9392161369324,0.99611496925354,0.9864712953567505,0.9257186055183411,0.9412481188774109,0.9642715454101562,0.9432030320167542,0.9131765961647034,0.9289820790290833,0.9294591546058655,0.9267745018005371,0.9438326954841614,0.9332150816917419,0.9360246062278748,0.9344152212142944,0.9291958808898926,0.9485524296760559,0.9447424411773682,0.93997722864151,0.9376530647277832,0.9399324655532837,0.9370774030685425,0.9221135973930359,0.9047292470932007,0.8917304277420044,0.8793407082557678,0.8868391513824463,0.8891313672065735,0.8827175498008728,0.8829628825187683,0.8747792840003967,0.8726828694343567,0.8790997266769409,0.8609039783477783,0.8442932963371277,0.8473526835441589,0.8524601459503174,0.8534789681434631,0.8500314354896545,0.8299993276596069,0.8253917694091797,0.8158900141716003,0.8186565041542053,0.7990057468414307,0.7875874042510986,0.7844117879867554,0.7727013826370239,0.7696481347084045,0.7624138593673706,0.7619287967681885,0.7542296051979065,0.7421452403068542,0.7417254447937012,0.7347574234008789,0.7045316696166992,0.7146510481834412,0.7044083476066589,0.6897819638252258,0.6899629831314087,0.6804172396659851,0.6922404766082764,0.7010078430175781,0.7020480632781982,0.6963160037994385,0.6968510746955872,0.6942248940467834,0.7125807404518127,0.7037931680679321,0.7084023356437683,0.7113081812858582,0.7060808539390564,0.6929193735122681,0.6735892295837402,0.6569635272026062,0.6577363014221191,0.6372709274291992,0.6332154870033264,0.6143672466278076,0.5896991491317749,0.5624750256538391,0.5437637567520142,0.5069707632064819,0.48203399777412415,0.4617926776409149,0.4335798919200897,0.3992997407913208,0.3933667242527008,0.3670180141925812,0.3420175313949585,0.31749171018600464,0.29390305280685425,0.29524922370910645,0.28069907426834106,0.26084330677986145,0.2541142702102661,0.2252763956785202,0.19527073204517365,0.20150761306285858,0.19371099770069122,0.18815894424915314,0.1891772300004959,0.18753616511821747,0.18402588367462158,0.17363734543323517,0.16560684144496918,0.1576719433069229,0.157720685005188,0.1595773994922638,0.17870406806468964,0.15606999397277832,0.15770696103572845,0.1566891372203827,0.14057539403438568,0.1471019983291626,0.153846874833107,0.13817231357097626,0.14395810663700104,0.13026656210422516,0.12433233112096786,0.12077783048152924,0.0814695879817009,0.06841656565666199,0.047716595232486725,0.03947151079773903,0.02590755559504032,0.03492812067270279,0.012477708049118519,0.01900448091328144,0.011727750301361084,0.015972279012203217,0.017240097746253014,0.0005959663540124893,-0.002495570108294487,0.014703630469739437,0.01314354408532381,-0.003964983858168125,0.0019308347254991531,0.0010434574214741588,0.0037023958284407854,0.007624598685652018,0.010063928551971912,0.007628246676176786,-0.006838154047727585,-0.002683629048988223,-0.0005066532758064568,-0.01422418188303709,0.007125040050595999,0.004327286034822464,0.0020072441548109055,0.008163844235241413,0.003531557274982333,-0.004197834525257349,0.0022363082971423864,0.0058382535353302956,0.006698071025311947,0.0029350705444812775,0.0038896766491234303,0.007496841251850128,0.008809580467641354,0.0028353135567158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08648729324341,0.9198518991470337,0.9072083830833435,0.8218029737472534,0.9074076414108276,0.92484450340271,0.8672253489494324,0.8545129299163818,0.9192642569541931,0.8841474652290344,0.8699489235877991,0.9007610082626343,0.8758294582366943,0.8773584961891174,0.8657960295677185,0.8417608737945557,0.8788042068481445,0.8794231414794922,0.8681730628013611,0.8584562540054321,0.845187783241272,0.8359339833259583,0.8038100600242615,0.7565889358520508,0.737775444984436,0.7229804992675781,0.7154410481452942,0.7170436978340149,0.7111062407493591,0.7111966609954834,0.6994609832763672,0.6842644214630127,0.6739200353622437,0.6581496596336365,0.627505362033844,0.6465396881103516,0.601766049861908,0.5917715430259705,0.5688590407371521,0.5368061661720276,0.5170652270317078,0.4796372354030609,0.4775366187095642,0.4482482671737671,0.4223092198371887,0.3938353657722473,0.37495967745780945,0.35345667600631714,0.35409030318260193,0.31152355670928955,0.31147176027297974,0.30886411666870117,0.28219765424728394,0.27089783549308777,0.2720031440258026,0.309041291475296,0.303949236869812,0.22567057609558105,0.22046537697315216,0.231081023812294,0.23170003294944763,0.25321587920188904,0.26012498140335083,0.270074725151062,0.24743975698947906,0.25382566452026367,0.24969765543937683,0.2262963503599167,0.24359585344791412,0.2221248298883438,0.23188717663288116,0.22006620466709137,0.19505347311496735,0.17594046890735626,0.17867404222488403,0.16814526915550232,0.13858003914356232,0.12805193662643433,0.12799078226089478,0.11611199378967285,0.11697568744421005,0.10127434879541397,0.08011110872030258,0.06927230954170227,0.05814032629132271,0.060730453580617905,0.05433133244514465,0.04004163295030594,0.04079204425215721,0.04019099101424217,0.05451278015971184,0.044575244188308716,0.03609851002693176,0.022191546857357025,0.03742897883057594,0.033116769045591354,0.0303042009472847,0.028022654354572296,0.01775546930730343,0.02471327967941761,0.03300373628735542,0.03737034648656845,0.037899963557720184,0.03460326045751572,0.02190261520445347,0.02163425274193287,0.006426277104765177,0.013078896328806877,0.008507270365953445,0.021990401670336723,0.0384351871907711,0.025570187717676163,0.0055006216280162334,0.02393864095211029,0.022154169157147408,0.03446391969919205,0.015877842903137207,0.018841134384274483,-5.080024493508972e-05,0.0167829729616642,0.01698930189013481,0.00981623400002718,0.006980550941079855,0.00770501047372818,-0.004210434854030609,0.004039404913783073,0.008544798009097576,-0.011426079086959362,-0.004789422266185284,-0.002027458045631647,0.0026463691610842943,0.003850817447528243,0.01033633854240179,0.0058524711057543755,0.0028659116942435503,0.003001319244503975,0.00033489865018054843,0.0009047880303114653,-0.0018986787181347609,0.008804185315966606,0.005876950453966856,0.008824987336993217,0.0003738381201401353,-0.01133029256016016,-0.004577226471155882,-0.0022719004191458225,-0.0002881796972360462,-0.002011756645515561,-0.0034036540891975164,0.005798357538878918,0.004085793159902096,-0.0030043176375329494,-0.0060933176428079605,-0.009302731603384018,-0.0034207701683044434,0.004573106300085783,-0.0011099070543423295,-0.005002558697015047,-0.006416040472686291,-0.01132114138454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549469947814941,-0.7730177044868469,0.6660674810409546,0.4499511122703552,0.37398895621299744,0.4262858033180237,0.1931813508272171,0.11351299285888672,0.2732851505279541,0.14032907783985138,0.25379157066345215,0.31596916913986206,0.25908657908439636,0.3234761357307434,0.21939636766910553,0.1171509176492691,0.37511390447616577,0.3704073429107666,0.24723507463932037,0.3993082344532013,0.35951438546180725,0.27509620785713196,0.27646759152412415,0.10843414068222046,0.12025182694196701,0.08057569712400436,0.017845366150140762,0.030884305015206337,0.0889185443520546,0.06616225093603134,0.06732647120952606,0.0464598648250103,0.04537714272737503,0.05456685274839401,0.032093096524477005,0.015676362439990044,0.00993017852306366,0.08466071635484695,0.11317224055528641,0.07787702977657318,-0.0029073082841932774,0.009672953747212887,0.07334607094526291,0.011334014125168324,-0.007846405729651451,-0.0007411859114654362,-0.02827128954231739,-0.035379137843847275,-0.020315716043114662,-0.023320911452174187,-0.003448646515607834,0.012422746047377586,0.004967936314642429,0.021773645654320717,0.04113752022385597,0.03306382894515991,-0.006000841036438942,-0.0006441493169404566,0.008637375198304653,-0.00492146797478199,0.01011709962040186,0.008325425907969475,0.03490162268280983,-0.0015397112583741546,-0.040081970393657684,-0.017672915011644363,0.013152621686458588,0.0065690940245985985,0.013159951195120811,0.0345887616276741,0.024758385494351387,0.021629802882671356,0.0030086247716099024,-0.00395383033901453,0.008423974737524986,0.023072388023138046,0.012944997288286686,0.007314380258321762,-0.008888226933777332,0.008286301977932453,-0.0015953530091792345,-0.025761177763342857,0.0008681410690769553,-0.00500236451625824,-0.0012004291638731956,-0.0008764504455029964,0.007840966805815697,0.012529263272881508,-0.00353340245783329,0.0038353854324668646,-0.007395369466394186,-0.02415606938302517,-0.014379863627254963,-0.010546447709202766,0.006344880908727646,0.02419288083910942,0.032220788300037384,0.026797782629728317,0.003444070229306817,-0.00264246528968215,-0.00043129053665325046,-0.008283929899334908,-0.010917781852185726,0.007073085755109787,0.013081992976367474,0.007361281663179398,0.016782764345407486,0.015768760815262794,0.0036178971640765667,0.0061966669745743275,-0.00569642148911953,0.0024387219455093145,0.0036039818078279495,-0.006859564688056707,0.002676818985491991,0.0003539870958775282,-0.0016345462063327432,-0.011623441241681576,-0.008533434942364693,-0.001567741041071713,0.0022051148116588593,0.0009766054572537541,-0.0007526635308749974,0.0044061653316020966,0.012669021263718605,0.007061830721795559,0.00016922589566092938,0.003367654513567686,-0.003255995688959956,0.008493948727846146,-0.0025334234815090895,-4.152405745116994e-05,0.0002981848956551403,-0.00415432034060359,0.0013318167766556144,0.0002802774542942643,-0.004066289868205786,-0.012116706930100918,-0.002208360005170107,-0.001458814600482583,0.0002550618373788893,0.0004256858373992145,0.0011262448970228434,0.0005453962367027998,0.00033208794775418937,0.003936494700610638,0.0007967816782183945,-0.013908712193369865,-0.0038502542302012444,-0.000300697487546131,0.0022285222075879574,-0.002678743563592434,0.0029106098227202892,0.009533020667731762,0.0014891086611896753,-0.002189185470342636,8.157862612279132e-05,0.000683419406414032,0.0036401133984327316,-0.00194244750309735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7555532455444,0.9728245139122009,0.8870375156402588,0.8655681610107422,0.9130284786224365,0.934082567691803,0.8875294923782349,0.9252603650093079,0.9593257308006287,0.9554688334465027,0.9504177570343018,0.9601640105247498,0.9577344655990601,0.9214617013931274,0.9520363807678223,0.9474161863327026,0.9510870575904846,0.935992956161499,0.9378899931907654,0.939102292060852,0.9553369879722595,0.9609216451644897,0.9572012424468994,0.9522817134857178,0.9423919916152954,0.9487323760986328,0.9498220086097717,0.9476524591445923,0.9438621997833252,0.9351537823677063,0.9153276681900024,0.8883692026138306,0.8811153769493103,0.8768516182899475,0.8323379158973694,0.7969427108764648,0.7938426733016968,0.8008028268814087,0.7762619256973267,0.7538910508155823,0.7395374178886414,0.7425647974014282,0.740580141544342,0.7461968064308167,0.73688805103302,0.7290834784507751,0.6725152730941772,0.6492899060249329,0.6353898644447327,0.5909969210624695,0.6038686037063599,0.5866804718971252,0.5737533569335938,0.53151935338974,0.5121934413909912,0.45034077763557434,0.385605126619339,0.3541490137577057,0.31195148825645447,0.3221748471260071,0.31348350644111633,0.3459154963493347,0.3240169882774353,0.3010987341403961,0.3336448669433594,0.28298333287239075,0.25765109062194824,0.2111561894416809,0.1814785748720169,0.09540096670389175,0.07315342128276825,0.019273942336440086,0.014691382646560669,0.014675639569759369,-0.012248070910573006,-0.0024892936926335096,0.030488234013319016,0.003020160598680377,0.02587989717721939,0.052357908338308334,0.022800011560320854,0.0397050678730011,0.062810979783535,0.06253907829523087,0.07801507413387299,0.0711691603064537,0.06563741713762283,0.05142467841506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089914560317993,0.28248322010040283,0.06664867699146271,0.16502556204795837,-0.10616879910230637,0.5252389907836914,0.42959991097450256,0.3911903500556946,0.4448314905166626,0.2467033863067627,0.4419878125190735,0.37199002504348755,0.5439493656158447,0.4487083852291107,0.413974791765213,0.39836451411247253,0.22348526120185852,0.20224061608314514,0.3989574909210205,0.3577274978160858,0.31228911876678467,0.36531388759613037,0.24622181057929993,0.0748862624168396,0.14149536192417145,0.07112591713666916,0.037589896470308304,0.07932125777006149,0.03815482184290886,-0.06153355538845062,0.04325911030173302,0.06915146112442017,-0.031135879456996918,-0.09103813767433167,-0.12308227270841599,0.002666357671841979,0.08035952597856522,-0.003990898374468088,-0.06239619106054306,0.0002030786854447797,0.0456879585981369,0.015360556542873383,-0.0497908778488636,-0.017140621319413185,0.01771419309079647,-0.029575735330581665,-0.04785483703017235,0.02782917022705078,-0.023899205029010773,0.00463512446731329,-0.10724978148937225,-0.021417757496237755,-0.047108616679906845,-0.010758470743894577,-0.03777588903903961,0.017549356445670128,-0.06217367574572563,-0.07860364764928818,-0.019634980708360672,0.01794082298874855,0.058757297694683075,0.022646093741059303,0.015129752457141876,0.008846032433211803,-0.0430920384824276,-0.014245445840060711,-0.031140780076384544,-0.030488809570670128,-0.02851005829870701,-0.018305594101548195,0.030617453157901764,0.037217672914266586,0.05388155207037926,0.0209189485758543,0.025497103109955788,-0.05962543189525604,0.08952715247869492,0.054105136543512344,0.02347891964018345,0.020078003406524658,0.0365142747759819,0.051487043499946594,0.046696290373802185,0.04867885634303093,0.05261189863085747,0.03587207943201065,0.044973619282245636,0.032553382217884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560117721558,0.9999783039093018,0.9999668598175049,0.9999663829803467,0.9999555945396423,0.9995086789131165,0.9989572763442993,0.9992039799690247,0.9990248084068298,0.9975086450576782,0.997679591178894,0.9976699352264404,0.9968370795249939,0.9966515898704529,0.9941912293434143,0.9936896562576294,0.9880892038345337,0.9895537495613098,0.9874459505081177,0.9870596528053284,0.9896886348724365,0.9855638146400452,0.9797491431236267,0.9781674146652222,0.9732940793037415,0.9686534404754639,0.9661504030227661,0.9606974124908447,0.9539989233016968,0.9294894933700562,0.911962628364563,0.9124006032943726,0.8572832942008972,0.7778704166412354,0.7575843930244446,0.7501989006996155,0.7095038294792175,0.6646455526351929,0.6597692966461182,0.6099137663841248,0.6359978914260864,0.6251309514045715,0.6327880024909973,0.5986530780792236,0.5990475416183472,0.47690773010253906,0.49211183190345764,0.5042437314987183,0.3678283393383026,0.4025227427482605,0.36562180519104004,0.36904221773147583,0.34284868836402893,0.2751595377922058,0.1884775608778,0.0654037594795227,0.1892494559288025,0.06158774718642235,0.11263292282819748,0.0705777108669281,0.04059857130050659,0.031204650178551674,0.06590938568115234,0.07585815340280533,0.05355925112962723,0.0120614692568779,0.02378135919570923,0.020254749804735184,-0.017097482457756996,0.021092556416988373,0.03442893922328949,-0.0682961493730545,-0.07349897921085358,-0.032600127160549164,-0.05289781838655472,-0.03106052242219448,-0.010590460151433945,-0.018007470294833183,-0.02278534695506096,-0.02998923696577549,-0.019270099699497223,-0.0002477555244695395,0.057058848440647125,-0.011238065548241138,-0.021719152107834816,0.010540459305047989,0.08169174194335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560117721558,0.9999783039093018,0.9999668598175049,0.9999663829803467,0.9999555945396423,0.9995086789131165,0.9989572763442993,0.9992039799690247,0.9990248084068298,0.9975086450576782,0.997679591178894,0.9976699352264404,0.9968370795249939,0.9966515898704529,0.9941912293434143,0.9936896562576294,0.9880892038345337,0.9895537495613098,0.9874459505081177,0.9870596528053284,0.9896886348724365,0.9855638146400452,0.9797491431236267,0.9781674146652222,0.9732940793037415,0.9686534404754639,0.9661504030227661,0.9606974124908447,0.9539989233016968,0.9294894933700562,0.911962628364563,0.9124006032943726,0.8572832942008972,0.7778704166412354,0.7575843930244446,0.7501989006996155,0.7095038294792175,0.6646455526351929,0.6597692966461182,0.6099137663841248,0.6359978914260864,0.6251309514045715,0.6327880024909973,0.5986530780792236,0.5990475416183472,0.47690773010253906,0.49211183190345764,0.5042437314987183,0.3678283393383026,0.4025227427482605,0.36562180519104004,0.36904221773147583,0.34284868836402893,0.2751595377922058,0.1884775608778,0.0654037594795227,0.1892494559288025,0.06158774718642235,0.11263292282819748,0.0705777108669281,0.04059857130050659,0.031204650178551674,0.06590938568115234,0.07585815340280533,0.05355925112962723,0.0120614692568779,0.02378135919570923,0.020254749804735184,-0.017097482457756996,0.021092556416988373,0.03442893922328949,-0.0682961493730545,-0.07349897921085358,-0.032600127160549164,-0.05289781838655472,-0.03106052242219448,-0.010590460151433945,-0.018007470294833183,-0.02278534695506096,-0.02998923696577549,-0.019270099699497223,-0.0002477555244695395,0.057058848440647125,-0.011238065548241138,-0.021719152107834816,0.010540459305047989,0.08169174194335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5316910743713,0.9598528742790222,0.8681342005729675,0.8232452273368835,0.8866941332817078,0.9127683639526367,0.8671385049819946,0.9063763618469238,0.9459468126296997,0.9287242293357849,0.9149685502052307,0.9340890645980835,0.932516872882843,0.8756674528121948,0.9233771562576294,0.922728419303894,0.9189547896385193,0.9045029878616333,0.9039844274520874,0.9096837639808655,0.9294040203094482,0.9325920939445496,0.9304825067520142,0.9272380471229553,0.9120398163795471,0.9248392581939697,0.9273414015769958,0.9204990267753601,0.9154221415519714,0.9068425297737122,0.886629581451416,0.856170654296875,0.8490609526634216,0.8464840650558472,0.8019756078720093,0.7615761160850525,0.7514272332191467,0.757477343082428,0.7295941114425659,0.7083327174186707,0.695114016532898,0.7065076231956482,0.7012352347373962,0.7065280079841614,0.6962021589279175,0.6930270791053772,0.642055869102478,0.6198968887329102,0.6033235788345337,0.5558298826217651,0.5658024549484253,0.5479844808578491,0.531024694442749,0.4890925884246826,0.474795401096344,0.41571399569511414,0.35037288069725037,0.3415940999984741,0.27795329689979553,0.2806239128112793,0.2837178707122803,0.30212947726249695,0.27518430352211,0.2514994442462921,0.26443758606910706,0.24838286638259888,0.24592114984989166,0.18578068912029266,0.15691490471363068,0.10095478594303131,0.06008481979370117,0.020609896630048752,-0.008602413348853588,-0.0038519706577062607,0.00978803914040327,0.011989784426987171,0.04196514934301376,-0.004716045688837767,-0.0005003467667847872,-0.03631938248872757,-0.024813571944832802,0.0010971350129693747,0.05190674215555191,0.05547791346907616,0.035992566496133804,0.04008251056075096,0.025628818199038506,0.03416421264410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93632125854,0.9995905756950378,0.9973939061164856,0.9997861385345459,0.9992184042930603,0.999691367149353,0.9982116222381592,0.9970855116844177,0.9980893135070801,0.999175488948822,0.9986619353294373,0.9987643957138062,0.9990235567092896,0.9987694025039673,0.9987754821777344,0.998652458190918,0.9982206225395203,0.9972631931304932,0.9974493980407715,0.996147871017456,0.9955883026123047,0.9965206384658813,0.9964585900306702,0.9947059154510498,0.9937402606010437,0.9936596155166626,0.993113100528717,0.9925768971443176,0.9906185269355774,0.9881582856178284,0.9852479696273804,0.9830893874168396,0.9798279404640198,0.9680680632591248,0.9589297771453857,0.9504292011260986,0.9454843997955322,0.9328666925430298,0.9116435050964355,0.91725093126297,0.8890414237976074,0.9004448056221008,0.9057649970054626,0.8906453847885132,0.8711267709732056,0.8757538795471191,0.8381096720695496,0.8299933671951294,0.8042316436767578,0.7892159223556519,0.7938152551651001,0.7553116083145142,0.7206552028656006,0.6649171113967896,0.636134684085846,0.5685911178588867,0.4722939431667328,0.5350117087364197,0.47303667664527893,0.47523313760757446,0.4166603088378906,0.43966132402420044,0.3811832666397095,0.21452423930168152,0.041220951825380325,0.002260956447571516,0.11114683747291565,-0.021832872182130814,-0.017108935862779617,0.004465804435312748,0.07118155062198639,0.048421163111925125,0.07971855252981186,0.1169094368815422,0.1619502753019333,0.03189583867788315,-0.012853632681071758,0.049066171050071716,0.13448566198349,0.09874741733074188,0.11432401835918427,0.0259685181081295,0.03646215423941612,0.04946319758892059,0.11005700379610062,0.06992848217487335,0.06808322668075562,0.063144445419311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2077140808105,0.9818487167358398,0.9114975333213806,0.9431549310684204,0.9402617812156677,0.9566070437431335,0.9250960350036621,0.9269828796386719,0.9591509103775024,0.9815252423286438,0.979961097240448,0.9800962805747986,0.9807652831077576,0.9737707376480103,0.9805516004562378,0.9713626503944397,0.9765546321868896,0.9703400731086731,0.9732096791267395,0.9671654105186462,0.9736230373382568,0.9809169769287109,0.978848934173584,0.9742972254753113,0.9687580466270447,0.9683071970939636,0.9685547947883606,0.9700806140899658,0.9662823677062988,0.9597638845443726,0.9469426870346069,0.9237258434295654,0.9140141606330872,0.9055033326148987,0.8781819343566895,0.8513393402099609,0.838983952999115,0.8461332321166992,0.8181737661361694,0.7973411679267883,0.7743580937385559,0.7680743336677551,0.7736769318580627,0.7846317887306213,0.7754395008087158,0.7684168219566345,0.7097893357276917,0.6893012523651123,0.6896876692771912,0.6430237889289856,0.6639677286148071,0.6333263516426086,0.6152828335762024,0.5626152157783508,0.5492490530014038,0.4862556755542755,0.3947273790836334,0.38383832573890686,0.30332717299461365,0.3312664330005646,0.31985384225845337,0.337300181388855,0.3103841245174408,0.2654702067375183,0.31004393100738525,0.26508793234825134,0.2831592857837677,0.23868829011917114,0.18012043833732605,0.08408254384994507,0.03967764973640442,0.003879961557686329,0.01855798065662384,0.01453372836112976,0.07159052044153214,0.057863086462020874,0.06768333911895752,0.11777117848396301,0.06571220606565475,0.10686574876308441,0.06535991281270981,0.1082359179854393,0.04041319712996483,0.09529893845319748,0.1251066029071808,0.12655159831047058,0.08059900999069214,0.057931646704673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2021112442017,0.9737605452537537,0.8759364485740662,0.8323125839233398,0.8825974464416504,0.9124838709831238,0.8563152551651001,0.8969257473945618,0.9402053952217102,0.9280236959457397,0.9138835668563843,0.9313644766807556,0.9366397261619568,0.8762298822402954,0.9238194227218628,0.9206969141960144,0.9193674921989441,0.8999246954917908,0.898374617099762,0.904994785785675,0.9277278780937195,0.931471049785614,0.929013192653656,0.9247644543647766,0.909248411655426,0.9208484292030334,0.9222779870033264,0.9189008474349976,0.9134222269058228,0.9047091603279114,0.8844155669212341,0.8545044660568237,0.850928544998169,0.8513153791427612,0.8013917207717896,0.7589393258094788,0.7572810053825378,0.7623888850212097,0.7292653322219849,0.6973009705543518,0.698771059513092,0.7065272331237793,0.7080479264259338,0.7095063328742981,0.7073048949241638,0.6948603391647339,0.6484869122505188,0.6270487308502197,0.6166813969612122,0.5739793181419373,0.5834847688674927,0.5737103819847107,0.5559400916099548,0.5208860635757446,0.4996565282344818,0.44183406233787537,0.36762964725494385,0.3617773950099945,0.30502280592918396,0.29123494029045105,0.29269593954086304,0.32830896973609924,0.29707300662994385,0.27974626421928406,0.2994185984134674,0.2663465440273285,0.25857406854629517,0.2124672383069992,0.15789204835891724,0.08557582646608353,0.03405485302209854,-0.0007974957698024809,0.0036435904912650585,0.0017797518521547318,0.027199357748031616,0.02361375279724598,0.05978194251656532,0.06813416630029678,0.06953790038824081,0.10613447427749634,0.08868622779846191,0.07358909398317337,0.08498761057853699,0.1002943217754364,0.1160062775015831,0.09807974100112915,0.08447039872407913,0.095897920429706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3708777427673,0.9581252336502075,0.8670437335968018,0.8207429647445679,0.8840368986129761,0.9112613201141357,0.8686867356300354,0.9061005711555481,0.9450885057449341,0.928591251373291,0.9146527051925659,0.9326668977737427,0.9308130741119385,0.8738194704055786,0.9208980202674866,0.922055184841156,0.9165006875991821,0.9028797149658203,0.9011421203613281,0.9085535407066345,0.9289806485176086,0.9315154552459717,0.9294089078903198,0.9260596632957458,0.9096685647964478,0.9224125742912292,0.9256517291069031,0.9190390110015869,0.9141283631324768,0.905500590801239,0.8854242563247681,0.853709876537323,0.8456704020500183,0.841930091381073,0.7993054986000061,0.7578309178352356,0.7449292540550232,0.7504059672355652,0.7289898991584778,0.7035199403762817,0.6941518187522888,0.7044520974159241,0.695101797580719,0.7075541615486145,0.6954663991928101,0.6904223561286926,0.6418552994728088,0.6186907887458801,0.6014376282691956,0.5546020269393921,0.5624756813049316,0.55116868019104,0.5348856449127197,0.49472489953041077,0.4820437431335449,0.41852545738220215,0.34410351514816284,0.3311486840248108,0.26597684621810913,0.26924407482147217,0.27199095487594604,0.2996891438961029,0.27846476435661316,0.26297399401664734,0.2690261900424957,0.2309061735868454,0.21786528825759888,0.1693830043077469,0.12214133143424988,0.08078999072313309,0.05567795783281326,0.018896901980042458,0.004317167215049267,0.01817777380347252,0.016851283609867096,0.016991566866636276,0.026651227846741676,-0.017293497920036316,-0.008991974405944347,-0.04909844696521759,-0.024318944662809372,-0.008860314264893532,0.02500465139746666,0.03468622639775276,0.01423744298517704,0.044051554054021835,0.02161252312362194,0.0100471265614032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3916153907776,0.9847143888473511,0.2332504242658615,0.9246142506599426,0.9595614671707153,0.9887982606887817,0.9352108836174011,0.8713325262069702,0.8712978959083557,0.8971124887466431,0.8935415148735046,0.9135518670082092,0.9366253614425659,0.9279902577400208,0.9114145040512085,0.9081034064292908,0.9190458655357361,0.8746427297592163,0.8976210355758667,0.8689137697219849,0.8627879023551941,0.8841323852539062,0.8654916286468506,0.8414120674133301,0.8221057653427124,0.8083229660987854,0.8021910190582275,0.8115949630737305,0.8192497491836548,0.8352376818656921,0.818384051322937,0.8235419988632202,0.82850581407547,0.7521561980247498,0.7131876349449158,0.6948596239089966,0.7236210703849792,0.7158902287483215,0.7377551794052124,0.7495988011360168,0.6421467065811157,0.6470559239387512,0.6351658701896667,0.6450939178466797,0.5195527672767639,0.6022953391075134,0.5593869090080261,0.5323542952537537,0.5026223659515381,0.45093220472335815,0.44365066289901733,0.45386967062950134,0.472683846950531,0.31496965885162354,0.34846362471580505,0.25458043813705444,0.07693913578987122,0.0429605133831501,0.060778602957725525,0.02616598829627037,0.031938545405864716,-0.003372928826138377,-0.06396602839231491,0.08069487661123276,0.01813638210296631,0.03189980983734131,0.10065454244613647,-0.05035027489066124,-0.028325945138931274,0.015794111415743828,-0.0002169688232243061,-0.026831883937120438,-0.0015262147644534707,0.09119722992181778,-0.05826391279697418,-0.04763956367969513,-0.015339831821620464,0.032387625426054,0.020098617300391197,0.0550256110727787,-0.07477036863565445,-0.00792062096297741,-0.03304869681596756,0.02411954663693905,0.01898321695625782,0.031248781830072403,-0.02817622572183609,-0.055752173066139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93632125854,0.9991652369499207,0.968539834022522,0.9868812561035156,0.9933246970176697,0.9695638418197632,0.9226917028427124,0.9357218742370605,0.9295120239257812,0.9167839884757996,0.8767021894454956,0.8375261425971985,0.781040608882904,0.7653235197067261,0.7393710017204285,0.6794600486755371,0.6356710195541382,0.6414647698402405,0.6440311670303345,0.598641037940979,0.4834820628166199,0.3369157016277313,0.1687782108783722,0.10468944907188416,-0.016397718340158463,-0.04177098721265793,0.061499714851379395,0.10178013890981674,0.1248864158987999,0.15414869785308838,0.14230263233184814,0.08680933713912964,0.10928638279438019,0.1228242889046669,0.10606087744235992,0.07039488852024078,0.049024295061826706,0.03409436345100403,0.05516338348388672,0.04547887295484543,0.06210414692759514,0.05677005648612976,0.05747399479150772,0.0781434029340744,0.043919436633586884,-0.022579075768589973,-0.024756649509072304,-0.017960045486688614,-0.02915823459625244,0.022358575835824013,0.06991665065288544,0.03987875580787659,-0.007371448911726475,-0.030450670048594475,-0.03679834306240082,-0.03750936686992645,-0.011662557721138,0.03030521795153618,0.03336485102772713,-0.0007894663140177727,-0.031889695674180984,-0.0202153529971838,-0.010416798293590546,-0.013594272546470165,0.001053346088156104,0.01830485090613365,0.008018292486667633,0.006578349974006414,0.013553302735090256,0.0041120620444417,0.0016597334761172533,0.005830890033394098,-0.01988816261291504,-0.0347362644970417,-0.020022815093398094,-0.026417981833219528,-0.041648946702480316,-0.033210549503564835,-0.009407876059412956,0.0013121856609359384,-0.0030361816752701998,-0.004516980145126581,0.00685803173109889,0.004059189464896917,-0.006473076995462179,-0.008571756072342396,0.0017914348281919956,0.011602329090237617,0.0009579710313118994,-0.00923442468047142,-0.011045939289033413,-0.002372252754867077,0.011828789487481117,0.02268846519291401,0.03787994384765625,0.017696624621748924,-0.003987256903201342,0.009730299934744835,-0.01101180911064148,-0.023854032158851624,-0.008229960687458515,0.0015959687298163772,0.0005491524934768677,0.012458652257919312,-0.0066338712349534035,-0.024978404864668846,-0.012447803281247616,0.0010166411520913243,0.011313916184008121,0.011734824627637863,0.0011958134127780795,-0.0058220503851771355,0.006576326675713062,0.011515868827700615,0.01315358653664589,0.0015907107153907418,0.006623807828873396,0.004194805398583412,-0.011336550116539001,0.003748858580365777,0.02184634655714035,0.01978246122598648,0.010795999318361282,0.009109057486057281,0.014062282629311085,-0.006677319761365652,-0.02164122462272644,-0.0106849335134029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197428226471,0.971666693687439,0.8414532542228699,0.8525753021240234,0.7483933568000793,0.6979050040245056,0.795918345451355,0.7937833070755005,0.6223162412643433,0.652910590171814,0.6989454627037048,0.6835244297981262,0.6794033050537109,0.6749113202095032,0.5579602718353271,0.4907208979129791,0.36267170310020447,0.3112242519855499,0.44611236453056335,0.4360213279724121,0.2862006723880768,0.11522907018661499,-0.05325857177376747,-0.034152802079916,-0.08075959235429764,-0.09981000423431396,-0.024327395483851433,0.009639620780944824,-0.022721784189343452,-0.011696425266563892,-0.018274622038006783,-0.008402789942920208,0.06178757920861244,0.09413374960422516,0.04949786141514778,0.018177706748247147,-0.034355923533439636,-0.08734150230884552,-0.05790257826447487,0.014351870864629745,0.07157021760940552,0.0628058910369873,-0.012164230458438396,0.007727515883743763,0.027153510600328445,-0.015176025219261646,-0.03101895935833454,-0.019980769604444504,-0.02059074677526951,0.01259450800716877,0.02176615223288536,0.0019951097201555967,-0.02154444344341755,-0.04325912892818451,-0.05351980775594711,-0.06693455576896667,-0.042809247970581055,-0.006287363823503256,0.00439054798334837,0.02954881824553013,0.01589975692331791,-0.008735236711800098,-0.01252673752605915,0.006223512813448906,0.013412004336714745,-0.019605185836553574,-0.02475941926240921,0.00395025871694088,0.030089395120739937,0.010381359606981277,0.0005706933443434536,0.008951920084655285,-6.301578105194494e-05,-0.014180120080709457,-0.010013608261942863,-0.026765678077936172,-0.053286194801330566,-0.06140775606036186,-0.03038666397333145,-0.011757960543036461,-0.008449466899037361,-0.0035613281652331352,0.00720812426880002,0.013768252916634083,0.016488073393702507,0.0057622818276286125,0.012977217324078083,0.030077632516622543,0.02195288985967636,-0.004147802945226431,-0.016577647998929024,0.003477546852082014,0.022326204925775528,0.03684870898723602,0.03105657361447811,0.0032666546758264303,-0.010344560258090496,0.007972591556608677,-0.011081671342253685,-0.025619735941290855,-0.01515920739620924,-0.00868168380111456,-0.01056356355547905,0.00030498678097501397,-0.01479214895516634,-0.031728312373161316,-0.028368672356009483,-0.028646284714341164,-0.016169367358088493,-0.0033256516326218843,-0.01293531246483326,-0.017337173223495483,-0.0022412387188524008,-0.0031958110630512238,-0.008259096182882786,-0.012546703219413757,-0.0019499388290569186,-0.0024903910234570503,-0.019187599420547485,-0.011166498996317387,-0.0023921525571495295,0.00775236776098609,0.0021533144172281027,-0.011215315200388432,-0.012780260294675827,-0.02834675833582878,-0.024543099105358124,-0.0064317584037780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6553497314,0.999980092048645,0.9999834895133972,0.999951958656311,0.999912440776825,0.99993497133255,0.9999259114265442,0.9998655915260315,0.9995875954627991,0.9991718530654907,0.9990494847297668,0.9987636208534241,0.9981582164764404,0.9979543089866638,0.997585654258728,0.9965906143188477,0.9958840012550354,0.9955397844314575,0.9946744441986084,0.9943458437919617,0.9939782023429871,0.9938812851905823,0.9930698275566101,0.9927461743354797,0.9917053580284119,0.9912842512130737,0.9907823204994202,0.9909994602203369,0.9906117916107178,0.9892461895942688,0.9878226518630981,0.9862926006317139,0.9844728708267212,0.9805357456207275,0.975513756275177,0.9667237401008606,0.9573731422424316,0.946058988571167,0.9365692138671875,0.9323369860649109,0.9182810187339783,0.8979172706604004,0.8809176683425903,0.8769453763961792,0.8634552955627441,0.8491752743721008,0.8370952606201172,0.8257289528846741,0.8164109587669373,0.7986628413200378,0.7893957495689392,0.7857844233512878,0.786469578742981,0.7887674570083618,0.79854416847229,0.8067408800125122,0.8061376214027405,0.8014432191848755,0.8082435131072998,0.8141799569129944,0.8225469589233398,0.8171898126602173,0.8067240715026855,0.7954759001731873,0.771831750869751,0.7514251470565796,0.7339164614677429,0.7169556021690369,0.6876195073127747,0.6351093053817749,0.5903916954994202,0.5444957613945007,0.48412495851516724,0.4335489273071289,0.38939717411994934,0.3608458638191223,0.3440365791320801,0.2937549650669098,0.22852660715579987,0.21284599602222443,0.20201216638088226,0.17001716792583466,0.1323474496603012,0.11169912666082382,0.12317340821027756,0.12135720998048782,0.07837431132793427,0.03644118085503578,0.03886132687330246,0.060281384736299515,0.05406627431511879,0.03361652418971062,0.018241245299577713,-0.0076340604573488235,-0.007611831184476614,0.029922766610980034,0.04096252843737602,0.023926816880702972,0.04662846028804779,0.04468896985054016,0.0009740630630403757,0.005830083973705769,0.01000636350363493,-0.0026607431937009096,-0.007003067061305046,0.009028199128806591,0.025959117338061333,0.03671564906835556,0.0171254463493824,0.01829587109386921,0.034258484840393066,0.018716489896178246,0.001076331245712936,-0.014599096029996872,-0.006829904858022928,0.0011003031395375729,-0.015040295198559761,-0.027020171284675598,0.00036908750189468265,0.014768236316740513,0.01103723980486393,0.004897458013147116,0.0034957791212946177,0.002375307260081172,0.006693149916827679,0.007593752816319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6553497314,0.999980092048645,0.9999834895133972,0.999951958656311,0.999912440776825,0.99993497133255,0.9999259114265442,0.9998655915260315,0.9995875954627991,0.9991718530654907,0.9990494847297668,0.9987636208534241,0.9981582164764404,0.9979543089866638,0.997585654258728,0.9965906143188477,0.9958840012550354,0.9955397844314575,0.9946744441986084,0.9943458437919617,0.9939782023429871,0.9938812851905823,0.9930698275566101,0.9927461743354797,0.9917053580284119,0.9912842512130737,0.9907823204994202,0.9909994602203369,0.9906117916107178,0.9892461895942688,0.9878226518630981,0.9862926006317139,0.9844728708267212,0.9805357456207275,0.975513756275177,0.9667237401008606,0.9573731422424316,0.946058988571167,0.9365692138671875,0.9323369860649109,0.9182810187339783,0.8979172706604004,0.8809176683425903,0.8769453763961792,0.8634552955627441,0.8491752743721008,0.8370952606201172,0.8257289528846741,0.8164109587669373,0.7986628413200378,0.7893957495689392,0.7857844233512878,0.786469578742981,0.7887674570083618,0.79854416847229,0.8067408800125122,0.8061376214027405,0.8014432191848755,0.8082435131072998,0.8141799569129944,0.8225469589233398,0.8171898126602173,0.8067240715026855,0.7954759001731873,0.771831750869751,0.7514251470565796,0.7339164614677429,0.7169556021690369,0.6876195073127747,0.6351093053817749,0.5903916954994202,0.5444957613945007,0.48412495851516724,0.4335489273071289,0.38939717411994934,0.3608458638191223,0.3440365791320801,0.2937549650669098,0.22852660715579987,0.21284599602222443,0.20201216638088226,0.17001716792583466,0.1323474496603012,0.11169912666082382,0.12317340821027756,0.12135720998048782,0.07837431132793427,0.03644118085503578,0.03886132687330246,0.060281384736299515,0.05406627431511879,0.03361652418971062,0.018241245299577713,-0.0076340604573488235,-0.007611831184476614,0.029922766610980034,0.04096252843737602,0.023926816880702972,0.04662846028804779,0.04468896985054016,0.0009740630630403757,0.005830083973705769,0.01000636350363493,-0.0026607431937009096,-0.007003067061305046,0.009028199128806591,0.025959117338061333,0.03671564906835556,0.0171254463493824,0.01829587109386921,0.034258484840393066,0.018716489896178246,0.001076331245712936,-0.014599096029996872,-0.006829904858022928,0.0011003031395375729,-0.015040295198559761,-0.027020171284675598,0.00036908750189468265,0.014768236316740513,0.01103723980486393,0.004897458013147116,0.0034957791212946177,0.002375307260081172,0.006693149916827679,0.007593752816319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448657035828,0.9996182918548584,0.9824951887130737,0.9737252593040466,0.9916961193084717,0.9899837970733643,0.9855128526687622,0.9885475635528564,0.9839708805084229,0.9753579497337341,0.9725825190544128,0.9677624702453613,0.9729474782943726,0.9777211546897888,0.9755138754844666,0.9785347580909729,0.9801540374755859,0.9787212014198303,0.9746931791305542,0.9743516445159912,0.9727890491485596,0.9731085300445557,0.9721145629882812,0.9749539494514465,0.9759889245033264,0.9750207662582397,0.9733699560165405,0.9741548895835876,0.9765016436576843,0.9773028492927551,0.9748522043228149,0.9692773818969727,0.9648258686065674,0.9595513343811035,0.9566460847854614,0.9541254043579102,0.951433539390564,0.9471254348754883,0.9382171034812927,0.9298339486122131,0.9222535490989685,0.916904628276825,0.9076284170150757,0.8913861513137817,0.8766242861747742,0.8719527125358582,0.8550101518630981,0.8244039416313171,0.8055827617645264,0.8073987364768982,0.8051283955574036,0.8129437565803528,0.8156161308288574,0.8145405054092407,0.8123396039009094,0.8150319457054138,0.8214755654335022,0.8308303356170654,0.8326741456985474,0.8187353014945984,0.8191640377044678,0.831565797328949,0.837731659412384,0.8426047563552856,0.8427600860595703,0.8365033268928528,0.8198065161705017,0.8053858876228333,0.7902690768241882,0.773625910282135,0.7641735672950745,0.7450564503669739,0.7065390944480896,0.664829432964325,0.6248357892036438,0.5958749651908875,0.5523043274879456,0.5078544616699219,0.4904043972492218,0.502000629901886,0.4830572307109833,0.4528261721134186,0.40753433108329773,0.36445364356040955,0.3127516508102417,0.2782144248485565,0.27541616559028625,0.26173362135887146,0.22356589138507843,0.1610672026872635,0.09227989614009857,0.0779804140329361,0.06172192469239235,0.039386942982673645,0.04627285525202751,0.06229078397154808,0.06286319345235825,0.07095953077077866,0.07085733860731125,0.062423333525657654,0.07213643938302994,0.09232809394598007,0.11163750290870667,0.0821058601140976,0.05214528739452362,0.06406980752944946,0.06279830634593964,0.06811779737472534,0.06643252074718475,0.07176100462675095,0.06485092639923096,0.036220405250787735,0.02655014954507351,0.025902168825268745,0.017798852175474167,0.004523771349340677,-0.013136894442141056,-0.011602061800658703,-0.005008958280086517,0.00685467105358839,0.016259776428341866,0.0071462844498455524,-0.00811384990811348,-0.026828285306692123,-0.041205912828445435,-0.035835426300764084,-0.02510060742497444,-0.0222287941724061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33106994629,0.9999477863311768,0.9995113611221313,0.999170184135437,0.9977580308914185,0.9955289363861084,0.993102490901947,0.990824282169342,0.98623126745224,0.9900607466697693,0.9872365593910217,0.9887744784355164,0.9922104477882385,0.9895231127738953,0.988673985004425,0.9902918338775635,0.9910210371017456,0.9895730018615723,0.9880710244178772,0.9874404072761536,0.9864094257354736,0.9860071539878845,0.986138105392456,0.9882694482803345,0.988078236579895,0.9881247878074646,0.9877660870552063,0.9869006276130676,0.9874333143234253,0.9869930148124695,0.9850894212722778,0.9823506474494934,0.9804368019104004,0.9797501564025879,0.9798056483268738,0.9795252680778503,0.9778072237968445,0.9719395041465759,0.9666914343833923,0.963280975818634,0.958645224571228,0.9500161409378052,0.9414491057395935,0.9310560822486877,0.9223448038101196,0.9191234707832336,0.9123874306678772,0.8916510343551636,0.8754165768623352,0.878283679485321,0.8797067999839783,0.8725942969322205,0.8670998811721802,0.8615697026252747,0.8598648905754089,0.8566230535507202,0.8610614538192749,0.870345413684845,0.8738645315170288,0.8722901940345764,0.88322514295578,0.8828874230384827,0.8798801302909851,0.8822536468505859,0.8908540606498718,0.8857885599136353,0.8702616095542908,0.8602195978164673,0.8485464453697205,0.8310580849647522,0.808559000492096,0.7904050946235657,0.7609885931015015,0.7280955910682678,0.7038285136222839,0.6752585172653198,0.633701741695404,0.5971169471740723,0.5818994045257568,0.5654213428497314,0.51164710521698,0.4657152593135834,0.44239509105682373,0.41960084438323975,0.38886356353759766,0.3539775311946869,0.31912291049957275,0.2789776921272278,0.2463655024766922,0.22583472728729248,0.17867758870124817,0.13127951323986053,0.08824153989553452,0.07616827636957169,0.07889126241207123,0.0882926881313324,0.12930215895175934,0.132196843624115,0.14202092587947845,0.1822582334280014,0.1718665212392807,0.1720167100429535,0.1675124168395996,0.15278726816177368,0.15227805078029633,0.16946075856685638,0.2030549943447113,0.21497923135757446,0.18093231320381165,0.17574530839920044,0.16847771406173706,0.1736792027950287,0.18815447390079498,0.17630332708358765,0.1617666482925415,0.15639205276966095,0.14485961198806763,0.16027314960956573,0.17355521023273468,0.15330953896045685,0.14507253468036652,0.14616608619689941,0.16291165351867676,0.1774083375930786,0.15415823459625244,0.14476223289966583,0.15428100526332855,0.1472504734992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822212219238,0.9993947148323059,0.9762320518493652,0.9759082198143005,0.9940718412399292,0.9905900955200195,0.9801881313323975,0.9846503138542175,0.9782577157020569,0.9723514914512634,0.9688349962234497,0.9621036052703857,0.9657713174819946,0.9695006012916565,0.9677733778953552,0.9727412462234497,0.9754704833030701,0.9745417237281799,0.968660295009613,0.9658275842666626,0.9629340767860413,0.9637695550918579,0.9637501239776611,0.9672002792358398,0.966854453086853,0.9656164050102234,0.9642226099967957,0.9638550281524658,0.9658394455909729,0.9678558707237244,0.9655619263648987,0.9594346284866333,0.9546489119529724,0.9487793445587158,0.9459899067878723,0.9413094520568848,0.9397087097167969,0.9392555952072144,0.9331197142601013,0.9264428615570068,0.9194258451461792,0.9111254811286926,0.8971343636512756,0.8809379935264587,0.8727755546569824,0.8708404302597046,0.8566546440124512,0.8279649019241333,0.8018525242805481,0.7953416705131531,0.8039640188217163,0.8134807348251343,0.8133166432380676,0.8115004301071167,0.8088108897209167,0.8082223534584045,0.803403377532959,0.8117644190788269,0.8150287866592407,0.8049452304840088,0.796397864818573,0.8073734641075134,0.8200030326843262,0.8304218649864197,0.8298754692077637,0.819291353225708,0.8033201694488525,0.8012292981147766,0.7892976403236389,0.7667202949523926,0.7469348311424255,0.7265257239341736,0.6928218007087708,0.666233479976654,0.6318410038948059,0.5849382281303406,0.5482565760612488,0.5288652181625366,0.4995284676551819,0.47894641757011414,0.43401435017585754,0.3938263952732086,0.3642633855342865,0.3351597785949707,0.3032316267490387,0.27196040749549866,0.24158085882663727,0.21598927676677704,0.2072053998708725,0.17818690836429596,0.10899799317121506,0.06980317831039429,0.06282632797956467,0.05474729835987091,0.045160938054323196,0.053809355944395065,0.06254120171070099,0.08988528698682785,0.08333723247051239,0.049988679587841034,0.039172329008579254,0.06924241781234741,0.08994708955287933,0.08113424479961395,0.07840699702501297,0.05382267013192177,0.045785337686538696,0.06524873524904251,0.058098599314689636,0.057555440813302994,0.06269706040620804,0.03591510280966759,0.032519735395908356,0.04609040543437004,0.032046474516391754,0.0018023605225607753,-0.014454824849963188,-0.02254243940114975,-0.024238187819719315,-0.008912547491490841,0.009405802935361862,0.010809256695210934,0.0035575188230723143,-0.006674515083432198,-0.021585440263152122,-0.03825249522924423,-0.0295589379966259,-0.0046061296015977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31812286377,0.9971845149993896,0.9984347820281982,0.9984450340270996,0.9958376884460449,0.9879724383354187,0.9836502075195312,0.9777787923812866,0.9836646914482117,0.9775293469429016,0.9798403382301331,0.9832672476768494,0.9771715402603149,0.9735806584358215,0.9747447371482849,0.9784817695617676,0.9786388278007507,0.9737128019332886,0.9714786410331726,0.9651803970336914,0.9600924253463745,0.9562748670578003,0.9587984085083008,0.9552714824676514,0.9545267820358276,0.9511845111846924,0.9456460475921631,0.9429096579551697,0.9424382448196411,0.9367257356643677,0.9315351247787476,0.9304669499397278,0.9267466068267822,0.9217991232872009,0.9153053760528564,0.9097511172294617,0.9005335569381714,0.8878932595252991,0.8798395991325378,0.8677342534065247,0.852429211139679,0.8201094269752502,0.7725425362586975,0.7162683606147766,0.7097973227500916,0.6937792301177979,0.6446370482444763,0.5944539308547974,0.5503943562507629,0.5095125436782837,0.4754369556903839,0.45430517196655273,0.4244168698787689,0.393024206161499,0.37698233127593994,0.4045892655849457,0.4096774756908417,0.41842275857925415,0.4753282070159912,0.5501552224159241,0.5725365877151489,0.5939430594444275,0.6099576354026794,0.5900078415870667,0.5413914918899536,0.49218225479125977,0.4681277871131897,0.43154001235961914,0.39579901099205017,0.3581927716732025,0.31030240654945374,0.2335169017314911,0.18210630118846893,0.13207660615444183,0.07127436995506287,0.01958615519106388,0.015979576855897903,0.024910395964980125,0.022080136463046074,0.007264356128871441,0.015961740165948868,0.024295100942254066,0.02104089967906475,0.01633450575172901,0.00836203433573246,0.02188349887728691,0.023318970575928688,0.003039400791749358,-0.00856968853622675,-0.00966409221291542,-0.033633049577474594,-0.03496747091412544,-0.009810004383325577,0.01870589517056942,0.026050075888633728,0.005559264682233334,-0.01870603859424591,0.009091141633689404,0.041883256286382675,0.030355466529726982,-0.006181183736771345,-0.00808684527873993,0.005671750288456678,0.024437537416815758,0.03269358351826668,0.04755844175815582,0.04279373958706856,0.023787319660186768,0.00021792812913190573,-0.008356884121894836,-0.005451285280287266,-0.0036163097247481346,-0.01703537628054619,-0.024861589074134827,-0.009166360832750797,-0.0050547742284834385,0.00358650553971529,0.004438973963260651,-0.004489992745220661,0.0009656004258431494,0.0013914762530475855,0.008831831626594067,0.010134865529835224,-0.0035615551751106977,0.0003457405255176127,0.004204200580716133,-0.0132749984040856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316930770874,0.9994376301765442,0.965618908405304,0.9641692042350769,0.9896615743637085,0.9870104193687439,0.9792577624320984,0.9822331666946411,0.9755327701568604,0.9684877395629883,0.9647665023803711,0.9573317170143127,0.962024450302124,0.9667917490005493,0.9647481441497803,0.9714018702507019,0.9742819666862488,0.9716291427612305,0.9659109115600586,0.9635341763496399,0.9602618217468262,0.9602820873260498,0.960616409778595,0.9618900418281555,0.9600021243095398,0.9598116874694824,0.9598158001899719,0.9575417637825012,0.9586226940155029,0.9617595076560974,0.9604538679122925,0.9564506411552429,0.9526110887527466,0.944930911064148,0.9422706365585327,0.9396536946296692,0.9389562010765076,0.9369199872016907,0.9311123490333557,0.9273374676704407,0.9229886531829834,0.913766086101532,0.897392749786377,0.8783038854598999,0.8701321482658386,0.8686005473136902,0.8553987145423889,0.8284047842025757,0.8101160526275635,0.8037189841270447,0.7950926423072815,0.7912360429763794,0.7901834845542908,0.7846962213516235,0.7873777151107788,0.803974986076355,0.8061093688011169,0.8051976561546326,0.803203284740448,0.8034608364105225,0.8064590096473694,0.8130074143409729,0.818213164806366,0.8251233100891113,0.8269544243812561,0.8154803514480591,0.7969837188720703,0.7930425405502319,0.7759905457496643,0.7549887299537659,0.7375683188438416,0.7223750352859497,0.6946462392807007,0.6747663617134094,0.6390805840492249,0.590760350227356,0.5613244771957397,0.5475546717643738,0.5142991542816162,0.4937050938606262,0.45345357060432434,0.4144452214241028,0.3868674635887146,0.35599634051322937,0.3153107464313507,0.27739042043685913,0.24753636121749878,0.23356294631958008,0.2125243842601776,0.1773993819952011,0.1425621658563614,0.0993104875087738,0.07273094356060028,0.055692341178655624,0.04209434613585472,0.07049815356731415,0.08888939023017883,0.07485387474298477,0.05117633566260338,0.04064429551362991,0.05217348039150238,0.08420917391777039,0.10263571888208389,0.0946265161037445,0.0747409462928772,0.06956709176301956,0.06779307126998901,0.058026932179927826,0.06509564816951752,0.07204263657331467,0.05623264238238335,0.043769463896751404,0.046494100242853165,0.050772055983543396,0.04211290553212166,0.020470362156629562,0.0038646662142127752,0.005199710372835398,0.001413411577232182,-0.01313741598278284,-0.007552074268460274,-0.0060449931770563126,-0.017690235748887062,-0.02800782583653927,-0.03508361801505089,-0.03639057278633118,-0.03785752132534981,-0.03866432234644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549984931946,0.9997395873069763,0.9934656620025635,0.9384175539016724,0.9531957507133484,0.95904541015625,0.9646306037902832,0.9614002704620361,0.9534177184104919,0.9690605401992798,0.9545150995254517,0.9364537596702576,0.9156724810600281,0.9073858261108398,0.8973467946052551,0.9012097716331482,0.9010387063026428,0.89643394947052,0.8842617273330688,0.861737847328186,0.8367905616760254,0.824097216129303,0.8114261627197266,0.817983865737915,0.7872912883758545,0.7756935954093933,0.7564864158630371,0.7395134568214417,0.7373191118240356,0.7343898415565491,0.710235059261322,0.6851613521575928,0.6804510354995728,0.673709511756897,0.6522864103317261,0.6090635061264038,0.5740637183189392,0.5020451545715332,0.4096486270427704,0.37005069851875305,0.35988447070121765,0.3073880970478058,0.2545647919178009,0.2242552787065506,0.18037763237953186,0.15364867448806763,0.13606393337249756,0.09487028419971466,0.10192167013883591,0.13497412204742432,0.13259439170360565,0.08023351430892944,0.05709955096244812,0.05943622067570686,0.06861706078052521,0.057075876742601395,0.05766822025179863,0.0228024423122406,-0.010879403911530972,0.02159770391881466,0.06600033491849899,0.0870608538389206,0.13855835795402527,0.1668459177017212,0.09590062499046326,-0.004344174638390541,-0.04921208322048187,-0.03993784636259079,-0.016781330108642578,0.005205697845667601,0.0017587291076779366,-0.03309222683310509,-0.054473571479320526,-0.036608606576919556,-0.019314568489789963,-0.019010769203305244,-0.023246029391884804,-0.001657311455346644,0.011868531815707684,0.018838094547390938,0.03163381665945053,0.052120037376880646,0.055828265845775604,0.045636724680662155,0.04952757805585861,0.040437862277030945,0.05502235144376755,0.036477722227573395,-0.007400883361697197,-0.029766127467155457,-0.016354618594050407,-0.015639491379261017,-0.0026613716036081314,0.012462185695767403,0.010550374165177345,-0.008837423287332058,-0.010235276073217392,-0.012750869616866112,7.24676574463956e-05,0.008122102357447147,-0.02253449708223343,-0.019868949428200722,-0.016230227425694466,-0.0017884736880660057,-0.002429291373118758,-0.0016134313773363829,-0.007011985406279564,-0.00023684828192926943,-0.005874999333173037,-0.010802260600030422,-0.015548260882496834,-0.001320184557698667,-0.009010163135826588,-0.008169218897819519,-0.004520933143794537,-0.01272548083215952,-0.00506747467443347,0.014647298492491245,0.011454727500677109,-0.0028048937674611807,-0.009254077449440956,-0.020891759544610977,-0.019411275163292885,-0.004043887369334698,-0.008474397473037243,-0.01218364853411913,-0.01998765766620636,-0.01162792369723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19126319885,0.9993006587028503,0.9935975074768066,0.991496205329895,0.99600750207901,0.9954464435577393,0.9981548190116882,0.9983499646186829,0.9981860518455505,0.9969890713691711,0.9958363175392151,0.99476158618927,0.9940672516822815,0.9929640889167786,0.9962747097015381,0.9958711266517639,0.99569171667099,0.9957098960876465,0.9960339069366455,0.9963709115982056,0.9956750273704529,0.9943264126777649,0.9933004379272461,0.9938726425170898,0.9935515522956848,0.9917413592338562,0.9919019937515259,0.9923896193504333,0.9922822713851929,0.9902550578117371,0.9886759519577026,0.9863362908363342,0.9819930195808411,0.981769323348999,0.9805200695991516,0.9766514301300049,0.975381076335907,0.9764484763145447,0.9743791818618774,0.971533477306366,0.9677557349205017,0.9633933305740356,0.9594612121582031,0.9542286396026611,0.9498657584190369,0.9455617666244507,0.9365922212600708,0.9314141869544983,0.9245290756225586,0.9159311652183533,0.9132261872291565,0.9112581610679626,0.9043622016906738,0.8965944647789001,0.8918447494506836,0.8922503590583801,0.8896753191947937,0.881766676902771,0.8785163164138794,0.878524661064148,0.8722037076950073,0.8575002551078796,0.8379638195037842,0.8323363065719604,0.8316968083381653,0.8275569081306458,0.8153698444366455,0.7977309823036194,0.7816639542579651,0.7687332630157471,0.7578641772270203,0.7387402057647705,0.7069804072380066,0.6666778922080994,0.6509818434715271,0.6333815455436707,0.5852251648902893,0.5057539939880371,0.3767416775226593,0.2472531497478485,0.18436548113822937,0.18566899001598358,0.2047182321548462,0.2530384957790375,0.3288741111755371,0.33522412180900574,0.3238810896873474,0.33516496419906616,0.3402405083179474,0.360805541276931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12977218628,0.9999516010284424,0.9985772371292114,0.9909740686416626,0.9892624020576477,0.9864816069602966,0.9957885146141052,0.9942740201950073,0.9941821694374084,0.9915229678153992,0.9910305738449097,0.9884517788887024,0.9868776798248291,0.9841142892837524,0.9907408952713013,0.9896106719970703,0.9905920624732971,0.9889580607414246,0.9885466694831848,0.9890320897102356,0.9872121810913086,0.9866632223129272,0.9855155348777771,0.9857861399650574,0.9841695427894592,0.9810177087783813,0.9807153940200806,0.9815424680709839,0.9811623096466064,0.9779918789863586,0.9745169878005981,0.9691277146339417,0.9621028900146484,0.962253212928772,0.9571912288665771,0.9515300989151001,0.9518411755561829,0.9545049071311951,0.9497334361076355,0.9421418905258179,0.9398869872093201,0.9337482452392578,0.9233567714691162,0.9130473732948303,0.9102779626846313,0.9028037190437317,0.8916413187980652,0.8864003419876099,0.8724793195724487,0.8624032139778137,0.8556488752365112,0.8405861258506775,0.8376946449279785,0.8345375061035156,0.826114296913147,0.822310745716095,0.8091632127761841,0.7938681840896606,0.8039568662643433,0.8017364144325256,0.7857836484909058,0.7733490467071533,0.7502475380897522,0.7344008088111877,0.7410693764686584,0.7330926656723022,0.7193282842636108,0.6986832618713379,0.6825363636016846,0.6540105938911438,0.6260488629341125,0.6058781147003174,0.5840442180633545,0.5604955554008484,0.529136598110199,0.514678418636322,0.47039929032325745,0.41904890537261963,0.3883238732814789,0.3529645502567291,0.3065912127494812,0.23942887783050537,0.21526697278022766,0.28608182072639465,0.32326623797416687,0.32006582617759705,0.3114035129547119,0.3199100196361542,0.3295423090457916,0.342720508575439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63558197,0.9999951720237732,0.9999818801879883,0.9999711513519287,0.9999430775642395,0.999925434589386,0.9999246597290039,0.999901294708252,0.9998534321784973,0.9996580481529236,0.9994305372238159,0.9988492727279663,0.9984207153320312,0.998392641544342,0.9981396198272705,0.9972440004348755,0.9963281154632568,0.9957274794578552,0.9963844418525696,0.9959532618522644,0.9945547580718994,0.9941355586051941,0.9931561946868896,0.9914878010749817,0.989629864692688,0.9873811602592468,0.9878250956535339,0.9874986410140991,0.9868257641792297,0.9816204905509949,0.9733421802520752,0.9659990072250366,0.9622822999954224,0.9514594078063965,0.9445579051971436,0.9449712634086609,0.9393985271453857,0.9319696426391602,0.9249078631401062,0.9127770066261292,0.8915241360664368,0.8739151954650879,0.8670828938484192,0.8602092266082764,0.8353138566017151,0.8236218690872192,0.8183764815330505,0.8004392981529236,0.7740886807441711,0.7419915795326233,0.7263221740722656,0.7155587673187256,0.6999180316925049,0.698689341545105,0.7122693657875061,0.6928277015686035,0.6555075645446777,0.6184729337692261,0.6166605353355408,0.6260812878608704,0.6054449081420898,0.5859541893005371,0.5645520091056824,0.5387674570083618,0.5162103176116943,0.4899095892906189,0.4636862874031067,0.43333202600479126,0.41096997261047363,0.3888183832168579,0.32335445284843445,0.29017671942710876,0.2434680312871933,0.17876219749450684,0.15638239681720734,0.12448982894420624,0.09150835126638412,0.07991224527359009,0.05555841699242592,0.04004096984863281,0.020404981449246407,0.014636564999818802,0.015004140324890614,0.022751756012439728,0.021222127601504326,0.036708686500787735,0.014166528359055519,0.0002321046922588721,0.007984817028045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63558197,0.9999951720237732,0.9999818801879883,0.9999711513519287,0.9999430775642395,0.999925434589386,0.9999246597290039,0.999901294708252,0.9998534321784973,0.9996580481529236,0.9994305372238159,0.9988492727279663,0.9984207153320312,0.998392641544342,0.9981396198272705,0.9972440004348755,0.9963281154632568,0.9957274794578552,0.9963844418525696,0.9959532618522644,0.9945547580718994,0.9941355586051941,0.9931561946868896,0.9914878010749817,0.989629864692688,0.9873811602592468,0.9878250956535339,0.9874986410140991,0.9868257641792297,0.9816204905509949,0.9733421802520752,0.9659990072250366,0.9622822999954224,0.9514594078063965,0.9445579051971436,0.9449712634086609,0.9393985271453857,0.9319696426391602,0.9249078631401062,0.9127770066261292,0.8915241360664368,0.8739151954650879,0.8670828938484192,0.8602092266082764,0.8353138566017151,0.8236218690872192,0.8183764815330505,0.8004392981529236,0.7740886807441711,0.7419915795326233,0.7263221740722656,0.7155587673187256,0.6999180316925049,0.698689341545105,0.7122693657875061,0.6928277015686035,0.6555075645446777,0.6184729337692261,0.6166605353355408,0.6260812878608704,0.6054449081420898,0.5859541893005371,0.5645520091056824,0.5387674570083618,0.5162103176116943,0.4899095892906189,0.4636862874031067,0.43333202600479126,0.41096997261047363,0.3888183832168579,0.32335445284843445,0.29017671942710876,0.2434680312871933,0.17876219749450684,0.15638239681720734,0.12448982894420624,0.09150835126638412,0.07991224527359009,0.05555841699242592,0.04004096984863281,0.020404981449246407,0.014636564999818802,0.015004140324890614,0.022751756012439728,0.021222127601504326,0.036708686500787735,0.014166528359055519,0.0002321046922588721,0.007984817028045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22702598572,0.9994829893112183,0.9974291324615479,0.998860776424408,0.9996576905250549,0.9990572333335876,0.9994291663169861,0.9996084570884705,0.9996015429496765,0.9996060132980347,0.9992706179618835,0.999061107635498,0.9990121126174927,0.9985553026199341,0.9990933537483215,0.9988532662391663,0.9987562894821167,0.9988909959793091,0.9989547729492188,0.9989166259765625,0.9986134767532349,0.9981756806373596,0.9977061748504639,0.9980459809303284,0.9977403879165649,0.9966380596160889,0.9963559508323669,0.9964500665664673,0.9962652325630188,0.9955654740333557,0.9951087236404419,0.993601381778717,0.9911812543869019,0.9902521967887878,0.9889649748802185,0.9870566725730896,0.9867970943450928,0.9858539700508118,0.9834675788879395,0.9791580438613892,0.9763818383216858,0.9711878895759583,0.9696289896965027,0.9697239995002747,0.9677592515945435,0.9624871015548706,0.9544129371643066,0.9499317407608032,0.9394484162330627,0.9291453957557678,0.9256693720817566,0.9246934652328491,0.9232914447784424,0.9141473770141602,0.9106413125991821,0.9119604229927063,0.9040060043334961,0.8960487842559814,0.8927489519119263,0.8965132832527161,0.895300567150116,0.8789806962013245,0.8650404810905457,0.8627066612243652,0.8612433075904846,0.8519527912139893,0.8428102135658264,0.8336308002471924,0.8188472986221313,0.8038364052772522,0.7865017652511597,0.7579066753387451,0.7337923645973206,0.704056978225708,0.6899369359016418,0.6722527146339417,0.6416304707527161,0.6056658625602722,0.5805401802062988,0.561104416847229,0.5442769527435303,0.5098348259925842,0.4828426241874695,0.47781071066856384,0.5155630707740784,0.5062286257743835,0.5079572796821594,0.5049864053726196,0.5248222947120667,0.51487880945205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150633811951,0.9992152452468872,0.9985071420669556,0.996764063835144,0.9915821552276611,0.9839107990264893,0.9939896464347839,0.9927895665168762,0.9916593432426453,0.9898357391357422,0.9903194308280945,0.9888180494308472,0.9857801795005798,0.9842914938926697,0.9867351055145264,0.9842137694358826,0.9810807704925537,0.9802780747413635,0.9807340502738953,0.9822540283203125,0.9782067537307739,0.9724666476249695,0.9688224792480469,0.9718703627586365,0.970330536365509,0.9631190299987793,0.9572394490242004,0.9611669182777405,0.9621018767356873,0.955702006816864,0.9462650418281555,0.9325085282325745,0.9039965867996216,0.8844316601753235,0.8658803701400757,0.8533005118370056,0.8479784727096558,0.8473111987113953,0.8341054916381836,0.8050836324691772,0.7650710344314575,0.7075947523117065,0.6874027252197266,0.6947904825210571,0.6979896426200867,0.6768736839294434,0.6316946148872375,0.6153637766838074,0.6215971112251282,0.6102631688117981,0.5881034731864929,0.552216649055481,0.5152533650398254,0.5151053667068481,0.5426508188247681,0.5368688702583313,0.5062975883483887,0.5061845779418945,0.5137143731117249,0.49601060152053833,0.4769700765609741,0.4611012637615204,0.40796729922294617,0.37070637941360474,0.3664042055606842,0.36782896518707275,0.3449844717979431,0.28384530544281006,0.18967679142951965,0.08817338198423386,0.007106959354132414,-0.02414245903491974,-0.006133609917014837,-0.019752053543925285,-0.02692437916994095,-0.021026894450187683,0.018829073756933212,0.03372379019856453,0.009719133377075195,-0.007124627009034157,0.01155481394380331,0.01358186174184084,0.003931435290724039,0.015705661848187447,-0.0011822640663012862,0.01248764619231224,0.04747919365763664,0.023428738117218018,0.05313611403107643,0.0296679642051458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49796295166,0.9997662305831909,0.9985746145248413,0.999008059501648,0.999550998210907,0.9991010427474976,0.9994791746139526,0.9996352791786194,0.9995778799057007,0.9995167255401611,0.9989392757415771,0.9984063506126404,0.9982378482818604,0.997132420539856,0.9983325600624084,0.9982782006263733,0.9984967112541199,0.9985007047653198,0.9985997676849365,0.9986420273780823,0.9979557394981384,0.9976672530174255,0.9971857070922852,0.9973411560058594,0.9972797632217407,0.9967234134674072,0.995858907699585,0.9959797859191895,0.9960393905639648,0.9948191046714783,0.994111180305481,0.992702066898346,0.9896153807640076,0.9886203408241272,0.9872716069221497,0.9856359362602234,0.9838629364967346,0.9830018877983093,0.9817667603492737,0.9795379042625427,0.9771026968955994,0.973017156124115,0.9694624543190002,0.9661551713943481,0.9620240330696106,0.9581308960914612,0.9538249969482422,0.9500806331634521,0.9399491548538208,0.9338680505752563,0.9290785193443298,0.9264988899230957,0.9247394800186157,0.9149555563926697,0.9129313826560974,0.9181113243103027,0.9088784456253052,0.8971653580665588,0.895921528339386,0.8952348828315735,0.8902796506881714,0.8735379576683044,0.867063045501709,0.8663191199302673,0.8599545955657959,0.845071017742157,0.835896909236908,0.8239007592201233,0.8101170659065247,0.7912631630897522,0.7803353667259216,0.7555255889892578,0.72974693775177,0.7040120363235474,0.6862077116966248,0.6736612319946289,0.6319060921669006,0.5947315096855164,0.5787103176116943,0.5520257353782654,0.5091212391853333,0.46054157614707947,0.4194326102733612,0.4427061975002289,0.4975595772266388,0.509194552898407,0.5024201273918152,0.49884071946144104,0.505566418170929,0.51910823583602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055100440979,0.9811831712722778,0.9586161971092224,0.9777084589004517,0.944158136844635,0.8527933359146118,0.8922362327575684,0.9302902817726135,0.8728269934654236,0.7954115271568298,0.7331822514533997,0.6336572766304016,0.5143566131591797,0.5458370447158813,0.5242364406585693,0.3118177354335785,0.2806200087070465,0.3354623317718506,0.1545778214931488,-0.0036620127502828836,-0.058903299272060394,-0.024427449330687523,-0.13086846470832825,-0.20634520053863525,-0.15385538339614868,-0.12421867996454239,-0.09232667833566666,-0.07245798408985138,-0.08968210965394974,-0.08000268042087555,-0.11649205535650253,-0.07499219477176666,-0.029980255290865898,-0.03506078943610191,-0.08699242025613785,-0.11760055273771286,-0.06068141758441925,0.003038827097043395,-0.04067270830273628,-0.013744199648499489,0.0219655092805624,0.017585288733243942,-0.013630995526909828,-0.013437967747449875,0.020925352349877357,0.024301329627633095,0.022019974887371063,0.03278190270066261,0.020451949909329414,-0.015273950062692165,-0.035107195377349854,-0.029187675565481186,-0.03088524378836155,-0.002217476721853018,0.0037483954802155495,-0.00031213811598718166,-0.006693939212709665,-0.016021868214011192,0.003796384437009692,0.018435142934322357,0.01881888136267662,0.0038434749003499746,0.005712530110031366,0.006328487768769264,-0.013956270180642605,-0.013171381317079067,0.008557775057852268,0.010278708301484585,0.01678549125790596,0.016259927302598953,0.0021993769332766533,0.0014940307009965181,0.008267316967248917,0.023632515221834183,0.02700958400964737,0.014697297476232052,0.0024026548489928246,-0.017552709206938744,-0.0015703673707321286,0.010265824384987354,-0.01355099305510521,-0.035057343542575836,-0.02992294169962406,-0.01372605748474598,0.0029790070839226246,0.031186673790216446,0.05140962451696396,0.030238548293709755,0.04678092896938324,0.023315390571951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37739562988,0.9996109008789062,0.9976997971534729,0.9983999133110046,0.9994687438011169,0.9991265535354614,0.9994980096817017,0.9996095299720764,0.9995217323303223,0.9993191361427307,0.9987765550613403,0.9981748461723328,0.99805748462677,0.9971535205841064,0.9985904097557068,0.9983373284339905,0.9984662532806396,0.998472273349762,0.9985830783843994,0.9985795021057129,0.9982757568359375,0.9974897503852844,0.9969081878662109,0.9970348477363586,0.9969095587730408,0.995913028717041,0.9956901669502258,0.9958325624465942,0.9956091046333313,0.9944663047790527,0.9936347603797913,0.9922952651977539,0.9901494979858398,0.9897023439407349,0.9881597757339478,0.9859207272529602,0.9857268929481506,0.9853346347808838,0.9835846424102783,0.980075478553772,0.9774088859558105,0.9731255769729614,0.9717866778373718,0.9703269600868225,0.9671204090118408,0.962408721446991,0.9550747871398926,0.951063334941864,0.941169261932373,0.931240439414978,0.9311693906784058,0.9301698803901672,0.9245694279670715,0.91749507188797,0.9130546450614929,0.9137804508209229,0.9092824459075928,0.9032427668571472,0.9016450643539429,0.9026250839233398,0.8963485360145569,0.8858292698860168,0.8768866658210754,0.8706508278846741,0.8716028928756714,0.8633764982223511,0.8505797386169434,0.8409461379051208,0.8253207206726074,0.8052746653556824,0.7956998348236084,0.7777771353721619,0.7474978566169739,0.7099940180778503,0.6799687147140503,0.6469833850860596,0.5596436858177185,0.40610820055007935,0.23850271105766296,0.1579262763261795,0.16845032572746277,0.1762124001979828,0.1841605305671692,0.26328662037849426,0.3086051940917969,0.3042401671409607,0.3435564637184143,0.33424025774002075,0.34447190165519714,0.35061693191528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0018863678,0.9996456503868103,0.9984877109527588,0.9981106519699097,0.9958060383796692,0.9902639389038086,0.9947566986083984,0.9960673451423645,0.9956850409507751,0.9937399625778198,0.991169273853302,0.9874662756919861,0.9817860722541809,0.9797047972679138,0.983860433101654,0.9827044606208801,0.9801268577575684,0.9772565364837646,0.9767735600471497,0.9781385064125061,0.9678359031677246,0.952618420124054,0.9436048865318298,0.9488290548324585,0.9470281004905701,0.9294148683547974,0.9171172976493835,0.9251832365989685,0.9206984043121338,0.9058470726013184,0.8877004981040955,0.8632992506027222,0.8348811864852905,0.8159473538398743,0.7810326814651489,0.7374429106712341,0.7185987830162048,0.7129034996032715,0.6868684887886047,0.6737276315689087,0.6715614199638367,0.6101760268211365,0.556650698184967,0.5563870072364807,0.5260339975357056,0.4991697371006012,0.5052689909934998,0.5090734362602234,0.4999089539051056,0.4748947322368622,0.41704797744750977,0.3236723840236664,0.2092364877462387,0.09969382733106613,0.045389603823423386,0.042624663561582565,0.001425767783075571,-0.018185636028647423,-0.03229323774576187,-0.02084142528474331,-0.000981645192950964,0.002454772125929594,0.0004910888965241611,-0.02225804142653942,-0.03236385062336922,-0.04284508526325226,-0.03786645457148552,0.009662032127380371,0.005798179656267166,-0.013761365786194801,0.022389713674783707,-0.0015718749491497874,-0.044559650123119354,0.008062835782766342,0.03584925830364227,0.03721611946821213,0.013991979882121086,0.012509542517364025,0.012982583604753017,0.014236385934054852,0.007826728746294975,0.003316919319331646,0.007193070370703936,0.0007224096334539354,-0.00798522774130106,0.004582751076668501,0.01914205215871334,0.03856119513511658,0.05352260172367096,0.0269783977419137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93843531608582,0.9801759123802185,0.9458448886871338,0.9376330971717834,0.9069561958312988,0.9112380743026733,0.9011347889900208,0.8626669645309448,0.8915925621986389,0.8359987139701843,0.8013373017311096,0.8349902033805847,0.802263617515564,0.8303465247154236,0.8090055584907532,0.7828264236450195,0.8147724866867065,0.7665882706642151,0.7504486441612244,0.7313722968101501,0.7282387018203735,0.6836422085762024,0.595244288444519,0.41559672355651855,0.34666287899017334,0.2972559928894043,0.3162989318370819,0.308815598487854,0.2764933705329895,0.21973846852779388,0.2081223726272583,0.224284827709198,0.23929989337921143,0.19887536764144897,0.1678287833929062,0.1520017683506012,0.1668807417154312,0.13056764006614685,0.09515753388404846,0.07564354687929153,0.06974751502275467,0.04841524362564087,0.08419287204742432,0.0720641016960144,0.048264529556035995,0.044612836092710495,0.07434376329183578,0.07563982158899307,0.06465014070272446,0.05791722238063812,0.03532272204756737,0.0393175445497036,0.07465795427560806,0.044208332896232605,0.06291021406650543,0.08907114714384079,0.08382316678762436,0.038215700536966324,0.05525445193052292,0.033668678253889084,0.027556361630558968,0.028232064098119736,0.031741637736558914,0.05334150418639183,0.056682635098695755,0.0591408833861351,0.062200065702199936,0.029078451916575432,0.03342915326356888,0.0388076975941658,0.06522458791732788,0.05122758448123932,0.02352180890738964,0.02477426826953888,0.03915375843644142,0.041164711117744446,0.03214636072516441,0.018894575536251068,0.04103405401110649,0.028650706633925438,0.025938967242836952,0.024966908618807793,0.023399364203214645,0.03925592452287674,0.0333256796002388,0.03142273798584938,0.02663213200867176,0.03619794547557831,0.025667643174529076,0.02975623309612274,0.0205081757158041,0.023385247215628624,0.01611972786486149,0.021616918966174126,0.027571070939302444,0.025555459782481194,0.02392849512398243,0.030660657212138176,0.0392756350338459,0.03239716961979866,0.02506539225578308,0.035465121269226074,0.0449523888528347,0.04299171641469002,0.04211080074310303,0.03747056797146797,0.03285408765077591,0.021372733637690544,0.026193436235189438,0.018366964533925056,0.013718992471694946,0.006948197726160288,0.00425633555278182,0.0038460849318653345,0.009182922542095184,0.011057000607252121,0.012354124337434769,0.0009897991549223661,-0.003207709640264511,-0.011232932098209858,0.0007695134845562279,0.013905348256230354,0.004800473805516958,0.009961210191249847,0.0035977724473923445,-0.0030442022252827883,0.0034581522922962904,0.0021231260616332293,-0.012699064798653126,0.0024043163284659386,-0.0010670473566278815,-0.019745998084545135,-0.011551654897630215,-0.0068085030652582645,0.008968301117420197,0.014949949458241463,0.005169692449271679,0.005805480759590864,-0.005653231870383024,-2.2017011360730976e-05,-0.004755895584821701,-0.004446498584002256,-0.00048638510634191334,-0.0036189574748277664,-0.011594697833061218,-0.0037232597824186087,-0.003526651533320546,-0.0037987707182765007,-0.0024786018766462803,0.0026194220408797264,0.0019031371921300888,-0.006332925520837307,0.0013006424997001886,0.006675389129668474,-0.0056465440429747105,-0.007565918378531933,0.0025089639239013195,-0.0014527438906952739,-0.0020005491096526384,-0.000238353575696237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36429262161255,0.7991877198219299,0.9220773577690125,0.6159912347793579,0.848941445350647,0.7439388632774353,0.5849446058273315,0.5910236835479736,0.6449007391929626,0.6291926503181458,0.5566254258155823,0.6924358606338501,0.6666057705879211,0.6613913178443909,0.659400224685669,0.5670031309127808,0.6574053764343262,0.5902067422866821,0.5522779226303101,0.5676255226135254,0.5308858752250671,0.4852025806903839,0.3922334611415863,0.14961077272891998,0.08475665748119354,0.04474879056215286,0.01891144923865795,0.008677774108946323,0.021552519872784615,0.011676227673888206,0.02917451784014702,0.07156435400247574,0.08826543390750885,0.10567464679479599,0.11244263499975204,0.08667491376399994,0.06974316388368607,0.10332583636045456,0.10292942821979523,0.08332916349172592,0.041561637073755264,0.04656059667468071,0.12093858420848846,0.07248669862747192,0.02899746410548687,0.0042514316737651825,0.025187814608216286,0.041063278913497925,0.03961590677499771,0.02837899699807167,0.030913284048438072,0.028193267062306404,0.06463602185249329,0.04561684653162956,0.06397473812103271,0.06012187898159027,0.04539669305086136,0.025803714990615845,0.035136740654706955,-0.0038016114849597216,0.01904550939798355,0.01087520457804203,0.04650503769516945,0.03380144014954567,0.008283118717372417,0.021669436246156693,0.0371631421148777,0.01520552672445774,0.02461838722229004,0.026052910834550858,0.04954833909869194,0.04151825234293938,-0.0010471898131072521,-0.0024502656888216734,0.020737893879413605,0.03409189730882645,0.03994321450591087,-0.0020968285389244556,-0.0007687932229600847,0.009649823419749737,0.00342130777426064,0.0009819426340982318,-0.003103442955762148,-0.001730931457132101,0.011671933345496655,0.011485928669571877,0.005710146389901638,-0.0019522382644936442,-0.0075829410925507545,0.008164548315107822,-0.01117398776113987,-0.016596945002675056,-0.024272853508591652,-0.013868320733308792,-0.0029119509272277355,0.00555878272280097,0.02028920315206051,0.023560160771012306,0.015753962099552155,-0.004802559968084097,-0.0037120364140719175,0.0038967537693679333,0.008185199461877346,0.021167799830436707,0.0172162763774395,0.02028711698949337,0.02646646834909916,0.007537429220974445,0.01716003194451332,0.012344061397016048,-0.0012751800240948796,0.006049778312444687,0.003564288606867194,0.003583226352930069,0.011662160977721214,0.02074611932039261,0.007203088607639074,-0.005745636764913797,-0.008543147705495358,-0.011943819932639599,-0.007712179329246283,0.010779643431305885,0.009279539808630943,-2.494113869033754e-05,-0.0024821653496474028,-0.0008009414304979146,0.0016774112591519952,0.0013900971971452236,-0.012896840460598469,0.005327410995960236,0.0004893399891443551,-0.012976096011698246,-0.012692518532276154,-0.004922790452837944,0.009375235997140408,0.006825607735663652,-0.0016862634802237153,-0.0053953370079398155,-0.013249928131699562,0.003821056801825762,0.0022641755640506744,-0.0017955043585970998,-0.004415405914187431,0.0008257287554442883,-0.004537330474704504,-0.003189321141690016,0.0002249344834126532,-0.0013138398062437773,-0.0068497490137815475,-0.0022543545346707106,0.004745326936244965,-0.0016089343698695302,0.0017295887228101492,0.012622904032468796,0.0016983795212581754,-0.001991353463381529,0.00236906367354095,0.0008003407274372876,-0.00017619643767829984,0.00071862974436953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735355377197,0.9999512434005737,0.9998933672904968,0.9997953176498413,0.9996920228004456,0.9995101094245911,0.9995316863059998,0.9991977214813232,0.9985281229019165,0.9982116222381592,0.9977160096168518,0.9972456097602844,0.9960618019104004,0.9957773685455322,0.9924483895301819,0.9911953210830688,0.9896101355552673,0.9875141978263855,0.9876963496208191,0.9877995848655701,0.9862551689147949,0.9875108599662781,0.9858080744743347,0.9852210879325867,0.9828678965568542,0.984207808971405,0.9848154783248901,0.9834153056144714,0.9815486669540405,0.9799005389213562,0.9785473942756653,0.9756908416748047,0.973418653011322,0.9699374437332153,0.9631819725036621,0.9596002101898193,0.9574931263923645,0.9519846439361572,0.9429343342781067,0.9313353896141052,0.9205086827278137,0.9095996618270874,0.8910561800003052,0.8824477195739746,0.8665958046913147,0.8405439257621765,0.8301147818565369,0.8105826377868652,0.8263242244720459,0.8105007410049438,0.7974227070808411,0.78763347864151,0.7746015787124634,0.7625516057014465,0.766244649887085,0.7424285411834717,0.7302634716033936,0.7374831438064575,0.743112325668335,0.730478048324585,0.7313005924224854,0.7389091849327087,0.7485363483428955,0.7459502816200256,0.7424878478050232,0.7397065162658691,0.7432848811149597,0.740018904209137,0.7358183264732361,0.7255929112434387,0.7109791040420532,0.7102965116500854,0.6832095980644226,0.6654544472694397,0.6349573135375977,0.6190163493156433,0.5938935279846191,0.5625070929527283,0.5213122963905334,0.48326975107192993,0.44968464970588684,0.42883986234664917,0.39026179909706116,0.3465295135974884,0.32721787691116333,0.3028278350830078,0.28956475853919983,0.2512891888618469,0.2342311143875122,0.20705273747444153,0.16875813901424408,0.15335635840892792,0.14103646576404572,0.14013515412807465,0.11125972867012024,0.09873618185520172,0.08610733598470688,0.04961548000574112,0.06529676914215088,0.07214690744876862,0.07164306938648224,0.03451758250594139,0.030437462031841278,0.03446442261338234,0.04074582830071449,0.021462954580783844,0.021131794899702072,0.010971179232001305,0.006085575558245182,0.02160625346004963,0.0213841050863266,0.01941005326807499,0.021451013162732124,0.027007948607206345,-0.01392517052590847,-0.007719883695244789,0.0013055747840553522,0.0012364384019747376,0.018878893926739693,0.011811129748821259,0.011913422495126724,0.00037752577918581665,0.010838866233825684,0.01036706380546093,-0.0002620534796733409,0.0041169109754264355,0.006358596496284008,0.0078695984557271,-0.007568024098873138,0.015377438627183437,0.008351718075573444,-0.0025833859108388424,0.0017757585737854242,-0.0027818751987069845,0.0010439822217449546,-0.0062822457402944565,0.004474297631531954,0.0047351219691336155,0.004959750920534134,0.010956091806292534,-0.005535052623599768,0.0003676503256428987,0.005220817402005196,0.009748155251145363,0.003981259651482105,0.011321606114506721,0.011402294971048832,0.011960205622017384,0.005808727350085974,0.007972597144544125,0.016569634899497032,0.011916396208107471,0.017745204269886017,0.015497304499149323,0.011227568611502647,0.019343199208378792,0.012378435581922531,0.017769601196050644,0.01723090559244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735355377197,0.9999512434005737,0.9998933672904968,0.9997953176498413,0.9996920228004456,0.9995101094245911,0.9995316863059998,0.9991977214813232,0.9985281229019165,0.9982116222381592,0.9977160096168518,0.9972456097602844,0.9960618019104004,0.9957773685455322,0.9924483895301819,0.9911953210830688,0.9896101355552673,0.9875141978263855,0.9876963496208191,0.9877995848655701,0.9862551689147949,0.9875108599662781,0.9858080744743347,0.9852210879325867,0.9828678965568542,0.984207808971405,0.9848154783248901,0.9834153056144714,0.9815486669540405,0.9799005389213562,0.9785473942756653,0.9756908416748047,0.973418653011322,0.9699374437332153,0.9631819725036621,0.9596002101898193,0.9574931263923645,0.9519846439361572,0.9429343342781067,0.9313353896141052,0.9205086827278137,0.9095996618270874,0.8910561800003052,0.8824477195739746,0.8665958046913147,0.8405439257621765,0.8301147818565369,0.8105826377868652,0.8263242244720459,0.8105007410049438,0.7974227070808411,0.78763347864151,0.7746015787124634,0.7625516057014465,0.766244649887085,0.7424285411834717,0.7302634716033936,0.7374831438064575,0.743112325668335,0.730478048324585,0.7313005924224854,0.7389091849327087,0.7485363483428955,0.7459502816200256,0.7424878478050232,0.7397065162658691,0.7432848811149597,0.740018904209137,0.7358183264732361,0.7255929112434387,0.7109791040420532,0.7102965116500854,0.6832095980644226,0.6654544472694397,0.6349573135375977,0.6190163493156433,0.5938935279846191,0.5625070929527283,0.5213122963905334,0.48326975107192993,0.44968464970588684,0.42883986234664917,0.39026179909706116,0.3465295135974884,0.32721787691116333,0.3028278350830078,0.28956475853919983,0.2512891888618469,0.2342311143875122,0.20705273747444153,0.16875813901424408,0.15335635840892792,0.14103646576404572,0.14013515412807465,0.11125972867012024,0.09873618185520172,0.08610733598470688,0.04961548000574112,0.06529676914215088,0.07214690744876862,0.07164306938648224,0.03451758250594139,0.030437462031841278,0.03446442261338234,0.04074582830071449,0.021462954580783844,0.021131794899702072,0.010971179232001305,0.006085575558245182,0.02160625346004963,0.0213841050863266,0.01941005326807499,0.021451013162732124,0.027007948607206345,-0.01392517052590847,-0.007719883695244789,0.0013055747840553522,0.0012364384019747376,0.018878893926739693,0.011811129748821259,0.011913422495126724,0.00037752577918581665,0.010838866233825684,0.01036706380546093,-0.0002620534796733409,0.0041169109754264355,0.006358596496284008,0.0078695984557271,-0.007568024098873138,0.015377438627183437,0.008351718075573444,-0.0025833859108388424,0.0017757585737854242,-0.0027818751987069845,0.0010439822217449546,-0.0062822457402944565,0.004474297631531954,0.0047351219691336155,0.004959750920534134,0.010956091806292534,-0.005535052623599768,0.0003676503256428987,0.005220817402005196,0.009748155251145363,0.003981259651482105,0.011321606114506721,0.011402294971048832,0.011960205622017384,0.005808727350085974,0.007972597144544125,0.016569634899497032,0.011916396208107471,0.017745204269886017,0.015497304499149323,0.011227568611502647,0.019343199208378792,0.012378435581922531,0.017769601196050644,0.01723090559244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7513422966003,0.9943211674690247,0.9931693077087402,0.9910987019538879,0.9845278263092041,0.9872037172317505,0.9901546239852905,0.9864789843559265,0.9868831634521484,0.9817871451377869,0.9775114059448242,0.9829474687576294,0.9781084656715393,0.9785770177841187,0.9756380319595337,0.9723780155181885,0.9793726205825806,0.9787275791168213,0.9743976593017578,0.9686667919158936,0.9688658118247986,0.9696478843688965,0.9690597653388977,0.9654217958450317,0.961081326007843,0.9568707942962646,0.9593297839164734,0.959990382194519,0.9563713073730469,0.9521937370300293,0.9502415657043457,0.946614682674408,0.9458351731300354,0.9360381364822388,0.9261195659637451,0.9227815866470337,0.9197503328323364,0.9230690598487854,0.9167969226837158,0.9050884246826172,0.8929410576820374,0.8732452392578125,0.8740301132202148,0.8570613265037537,0.8372620344161987,0.8222208023071289,0.8019359707832336,0.7945716977119446,0.7810308933258057,0.7716310024261475,0.7564391493797302,0.7473469376564026,0.746065616607666,0.718141496181488,0.7050065398216248,0.6992088556289673,0.6731693148612976,0.6745061874389648,0.6645545363426208,0.664054274559021,0.6669337153434753,0.6493571400642395,0.6572926044464111,0.6663249135017395,0.6570528149604797,0.6543743014335632,0.6594565510749817,0.6636663675308228,0.6584597229957581,0.6573225259780884,0.653666079044342,0.6335750818252563,0.6157496571540833,0.5861539244651794,0.5813372135162354,0.5655511021614075,0.5459191203117371,0.5154740214347839,0.4738155007362366,0.4455035328865051,0.43068280816078186,0.40473073720932007,0.36550354957580566,0.3368791937828064,0.3148553967475891,0.28217417001724243,0.2788325846195221,0.26401177048683167,0.2624518871307373,0.2267429232597351,0.20934486389160156,0.20641091465950012,0.17795288562774658,0.16056516766548157,0.13864010572433472,0.15537966787815094,0.1462310403585434,0.1619945615530014,0.14893488585948944,0.1450214982032776,0.14339680969715118,0.13105721771717072,0.12676291167736053,0.1272159069776535,0.13321150839328766,0.12391683459281921,0.12072033435106277,0.09231265634298325,0.084403857588768,0.0524875745177269,0.031712211668491364,0.029822949320077896,-0.0004468504630494863,0.0030151179526001215,0.01252022199332714,0.015507610514760017,0.03735213726758957,0.021953612565994263,0.022234512493014336,0.016786787658929825,0.02496708743274212,0.03337644040584564,0.026012318208813667,0.022288914769887924,0.019878292456269264,0.023781977593898773,0.03444072976708412,0.029458684846758842,0.01713506318628788,0.04273906350135803,0.044793665409088135,0.03429929167032242,0.02704501338303089,0.03804631531238556,0.04914131015539169,0.04513141140341759,0.016334064304828644,0.025999018922448158,0.03988095745444298,0.03177105635404587,0.030723417177796364,0.04215463623404503,0.03962085396051407,0.03381500765681267,0.04107575863599777,0.029726456850767136,0.03804497420787811,0.03499583154916763,0.03493237867951393,0.04326104372739792,0.038016725331544876,0.03889799490571022,0.045772965997457504,0.0405336357653141,0.04450486972928047,0.03309015557169914,0.03521924093365669,0.03467525169253349,0.05019511282444,0.043965931981801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9995360374451,0.9889660477638245,0.982765793800354,0.9225953221321106,0.9556964635848999,0.9607206583023071,0.9452956318855286,0.9250814914703369,0.9310151934623718,0.9299861788749695,0.9257557392120361,0.9408489465713501,0.9262877702713013,0.9288886785507202,0.9092256426811218,0.8935479521751404,0.916989803314209,0.9090355038642883,0.8986209034919739,0.8748605847358704,0.8633695244789124,0.8499118089675903,0.8195689916610718,0.7785061001777649,0.754535973072052,0.7376747131347656,0.765264093875885,0.7797114849090576,0.7723251581192017,0.7913600206375122,0.7987791895866394,0.7893750667572021,0.7852702140808105,0.7592195272445679,0.7149567604064941,0.7405719757080078,0.7175149917602539,0.7014971375465393,0.6895644068717957,0.6553056836128235,0.5998995900154114,0.5777580738067627,0.5993520617485046,0.5446769595146179,0.4916735291481018,0.46282994747161865,0.45205479860305786,0.45597973465919495,0.421951562166214,0.4064961075782776,0.38356390595436096,0.39350900053977966,0.4226546883583069,0.3923875093460083,0.39337003231048584,0.3907027244567871,0.36590448021888733,0.34492358565330505,0.3480069041252136,0.33330032229423523,0.331390380859375,0.3520177900791168,0.33658963441848755,0.3404251039028168,0.3324025869369507,0.3260997235774994,0.3266402781009674,0.3187919557094574,0.3073478639125824,0.30716484785079956,0.3307361900806427,0.29490286111831665,0.27377569675445557,0.23219603300094604,0.24428535997867584,0.23405343294143677,0.23179922997951508,0.2185359001159668,0.22553880512714386,0.1979626566171646,0.16649141907691956,0.16747410595417023,0.13226807117462158,0.12462805211544037,0.10517027974128723,0.0958324447274208,0.10476572066545486,0.08592262119054794,0.07308502495288849,0.07096006721258163,0.0645643025636673,0.06628976762294769,0.055449288338422775,0.05294228717684746,0.06596618890762329,0.07323627173900604,0.05157235264778137,0.04951290041208267,0.0610312856733799,0.04475707933306694,0.019860902801156044,0.04307924956083298,0.05175459384918213,0.04189946502447128,0.06378676742315292,0.05153656005859375,0.04483431950211525,0.034451499581336975,0.027854887768626213,0.028535692021250725,0.014160462655127048,0.013955623842775822,0.0042470162734389305,0.007969783619046211,0.0009462420712225139,-0.0026136210653930902,-0.0029572888743132353,0.0026195875834673643,-0.010839478112757206,0.007032033521682024,0.013957072980701923,-0.007579750847071409,0.00026309085660614073,0.0003562775091268122,-0.001963339513167739,0.0020513879135251045,0.007488603703677654,0.0029328269883990288,0.00663586612790823,0.004015113227069378,0.0039006525184959173,-0.007476663216948509,-0.009962218813598156,-0.0036301258951425552,0.005830876063555479,-0.008838257752358913,0.0049456097185611725,0.0005710908444598317,-0.0027795599307864904,0.0002147813211195171,-0.0006498656002804637,-0.0038271481171250343,0.015783725306391716,0.0017088704043999314,-0.005772831849753857,-0.005793532356619835,0.0033823030535131693,-0.011851188726723194,-0.006959791760891676,0.0031126216053962708,0.005946890916675329,-0.003519822843372822,0.006893526297062635,0.0035234964452683926,0.014988117851316929,0.0001925702963490039,0.012167620472609997,0.008052733726799488,3.7752790376544e-05,-0.00316266692243516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2556571960449,0.9961130023002625,0.9970127940177917,0.9938386678695679,0.9907563328742981,0.9930227398872375,0.990166187286377,0.9858553409576416,0.9872716665267944,0.981953501701355,0.9783979654312134,0.9836736917495728,0.981383740901947,0.9803987741470337,0.9795194268226624,0.9771475791931152,0.9813710451126099,0.980109691619873,0.9764441847801208,0.9726889729499817,0.9727887511253357,0.9732315540313721,0.970956027507782,0.9690265655517578,0.9675840139389038,0.9641892313957214,0.9666392803192139,0.9637763500213623,0.96217942237854,0.9592625498771667,0.9568136930465698,0.9560096859931946,0.9550790786743164,0.9484015703201294,0.9443199634552002,0.9453433156013489,0.9458038806915283,0.9438028335571289,0.94102942943573,0.9326670169830322,0.9236060976982117,0.9168893694877625,0.9149059653282166,0.9058796167373657,0.8913392424583435,0.8771758675575256,0.8738231062889099,0.8585292100906372,0.848369300365448,0.8501248955726624,0.8345223069190979,0.8343946933746338,0.8228902816772461,0.8130374550819397,0.8067066669464111,0.803144097328186,0.7811508774757385,0.7744919061660767,0.7743650078773499,0.7728162407875061,0.7768052220344543,0.7787413001060486,0.7777063250541687,0.7795662879943848,0.7665525674819946,0.7707208395004272,0.774077832698822,0.7579333186149597,0.7581841945648193,0.7635905146598816,0.758855402469635,0.751369297504425,0.7429394125938416,0.7178765535354614,0.714972734451294,0.6903135180473328,0.6665054559707642,0.6405680179595947,0.5974454879760742,0.5787015557289124,0.5578632354736328,0.5290753245353699,0.5051484107971191,0.4855218231678009,0.44035446643829346,0.41180500388145447,0.3890252113342285,0.37775734066963196,0.34705719351768494,0.3147786259651184,0.29993918538093567,0.28139355778694153,0.27971789240837097,0.27235960960388184,0.2648336589336395,0.24261851608753204,0.21014299988746643,0.22208181023597717,0.229515939950943,0.21787865459918976,0.20910213887691498,0.1924927830696106,0.1897607445716858,0.18183410167694092,0.17222662270069122,0.1796865016222,0.17545190453529358,0.1616584211587906,0.11817120015621185,0.08198337256908417,0.05217631161212921,0.0636834129691124,0.04335370659828186,0.02558986097574234,0.023714227601885796,0.011152870953083038,0.033695388585329056,0.014288599602878094,0.00621080445125699,0.027353353798389435,0.00791855063289404,0.0014932474587112665,-0.0012207439867779613,0.005635377019643784,0.011039777658879757,0.014101481065154076,0.014931726269423962,0.010943779721856117,0.01603473350405693,0.025874674320220947,0.016888024285435677,0.0031561024952679873,0.0007433124701492488,-0.002668641973286867,0.00500959437340498,-0.002728128805756569,0.00781082222238183,0.0050419955514371395,0.016211330890655518,0.01170484721660614,0.0014527114108204842,-0.000797925575170666,0.005287386942654848,0.007804220076650381,0.004144575446844101,0.0007578640361316502,-0.0013939616037532687,-0.0022448967210948467,-0.0029536208603531122,-0.007444989401847124,-0.005132315680384636,0.000786313321441412,0.015262182801961899,0.0018538073636591434,-0.002449740655720234,-0.008162676356732845,0.00380157632753253,0.003856438212096691,-0.007656509522348642,-0.0073779467493295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48798108100891,0.8413496613502502,0.9294801354408264,0.811305582523346,0.7644203305244446,0.8198443651199341,0.661702573299408,0.6604593396186829,0.6223857402801514,0.5644997358322144,0.5682535767555237,0.6380075812339783,0.6507565379142761,0.682375967502594,0.6725430488586426,0.5224347114562988,0.5861485004425049,0.5316029191017151,0.5274568796157837,0.5441691279411316,0.46874353289604187,0.4921008050441742,0.34570032358169556,0.12322521954774857,0.10213293880224228,0.03008524514734745,0.020601842552423477,0.054507214576005936,-0.009590440429747105,-0.05064773187041283,-0.10798342525959015,-0.13300777971744537,-0.14159661531448364,-0.1407572329044342,-0.10838332772254944,-0.15748253464698792,-0.06710365414619446,-0.02749684639275074,-0.04667407646775246,-0.06510543078184128,-0.04750070720911026,-0.022571656852960587,-0.04088185727596283,-0.027789009734988213,0.0067047784104943275,0.02450571395456791,0.020028389990329742,-0.03109389916062355,0.0306321382522583,0.0010235343361273408,-0.010083611123263836,-0.00350870075635612,0.00921811256557703,0.044329315423965454,0.0026862628292292356,-0.00444368738681078,-0.0014610763173550367,0.015257446095347404,-0.0006311758770607412,0.023104984313249588,0.02253618836402893,0.002834000624716282,0.007178703788667917,0.006106253247708082,-0.01235062163323164,0.010384988971054554,-0.0016232182970270514,-0.028908414766192436,-0.006005624309182167,-0.00020479352679103613,0.0160629004240036,0.0013771405210718513,-0.016127152368426323,-0.006750007160007954,-0.005974699277430773,-0.0022886833176016808,0.01420694962143898,0.011323858983814716,0.011526347137987614,0.0006787826423533261,-0.005238516256213188,-0.004585724323987961,-0.008364628069102764,-0.0011761587811633945,0.006584377493709326,0.018132396042346954,-0.0029568704776465893,-0.00958720687776804,0.028319288045167923,0.009949715808033943,0.016656436026096344,0.02336571365594864,0.024791819974780083,0.010083681903779507,-0.0032183572184294462,0.00670321611687541,0.012930214405059814,-0.0031275383662432432,-0.0033110673539340496,0.0012319243978708982,-0.0048512364737689495,-0.016547219827771187,-0.016719834879040718,-0.018132084980607033,-0.003921004012227058,-0.0017522219568490982,0.0005096583627164364,-0.008438839577138424,-0.0023403544910252094,-0.0034905315842479467,0.002108389511704445,-0.004538146313279867,0.0035328310914337635,0.001409311662428081,0.003200974315404892,0.002963127801194787,-0.004920127801597118,-0.009503807872533798,0.007395492866635323,-3.185516834491864e-05,-0.005678274668753147,-0.0047149863094091415,-0.0039934744127094746,-0.0024227495305240154,0.0016471653943881392,-0.004968483000993729,-0.0035780237521976233,0.0005087538156658411,0.00031339420820586383,0.0016417480073869228,-0.000411535263992846,-0.007783171255141497,-0.004345869179815054,-0.000860908068716526,0.002150413580238819,0.0004977588541805744,-0.004754286725074053,-0.008052333258092403,-0.01454879529774189,-0.005983812268823385,-0.004887308459728956,-0.0019053558353334665,-0.001247020554728806,-0.0057853516191244125,-0.000679104239679873,-0.004051887430250645,-0.0032086793798953295,-0.00813017226755619,0.0031473422423005104,0.0029288053046911955,-0.006326800212264061,-0.003417436731979251,-0.004025506787002087,-0.00107870833016932,0.005491979420185089,-0.007239082828164101,0.0012531829997897148,-0.010908241383731365,-0.014931954443454742,-0.00725834211334586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73850250244141,0.9903842806816101,0.9887471199035645,0.9864355325698853,0.9670097827911377,0.9736189842224121,0.9778482913970947,0.9704969525337219,0.9749529361724854,0.9605486989021301,0.956111490726471,0.9684558510780334,0.959603488445282,0.9629307389259338,0.9552287459373474,0.955695629119873,0.9640446305274963,0.9627798199653625,0.9592739343643188,0.9493252635002136,0.9509289264678955,0.9499496817588806,0.9448204040527344,0.9375223517417908,0.932548999786377,0.926170289516449,0.9321486353874207,0.9356146454811096,0.9306272864341736,0.927968442440033,0.9264158010482788,0.9216387867927551,0.9227977395057678,0.9111949801445007,0.902946412563324,0.9005446434020996,0.894315779209137,0.8954434990882874,0.886913001537323,0.871058464050293,0.8605824112892151,0.8538159132003784,0.8411749601364136,0.8356841802597046,0.8138959407806396,0.8083392977714539,0.8015053272247314,0.7864872217178345,0.7809922695159912,0.7833914756774902,0.7689225673675537,0.7590113878250122,0.7589194178581238,0.7505354881286621,0.7338118553161621,0.7299636006355286,0.7075159549713135,0.7054033875465393,0.7039394378662109,0.6954237222671509,0.698237955570221,0.6976166367530823,0.7012535333633423,0.7068847417831421,0.7026405930519104,0.6988770365715027,0.7076281309127808,0.7003540396690369,0.7088046073913574,0.7031205892562866,0.7006914019584656,0.6859697103500366,0.674296498298645,0.6451227068901062,0.6418784260749817,0.6239845752716064,0.6061504483222961,0.5769065618515015,0.5441308617591858,0.5094149708747864,0.48632824420928955,0.4643914997577667,0.45512622594833374,0.433937668800354,0.3908297121524811,0.3614319860935211,0.3527281880378723,0.3231838047504425,0.3050418496131897,0.27409350872039795,0.26161646842956543,0.23753578960895538,0.2276897132396698,0.2185109704732895,0.23105353116989136,0.21120430529117584,0.19432200491428375,0.2038789838552475,0.18098919093608856,0.1791120320558548,0.1844756007194519,0.16147062182426453,0.16342280805110931,0.1532684713602066,0.15799148380756378,0.1503761112689972,0.14557896554470062,0.11411400139331818,0.1134580671787262,0.0865393802523613,0.05964735895395279,0.048828426748514175,0.026315614581108093,0.02297942154109478,0.03720816597342491,0.02407892607152462,0.02417578175663948,0.012379663996398449,0.004411937203258276,0.006499373819679022,0.0126369409263134,0.011913134716451168,0.00943067204207182,0.0060689630918204784,0.02021491713821888,0.013553318567574024,0.0015012319199740887,0.001083330251276493,0.012831069529056549,0.009079709649085999,-0.004293130245059729,0.0048828027211129665,-0.0014205778716132045,-0.01105080172419548,-0.000512610306032002,-0.004763443022966385,0.00983684603124857,0.0019087224500253797,-0.0005323456134647131,0.0087995370849967,-0.007436544168740511,-0.007384708151221275,-0.0012640823842957616,-0.0007132207392714918,-0.0007734099635854363,-0.0003551197296474129,0.002105624880641699,0.007471443619579077,0.0046159992925822735,-0.011053736321628094,0.005747684743255377,-0.0009285195847041905,-0.0024301500525325537,-0.0056344796903431416,0.0034506546799093485,-0.00039771015872247517,0.005508830305188894,-0.003131883218884468,-0.002232893602922559,0.0020787362009286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84827232361,0.9990500807762146,0.99797523021698,0.9960333704948425,0.9945091009140015,0.9939977526664734,0.992016613483429,0.9898064732551575,0.9882476329803467,0.9866332411766052,0.9841005802154541,0.9872075915336609,0.9799631834030151,0.980923056602478,0.9772964715957642,0.9746590852737427,0.9789171814918518,0.9780002236366272,0.9740994572639465,0.9619172215461731,0.9622425436973572,0.962490975856781,0.9593124389648438,0.956101655960083,0.952526330947876,0.9442046880722046,0.946319580078125,0.947117030620575,0.9389221668243408,0.9388648271560669,0.9371185898780823,0.9299843907356262,0.9255680441856384,0.9183664917945862,0.9108102917671204,0.909980833530426,0.9017868638038635,0.895834743976593,0.8918289542198181,0.8688401579856873,0.8396967649459839,0.8299174904823303,0.8205074667930603,0.7916334271430969,0.7581264972686768,0.7531245946884155,0.7394272685050964,0.7097002863883972,0.6821363568305969,0.6925345659255981,0.6618340015411377,0.6656968593597412,0.6489126086235046,0.626245379447937,0.6184859871864319,0.6018733978271484,0.5641458034515381,0.5616617798805237,0.5682783126831055,0.549269437789917,0.539779782295227,0.551717221736908,0.565325140953064,0.5597048401832581,0.5523747205734253,0.5609760880470276,0.5636456608772278,0.5441920161247253,0.5428351163864136,0.545378565788269,0.5322167277336121,0.5231126546859741,0.49726778268814087,0.4730058014392853,0.46267372369766235,0.43488067388534546,0.4300880432128906,0.38834455609321594,0.3641858398914337,0.34592050313949585,0.3154730796813965,0.28188788890838623,0.2700968086719513,0.2693801820278168,0.254395067691803,0.21482127904891968,0.20506589114665985,0.19286790490150452,0.16769658029079437,0.15964773297309875,0.14410744607448578,0.12691499292850494,0.12917707860469818,0.13230478763580322,0.12917092442512512,0.13540060818195343,0.10021600872278214,0.08619970083236694,0.09554284065961838,0.09719949960708618,0.0957382470369339,0.10368922352790833,0.07791968435049057,0.07655689865350723,0.0949615091085434,0.08620238304138184,0.08220366388559341,0.059165652841329575,0.0567692369222641,0.04015582054853439,0.057824164628982544,0.03431415185332298,0.008536715060472488,0.0031275060027837753,0.01332430262118578,-0.006068694870918989,0.010532992891967297,0.009050247259438038,-0.01034928672015667,-0.004767310805618763,-0.00033424425055272877,0.007347535341978073,0.0017810140270739794,-0.006920440588146448,0.006494011729955673,0.012977969832718372,0.010902040638029575,0.01314279343932867,0.012115612626075745,0.008708100765943527,-0.0045256344601511955,0.010673402808606625,0.00786752812564373,0.01352819986641407,0.013020853511989117,0.013325143605470657,0.016290606930851936,0.008091271854937077,0.0037007834762334824,0.014205178245902061,0.002104474464431405,0.010649260133504868,0.010819666087627411,0.011293497867882252,0.018903125077486038,0.009083297103643417,0.0030451552011072636,0.012126268818974495,0.005611049942672253,0.001106477458961308,0.0019181598909199238,0.009043111465871334,0.0022997609339654446,0.012529036961495876,0.0165291465818882,0.0012934001861140132,0.019282717257738113,0.022292541339993477,0.01231181900948286,0.019928710535168648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17609786987,0.9996095299720764,0.991278350353241,0.9524526000022888,0.9413986206054688,0.9635082483291626,0.9667601585388184,0.9471032023429871,0.9519925713539124,0.9642194509506226,0.9567005634307861,0.945622980594635,0.9425491094589233,0.9500719904899597,0.9392551779747009,0.9265339374542236,0.9226078391075134,0.9204989075660706,0.9010642766952515,0.8854714035987854,0.885272741317749,0.8950881361961365,0.8941465616226196,0.9047192931175232,0.913970410823822,0.9237092137336731,0.9213718175888062,0.9178711175918579,0.9197322130203247,0.9158909916877747,0.9062504172325134,0.8997898697853088,0.8970224857330322,0.8854701519012451,0.8696989417076111,0.8711808919906616,0.8844324946403503,0.88475102186203,0.8739384412765503,0.868060827255249,0.8648815751075745,0.86516934633255,0.8583122491836548,0.8520678281784058,0.8483898043632507,0.8488394618034363,0.8505722284317017,0.8483421206474304,0.850463330745697,0.8502166271209717,0.8461557030677795,0.8394495248794556,0.8233019709587097,0.811183750629425,0.7947295904159546,0.7851900458335876,0.7742958664894104,0.769173800945282,0.7742262482643127,0.7785923480987549,0.7735317945480347,0.7621692419052124,0.7423945665359497,0.7179086208343506,0.7003801465034485,0.6814830899238586,0.6446774005889893,0.6258878707885742,0.633436918258667,0.631341814994812,0.6129079461097717,0.586534321308136,0.5705655813217163,0.5611015558242798,0.553063690662384,0.5474395751953125,0.5380640029907227,0.5249943137168884,0.5124503970146179,0.5121040940284729,0.5225102305412292,0.5115405917167664,0.4906906187534332,0.46365979313850403,0.44122806191444397,0.44149982929229736,0.46403637528419495,0.4695034921169281,0.46168968081474304,0.4633289873600006,0.47911298274993896,0.49667590856552124,0.4986974596977234,0.485599160194397,0.4787486493587494,0.46013346314430237,0.43499481678009033,0.4291320741176605,0.43186041712760925,0.4231550991535187,0.40751782059669495,0.3983043432235718,0.3899534046649933,0.3790196180343628,0.3691285252571106,0.36037635803222656,0.36667680740356445,0.34889155626296997,0.32279902696609497,0.3129010796546936,0.3181036710739136,0.3029717803001404,0.2550662159919739,0.2035013735294342,0.16005206108093262,0.1457003504037857,0.14108648896217346,0.10981271415948868,0.0825229212641716,0.05886982008814812,0.04817601665854454,0.04816102609038353,0.0343843512237072,0.03694730997085571,0.04644337669014931,0.04802617430686951,0.044028252363204956,0.03942634165287018,0.05590943619608879,0.07551358640193939,0.06631316989660263,0.03683100640773773,0.037871748208999634,0.04941011220216751,0.045016899704933167,0.044860053807497025,0.042271509766578674,0.04119793325662613,0.02365889959037304,0.02225065603852272,0.02369215525686741,0.02715115062892437,0.02706632763147354,0.025906700640916824,0.022470859810709953,0.02932675927877426,0.03328404575586319,0.028165306895971298,0.033444445580244064,0.0453241690993309,0.04200386628508568,0.03934750333428383,0.04268063232302666,0.04542280733585358,0.03472718596458435,0.04456428438425064,0.0486641526222229,0.04282738268375397,0.04324181750416756,0.06213029846549034,0.05758818984031677,0.03903694078326225,0.03917123004794121,0.048605989664793015,0.04246049374341965,0.044844210147857666,0.06242574378848076,0.06141246110200882,0.0607190802693367,0.05575154721736908,0.05706792324781418,0.06043137609958649,0.060174692422151566,0.0554223358631134,0.05662044510245323,0.05235638469457626,0.0478082038462162,0.046372804790735245,0.04926574230194092,0.05878725275397301,0.07242856174707413,0.06588410586118698,0.06064652279019356,0.05769561603665352,0.05422455444931984,0.058470167219638824,0.05651386082172394,0.06019113212823868,0.07012315094470978,0.06625116616487503,0.061921004205942154,0.06428713351488113,0.06209475174546242,0.0622171089053154,0.06602811813354492,0.07271014153957367,0.08012451231479645,0.0729583278298378,0.07205798476934433,0.082597829401493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06880950928,0.9996002316474915,0.9912644028663635,0.9527425765991211,0.9419296979904175,0.9637263417243958,0.96712726354599,0.9475110173225403,0.9523539543151855,0.9642830491065979,0.9564886093139648,0.9451983571052551,0.9420024156570435,0.9499645829200745,0.9388269782066345,0.9258148670196533,0.9213696122169495,0.9187471270561218,0.8992102742195129,0.8835805654525757,0.8829367756843567,0.8920137286186218,0.890527069568634,0.901381254196167,0.9110432267189026,0.9209378957748413,0.9188579320907593,0.9159026741981506,0.9180386662483215,0.9143335223197937,0.9045505523681641,0.8977578282356262,0.8950527906417847,0.8839925527572632,0.8683934211730957,0.8703433275222778,0.8841495513916016,0.8843806385993958,0.8740110397338867,0.8683123588562012,0.8648308515548706,0.864931046962738,0.8582540154457092,0.8518391251564026,0.8480643630027771,0.8488745093345642,0.850890576839447,0.8488890528678894,0.8513689637184143,0.8513591289520264,0.8473814725875854,0.840427815914154,0.8239946365356445,0.8114283084869385,0.79459148645401,0.7850754261016846,0.7742884159088135,0.7687511444091797,0.7729774713516235,0.7774505615234375,0.7728937268257141,0.7615874409675598,0.7410577535629272,0.7159192562103271,0.6982350945472717,0.678928792476654,0.642174243927002,0.622427225112915,0.6288526058197021,0.6270519495010376,0.608613908290863,0.580980122089386,0.5650861263275146,0.557984471321106,0.5506229996681213,0.5455425381660461,0.5361483097076416,0.5227113962173462,0.5106605887413025,0.5103912353515625,0.5191810131072998,0.5065117478370667,0.4858136475086212,0.45905497670173645,0.4365048110485077,0.43755608797073364,0.4617195427417755,0.4675542116165161,0.4594663381576538,0.4611796736717224,0.4778589904308319,0.4956272840499878,0.49734482169151306,0.48451176285743713,0.47828617691993713,0.46027815341949463,0.4352473020553589,0.4295222759246826,0.4323924481868744,0.4236260950565338,0.4083724319934845,0.3996712565422058,0.39133062958717346,0.38010939955711365,0.369835764169693,0.36086365580558777,0.3672868013381958,0.3497835099697113,0.3237304389476776,0.3141396641731262,0.31918877363204956,0.30353420972824097,0.2554273009300232,0.2037973254919052,0.15983211994171143,0.14510796964168549,0.13964465260505676,0.10784474015235901,0.08085743337869644,0.056972671300172806,0.04557345435023308,0.04556041583418846,0.03229941800236702,0.034262027591466904,0.04333457723259926,0.044922444969415665,0.04036859795451164,0.03495621681213379,0.05135204643011093,0.07057885825634003,0.0616413950920105,0.032208625227212906,0.031877875328063965,0.042222391813993454,0.03785401210188866,0.03836439549922943,0.03621264919638634,0.034879256039857864,0.017241433262825012,0.016087543219327927,0.0177947748452425,0.02174266241490841,0.02196028269827366,0.020139742642641068,0.014831939712166786,0.019696449860930443,0.02342625893652439,0.017571229487657547,0.02136087231338024,0.03270682319998741,0.028976034373044968,0.024234894663095474,0.02584555745124817,0.027543308213353157,0.014582333154976368,0.02210167422890663,0.02593497559428215,0.021823976188898087,0.02255195938050747,0.042040739208459854,0.03551241755485535,0.011928853578865528,0.007293012458831072,0.01603221334517002,0.010421421378850937,0.009128229692578316,0.025166232138872147,0.026186224073171616,0.025592803955078125,0.020845633000135422,0.02155204862356186,0.025101494044065475,0.026086123660206795,0.018366992473602295,0.01836520805954933,0.014733454212546349,0.007984500378370285,0.004223659634590149,0.0042143021710217,0.0102475481107831,0.022445566952228546,0.02024911344051361,0.013380351476371288,0.003997428342700005,0.002382141537964344,0.0034864991903305054,-0.0050926366820931435,-0.005034732632339001,0.006096217781305313,0.004107194487005472,-0.004531601443886757,-0.008552484214305878,-0.011323877610266209,-0.013118510134518147,-0.013726004399359226,-0.009303291328251362,0.0005354491295292974,-0.008259069174528122,-0.00285213440656662,0.0070723765529692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742307662963867,0.9129064083099365,0.848339319229126,0.8904325366020203,0.661723792552948,0.6334091424942017,0.6315874457359314,0.7593984007835388,0.7047561407089233,0.6410986185073853,0.6213412284851074,0.6460459232330322,0.6607730984687805,0.6363725662231445,0.5864992141723633,0.6000611186027527,0.6681941747665405,0.7128918170928955,0.6626158952713013,0.5900378823280334,0.5238204598426819,0.5215617418289185,0.49824294447898865,0.48046016693115234,0.44194096326828003,0.44753924012184143,0.46684056520462036,0.47969385981559753,0.4272753894329071,0.3977676331996918,0.40326592326164246,0.3779200613498688,0.33199283480644226,0.27036336064338684,0.21050198376178741,0.21023079752922058,0.21724462509155273,0.19951938092708588,0.23880493640899658,0.2637261748313904,0.23666417598724365,0.18675437569618225,0.12353780120611191,0.10761699825525284,0.08922839164733887,0.12648622691631317,0.13751928508281708,0.15437620878219604,0.140536367893219,0.14663183689117432,0.16115052998065948,0.1528943032026291,0.13467192649841309,0.12364307790994644,0.10915567725896835,0.0824410617351532,0.049831975251436234,-0.0010127013083547354,-0.011622539721429348,0.01610492169857025,0.038338061422109604,0.006918332539498806,0.005730561446398497,0.018328586593270302,0.007625301368534565,0.013055279850959778,0.00540664978325367,-0.009025569073855877,0.012656296603381634,0.03478837385773659,0.03853316232562065,0.014202919788658619,0.003546371590346098,0.03853004798293114,0.05949191376566887,0.05383477732539177,0.04417572543025017,0.036891527473926544,0.0042160809971392155,-0.019452381879091263,-0.024833358824253082,-0.014447769150137901,-0.003875100752338767,-0.004592553246766329,-0.01618526503443718,-0.01826809160411358,-3.401689536985941e-05,-8.292614802485332e-05,-0.00020181543368380517,0.015731578692793846,0.011602110229432583,-0.019277438521385193,0.00017202520393766463,0.027600035071372986,0.02944348007440567,0.018436959013342857,0.01941007189452648,-0.004102381411939859,-0.014067960903048515,-0.003753538941964507,0.01867779530584812,0.020997706800699234,0.010442406870424747,-0.007081325631588697,-0.02365298382937908,-0.025720681995153427,-0.0185588076710701,-0.01628093607723713,-0.018165018409490585,-0.016543187201023102,-0.004147036001086235,0.004193334374576807,0.007406742312014103,-0.0030179612804204226,-0.005544351879507303,0.010042336769402027,0.017194626852869987,0.014229404740035534,0.002677271841093898,-0.00020448655413929373,0.004193340428173542,0.006807171739637852,0.0020832696463912725,0.00024367650621570647,0.0051155053079128265,0.024047207087278366,0.026570798829197884,0.03129640594124794,0.02891702577471733,0.027820002287626266,0.019183749333024025,0.006969552021473646,0.007301175966858864,0.01489132922142744,0.015454300679266453,-0.0002445965074002743,-0.005008342210203409,-0.0103528443723917,-0.011389575898647308,-0.005390523467212915,-0.00914673414081335,-0.00894533097743988,-0.01495369803160429,-0.019464924931526184,-0.016387030482292175,-0.020438984036445618,-0.0223456509411335,-0.006067697890102863,0.010397577658295631,0.011616107076406479,0.002854172373190522,0.002278016647323966,0.009537791833281517,0.014639010652899742,0.0028463287744671106,-0.006529507227241993,-0.0025270534679293633,0.0064804209396243095,0.006788633763790131,0.011181182228028774,0.0052298069931566715,0.00977245345711708,0.017380308359861374,0.01068229228258133,-0.001347427605651319,-0.0065920790657401085,-0.0018876518588513136,-0.00013515580212697387,-0.004276167135685682,0.00042372356983833015,0.004242404829710722,0.005875776521861553,0.006086311303079128,-0.004576382227241993,-0.01649186946451664,-0.017906486988067627,-0.0113917775452137,0.002004760317504406,0.0076561602763831615,0.011567944660782814,0.009389334358274937,0.013919937424361706,0.015990113839507103,0.014480629935860634,0.003945652861148119,-0.0008594706887379289,-0.0061612422578036785,-0.008691895753145218,-0.01836887001991272,-0.017355699092149734,-0.022225292399525642,-0.02627839520573616,-0.021592698991298676,-0.014552094042301178,-0.01224411092698574,-0.008497784845530987,-0.011946472339332104,-0.005620155483484268,-0.00544482609257102,-0.00150203646626323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290931702,0.9999971985816956,0.9999966025352478,0.9999915957450867,0.9999849796295166,0.9999746084213257,0.9999682307243347,0.9999276399612427,0.9998730421066284,0.9999116063117981,0.9999304413795471,0.9999120831489563,0.9998330473899841,0.9997591972351074,0.9997013807296753,0.9996044039726257,0.9994388818740845,0.999123215675354,0.9986170530319214,0.9980875253677368,0.997613787651062,0.9969161748886108,0.9961734414100647,0.9959673881530762,0.9964317679405212,0.9968432784080505,0.9965261816978455,0.9955708980560303,0.9953123331069946,0.9954322576522827,0.9943744540214539,0.9929250478744507,0.9921559691429138,0.9915284514427185,0.9892776012420654,0.9872843027114868,0.986541748046875,0.986694872379303,0.985835611820221,0.9851822853088379,0.9848921298980713,0.9847737550735474,0.9839616417884827,0.9833019971847534,0.9832515120506287,0.9830042719841003,0.9826388955116272,0.9813300371170044,0.9800727963447571,0.9778525233268738,0.9745852947235107,0.9715312719345093,0.9687015414237976,0.965862512588501,0.9606842398643494,0.9538763165473938,0.9455186724662781,0.9397581815719604,0.936590850353241,0.9352244734764099,0.9315445423126221,0.9221582412719727,0.903887927532196,0.8884392976760864,0.8724843859672546,0.8517709374427795,0.8290987014770508,0.8108752965927124,0.8002554774284363,0.7870316505432129,0.7639650702476501,0.7368806004524231,0.7228674292564392,0.702700138092041,0.6775948405265808,0.6532107591629028,0.6173484921455383,0.574425995349884,0.5481917262077332,0.544926643371582,0.5424623489379883,0.5371582508087158,0.5315900444984436,0.5323557257652283,0.5313301682472229,0.5158112049102783,0.5032023787498474,0.4956440329551697,0.4993933439254761,0.5110548138618469,0.5131384134292603,0.505548894405365,0.5006487369537354,0.5048745274543762,0.5081875324249268,0.4922812879085541,0.45924901962280273,0.4341382086277008,0.4308050274848938,0.4452618658542633,0.44368603825569153,0.43589678406715393,0.4277215600013733,0.41243264079093933,0.3808797597885132,0.3560449481010437,0.33252617716789246,0.30539312958717346,0.2749200165271759,0.25731393694877625,0.2478543072938919,0.23746216297149658,0.22157613933086395,0.2011471837759018,0.17832280695438385,0.15458913147449493,0.13274651765823364,0.1138494461774826,0.10372183471918106,0.09876099973917007,0.10205423086881638,0.10195468366146088,0.09509557485580444,0.08092150837182999,0.06507965177297592,0.057597290724515915,0.056345731019973755,0.06259839236736298,0.07083000242710114,0.07192695885896683,0.060623232275247574,0.03686724975705147,0.024179037660360336,0.017206480726599693,0.006124111358076334,0.0019908833783119917,0.00810076855123043,0.009079773910343647,0.00435276422649622,0.0015866226749494672,0.014823896810412407,0.042029671370983124,0.045366931706666946,0.02904995158314705,0.0010980777442455292,0.012413312681019306,0.02608638070523739,0.023738475516438484,0.023001814261078835,0.015137123875319958,0.010266495868563652,0.013040857389569283,0.009138268418610096,0.006032905075699091,-0.006441106554120779,-0.02295377291738987,-0.029421627521514893,-0.017797328531742096,-0.005664144642651081,-0.002000248758122325,-0.013287392444908619,-0.007119548041373491,0.009979001246392727,0.038349077105522156,0.026354162022471428,0.006715035531669855,-0.004108509514480829,-0.00955522432923317,-0.008929885923862457,-0.00616290420293808,-0.008079806342720985,-0.00775538757443428,-0.011709021404385567,-1.0615288374538068e-05,0.003108465112745762,0.007653240114450455,0.003936962690204382,0.005537931341677904,0.0026892798487097025,0.002690758090466261,-0.0003984698560088873,-0.004093468654900789,-0.010973923839628696,-0.01049884781241417,-0.005614884197711945,0.0004644343280233443,0.009274075739085674,0.012160384096205235,0.005172074772417545,-0.00598575733602047,-0.012018848210573196,-0.010988949798047543,-0.005432598292827606,0.004189732484519482,0.0073407539166510105,-0.001962288748472929,-0.011190387420356274,-0.021940242499113083,-0.006407662760466337,0.0055443649180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290931702,0.9999971985816956,0.9999966025352478,0.9999915957450867,0.9999849796295166,0.9999746084213257,0.9999682307243347,0.9999276399612427,0.9998730421066284,0.9999116063117981,0.9999304413795471,0.9999120831489563,0.9998330473899841,0.9997591972351074,0.9997013807296753,0.9996044039726257,0.9994388818740845,0.999123215675354,0.9986170530319214,0.9980875253677368,0.997613787651062,0.9969161748886108,0.9961734414100647,0.9959673881530762,0.9964317679405212,0.9968432784080505,0.9965261816978455,0.9955708980560303,0.9953123331069946,0.9954322576522827,0.9943744540214539,0.9929250478744507,0.9921559691429138,0.9915284514427185,0.9892776012420654,0.9872843027114868,0.986541748046875,0.986694872379303,0.985835611820221,0.9851822853088379,0.9848921298980713,0.9847737550735474,0.9839616417884827,0.9833019971847534,0.9832515120506287,0.9830042719841003,0.9826388955116272,0.9813300371170044,0.9800727963447571,0.9778525233268738,0.9745852947235107,0.9715312719345093,0.9687015414237976,0.965862512588501,0.9606842398643494,0.9538763165473938,0.9455186724662781,0.9397581815719604,0.936590850353241,0.9352244734764099,0.9315445423126221,0.9221582412719727,0.903887927532196,0.8884392976760864,0.8724843859672546,0.8517709374427795,0.8290987014770508,0.8108752965927124,0.8002554774284363,0.7870316505432129,0.7639650702476501,0.7368806004524231,0.7228674292564392,0.702700138092041,0.6775948405265808,0.6532107591629028,0.6173484921455383,0.574425995349884,0.5481917262077332,0.544926643371582,0.5424623489379883,0.5371582508087158,0.5315900444984436,0.5323557257652283,0.5313301682472229,0.5158112049102783,0.5032023787498474,0.4956440329551697,0.4993933439254761,0.5110548138618469,0.5131384134292603,0.505548894405365,0.5006487369537354,0.5048745274543762,0.5081875324249268,0.4922812879085541,0.45924901962280273,0.4341382086277008,0.4308050274848938,0.4452618658542633,0.44368603825569153,0.43589678406715393,0.4277215600013733,0.41243264079093933,0.3808797597885132,0.3560449481010437,0.33252617716789246,0.30539312958717346,0.2749200165271759,0.25731393694877625,0.2478543072938919,0.23746216297149658,0.22157613933086395,0.2011471837759018,0.17832280695438385,0.15458913147449493,0.13274651765823364,0.1138494461774826,0.10372183471918106,0.09876099973917007,0.10205423086881638,0.10195468366146088,0.09509557485580444,0.08092150837182999,0.06507965177297592,0.057597290724515915,0.056345731019973755,0.06259839236736298,0.07083000242710114,0.07192695885896683,0.060623232275247574,0.03686724975705147,0.024179037660360336,0.017206480726599693,0.006124111358076334,0.0019908833783119917,0.00810076855123043,0.009079773910343647,0.00435276422649622,0.0015866226749494672,0.014823896810412407,0.042029671370983124,0.045366931706666946,0.02904995158314705,0.0010980777442455292,0.012413312681019306,0.02608638070523739,0.023738475516438484,0.023001814261078835,0.015137123875319958,0.010266495868563652,0.013040857389569283,0.009138268418610096,0.006032905075699091,-0.006441106554120779,-0.02295377291738987,-0.029421627521514893,-0.017797328531742096,-0.005664144642651081,-0.002000248758122325,-0.013287392444908619,-0.007119548041373491,0.009979001246392727,0.038349077105522156,0.026354162022471428,0.006715035531669855,-0.004108509514480829,-0.00955522432923317,-0.008929885923862457,-0.00616290420293808,-0.008079806342720985,-0.00775538757443428,-0.011709021404385567,-1.0615288374538068e-05,0.003108465112745762,0.007653240114450455,0.003936962690204382,0.005537931341677904,0.0026892798487097025,0.002690758090466261,-0.0003984698560088873,-0.004093468654900789,-0.010973923839628696,-0.01049884781241417,-0.005614884197711945,0.0004644343280233443,0.009274075739085674,0.012160384096205235,0.005172074772417545,-0.00598575733602047,-0.012018848210573196,-0.010988949798047543,-0.005432598292827606,0.004189732484519482,0.0073407539166510105,-0.001962288748472929,-0.011190387420356274,-0.021940242499113083,-0.006407662760466337,0.0055443649180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2718229293823,0.9932916760444641,0.9799875020980835,0.9448113441467285,0.982943594455719,0.9964091181755066,0.9920341372489929,0.9725056886672974,0.9513764381408691,0.9778053760528564,0.981888473033905,0.9769352674484253,0.9634597301483154,0.9633312225341797,0.9731571674346924,0.9732689261436462,0.9620836973190308,0.9524688124656677,0.9414283633232117,0.929556667804718,0.9272332191467285,0.9311696290969849,0.9373086094856262,0.943936288356781,0.9468505382537842,0.9520946145057678,0.9500778317451477,0.9431197643280029,0.9440535306930542,0.9407193064689636,0.9251760840415955,0.9144536852836609,0.9177432060241699,0.9196552634239197,0.9056558609008789,0.905393123626709,0.9189479947090149,0.923376202583313,0.9180557727813721,0.915119469165802,0.918424665927887,0.9230756163597107,0.9237478971481323,0.9230654835700989,0.9251888990402222,0.9273304343223572,0.926882803440094,0.924098551273346,0.9266713261604309,0.9261887073516846,0.9225544929504395,0.9154148101806641,0.9028364419937134,0.8957569003105164,0.8848236799240112,0.8776708841323853,0.8673096299171448,0.8562575578689575,0.855013370513916,0.8612049221992493,0.8658232688903809,0.8605905771255493,0.8452529907226562,0.8232676386833191,0.8061846494674683,0.7878607511520386,0.7675167918205261,0.7552443146705627,0.752778947353363,0.7424426078796387,0.7199431657791138,0.696901261806488,0.6953635215759277,0.6987088322639465,0.6912976503372192,0.676478385925293,0.6539062857627869,0.6345430612564087,0.6239299774169922,0.6223114728927612,0.6298673748970032,0.6192845106124878,0.6032589673995972,0.5811882019042969,0.5584346055984497,0.5557155609130859,0.5774613618850708,0.5846385955810547,0.5681384205818176,0.5653833150863647,0.5745896100997925,0.5848320126533508,0.5833089351654053,0.5725651383399963,0.5639721155166626,0.560785710811615,0.5509989857673645,0.5527574419975281,0.5534469485282898,0.5310810208320618,0.5049648284912109,0.4987896680831909,0.4943353533744812,0.48514336347579956,0.4693704843521118,0.46089112758636475,0.46473437547683716,0.45618733763694763,0.4323059618473053,0.39473921060562134,0.38233450055122375,0.37777525186538696,0.3786284327507019,0.37261614203453064,0.35435447096824646,0.34551072120666504,0.33393940329551697,0.3123422861099243,0.29541805386543274,0.2781413197517395,0.25453081727027893,0.2509186863899231,0.25196313858032227,0.2472904771566391,0.22622476518154144,0.2137814462184906,0.211656853556633,0.2264859527349472,0.22535216808319092,0.2141723781824112,0.2051551789045334,0.2171948403120041,0.2160569429397583,0.18881534039974213,0.16446326673030853,0.1718473881483078,0.1731870472431183,0.16190992295742035,0.15042659640312195,0.13600651919841766,0.1106644943356514,0.10935597121715546,0.12224587053060532,0.11895660310983658,0.09357994794845581,0.05755273997783661,0.04254598170518875,0.03843435272574425,0.025703469291329384,0.028197387233376503,0.033572662621736526,0.027308596298098564,0.01369382906705141,0.012112574651837349,0.00014366998220793903,-0.007653579581528902,-0.010684165172278881,-0.0019440536852926016,0.016993768513202667,0.02860904112458229,0.027309909462928772,0.039065346121788025,0.0541294701397419,0.04653925448656082,0.025166966021060944,0.02690291963517666,0.04690440371632576,0.052223335951566696,0.05214635655283928,0.053358323872089386,0.058862753212451935,0.05162343382835388,0.045903999358415604,0.04363884776830673,0.04854492098093033,0.0482630580663681,0.04953764006495476,0.046593040227890015,0.05999551713466644,0.07276696711778641,0.06059207767248154,0.05548078939318657,0.056846827268600464,0.06299649924039841,0.07066688686609268,0.07517314702272415,0.07181156426668167,0.06044505909085274,0.05250909551978111,0.06124623119831085,0.060998786240816116,0.05369183421134949,0.06621233373880386,0.08005873113870621,0.08166385442018509,0.07467259466648102,0.06950616836547852,0.06075214222073555,0.05829316005110741,0.0597343929111957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2852807044983,0.9967406988143921,0.9828006625175476,0.950443685054779,0.9438623785972595,0.9582105278968811,0.9609243273735046,0.946229875087738,0.9613129496574402,0.9711574912071228,0.9630182981491089,0.9516569972038269,0.9511603713035583,0.96047043800354,0.9543991088867188,0.945191502571106,0.9437633752822876,0.9414418935775757,0.9280306696891785,0.9119620323181152,0.9006751775741577,0.8986031413078308,0.8971720337867737,0.9034429788589478,0.9099748730659485,0.9222442507743835,0.9243801832199097,0.9237440824508667,0.9260668158531189,0.9259594082832336,0.9173251390457153,0.9081087112426758,0.9029157757759094,0.8970004320144653,0.883814811706543,0.8806488513946533,0.8951418399810791,0.9035481810569763,0.8993983268737793,0.8920909762382507,0.8841858506202698,0.880508542060852,0.873256504535675,0.8705303072929382,0.8722079992294312,0.8729674816131592,0.8679819703102112,0.8676513433456421,0.8643685579299927,0.8614361882209778,0.8537030220031738,0.8386483192443848,0.8129249215126038,0.7889519929885864,0.7685463428497314,0.7607113122940063,0.7492315769195557,0.7362633943557739,0.7319128513336182,0.7311257719993591,0.7271939516067505,0.7115383148193359,0.6753857135772705,0.6511127948760986,0.6526735424995422,0.6401983499526978,0.5966010093688965,0.5702273845672607,0.586318850517273,0.5764167904853821,0.5420869588851929,0.5133403539657593,0.5003059506416321,0.4862862229347229,0.4797552525997162,0.4887676537036896,0.4832243025302887,0.463910847902298,0.4379631280899048,0.42556414008140564,0.4190918207168579,0.3975808620452881,0.38602426648139954,0.35311368107795715,0.3090067505836487,0.24756312370300293,0.20265989005565643,0.1825883388519287,0.1608344316482544,0.11883106827735901,0.06286496669054031,0.046437885612249374,0.045944131910800934,0.020709749311208725,-0.0038730313535779715,0.002938973717391491,0.014988385140895844,0.017076628282666206,0.0018197536701336503,0.01230819895863533,0.009072862565517426,-0.003422760870307684,-0.017044760286808014,-0.014136631973087788,-0.03229294717311859,-0.027876585721969604,-0.018343577161431313,-0.024771688506007195,-0.03046124428510666,-0.036387067288160324,-0.02950895018875599,0.00557322520762682,0.027087543159723282,0.028223399072885513,0.019292965531349182,0.02755879983305931,0.035836637020111084,0.034654781222343445,0.031827304512262344,0.02124987542629242,-0.0017466822173446417,-0.008173756301403046,-0.006725320592522621,-0.009300531819462776,-0.004992755129933357,0.01628987118601799,0.04761494696140289,0.04732983559370041,0.03883834928274155,0.03421812132000923,0.028705064207315445,0.005905148573219776,0.007903148420155048,0.021036969497799873,0.004096004646271467,-0.017663322389125824,-0.018807413056492805,-0.006052220705896616,-0.00045979899005033076,0.0023414581082761288,0.01461481861770153,0.019631201401352882,0.012657181359827518,0.001775342971086502,-0.005863039754331112,-0.01362203061580658,-0.007152737583965063,0.008376510813832283,0.00987381860613823,0.0027945092879235744,-0.008031039498746395,-0.00436030887067318,-0.0013046961976215243,0.0007415967993438244,-0.006836863700300455,-0.009262576699256897,-0.00982922688126564,-0.011598847806453705,-0.010941832326352596,0.00508903106674552,0.009509282186627388,0.0052577476017177105,0.006221705581992865,-0.0030791950412094593,-0.009533723816275597,-0.01329299621284008,-0.016418932005763054,-0.02065022848546505,-0.019412711262702942,-0.012495787814259529,-0.0008626932394690812,0.00663368497043848,0.0054244729690253735,0.01082703284919262,0.021030588075518608,0.02422509156167507,0.008564799092710018,-0.006745604332536459,-0.018861254677176476,-0.019464125856757164,-0.009242416359484196,-0.003966640681028366,-0.005263836123049259,-0.001265060855075717,0.006941909436136484,0.007851346395909786,-0.0012535137357190251,-0.009392988868057728,-0.0038760125171393156,-0.004410057794302702,-0.012835797853767872,-0.008439330384135246,-0.004815110005438328,-0.0005120334681123495,-0.002519139787182212,-0.0030601394828408957,0.0003616834292188287,-0.00757860392332077,-0.008622451685369015,-0.0051938341930508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9222884178162,0.9957275986671448,0.98549485206604,0.9512777328491211,0.983378529548645,0.9953466057777405,0.9928502440452576,0.9758408069610596,0.9582913517951965,0.9810200929641724,0.9839060306549072,0.9788095951080322,0.9667466282844543,0.9671761989593506,0.9755213260650635,0.97499018907547,0.9648253321647644,0.9564548134803772,0.9462055563926697,0.9360656142234802,0.9355531334877014,0.9398185014724731,0.9446977376937866,0.9506464004516602,0.9536805748939514,0.9578705430030823,0.9559337496757507,0.9495920538902283,0.9508559107780457,0.9482889771461487,0.9354730844497681,0.927026629447937,0.9303817749023438,0.9330230355262756,0.921716570854187,0.921034574508667,0.9319348931312561,0.9356876611709595,0.931488037109375,0.929661214351654,0.9324952363967896,0.9353643655776978,0.9357278943061829,0.9361916184425354,0.9376722574234009,0.9392561316490173,0.9391685128211975,0.9367488026618958,0.9390850067138672,0.9402813911437988,0.9398431777954102,0.9356153607368469,0.9226710796356201,0.9121006727218628,0.8983917236328125,0.8919869065284729,0.8856746554374695,0.8797410726547241,0.8806031346321106,0.8848223090171814,0.8884556889533997,0.8833319544792175,0.8695330619812012,0.8483072519302368,0.8273379802703857,0.8079171776771545,0.787700891494751,0.7800365090370178,0.7825514674186707,0.7753968834877014,0.7579668164253235,0.7377391457557678,0.7360571026802063,0.7312748432159424,0.7145738005638123,0.7053174376487732,0.6964858770370483,0.6894728541374207,0.6863479614257812,0.6889176368713379,0.6912122964859009,0.674202024936676,0.654793381690979,0.6410749554634094,0.6206258535385132,0.6145023703575134,0.6239565014839172,0.6349128484725952,0.6375158429145813,0.6405251026153564,0.6380230784416199,0.6373298764228821,0.6389009952545166,0.6368141174316406,0.6390867829322815,0.6403053998947144,0.6333024501800537,0.6288841962814331,0.6203609704971313,0.6046257615089417,0.5858640670776367,0.5800278782844543,0.5705385208129883,0.5612223148345947,0.5460535883903503,0.5420428514480591,0.5361588597297668,0.5059165954589844,0.47205018997192383,0.4540058672428131,0.451754093170166,0.4553511440753937,0.4545292258262634,0.4382878243923187,0.41850364208221436,0.39709702134132385,0.38349202275276184,0.3586353361606598,0.32946279644966125,0.30434727668762207,0.29394444823265076,0.3055436909198761,0.30866682529449463,0.30702832341194153,0.296912282705307,0.28475701808929443,0.2790483832359314,0.29170334339141846,0.2890206575393677,0.2691435217857361,0.23042593896389008,0.18316839635372162,0.1507202386856079,0.13029783964157104,0.12379753589630127,0.11481977254152298,0.09936843067407608,0.07851966470479965,0.06418240070343018,0.05681851878762245,0.05140533670783043,0.05368911847472191,0.061889950186014175,0.0560537651181221,0.04313931614160538,0.053232789039611816,0.08742503821849823,0.09967754781246185,0.11073754727840424,0.1177179142832756,0.11178003251552582,0.10541308671236038,0.10796035081148148,0.10650528967380524,0.11195058375597,0.11805229634046555,0.10697589069604874,0.09716705977916718,0.09483249485492706,0.11158524453639984,0.13260918855667114,0.13172221183776855,0.12756463885307312,0.1299808770418167,0.11917413771152496,0.1107746884226799,0.10771477222442627,0.1060866191983223,0.11246007680892944,0.1228015273809433,0.12416429817676544,0.11003019660711288,0.09822904318571091,0.09708300232887268,0.10137920081615448,0.10605821013450623,0.09910363703966141,0.09157325327396393,0.0982152596116066,0.10254209488630295,0.1016598641872406,0.10819067806005478,0.10421478748321533,0.08863331377506256,0.08462370932102203,0.08619313687086105,0.08065550774335861,0.07714884728193283,0.07283030450344086,0.07459934800863266,0.07190419733524323,0.08431597799062729,0.0903211459517479,0.0841900035738945,0.07931273430585861,0.07477112859487534,0.08301336318254471,0.08785708248615265,0.0926886573433876,0.087394937872886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147375226020813,0.7105551362037659,0.5924758911132812,0.8002152442932129,0.6023339629173279,0.3724532127380371,0.41260871291160583,0.520017683506012,0.5916258692741394,0.6039808392524719,0.5302321314811707,0.4933813810348511,0.4617280066013336,0.49321746826171875,0.47347593307495117,0.3958057463169098,0.33912500739097595,0.34288525581359863,0.3148743212223053,0.32182514667510986,0.2893831431865692,0.30557340383529663,0.3839750289916992,0.4719856381416321,0.3907008171081543,0.3026657700538635,0.33221882581710815,0.37979239225387573,0.38153275847435,0.31129175424575806,0.2334650456905365,0.23200032114982605,0.1857759654521942,0.0660020038485527,-0.005256233271211386,0.04713653773069382,0.06220861151814461,0.01967499405145645,0.013034927658736706,0.006557324435561895,0.009063049219548702,0.006619281601160765,-0.0005670150276273489,0.0039560142904520035,-0.0069143809378147125,-0.041414741426706314,-0.04340660572052002,-0.04440595209598541,-0.015074980445206165,0.018546627834439278,0.032042913138866425,0.00125307182315737,0.0005223223706707358,0.004641943145543337,-0.007078839931637049,-0.04071265086531639,-0.04724280908703804,-0.009708150289952755,0.02488403394818306,0.03915056958794594,0.0279704499989748,0.017601292580366135,-0.007681657560169697,-0.02074006199836731,0.009941860102117062,0.016796724870800972,-0.008054576814174652,-0.014553120359778404,-0.03434246778488159,-0.03223273530602455,-0.008465721271932125,-0.013025104068219662,-0.007720347959548235,0.003687745425850153,-0.01148306019604206,-0.0060376799665391445,0.03537661209702492,0.03753470256924629,0.02707761898636818,0.03735097497701645,0.01497716549783945,-0.008206776343286037,-0.018607519567012787,-0.011631368659436703,-0.018079619854688644,-0.03129824623465538,-0.04022079333662987,-0.02844119817018509,-0.01459229364991188,0.0004992498434148729,0.0009599914774298668,0.014892126433551311,0.027720244601368904,0.035728275775909424,0.01800006814301014,-0.004378512967377901,-0.013447163626551628,-0.007960062474012375,-0.007493858691304922,-0.014368835836648941,-0.017691638320684433,-0.011574474163353443,0.0028190631419420242,0.012765496037900448,0.012840081006288528,0.0030467608012259007,0.002058115554973483,-0.010801482945680618,-0.016788888722658157,-0.017372582107782364,-0.007755130995064974,0.005808772519230843,0.00736943120136857,-0.001743006519973278,4.575382990879007e-05,0.0075095053762197495,0.010747014544904232,0.007509478833526373,-0.004108161199837923,-0.009465917013585567,-0.00376155786216259,0.003403973765671253,0.012024622410535812,0.015409274026751518,0.023484937846660614,0.011054983362555504,0.0032663599122315645,0.007135071326047182,0.008816197514533997,0.007053827866911888,0.0037161579821258783,0.00843079760670662,0.025755824521183968,0.040116094052791595,0.038476746529340744,0.028929438441991806,0.02177807316184044,0.01239554863423109,0.016036245971918106,0.013589016161859035,0.009094835259020329,0.005785120185464621,-0.001687980373390019,-0.012581284157931805,-0.021484732627868652,-0.012869932688772678,0.0057840533554553986,0.008330264128744602,0.0018963773036375642,0.0016051082639023662,-0.003901967778801918,-0.01251574419438839,-0.016449209302663803,-0.015593363903462887,-0.015176672488451004,-0.011265155859291553,-0.005569614004343748,-0.006466251332312822,-0.002086561406031251,0.003657277673482895,-0.004558410961180925,-0.011783038266003132,-0.013518529944121838,-0.013938536867499352,-0.012442539446055889,0.0008373735472559929,0.010395124554634094,0.011401791125535965,0.01025225967168808,0.008386138826608658,-0.0049733128398656845,-0.010785018093883991,-0.014719496481120586,-0.010921910405158997,-0.005889190826565027,-0.0009132165578193963,-0.0014554739464074373,-0.0014995888341218233,0.0062992689199745655,0.008595936931669712,0.0036823053378611803,-0.007199723273515701,-0.015697056427598,-0.021203897893428802,-0.013745316304266453,-0.0037341155111789703,7.792661926941946e-05,-0.004395916126668453,-0.0075153480283916,-0.017276857048273087,-0.01813460700213909,-0.006093642208725214,-0.007431980222463608,-0.01587005704641342,-0.014755476266145706,-0.0009412565268576145,0.010470318607985973,0.0175321102142334,0.027459267526865005,0.0177145693451166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3843564987183,0.9936686754226685,0.9810123443603516,0.9482644200325012,0.9834549427032471,0.9964909553527832,0.9920098781585693,0.9732440114021301,0.9539546370506287,0.9787394404411316,0.9824365973472595,0.977715790271759,0.9654330015182495,0.9656054973602295,0.9744636416435242,0.9745808839797974,0.9646508097648621,0.9555521011352539,0.9456721544265747,0.9360334873199463,0.9350337386131287,0.9383740425109863,0.9430943131446838,0.9482653141021729,0.9517192244529724,0.9574423432350159,0.9564999938011169,0.949993908405304,0.950379490852356,0.9468023180961609,0.932376503944397,0.9224270582199097,0.925402820110321,0.927206814289093,0.9145050048828125,0.9143441319465637,0.9256466627120972,0.9283258318901062,0.9234663248062134,0.9221877455711365,0.926483690738678,0.9306780695915222,0.9312307834625244,0.9312214255332947,0.9326962232589722,0.9344521164894104,0.9339839816093445,0.9313892722129822,0.933880627155304,0.934087872505188,0.9328780174255371,0.9276409149169922,0.9158182740211487,0.9075124859809875,0.8960191607475281,0.8890537619590759,0.8825878500938416,0.877760112285614,0.8793864250183105,0.8819019198417664,0.8810980319976807,0.8741593360900879,0.8597032427787781,0.8413242101669312,0.8271003365516663,0.8122109174728394,0.7942883968353271,0.7848546504974365,0.7850964069366455,0.7753496170043945,0.7529748678207397,0.724937379360199,0.7136805653572083,0.7103694081306458,0.7058696150779724,0.7026610374450684,0.6928788423538208,0.6724660396575928,0.655433177947998,0.6481976509094238,0.6593409776687622,0.6507270932197571,0.6347940564155579,0.6097769141197205,0.5871029496192932,0.5899409055709839,0.6111018061637878,0.619794487953186,0.6038244366645813,0.5856149196624756,0.5865166783332825,0.591118335723877,0.5957841873168945,0.5800402760505676,0.5738310217857361,0.5729103684425354,0.5755716562271118,0.5754537582397461,0.5777702927589417,0.5682429671287537,0.5545737743377686,0.5387737154960632,0.524470865726471,0.519977331161499,0.5070546269416809,0.4945124387741089,0.4848387837409973,0.4787243902683258,0.4682364761829376,0.45053327083587646,0.4263498783111572,0.40201830863952637,0.3987237513065338,0.39816319942474365,0.38959845900535583,0.37277093529701233,0.36359432339668274,0.3463393449783325,0.3352608382701874,0.30979177355766296,0.2937268614768982,0.2899121940135956,0.28818002343177795,0.285175085067749,0.28134286403656006,0.2702353000640869,0.2584054172039032,0.25475257635116577,0.24767112731933594,0.24026699364185333,0.2316245287656784,0.22813498973846436,0.21429947018623352,0.17543263733386993,0.13827970623970032,0.12130212783813477,0.10570476204156876,0.08913089334964752,0.07386559247970581,0.07353998720645905,0.06913489103317261,0.06563466787338257,0.06712856143712997,0.06503777205944061,0.05491568520665169,0.04828619956970215,0.06542156636714935,0.07305119186639786,0.08464623242616653,0.09762547165155411,0.09686217457056046,0.09893383830785751,0.107341468334198,0.10718107223510742,0.1018669456243515,0.1128692775964737,0.1127009391784668,0.1033426970243454,0.10914634168148041,0.12277712672948837,0.11526976525783539,0.09905488789081573,0.09725778549909592,0.10931917279958725,0.1021328791975975,0.09154226630926132,0.10271282494068146,0.11086981743574142,0.11643703281879425,0.1186390146613121,0.12000531703233719,0.11931309103965759,0.11850009113550186,0.11207224428653717,0.11182568967342377,0.10773064196109772,0.0960182175040245,0.08936713635921478,0.09582732617855072,0.10491934418678284,0.10153844207525253,0.10129320621490479,0.09166739135980606,0.08389950543642044,0.0874757245182991,0.09001146256923676,0.0835745558142662,0.07658597081899643,0.07859845459461212,0.08836536854505539,0.09384148567914963,0.10414327681064606,0.10122805088758469,0.08701211959123611,0.08137644827365875,0.0827270895242691,0.08960577845573425,0.08645342290401459,0.09216000139713287,0.09386068582534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2939491272,0.9995898008346558,0.9942339062690735,0.9683309197425842,0.9768278002738953,0.9908552169799805,0.991910457611084,0.9809350371360779,0.9782150387763977,0.988300621509552,0.9881794452667236,0.9834293127059937,0.9787496328353882,0.9836105108261108,0.9851359128952026,0.9821145534515381,0.9782193303108215,0.9741352200508118,0.9696290493011475,0.968431830406189,0.9696422219276428,0.9689911007881165,0.9674146175384521,0.97068190574646,0.9723458886146545,0.9750682711601257,0.9750387668609619,0.9737135171890259,0.9732348322868347,0.967413067817688,0.9597088098526001,0.9581748843193054,0.9588838815689087,0.9580088257789612,0.9504602551460266,0.9461479783058167,0.9489594101905823,0.951745331287384,0.9502924084663391,0.9498945474624634,0.9511415958404541,0.9510413408279419,0.9488022923469543,0.9481306076049805,0.9480023980140686,0.9484866857528687,0.9475219249725342,0.9460842609405518,0.9465894103050232,0.9472060799598694,0.9473188519477844,0.9441214799880981,0.9357634782791138,0.9304091930389404,0.9254112243652344,0.9211564064025879,0.9161552786827087,0.9128885269165039,0.9114946126937866,0.9116105437278748,0.9093765616416931,0.9064813256263733,0.8975847363471985,0.8880971074104309,0.8772943615913391,0.8626992106437683,0.8474393486976624,0.8258902430534363,0.8080728054046631,0.7976303100585938,0.7823488116264343,0.7694099545478821,0.7544379830360413,0.7396594285964966,0.7255197167396545,0.7211712002754211,0.7012494802474976,0.6694831848144531,0.6378845572471619,0.612101137638092,0.5847201347351074,0.5151016712188721,0.42552489042282104,0.3402557969093323,0.28096288442611694,0.2476842701435089,0.22391673922538757,0.17569196224212646,0.14809712767601013,0.12341748178005219,0.10844449698925018,0.08724989742040634,0.04694313183426857,0.0065146214328706264,0.009886248037219048,0.028242776170372963,0.026033442467451096,0.022768188267946243,-0.0010134984040632844,0.005935984198004007,-0.007024130783975124,-0.01881948858499527,-0.031147582456469536,-0.04293614625930786,-0.04424561932682991,-0.03293180093169212,-0.03526489436626434,-0.04857255145907402,-0.050378959625959396,-0.04702618345618248,-0.027257122099399567,-0.00948678981512785,0.01347311120480299,0.016495371237397194,0.032005228102207184,0.042386576533317566,0.03175008296966553,0.02483263425529003,0.017832839861512184,0.012123683467507362,0.0022035297006368637,0.0017292707925662398,0.0052130925469100475,-0.0022903927601873875,-0.01106018852442503,-0.018001796677708626,-0.01886827126145363,-0.00270049087703228,0.00874269474297762,0.0037149819545447826,0.0042307679541409016,0.010862626135349274,0.015287883579730988,0.01261349767446518,0.004720072727650404,-0.0009478038991801441,-0.003155631013214588,-0.0069984872825443745,-0.012589304707944393,-0.013162821531295776,-0.004324367735534906,0.0010384798515588045,0.0006843917071819305,0.0008350842399522662,0.001630421495065093,0.015048828907310963,0.026639360934495926,0.02643335424363613,0.02282540872693062,0.02601967193186283,0.01163502223789692,-0.017079947516322136,-0.02232358045876026,-0.010514693334698677,-0.004814899060875177,-0.000544654147233814,-0.0004408466338645667,-0.0027418434619903564,0.01285670604556799,0.03576919063925743,0.0409892238676548,0.034985605627298355,0.02956671081483364,0.02980704978108406,0.023588182404637337,0.014500312507152557,0.008641418069601059,0.004902463406324387,0.012570694088935852,0.020923323929309845,0.028286146000027657,0.03506746143102646,0.027416551485657692,0.03199054300785065,0.03763246163725853,0.027988050132989883,0.00885138288140297,0.0001660364359850064,0.005457581486552954,0.020735986530780792,0.030804134905338287,0.03443174809217453,0.015613939613103867,-0.0036630730610340834,-0.007706515025347471,-0.005903149954974651,-0.003023752011358738,0.0003548333188518882,0.011012991890311241,0.012211042456328869,0.0065852063708007336,0.00836548674851656,0.007781380321830511,0.0029362367931753397,0.002908743917942047,0.0087108900770545,0.008286753669381142,0.01378778275102377,0.02210775576531887,0.0341073535382747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3378310203552,0.9781532883644104,0.8976394534111023,0.889653205871582,0.9208934307098389,0.9404345750808716,0.9014793634414673,0.9317235946655273,0.9644578099250793,0.9669389724731445,0.9634619355201721,0.9696784615516663,0.967139482498169,0.9397891163825989,0.9588503241539001,0.9539889097213745,0.9616706371307373,0.9516671299934387,0.9506269693374634,0.948373556137085,0.9603873491287231,0.9678963422775269,0.967491090297699,0.9631047248840332,0.9557850956916809,0.9542964100837708,0.9528509378433228,0.9514661431312561,0.9506418108940125,0.9490405917167664,0.9359750151634216,0.9063087701797485,0.894096314907074,0.8827254176139832,0.8426334261894226,0.8142894506454468,0.8021358847618103,0.8005696535110474,0.7744868993759155,0.7365338802337646,0.7055912613868713,0.7372815012931824,0.748350977897644,0.750640332698822,0.7327001690864563,0.7140153646469116,0.6616809964179993,0.6351327896118164,0.6355718374252319,0.5997174978256226,0.6051615476608276,0.5768699049949646,0.5677818655967712,0.507213294506073,0.49001431465148926,0.4305161237716675,0.3890671730041504,0.36490339040756226,0.3612617552280426,0.3530982732772827,0.3771282434463501,0.3357332944869995,0.28033196926116943,0.23850911855697632,0.1254134178161621,0.016052357852458954,-0.0009385385201312602,0.054306503385305405,0.030715271830558777,0.006909453775733709,0.0022825305350124836,-0.009493807330727577,-0.060623325407505035,-0.023226769641041756,0.0038094862829893827,0.03813369944691658,0.021007198840379715,0.0012746668653562665,0.019802970811724663,0.02461620606482029,0.0022489717230200768,0.003953904379159212,0.01581960916519165,-0.0019945409148931503,-0.004985288251191378,0.03103417344391346,0.0617830827832222,0.0142048578709363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32318615913391,0.47392353415489197,0.6569117903709412,0.4999385476112366,0.8020488023757935,0.9202216267585754,0.803726077079773,0.7494199872016907,0.8193230032920837,0.7242425680160522,0.9079945087432861,0.8484364151954651,0.7607711553573608,0.7903144359588623,0.7412537336349487,0.8564369082450867,0.889987587928772,0.8449324369430542,0.7697885036468506,0.8161296844482422,0.8899761438369751,0.8892757296562195,0.8578174710273743,0.8315349817276001,0.790282666683197,0.7937628030776978,0.7580615282058716,0.7665161490440369,0.7451661229133606,0.716176450252533,0.7524492740631104,0.7388466596603394,0.6364667415618896,0.5991363525390625,0.556407630443573,0.5822034478187561,0.6267204880714417,0.5764638781547546,0.5297394394874573,0.4696357250213623,0.4131218492984772,0.3392010033130646,0.43062251806259155,0.49625250697135925,0.48277175426483154,0.4326523542404175,0.3667774200439453,0.40985071659088135,0.3753071129322052,0.40735724568367004,0.37663033604621887,0.30388447642326355,0.3434905707836151,0.23551107943058014,0.22576285898685455,0.15911661088466644,0.13383086025714874,0.09679817408323288,0.049291618168354034,0.041520580649375916,0.05292786657810211,0.04849344864487648,-0.05858934298157692,-0.02523757331073284,-0.056626711040735245,0.015925642102956772,0.011482377536594868,-0.03586157038807869,-0.04358118399977684,-0.06107797846198082,-0.04033873230218887,-0.006464805919677019,-0.043212298303842545,-0.008758371695876122,-0.034943196922540665,-0.03218749910593033,-0.00506439246237278,-0.02994118444621563,-0.012318704277276993,-0.10803602635860443,-0.007231039460748434,-0.05546603351831436,0.004609114024788141,-0.029922710731625557,-0.07126692682504654,-0.0389825701713562,-0.01377290952950716,-0.068634115159511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2449073792,0.9999874234199524,0.9999679923057556,0.9999746084213257,0.9998344779014587,0.9999455213546753,0.9996018409729004,0.9985458850860596,0.9983032941818237,0.9991556406021118,0.9989508390426636,0.9984652996063232,0.9983229637145996,0.9966721534729004,0.9959537982940674,0.9943350553512573,0.9921971559524536,0.9843063950538635,0.986332893371582,0.986047625541687,0.9857724905014038,0.9890575408935547,0.9862288236618042,0.982559084892273,0.9791058897972107,0.9721181392669678,0.9659979343414307,0.9623894095420837,0.9586660861968994,0.9422561526298523,0.9250820875167847,0.9181459546089172,0.8938167691230774,0.8409698009490967,0.8023959398269653,0.7973231077194214,0.7461805939674377,0.7348251342773438,0.6459349989891052,0.6026264429092407,0.5174357891082764,0.6099783778190613,0.6399076581001282,0.5875225067138672,0.5529273152351379,0.6116664409637451,0.5366737246513367,0.432559072971344,0.36178916692733765,0.39033401012420654,0.35156136751174927,0.2949920892715454,0.28921329975128174,0.21014568209648132,0.1756577044725418,0.08581624180078506,0.038652271032333374,0.0475643016397953,0.06256520003080368,0.11864016205072403,0.07202591747045517,0.07461822777986526,0.1026298999786377,0.06266362220048904,-0.02023804932832718,-0.05143652856349945,0.07614989578723907,0.03898143395781517,-0.05607667937874794,-0.03746896982192993,-0.00065001001348719,-0.03378429636359215,-0.017014434561133385,0.03768904134631157,0.034153733402490616,0.05434359237551689,0.0010481763165444136,0.005015729460865259,-0.004312784876674414,0.005830422043800354,0.046384118497371674,0.01328944880515337,0.0291003230959177,0.027190987020730972,0.004945352207869291,-0.0019816800486296415,-0.01809483766555786,0.039456140249967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2449073792,0.9999874234199524,0.9999679923057556,0.9999746084213257,0.9998344779014587,0.9999455213546753,0.9996018409729004,0.9985458850860596,0.9983032941818237,0.9991556406021118,0.9989508390426636,0.9984652996063232,0.9983229637145996,0.9966721534729004,0.9959537982940674,0.9943350553512573,0.9921971559524536,0.9843063950538635,0.986332893371582,0.986047625541687,0.9857724905014038,0.9890575408935547,0.9862288236618042,0.982559084892273,0.9791058897972107,0.9721181392669678,0.9659979343414307,0.9623894095420837,0.9586660861968994,0.9422561526298523,0.9250820875167847,0.9181459546089172,0.8938167691230774,0.8409698009490967,0.8023959398269653,0.7973231077194214,0.7461805939674377,0.7348251342773438,0.6459349989891052,0.6026264429092407,0.5174357891082764,0.6099783778190613,0.6399076581001282,0.5875225067138672,0.5529273152351379,0.6116664409637451,0.5366737246513367,0.432559072971344,0.36178916692733765,0.39033401012420654,0.35156136751174927,0.2949920892715454,0.28921329975128174,0.21014568209648132,0.1756577044725418,0.08581624180078506,0.038652271032333374,0.0475643016397953,0.06256520003080368,0.11864016205072403,0.07202591747045517,0.07461822777986526,0.1026298999786377,0.06266362220048904,-0.02023804932832718,-0.05143652856349945,0.07614989578723907,0.03898143395781517,-0.05607667937874794,-0.03746896982192993,-0.00065001001348719,-0.03378429636359215,-0.017014434561133385,0.03768904134631157,0.034153733402490616,0.05434359237551689,0.0010481763165444136,0.005015729460865259,-0.004312784876674414,0.005830422043800354,0.046384118497371674,0.01328944880515337,0.0291003230959177,0.027190987020730972,0.004945352207869291,-0.0019816800486296415,-0.01809483766555786,0.039456140249967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49798583984375,0.9637706875801086,0.8723878860473633,0.8252812623977661,0.8839240670204163,0.908277690410614,0.8687630295753479,0.9086715579032898,0.9452697038650513,0.9312907457351685,0.9168998599052429,0.9342638850212097,0.9347228407859802,0.8764645457267761,0.9180764555931091,0.9206538796424866,0.9165582060813904,0.9073134660720825,0.8971412777900696,0.9047896862030029,0.9268672466278076,0.930598258972168,0.9313338994979858,0.928625762462616,0.9130645990371704,0.9192922711372375,0.9196593761444092,0.9146760702133179,0.9175781011581421,0.9152891039848328,0.8999054431915283,0.8607946038246155,0.8496923446655273,0.8373702168464661,0.7991184592247009,0.7644134759902954,0.7404186129570007,0.7443205714225769,0.7207748293876648,0.6855912804603577,0.6588025093078613,0.6866127848625183,0.6990581750869751,0.7099615931510925,0.6865513920783997,0.6772928237915039,0.6264828443527222,0.5860618352890015,0.5935657620429993,0.5585430264472961,0.5654600262641907,0.5325102806091309,0.5186514854431152,0.4663498103618622,0.44891056418418884,0.3915764093399048,0.35558170080184937,0.3224699795246124,0.3131619393825531,0.2913835346698761,0.3062950074672699,0.29025834798812866,0.2496531754732132,0.23157058656215668,0.12252479046583176,0.014178653247654438,-0.018933521583676338,0.03328399360179901,0.025591189041733742,-0.009526336565613747,0.009806493297219276,0.029329029843211174,-0.02550322376191616,-0.012747999280691147,-0.002734290435910225,0.013610193505883217,0.05461917445063591,-0.011575419455766678,0.008428364060819149,-0.01241082139313221,-0.009680720046162605,0.004549219273030758,0.025359127670526505,0.021312549710273743,-0.006194368004798889,0.005230605136603117,0.00574066024273634,-0.0268051214516162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1375207901,0.9981401562690735,0.9614697694778442,0.9980486631393433,0.98375004529953,0.9886199831962585,0.9659358263015747,0.9719958305358887,0.9810891151428223,0.9908024072647095,0.9838621616363525,0.9860907196998596,0.9874046444892883,0.9887139201164246,0.9911727905273438,0.9855101108551025,0.9860478043556213,0.9812114238739014,0.9839240908622742,0.980546236038208,0.9843214750289917,0.9889988899230957,0.9875290393829346,0.9816942811012268,0.9769442677497864,0.973653256893158,0.9678080677986145,0.9670419692993164,0.9663621783256531,0.9594885110855103,0.9440498948097229,0.9381214380264282,0.9275660514831543,0.8879995942115784,0.8391900658607483,0.8344761729240417,0.8361903429031372,0.8202682733535767,0.7778066992759705,0.7254286408424377,0.6806567311286926,0.733558177947998,0.7464215755462646,0.7400924563407898,0.6917544007301331,0.7032992243766785,0.607974648475647,0.5757082104682922,0.5682074427604675,0.5652958750724792,0.5677236318588257,0.5483036637306213,0.5122836232185364,0.41422587633132935,0.39087748527526855,0.2586238980293274,0.2201332002878189,0.2150152027606964,0.21596045792102814,0.1881498545408249,0.18034613132476807,0.2178572416305542,0.1431284099817276,0.10191153734922409,0.04165884479880333,-0.014645102433860302,0.02845698781311512,0.07606705278158188,0.014583298936486244,0.0204065702855587,0.061102014034986496,0.0005403573159128428,0.02452743984758854,-0.0024910587817430496,0.062089692801237106,0.054454442113637924,-0.010941129177808762,-0.002109445398673415,-0.014669444411993027,0.0015657462645322084,0.1043766587972641,0.08268424868583679,0.004776482004672289,0.04485715925693512,0.0719754695892334,0.008993016555905342,0.1162780374288559,0.0563432015478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2913522720337,0.9671270251274109,0.8775646090507507,0.8386284708976746,0.89288330078125,0.9156033396720886,0.8728393316268921,0.9131709933280945,0.9489518404006958,0.9395085573196411,0.9269580841064453,0.9409601092338562,0.9415004253387451,0.8899527788162231,0.9268751740455627,0.926927387714386,0.92641681432724,0.9153022766113281,0.9093414545059204,0.9140506982803345,0.9337848424911499,0.9387127161026001,0.938210666179657,0.9360907077789307,0.922146737575531,0.9261204600334167,0.927099883556366,0.923801839351654,0.9244616627693176,0.9229968786239624,0.9086104035377502,0.8716551065444946,0.8595453500747681,0.8487056493759155,0.807364821434021,0.7741727828979492,0.7546491026878357,0.7566431164741516,0.7271987795829773,0.6944660544395447,0.667687714099884,0.6932001113891602,0.7064801454544067,0.7137084007263184,0.6964173913002014,0.6798583269119263,0.6280936002731323,0.5978295803070068,0.6068724393844604,0.568764865398407,0.5706568956375122,0.5392076969146729,0.534081220626831,0.4781292676925659,0.4606250524520874,0.4001612365245819,0.36584073305130005,0.33897098898887634,0.32789960503578186,0.30913546681404114,0.3232630789279938,0.3029760718345642,0.2634003460407257,0.23008041083812714,0.12479226291179657,0.006919167470186949,-0.00608000298961997,0.031810175627470016,0.014182348735630512,-0.00664240587502718,-0.010759909637272358,0.004299974534660578,-0.04741102084517479,-0.007936297915875912,0.007708563935011625,0.004281154368072748,0.03174552693963051,0.005162147339433432,0.0013642697595059872,-0.008311867713928223,-0.019660774618387222,-0.011429860256612301,-0.016126953065395355,-0.0099013177677989,-0.04269721731543541,0.0008374875760637224,0.008367269299924374,0.0130549566820263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2123165130615,0.9661951065063477,0.8775284886360168,0.8369739651679993,0.8904656767845154,0.9163035154342651,0.8732733726501465,0.912714958190918,0.9487372040748596,0.9393900632858276,0.9261605143547058,0.9407315254211426,0.9422368407249451,0.89026939868927,0.9265296459197998,0.9266660809516907,0.9264988899230957,0.9147985577583313,0.9085619449615479,0.9127032160758972,0.9326475858688354,0.9377025961875916,0.9374056458473206,0.9348682761192322,0.9206569194793701,0.9244084358215332,0.9255695939064026,0.9225866794586182,0.924043595790863,0.922012448310852,0.9071183204650879,0.8702340722084045,0.8605407476425171,0.8471978306770325,0.8053579330444336,0.773971676826477,0.7601286768913269,0.7579614520072937,0.7286520004272461,0.6948258280754089,0.6647538542747498,0.6894927620887756,0.7034122943878174,0.7106854319572449,0.6930666565895081,0.6752719879150391,0.6275384426116943,0.5938146710395813,0.5996257662773132,0.5636973977088928,0.5656710863113403,0.5376963019371033,0.5336700081825256,0.4755740165710449,0.46249309182167053,0.3977828621864319,0.34728148579597473,0.3090877830982208,0.30005142092704773,0.2894282937049866,0.31541940569877625,0.29902487993240356,0.260243684053421,0.22865992784500122,0.13034027814865112,0.01790645718574524,0.0023316452279686928,0.03830643743276596,0.032174576073884964,-0.0034557220060378313,0.0006711302557960153,0.002841321751475334,-0.04951063543558121,-0.015626730397343636,-0.016124172136187553,0.0015808917814865708,0.03893982246518135,-0.003834263887256384,0.043682295829057693,0.006384436506778002,0.03583946079015732,-0.019758718088269234,-0.00012671342119574547,0.025584451854228973,0.02018003724515438,0.019131233915686607,0.02500898204743862,0.02515147626399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gure 4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7532963752747,0.9964898228645325,0.9899337291717529,0.9845730662345886,0.9918964505195618,0.9923164248466492,0.9699694514274597,0.9749441146850586,0.9849355816841125,0.9834597110748291,0.9746885895729065,0.9692808389663696,0.9734245538711548,0.9743627905845642,0.9717601537704468,0.9585328698158264,0.9328248500823975,0.9134670495986938,0.9049709439277649,0.8586498498916626,0.890438437461853,0.9046106338500977,0.8379263877868652,0.8367172479629517,0.8319565057754517,0.7745127081871033,0.7090749740600586,0.6884298920631409,0.6494545340538025,0.6340389251708984,0.516141414642334,0.4800663888454437,0.45966795086860657,0.3447638750076294,0.37362927198410034,0.28992581367492676,0.04292696341872215,0.09008810669183731,0.008610970340669155,-0.02117176167666912,0.0971907377243042,0.003702513175085187,-0.026417572051286697,-0.0529584176838398,-0.056581396609544754,0.06177956610918045,0.025439903140068054,-0.1205025240778923,-0.06125098094344139,-0.0033416820224374533,-0.0006580428453162313,0.03581633046269417,0.06778867542743683,0.05391243100166321,0.02747352607548237,-0.024382945150136948,-0.025048917159438133,0.06376557052135468,0.052499961107969284,-0.0024509085342288017,-0.03255566209554672,0.022495625540614128,0.038368888199329376,-0.009412767365574837,-0.013309872709214687,-0.05632466450333595,-0.0012996266596019268,0.03076872043311596,0.019492583349347115,-0.03868157044053078,-0.06197970733046532,0.027710728347301483,0.013730323873460293,-0.0029789910186082125,-0.013828836381435394,-0.0017155080568045378,0.0515286885201931,0.007244088687002659,-0.032697416841983795,0.014239421114325523,-0.01255703717470169,0.005009958986192942,0.011934123933315277,0.008234529756009579,0.011821848340332508,0.010175908915698528,0.004157275427132845,0.020712543278932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211860657,0.9999988675117493,0.9999955892562866,0.9999836087226868,0.9999780058860779,0.9999646544456482,0.9999725818634033,0.9999632835388184,0.9998775124549866,0.9997214674949646,0.99940425157547,0.9989359378814697,0.9978556632995605,0.9970383644104004,0.996849536895752,0.9952632784843445,0.9935066103935242,0.9941431283950806,0.994012713432312,0.994094729423523,0.9925883412361145,0.9909424781799316,0.9893763661384583,0.9883313179016113,0.9838281273841858,0.97872394323349,0.9750845432281494,0.9753910303115845,0.9738808870315552,0.972244918346405,0.9681531190872192,0.9592272639274597,0.9472101330757141,0.934927225112915,0.9206496477127075,0.9045992493629456,0.8947489857673645,0.883963406085968,0.8669092655181885,0.8434208631515503,0.8321822285652161,0.8164536952972412,0.7840026617050171,0.7652942538261414,0.7622436285018921,0.7346920371055603,0.7011434435844421,0.6763268709182739,0.6592503190040588,0.6334636807441711,0.590297520160675,0.5673846006393433,0.551027774810791,0.5489952564239502,0.5369060635566711,0.5363545417785645,0.5353759527206421,0.520374059677124,0.500882089138031,0.4659135043621063,0.44795429706573486,0.4401187300682068,0.4208642840385437,0.4173327684402466,0.40776312351226807,0.37804853916168213,0.3454441726207733,0.30581679940223694,0.2805542051792145,0.25800034403800964,0.23141741752624512,0.20436839759349823,0.18175551295280457,0.1355857402086258,0.10967689752578735,0.11218709498643875,0.08137504756450653,0.06845704466104507,0.08435899764299393,0.08018462359905243,0.055818162858486176,0.028895340859889984,0.023170486092567444,0.03375600650906563,0.025367408990859985,0.030339371412992477,0.020844748243689537,-0.020485378801822662,-0.042281631380319595,-0.0115904612466692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63558197,0.9999951720237732,0.9999818801879883,0.9999711513519287,0.9999430775642395,0.999925434589386,0.9999246597290039,0.999901294708252,0.9998534321784973,0.9996580481529236,0.9994305372238159,0.9988492727279663,0.9984207153320312,0.998392641544342,0.9981396198272705,0.9972440004348755,0.9963281154632568,0.9957274794578552,0.9963844418525696,0.9959532618522644,0.9945547580718994,0.9941355586051941,0.9931561946868896,0.9914878010749817,0.989629864692688,0.9873811602592468,0.9878250956535339,0.9874986410140991,0.9868257641792297,0.9816204905509949,0.9733421802520752,0.9659990072250366,0.9622822999954224,0.9514594078063965,0.9445579051971436,0.9449712634086609,0.9393985271453857,0.9319696426391602,0.9249078631401062,0.9127770066261292,0.8915241360664368,0.8739151954650879,0.8670828938484192,0.8602092266082764,0.8353138566017151,0.8236218690872192,0.8183764815330505,0.8004392981529236,0.7740886807441711,0.7419915795326233,0.7263221740722656,0.7155587673187256,0.6999180316925049,0.698689341545105,0.7122693657875061,0.6928277015686035,0.6555075645446777,0.6184729337692261,0.6166605353355408,0.6260812878608704,0.6054449081420898,0.5859541893005371,0.5645520091056824,0.5387674570083618,0.5162103176116943,0.4899095892906189,0.4636862874031067,0.43333202600479126,0.41096997261047363,0.3888183832168579,0.32335445284843445,0.29017671942710876,0.2434680312871933,0.17876219749450684,0.15638239681720734,0.12448982894420624,0.09150835126638412,0.07991224527359009,0.05555841699242592,0.04004096984863281,0.020404981449246407,0.014636564999818802,0.015004140324890614,0.022751756012439728,0.021222127601504326,0.036708686500787735,0.014166528359055519,0.0002321046922588721,0.007984817028045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847442627,0.9999908804893494,0.9999561309814453,0.9999576210975647,0.9999526739120483,0.999755859375,0.9997888803482056,0.9997305274009705,0.9994672536849976,0.999098539352417,0.9979516863822937,0.995625376701355,0.9922275543212891,0.9893715381622314,0.9860997200012207,0.9767029881477356,0.9742462038993835,0.9783099293708801,0.9752509593963623,0.9725223183631897,0.9554682970046997,0.9385974407196045,0.9324244260787964,0.9322730898857117,0.921941339969635,0.898629903793335,0.8839121460914612,0.8885771632194519,0.8834162354469299,0.8776705265045166,0.8584315180778503,0.8296184539794922,0.7820899486541748,0.7546399831771851,0.7195852994918823,0.6517854928970337,0.601398766040802,0.5891008973121643,0.5654234290122986,0.5217466354370117,0.4919973909854889,0.4286225140094757,0.3611181974411011,0.35590019822120667,0.3662412464618683,0.3633910119533539,0.32283714413642883,0.30789846181869507,0.2612009644508362,0.2599301338195801,0.25926464796066284,0.19453592598438263,0.14425621926784515,0.14894743263721466,0.175774484872818,0.18998391926288605,0.1664315164089203,0.14970774948596954,0.1473853886127472,0.11963935196399689,0.11678319424390793,0.08619169145822525,0.08945292234420776,0.09795890003442764,0.13069604337215424,0.11808545887470245,0.08548334985971451,0.0396619588136673,0.009366204030811787,0.015801016241312027,0.013510719873011112,0.005423189140856266,-0.007641145493835211,0.01581483520567417,0.036989904940128326,0.023791350424289703,-0.004641967359930277,-0.01761246845126152,0.0005214066477492452,0.023344388231635094,0.02943788655102253,0.015718374401330948,0.026869622990489006,0.03854481130838394,0.014983338303864002,0.01357964240014553,0.01716562919318676,0.004978226497769356,-0.01721999980509281,-0.017298730090260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44756317139,0.9998195767402649,0.9937995672225952,0.9860955476760864,0.9702387452125549,0.9089603424072266,0.8256039023399353,0.8139678835868835,0.7553550004959106,0.5418899655342102,0.4199615716934204,0.3331577479839325,0.28290989995002747,0.23414449393749237,0.13855651021003723,0.13911275565624237,0.08353018760681152,-0.1158323585987091,-0.11215618997812271,0.05199733003973961,0.11133074760437012,0.11361517757177353,0.10325265675783157,0.06772992014884949,0.03336174413561821,0.09631333500146866,0.0638197511434555,-0.1204131618142128,-0.1597692221403122,-0.008090357296168804,0.037895914167165756,0.02210293337702751,0.017472703009843826,0.01086709275841713,0.022924648597836494,-0.00551406666636467,0.003242707811295986,-0.04067917913198471,-0.0948493704199791,-0.08437041938304901,-0.03565501049160957,-0.007163629867136478,-0.016090014949440956,0.026955649256706238,0.03912102058529854,-0.009469114243984222,-0.024584034457802773,-0.0685434564948082,-0.014553738757967949,0.025779038667678833,-0.015031582675874233,0.017343102023005486,0.02601407654583454,-0.034914977848529816,-0.05392749607563019,0.016261793673038483,0.03817591071128845,0.004811822436749935,0.014290428720414639,0.03206533566117287,0.029947232455015182,0.022038090974092484,-0.008750044740736485,-0.025656916201114655,-0.023501543328166008,0.007045059930533171,0.025699825957417488,0.036368709057569504,0.05819568410515785,0.05186442285776138,0.032980456948280334,0.005252736154943705,-0.022164998576045036,-0.00227203662507236,0.020564284175634384,0.022455131635069847,0.026389596983790398,0.014019327238202095,-0.004869588650763035,0.014422356151044369,0.013983292505145073,0.0039828745648264885,-0.044870343059301376,-0.06169059872627258,-0.020956022664904594,0.030990438535809517,0.03572374954819679,0.029371462762355804,0.04616638273000717,0.03957822918891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211860657,0.9999979734420776,0.9999878406524658,0.9998908042907715,0.999652087688446,0.9993355870246887,0.9991958141326904,0.9991455078125,0.9983053207397461,0.9960689544677734,0.9920120239257812,0.9856036305427551,0.9749473929405212,0.9658805727958679,0.9647131562232971,0.9485806822776794,0.92487633228302,0.9361583590507507,0.9355908036231995,0.93201744556427,0.8975704312324524,0.8497552871704102,0.826438844203949,0.8441393971443176,0.8398259282112122,0.7906138300895691,0.7522562146186829,0.7603652477264404,0.7520115375518799,0.7453482151031494,0.6993446350097656,0.6295413970947266,0.5860278010368347,0.5710694789886475,0.5377522706985474,0.43777143955230713,0.38162338733673096,0.39317211508750916,0.406531423330307,0.3830724060535431,0.3194190263748169,0.2263849973678589,0.19182638823986053,0.21402886509895325,0.23729515075683594,0.22505223751068115,0.18110395967960358,0.1576874554157257,0.14268071949481964,0.12565480172634125,0.0955345556139946,0.045965973287820816,0.003953956533223391,0.027711406350135803,0.09552695602178574,0.11455553025007248,0.1091824322938919,0.09525374323129654,0.08033259212970734,0.049427587538957596,0.05600924417376518,0.0333634614944458,0.02295553684234619,0.029403023421764374,0.040910504758358,0.028854772448539734,0.04158467426896095,0.05863512307405472,0.0409889854490757,0.005106756463646889,-0.007602528668940067,0.0036600104067474604,0.021168148145079613,0.011231455951929092,0.004975853953510523,-0.0014282126212492585,-0.04746769741177559,-0.040940798819065094,0.0032033012248575687,0.019202228635549545,0.03533576801419258,0.0198228619992733,0.010993139818310738,-0.00556547474116087,-0.010586081072688103,6.430380744859576e-05,0.01360385213047266,0.027470916509628296,0.018257247284054756,0.0221084412187337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847442627,0.999993622303009,0.9999989867210388,0.9999966025352478,0.9999898076057434,0.9999910593032837,0.9999638795852661,0.9999274015426636,0.9997295141220093,0.9991639852523804,0.9990053772926331,0.999082624912262,0.9991161823272705,0.998814582824707,0.998494029045105,0.9985103607177734,0.9984247088432312,0.9981188774108887,0.9977534413337708,0.9978816509246826,0.997434675693512,0.9971230030059814,0.996843159198761,0.9959900379180908,0.9945600032806396,0.9926026463508606,0.9885905385017395,0.9860291481018066,0.9836122989654541,0.9775727391242981,0.9760366678237915,0.9773220419883728,0.9755778908729553,0.9752599000930786,0.9748039841651917,0.9719598889350891,0.9700311422348022,0.9703415036201477,0.9726616144180298,0.9715563654899597,0.9710597991943359,0.9711982011795044,0.9711424708366394,0.9709525108337402,0.9663116335868835,0.9653611183166504,0.9624066352844238,0.9589444994926453,0.9570674300193787,0.956518292427063,0.955689549446106,0.9562121629714966,0.9534022808074951,0.9506548047065735,0.9549506306648254,0.9502784609794617,0.949665904045105,0.9515103697776794,0.9518749713897705,0.9551405310630798,0.953747570514679,0.9549074172973633,0.9559669494628906,0.9553060531616211,0.9554256200790405,0.9592246413230896,0.9608227014541626,0.9612482190132141,0.9614992737770081,0.9610512256622314,0.9610101580619812,0.9618302583694458,0.961384117603302,0.960853636264801,0.9610328674316406,0.9631091952323914,0.9649693369865417,0.9638503789901733,0.963490903377533,0.9645364284515381,0.9641233086585999,0.9663734436035156,0.9675119519233704,0.9695990681648254,0.971885621547699,0.9734054803848267,0.9752928614616394,0.9770452976226807,0.9785537719726562,0.978897213935852,0.9797036647796631,0.9804063439369202,0.9814359545707703,0.9814555048942566,0.981839656829834,0.9821488261222839,0.9833852648735046,0.9839996099472046,0.9847896099090576,0.9853190779685974,0.9857073426246643,0.9864962100982666,0.9867109656333923,0.986961305141449,0.9877004027366638,0.9876540303230286,0.9879317283630371,0.9882697463035583,0.988376259803772,0.9888244867324829,0.9889965057373047,0.9893210530281067,0.9896371960639954,0.9899121522903442,0.9899429082870483,0.9901275038719177,0.990231454372406,0.9906583428382874,0.9907230138778687,0.9907810091972351,0.9908872246742249,0.9910566806793213,0.9912658929824829,0.9913729429244995,0.9914349913597107,0.9916933178901672,0.9918695092201233,0.9921984076499939,0.9922801852226257,0.9924159049987793,0.9926354289054871,0.9928401112556458,0.9928675889968872,0.9929680228233337,0.9928542971611023,0.9931422472000122,0.9932166934013367,0.9932272434234619,0.9932060837745667,0.9932467341423035,0.9932262897491455,0.9934127926826477,0.9935443997383118,0.9936153888702393,0.993581235408783,0.9936206936836243,0.9936696290969849,0.9936873316764832,0.9938341975212097,0.9938322305679321,0.9939272999763489,0.9939050078392029,0.9938947558403015,0.9939953684806824,0.9939519762992859,0.9939875602722168,0.9938220977783203,0.9938985109329224,0.9938774108886719,0.99392163753509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735355377197,0.9999512434005737,0.9998933672904968,0.9997953176498413,0.9996920228004456,0.9995101094245911,0.9995316863059998,0.9991977214813232,0.9985281229019165,0.9982116222381592,0.9977160096168518,0.9972456097602844,0.9960618019104004,0.9957773685455322,0.9924483895301819,0.9911953210830688,0.9896101355552673,0.9875141978263855,0.9876963496208191,0.9877995848655701,0.9862551689147949,0.9875108599662781,0.9858080744743347,0.9852210879325867,0.9828678965568542,0.984207808971405,0.9848154783248901,0.9834153056144714,0.9815486669540405,0.9799005389213562,0.9785473942756653,0.9756908416748047,0.973418653011322,0.9699374437332153,0.9631819725036621,0.9596002101898193,0.9574931263923645,0.9519846439361572,0.9429343342781067,0.9313353896141052,0.9205086827278137,0.9095996618270874,0.8910561800003052,0.8824477195739746,0.8665958046913147,0.8405439257621765,0.8301147818565369,0.8105826377868652,0.8263242244720459,0.8105007410049438,0.7974227070808411,0.78763347864151,0.7746015787124634,0.7625516057014465,0.766244649887085,0.7424285411834717,0.7302634716033936,0.7374831438064575,0.743112325668335,0.730478048324585,0.7313005924224854,0.7389091849327087,0.7485363483428955,0.7459502816200256,0.7424878478050232,0.7397065162658691,0.7432848811149597,0.740018904209137,0.7358183264732361,0.7255929112434387,0.7109791040420532,0.7102965116500854,0.6832095980644226,0.6654544472694397,0.6349573135375977,0.6190163493156433,0.5938935279846191,0.5625070929527283,0.5213122963905334,0.48326975107192993,0.44968464970588684,0.42883986234664917,0.39026179909706116,0.3465295135974884,0.32721787691116333,0.3028278350830078,0.28956475853919983,0.2512891888618469,0.2342311143875122,0.20705273747444153,0.16875813901424408,0.15335635840892792,0.14103646576404572,0.14013515412807465,0.11125972867012024,0.09873618185520172,0.08610733598470688,0.04961548000574112,0.06529676914215088,0.07214690744876862,0.07164306938648224,0.03451758250594139,0.030437462031841278,0.03446442261338234,0.04074582830071449,0.021462954580783844,0.021131794899702072,0.010971179232001305,0.006085575558245182,0.02160625346004963,0.0213841050863266,0.01941005326807499,0.021451013162732124,0.027007948607206345,-0.01392517052590847,-0.007719883695244789,0.0013055747840553522,0.0012364384019747376,0.018878893926739693,0.011811129748821259,0.011913422495126724,0.00037752577918581665,0.010838866233825684,0.01036706380546093,-0.0002620534796733409,0.0041169109754264355,0.006358596496284008,0.0078695984557271,-0.007568024098873138,0.015377438627183437,0.008351718075573444,-0.0025833859108388424,0.0017757585737854242,-0.0027818751987069845,0.0010439822217449546,-0.0062822457402944565,0.004474297631531954,0.0047351219691336155,0.004959750920534134,0.010956091806292534,-0.005535052623599768,0.0003676503256428987,0.005220817402005196,0.009748155251145363,0.003981259651482105,0.011321606114506721,0.011402294971048832,0.011960205622017384,0.005808727350085974,0.007972597144544125,0.016569634899497032,0.011916396208107471,0.017745204269886017,0.015497304499149323,0.011227568611502647,0.019343199208378792,0.012378435581922531,0.017769601196050644,0.01723090559244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44431877136,0.9992106556892395,0.9993293285369873,0.9995144605636597,0.9989181160926819,0.9990063309669495,0.9975349307060242,0.9948835968971252,0.9956431984901428,0.9926934838294983,0.9915868043899536,0.9909251928329468,0.9844470024108887,0.9839710593223572,0.9797919988632202,0.962193489074707,0.9692913889884949,0.958001434803009,0.9466230273246765,0.9501882195472717,0.9470268487930298,0.9432774782180786,0.9310905337333679,0.912335216999054,0.8944497108459473,0.8736814856529236,0.8820016980171204,0.8647342324256897,0.84116530418396,0.8135533332824707,0.812946081161499,0.8190705180168152,0.8068462014198303,0.7831721305847168,0.7716386318206787,0.7664385437965393,0.7350732684135437,0.7252063155174255,0.6914393305778503,0.6405983567237854,0.6033005714416504,0.5790565013885498,0.5810079574584961,0.5007349848747253,0.4846367835998535,0.46462568640708923,0.42800992727279663,0.3863310217857361,0.33710479736328125,0.3586377501487732,0.3123833239078522,0.3276142477989197,0.32899391651153564,0.23412826657295227,0.2686728537082672,0.30125588178634644,0.2901407480239868,0.24644817411899567,0.262290894985199,0.27407005429267883,0.25676795840263367,0.21874487400054932,0.24507641792297363,0.2540355920791626,0.22948580980300903,0.2268204689025879,0.22390039265155792,0.21567493677139282,0.19771364331245422,0.22077608108520508,0.20935101807117462,0.1828763782978058,0.18010835349559784,0.16235195100307465,0.15486496686935425,0.1488236039876938,0.13019558787345886,0.1457795947790146,0.1325961798429489,0.12196382880210876,0.1139834076166153,0.11117669194936752,0.0925312414765358,0.0758071318268776,0.061758775264024734,0.09296273440122604,0.1172863245010376,0.10893779247999191,0.09050910919904709,0.07590392976999283,0.08193384110927582,0.08936422318220139,0.10118906199932098,0.07420925796031952,0.07770908623933792,0.058467842638492584,0.0733424723148346,0.07892658561468124,0.08156168460845947,0.07133464515209198,0.08345016837120056,0.07643921673297882,0.08316215872764587,0.0713607519865036,0.07893627136945724,0.08243265748023987,0.08313103765249252,0.07593099027872086,0.057593997567892075,0.07871777564287186,0.06481198221445084,0.0768689438700676,0.07784461230039597,0.08371111750602722,0.08306831121444702,0.06481374800205231,0.0711749717593193,0.06382780522108078,0.07195790112018585,0.0654115229845047,0.06228369474411011,0.05716387927532196,0.06926446408033371,0.05696345865726471,0.06031430512666702,0.06683357805013657,0.07243560254573822,0.054769452661275864,0.06613996624946594,0.06622812896966934,0.06650900095701218,0.0603414811193943,0.056676313281059265,0.07547221332788467,0.06958095729351044,0.06168272718787193,0.07338018715381622,0.06628566980361938,0.0638093575835228,0.05429986119270325,0.0716492235660553,0.05808290094137192,0.06384473294019699,0.07212430238723755,0.07457569986581802,0.06370032578706741,0.07398829609155655,0.07464004307985306,0.0816536620259285,0.07978879660367966,0.08740643411874771,0.08114518225193024,0.08692549914121628,0.09030670672655106,0.086797796189785,0.09449820965528488,0.0850982666015625,0.06366770714521408,0.07407938688993454,0.07195842266082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9659190177917,0.9758325815200806,0.982507050037384,0.9388314485549927,0.9511486291885376,0.9616862535476685,0.9448473453521729,0.9477508068084717,0.9054995775222778,0.825140118598938,0.8230870962142944,0.7316404581069946,0.6381561160087585,0.5192740559577942,0.5622578263282776,0.48342639207839966,0.44371679425239563,0.34343457221984863,0.35786381363868713,0.5123729109764099,0.4290858805179596,0.3771052360534668,0.33864039182662964,0.1826263666152954,0.09361585229635239,0.03648045286536217,0.11524799466133118,0.13277506828308105,0.13725997507572174,0.06882574409246445,0.08270332962274551,0.12148815393447876,0.15663614869117737,0.17102806270122528,0.11701911687850952,0.1066848635673523,0.12773379683494568,0.10822424292564392,0.08317297697067261,0.046913083642721176,0.06983961164951324,0.0825003907084465,0.09844338893890381,0.08012301474809647,0.04804457351565361,0.004724400117993355,0.031198721379041672,0.02552163600921631,0.03477336838841438,0.054857149720191956,0.057235945016145706,0.060083311051130295,0.049041498452425,0.03358740732073784,0.04016733542084694,0.024259474128484726,0.0265396349132061,0.03561272472143173,0.023068241775035858,0.01038016565144062,0.021907366812229156,0.04084236919879913,0.04544415324926376,0.03068748116493225,0.026172399520874023,0.02571895532310009,-0.00782882422208786,0.02823934145271778,0.024523044005036354,0.0247903261333704,0.008441561833024025,0.01612677052617073,0.026350101456046104,0.03929337114095688,0.052946627140045166,0.010420657694339752,0.02486043982207775,0.015760047361254692,0.03209487348794937,0.05101960152387619,0.03664644807577133,0.011665615253150463,0.030012160539627075,0.011717233806848526,0.026464611291885376,0.047432053834199905,0.021454542875289917,0.021819064393639565,0.037732403725385666,0.010992417111992836,0.01952219195663929,0.008005098439753056,0.00881910603493452,0.030337737873196602,0.0074120135977864265,0.013154069893062115,0.02198290266096592,0.011582808569073677,0.03232060745358467,0.021135477349162102,0.011807586066424847,0.014565316960215569,0.007939080707728863,0.0074704294092953205,0.004676427226513624,0.0021290420554578304,0.014338720589876175,-0.002328987466171384,0.013035345822572708,0.0192295853048563,0.012663879431784153,0.008918065577745438,0.02515234984457493,0.025397615507245064,0.019502900540828705,0.01761223003268242,0.008852536790072918,0.003207038389518857,0.011853895150125027,0.005875809583812952,0.013755002059042454,0.02448667399585247,0.03011210635304451,0.007143100257962942,0.02426948957145214,0.02200041525065899,0.020442510023713112,0.003501530969515443,0.01720590889453888,0.0038215701933950186,0.0009551038383506238,0.018416238948702812,0.015509266406297684,0.0040110377594828606,0.01385283749550581,0.006119982339441776,0.0013880097540095448,0.0025672807823866606,0.01428849808871746,0.019932447001338005,0.018924130126833916,0.015608729794621468,0.014568454585969448,0.014545324258506298,0.016076406463980675,0.0094212107360363,0.006141575984656811,0.006985554937273264,0.021565832197666168,0.018485961481928825,0.006544518284499645,0.01956632174551487,0.027344780042767525,0.022182879969477654,0.01055147498846054,0.015703093260526657,0.016218755394220352,0.010991566814482212,0.01001966092735529,0.004101506434381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1389770508,0.9999808073043823,0.9999083876609802,0.9994402527809143,0.9993644952774048,0.9995133280754089,0.9985044002532959,0.997613787651062,0.9973976612091064,0.9959273934364319,0.993506908416748,0.9930937886238098,0.9910693764686584,0.9877526164054871,0.9854519367218018,0.9790019989013672,0.9772155284881592,0.9746086001396179,0.9631154537200928,0.9619823694229126,0.9533390402793884,0.9449687004089355,0.9496275782585144,0.9448137879371643,0.9412684440612793,0.9318851828575134,0.9339324831962585,0.9331514239311218,0.9201922416687012,0.9107905626296997,0.9043801426887512,0.9138972163200378,0.9057338237762451,0.8887054920196533,0.870850682258606,0.8673987984657288,0.8508890867233276,0.8467947840690613,0.8191512823104858,0.7793037295341492,0.7425660490989685,0.6913427114486694,0.6662288904190063,0.5954352021217346,0.5798825025558472,0.5658516883850098,0.5214127898216248,0.5126843452453613,0.4713021516799927,0.4684573709964752,0.4113759696483612,0.3853401243686676,0.4042361080646515,0.38502445816993713,0.35374924540519714,0.3745768368244171,0.32721662521362305,0.3450690507888794,0.350083589553833,0.33511289954185486,0.3171022832393646,0.2920835614204407,0.2976388931274414,0.2998100817203522,0.2750561535358429,0.29536914825439453,0.30176374316215515,0.29764524102211,0.29234185814857483,0.2808268964290619,0.26517078280448914,0.24777109920978546,0.24241389334201813,0.21230261027812958,0.20796291530132294,0.18427300453186035,0.16531899571418762,0.14777223765850067,0.11570094525814056,0.12303769588470459,0.10197429358959198,0.10522405803203583,0.08707834035158157,0.09265368431806564,0.08123237639665604,0.06695220619440079,0.06913354992866516,0.0724189355969429,0.04562278836965561,0.02215207740664482,0.024800097569823265,0.02252700738608837,0.044131021946668625,0.03578538820147514,0.03157399222254753,0.03844424709677696,0.03418524190783501,0.023274647071957588,0.03198544308543205,0.042091529816389084,0.023709379136562347,0.023843666538596153,0.011607233434915543,0.013978423550724983,0.015312149189412594,0.02375108376145363,0.022325651720166206,0.0317346416413784,0.023303739726543427,0.030598757788538933,0.014829824678599834,0.003921125549823046,0.019693272188305855,0.015337910503149033,0.017653271555900574,0.030002260580658913,0.013206619769334793,0.010534836910665035,0.0007938925991766155,0.023206552490592003,0.009033791720867157,0.027393588796257973,0.020842747762799263,0.01233342383056879,0.017791565507650375,0.016596205532550812,0.028282055631279945,0.018705474212765694,0.036980897188186646,0.04215573891997337,0.027870457619428635,0.029534928500652313,0.02875063195824623,0.012542069889605045,0.022439150139689445,0.027550209313631058,0.013841895386576653,0.025818562135100365,0.027891842648386955,0.03227155655622482,0.018100976943969727,0.019349975511431694,0.0334780178964138,0.024817366153001785,0.03221501410007477,0.02836073376238346,0.030700867995619774,0.03719516098499298,0.03721657395362854,0.02752225287258625,0.029730049893260002,0.026841243728995323,0.02569841779768467,0.026002300903201103,0.0262131430208683,0.03237216919660568,0.01577615551650524,0.02884516306221485,0.019993387162685394,0.0173575207591056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63558197,0.9999929070472717,0.9999708533287048,0.9999467730522156,0.9999160170555115,0.9999066591262817,0.9999123811721802,0.9999311566352844,0.9998811483383179,0.9998046159744263,0.9997546076774597,0.9996824860572815,0.9995395541191101,0.9989843368530273,0.9980090260505676,0.9972715973854065,0.9969390034675598,0.9966687560081482,0.9949789047241211,0.9913090467453003,0.9876816868782043,0.9841625094413757,0.9792893528938293,0.9753246307373047,0.9730720520019531,0.9729315638542175,0.9733569622039795,0.9694202542304993,0.9627134799957275,0.9564222097396851,0.9533165097236633,0.9493771195411682,0.9489679932594299,0.9460421204566956,0.9406360983848572,0.9362833499908447,0.927325963973999,0.9203544855117798,0.917245626449585,0.9162473678588867,0.908729076385498,0.9007014036178589,0.9014806151390076,0.8981770873069763,0.8925280570983887,0.8893704414367676,0.888420045375824,0.8923023343086243,0.8877387046813965,0.8800849318504333,0.8738171458244324,0.8714344501495361,0.8705494999885559,0.8556334972381592,0.8309422135353088,0.8122227191925049,0.8011270761489868,0.7741430401802063,0.7528740763664246,0.7341905832290649,0.7435618042945862,0.7412227392196655,0.7176890969276428,0.7123602628707886,0.6845289468765259,0.6575719118118286,0.6355943083763123,0.5873585939407349,0.5770348906517029,0.570218026638031,0.5585616827011108,0.5370423197746277,0.529257595539093,0.5043243765830994,0.4724249243736267,0.43970510363578796,0.40533486008644104,0.3694285750389099,0.3466776907444,0.34957006573677063,0.3261204957962036,0.30655744671821594,0.280148983001709,0.266497403383255,0.22762615978717804,0.16947349905967712,0.16230051219463348,0.19172434508800507,0.1930355578660965,0.18408910930156708,0.17575234174728394,0.15794335305690765,0.14537587761878967,0.16833612322807312,0.16553589701652527,0.13865521550178528,0.14475126564502716,0.13582326471805573,0.10518164932727814,0.10463178902864456,0.13349637389183044,0.1551310122013092,0.116116963326931,0.09925208240747452,0.09637773782014847,0.07425748556852341,0.07198196649551392,0.08205234259366989,0.0891953632235527,0.07196709513664246,0.06956426799297333,0.06421439349651337,0.03841433674097061,0.017428094521164894,0.002437000162899494,0.0005782433436252177,0.012022789567708969,0.00934193842113018,0.0191633403301239,0.02626470848917961,0.02667444385588169,0.015331996604800224,-0.0009237474878318608,-0.008204485289752483,0.01783815771341324,0.037587352097034454,0.016971871256828308,0.011091317050158978,0.03331020101904869,0.024317502975463867,0.030229751020669937,0.03369525074958801,0.0280192531645298,0.033905766904354095,0.03279029205441475,0.016643596813082695,0.013252575881779194,0.03802795335650444,0.05263175070285797,0.0417441800236702,0.03517114743590355,0.023335818201303482,0.018118305131793022,0.02449728362262249,0.027508243918418884,0.03257271274924278,0.015206174924969673,0.009933584369719028,0.009923498146235943,0.026779158040881157,0.03455322980880737,0.020806916058063507,0.023370949551463127,0.03755733743309975,0.02994096465408802,0.032520268112421036,0.05151638016104698,0.052792515605688095,0.03248051553964615,0.03461937978863716,0.028099000453948975,0.030031908303499222,0.04959060624241829,0.045720018446445465,0.042563021183013916,0.05063088610768318,0.040740568190813065,0.04093474522233009,0.04136982932686806,0.036636658012866974,0.03648536652326584,0.03660013899207115,0.03842697665095329,0.022327937185764313,0.016919629648327827,0.0286751389503479,0.035156358033418655,0.036985594779253006,0.04638206213712692,0.04379512369632721,0.025280965492129326,0.02381574921309948,0.030050914734601974,0.023142889142036438,0.02573767676949501,0.03829706460237503,0.029653502628207207,0.018497878685593605,0.02639898471534252,0.037088554352521896,0.03232213854789734,0.019287899136543274,0.008053692989051342,0.017039917409420013,0.02140534296631813,0.022377867251634598,0.02194693498313427,0.02516159787774086,0.028618689626455307,0.02726886421442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290931702,0.9999971985816956,0.9999966025352478,0.9999915957450867,0.9999849796295166,0.9999746084213257,0.9999682307243347,0.9999276399612427,0.9998730421066284,0.9999116063117981,0.9999304413795471,0.9999120831489563,0.9998330473899841,0.9997591972351074,0.9997013807296753,0.9996044039726257,0.9994388818740845,0.999123215675354,0.9986170530319214,0.9980875253677368,0.997613787651062,0.9969161748886108,0.9961734414100647,0.9959673881530762,0.9964317679405212,0.9968432784080505,0.9965261816978455,0.9955708980560303,0.9953123331069946,0.9954322576522827,0.9943744540214539,0.9929250478744507,0.9921559691429138,0.9915284514427185,0.9892776012420654,0.9872843027114868,0.986541748046875,0.986694872379303,0.985835611820221,0.9851822853088379,0.9848921298980713,0.9847737550735474,0.9839616417884827,0.9833019971847534,0.9832515120506287,0.9830042719841003,0.9826388955116272,0.9813300371170044,0.9800727963447571,0.9778525233268738,0.9745852947235107,0.9715312719345093,0.9687015414237976,0.965862512588501,0.9606842398643494,0.9538763165473938,0.9455186724662781,0.9397581815719604,0.936590850353241,0.9352244734764099,0.9315445423126221,0.9221582412719727,0.903887927532196,0.8884392976760864,0.8724843859672546,0.8517709374427795,0.8290987014770508,0.8108752965927124,0.8002554774284363,0.7870316505432129,0.7639650702476501,0.7368806004524231,0.7228674292564392,0.702700138092041,0.6775948405265808,0.6532107591629028,0.6173484921455383,0.574425995349884,0.5481917262077332,0.544926643371582,0.5424623489379883,0.5371582508087158,0.5315900444984436,0.5323557257652283,0.5313301682472229,0.5158112049102783,0.5032023787498474,0.4956440329551697,0.4993933439254761,0.5110548138618469,0.5131384134292603,0.505548894405365,0.5006487369537354,0.5048745274543762,0.5081875324249268,0.4922812879085541,0.45924901962280273,0.4341382086277008,0.4308050274848938,0.4452618658542633,0.44368603825569153,0.43589678406715393,0.4277215600013733,0.41243264079093933,0.3808797597885132,0.3560449481010437,0.33252617716789246,0.30539312958717346,0.2749200165271759,0.25731393694877625,0.2478543072938919,0.23746216297149658,0.22157613933086395,0.2011471837759018,0.17832280695438385,0.15458913147449493,0.13274651765823364,0.1138494461774826,0.10372183471918106,0.09876099973917007,0.10205423086881638,0.10195468366146088,0.09509557485580444,0.08092150837182999,0.06507965177297592,0.057597290724515915,0.056345731019973755,0.06259839236736298,0.07083000242710114,0.07192695885896683,0.060623232275247574,0.03686724975705147,0.024179037660360336,0.017206480726599693,0.006124111358076334,0.0019908833783119917,0.00810076855123043,0.009079773910343647,0.00435276422649622,0.0015866226749494672,0.014823896810412407,0.042029671370983124,0.045366931706666946,0.02904995158314705,0.0010980777442455292,0.012413312681019306,0.02608638070523739,0.023738475516438484,0.023001814261078835,0.015137123875319958,0.010266495868563652,0.013040857389569283,0.009138268418610096,0.006032905075699091,-0.006441106554120779,-0.02295377291738987,-0.029421627521514893,-0.017797328531742096,-0.005664144642651081,-0.002000248758122325,-0.013287392444908619,-0.007119548041373491,0.009979001246392727,0.038349077105522156,0.026354162022471428,0.006715035531669855,-0.004108509514480829,-0.00955522432923317,-0.008929885923862457,-0.00616290420293808,-0.008079806342720985,-0.00775538757443428,-0.011709021404385567,-1.0615288374538068e-05,0.003108465112745762,0.007653240114450455,0.003936962690204382,0.005537931341677904,0.0026892798487097025,0.002690758090466261,-0.0003984698560088873,-0.004093468654900789,-0.010973923839628696,-0.01049884781241417,-0.005614884197711945,0.0004644343280233443,0.009274075739085674,0.012160384096205235,0.005172074772417545,-0.00598575733602047,-0.012018848210573196,-0.010988949798047543,-0.005432598292827606,0.004189732484519482,0.0073407539166510105,-0.001962288748472929,-0.011190387420356274,-0.021940242499113083,-0.006407662760466337,0.0055443649180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827674866,0.9999944567680359,0.9999580383300781,0.999922513961792,0.9999411106109619,0.9999549388885498,0.9999274611473083,0.9998597502708435,0.9998523592948914,0.9998766779899597,0.9998630881309509,0.9998093247413635,0.9996309876441956,0.9993776082992554,0.9991868138313293,0.9987432360649109,0.9977606534957886,0.9962791800498962,0.9943972826004028,0.9916048645973206,0.9863178133964539,0.9829126000404358,0.9805020093917847,0.9813061356544495,0.9803333878517151,0.9803247451782227,0.9781447649002075,0.9756470918655396,0.9761557579040527,0.9746551513671875,0.9677554368972778,0.9592057466506958,0.9540567994117737,0.9504494071006775,0.9393759965896606,0.9323596358299255,0.9354622960090637,0.9361664652824402,0.9343718886375427,0.926876962184906,0.9193951487541199,0.9162695407867432,0.9045982360839844,0.8949726223945618,0.8918987512588501,0.9006249904632568,0.9065716862678528,0.9102432131767273,0.903786838054657,0.8960192203521729,0.8888089656829834,0.8807125091552734,0.8747693300247192,0.8655389547348022,0.8386555910110474,0.8174025416374207,0.8042564988136292,0.7826293706893921,0.7607738971710205,0.7447307109832764,0.726799488067627,0.693996787071228,0.6741364002227783,0.6695651412010193,0.6437005996704102,0.5930928587913513,0.5357028245925903,0.5124306678771973,0.5022983551025391,0.4915493130683899,0.48103195428848267,0.4262508153915405,0.41821831464767456,0.3863738179206848,0.34651052951812744,0.37857168912887573,0.3672947287559509,0.30783331394195557,0.28023383021354675,0.2700401246547699,0.2443782240152359,0.20195430517196655,0.17573562264442444,0.18011893332004547,0.17544887959957123,0.1833416372537613,0.20603743195533752,0.1911396086215973,0.171660915017128,0.14542683959007263,0.13906803727149963,0.17005223035812378,0.20136447250843048,0.18367286026477814,0.17927563190460205,0.16792839765548706,0.130931094288826,0.12606222927570343,0.16008639335632324,0.12527154386043549,0.11028137803077698,0.14773106575012207,0.1412164866924286,0.10936541110277176,0.07988828420639038,0.0939876064658165,0.12474559247493744,0.11378012597560883,0.07001493871212006,0.04835580289363861,0.08120446652173996,0.09103337675333023,0.06160422042012215,0.06680341809988022,0.07932273298501968,0.07985860109329224,0.08215558528900146,0.04998382553458214,0.03596702590584755,0.047484345734119415,0.04781653359532356,0.05120556429028511,0.041977282613515854,0.023757727816700935,0.029335372149944305,0.03413370996713638,0.02157953754067421,0.03642658144235611,0.05791446194052696,0.04469708353281021,0.01625128462910652,0.015081770718097687,0.028863346204161644,0.02162562683224678,0.021886002272367477,0.017235711216926575,0.0024567702785134315,-0.01373298279941082,-0.02158471569418907,-0.029380805790424347,-0.020186567679047585,0.0030608081724494696,0.004038867074996233,-0.014385600574314594,-0.0006598200416192412,0.012518188916146755,0.0072528948076069355,-0.003157725092023611,-0.016546107828617096,-0.012282747775316238,-0.002592775272205472,-1.5908914065221325e-05,-0.0007977009518072009,0.0010755733819678426,-0.005795732140541077,-0.01775333285331726,0.00216245767660439,0.03935042768716812,0.022529561072587967,0.0009003456798382103,0.007024242077022791,0.006930727977305651,0.022431297227740288,0.019801851361989975,0.016191350296139717,0.011132990941405296,0.003022771328687668,0.010789169929921627,0.016111766919493675,-0.0004996966454200447,-0.019045967608690262,0.002711862325668335,0.015464735217392445,0.020194819197058678,0.02392655238509178,0.017133541405200958,0.011483624577522278,0.01967526040971279,0.017473261803388596,0.003888408886268735,-0.0031674301717430353,-0.005154750309884548,0.00697976304218173,0.02444901131093502,0.02619228884577751,0.011795085854828358,-0.009226431138813496,-0.008563922718167305,0.008244265802204609,0.02104615606367588,0.03171543776988983,0.016318395733833313,0.0009998366003856063,0.01725495234131813,0.01997045800089836,0.012820410542190075,0.01363343559205532,0.007943876087665558,0.005931180436164141,0.00049718027003109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2094392031431198,0.24402330815792084,0.612238347530365,0.827250063419342,0.6972819566726685,0.35496342182159424,0.5215767621994019,0.5809312462806702,0.3781973421573639,0.2631065845489502,0.14607428014278412,0.27687662839889526,0.36253824830055237,0.30012184381484985,0.29221075773239136,0.31164148449897766,0.30722835659980774,0.26833924651145935,0.35537636280059814,0.3138149380683899,0.05969269573688507,-0.06366585940122604,-0.11160753667354584,-0.02613058127462864,0.0616770014166832,0.09816942363977432,0.09624460339546204,0.03544880449771881,0.0775880292057991,0.06859104335308075,0.0483924075961113,-0.0028147033881396055,-0.05596382915973663,0.022505195811390877,0.0658332034945488,0.0010844857897609472,-0.008080513216555119,-0.013608686625957489,-0.06336677819490433,-0.0722891241312027,-0.026843193918466568,0.009256132878363132,0.033013079315423965,0.03371170163154602,-0.005681103561073542,-0.0028929428663104773,0.028329962864518166,0.039177559316158295,0.03613991290330887,0.01842537149786949,0.01437424961477518,0.009807517752051353,-0.006378203630447388,0.01691451482474804,0.08879633247852325,0.08631426095962524,0.04969426617026329,0.04409899190068245,0.017056133598089218,0.0063318475149571896,0.023323602974414825,0.0016748168272897601,0.00037583752418868244,0.031258679926395416,0.05527869239449501,0.06683378666639328,0.07525990158319473,0.06199213117361069,0.05079653486609459,0.0731993317604065,0.03197981044650078,0.028703562915325165,0.059889402240514755,0.04729185253381729,0.021469293162226677,0.006724919658154249,-0.013657751493155956,-0.017559856176376343,0.037652842700481415,0.05325816571712494,0.0307814572006464,0.021039383485913277,0.0015659889904782176,0.010495522059500217,0.018138151615858078,0.0306368600577116,0.02272738702595234,-0.0002996329276356846,-1.384672214044258e-05,0.0249148141592741,0.012950645759701729,-0.016252625733613968,-0.02067881077528,-0.020906254649162292,0.001420821761712432,0.017167525365948677,0.018499311059713364,0.0008966490859165788,-0.006450968328863382,0.011359074153006077,0.04121328517794609,0.07485826313495636,0.07178822159767151,0.014670302160084248,0.021780848503112793,0.032136961817741394,0.027031127363443375,0.030967742204666138,0.006085957400500774,-0.022369101643562317,-0.016680020838975906,-0.023319335654377937,-0.019383223727345467,0.005427065305411816,-0.012991640716791153,-0.027826523408293724,-0.013470053672790527,-0.007035347167402506,-0.013467900454998016,0.0002135923132300377,0.019246531650424004,0.010012108832597733,7.535262557212263e-05,-0.006566877011209726,-0.02261665090918541,0.0038619472179561853,0.031012505292892456,0.014654301106929779,-0.008434580639004707,-0.010021024383604527,-0.0009336838847957551,-0.005019827280193567,-0.02741062641143799,-0.026111140847206116,-0.01316193025559187,-0.01474568247795105,-0.003767448477447033,0.007100469432771206,0.00519934669137001,-0.008525735698640347,-0.011131293140351772,-0.006894693244248629,-0.007948578335344791,-0.005511623807251453,-0.02069857344031334,-0.020572872832417488,0.002965070540085435,0.004960550460964441,-0.002440418815240264,-0.016297191381454468,-0.022433461621403694,-0.00282378145493567,0.0008777895127423108,0.004295476246625185,0.02104877308011055,0.018153801560401917,0.00014470175665337592,-0.001520750462077558,0.003263546619564295,-0.0038333337288349867,0.014160705730319023,0.03121998719871044,0.012290935032069683,0.010905686765909195,0.003959718160331249,-0.008673936128616333,0.010285506956279278,0.002158643677830696,-0.011837289668619633,0.009699990972876549,0.020104248076677322,0.012315538711845875,0.0004137629584874958,0.00238419184461236,0.003357374807819724,-0.0024186645168811083,-0.01053720060735941,-0.016688909381628036,-0.004126208834350109,-0.0069625042378902435,-0.004172670189291239,-0.00833065900951624,-0.02713971585035324,-0.011387326754629612,-0.008540063165128231,-0.008816150017082691,0.021217165514826775,0.02135433256626129,0.0003746321308426559,-0.0019434504210948944,0.011246881447732449,0.0005672344705089927,-0.005017916671931744,0.013934159651398659,0.01566651463508606,0.0019057971658185124,0.005002362187951803,0.01353586744517088,0.01829182729125023,0.014727894216775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039535522,0.9999962449073792,0.9999803304672241,0.9999656081199646,0.9999616742134094,0.9999729990959167,0.9999730587005615,0.9999549388885498,0.9999145269393921,0.9999092221260071,0.9998986721038818,0.9999051094055176,0.9998514652252197,0.9997613430023193,0.9996386766433716,0.9993559718132019,0.9990483522415161,0.9986371994018555,0.9977774024009705,0.9961205720901489,0.9943557381629944,0.9939577579498291,0.9934224486351013,0.9933515787124634,0.9925622940063477,0.9928930997848511,0.9925395250320435,0.9912898540496826,0.990821123123169,0.9900863766670227,0.9870681762695312,0.9841723442077637,0.9817635416984558,0.9804902076721191,0.9757514595985413,0.9706489443778992,0.9696680903434753,0.9699738025665283,0.9693135023117065,0.9673778414726257,0.965461254119873,0.9648721218109131,0.9632644057273865,0.9610235691070557,0.9606233239173889,0.9620115756988525,0.9625962972640991,0.9616552591323853,0.9585039019584656,0.9552767872810364,0.9514060020446777,0.9463528394699097,0.9404324293136597,0.9333065152168274,0.9187033772468567,0.9068756103515625,0.8967920541763306,0.8847894072532654,0.8734654188156128,0.8694749474525452,0.8625170588493347,0.8505691289901733,0.829055905342102,0.8054930567741394,0.7826716899871826,0.7633645534515381,0.7315418720245361,0.702534019947052,0.6951970458030701,0.682815670967102,0.664455235004425,0.6381875872612,0.615761399269104,0.575974702835083,0.5342336893081665,0.5335949659347534,0.518385112285614,0.48198896646499634,0.45498931407928467,0.41841956973075867,0.3934836685657501,0.3650161623954773,0.34811466932296753,0.35387441515922546,0.3583446145057678,0.345037579536438,0.3399783968925476,0.3196587562561035,0.3036034405231476,0.3273080885410309,0.34691524505615234,0.3459493815898895,0.34328365325927734,0.3325681686401367,0.3330020308494568,0.32374292612075806,0.3231949806213379,0.31777289509773254,0.2997782528400421,0.2666032612323761,0.2502218782901764,0.2770925462245941,0.2810049057006836,0.24666376411914825,0.20933812856674194,0.1862068623304367,0.19258862733840942,0.17755760252475739,0.15491333603858948,0.1495811492204666,0.14725090563297272,0.1411580592393875,0.14781001210212708,0.1594514548778534,0.13484106957912445,0.11042285710573196,0.09207672625780106,0.05233141407370567,0.030523836612701416,0.04811270162463188,0.049841299653053284,0.03958311676979065,0.03819483146071434,0.04493338614702225,0.046444762498140335,0.03547890484333038,0.022163718938827515,0.014421341940760612,0.049168676137924194,0.06635819375514984,0.048373255878686905,0.03464851900935173,0.03526751324534416,0.027942467480897903,0.029453234747052193,0.030820967629551888,0.027057098224759102,0.00938944797962904,0.02526627667248249,0.03285748139023781,0.016480594873428345,0.018042925745248795,0.01883552223443985,0.012386341579258442,0.015468680299818516,0.019363772124052048,0.011828268878161907,0.0006465169135481119,-0.0007075135945342481,0.0036616711877286434,0.011353672482073307,-0.0021323468536138535,-0.0039671361446380615,-0.005865954793989658,0.006991416681557894,0.008618282154202461,0.011573730036616325,0.005909135565161705,-0.005395123735070229,-0.009158028289675713,-0.00955289602279663,-0.0028722863644361496,-0.00948541983962059,-0.02370586432516575,-0.028909046202898026,-0.033580027520656586,-0.02532130479812622,-0.004818394780158997,0.015329764224588871,0.009023373015224934,-0.00850954744964838,-0.01302772480994463,-0.014879426918923855,-0.016766130924224854,-0.017815785482525826,-0.013816787861287594,0.006434612907469273,0.014016523025929928,0.01329871080815792,0.012832732871174812,0.004340065643191338,-0.0009840697748586535,0.0006825817981734872,0.011371527798473835,0.01013072207570076,0.0006855968968011439,-0.013979129493236542,-0.01919744722545147,-0.012478761374950409,-0.008034269325435162,-0.006807128898799419,0.004016870632767677,0.008854607120156288,0.010585297830402851,0.010953039862215519,0.012724698521196842,0.0013249893672764301,-0.007854736410081387,-0.004426225088536739,0.00141772453207522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4237213135,0.9999665021896362,0.999913215637207,0.9999504089355469,0.9999463558197021,0.999946117401123,0.9997801780700684,0.9994698166847229,0.9990689754486084,0.9992054104804993,0.9988206028938293,0.998276948928833,0.9956410527229309,0.9942420125007629,0.9919945597648621,0.9928461909294128,0.9940521717071533,0.991815984249115,0.988392174243927,0.9853991866111755,0.9855226278305054,0.986911952495575,0.9854069948196411,0.9810084104537964,0.9712689518928528,0.9697854518890381,0.9623062610626221,0.9505659937858582,0.9465696811676025,0.9356558322906494,0.9136888980865479,0.8913127183914185,0.8473231792449951,0.8423413634300232,0.7964938282966614,0.753553569316864,0.7539013028144836,0.6821995377540588,0.6343709230422974,0.5682972073554993,0.5409272313117981,0.43700340390205383,0.4354223906993866,0.424822598695755,0.4267059564590454,0.3823760747909546,0.3072432577610016,0.286193311214447,0.2759438157081604,0.27842068672180176,0.2978489398956299,0.174913227558136,0.1897594928741455,0.11123088002204895,0.1299205869436264,0.09473761171102524,0.09902442246675491,0.06364870071411133,-0.0034963488578796387,-0.03800824284553528,0.04144636169075966,0.04141688346862793,0.021776823326945305,0.01623496599495411,0.05342729017138481,0.01919223926961422,0.05382012203335762,0.06830529868602753,0.05456908419728279,0.045633722096681595,0.042659252882003784,0.008983343839645386,0.00752542307600379,-0.014141087420284748,-0.031830795109272,-0.03242770582437515,0.03592189401388168,0.0028461834881454706,0.0019838237203657627,-0.010688615031540394,0.024247348308563232,0.052300866693258286,-0.008707980625331402,-0.006912719924002886,-0.011094391345977783,0.0036309468559920788,-0.007916943170130253,-0.028916800394654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2449073792,0.9999874234199524,0.9999679923057556,0.9999746084213257,0.9998344779014587,0.9999455213546753,0.9996018409729004,0.9985458850860596,0.9983032941818237,0.9991556406021118,0.9989508390426636,0.9984652996063232,0.9983229637145996,0.9966721534729004,0.9959537982940674,0.9943350553512573,0.9921971559524536,0.9843063950538635,0.986332893371582,0.986047625541687,0.9857724905014038,0.9890575408935547,0.9862288236618042,0.982559084892273,0.9791058897972107,0.9721181392669678,0.9659979343414307,0.9623894095420837,0.9586660861968994,0.9422561526298523,0.9250820875167847,0.9181459546089172,0.8938167691230774,0.8409698009490967,0.8023959398269653,0.7973231077194214,0.7461805939674377,0.7348251342773438,0.6459349989891052,0.6026264429092407,0.5174357891082764,0.6099783778190613,0.6399076581001282,0.5875225067138672,0.5529273152351379,0.6116664409637451,0.5366737246513367,0.432559072971344,0.36178916692733765,0.39033401012420654,0.35156136751174927,0.2949920892715454,0.28921329975128174,0.21014568209648132,0.1756577044725418,0.08581624180078506,0.038652271032333374,0.0475643016397953,0.06256520003080368,0.11864016205072403,0.07202591747045517,0.07461822777986526,0.1026298999786377,0.06266362220048904,-0.02023804932832718,-0.05143652856349945,0.07614989578723907,0.03898143395781517,-0.05607667937874794,-0.03746896982192993,-0.00065001001348719,-0.03378429636359215,-0.017014434561133385,0.03768904134631157,0.034153733402490616,0.05434359237551689,0.0010481763165444136,0.005015729460865259,-0.004312784876674414,0.005830422043800354,0.046384118497371674,0.01328944880515337,0.0291003230959177,0.027190987020730972,0.004945352207869291,-0.0019816800486296415,-0.01809483766555786,0.039456140249967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7946281433,0.9999920129776001,0.9998984932899475,0.9999765157699585,0.9998328685760498,0.9999344944953918,0.999502956867218,0.9985399842262268,0.9985436201095581,0.9984975457191467,0.9975254535675049,0.9976388812065125,0.9976063370704651,0.9954715967178345,0.9935054779052734,0.9915037751197815,0.9926782250404358,0.9855210185050964,0.9866771697998047,0.9817711114883423,0.9820983409881592,0.9859105348587036,0.9795873761177063,0.9744639992713928,0.9702009558677673,0.9618163108825684,0.95185786485672,0.9560809135437012,0.9411325454711914,0.9221199750900269,0.8841521143913269,0.8878801465034485,0.8798577189445496,0.8026796579360962,0.722392201423645,0.7053838968276978,0.6992608904838562,0.6520330905914307,0.5989734530448914,0.5562399625778198,0.5051892399787903,0.553834855556488,0.580376923084259,0.5717495083808899,0.4884487986564636,0.4879738986492157,0.4948737621307373,0.4752187728881836,0.3844923675060272,0.35395485162734985,0.4428691267967224,0.3627327084541321,0.35158658027648926,0.3286244571208954,0.23067016899585724,0.21179994940757751,0.18877673149108887,0.15560156106948853,0.13729462027549744,0.1261983960866928,0.11367817968130112,0.058221518993377686,0.017433736473321915,0.027310339733958244,0.06279738247394562,0.05146629363298416,0.06564971059560776,-0.029070138931274414,0.00626126816496253,0.020441224798560143,-0.037950605154037476,0.02827686443924904,0.025437945500016212,-0.029414474964141846,-0.004507634788751602,0.006896022707223892,0.029733289033174515,0.022518426179885864,0.008690583519637585,0.04376688227057457,0.09835527092218399,-0.013094215653836727,-0.034354086965322495,-0.06932449340820312,-0.05571989715099335,-0.03319285809993744,0.019042793661355972,-0.0069640171714127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0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30262565613,0.9998409748077393,0.9924060106277466,0.9991913437843323,0.9984848499298096,0.999017596244812,0.9970360398292542,0.9927242398262024,0.9881518483161926,0.990220308303833,0.9850494861602783,0.9851875305175781,0.9813628792762756,0.953268826007843,0.9479628205299377,0.9438633918762207,0.9003962874412537,0.8540838956832886,0.7777166962623596,0.7861341238021851,0.8057153224945068,0.8500903844833374,0.7278631925582886,0.6651213765144348,0.6296941041946411,0.5759832859039307,0.46965938806533813,0.5414499044418335,0.43686455488204956,0.38045862317085266,0.13361002504825592,0.28270137310028076,0.22152875363826752,0.16845062375068665,0.1643904596567154,0.05187677592039108,-0.04515662416815758,-0.02259998768568039,0.09400766342878342,0.1197667345404625,0.029203273355960846,0.04649140313267708,0.058071624487638474,0.06379995495080948,-0.0008194160764105618,0.002401568228378892,-0.0057128178887069225,-0.007348171900957823,0.023850377649068832,0.007336692418903112,0.029955115169286728,-0.015301569364964962,-0.06897235661745071,-0.04317966103553772,-0.02755824290215969,-0.011493437923491001,-0.05295947939157486,0.019684791564941406,-0.0075214277021586895,0.028333086520433426,0.011693602427840233,0.019039781764149666,-0.008063491433858871,0.015466154552996159,-0.02688664197921753,-0.012560787610709667,0.0019126334227621555,0.03960723429918289,0.01488013006746769,0.0017532866913825274,-0.008343328721821308,0.006504742428660393,-0.02719028852880001,0.002479618415236473,0.023445717990398407,-0.011113571934401989,-0.030659310519695282,-0.014472119510173798,-0.03275098651647568,-0.02149304188787937,-0.014149719849228859,0.025636229664087296,0.0192017313092947,0.058327026665210724,-0.054772477596998215,0.008932285010814667,0.027654459699988365,-0.016980394721031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93443489075,0.9999982118606567,0.9999931454658508,0.9999836683273315,0.9999030828475952,0.9998753070831299,0.9999051690101624,0.9998553991317749,0.9997686147689819,0.9995955228805542,0.9992758631706238,0.9986812472343445,0.9983609914779663,0.9982825517654419,0.9972525238990784,0.9961152672767639,0.9961181879043579,0.9955657124519348,0.9953820109367371,0.9938754439353943,0.9923790097236633,0.9914780855178833,0.9916726350784302,0.9898212552070618,0.9855397343635559,0.9840059876441956,0.9840081930160522,0.9822260737419128,0.9785884022712708,0.9748769402503967,0.9691104292869568,0.9601616859436035,0.9548696875572205,0.9426947236061096,0.9294334650039673,0.9184765219688416,0.910983145236969,0.9013868570327759,0.8874603509902954,0.8767204880714417,0.8524147868156433,0.8271313905715942,0.8084236979484558,0.8068140149116516,0.7900091409683228,0.759398341178894,0.7399036288261414,0.7152210474014282,0.699463427066803,0.683940052986145,0.6783387064933777,0.6558194160461426,0.6361096501350403,0.6226487159729004,0.6246227622032166,0.6041083335876465,0.5766265392303467,0.5616447925567627,0.5423034429550171,0.5464977025985718,0.5246526598930359,0.4748961329460144,0.47374144196510315,0.4699023365974426,0.43910732865333557,0.43615278601646423,0.4157874584197998,0.378472238779068,0.33299216628074646,0.29933324456214905,0.246661975979805,0.2018076330423355,0.18582434952259064,0.15773002803325653,0.12576892971992493,0.0828627198934555,0.07063508778810501,0.04228770732879639,0.03227418288588524,0.02516765519976616,-0.006254622247070074,-0.03486067056655884,-0.012223941273987293,0.032596804201602936,0.02829064056277275,0.00466701528057456,-0.015625858679413795,-0.004553048871457577,0.0095981722697615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63558197,0.9999951720237732,0.9999818801879883,0.9999711513519287,0.9999430775642395,0.999925434589386,0.9999246597290039,0.999901294708252,0.9998534321784973,0.9996580481529236,0.9994305372238159,0.9988492727279663,0.9984207153320312,0.998392641544342,0.9981396198272705,0.9972440004348755,0.9963281154632568,0.9957274794578552,0.9963844418525696,0.9959532618522644,0.9945547580718994,0.9941355586051941,0.9931561946868896,0.9914878010749817,0.989629864692688,0.9873811602592468,0.9878250956535339,0.9874986410140991,0.9868257641792297,0.9816204905509949,0.9733421802520752,0.9659990072250366,0.9622822999954224,0.9514594078063965,0.9445579051971436,0.9449712634086609,0.9393985271453857,0.9319696426391602,0.9249078631401062,0.9127770066261292,0.8915241360664368,0.8739151954650879,0.8670828938484192,0.8602092266082764,0.8353138566017151,0.8236218690872192,0.8183764815330505,0.8004392981529236,0.7740886807441711,0.7419915795326233,0.7263221740722656,0.7155587673187256,0.6999180316925049,0.698689341545105,0.7122693657875061,0.6928277015686035,0.6555075645446777,0.6184729337692261,0.6166605353355408,0.6260812878608704,0.6054449081420898,0.5859541893005371,0.5645520091056824,0.5387674570083618,0.5162103176116943,0.4899095892906189,0.4636862874031067,0.43333202600479126,0.41096997261047363,0.3888183832168579,0.32335445284843445,0.29017671942710876,0.2434680312871933,0.17876219749450684,0.15638239681720734,0.12448982894420624,0.09150835126638412,0.07991224527359009,0.05555841699242592,0.04004096984863281,0.020404981449246407,0.014636564999818802,0.015004140324890614,0.022751756012439728,0.021222127601504326,0.036708686500787735,0.014166528359055519,0.0002321046922588721,0.007984817028045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3641166687,0.9999842643737793,0.9999813437461853,0.9999767541885376,0.9999310374259949,0.9999317526817322,0.9999150037765503,0.9998542070388794,0.9997278451919556,0.9994831085205078,0.9992190599441528,0.9983358383178711,0.9974293112754822,0.9971097111701965,0.9968745708465576,0.9962220191955566,0.9958009123802185,0.9957176446914673,0.9957747459411621,0.9947397708892822,0.9930151700973511,0.9917176961898804,0.991356372833252,0.9892035126686096,0.9844473600387573,0.9836429953575134,0.9854941368103027,0.9844436645507812,0.9794523119926453,0.9731875061988831,0.966555655002594,0.9571233987808228,0.9495666027069092,0.9403194785118103,0.9304556250572205,0.9273307919502258,0.9236305356025696,0.9129796028137207,0.8937569856643677,0.8736817240715027,0.8481342792510986,0.8222429156303406,0.8316417336463928,0.8318071365356445,0.799177885055542,0.761934757232666,0.7465384006500244,0.7247343063354492,0.6998084783554077,0.6581853628158569,0.6346064209938049,0.6243258714675903,0.5989645719528198,0.5848451256752014,0.5989462733268738,0.5948136448860168,0.5752778649330139,0.5764856934547424,0.5653699636459351,0.5473271608352661,0.5208585262298584,0.4962126314640045,0.48948749899864197,0.4951547682285309,0.4600398540496826,0.426432341337204,0.38212600350379944,0.36085474491119385,0.3439915180206299,0.320833295583725,0.25567957758903503,0.19000238180160522,0.17467443645000458,0.17562571167945862,0.13161039352416992,0.06525649130344391,0.05866821110248566,0.06679967790842056,0.06141785532236099,0.048148300498723984,0.022600406780838966,0.010768488049507141,0.007906017825007439,0.028290200978517532,0.023190990090370178,-0.002326809801161289,-0.017310379073023796,-0.009305791929364204,0.0131891826167702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83310699463,0.99998539686203,0.9999774098396301,0.9999850988388062,0.9999598264694214,0.9999306797981262,0.999933660030365,0.9999039769172668,0.9998213052749634,0.9993432760238647,0.9985364675521851,0.9973575472831726,0.9972184896469116,0.9974518418312073,0.996799886226654,0.9960533380508423,0.9959765672683716,0.9956094026565552,0.9957525730133057,0.9946436285972595,0.9929202795028687,0.9921349287033081,0.9915259480476379,0.9898662567138672,0.9868601560592651,0.9854226112365723,0.9855959415435791,0.9847761392593384,0.9825669527053833,0.978473961353302,0.9722442030906677,0.9620761275291443,0.9536576271057129,0.9406492114067078,0.9270603060722351,0.9181483387947083,0.9115927815437317,0.9051080942153931,0.8932516574859619,0.8819102048873901,0.853249728679657,0.8259757161140442,0.8171473741531372,0.8135865926742554,0.796981692314148,0.7794325947761536,0.7636486291885376,0.7336337566375732,0.7150900959968567,0.6854476928710938,0.6603853106498718,0.6393756866455078,0.6241743564605713,0.6258589625358582,0.6202496886253357,0.603277325630188,0.562110185623169,0.5474591851234436,0.5411671996116638,0.5259787440299988,0.49235841631889343,0.4763268828392029,0.4760611951351166,0.473006010055542,0.43480944633483887,0.4284459352493286,0.4119732677936554,0.3767158091068268,0.32293057441711426,0.28198766708374023,0.27002689242362976,0.2541937828063965,0.21015270054340363,0.14210638403892517,0.11716843396425247,0.07762704789638519,0.06742523610591888,0.05989842116832733,0.04080111160874367,0.027653111144900322,0.02178773283958435,-0.0008360952488146722,-0.009442401118576527,0.027820905670523643,0.021125420928001404,0.008882585912942886,0.010797522030770779,0.017839649692177773,0.015099083073437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89867210388,0.9999954104423523,0.9999834299087524,0.9999651908874512,0.9999480843544006,0.9999640583992004,0.9999434947967529,0.9999100565910339,0.9997860789299011,0.9995516538619995,0.9992002248764038,0.9981927275657654,0.9975441694259644,0.997958779335022,0.9974346160888672,0.9962231516838074,0.996374249458313,0.9963780045509338,0.9960938692092896,0.9943578839302063,0.991925060749054,0.9914124608039856,0.9917889833450317,0.9900321364402771,0.9846123456954956,0.9820687770843506,0.9845058917999268,0.9843380451202393,0.9824019074440002,0.9797245264053345,0.9757224321365356,0.966857373714447,0.9590798020362854,0.9456056356430054,0.9331343173980713,0.9265142679214478,0.9208820462226868,0.9139534831047058,0.9030514359474182,0.8903751969337463,0.8635596632957458,0.8325947523117065,0.8248616456985474,0.8260233998298645,0.8142790198326111,0.7803255915641785,0.7561841607093811,0.7362322211265564,0.7103881239891052,0.6829783916473389,0.6751874685287476,0.6698537468910217,0.6417838335037231,0.6307290196418762,0.640967607498169,0.608887791633606,0.5866901278495789,0.5809817314147949,0.5739972591400146,0.5598569512367249,0.5395601987838745,0.5194870233535767,0.5045948028564453,0.48783349990844727,0.45357653498649597,0.4136102497577667,0.3769757151603699,0.3672337532043457,0.3266073167324066,0.3033926784992218,0.2963305413722992,0.2574765682220459,0.21986468136310577,0.18121522665023804,0.12502723932266235,0.06765143573284149,0.03562694415450096,0.019788343459367752,0.024056077003479004,0.05155719816684723,0.06278638541698456,0.026788348332047462,0.01842881366610527,0.021634312346577644,0.009001302532851696,-0.006315278355032206,-0.004529897589236498,0.0036425364669412374,-0.00117481488268822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231628418,0.9999994039535522,0.9999983906745911,0.999995231628418,0.9999833106994629,0.9999751448631287,0.9999501705169678,0.9999192357063293,0.9997789263725281,0.9995972514152527,0.9996160268783569,0.9996315836906433,0.9994984865188599,0.9993643760681152,0.999165415763855,0.9991700053215027,0.9990177154541016,0.9987619519233704,0.9988689422607422,0.998581051826477,0.9984427094459534,0.9980393648147583,0.9969267249107361,0.9956880807876587,0.9942116737365723,0.9929391741752625,0.9917604923248291,0.9910711050033569,0.9907634258270264,0.9898040890693665,0.9895823001861572,0.9907763004302979,0.9892879724502563,0.9891815185546875,0.988817572593689,0.989435613155365,0.9891325235366821,0.9894797205924988,0.9888260960578918,0.9878918528556824,0.9871645569801331,0.9858226776123047,0.9841822981834412,0.982562780380249,0.9800860285758972,0.978175699710846,0.9764525890350342,0.9744250178337097,0.9743468761444092,0.9723273515701294,0.9725416302680969,0.9715781807899475,0.9719300270080566,0.9712659120559692,0.9707302451133728,0.9705494046211243,0.9712934494018555,0.9704610705375671,0.9727602601051331,0.9712839722633362,0.9702447652816772,0.9720927476882935,0.9720429182052612,0.9713048934936523,0.970914900302887,0.9721719622612,0.9715104103088379,0.9731102585792542,0.9744259715080261,0.9755025506019592,0.9752408862113953,0.9763282537460327,0.9768738150596619,0.9771923422813416,0.9772952198982239,0.9783238172531128,0.9789124727249146,0.97873455286026,0.9799748063087463,0.9796352386474609,0.9810030460357666,0.9823167324066162,0.9822239279747009,0.9817256927490234,0.9814929366111755,0.9823347926139832,0.9828718304634094,0.9824777841567993,0.9834014177322388,0.9835851192474365,0.9837425351142883,0.9842040538787842,0.9842292070388794,0.9844290018081665,0.9845598936080933,0.9845859408378601,0.9852814674377441,0.9857439398765564,0.9858713150024414,0.9861869812011719,0.986505389213562,0.986659049987793,0.9879629611968994,0.9892966151237488,0.989875853061676,0.9905206561088562,0.9908533692359924,0.9914529919624329,0.9917892813682556,0.9919423460960388,0.9921567440032959,0.9926400780677795,0.9929472208023071,0.9931202530860901,0.9933048486709595,0.9935410022735596,0.9938787221908569,0.9940399527549744,0.9940264225006104,0.9943469762802124,0.9945169687271118,0.9947569966316223,0.994872510433197,0.9949661493301392,0.9950699806213379,0.9952859878540039,0.9953922629356384,0.9955374002456665,0.9956655502319336,0.995755136013031,0.99596107006073,0.9959933161735535,0.9961476922035217,0.9961780905723572,0.9963024258613586,0.99635910987854,0.9964485764503479,0.9965344071388245,0.9965499043464661,0.9966225624084473,0.9966446161270142,0.9966641068458557,0.9967592358589172,0.9967764616012573,0.9968430995941162,0.9968767166137695,0.9968970417976379,0.9969708323478699,0.9969635605812073,0.9970012903213501,0.9970358610153198,0.9971205592155457,0.9971354603767395,0.9971721172332764,0.9971938133239746,0.9971749186515808,0.9971994161605835,0.9971952438354492,0.99723315238952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735355377197,0.9999512434005737,0.9998933672904968,0.9997953176498413,0.9996920228004456,0.9995101094245911,0.9995316863059998,0.9991977214813232,0.9985281229019165,0.9982116222381592,0.9977160096168518,0.9972456097602844,0.9960618019104004,0.9957773685455322,0.9924483895301819,0.9911953210830688,0.9896101355552673,0.9875141978263855,0.9876963496208191,0.9877995848655701,0.9862551689147949,0.9875108599662781,0.9858080744743347,0.9852210879325867,0.9828678965568542,0.984207808971405,0.9848154783248901,0.9834153056144714,0.9815486669540405,0.9799005389213562,0.9785473942756653,0.9756908416748047,0.973418653011322,0.9699374437332153,0.9631819725036621,0.9596002101898193,0.9574931263923645,0.9519846439361572,0.9429343342781067,0.9313353896141052,0.9205086827278137,0.9095996618270874,0.8910561800003052,0.8824477195739746,0.8665958046913147,0.8405439257621765,0.8301147818565369,0.8105826377868652,0.8263242244720459,0.8105007410049438,0.7974227070808411,0.78763347864151,0.7746015787124634,0.7625516057014465,0.766244649887085,0.7424285411834717,0.7302634716033936,0.7374831438064575,0.743112325668335,0.730478048324585,0.7313005924224854,0.7389091849327087,0.7485363483428955,0.7459502816200256,0.7424878478050232,0.7397065162658691,0.7432848811149597,0.740018904209137,0.7358183264732361,0.7255929112434387,0.7109791040420532,0.7102965116500854,0.6832095980644226,0.6654544472694397,0.6349573135375977,0.6190163493156433,0.5938935279846191,0.5625070929527283,0.5213122963905334,0.48326975107192993,0.44968464970588684,0.42883986234664917,0.39026179909706116,0.3465295135974884,0.32721787691116333,0.3028278350830078,0.28956475853919983,0.2512891888618469,0.2342311143875122,0.20705273747444153,0.16875813901424408,0.15335635840892792,0.14103646576404572,0.14013515412807465,0.11125972867012024,0.09873618185520172,0.08610733598470688,0.04961548000574112,0.06529676914215088,0.07214690744876862,0.07164306938648224,0.03451758250594139,0.030437462031841278,0.03446442261338234,0.04074582830071449,0.021462954580783844,0.021131794899702072,0.010971179232001305,0.006085575558245182,0.02160625346004963,0.0213841050863266,0.01941005326807499,0.021451013162732124,0.027007948607206345,-0.01392517052590847,-0.007719883695244789,0.0013055747840553522,0.0012364384019747376,0.018878893926739693,0.011811129748821259,0.011913422495126724,0.00037752577918581665,0.010838866233825684,0.01036706380546093,-0.0002620534796733409,0.0041169109754264355,0.006358596496284008,0.0078695984557271,-0.007568024098873138,0.015377438627183437,0.008351718075573444,-0.0025833859108388424,0.0017757585737854242,-0.0027818751987069845,0.0010439822217449546,-0.0062822457402944565,0.004474297631531954,0.0047351219691336155,0.004959750920534134,0.010956091806292534,-0.005535052623599768,0.0003676503256428987,0.005220817402005196,0.009748155251145363,0.003981259651482105,0.011321606114506721,0.011402294971048832,0.011960205622017384,0.005808727350085974,0.007972597144544125,0.016569634899497032,0.011916396208107471,0.017745204269886017,0.015497304499149323,0.011227568611502647,0.019343199208378792,0.012378435581922531,0.017769601196050644,0.017230905592441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51124191284,0.9999577403068542,0.9999285936355591,0.9998469352722168,0.9997175931930542,0.99968022108078,0.9993607997894287,0.9985578060150146,0.9984612464904785,0.9981683492660522,0.997234046459198,0.9973037242889404,0.9957754611968994,0.9944571852684021,0.9938075542449951,0.9895920753479004,0.9870133399963379,0.9809942841529846,0.9805681109428406,0.9809309840202332,0.9802803993225098,0.9770286083221436,0.9735366702079773,0.9694204330444336,0.9677236676216125,0.9629993438720703,0.9634107351303101,0.9616177082061768,0.959597647190094,0.9566389918327332,0.9461576342582703,0.9440851807594299,0.9419187903404236,0.9356935620307922,0.9239946603775024,0.9205737709999084,0.902664303779602,0.8981227278709412,0.8832313418388367,0.8621046543121338,0.838414192199707,0.8029255270957947,0.7900988459587097,0.742742121219635,0.7100614905357361,0.7001985907554626,0.655447781085968,0.6391387581825256,0.6139553785324097,0.6235044598579407,0.6041175723075867,0.5796732902526855,0.5647159814834595,0.5343534350395203,0.5164570808410645,0.5065088868141174,0.48403117060661316,0.4663096070289612,0.44881266355514526,0.4481971859931946,0.44167959690093994,0.43691784143447876,0.4270859360694885,0.4236476421356201,0.41883280873298645,0.41469860076904297,0.3927226960659027,0.37245744466781616,0.3686943054199219,0.40429478883743286,0.3906031548976898,0.3851943910121918,0.353255957365036,0.32671770453453064,0.3107253909111023,0.2737347483634949,0.28056883811950684,0.24222669005393982,0.20120787620544434,0.19958941638469696,0.1852337270975113,0.16912396252155304,0.13956959545612335,0.13013184070587158,0.12756897509098053,0.12120259553194046,0.09528430551290512,0.066925548017025,0.09175914525985718,0.07117083668708801,0.07303766906261444,0.03953644260764122,0.044376589357852936,0.04116635397076607,0.02193331904709339,0.0294958483427763,0.04103085771203041,0.05125204846262932,0.041890934109687805,0.03294097259640694,0.032768744975328445,0.03560199588537216,0.03193539008498192,0.032863717526197433,0.03797655552625656,0.02834238111972809,0.030467314645648003,0.027272911742329597,0.0554393045604229,0.03691045939922333,0.04943650960922241,0.03627914562821388,0.04882703348994255,0.04205867648124695,0.023212013766169548,0.011884892359375954,0.02807137928903103,0.023905904963612556,0.007089194376021624,0.014931303448975086,0.016845766454935074,0.02277994714677334,0.02612961083650589,0.02222193405032158,0.028882114216685295,0.025951581075787544,0.0183266494423151,0.03567400574684143,0.019211571663618088,0.02047106809914112,0.03499135002493858,0.02626197785139084,0.03601706400513649,0.028317680582404137,0.025497568771243095,0.032539643347263336,0.031097065657377243,0.027228958904743195,0.03617619350552559,0.03925878554582596,0.016522271558642387,0.029405266046524048,0.03432484343647957,0.031395524740219116,0.022933553904294968,0.03787625581026077,0.019328085705637932,0.020882342010736465,0.021807033568620682,0.03732939064502716,0.03711690381169319,0.02535177767276764,0.02814287133514881,0.031749702990055084,0.025327080860733986,0.03583294525742531,0.03406890854239464,0.042969901114702225,0.01919993758201599,0.020906463265419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55892562866,0.9999814629554749,0.9999596476554871,0.9998431205749512,0.9997806549072266,0.999829888343811,0.9996347427368164,0.9994725584983826,0.9994834661483765,0.9989767074584961,0.998264729976654,0.9982200264930725,0.997373104095459,0.9971240162849426,0.9963119029998779,0.9945611357688904,0.9939360618591309,0.9913535118103027,0.9888327121734619,0.9878968000411987,0.9879443645477295,0.9878565669059753,0.9872700572013855,0.9838864803314209,0.9825429916381836,0.9811278581619263,0.9806289672851562,0.9779720902442932,0.9774712324142456,0.9767221212387085,0.9730976819992065,0.973091185092926,0.9676631689071655,0.9651898741722107,0.9551413655281067,0.9530395865440369,0.9449422359466553,0.943084180355072,0.9347034096717834,0.9190486669540405,0.905132532119751,0.8893532156944275,0.8778923749923706,0.8460816740989685,0.8399899005889893,0.8246521949768066,0.8002815246582031,0.784011960029602,0.7628592252731323,0.7466453909873962,0.7253931164741516,0.7114883661270142,0.7195761799812317,0.6974472403526306,0.6782182455062866,0.6503908038139343,0.6399653553962708,0.6309816241264343,0.6250336170196533,0.6362689733505249,0.6117931008338928,0.6044654846191406,0.5978151559829712,0.6146627068519592,0.6128424406051636,0.5919670462608337,0.6031193137168884,0.5799368023872375,0.5796906352043152,0.6014031767845154,0.5795403122901917,0.553619921207428,0.5359692573547363,0.4943084418773651,0.46794411540031433,0.4324547052383423,0.4036388099193573,0.40583348274230957,0.37741976976394653,0.32905369997024536,0.2994007170200348,0.28054866194725037,0.2550433278083801,0.25004807114601135,0.2045913189649582,0.18385565280914307,0.17436900734901428,0.15736885368824005,0.12892450392246246,0.10440009832382202,0.07988531142473221,0.09601066261529922,0.09033530950546265,0.08225709199905396,0.08211563527584076,0.08136945217847824,0.07363265752792358,0.06886377185583115,0.06464025378227234,0.07035697996616364,0.05920499935746193,0.03404920920729637,0.06863892823457718,0.06232353672385216,0.05862576141953468,0.05638757348060608,0.04732436314225197,0.05490607023239136,0.06574410200119019,0.07046458125114441,0.07878060638904572,0.043268099427223206,0.03464067727327347,0.03756490349769592,0.0379965715110302,0.03749817982316017,0.04276657849550247,0.01844719424843788,0.03705212101340294,0.03738008439540863,0.04508679360151291,0.04372295364737511,0.049849897623062134,0.047869157046079636,0.041354525834321976,0.03423134982585907,0.037055954337120056,0.03192057088017464,0.02734135277569294,0.02916727215051651,0.02902812324464321,0.0389101579785347,0.028370117768645287,0.033469006419181824,0.028801651671528816,0.03697594627737999,0.039505425840616226,0.041679747402668,0.04497459530830383,0.0448613204061985,0.030623523518443108,0.03239353373646736,0.040609583258628845,0.044965215027332306,0.04770904406905174,0.042950984090566635,0.04500327631831169,0.04571693390607834,0.04195611551403999,0.05066327005624771,0.05419113487005234,0.051363505423069,0.05427328124642372,0.04863111674785614,0.06133527308702469,0.05831177905201912,0.05686192587018013,0.04619622603058815,0.03662606701254845,0.033705398440361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1655349731,0.999992311000824,0.999961793422699,0.9999076724052429,0.9998014569282532,0.9998423457145691,0.9995636940002441,0.9995276927947998,0.9995632767677307,0.999212920665741,0.9987653493881226,0.9987500905990601,0.9978077411651611,0.9972939491271973,0.9969052672386169,0.9952068328857422,0.9945470690727234,0.9932994246482849,0.9922037124633789,0.9906362891197205,0.9903005957603455,0.9893240928649902,0.9886717200279236,0.9866166114807129,0.9830500483512878,0.978847861289978,0.9796160459518433,0.9773938655853271,0.9771056771278381,0.9737652540206909,0.9719135761260986,0.9717792868614197,0.9686594605445862,0.9664806127548218,0.9608954191207886,0.960275411605835,0.951533317565918,0.945393979549408,0.936085045337677,0.9272404909133911,0.9145249724388123,0.8970005512237549,0.8861374855041504,0.8620836734771729,0.8450207710266113,0.8380548357963562,0.8207898736000061,0.7997256517410278,0.783251166343689,0.773997962474823,0.7501479983329773,0.7509889006614685,0.7477423548698425,0.7264922857284546,0.7096354961395264,0.7077624201774597,0.6894233226776123,0.6830546259880066,0.6645776033401489,0.6563299298286438,0.6605547666549683,0.6443191766738892,0.654666006565094,0.6603487133979797,0.655187726020813,0.6611832976341248,0.6561014652252197,0.6372193694114685,0.6267820000648499,0.6398075819015503,0.6362457871437073,0.5964038968086243,0.5911752581596375,0.5618540048599243,0.5428346395492554,0.5254864692687988,0.5065881013870239,0.4820336699485779,0.43733325600624084,0.40315482020378113,0.39748480916023254,0.3713979423046112,0.3505203425884247,0.3411119878292084,0.2818348705768585,0.26942339539527893,0.2658936381340027,0.264784038066864,0.23941007256507874,0.2117113471031189,0.1985224038362503,0.1850060671567917,0.1852986216545105,0.17905868589878082,0.1726665198802948,0.1725527048110962,0.1337614804506302,0.13988569378852844,0.11818751692771912,0.1289333999156952,0.12595689296722412,0.12933295965194702,0.1146354004740715,0.11161474138498306,0.10442139953374863,0.12061026692390442,0.11236074566841125,0.1261107176542282,0.13204313814640045,0.12903255224227905,0.11822193115949631,0.10772577673196793,0.12277805805206299,0.11556103080511093,0.09749564528465271,0.09338071942329407,0.1071825698018074,0.11410629749298096,0.11435273289680481,0.08941131085157394,0.09221412241458893,0.11142347007989883,0.11626897752285004,0.12814997136592865,0.12404880672693253,0.1074124351143837,0.1325138658285141,0.1226200982928276,0.11636121571063995,0.11450877785682678,0.1110442578792572,0.12058857828378677,0.12209082394838333,0.12030979245901108,0.13627423346042633,0.12227693945169449,0.12061339616775513,0.11177416890859604,0.11041771620512009,0.12578611075878143,0.114329993724823,0.11401110887527466,0.11144255846738815,0.11950415372848511,0.1189243495464325,0.12067029625177383,0.12711107730865479,0.12800203263759613,0.12984691560268402,0.1425907462835312,0.1424577683210373,0.13214345276355743,0.14114704728126526,0.14713336527347565,0.13915853202342987,0.14746230840682983,0.15122005343437195,0.12954267859458923,0.1275036484003067,0.115436814725399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8675117493,0.999995768070221,0.9999856352806091,0.9999563097953796,0.9999582767486572,0.9999586939811707,0.9999534487724304,0.9999654293060303,0.999950647354126,0.9999440312385559,0.9999424815177917,0.9999101161956787,0.9998326301574707,0.9996820688247681,0.9995520710945129,0.9993642568588257,0.9989497661590576,0.9983084797859192,0.997143566608429,0.9950403571128845,0.9936944842338562,0.9922212362289429,0.9908244013786316,0.9900864958763123,0.9899375438690186,0.9901540875434875,0.9892057776451111,0.9865174293518066,0.9847989678382874,0.9819343090057373,0.9775548577308655,0.9736372232437134,0.9698092937469482,0.9647785425186157,0.958864152431488,0.957373321056366,0.9570668935775757,0.9523316621780396,0.9437142610549927,0.9359781742095947,0.9282864332199097,0.9220483303070068,0.9130924940109253,0.9007365107536316,0.8969010710716248,0.9017736911773682,0.9044281244277954,0.8987511396408081,0.8934499025344849,0.8924207091331482,0.8899887204170227,0.8881204724311829,0.8854316473007202,0.873046875,0.8525612354278564,0.83000248670578,0.797042727470398,0.7714450359344482,0.7599411606788635,0.7534576058387756,0.7590996623039246,0.7534536719322205,0.7321020364761353,0.688957691192627,0.6407665014266968,0.6083101630210876,0.5723621845245361,0.5477904081344604,0.5467398762702942,0.5420514345169067,0.5187684297561646,0.47199690341949463,0.497500479221344,0.49378958344459534,0.42988261580467224,0.4480416774749756,0.44009315967559814,0.37780773639678955,0.357011616230011,0.3626786768436432,0.3533806800842285,0.3393639326095581,0.29536131024360657,0.2730080187320709,0.2596563398838043,0.24263553321361542,0.2471695840358734,0.257364422082901,0.2557322680950165,0.26667720079421997,0.27538177371025085,0.2881837487220764,0.28065139055252075,0.2751033306121826,0.27301594614982605,0.26427537202835083,0.24537011981010437,0.23436036705970764,0.2532820701599121,0.24635259807109833,0.19344577193260193,0.1843055933713913,0.20442594587802887,0.1982705146074295,0.15684007108211517,0.11657074838876724,0.10483399778604507,0.13201835751533508,0.12240960448980331,0.10122603178024292,0.1338261216878891,0.14561237394809723,0.10955191403627396,0.09124122560024261,0.095753014087677,0.09066825360059738,0.07423914223909378,0.04409898817539215,0.035597123205661774,0.02145311050117016,0.013916119001805782,0.020566117018461227,0.014144565910100937,0.02495245449244976,0.027563128620386124,0.03421730548143387,0.04299066215753555,0.04019302502274513,0.009546322748064995,0.013266696594655514,0.02426932565867901,0.01402974221855402,-0.007715478539466858,-0.01787910982966423,-0.01123027317225933,0.02305256389081478,0.026600195094943047,0.01015138067305088,-0.0024262513034045696,0.00506600271910429,0.01151288766413927,0.01782962493598461,0.013410820625722408,-0.0025595836341381073,0.009401200339198112,0.00031162097002379596,-0.02044287510216236,-0.010848771780729294,0.015749497339129448,0.01963469758629799,0.02181260660290718,0.015321861021220684,-0.0069425045512616634,-0.0027228943072259426,0.021541444584727287,0.019155588001012802,0.004087340086698532,-0.007213750388473272,-0.009432484395802021,0.007993762381374836,0.018013842403888702,-0.0006315429345704615,0.00332723930478096,0.010203925892710686,-0.005982802249491215,-0.01681707426905632,-0.0014116634847596288,0.007855739444494247,0.0122936787083745,0.010479592718183994,0.015770582482218742,0.009586556814610958,-0.020456334576010704,-0.017164289951324463,-0.008542891591787338,-0.007671548053622246,0.005698231048882008,0.019769294187426567,0.013722727075219154,-0.009561089798808098,-0.010069589130580425,0.009959220886230469,0.002525778952986002,-0.007809814531356096,-0.010464996099472046,-0.012101510539650917,0.0015935322735458612,-0.005962846335023642,-0.018484044820070267,-0.011952745728194714,-0.016476735472679138,-0.017915328964591026,-0.0010132179595530033,0.0020002485252916813,-0.015376063995063305,-0.023244520649313927,-0.007524298503994942,0.015779685229063034,0.019508695229887962,0.008610344491899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290931702,0.9999971985816956,0.9999966025352478,0.9999915957450867,0.9999849796295166,0.9999746084213257,0.9999682307243347,0.9999276399612427,0.9998730421066284,0.9999116063117981,0.9999304413795471,0.9999120831489563,0.9998330473899841,0.9997591972351074,0.9997013807296753,0.9996044039726257,0.9994388818740845,0.999123215675354,0.9986170530319214,0.9980875253677368,0.997613787651062,0.9969161748886108,0.9961734414100647,0.9959673881530762,0.9964317679405212,0.9968432784080505,0.9965261816978455,0.9955708980560303,0.9953123331069946,0.9954322576522827,0.9943744540214539,0.9929250478744507,0.9921559691429138,0.9915284514427185,0.9892776012420654,0.9872843027114868,0.986541748046875,0.986694872379303,0.985835611820221,0.9851822853088379,0.9848921298980713,0.9847737550735474,0.9839616417884827,0.9833019971847534,0.9832515120506287,0.9830042719841003,0.9826388955116272,0.9813300371170044,0.9800727963447571,0.9778525233268738,0.9745852947235107,0.9715312719345093,0.9687015414237976,0.965862512588501,0.9606842398643494,0.9538763165473938,0.9455186724662781,0.9397581815719604,0.936590850353241,0.9352244734764099,0.9315445423126221,0.9221582412719727,0.903887927532196,0.8884392976760864,0.8724843859672546,0.8517709374427795,0.8290987014770508,0.8108752965927124,0.8002554774284363,0.7870316505432129,0.7639650702476501,0.7368806004524231,0.7228674292564392,0.702700138092041,0.6775948405265808,0.6532107591629028,0.6173484921455383,0.574425995349884,0.5481917262077332,0.544926643371582,0.5424623489379883,0.5371582508087158,0.5315900444984436,0.5323557257652283,0.5313301682472229,0.5158112049102783,0.5032023787498474,0.4956440329551697,0.4993933439254761,0.5110548138618469,0.5131384134292603,0.505548894405365,0.5006487369537354,0.5048745274543762,0.5081875324249268,0.4922812879085541,0.45924901962280273,0.4341382086277008,0.4308050274848938,0.4452618658542633,0.44368603825569153,0.43589678406715393,0.4277215600013733,0.41243264079093933,0.3808797597885132,0.3560449481010437,0.33252617716789246,0.30539312958717346,0.2749200165271759,0.25731393694877625,0.2478543072938919,0.23746216297149658,0.22157613933086395,0.2011471837759018,0.17832280695438385,0.15458913147449493,0.13274651765823364,0.1138494461774826,0.10372183471918106,0.09876099973917007,0.10205423086881638,0.10195468366146088,0.09509557485580444,0.08092150837182999,0.06507965177297592,0.057597290724515915,0.056345731019973755,0.06259839236736298,0.07083000242710114,0.07192695885896683,0.060623232275247574,0.03686724975705147,0.024179037660360336,0.017206480726599693,0.006124111358076334,0.0019908833783119917,0.00810076855123043,0.009079773910343647,0.00435276422649622,0.0015866226749494672,0.014823896810412407,0.042029671370983124,0.045366931706666946,0.02904995158314705,0.0010980777442455292,0.012413312681019306,0.02608638070523739,0.023738475516438484,0.023001814261078835,0.015137123875319958,0.010266495868563652,0.013040857389569283,0.009138268418610096,0.006032905075699091,-0.006441106554120779,-0.02295377291738987,-0.029421627521514893,-0.017797328531742096,-0.005664144642651081,-0.002000248758122325,-0.013287392444908619,-0.007119548041373491,0.009979001246392727,0.038349077105522156,0.026354162022471428,0.006715035531669855,-0.004108509514480829,-0.00955522432923317,-0.008929885923862457,-0.00616290420293808,-0.008079806342720985,-0.00775538757443428,-0.011709021404385567,-1.0615288374538068e-05,0.003108465112745762,0.007653240114450455,0.003936962690204382,0.005537931341677904,0.0026892798487097025,0.002690758090466261,-0.0003984698560088873,-0.004093468654900789,-0.010973923839628696,-0.01049884781241417,-0.005614884197711945,0.0004644343280233443,0.009274075739085674,0.012160384096205235,0.005172074772417545,-0.00598575733602047,-0.012018848210573196,-0.010988949798047543,-0.005432598292827606,0.004189732484519482,0.0073407539166510105,-0.001962288748472929,-0.011190387420356274,-0.021940242499113083,-0.006407662760466337,0.0055443649180233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3177909851,0.9999935030937195,0.9999790191650391,0.9999468922615051,0.9999486207962036,0.9999749660491943,0.9999096393585205,0.999838650226593,0.9998243451118469,0.9998736381530762,0.9999093413352966,0.9998714327812195,0.9997097253799438,0.9996472001075745,0.9996271729469299,0.9995219111442566,0.9991597533226013,0.9986640810966492,0.9975447654724121,0.9959043860435486,0.9945195913314819,0.9928773045539856,0.9924430251121521,0.992804765701294,0.9932000637054443,0.993512749671936,0.9919196367263794,0.9897805452346802,0.9881760478019714,0.9864192605018616,0.9840248823165894,0.9828190207481384,0.9804717302322388,0.9764154553413391,0.9724798202514648,0.9704634547233582,0.9699907302856445,0.9697838425636292,0.9662176370620728,0.963455080986023,0.9605981707572937,0.9603987336158752,0.9581329226493835,0.9535027146339417,0.9486200213432312,0.9466415047645569,0.9438037872314453,0.9423638582229614,0.9396756887435913,0.9341040849685669,0.9286032319068909,0.9217562079429626,0.9133448004722595,0.9067860841751099,0.8962050676345825,0.8751202821731567,0.8531719446182251,0.832264244556427,0.8242501616477966,0.8266689777374268,0.8230928778648376,0.8072009086608887,0.7732868194580078,0.729881763458252,0.6997089982032776,0.6761104464530945,0.6392030715942383,0.5891227126121521,0.5434572696685791,0.5194242596626282,0.5110748410224915,0.48773646354675293,0.48145145177841187,0.47859299182891846,0.4652220606803894,0.45521482825279236,0.42038294672966003,0.37565097212791443,0.35089296102523804,0.3529401421546936,0.3389762043952942,0.3027704954147339,0.2913864552974701,0.28341180086135864,0.2790067195892334,0.291008323431015,0.27997303009033203,0.2499292641878128,0.2340763807296753,0.24855250120162964,0.26211434602737427,0.2623751759529114,0.2585391402244568,0.2570064961910248,0.2624475359916687,0.2490989863872528,0.20703916251659393,0.18124143779277802,0.2003442347049713,0.20861001312732697,0.19297188520431519,0.19151267409324646,0.18033014237880707,0.17537707090377808,0.17148299515247345,0.1454492211341858,0.14039410650730133,0.12597860395908356,0.10799125581979752,0.1121448501944542,0.1186264380812645,0.11022180318832397,0.09021081030368805,0.057784486562013626,0.05238720774650574,0.06402762234210968,0.053577207028865814,0.041625283658504486,0.03611825779080391,0.035784050822257996,0.04144792631268501,0.062441546469926834,0.06475792080163956,0.05373656377196312,0.046475574374198914,0.034927185624837875,0.00957774743437767,0.004330323077738285,0.015736378729343414,0.026927974075078964,0.009885872714221478,-0.0004128579457756132,0.0094689866527915,0.009247302077710629,0.02008073218166828,0.021661320701241493,0.013471066020429134,0.018781188875436783,0.018623821437358856,0.028050655499100685,0.016992244869470596,0.011955914087593555,0.0334869809448719,0.03324950486421585,0.01790689304471016,0.013677673414349556,0.02160494215786457,0.018182795494794846,0.01634252816438675,0.024953598156571388,0.039091721177101135,0.018453342840075493,0.005743822082877159,0.007609808351844549,0.019594240933656693,0.014835644513368607,0.023111708462238312,0.019225044175982475,0.0007742781890556216,-0.0031014797277748585,6.357385427691042e-05,0.0063645788468420506,0.017031388357281685,0.008611034601926804,-0.0022734561935067177,-0.012214623391628265,-0.018232446163892746,-0.015774914994835854,0.0035285933408886194,0.009031606838107109,-0.0169304758310318,-0.013946199789643288,-0.01065041497349739,-0.022103173658251762,-0.009086860343813896,6.408934132196009e-05,-0.005973699502646923,-0.0016719164559617639,0.00039331914740614593,0.01877039670944214,0.022615205496549606,0.017878837883472443,0.023567646741867065,0.018886921927332878,0.0009885450126603246,-0.00950076337903738,-0.006366417743265629,-0.004217296838760376,-0.001064493553712964,0.0015591393457725644,-0.0012269639410078526,-0.006650455296039581,-0.005177731160074472,0.0025309801567345858,-0.003060896648094058,-0.0080385347828269,0.0001457624603062868,-0.005231290590018034,-0.01560766901820898,-0.0058403443545103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80926513672,0.9999958872795105,0.9999645948410034,0.9999713897705078,0.9999593496322632,0.9999397993087769,0.9998883605003357,0.9998412132263184,0.9999021887779236,0.9999236464500427,0.9999094605445862,0.9998183846473694,0.9997045397758484,0.9996839165687561,0.9995817542076111,0.9993047714233398,0.9988108277320862,0.997613787651062,0.9964449405670166,0.9958916306495667,0.9946170449256897,0.9935178160667419,0.9938030242919922,0.9942069053649902,0.9948607683181763,0.9935707449913025,0.9917173981666565,0.9911962747573853,0.9906435012817383,0.9882776737213135,0.9859397411346436,0.9838535785675049,0.98085618019104,0.9779598116874695,0.9766768217086792,0.9781247973442078,0.9776849150657654,0.9754142761230469,0.9729690551757812,0.9718527793884277,0.9705598950386047,0.9665904641151428,0.9616334438323975,0.9572815299034119,0.9555668830871582,0.9517766237258911,0.9496588706970215,0.9516661167144775,0.9543156623840332,0.949844479560852,0.9419096112251282,0.9314318299293518,0.9217610955238342,0.9108537435531616,0.9002898931503296,0.8863978981971741,0.8706201910972595,0.8557601571083069,0.8532123565673828,0.851353645324707,0.8387718796730042,0.8040274977684021,0.7633225917816162,0.7336393594741821,0.6988426446914673,0.6535019278526306,0.6273921132087708,0.6238166689872742,0.6189690232276917,0.6044394373893738,0.5679673552513123,0.5475260615348816,0.5199569463729858,0.5099977850914001,0.5021668076515198,0.4578935503959656,0.4127582311630249,0.39734432101249695,0.37987086176872253,0.36256206035614014,0.3564901649951935,0.34571313858032227,0.33977094292640686,0.3320152461528778,0.33473294973373413,0.3435121476650238,0.352243036031723,0.3312371075153351,0.30450743436813354,0.3063175082206726,0.31834208965301514,0.31515806913375854,0.31095433235168457,0.30173471570014954,0.2883160710334778,0.26350486278533936,0.25534939765930176,0.26746103167533875,0.26474660634994507,0.24258598685264587,0.2365199476480484,0.2634567618370056,0.25225865840911865,0.22514402866363525,0.19765807688236237,0.1985890418291092,0.1786474883556366,0.15775327384471893,0.15092888474464417,0.14004918932914734,0.120366670191288,0.09285835176706314,0.07572642713785172,0.06692048907279968,0.07068026065826416,0.07096128165721893,0.06030198559165001,0.03743831813335419,0.012465421110391617,0.021693997085094452,0.06429989635944366,0.07520876824855804,0.06503810733556747,0.055770792067050934,0.0738573744893074,0.060522980988025665,0.0416366308927536,0.04222199693322182,0.04761772230267525,0.012741228565573692,-0.016487039625644684,-0.003368457779288292,0.02002554014325142,0.004497766960412264,-0.0016275683883577585,0.009897216223180294,0.016304414719343185,0.011461060494184494,0.007127650547772646,0.0037095649167895317,-0.0007889003027230501,0.012267954647541046,0.027430353686213493,0.023472104221582413,0.0154205821454525,0.014812533743679523,0.0022940391208976507,0.004294024780392647,0.0039177099242806435,0.004808271769434214,0.0007384277414530516,0.0004994379705749452,0.01692786067724228,0.029631683602929115,0.030147116631269455,0.01816193200647831,0.007908003404736519,0.0105620501562953,0.02589181251823902,0.026223652064800262,0.020166054368019104,0.01762651465833187,0.004547006916254759,0.002206016331911087,0.001196641125716269,-0.0005966286407783628,0.00984308309853077,0.009542158804833889,-0.002686519408598542,-0.0011854826007038355,0.013065009377896786,-0.002055360469967127,-0.00861579179763794,0.008103769272565842,0.009794232435524464,0.00193085300270468,0.0005279680481180549,0.010842879302799702,0.028439493849873543,0.0462697297334671,0.04161000996828079,0.03434593975543976,0.015928609296679497,-0.014946657232940197,-0.014029305428266525,0.004265780560672283,0.008640231564640999,0.010038340464234352,0.004443984478712082,0.009784710593521595,0.02359026111662388,0.031199175864458084,0.02964136190712452,0.016752148047089577,-0.00640122639015317,-0.024042071774601936,-0.01576537825167179,-0.0009297727374359965,0.0062784166075289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3641166687,0.9999797940254211,0.9999260902404785,0.9999321103096008,0.9999676942825317,0.9999746084213257,0.999945878982544,0.9999243021011353,0.9999157786369324,0.9999315142631531,0.9999251961708069,0.9998944997787476,0.9998269081115723,0.9997775554656982,0.9997278451919556,0.9995998740196228,0.9991431832313538,0.9984924793243408,0.9976422786712646,0.9965315461158752,0.995213508605957,0.9937905073165894,0.9935609698295593,0.9946780204772949,0.9951536655426025,0.9955770373344421,0.9945616126060486,0.9925267696380615,0.9902192950248718,0.9879336953163147,0.9861271977424622,0.9846556186676025,0.9813743829727173,0.9766613841056824,0.9719032049179077,0.9697542190551758,0.9695672988891602,0.9693787097930908,0.9678081274032593,0.9666567444801331,0.9645096063613892,0.9621559977531433,0.9592305421829224,0.9550191164016724,0.9514208436012268,0.9496257901191711,0.9473475813865662,0.943555474281311,0.9416489601135254,0.939542829990387,0.9358891844749451,0.9292790293693542,0.9174336791038513,0.9083690047264099,0.8962526321411133,0.889107346534729,0.8772672414779663,0.8575833439826965,0.8452364206314087,0.8459906578063965,0.8456875085830688,0.8324345350265503,0.7999312877655029,0.7544593811035156,0.7351409792900085,0.714212954044342,0.6765264272689819,0.6399648785591125,0.6176086664199829,0.5946810841560364,0.5499535799026489,0.5234957337379456,0.5147728323936462,0.4944759011268616,0.4745037257671356,0.4610184133052826,0.4468596875667572,0.42900189757347107,0.41475605964660645,0.38446974754333496,0.352780282497406,0.3123404085636139,0.30746620893478394,0.32512396574020386,0.31759580969810486,0.2939163148403168,0.29272374510765076,0.29928046464920044,0.2875707149505615,0.2936156392097473,0.29166939854621887,0.27987855672836304,0.2656612992286682,0.2534444332122803,0.2327786684036255,0.2309848517179489,0.21991516649723053,0.21788953244686127,0.22090046107769012,0.21788229048252106,0.21171067655086517,0.22264327108860016,0.23100951313972473,0.20187024772167206,0.17934030294418335,0.15481506288051605,0.16339367628097534,0.15741801261901855,0.13830828666687012,0.1271079033613205,0.11906278133392334,0.11369828879833221,0.09693864732980728,0.07941345125436783,0.07771576195955276,0.07701429724693298,0.05741996690630913,0.037719257175922394,0.05093269795179367,0.0740320160984993,0.0706464871764183,0.07073381543159485,0.0705011785030365,0.0621502585709095,0.059124357998371124,0.05532567575573921,0.04083845764398575,0.024682359769940376,0.016274655237793922,0.026321111246943474,0.03801296651363373,0.022347992286086082,0.007941454648971558,0.002308770315721631,0.0020536109805107117,0.012075831182301044,0.03675830736756325,0.027973098680377007,0.002281059278175235,-0.009527270682156086,-0.0057565695606172085,0.008022209629416466,0.016615688800811768,0.017963772639632225,0.012783749029040337,-0.0029256283305585384,0.00857237447053194,0.024960791692137718,0.03497490659356117,0.03988805413246155,0.02636551298201084,0.0014029338490217924,-0.00470374571159482,-0.003921800758689642,-0.008741799741983414,-0.00827921275049448,0.005605468526482582,0.011749809607863426,0.0073448964394629,0.0036110866349190474,0.013564642518758774,-0.006309814751148224,-0.025326058268547058,-0.0005192751996219158,0.008000869303941727,-0.0005184509209357202,-0.0008550717029720545,0.00963591504842043,-0.00924781896173954,-0.035143934190273285,-0.032774075865745544,-0.021303679794073105,-0.008242552168667316,0.001908127567730844,-0.0034705449361354113,-0.003528906963765621,0.00771065941080451,0.011866054497659206,-0.0032464575488120317,-0.0007941152434796095,0.001601488678716123,0.0042773662135005,-0.003472499316558242,0.0009796363301575184,-0.003864819183945656,-0.011144970543682575,-0.019605929031968117,-0.019466591998934746,-0.009442392736673355,0.004769740626215935,-0.0036021750420331955,-0.005495833698660135,0.0005529751069843769,0.007353033404797316,0.006670329254120588,0.010484244674444199,-0.00014495161303784698,-0.015613159164786339,-0.014982028864324093,-0.006195111200213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86290931702,0.999978244304657,0.9999938011169434,0.9999273419380188,0.9999581575393677,0.9999066591262817,0.9998010396957397,0.9998464584350586,0.9998852014541626,0.9998223781585693,0.9997665882110596,0.9997029900550842,0.9993918538093567,0.9992749691009521,0.9988977909088135,0.9986748099327087,0.9980818033218384,0.9980116486549377,0.9979444742202759,0.9980526566505432,0.9982429146766663,0.9977642297744751,0.9968878030776978,0.9962319731712341,0.9959512948989868,0.9958316683769226,0.9947788715362549,0.9925681352615356,0.9905468225479126,0.9874200820922852,0.9846124053001404,0.9821954965591431,0.9724587798118591,0.9646127820014954,0.9567470550537109,0.9530297517776489,0.9425926208496094,0.9297747611999512,0.9241104125976562,0.9078513979911804,0.9144232869148254,0.9212713837623596,0.9189102053642273,0.912326455116272,0.91401606798172,0.9037720561027527,0.9029507040977478,0.896148145198822,0.8708332777023315,0.8541684746742249,0.8472716212272644,0.8206168413162231,0.7904367446899414,0.7677943706512451,0.730432391166687,0.694222629070282,0.6408259868621826,0.5922271013259888,0.5743213891983032,0.5551290512084961,0.5479782819747925,0.5005303025245667,0.44679567217826843,0.4419761896133423,0.39849862456321716,0.2861146926879883,0.22574199736118317,0.24695099890232086,0.1742490530014038,0.15022461116313934,0.07843328267335892,0.11018025130033493,0.12418819218873978,0.10188405215740204,-0.008373034186661243,-0.026478547602891922,0.016374964267015457,0.01666472665965557,0.022382857277989388,0.006945405155420303,-0.01506716851145029,0.024695701897144318,0.00712883984670043,0.030832979828119278,0.053530436009168625,0.025922633707523346,0.0244583431631326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2449073792,0.9999874234199524,0.9999679923057556,0.9999746084213257,0.9998344779014587,0.9999455213546753,0.9996018409729004,0.9985458850860596,0.9983032941818237,0.9991556406021118,0.9989508390426636,0.9984652996063232,0.9983229637145996,0.9966721534729004,0.9959537982940674,0.9943350553512573,0.9921971559524536,0.9843063950538635,0.986332893371582,0.986047625541687,0.9857724905014038,0.9890575408935547,0.9862288236618042,0.982559084892273,0.9791058897972107,0.9721181392669678,0.9659979343414307,0.9623894095420837,0.9586660861968994,0.9422561526298523,0.9250820875167847,0.9181459546089172,0.8938167691230774,0.8409698009490967,0.8023959398269653,0.7973231077194214,0.7461805939674377,0.7348251342773438,0.6459349989891052,0.6026264429092407,0.5174357891082764,0.6099783778190613,0.6399076581001282,0.5875225067138672,0.5529273152351379,0.6116664409637451,0.5366737246513367,0.432559072971344,0.36178916692733765,0.39033401012420654,0.35156136751174927,0.2949920892715454,0.28921329975128174,0.21014568209648132,0.1756577044725418,0.08581624180078506,0.038652271032333374,0.0475643016397953,0.06256520003080368,0.11864016205072403,0.07202591747045517,0.07461822777986526,0.1026298999786377,0.06266362220048904,-0.02023804932832718,-0.05143652856349945,0.07614989578723907,0.03898143395781517,-0.05607667937874794,-0.03746896982192993,-0.00065001001348719,-0.03378429636359215,-0.017014434561133385,0.03768904134631157,0.034153733402490616,0.05434359237551689,0.0010481763165444136,0.005015729460865259,-0.004312784876674414,0.005830422043800354,0.046384118497371674,0.01328944880515337,0.0291003230959177,0.027190987020730972,0.004945352207869291,-0.0019816800486296415,-0.01809483766555786,0.039456140249967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87483024597,0.9999964237213135,0.9999948740005493,0.9999710917472839,0.9999644160270691,0.9999529123306274,0.9999187588691711,0.9998857378959656,0.9998264312744141,0.9996238350868225,0.9996418952941895,0.999617338180542,0.9995117783546448,0.9994704127311707,0.9992223978042603,0.9987527132034302,0.9979894161224365,0.9976723790168762,0.9976367950439453,0.9983645677566528,0.9982408285140991,0.9978935718536377,0.9971299767494202,0.9971033334732056,0.9965433478355408,0.9958267211914062,0.9942690134048462,0.9927729368209839,0.991377055644989,0.9884046316146851,0.9862437844276428,0.9815687537193298,0.9731165766716003,0.9662483930587769,0.9610539674758911,0.9571899771690369,0.943403959274292,0.928167998790741,0.918258547782898,0.9069713354110718,0.909756064414978,0.9159323573112488,0.9122872352600098,0.9126038551330566,0.9258149862289429,0.9156039953231812,0.9003156423568726,0.8929945230484009,0.880283534526825,0.8781207799911499,0.8669450283050537,0.8324998021125793,0.7898918986320496,0.776412844657898,0.7495980858802795,0.702139675617218,0.6629368662834167,0.6134331822395325,0.570510983467102,0.5613327026367188,0.5104555487632751,0.4698827266693115,0.4108823239803314,0.3590976595878601,0.32822299003601074,0.3079443573951721,0.26230955123901367,0.24208927154541016,0.18804773688316345,0.11556176841259003,0.07581833750009537,0.09247075766324997,0.08332240581512451,0.07685283571481705,0.04766123369336128,0.04145243391394615,0.030014390125870705,0.05341280251741409,0.058923643082380295,0.01570386439561844,0.011055873706936836,0.05351047217845917,0.019375083968043327,0.01192241720855236,-0.006395265460014343,-0.011736772954463959,-0.0097584910690784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59468841553,0.9999916553497314,0.9999982714653015,0.9999709129333496,0.9999812245368958,0.9999554753303528,0.9998921751976013,0.9998631477355957,0.9998462200164795,0.9997619390487671,0.999694287776947,0.9995844960212708,0.9994996190071106,0.9994372725486755,0.9991715550422668,0.9991469979286194,0.9985897541046143,0.9985054135322571,0.9983279705047607,0.9984181523323059,0.9983786940574646,0.9981398582458496,0.997250497341156,0.9969376921653748,0.9970546960830688,0.9960148930549622,0.995596706867218,0.9943625330924988,0.9922738671302795,0.990018367767334,0.9874980449676514,0.9822798371315002,0.9717220664024353,0.9671072363853455,0.9609569907188416,0.9540688395500183,0.9425637722015381,0.9398467540740967,0.9344819188117981,0.9131593704223633,0.9231305718421936,0.9205061793327332,0.9153105020523071,0.9132780432701111,0.9186269640922546,0.9175443053245544,0.9127259850502014,0.9075194001197815,0.8984435796737671,0.8877041339874268,0.8621640801429749,0.8235047459602356,0.8042539954185486,0.7995211482048035,0.7655380964279175,0.7299439907073975,0.6690191626548767,0.6259519457817078,0.6097696423530579,0.5819786190986633,0.5539972186088562,0.476398229598999,0.40336424112319946,0.389227956533432,0.35103657841682434,0.33861616253852844,0.30102887749671936,0.2677757143974304,0.19478803873062134,0.16072264313697815,0.06492520123720169,0.07691781222820282,0.07351664453744888,0.056242771446704865,0.04033670946955681,0.036982305347919464,0.03591591492295265,0.06031284108757973,0.05402329936623573,-0.010048658587038517,0.01543651893734932,0.03916822746396065,-0.0005842308746650815,0.008687956258654594,0.013838605023920536,0.022833839058876038,0.00071344804018735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1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55296516418,0.99998939037323,0.9999979734420776,0.9999792575836182,0.9999831914901733,0.9999415278434753,0.9999158382415771,0.9998924136161804,0.9998070597648621,0.9996086359024048,0.999511182308197,0.9994758367538452,0.9993982911109924,0.9993928074836731,0.9993318319320679,0.999372124671936,0.9987503290176392,0.9985489845275879,0.9985059499740601,0.9987611770629883,0.9987120628356934,0.9984235167503357,0.9976876378059387,0.9971042275428772,0.9969537258148193,0.9964037537574768,0.9948266744613647,0.9932020902633667,0.9924772381782532,0.9893518686294556,0.9872356653213501,0.9854715466499329,0.9799767732620239,0.9705538153648376,0.9611498117446899,0.9540659785270691,0.9431068301200867,0.9386444687843323,0.9363900423049927,0.9241999387741089,0.9255499839782715,0.9255075454711914,0.9198423624038696,0.9151808619499207,0.9196563959121704,0.9168723821640015,0.8959754109382629,0.8890715837478638,0.884804904460907,0.8767094016075134,0.8676946759223938,0.8313202261924744,0.8036629557609558,0.8006354570388794,0.7661718130111694,0.7375422716140747,0.6736160516738892,0.6521227359771729,0.6116957068443298,0.5782922506332397,0.5563381910324097,0.5089620351791382,0.4299757480621338,0.3837948739528656,0.3643554151058197,0.3163567781448364,0.26605069637298584,0.23872819542884827,0.19473718106746674,0.17577113211154938,0.11030366271734238,0.06669649481773376,0.06872601062059402,0.05599815770983696,0.06871485710144043,0.057035770267248154,0.020945142954587936,0.0001982328831218183,0.008754240348935127,-0.0024692087899893522,-0.01337138470262289,0.021497562527656555,0.020193662494421005,0.03202814236283302,-0.00010996196942869574,0.01142899040132761,0.019725957885384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576641082764,0.9981890320777893,0.9378096461296082,0.9660781621932983,0.9839302897453308,0.9502254724502563,0.9168562889099121,0.9458531737327576,0.9543861150741577,0.960333526134491,0.9472393989562988,0.9123157262802124,0.8710106611251831,0.8579045534133911,0.8269003629684448,0.8206270933151245,0.8160732984542847,0.7989718914031982,0.7687851190567017,0.7326539158821106,0.6712964773178101,0.5985912680625916,0.5465190410614014,0.5135722756385803,0.4476158320903778,0.44087544083595276,0.4465195834636688,0.38889092206954956,0.38245248794555664,0.4218035936355591,0.4251718521118164,0.36312851309776306,0.3594987094402313,0.3621712327003479,0.3512372076511383,0.28850358724594116,0.2139168381690979,0.11116443574428558,0.06719415634870529,0.06716311722993851,0.06433412432670593,0.04257917031645775,0.032224707305431366,0.08187415450811386,0.11793050169944763,0.06448807567358017,0.024773595854640007,0.026840994134545326,-0.008918164297938347,-0.030712852254509926,-0.015109788626432419,0.0104004992172122,0.008390462026000023,0.016619335860013962,0.033357806503772736,0.008258706890046597,-0.008940160274505615,0.012961079366505146,0.00729195075109601,0.004601634573191404,-0.008074315264821053,-0.030672788619995117,-0.07146036624908447,-0.08846663683652878,-0.07284333556890488,-0.04215032234787941,-0.029293177649378777,-0.01193561777472496,0.0038443023804575205,0.010983671061694622,-0.009523587301373482,-0.02849230356514454,-0.017446303740143776,-4.034809899167158e-05,-0.00690839160233736,-0.03434675559401512,-0.04183461517095566,-0.03513931483030319,-0.014399997889995575,0.015255678445100784,0.03544368967413902,0.03526821732521057,0.04508044570684433,0.03842252120375633,0.021424544975161552,0.02329826168715954,0.006725927349179983,-0.003595180343836546,-0.00621768506243825,-0.007555812131613493,-0.006971284281462431,0.012227566912770271,0.02260739728808403,0.026290226727724075,-0.006032305303961039,-0.017937278375029564,-0.016064442694187164,-0.015642710030078888,-0.005895900074392557,0.016620922833681107,-0.0009253317839466035,-0.00014120283594820648,0.006677326280623674,-0.013896933756768703,-0.016612224280834198,0.0014211663510650396,0.012923641130328178,0.009574091993272305,0.01409670989960432,0.0017577481921762228,-0.017776386812329292,-0.01987798511981964,5.585176404565573e-05,0.0054793949238955975,0.011500515043735504,0.01906721293926239,0.02046436071395874,0.0014334064908325672,0.010296208783984184,0.012352216988801956,-0.011489947326481342,-0.008215854875743389,-0.006250643637031317,-0.013309736736118793,-0.006844247225672007,-0.011724746786057949,-0.00091212970437482,0.0033348782453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73340034484863,0.9881731271743774,0.9450351595878601,0.6692304015159607,0.8304119110107422,0.8720253705978394,0.799564778804779,0.7912591099739075,0.783161997795105,0.7771914005279541,0.7772752046585083,0.762860119342804,0.6594030261039734,0.5873460173606873,0.5276722311973572,0.5246686935424805,0.43789806962013245,0.3548700213432312,0.41445785760879517,0.5122867822647095,0.4072718322277069,0.22165776789188385,0.03253679350018501,-0.0018132709665223956,-0.09877490997314453,-0.09906923025846481,-0.03600692003965378,0.02820775844156742,0.04497329890727997,0.02304205112159252,-0.04058105871081352,-0.07510024309158325,-0.01717539131641388,0.01597973331809044,0.027449751272797585,0.030108904466032982,-0.0007376788416877389,-0.04730978608131409,-0.06655741482973099,-0.07027782499790192,-0.043293122202157974,-0.011892586015164852,0.012186611071228981,0.032911915332078934,0.07157548516988754,0.07545696198940277,0.049655042588710785,0.02685500867664814,0.04564176872372627,0.03170667588710785,-0.019889554008841515,-0.012363598681986332,0.05634800344705582,0.10305384546518326,0.07675182074308395,0.0363711416721344,0.021567558869719505,0.0023772597778588533,0.0050957947969436646,0.014257705770432949,0.05009490251541138,0.09371210634708405,0.12161516398191452,0.1078459843993187,0.07171763479709625,0.02728002890944481,-0.004023336339741945,-0.01898503676056862,-0.028039569035172462,-0.04624059423804283,-0.04304159805178642,-0.02486223354935646,-0.021335816010832787,-0.023694012314081192,-0.018890131264925003,-0.05342257395386696,-0.05181898549199104,-0.041636742651462555,-0.04337163642048836,-0.0384250171482563,-0.020348211750388145,0.005273099988698959,0.012305617332458496,0.020541273057460785,0.03383961692452431,0.04211627319455147,0.030852366238832474,0.009686441160738468,-0.022610487416386604,-0.03843880444765091,-0.016671260818839073,0.005609408486634493,0.00923276599496603,0.022384200245141983,0.014172905124723911,0.013936584815382957,0.01248728483915329,-0.006431517191231251,-0.02249031700193882,0.015246571972966194,0.029136784374713898,-0.0205755066126585,-0.0349019430577755,-0.011179336346685886,-0.002355629112571478,0.010911261662840843,0.013451301492750645,0.008224377408623695,0.0140009094029665,0.0020135825034230947,-0.017718764021992683,-0.016467444598674774,-0.007615938317030668,-0.004634639713913202,-0.007755191531032324,0.010226362384855747,0.0008748759864829481,-0.01966295950114727,-0.01589207351207733,-0.002945747459307313,-0.02303207479417324,-0.022923175245523453,0.0011556281242519617,0.013957536779344082,0.006023895926773548,-0.0028366046026349068,0.002063856227323413,0.010681016370654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9533729553,0.9999873042106628,0.9999889135360718,0.9999768733978271,0.9999536871910095,0.9999343156814575,0.9998210072517395,0.9996708631515503,0.9994780421257019,0.9991701245307922,0.9990019798278809,0.9989681243896484,0.9980753660202026,0.9969505667686462,0.9959868788719177,0.9950918555259705,0.9950382709503174,0.9955080151557922,0.9948277473449707,0.9941150546073914,0.9933253526687622,0.9937177300453186,0.9930513501167297,0.9925089478492737,0.9909831881523132,0.9910308718681335,0.9909940361976624,0.9901577830314636,0.9880072474479675,0.9864718317985535,0.9853308796882629,0.9844874143600464,0.9831583499908447,0.9792023301124573,0.9757581949234009,0.9701001644134521,0.9625532627105713,0.9508893489837646,0.9423374533653259,0.9363467693328857,0.9252817630767822,0.9022262096405029,0.8795814514160156,0.8709543943405151,0.8568781018257141,0.8430886268615723,0.8305681943893433,0.8242685198783875,0.8096432089805603,0.7902480959892273,0.7781438827514648,0.7782274484634399,0.7823765277862549,0.7771389484405518,0.7794417142868042,0.7975960969924927,0.8202254772186279,0.8211165070533752,0.8155156970024109,0.819855272769928,0.8124260902404785,0.8084878325462341,0.8031094670295715,0.7878016829490662,0.7736469507217407,0.7661294341087341,0.7396978139877319,0.7080743908882141,0.6753290891647339,0.6345736980438232,0.5852522253990173,0.5405430197715759,0.49624645709991455,0.44608449935913086,0.4123847186565399,0.3991502523422241,0.3690280616283417,0.32761743664741516,0.2642398774623871,0.22929592430591583,0.2014186829328537,0.18682071566581726,0.18965265154838562,0.17905797064304352,0.15182854235172272,0.10431727766990662,0.07529280334711075,0.0535074807703495,0.05918048694729805,0.09498344361782074,0.08862990140914917,0.061037614941596985,0.03780032694339752,0.011629551649093628,0.013014674186706543,0.005633926950395107,-0.009834866970777512,-0.0033700137864798307,0.04334675893187523,0.06621450185775757,0.05478479340672493,0.019612111151218414,-0.007515453267842531,-0.00313781201839447,0.01098154578357935,0.02554459124803543,0.018723979592323303,0.017317282035946846,-0.0022794376127421856,-0.01945936679840088,-0.008294734172523022,-0.002565133385360241,-0.015049024485051632,0.006785266567021608,0.005859761498868465,-0.028367651626467705,-0.03798740357160568,-0.018236950039863586,-0.0022900907788425684,-0.0048889159224927425,-0.0027955626137554646,-0.0007305554463528097,0.0026576356031000614,0.007994518615305424,0.003667024429887533,0.005093725398182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9533729553,0.9999873042106628,0.9999889135360718,0.9999768733978271,0.9999536871910095,0.9999343156814575,0.9998210072517395,0.9996708631515503,0.9994780421257019,0.9991701245307922,0.9990019798278809,0.9989681243896484,0.9980753660202026,0.9969505667686462,0.9959868788719177,0.9950918555259705,0.9950382709503174,0.9955080151557922,0.9948277473449707,0.9941150546073914,0.9933253526687622,0.9937177300453186,0.9930513501167297,0.9925089478492737,0.9909831881523132,0.9910308718681335,0.9909940361976624,0.9901577830314636,0.9880072474479675,0.9864718317985535,0.9853308796882629,0.9844874143600464,0.9831583499908447,0.9792023301124573,0.9757581949234009,0.9701001644134521,0.9625532627105713,0.9508893489837646,0.9423374533653259,0.9363467693328857,0.9252817630767822,0.9022262096405029,0.8795814514160156,0.8709543943405151,0.8568781018257141,0.8430886268615723,0.8305681943893433,0.8242685198783875,0.8096432089805603,0.7902480959892273,0.7781438827514648,0.7782274484634399,0.7823765277862549,0.7771389484405518,0.7794417142868042,0.7975960969924927,0.8202254772186279,0.8211165070533752,0.8155156970024109,0.819855272769928,0.8124260902404785,0.8084878325462341,0.8031094670295715,0.7878016829490662,0.7736469507217407,0.7661294341087341,0.7396978139877319,0.7080743908882141,0.6753290891647339,0.6345736980438232,0.5852522253990173,0.5405430197715759,0.49624645709991455,0.44608449935913086,0.4123847186565399,0.3991502523422241,0.3690280616283417,0.32761743664741516,0.2642398774623871,0.22929592430591583,0.2014186829328537,0.18682071566581726,0.18965265154838562,0.17905797064304352,0.15182854235172272,0.10431727766990662,0.07529280334711075,0.0535074807703495,0.05918048694729805,0.09498344361782074,0.08862990140914917,0.061037614941596985,0.03780032694339752,0.011629551649093628,0.013014674186706543,0.005633926950395107,-0.009834866970777512,-0.0033700137864798307,0.04334675893187523,0.06621450185775757,0.05478479340672493,0.019612111151218414,-0.007515453267842531,-0.00313781201839447,0.01098154578357935,0.02554459124803543,0.018723979592323303,0.017317282035946846,-0.0022794376127421856,-0.01945936679840088,-0.008294734172523022,-0.002565133385360241,-0.015049024485051632,0.006785266567021608,0.005859761498868465,-0.028367651626467705,-0.03798740357160568,-0.018236950039863586,-0.0022900907788425684,-0.0048889159224927425,-0.0027955626137554646,-0.0007305554463528097,0.0026576356031000614,0.007994518615305424,0.003667024429887533,0.005093725398182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12245368958,0.9998159408569336,0.9919163584709167,0.9773778319358826,0.9894014000892639,0.9854542016983032,0.9871718287467957,0.9906030893325806,0.9883813261985779,0.9825735092163086,0.9793931245803833,0.974873960018158,0.9762217402458191,0.9804859161376953,0.9785856604576111,0.9818764925003052,0.9819179177284241,0.9812788367271423,0.9789393544197083,0.9770573973655701,0.9757553339004517,0.9774964451789856,0.978947639465332,0.9822663068771362,0.9832772612571716,0.9832333326339722,0.9810665845870972,0.9807563424110413,0.9821593165397644,0.9829968810081482,0.9818376898765564,0.9783502221107483,0.9749924540519714,0.9716739058494568,0.9693731665611267,0.9661259055137634,0.962864339351654,0.9586673974990845,0.9527779221534729,0.9433022141456604,0.9361659288406372,0.9333856105804443,0.9240538477897644,0.9060856699943542,0.8954921960830688,0.8943668603897095,0.878761351108551,0.85542231798172,0.8419498801231384,0.8384547829627991,0.8393453359603882,0.8478492498397827,0.8532837629318237,0.8468687534332275,0.8422479629516602,0.8518712520599365,0.8590640425682068,0.8586741089820862,0.8576242327690125,0.8547026515007019,0.8519020080566406,0.85481858253479,0.8596159219741821,0.8641165494918823,0.8679773807525635,0.8672258257865906,0.8590558767318726,0.8510679006576538,0.838417649269104,0.8189670443534851,0.8025512099266052,0.7682897448539734,0.7354459166526794,0.7200651168823242,0.7055318355560303,0.6637596487998962,0.6129504442214966,0.5936409831047058,0.5738313794136047,0.5461061000823975,0.5005062222480774,0.4658540189266205,0.4282720386981964,0.386594295501709,0.3550196588039398,0.35851532220840454,0.34673842787742615,0.309142529964447,0.2584117352962494,0.16470955312252045,0.0827464759349823,0.06714288890361786,0.051471732556819916,0.05052874982357025,0.06364545971155167,0.06290136277675629,0.07631625235080719,0.07155130058526993,0.04704068601131439,0.031665269285440445,0.01724146120250225,0.03259693458676338,0.05328723043203354,0.04109729826450348,0.040285345166921616,0.04277574270963669,0.013627900741994381,0.00884969811886549,0.023616060614585876,0.0068055614829063416,-0.003929574973881245,-0.013282550498843193,0.0138841662555933,0.014969967305660248,-0.006085698958486319,-0.026863204315304756,-0.0361664742231369,-0.021249640733003616,0.0011227465001866221,0.007245674263685942,-0.015348810702562332,-0.027792833745479584,-0.04257659986615181,-0.04753129556775093,-0.04458880051970482,-0.026125498116016388,-0.012806925922632217,-0.025097571313381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6396560669,0.9999492764472961,0.9993276596069336,0.9918238520622253,0.9915298819541931,0.9883956909179688,0.9755104184150696,0.9730603694915771,0.9814802408218384,0.9848230481147766,0.9656535983085632,0.9541924595832825,0.9481310248374939,0.9425950646400452,0.9132551550865173,0.8887878060340881,0.8986033201217651,0.9102925658226013,0.8950366377830505,0.87750244140625,0.8498889207839966,0.8315125107765198,0.8347567915916443,0.8568000197410583,0.8419913053512573,0.8194974064826965,0.7918124794960022,0.7643029689788818,0.758649468421936,0.7713784575462341,0.7461920380592346,0.701052188873291,0.6747391223907471,0.6805374026298523,0.6820025444030762,0.6646036505699158,0.6372653841972351,0.5729780793190002,0.5088879466056824,0.4810866415500641,0.4786347448825836,0.4633597731590271,0.4203469753265381,0.36840322613716125,0.29633042216300964,0.26914674043655396,0.22493213415145874,0.16051054000854492,0.12174566835165024,0.09618708491325378,0.042097095400094986,0.01715676859021187,0.023718655109405518,-0.0002773654123302549,0.001959961373358965,0.012184623628854752,0.023822465911507607,0.01564834639430046,-0.01164085790514946,0.0045210225507617,0.04317512363195419,0.05433053895831108,0.06269919872283936,0.0799756720662117,0.05109802260994911,-0.03574682027101517,-0.10357402265071869,-0.10666846483945847,-0.05885424464941025,-0.02833975851535797,-0.01083357073366642,-0.007326381281018257,-0.026811037212610245,-0.026068581268191338,-0.004434195812791586,0.030472872778773308,0.05148486793041229,0.05592726543545723,0.047803476452827454,0.034159015864133835,0.0344572551548481,0.0399816520512104,0.004477530252188444,-0.029541660100221634,-0.01978682167828083,-0.002335295546799898,0.014813649468123913,0.010354596190154552,-0.002324087545275688,-0.0006950233364477754,0.003251287154853344,-0.02665398269891739,-0.04275991767644882,-0.027750426903367043,0.004514151252806187,0.010082323104143143,-0.02442190609872341,-0.03255871683359146,0.007853908464312553,0.020890410989522934,0.014827577397227287,0.0070099295116961,0.023719465360045433,0.03479653596878052,0.03866545110940933,0.024949390441179276,0.01903616078197956,0.011067266575992107,0.012391113676130772,0.005163448862731457,-0.011409152299165726,-0.010678083635866642,-0.011672558262944221,-0.01116704661399126,0.004941645544022322,0.012223576195538044,0.0036355331540107727,0.00936833769083023,0.009225941263139248,0.0012514912523329258,-0.004416399635374546,0.010440120473504066,0.018085217103362083,0.002634753007441759,-0.013587438501417637,-0.004072883632034063,0.01056299265474081,0.015667369589209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485611915588,0.9995893836021423,0.9753357172012329,0.9694942235946655,0.9900951385498047,0.9869061708450317,0.9837101101875305,0.9875998497009277,0.9840729832649231,0.9796582460403442,0.9761722087860107,0.9700239896774292,0.9724891185760498,0.9754528999328613,0.973831057548523,0.9805356860160828,0.9826034903526306,0.9807109832763672,0.9755887985229492,0.9718092083930969,0.9705603718757629,0.9715670943260193,0.975731372833252,0.9804480671882629,0.9802265167236328,0.9792843461036682,0.9764283895492554,0.975426971912384,0.9772557020187378,0.9789356589317322,0.9771102070808411,0.9728022217750549,0.9701138734817505,0.965945303440094,0.964330792427063,0.9623157382011414,0.9610980153083801,0.9580298662185669,0.9524982571601868,0.9482160210609436,0.9427246451377869,0.9355318546295166,0.9213559031486511,0.9068902134895325,0.9025657176971436,0.8985095024108887,0.8796086311340332,0.8542472720146179,0.8362507820129395,0.8343060612678528,0.8390501141548157,0.8522616028785706,0.8526709675788879,0.8438962697982788,0.8388718962669373,0.8483225703239441,0.8536767959594727,0.8535760045051575,0.8567271828651428,0.856379508972168,0.8544919490814209,0.8594626784324646,0.8660757541656494,0.8684415817260742,0.8672763705253601,0.861910343170166,0.8551572561264038,0.8558738231658936,0.8478525280952454,0.8250321745872498,0.8019843101501465,0.775188148021698,0.7530145049095154,0.7355166673660278,0.7189378142356873,0.689782440662384,0.6539617776870728,0.6210646033287048,0.5868592262268066,0.5687111616134644,0.5269659161567688,0.47798216342926025,0.4372318983078003,0.4109932482242584,0.35415178537368774,0.32948777079582214,0.3236497938632965,0.3138850927352905,0.28589850664138794,0.26825347542762756,0.24450437724590302,0.253513902425766,0.2503300905227661,0.20984120666980743,0.14224126935005188,0.08022797852754593,0.0865483507514,0.11782418936491013,0.09497825801372528,0.07907484471797943,0.061002809554338455,0.07306045293807983,0.09617189317941666,0.08248838037252426,0.06732586771249771,0.04925719276070595,0.024592595174908638,0.01994735561311245,0.018328683450818062,0.0245757345110178,0.033925268799066544,0.010038215667009354,0.005700960289686918,0.0005119027919135988,-0.026561975479125977,-0.043095912784338,-0.04778343811631203,-0.0381975919008255,-0.034942012280225754,-0.033464010804891586,-0.04551819711923599,-0.048042818903923035,-0.052225444465875626,-0.056770890951156616,-0.04684687778353691,-0.030378472059965134,-0.02777264267206192,-0.0456627123057842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8096964955329895,0.5937983989715576,0.43800386786460876,0.2478230595588684,0.16388718783855438,0.21340616047382355,0.27046704292297363,0.1369028389453888,0.061469219624996185,0.2883835434913635,0.48348748683929443,0.47628432512283325,0.3278622031211853,0.148948073387146,0.13150842487812042,0.1852925568819046,0.19219449162483215,0.17438921332359314,0.18413224816322327,0.13695964217185974,0.04220791161060333,0.017240261659026146,0.004004278685897589,0.015226081945002079,0.013525653630495071,0.03264690935611725,0.0484001487493515,0.04891638830304146,0.04840102791786194,0.05721520259976387,0.03350980579853058,-0.016363713890314102,-0.04746260493993759,-0.03353824093937874,-0.005714081227779388,0.03784210979938507,0.04997214674949646,0.009485878981649876,-0.010960856452584267,-0.008213520981371403,0.008938453160226345,0.008489572443068027,0.0036311268340796232,0.018109619617462158,0.04011490195989609,0.04255339130759239,0.003653459483757615,-0.041232675313949585,-0.03658149763941765,-0.012427902780473232,-0.011233929544687271,-0.0061792973428964615,0.018903784453868866,0.0351959727704525,0.03124895878136158,0.014745306223630905,-0.005110845901072025,-0.029440319165587425,-0.03410085663199425,-0.024597682058811188,-0.021935321390628815,-0.017715873196721077,0.004622965585440397,0.032383766025304794,0.046228427439928055,0.04226091876626015,0.016794566065073013,-0.008513801731169224,-0.016304757446050644,-0.0184270441532135,-0.0004744061443489045,0.025211576372385025,0.027060123160481453,0.006592206656932831,-0.0016041548224166036,0.003781831357628107,0.009807751514017582,0.004723407793790102,-0.007736635860055685,-0.017872115597128868,-0.02213207446038723,-0.01941019296646118,-0.009074344299733639,-0.001369766308926046,-0.0044410210102796555,-0.007212067488580942,-0.007981889881193638,-0.01405355241149664,-0.009261119179427624,-0.007207748480141163,-0.013360138982534409,-0.009174451231956482,0.002826497657224536,0.00866554956883192,0.007697536144405603,-0.0007726400508545339,-0.00260644662193954,0.004255251958966255,0.008561479859054089,0.019339391961693764,0.01813758723437786,0.0008747519459575415,0.007536826189607382,0.020203465595841408,0.01707788184285164,0.005450066644698381,-0.004724473226815462,-0.00639747641980648,0.0009046094492077827,-0.0031327707692980766,-0.0030962706077843904,0.0007381730829365551,-0.009746053256094456,-0.013839350081980228,-0.003947366960346699,0.006239188369363546,0.008857249282300472,0.012073632329702377,0.005255003459751606,-0.003550346242263913,-0.004621624015271664,-0.0032233272213488817,-0.005107832606881857,-0.011021503247320652,-0.016672080382704735,-0.015208732336759567,-0.013291174545884132,-0.017988637089729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76022338867,0.9998286366462708,0.9906014800071716,0.9787800312042236,0.9912853837013245,0.9865444302558899,0.9872656464576721,0.9885348081588745,0.984109103679657,0.9815829992294312,0.9764086008071899,0.9679452776908875,0.9615761637687683,0.9554968476295471,0.9472456574440002,0.9501779675483704,0.9451090097427368,0.9348669052124023,0.9227737784385681,0.9076865911483765,0.8838014006614685,0.8687435388565063,0.8646857738494873,0.8617823719978333,0.8463122248649597,0.8394620418548584,0.8206626772880554,0.8021281361579895,0.806837797164917,0.8204463124275208,0.8124176263809204,0.7907273769378662,0.7810366153717041,0.7659763693809509,0.7431073188781738,0.7078554630279541,0.6810091137886047,0.6367735862731934,0.5919424295425415,0.5306476354598999,0.4824559986591339,0.41821053624153137,0.32018256187438965,0.26061540842056274,0.24129831790924072,0.2299494445323944,0.21200832724571228,0.19003862142562866,0.14815589785575867,0.10845687240362167,0.1027950793504715,0.11263561993837357,0.11665324121713638,0.1054726392030716,0.07821977138519287,0.049559835344552994,0.054049961268901825,0.05632626265287399,0.043762657791376114,0.0721607580780983,0.09059655666351318,0.09740348905324936,0.09104771167039871,0.096988245844841,0.0541904978454113,0.004065175075083971,-0.02577143907546997,0.006598255131393671,0.056929197162389755,0.06903257966041565,0.03327756002545357,-0.009018520824611187,-0.004690484143793583,0.015580927021801472,0.01753699779510498,0.007887442596256733,0.00499299680814147,0.012933064252138138,0.050694577395915985,0.06793423742055893,0.055984947830438614,0.04539636895060539,0.05732011795043945,0.03155466914176941,-0.014683864079415798,-0.02051311358809471,-0.01480509340763092,-0.0339377336204052,-0.027926841750741005,-0.01608641818165779,0.011064029298722744,0.031368598341941833,0.02994329296052456,0.011268816888332367,-0.017776386812329292,-0.023178646340966225,0.00045641392352990806,0.015509940683841705,-0.00046195235336199403,-0.0022922130301594734,-0.030898619443178177,-0.0406540110707283,-0.02349451556801796,-0.016725992783904076,-0.024083735421299934,-0.005057394038885832,0.00509141618385911,0.0052992613054811954,-0.011629329062998295,-0.01377029437571764,-0.011323537677526474,-0.005014119204133749,0.0012082268949598074,-0.0014033681945875287,-0.0014178445562720299,-0.007025133352726698,0.002430208493024111,0.009104239754378796,0.013322988525032997,0.0022857801523059607,-0.012491893023252487,0.0021639198530465364,0.01440068706870079,0.017264531925320625,0.01307388860732317,0.00400543212890625,-0.0071648540906608105,-0.010488311760127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51124191284,0.9999836683273315,0.9994508028030396,0.9987289309501648,0.9966114163398743,0.9887472987174988,0.9852225184440613,0.9930509924888611,0.9939836263656616,0.9929054975509644,0.9920018911361694,0.9913666248321533,0.9918187260627747,0.9916669130325317,0.9906255602836609,0.9918527007102966,0.9925099611282349,0.9922651052474976,0.991216778755188,0.9917494654655457,0.9925506114959717,0.9916051626205444,0.9909687638282776,0.9916886687278748,0.9910710453987122,0.9909580945968628,0.9896815419197083,0.989521324634552,0.9899376034736633,0.9905253648757935,0.9892314076423645,0.9871496558189392,0.986276388168335,0.9856747388839722,0.9838575124740601,0.9819028377532959,0.9806644916534424,0.979056715965271,0.9752129912376404,0.9694345593452454,0.9649966359138489,0.9636092782020569,0.9524722099304199,0.9371403455734253,0.925277590751648,0.9213011860847473,0.9157940149307251,0.9076604247093201,0.8975793719291687,0.8906537890434265,0.8879727125167847,0.8884686827659607,0.8857412934303284,0.8755223155021667,0.8650503158569336,0.869347333908081,0.8850916028022766,0.8920252323150635,0.8929439783096313,0.88929682970047,0.885695219039917,0.8887044787406921,0.8945935368537903,0.8986234068870544,0.896960437297821,0.8921834826469421,0.8839595913887024,0.874291718006134,0.8562227487564087,0.841641902923584,0.8280316591262817,0.8140857815742493,0.7910073399543762,0.7626864314079285,0.7302353978157043,0.7048575282096863,0.6818488240242004,0.6594764590263367,0.6269302368164062,0.5886784791946411,0.5275757908821106,0.5031428933143616,0.4594411551952362,0.39510881900787354,0.38087549805641174,0.37248438596725464,0.3551833927631378,0.33693358302116394,0.3206577003002167,0.2956277132034302,0.27132266759872437,0.27812907099723816,0.27799567580223083,0.27602243423461914,0.2599646747112274,0.22874020040035248,0.21558301150798798,0.19603876769542694,0.17670674622058868,0.1731269657611847,0.1933584213256836,0.21323896944522858,0.2118723839521408,0.22183917462825775,0.2256430685520172,0.2001391351222992,0.22046510875225067,0.23405304551124573,0.22070220112800598,0.20057357847690582,0.19686995446681976,0.2167058289051056,0.20182541012763977,0.1914941370487213,0.2054300308227539,0.19158145785331726,0.16273154318332672,0.17025518417358398,0.17819885909557343,0.16817469894886017,0.16454678773880005,0.16154180467128754,0.15846554934978485,0.1431807428598404,0.1198907271027565,0.13537324965000153,0.14446891844272614,0.12946687638759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9403953552,0.9999982118606567,0.9999987483024597,0.9999986290931702,0.9999944567680359,0.9999740123748779,0.9999427199363708,0.9998396635055542,0.9996286630630493,0.9992650747299194,0.9984028339385986,0.9982706904411316,0.9981811046600342,0.9968395233154297,0.9959761500358582,0.9963948130607605,0.9962068200111389,0.9954235553741455,0.9947218894958496,0.994324266910553,0.9929673075675964,0.9876300096511841,0.9862686395645142,0.9861419200897217,0.9848141074180603,0.9838698506355286,0.9845664501190186,0.981533944606781,0.9803434610366821,0.9790414571762085,0.9719763994216919,0.9655823707580566,0.9663732051849365,0.9725637435913086,0.9775739312171936,0.9766952991485596,0.9769774079322815,0.9786763787269592,0.9793509244918823,0.9827424883842468,0.983116090297699,0.9822141528129578,0.983551025390625,0.9847723841667175,0.9863973259925842,0.9868528842926025,0.9864771366119385,0.9880353808403015,0.989688515663147,0.9902917742729187,0.9904122948646545,0.9900272488594055,0.9901304841041565,0.9898829460144043,0.9903537034988403,0.9921435713768005,0.9934514164924622,0.9938104152679443,0.9937809109687805,0.9934744834899902,0.9936755299568176,0.9941778779029846,0.9945569634437561,0.9952385425567627,0.9955545663833618,0.9955700039863586,0.995798647403717,0.9960765242576599,0.9963069558143616,0.9965674877166748,0.9964677095413208,0.9963707327842712,0.9964717626571655,0.9966554641723633,0.9968633651733398,0.9971815347671509,0.9973265528678894,0.9974316954612732,0.9974706768989563,0.9974163174629211,0.9974361658096313,0.9975925087928772,0.9977585673332214,0.9977357387542725,0.9977048635482788,0.9977796077728271,0.9978135228157043,0.9979693293571472,0.9980679750442505,0.9981622695922852,0.9981757998466492,0.9981067180633545,0.9981095194816589,0.998177170753479,0.9982438683509827,0.9983192086219788,0.9983639717102051,0.9983543753623962,0.9983540177345276,0.9983371496200562,0.9983043670654297,0.9983252882957458,0.998325765132904,0.9983275532722473,0.9983412027359009,0.9983605742454529,0.998345673084259,0.9983817338943481,0.9984491467475891,0.9984628558158875,0.9984536170959473,0.998468816280365,0.9985026121139526,0.998454213142395,0.9984463453292847,0.998421311378479,0.9983925223350525,0.9983541965484619,0.9983495473861694,0.9983605742454529,0.9983875155448914,0.9983830451965332,0.9983837008476257,0.9984366297721863,0.9984710812568665,0.9985122084617615,0.9985186457633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1.0,0.9999998211860657,0.9999996423721313,0.9999990463256836,0.9999971985816956,0.9999847412109375,0.9999464750289917,0.999839186668396,0.9996817708015442,0.9994723796844482,0.9992931485176086,0.9992778897285461,0.9989977478981018,0.9981099367141724,0.9969309568405151,0.9961852431297302,0.9957049489021301,0.9957516193389893,0.9957289695739746,0.9947692155838013,0.9933207631111145,0.9915784001350403,0.9910215735435486,0.990390419960022,0.991066038608551,0.9905912280082703,0.988652229309082,0.9853640198707581,0.9833477139472961,0.980430006980896,0.9779182076454163,0.9771490693092346,0.978359580039978,0.9812593460083008,0.9819507002830505,0.9824810028076172,0.9844750165939331,0.9841025471687317,0.9813920855522156,0.979110062122345,0.9785926342010498,0.9785332679748535,0.9767439365386963,0.9727524518966675,0.9713279604911804,0.9710675477981567,0.9699261784553528,0.9713056087493896,0.9704420566558838,0.9647319316864014,0.9617399573326111,0.9616988301277161,0.960865318775177,0.9610726237297058,0.9609072804450989,0.9610625505447388,0.966272234916687,0.9688008427619934,0.969545841217041,0.9714434742927551,0.9708712100982666,0.9700998663902283,0.9702820181846619,0.9730267524719238,0.975748598575592,0.9768114686012268,0.9784258604049683,0.9809242486953735,0.9836835265159607,0.985176682472229,0.9867817163467407,0.9887081384658813,0.9908719658851624,0.9928767681121826,0.9942916631698608,0.9950782656669617,0.9955134987831116,0.9958223104476929,0.9961510896682739,0.9962716698646545,0.9963317513465881,0.9966387748718262,0.9970011711120605,0.9973036646842957,0.997464120388031,0.9976040720939636,0.9977286458015442,0.997933566570282,0.9981924891471863,0.9983556270599365,0.998376190662384,0.9983283877372742,0.9983801245689392,0.9984764456748962,0.9985689520835876,0.9987085461616516,0.9988145232200623,0.998830258846283,0.9988618493080139,0.9989125728607178,0.9989595413208008,0.9989923238754272,0.9990116953849792,0.9990125894546509,0.9990279674530029,0.999043881893158,0.9990546703338623,0.9991046786308289,0.9991322159767151,0.9991531372070312,0.999139130115509,0.9991227388381958,0.9991147518157959,0.99910569190979,0.9991147518157959,0.9991323947906494,0.9991528987884521,0.9991751313209534,0.9991809129714966,0.9991934299468994,0.9992229342460632,0.9992209076881409,0.9992082715034485,0.9991964101791382,0.9991884827613831,0.9992001056671143,0.999221682548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9533729553,0.9999873042106628,0.9999889135360718,0.9999768733978271,0.9999536871910095,0.9999343156814575,0.9998210072517395,0.9996708631515503,0.9994780421257019,0.9991701245307922,0.9990019798278809,0.9989681243896484,0.9980753660202026,0.9969505667686462,0.9959868788719177,0.9950918555259705,0.9950382709503174,0.9955080151557922,0.9948277473449707,0.9941150546073914,0.9933253526687622,0.9937177300453186,0.9930513501167297,0.9925089478492737,0.9909831881523132,0.9910308718681335,0.9909940361976624,0.9901577830314636,0.9880072474479675,0.9864718317985535,0.9853308796882629,0.9844874143600464,0.9831583499908447,0.9792023301124573,0.9757581949234009,0.9701001644134521,0.9625532627105713,0.9508893489837646,0.9423374533653259,0.9363467693328857,0.9252817630767822,0.9022262096405029,0.8795814514160156,0.8709543943405151,0.8568781018257141,0.8430886268615723,0.8305681943893433,0.8242685198783875,0.8096432089805603,0.7902480959892273,0.7781438827514648,0.7782274484634399,0.7823765277862549,0.7771389484405518,0.7794417142868042,0.7975960969924927,0.8202254772186279,0.8211165070533752,0.8155156970024109,0.819855272769928,0.8124260902404785,0.8084878325462341,0.8031094670295715,0.7878016829490662,0.7736469507217407,0.7661294341087341,0.7396978139877319,0.7080743908882141,0.6753290891647339,0.6345736980438232,0.5852522253990173,0.5405430197715759,0.49624645709991455,0.44608449935913086,0.4123847186565399,0.3991502523422241,0.3690280616283417,0.32761743664741516,0.2642398774623871,0.22929592430591583,0.2014186829328537,0.18682071566581726,0.18965265154838562,0.17905797064304352,0.15182854235172272,0.10431727766990662,0.07529280334711075,0.0535074807703495,0.05918048694729805,0.09498344361782074,0.08862990140914917,0.061037614941596985,0.03780032694339752,0.011629551649093628,0.013014674186706543,0.005633926950395107,-0.009834866970777512,-0.0033700137864798307,0.04334675893187523,0.06621450185775757,0.05478479340672493,0.019612111151218414,-0.007515453267842531,-0.00313781201839447,0.01098154578357935,0.02554459124803543,0.018723979592323303,0.017317282035946846,-0.0022794376127421856,-0.01945936679840088,-0.008294734172523022,-0.002565133385360241,-0.015049024485051632,0.006785266567021608,0.005859761498868465,-0.028367651626467705,-0.03798740357160568,-0.018236950039863586,-0.0022900907788425684,-0.0048889159224927425,-0.0027955626137554646,-0.0007305554463528097,0.0026576356031000614,0.007994518615305424,0.003667024429887533,0.005093725398182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9533729553,0.9999873042106628,0.9999889135360718,0.9999768733978271,0.9999536871910095,0.9999343156814575,0.9998210072517395,0.9996708631515503,0.9994780421257019,0.9991701245307922,0.9990019798278809,0.9989681243896484,0.9980753660202026,0.9969505667686462,0.9959868788719177,0.9950918555259705,0.9950382709503174,0.9955080151557922,0.9948277473449707,0.9941150546073914,0.9933253526687622,0.9937177300453186,0.9930513501167297,0.9925089478492737,0.9909831881523132,0.9910308718681335,0.9909940361976624,0.9901577830314636,0.9880072474479675,0.9864718317985535,0.9853308796882629,0.9844874143600464,0.9831583499908447,0.9792023301124573,0.9757581949234009,0.9701001644134521,0.9625532627105713,0.9508893489837646,0.9423374533653259,0.9363467693328857,0.9252817630767822,0.9022262096405029,0.8795814514160156,0.8709543943405151,0.8568781018257141,0.8430886268615723,0.8305681943893433,0.8242685198783875,0.8096432089805603,0.7902480959892273,0.7781438827514648,0.7782274484634399,0.7823765277862549,0.7771389484405518,0.7794417142868042,0.7975960969924927,0.8202254772186279,0.8211165070533752,0.8155156970024109,0.819855272769928,0.8124260902404785,0.8084878325462341,0.8031094670295715,0.7878016829490662,0.7736469507217407,0.7661294341087341,0.7396978139877319,0.7080743908882141,0.6753290891647339,0.6345736980438232,0.5852522253990173,0.5405430197715759,0.49624645709991455,0.44608449935913086,0.4123847186565399,0.3991502523422241,0.3690280616283417,0.32761743664741516,0.2642398774623871,0.22929592430591583,0.2014186829328537,0.18682071566581726,0.18965265154838562,0.17905797064304352,0.15182854235172272,0.10431727766990662,0.07529280334711075,0.0535074807703495,0.05918048694729805,0.09498344361782074,0.08862990140914917,0.061037614941596985,0.03780032694339752,0.011629551649093628,0.013014674186706543,0.005633926950395107,-0.009834866970777512,-0.0033700137864798307,0.04334675893187523,0.06621450185775757,0.05478479340672493,0.019612111151218414,-0.007515453267842531,-0.00313781201839447,0.01098154578357935,0.02554459124803543,0.018723979592323303,0.017317282035946846,-0.0022794376127421856,-0.01945936679840088,-0.008294734172523022,-0.002565133385360241,-0.015049024485051632,0.006785266567021608,0.005859761498868465,-0.028367651626467705,-0.03798740357160568,-0.018236950039863586,-0.0022900907788425684,-0.0048889159224927425,-0.0027955626137554646,-0.0007305554463528097,0.0026576356031000614,0.007994518615305424,0.003667024429887533,0.005093725398182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5694885254,0.9999945163726807,0.9999398589134216,0.9999780058860779,0.9999878406524658,0.99997478723526,0.9999242424964905,0.9999180436134338,0.9997912645339966,0.9995089173316956,0.9990701675415039,0.9985410571098328,0.9983897805213928,0.9981277585029602,0.9967276453971863,0.9955960512161255,0.9946744441986084,0.9933516979217529,0.993302583694458,0.9940798878669739,0.993168830871582,0.9910776615142822,0.9898961186408997,0.9896814823150635,0.9884577989578247,0.9872416257858276,0.9864563941955566,0.9849895238876343,0.9835966229438782,0.9823068976402283,0.9804099202156067,0.9757718443870544,0.9730754494667053,0.9725093245506287,0.9710346460342407,0.9636493921279907,0.9562597870826721,0.9457836747169495,0.933856189250946,0.9186901450157166,0.90834641456604,0.9033871293067932,0.885016918182373,0.8579353094100952,0.8369461297988892,0.8325657248497009,0.8118574619293213,0.7944170832633972,0.7823219895362854,0.7805459499359131,0.7660281658172607,0.7479292750358582,0.7455808520317078,0.738182544708252,0.7237753868103027,0.7152402400970459,0.71465665102005,0.7158703804016113,0.7205878496170044,0.7277260422706604,0.739466667175293,0.751298725605011,0.7503935098648071,0.7434027194976807,0.7400655150413513,0.7401726841926575,0.7239705920219421,0.6981076002120972,0.6768934726715088,0.6487528681755066,0.6023433804512024,0.5469879508018494,0.5005474090576172,0.4631577730178833,0.4269336462020874,0.37673047184944153,0.3401636481285095,0.34360936284065247,0.30993613600730896,0.2516169250011444,0.2170715183019638,0.1889602690935135,0.15941625833511353,0.13095329701900482,0.09340397268533707,0.050640709698200226,0.0625842809677124,0.07511710375547409,0.053171053528785706,0.02762540429830551,0.019204020500183105,0.027607575058937073,0.04986757040023804,0.04710308834910393,0.01602645218372345,-0.008531700819730759,-0.0030599520541727543,0.0002921288541983813,-0.01657683216035366,-0.02738073095679283,-0.01505536213517189,-0.0035888878628611565,-0.013116247951984406,-0.004002111963927746,0.009847285225987434,0.021120388060808182,-0.007744609843939543,-0.021807970479130745,-0.03522950038313866,-0.025097817182540894,0.015580099076032639,0.028913412243127823,0.0196542851626873,0.011419353075325489,0.014639373868703842,0.013274427503347397,0.009619244374334812,-0.007692207582294941,-0.00624740868806839,0.00419941870495677,-0.005617579445242882,-0.013933262787759304,-0.011018240824341774,-0.004979963414371014,-0.007830838672816753,0.015415402129292488,0.036837853491306305,0.0235414821654558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9138374329,0.999987006187439,0.9998546242713928,0.9996502995491028,0.9996393918991089,0.9992349743843079,0.9990000128746033,0.9988572001457214,0.9976548552513123,0.9963379502296448,0.9935588836669922,0.9828577637672424,0.9673761129379272,0.95917147397995,0.9415576457977295,0.9337117671966553,0.9476577043533325,0.9502480626106262,0.9528189301490784,0.9538112282752991,0.940507709980011,0.9241387248039246,0.9069700241088867,0.8995673656463623,0.8723366856575012,0.8622266054153442,0.8457982540130615,0.8225966691970825,0.8232802748680115,0.8428081274032593,0.8182709217071533,0.7450776100158691,0.7179474830627441,0.7205410003662109,0.7308096885681152,0.7060795426368713,0.646864652633667,0.506123960018158,0.41092801094055176,0.3919350504875183,0.39829903841018677,0.4250609278678894,0.40503478050231934,0.2940404713153839,0.2312074899673462,0.238801509141922,0.25454026460647583,0.28680548071861267,0.2358136773109436,0.1743970662355423,0.1877366453409195,0.22048752009868622,0.21882401406764984,0.18704913556575775,0.12337753921747208,0.06286398321390152,0.08587287366390228,0.09886370599269867,0.08699411153793335,0.10375409573316574,0.10961403697729111,0.07855810970067978,0.08814127743244171,0.083522267639637,0.07265463471412659,0.03742202743887901,0.021336739882826805,0.012664380483329296,-0.016932524740695953,-0.0076349470764398575,0.039387814700603485,0.05875415354967117,0.023171575739979744,0.033703576773405075,0.057911355048418045,0.06636897474527359,0.08841953426599503,0.10192123800516129,0.1003701239824295,0.07234934717416763,0.038461413234472275,0.025066377595067024,0.03780955448746681,0.04705125838518143,0.03694772347807884,0.019801242277026176,0.002325441688299179,0.00026096394867636263,0.0027375295758247375,0.007036496419459581,-0.0018775886856019497,0.007399459835141897,0.02351519837975502,0.00398741802200675,-0.009385094977915287,-0.0019791657105088234,-0.00016732671065256,0.0016167517751455307,-0.016470754519104958,-0.03286769986152649,-0.014882426708936691,-0.00479735154658556,0.010355602949857712,0.018660860136151314,-0.00023753190180286765,-0.002719768788665533,0.026333918794989586,0.04616202414035797,0.04039493948221207,0.04287504032254219,0.03446391597390175,0.01566101424396038,0.005844580475240946,0.0005855291965417564,-0.0005821934319101274,-0.012349852360785007,-0.004123752936720848,-0.0008881142712198198,0.023609284311532974,0.033384982496500015,0.026404401287436485,0.03731858357787132,0.03820293769240379,0.025634564459323883,0.011973870918154716,0.0045859115198254585,-0.0012742450926452875,0.0012610335834324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231628418,0.999997079372406,0.9999681711196899,0.999975323677063,0.9999832510948181,0.9999508857727051,0.9999125003814697,0.9999181032180786,0.9998319149017334,0.9996696710586548,0.9994432926177979,0.9989619851112366,0.9985269904136658,0.9982742071151733,0.9973468780517578,0.9962997436523438,0.9952454566955566,0.9934300184249878,0.9935429096221924,0.9944958090782166,0.9930065274238586,0.9916543364524841,0.9897695779800415,0.9890103936195374,0.9879461526870728,0.9879508018493652,0.9869658946990967,0.9849146604537964,0.9841052293777466,0.9853872060775757,0.9848015308380127,0.9808568954467773,0.9769328832626343,0.9744068384170532,0.9733238220214844,0.9685646891593933,0.9612823724746704,0.9527841210365295,0.9402610659599304,0.9308159947395325,0.9240249991416931,0.9117167592048645,0.8900686502456665,0.86905837059021,0.8596232533454895,0.8576289415359497,0.8317317366600037,0.8012642860412598,0.794166624546051,0.798229455947876,0.7901339530944824,0.7824472188949585,0.7768499851226807,0.7703192830085754,0.7501460909843445,0.7324715852737427,0.7310337424278259,0.7472153306007385,0.744160532951355,0.7517887949943542,0.7696144580841064,0.777796745300293,0.771477222442627,0.7703025937080383,0.7735671401023865,0.7608278393745422,0.7527612447738647,0.7532320022583008,0.7430274486541748,0.709873616695404,0.6561379432678223,0.6099706292152405,0.5841565132141113,0.5470330715179443,0.5074524283409119,0.4457269608974457,0.39038097858428955,0.3657338321208954,0.3548227846622467,0.33091092109680176,0.29460233449935913,0.25255605578422546,0.2112693339586258,0.18956895172595978,0.16995637118816376,0.1597854346036911,0.14559224247932434,0.123271644115448,0.10436069220304489,0.07731436938047409,0.08520738035440445,0.09824977070093155,0.07083752006292343,0.024552224203944206,0.013596190139651299,0.0402233824133873,0.044577706605196,0.040567636489868164,0.028931599110364914,0.005555498413741589,-0.008629773743450642,0.008113346993923187,0.017089994624257088,0.0048690065741539,0.00877782516181469,0.012122316285967827,0.00542647996917367,0.015037010423839092,0.029749853536486626,0.03359423950314522,0.030339304357767105,0.03168908506631851,0.028243537992239,0.014815421774983406,0.0017407122068107128,-0.0008881656103767455,0.003339214948937297,0.0034693542402237654,0.016578106209635735,0.033385299146175385,0.04730665683746338,0.05107893794775009,0.020365705713629723,-0.026546558365225792,-0.036126166582107544,0.0023840460926294327,0.03474419564008713,0.017845010384917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2626309394836,0.9929181933403015,0.9693873524665833,0.9274298548698425,0.9437877535820007,0.9699464440345764,0.9325316548347473,0.8916308879852295,0.8416708707809448,0.6885950565338135,0.605074405670166,0.4675748348236084,0.37261685729026794,0.442538857460022,0.46435311436653137,0.4924395978450775,0.45254671573638916,0.32658877968788147,0.33198413252830505,0.2663542628288269,0.2050463855266571,0.2007785439491272,0.22238199412822723,0.16630804538726807,0.12434618920087814,0.17378875613212585,0.22675636410713196,0.21327342092990875,0.19582855701446533,0.22947408258914948,0.2546550929546356,0.25722014904022217,0.22718606889247894,0.20674817264080048,0.18287977576255798,0.10774051398038864,0.02924410253763199,0.005295642651617527,0.04387802630662918,0.12962357699871063,0.16616511344909668,0.10380057245492935,0.010469703003764153,-0.05413080379366875,-0.005287317559123039,0.01840612106025219,-0.0348602756857872,-0.08334321528673172,-0.06833499670028687,-0.01603650487959385,0.033501036465168,0.04044659063220024,0.0341697633266449,0.014769433997571468,0.0057823313400149345,0.026043230667710304,0.05129105597734451,0.06292997300624847,0.029605422168970108,0.023602796718478203,0.0477311834692955,0.04344627261161804,0.03972567990422249,0.02636430226266384,0.025642262771725655,0.032436251640319824,0.038841068744659424,0.03796495497226715,0.023736122995615005,0.03724624589085579,0.04277673736214638,0.007833614014089108,-0.015836991369724274,0.026273582130670547,0.033201780170202255,0.000886873691342771,-0.02653660997748375,-0.009965299628674984,0.003968368750065565,-0.0014255866408348083,0.005990214180201292,0.011739564128220081,0.016010014340281487,0.0035607165191322565,0.007353115826845169,0.01672278344631195,0.013021891005337238,0.0006892553064972162,0.0045013041235506535,0.0033691017888486385,0.001897384412586689,-0.003927790559828281,0.015565544366836548,0.05694763734936714,0.0480273999273777,-0.01093529537320137,-0.03797166049480438,-0.030787479132413864,-0.025078240782022476,-0.027225345373153687,-0.013997628353536129,0.007808236870914698,0.034411314874887466,0.02946014702320099,0.026677638292312622,0.03356105834245682,0.025841277092695236,0.018416376784443855,0.013125274330377579,0.004098531324416399,0.01356030534952879,0.0340857058763504,0.04138481989502907,0.00848457682877779,-0.012144033797085285,-0.009576378390192986,-0.00403557950630784,-0.012254629284143448,-0.025435173884034157,-0.00826544500887394,0.011778809130191803,0.013614353723824024,0.002511384664103389,0.004667842760682106,0.003715408267453313,-0.0018644940573722124,-0.00967064592987299,-0.004563348367810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9403953552,0.9999951124191284,0.9999955892562866,0.9999969601631165,0.9999947547912598,0.999975860118866,0.9999560117721558,0.9998597502708435,0.9996538758277893,0.9993732571601868,0.9990131855010986,0.9987910389900208,0.9987251162528992,0.9977573752403259,0.9968022108078003,0.9967644214630127,0.9964088797569275,0.9966159462928772,0.9964151382446289,0.9954878687858582,0.9943421483039856,0.9930492043495178,0.9930626153945923,0.9913328289985657,0.9903382062911987,0.9900951981544495,0.990077793598175,0.9898082613945007,0.9899446964263916,0.9890226721763611,0.9865583181381226,0.983367383480072,0.9827767014503479,0.9836609363555908,0.9811171293258667,0.9777956604957581,0.9742385149002075,0.9693531394004822,0.9657014012336731,0.9654743075370789,0.9651917219161987,0.9654031991958618,0.9678073525428772,0.9699829816818237,0.9738213419914246,0.9762226939201355,0.977508544921875,0.978975772857666,0.9823241233825684,0.9831099510192871,0.983439564704895,0.9831207990646362,0.9827538132667542,0.9831724762916565,0.9833928942680359,0.9832660555839539,0.9836838841438293,0.9840030074119568,0.9828042387962341,0.9813436269760132,0.9809154272079468,0.9802339673042297,0.9801778793334961,0.9787656664848328,0.9790617823600769,0.9810440540313721,0.9833179712295532,0.9855117201805115,0.9871702790260315,0.9886078238487244,0.9896752834320068,0.9903541207313538,0.9912856221199036,0.9923611879348755,0.9929870367050171,0.9935769438743591,0.9937477111816406,0.9937642216682434,0.9937136769294739,0.9939460158348083,0.9942031502723694,0.9944266676902771,0.9946406483650208,0.9947507381439209,0.994976282119751,0.9951992034912109,0.9953259229660034,0.9955694079399109,0.9957869052886963,0.9960455298423767,0.9959822297096252,0.9957017302513123,0.9955430626869202,0.995813250541687,0.9961434006690979,0.9963099956512451,0.996464729309082,0.9965053200721741,0.9964449405670166,0.9964411854743958,0.9963723421096802,0.9963288307189941,0.9963497519493103,0.9964402318000793,0.9967107772827148,0.9967867732048035,0.996703028678894,0.9966338276863098,0.9966638684272766,0.9966951608657837,0.9966835379600525,0.9967455267906189,0.996813178062439,0.99673992395401,0.9967672824859619,0.9967300295829773,0.9967101812362671,0.9966683387756348,0.9967079758644104,0.9967356324195862,0.9968239665031433,0.9968458414077759,0.9968317747116089,0.9967689514160156,0.9967480301856995,0.9967387318611145,0.99674314260482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63558197,0.9999974966049194,0.9999834895133972,0.9999811053276062,0.9999785423278809,0.9999442100524902,0.9999216198921204,0.9999293684959412,0.9998041391372681,0.9996041655540466,0.999215304851532,0.998573362827301,0.9981695413589478,0.9979371428489685,0.9967684745788574,0.9959045648574829,0.995679497718811,0.9949173927307129,0.9938172698020935,0.9933638572692871,0.9931511282920837,0.9916409850120544,0.9907870292663574,0.9917342066764832,0.9897746443748474,0.986644983291626,0.9841963648796082,0.9832314252853394,0.9833554029464722,0.9823275804519653,0.9812670946121216,0.9790404438972473,0.9780141711235046,0.977822482585907,0.9760715961456299,0.9693729281425476,0.9620907306671143,0.9524252414703369,0.9398189783096313,0.9263772368431091,0.9206430315971375,0.91049724817276,0.8856011033058167,0.858807384967804,0.8402791023254395,0.8330021500587463,0.8094853162765503,0.7884443402290344,0.785853922367096,0.7906703352928162,0.7653133273124695,0.7458416223526001,0.749668538570404,0.7397223114967346,0.7225833535194397,0.7105805277824402,0.7311585545539856,0.7550454139709473,0.7563486099243164,0.750400960445404,0.7597448229789734,0.7719869613647461,0.7694927453994751,0.7608185410499573,0.7493080496788025,0.7387194037437439,0.7255300283432007,0.7227326035499573,0.7018576860427856,0.6478185653686523,0.5919657945632935,0.5611962676048279,0.5501189231872559,0.52060467004776,0.4595520496368408,0.39071395993232727,0.3483448922634125,0.337329626083374,0.30634021759033203,0.278425931930542,0.22737164795398712,0.15723446011543274,0.12392052263021469,0.14109943807125092,0.15108507871627808,0.11921784281730652,0.10093581676483154,0.10671836137771606,0.08961912989616394,0.05357526242733002,0.04668865725398064,0.035580314695835114,0.054645098745822906,0.06475437432527542,0.045607078820466995,0.04193534329533577,0.021291380748152733,0.005307274404913187,0.02229990065097809,0.027561098337173462,0.017837969586253166,0.00903329998254776,-0.010759768076241016,-0.014501100406050682,0.011348010040819645,0.02367749810218811,0.0027546705678105354,-0.0007098243804648519,0.006333084776997566,0.030595188960433006,0.04861688241362572,0.03943188488483429,0.009122952818870544,0.0018152770353481174,0.016842486336827278,0.012952091172337532,0.005902008153498173,0.01236175186932087,0.0104117002338171,-0.006913821678608656,-0.010534240864217281,0.017315877601504326,0.024097273126244545,0.010129831731319427,0.009115424938499928,0.014855291694402695,0.0127486577257514,0.013165014795958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18690609931946,0.3408459424972534,0.6970677375793457,0.26307156682014465,0.7102633714675903,0.8614679574966431,0.7677484750747681,0.5660914182662964,0.7256577610969543,0.5282791256904602,0.768039882183075,0.7037237882614136,0.6380894184112549,0.6405607461929321,0.45302996039390564,0.7274499535560608,0.7458865642547607,0.6916495561599731,0.6353716254234314,0.6341262459754944,0.7548381090164185,0.7894050478935242,0.7082068920135498,0.6285707950592041,0.5772896409034729,0.5759590864181519,0.5457009077072144,0.5444969534873962,0.5372486710548401,0.5397966504096985,0.6071044206619263,0.5239853858947754,0.3702929615974426,0.4114449620246887,0.35896846652030945,0.3873728811740875,0.3737547993659973,0.23436471819877625,0.2848007380962372,0.19309477508068085,0.28560101985931396,0.17915014922618866,0.14148204028606415,0.33426564931869507,0.22336076200008392,0.2420177012681961,0.22517281770706177,0.1841699630022049,0.22805941104888916,0.18312737345695496,0.2757009267807007,0.23113374412059784,0.12668795883655548,0.1083017960190773,0.061589788645505905,0.07365600019693375,0.09541324526071548,0.03736259043216705,0.04337071627378464,0.06194629147648811,-0.0352478101849556,-0.020417070016264915,-0.011409631930291653,0.018078403547406197,-0.017104418948292732,0.022010941058397293,-0.01772177964448929,-0.09776816517114639,0.034715697169303894,-0.0031668252777308226,-0.018083805218338966,-0.013216802850365639,-0.0314982607960701,-0.05220771208405495,0.03166641667485237,-0.004740463569760323,-0.033512409776449203,-0.037994638085365295,-0.005245434585958719,0.04784689471125603,0.0001350089005427435,-0.04067075997591019,-0.046209730207920074,0.01738421618938446,0.025865718722343445,0.08317927271127701,0.007904241792857647,-0.05947676673531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33838844299,0.9999764561653137,0.999833345413208,0.9999635219573975,0.9999110698699951,0.9999340772628784,0.9994233846664429,0.999532163143158,0.9995664954185486,0.9993886351585388,0.9983330368995667,0.9986894726753235,0.9981286525726318,0.9976011514663696,0.9964128136634827,0.995477557182312,0.9939125180244446,0.9872716069221497,0.9853373169898987,0.9827491044998169,0.9842867255210876,0.9874228835105896,0.9818758964538574,0.9718824028968811,0.971936047077179,0.9635018706321716,0.9570540189743042,0.9554848074913025,0.9576916098594666,0.9404891729354858,0.9197531938552856,0.9024642705917358,0.8992738127708435,0.8309381604194641,0.7495638728141785,0.7562050819396973,0.724828839302063,0.7341628074645996,0.6748027801513672,0.5825071930885315,0.5162244439125061,0.5521134734153748,0.5541310906410217,0.5406206250190735,0.47930529713630676,0.48062071204185486,0.4437744617462158,0.4533601403236389,0.3779543936252594,0.2896239161491394,0.3118903636932373,0.26695072650909424,0.2640289068222046,0.18248635530471802,0.1308089792728424,0.07205483317375183,0.06999409943819046,0.03167644888162613,0.04296284541487694,0.04016672074794769,0.05929717421531677,0.01979692280292511,0.02954723685979843,0.09866423904895782,0.041947294026613235,0.09712289273738861,0.06790930032730103,0.06753675639629364,0.011479518376290798,0.029180128127336502,-0.007772789802402258,-0.007970084436237812,-0.03869512677192688,0.00921211764216423,-0.05055714398622513,-0.03772404044866562,-0.006459008436650038,-0.015443641692399979,-0.036564022302627563,0.013433664105832577,-0.018036046996712685,-0.020884908735752106,0.02636244148015976,0.002955125644803047,0.045029036700725555,0.021438684314489365,-0.003484537126496434,-0.011627505533397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400774240493774,0.1534973382949829,0.5559732913970947,-0.001380163594149053,0.583685576915741,0.7845858335494995,0.6853703260421753,0.5310841798782349,0.6621419787406921,0.3414965867996216,0.5624287128448486,0.5237865447998047,0.4478797912597656,0.3839923143386841,0.07274637371301651,0.5175268650054932,0.4695906341075897,0.47866126894950867,0.5102589726448059,0.4151877760887146,0.4483412802219391,0.5248180031776428,0.44535574316978455,0.3680894672870636,0.30943766236305237,0.2558962404727936,0.24841348826885223,0.11982306838035583,0.17969928681850433,0.23870539665222168,0.23807205259799957,0.1336454302072525,-0.023941880092024803,0.03392036631703377,0.15575239062309265,0.17878255248069763,0.09572427719831467,-0.07141591608524323,0.023624442517757416,0.034952420741319656,0.028931263834238052,0.08632160723209381,0.13676010072231293,0.07530578970909119,-0.0580759234726429,-0.009498794563114643,0.03383791074156761,0.013664986938238144,-0.05779306963086128,-0.08932845294475555,-0.12464354187250137,-0.039232831448316574,0.11023037135601044,0.07276299595832825,0.010718238539993763,-0.05630874261260033,-0.023519737645983696,-0.03597994148731232,-0.0529816560447216,0.026408543810248375,-0.011478543281555176,0.029985206201672554,0.03180775046348572,-0.05790949985384941,-0.00936464499682188,-0.04671218991279602,-0.009172606281936169,0.02839147299528122,0.030621228739619255,0.03522326052188873,0.000359818252036348,-0.02285953238606453,-0.028812792152166367,-0.023087380453944206,-0.039836738258600235,-0.01143903099000454,-0.031066367402672768,-0.0741375982761383,0.00964323990046978,-0.021573854610323906,0.023488357663154602,0.011920933611690998,0.008062342181801796,-0.020358288660645485,-0.017785262316465378,-0.0010443892097100616,0.10426121205091476,0.059317618608474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795982837677002,0.6630842089653015,0.8346699476242065,0.6528717279434204,0.7845789194107056,0.894059956073761,0.8522680401802063,0.6631293892860413,0.7925335168838501,0.800812840461731,0.87542325258255,0.8665248155593872,0.8530991077423096,0.8751082420349121,0.8448479175567627,0.8915197849273682,0.9011839628219604,0.8792949914932251,0.8172075748443604,0.8456044793128967,0.9027913212776184,0.9165886044502258,0.8922715187072754,0.8769617080688477,0.8796403408050537,0.8905813097953796,0.864600419998169,0.8792418837547302,0.9019544124603271,0.8843519687652588,0.8429133296012878,0.8458598852157593,0.8285626769065857,0.7561378479003906,0.706702709197998,0.6955429911613464,0.7468576431274414,0.7384345531463623,0.6808083057403564,0.636012852191925,0.5912736058235168,0.5605124235153198,0.5439825654029846,0.6068968772888184,0.5068403482437134,0.5781757235527039,0.5071859359741211,0.5040009021759033,0.45393112301826477,0.4575538635253906,0.3864937126636505,0.39973899722099304,0.359971284866333,0.28403928875923157,0.2798544764518738,0.20314574241638184,0.1966978907585144,0.08512790501117706,0.08266584575176239,0.04310315474867821,0.05080416798591614,-0.05432137846946716,-0.04978565126657486,0.005572045221924782,-0.007395673543214798,0.03250953555107117,0.007023331243544817,-0.03571418300271034,-0.03028326854109764,0.006383891683071852,-0.003637593239545822,-0.054076652973890305,0.012108703143894672,0.026331452652812004,-0.04396158456802368,-0.03356645256280899,-0.015889927744865417,0.04134253039956093,0.010097604244947433,0.021892288699746132,-0.0723860040307045,-0.07869953662157059,-0.0830058753490448,0.0008201921009458601,0.09796883165836334,0.07270625978708267,-0.04401121288537979,-0.172596961259841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378630518913269,0.12431658059358597,0.3527812361717224,-0.02834329567849636,0.485306978225708,0.6424063444137573,0.478590726852417,0.5293666124343872,0.5236774682998657,0.2524198591709137,0.29196077585220337,0.30322226881980896,0.17709416151046753,-0.052749015390872955,-0.366616815328598,0.08423542231321335,0.15089091658592224,0.22258703410625458,0.30285072326660156,0.05465354397892952,-0.1633504033088684,-0.0632091611623764,0.023906268179416656,0.12084032595157623,0.16042785346508026,0.024410316720604897,0.006472432985901833,-0.06745690107345581,-0.028829140588641167,0.05212727561593056,0.07898599654436111,0.020417869091033936,-0.1114199087023735,-0.0400051474571228,0.19608835875988007,0.229852557182312,0.14207112789154053,-0.07244674116373062,0.03850339725613594,0.07227924466133118,-0.04103744029998779,0.0899721160531044,0.08132626861333847,0.04695499315857887,0.03280753269791603,0.01481053326278925,0.013960936106741428,0.08510953187942505,-0.06548748910427094,-0.08503048866987228,-0.08339826762676239,-0.07067465782165527,0.0007564916741102934,0.07985278218984604,0.055551059544086456,0.05873682722449303,0.10337284207344055,-0.022385865449905396,0.0004403933126013726,0.018733825534582138,0.008251617662608624,-0.06286939978599548,0.0057652853429317474,0.014311452396214008,-0.0028324550949037075,0.018210692331194878,0.030003169551491737,-0.006925574038177729,-0.03109973669052124,-0.05556877329945564,0.019819969311356544,0.026655875146389008,-0.00024922945885919034,-0.020948149263858795,0.026502488180994987,-0.012704930268228054,0.010562296025454998,0.004721933044493198,-0.0283749308437109,-0.00048184473416768014,-0.0032439494971185923,-0.015049858950078487,-0.03599914535880089,-0.031087160110473633,-0.06242118775844574,-0.07442891597747803,-0.06975744664669037,-0.055508963763713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38745498657227,0.9237059950828552,0.9526527523994446,0.9875454902648926,0.9349936842918396,0.9474090933799744,0.8657832145690918,0.8673882484436035,0.928486704826355,0.9585718512535095,0.9387187957763672,0.9589976668357849,0.965448260307312,0.9509111642837524,0.970924437046051,0.9673932194709778,0.9649709463119507,0.9515504240989685,0.9578293561935425,0.9474525451660156,0.9517939686775208,0.9619355797767639,0.9644272327423096,0.9575555324554443,0.9445536732673645,0.9429100751876831,0.944124698638916,0.9493182897567749,0.9491866230964661,0.9434108138084412,0.9331712126731873,0.923046886920929,0.9229405522346497,0.9035106897354126,0.8544797897338867,0.8241077065467834,0.8226870894432068,0.8271691203117371,0.7821989059448242,0.7401947975158691,0.7295045256614685,0.7548248767852783,0.7761824131011963,0.7666137218475342,0.7347674369812012,0.7118684649467468,0.6661417484283447,0.6445322036743164,0.6080753803253174,0.606758177280426,0.6144570708274841,0.5738344788551331,0.5720346570014954,0.4969225227832794,0.511798083782196,0.4559103846549988,0.35846513509750366,0.32264572381973267,0.2978886067867279,0.27444693446159363,0.2671732008457184,0.2827550172805786,0.2302948385477066,0.18540531396865845,0.1952599287033081,0.26415541768074036,0.21564248204231262,0.14206238090991974,0.09689892083406448,0.13287849724292755,0.10418112576007843,0.0770149976015091,0.03501661866903305,0.037493471056222916,0.011055195704102516,-0.0016651685582473874,0.06888097524642944,0.08675100654363632,0.061917874962091446,0.022218598052859306,0.015522508881986141,0.04723340645432472,0.07302139699459076,0.09784307330846786,0.07121485471725464,0.009771555662155151,0.05607252195477486,0.040233418345451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84963035583,0.9999737739562988,0.9992613792419434,0.9999385476112366,0.9999463558197021,0.9999597072601318,0.9997068643569946,0.9989497661590576,0.9988290071487427,0.9989035129547119,0.9984318017959595,0.9987680912017822,0.9975813031196594,0.9965678453445435,0.9964977502822876,0.9946959614753723,0.9935524463653564,0.9888349175453186,0.986821174621582,0.9844430088996887,0.9870750308036804,0.9897927641868591,0.985713541507721,0.9776523113250732,0.97758549451828,0.9775899648666382,0.9710772633552551,0.961981475353241,0.9583914279937744,0.948036253452301,0.9207435846328735,0.908935010433197,0.9010514616966248,0.8381965756416321,0.7916541695594788,0.7863385677337646,0.7613533139228821,0.7187240719795227,0.6783523559570312,0.6599318385124207,0.6117538809776306,0.6100245118141174,0.6729621291160583,0.6458010077476501,0.5262170433998108,0.519792914390564,0.5101194977760315,0.43572884798049927,0.35528993606567383,0.3661158084869385,0.3258711099624634,0.3105330467224121,0.3128376603126526,0.34557226300239563,0.27977168560028076,0.20536364614963531,0.1323707401752472,0.04260077700018883,0.03377348557114601,0.10803215205669403,0.09048282355070114,0.03374146670103073,0.021199967712163925,0.08806855231523514,0.06683951616287231,0.009781348519027233,0.08846276998519897,0.021171757951378822,0.000368011009413749,0.020775187760591507,0.04621636122465134,0.022362016141414642,-0.037237584590911865,-0.04143556207418442,0.0025151849258691072,0.03350156173110008,0.03115265443921089,-0.036884620785713196,-0.058011509478092194,-0.009152773767709732,0.04572238773107529,0.03652109578251839,0.0483485646545887,0.025906523689627647,-0.018645314499735832,0.0006271653692238033,-0.022487923502922058,0.08998990058898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3193745613098,0.9809129238128662,0.9011852741241455,0.9112663269042969,0.9191180467605591,0.9301122426986694,0.871102511882782,0.8894098997116089,0.9409951567649841,0.940373420715332,0.9252180457115173,0.941890299320221,0.9493539333343506,0.9035120606422424,0.9378483295440674,0.93672114610672,0.9411255121231079,0.9224317669868469,0.9260460734367371,0.9184693098068237,0.930351972579956,0.9357813000679016,0.9355410933494568,0.9287643432617188,0.9167171120643616,0.9217665791511536,0.9247047305107117,0.9274507164955139,0.9225120544433594,0.9152970314025879,0.9071718454360962,0.8872800469398499,0.8808969259262085,0.8644556999206543,0.821040689945221,0.7747830152511597,0.7671054005622864,0.7744849324226379,0.7278568148612976,0.6820655465126038,0.6703307628631592,0.7114957571029663,0.7124309539794922,0.7096126675605774,0.6892479658126831,0.6727643609046936,0.6165960431098938,0.6051154732704163,0.5680745840072632,0.5585063695907593,0.5680207014083862,0.514899730682373,0.5060347318649292,0.4630762040615082,0.48286664485931396,0.43224042654037476,0.3455425500869751,0.3042246401309967,0.2794339656829834,0.2609592080116272,0.28593364357948303,0.2519688606262207,0.15535084903240204,0.1870550513267517,0.19865682721138,0.21306098997592926,0.19208462536334991,0.1525702178478241,0.08859178423881531,0.07966775447130203,0.05745946615934372,0.015291404910385609,0.08345982432365417,0.0317266583442688,0.07204785943031311,0.07227811962366104,0.024397488683462143,0.0705563873052597,0.09615522623062134,0.04355960339307785,0.07360808551311493,0.07112323492765427,0.03897380828857422,0.03954535350203514,0.16107967495918274,0.018273407593369484,0.07109712064266205,0.0572182871401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7532367706299,0.9791199564933777,0.9164285063743591,0.9381545186042786,0.9356172680854797,0.9422622323036194,0.8724250197410583,0.8869313597679138,0.941246747970581,0.9437437057495117,0.9242132306098938,0.9439539909362793,0.9517233967781067,0.9119198322296143,0.9454678893089294,0.9420580863952637,0.9470299482345581,0.929133951663971,0.9314974546432495,0.9219239354133606,0.931627631187439,0.938557505607605,0.938380241394043,0.9303342700004578,0.9177285432815552,0.9207093119621277,0.924184262752533,0.9265892505645752,0.922431468963623,0.9173882603645325,0.9062893986701965,0.8912386894226074,0.8876460194587708,0.867994487285614,0.8257990479469299,0.7799888849258423,0.7699519991874695,0.7764089703559875,0.7417505383491516,0.6972769498825073,0.6882182359695435,0.7256546020507812,0.724108099937439,0.7283594608306885,0.7034647464752197,0.6941595673561096,0.6331394910812378,0.6148043870925903,0.5698354244232178,0.566810667514801,0.5763396620750427,0.5270899534225464,0.5184380412101746,0.47386401891708374,0.4771256446838379,0.41914060711860657,0.3275415301322937,0.30849963426589966,0.25357359647750854,0.2321331650018692,0.24960513412952423,0.23252415657043457,0.19713318347930908,0.18744999170303345,0.20289595425128937,0.20463664829730988,0.15767499804496765,0.14013053476810455,0.07695905864238739,0.09534876048564911,0.07562162727117538,0.044491127133369446,0.034412141889333725,0.01435427088290453,0.005339437630027533,0.04133676365017891,0.003320524236187339,0.08244440704584122,0.06760941445827484,0.030787188559770584,0.04447558894753456,0.06255978345870972,0.014769558794796467,0.04211777076125145,0.12160459160804749,0.030954740941524506,0.03861718252301216,0.040267921984195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80707764625549,0.9813834428787231,0.8843259811401367,0.878467857837677,0.9006335735321045,0.9187225103378296,0.8710572123527527,0.8922067284584045,0.9403952956199646,0.936194121837616,0.9210275411605835,0.9352002143859863,0.9419748783111572,0.8882402777671814,0.9260978102684021,0.9283869862556458,0.930060863494873,0.9135310053825378,0.9141308069229126,0.911981999874115,0.9264100790023804,0.9293858408927917,0.9307101964950562,0.9238166213035583,0.9099104404449463,0.9160513281822205,0.9189798831939697,0.9197551012039185,0.9161553978919983,0.9090761542320251,0.8999754786491394,0.876794159412384,0.8660356402397156,0.8484181761741638,0.8100908398628235,0.7649713754653931,0.7492241263389587,0.7591696977615356,0.7194551825523376,0.6712226271629333,0.6530227661132812,0.6952183246612549,0.6992396116256714,0.7014954686164856,0.690769612789154,0.6784168481826782,0.6246082782745361,0.5978675484657288,0.5632919669151306,0.5550934672355652,0.5674718022346497,0.5182675123214722,0.511465311050415,0.4666288495063782,0.47085773944854736,0.42313799262046814,0.33698344230651855,0.30392199754714966,0.2709704041481018,0.2558603584766388,0.26405107975006104,0.24183060228824615,0.1877153217792511,0.20799113810062408,0.19678851962089539,0.20773960649967194,0.17229416966438293,0.14977824687957764,0.11483187228441238,0.12376682460308075,0.09233015030622482,0.11184459924697876,0.07410196214914322,0.08601342141628265,0.009638780727982521,0.0017723276978358626,0.014135108329355717,0.012202655896544456,0.09651569277048111,0.04687471687793732,0.03438577055931091,0.03136911243200302,0.04760695993900299,0.060019880533218384,0.1159689798951149,0.045388009399175644,0.033069830387830734,0.067484229803085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300220489502,0.9717606902122498,0.8733965754508972,0.8362712264060974,0.8827513456344604,0.9156476259231567,0.8790027499198914,0.9102938771247864,0.9392884373664856,0.9247691035270691,0.9122929573059082,0.929947018623352,0.9348300099372864,0.8662229180335999,0.9197863936424255,0.9214136004447937,0.9145330190658569,0.8942604660987854,0.892331600189209,0.8940351605415344,0.9158098101615906,0.9202733635902405,0.9194682240486145,0.9154348373413086,0.8982796669006348,0.9070563912391663,0.909182608127594,0.9074662923812866,0.9088433384895325,0.902375340461731,0.8824695348739624,0.8555781245231628,0.8531144857406616,0.8413420915603638,0.7980155348777771,0.7590935826301575,0.7456095218658447,0.743884265422821,0.7062352895736694,0.676464855670929,0.6755989193916321,0.6966461539268494,0.6968513131141663,0.6827059984207153,0.6507177352905273,0.6508233547210693,0.6316829323768616,0.6018880009651184,0.5641490817070007,0.5253849029541016,0.5455454587936401,0.5259495377540588,0.4726938009262085,0.4289979934692383,0.46176207065582275,0.4401320517063141,0.35807448625564575,0.33321934938430786,0.32564374804496765,0.28084027767181396,0.2952321171760559,0.27469339966773987,0.264372855424881,0.22130092978477478,0.23761406540870667,0.2405969649553299,0.2138015329837799,0.18616123497486115,0.13809819519519806,0.08287683129310608,0.0161322969943285,0.05401334911584854,0.03621526435017586,0.0445980466902256,0.000638530298601836,0.019245771691203117,0.07131008058786392,-0.00012548828090075403,-0.011396553367376328,-0.030580658465623856,-0.0013833617558702826,0.02343837358057499,0.016447419300675392,0.02810782380402088,0.015542499721050262,0.029414691030979156,0.039529409259557724,0.064916819334030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9601631165,0.9998352527618408,0.9985769391059875,0.9999019503593445,0.9996455311775208,0.9997628331184387,0.9988918900489807,0.9985532760620117,0.9990252256393433,0.9990803003311157,0.9983268976211548,0.998058021068573,0.9973689913749695,0.995316743850708,0.9960227608680725,0.9957152009010315,0.9950739741325378,0.9910324811935425,0.9891361594200134,0.9873151183128357,0.9874120354652405,0.9874067306518555,0.9850503206253052,0.9761630296707153,0.9732926487922668,0.967998206615448,0.9538039565086365,0.9529648423194885,0.9495410919189453,0.9348563551902771,0.9200257658958435,0.9179269671440125,0.8924843072891235,0.8187330961227417,0.7692835330963135,0.7285523414611816,0.7179053425788879,0.7039676308631897,0.6756054759025574,0.6284832954406738,0.5828657150268555,0.6009164452552795,0.6070483326911926,0.5848195552825928,0.5418583154678345,0.549088716506958,0.4956231415271759,0.4703180491924286,0.4289281368255615,0.40269628167152405,0.373650461435318,0.34224140644073486,0.3274863362312317,0.2880834937095642,0.2973538339138031,0.16030989587306976,0.06559175997972488,0.09559015929698944,0.12026213854551315,0.14324849843978882,0.16267620027065277,0.08075149357318878,0.12326464802026749,0.055952418595552444,0.06032697111368179,0.017078951001167297,0.10036943107843399,0.11741241067647934,0.0357135534286499,-0.015907302498817444,-0.0835641473531723,-0.056177787482738495,-0.04140201956033707,0.02093738131225109,0.035647790879011154,0.032916877418756485,0.0045165629126131535,-0.01602049171924591,-0.057123441249132156,-0.08976325392723083,0.040622495114803314,0.003749233204871416,-0.002215432235971093,-0.00663816649466753,0.0027963081374764442,0.006604905240237713,-0.01716587319970131,0.00032237722189165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0101246833801,0.9680111408233643,0.8640598654747009,0.8113626837730408,0.8655009865760803,0.8924365043640137,0.8677557110786438,0.9059996604919434,0.9341617226600647,0.9167132377624512,0.902711808681488,0.9222970604896545,0.9281002879142761,0.8548114895820618,0.9105613827705383,0.9170108437538147,0.9001206755638123,0.8839326500892639,0.8763559460639954,0.8875597715377808,0.9115033149719238,0.9138480424880981,0.9151139855384827,0.9124690890312195,0.8919826745986938,0.9033957719802856,0.9052689075469971,0.9012231826782227,0.9016196727752686,0.8958035111427307,0.8743107914924622,0.8438658714294434,0.839446485042572,0.8286189436912537,0.7877697348594666,0.7452887892723083,0.7312414646148682,0.7294957041740417,0.6889675855636597,0.6644642949104309,0.6615354418754578,0.681222677230835,0.6803088784217834,0.6694368720054626,0.6423665285110474,0.6431774497032166,0.6219400763511658,0.5932245254516602,0.5637375712394714,0.5167698264122009,0.5319548845291138,0.513220489025116,0.4626704156398773,0.4237935543060303,0.46248579025268555,0.4376153349876404,0.3410789668560028,0.3298359513282776,0.3164794147014618,0.2827974259853363,0.29397669434547424,0.276023268699646,0.2604140639305115,0.21861521899700165,0.2288644164800644,0.23344916105270386,0.21087278425693512,0.1765514314174652,0.11264660954475403,0.06264209747314453,0.016904287040233612,0.0504845529794693,0.02683839201927185,0.06261755526065826,0.015573270618915558,0.021663622930645943,0.06397207081317902,-0.0008075536461547017,0.02007533796131611,0.025159025564789772,0.011334533803164959,0.01096479594707489,0.012826160527765751,0.041219670325517654,0.021835889667272568,0.03185319900512695,0.02374081127345562,0.038344219326972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9782958030701,0.9674228429794312,0.8626698851585388,0.8070106506347656,0.8619354367256165,0.888545572757721,0.8651393055915833,0.9047824144363403,0.9325016140937805,0.9144901633262634,0.9009401202201843,0.9207901358604431,0.9280837178230286,0.8528695106506348,0.9092491269111633,0.9154304265975952,0.8972722291946411,0.8821098208427429,0.8742002248764038,0.8860539197921753,0.9107456803321838,0.91322261095047,0.9144483208656311,0.9126377701759338,0.8898417949676514,0.9021406769752502,0.9045982956886292,0.9009157419204712,0.9006295800209045,0.8938271999359131,0.8733401298522949,0.843746542930603,0.839224636554718,0.8278571963310242,0.7874870300292969,0.745830237865448,0.7351093888282776,0.734271764755249,0.6936301589012146,0.6663768291473389,0.6619808673858643,0.682962954044342,0.6799648404121399,0.6654326915740967,0.6396189332008362,0.6418053507804871,0.623735785484314,0.595869779586792,0.5654473304748535,0.5224581956863403,0.5356042981147766,0.5162987112998962,0.46434205770492554,0.42199966311454773,0.460197389125824,0.43405282497406006,0.3442581295967102,0.3364507555961609,0.31885066628456116,0.2855004072189331,0.2955923080444336,0.27510225772857666,0.25931137800216675,0.21210165321826935,0.22736623883247375,0.23716597259044647,0.2059997171163559,0.17482416331768036,0.11977311223745346,0.07856998592615128,0.016272056847810745,0.04220200702548027,0.02809762768447399,0.06892586499452591,-2.374289215367753e-05,0.01983252726495266,0.049745555967092514,-0.003659853246062994,0.0055191852152347565,0.014406604692339897,0.011652778834104538,0.015279937535524368,0.01992429979145527,0.040775198489427567,0.005042576231062412,0.033203572034835815,0.03800976276397705,0.057389389723539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9748983383179,0.9674057960510254,0.8624745011329651,0.8070452213287354,0.8579614162445068,0.890451192855835,0.865781843662262,0.9044172167778015,0.9329010844230652,0.9148303270339966,0.9019790887832642,0.9208094477653503,0.9290646314620972,0.853912353515625,0.908778965473175,0.916172206401825,0.8978720307350159,0.8827357888221741,0.8731931447982788,0.8848326802253723,0.9096132516860962,0.9124877452850342,0.9136053919792175,0.9119817614555359,0.8892494440078735,0.9005958437919617,0.9033539295196533,0.8994982838630676,0.8991407752037048,0.893427312374115,0.8746393322944641,0.842873215675354,0.8383364081382751,0.8284420967102051,0.7860872149467468,0.7437741756439209,0.7338635921478271,0.7304768562316895,0.6908388733863831,0.6637885570526123,0.6616019606590271,0.6865261793136597,0.679028332233429,0.6661332845687866,0.6405535340309143,0.6431742906570435,0.6211565732955933,0.5894405245780945,0.5602771639823914,0.5175520181655884,0.5293665528297424,0.5132607817649841,0.46325284242630005,0.42526161670684814,0.4653765559196472,0.4308820068836212,0.3411957323551178,0.3228941559791565,0.3181445002555847,0.2899448573589325,0.2962290048599243,0.273447722196579,0.24737632274627686,0.2118709832429886,0.22745674848556519,0.21760162711143494,0.19724640250205994,0.17400242388248444,0.1320447027683258,0.07368756085634232,0.022038431838154793,0.044854309409856796,0.0224921852350235,0.04142171889543533,0.007519403472542763,0.02006923221051693,0.06010657921433449,-0.011870969086885452,-0.026548514142632484,-0.016770824790000916,-0.013457595370709896,0.02085733972489834,0.007591332774609327,0.002857827814295888,0.017403779551386833,0.035614002496004105,0.029067758470773697,0.037777740508317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71374273300171,0.9843075275421143,0.8964728116989136,0.9232984185218811,0.9212892055511475,0.947706401348114,0.9238995313644409,0.9317763447761536,0.9585406184196472,0.9768903255462646,0.9769898653030396,0.9795509576797485,0.9797459244728088,0.9710197448730469,0.979171633720398,0.9735546112060547,0.9787777662277222,0.9704862236976624,0.9724379777908325,0.9691452383995056,0.9761616587638855,0.9815850853919983,0.9787085056304932,0.975757360458374,0.9706107974052429,0.9678342342376709,0.9662834405899048,0.9666997790336609,0.9661655426025391,0.9593241810798645,0.9433122277259827,0.9280444383621216,0.9238834381103516,0.9058369398117065,0.8805396556854248,0.861002504825592,0.8431667685508728,0.8417818546295166,0.8181813955307007,0.7954383492469788,0.770544707775116,0.7955225706100464,0.7804237604141235,0.7804678678512573,0.7589275240898132,0.7670906782150269,0.718053936958313,0.7170273065567017,0.6897947192192078,0.64520263671875,0.6448289155960083,0.6452834010124207,0.6019163727760315,0.5498976707458496,0.5660877823829651,0.5118652582168579,0.4423661530017853,0.4408037066459656,0.3582518398761749,0.3550419807434082,0.3988080322742462,0.3538413941860199,0.3393842875957489,0.3325173556804657,0.33770760893821716,0.3066944479942322,0.27117493748664856,0.1539728343486786,0.0821007788181305,0.05508578568696976,0.007382045965641737,0.012696707621216774,-0.029201729223132133,-0.002274179132655263,-0.02761007659137249,0.02260422147810459,0.010826965793967247,0.036374613642692566,0.023088669404387474,0.010431388393044472,0.011197274550795555,0.046494778245687485,0.01612449251115322,0.02932308241724968,0.00981047935783863,0.03491945192217827,0.028454197570681572,0.06213774159550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7079372406,0.9998239278793335,0.9999489784240723,0.9999637603759766,0.9999598860740662,0.9994062185287476,0.9986830353736877,0.9992429614067078,0.999428927898407,0.9984788298606873,0.9986950159072876,0.9976977705955505,0.9951807260513306,0.9948749542236328,0.9938710331916809,0.9942769408226013,0.9900933504104614,0.9891501069068909,0.9844666719436646,0.9858971238136292,0.9876810908317566,0.9833405613899231,0.9765141606330872,0.9734781980514526,0.9731391072273254,0.9677450060844421,0.9664132595062256,0.9541128873825073,0.9349032640457153,0.9171221852302551,0.9057181477546692,0.9012726545333862,0.8523921370506287,0.8055604100227356,0.7803130149841309,0.7793452739715576,0.7570592164993286,0.7191261649131775,0.6578262448310852,0.5724169015884399,0.5810061097145081,0.6121394634246826,0.6064381003379822,0.5959293246269226,0.6720921993255615,0.518181562423706,0.44633570313453674,0.43277788162231445,0.41118717193603516,0.43405234813690186,0.34855371713638306,0.3554982542991638,0.2582911550998688,0.28217411041259766,0.17817926406860352,0.09692975133657455,0.12284418940544128,0.03702593594789505,0.07666872441768646,0.1379443109035492,0.043234504759311676,0.07971465587615967,0.06877978891134262,0.06943785399198532,0.06566677242517471,0.040213391184806824,0.07898947596549988,-0.008645991794764996,-0.006633386015892029,-0.031043287366628647,-0.06596319377422333,-0.07687809318304062,-0.00899412576109171,-0.013435857370495796,-0.022483810782432556,-0.042128872126340866,-0.026976095512509346,-0.03622002527117729,-0.05175665766000748,0.032677825540304184,0.006907136645168066,0.019116681069135666,0.002019737381488085,0.033948324620723724,-0.00025988277047872543,-0.017670024186372757,-0.0100233256816864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7659711837769,0.9798019528388977,0.8823785185813904,0.8872889876365662,0.9118204712867737,0.927302896976471,0.9008614420890808,0.9246193170547485,0.9532925486564636,0.9644747972488403,0.9633181691169739,0.9691939949989319,0.9653302431106567,0.9395604729652405,0.956768810749054,0.9517897367477417,0.9524405598640442,0.9415656328201294,0.9471096992492676,0.946664571762085,0.9595620036125183,0.9641475677490234,0.9614067673683167,0.9574787616729736,0.9488173127174377,0.9497483968734741,0.9499424695968628,0.9476852416992188,0.9434613585472107,0.9353340864181519,0.9178829193115234,0.8955858945846558,0.8948943614959717,0.8823282718658447,0.8488728404045105,0.8207793831825256,0.7939216494560242,0.7897962331771851,0.7626160979270935,0.7567692399024963,0.734142005443573,0.7518607974052429,0.7403401732444763,0.7292211651802063,0.716760516166687,0.7186511754989624,0.6766043305397034,0.6512041687965393,0.6373874545097351,0.6074968576431274,0.6087705492973328,0.5983098745346069,0.5551046133041382,0.5135852098464966,0.5283538103103638,0.48233816027641296,0.41644957661628723,0.41038778424263,0.3456205427646637,0.35356414318084717,0.3832179009914398,0.34731248021125793,0.2969832122325897,0.28851884603500366,0.303396612405777,0.30119842290878296,0.2577221989631653,0.1886797696352005,0.09168434888124466,0.02924310974776745,-0.008601880632340908,-0.0019243444548919797,-0.008610699325799942,0.03139210492372513,0.0337621346116066,0.04560219123959541,0.05147448554635048,-0.04432714357972145,-0.03806217014789581,0.011761082336306572,0.002634050790220499,-0.0010183585109189153,0.02527371235191822,0.030979739502072334,-0.01672106422483921,0.002429382177069783,0.011088209226727486,0.039374399930238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7008740901947,0.9808601140975952,0.8858373761177063,0.8902178406715393,0.9142094254493713,0.9281502366065979,0.8999005556106567,0.9233742952346802,0.9523391723632812,0.9638043642044067,0.9631749987602234,0.9688554406166077,0.9649969339370728,0.9389361143112183,0.9572757482528687,0.9506677985191345,0.9519954919815063,0.9406205415725708,0.9460899829864502,0.9453011155128479,0.9589300751686096,0.964207112789154,0.9614428281784058,0.956342339515686,0.9465093016624451,0.9491857290267944,0.9507399201393127,0.9481742978096008,0.9429519772529602,0.9355826377868652,0.9190508127212524,0.8980090618133545,0.8955785632133484,0.8822174668312073,0.8473541736602783,0.8191443085670471,0.7989393472671509,0.7957773804664612,0.7677569389343262,0.7549577951431274,0.7357346415519714,0.7569422125816345,0.7407072186470032,0.7288442850112915,0.717775285243988,0.7197427153587341,0.6752943992614746,0.6527694463729858,0.6365382671356201,0.6009905934333801,0.6038992404937744,0.5906128287315369,0.5513193011283875,0.5044904351234436,0.5151817202568054,0.4803563058376312,0.41722655296325684,0.4054183065891266,0.33042559027671814,0.33286261558532715,0.3796918988227844,0.3617765009403229,0.2997635006904602,0.29402613639831543,0.30592969059944153,0.3044535517692566,0.2606353461742401,0.17713619768619537,0.07478512823581696,0.028630180284380913,0.0008235534769482911,0.009050163440406322,-0.02169565111398697,0.015634257346391678,0.00214859819971025,0.030161993578076363,0.0397971048951149,0.005008438602089882,0.009087568148970604,0.0698123425245285,0.01934482716023922,0.01551304291933775,0.014804422855377197,0.055883072316646576,0.06280692666769028,0.040136195719242096,0.028922637924551964,0.074159324169158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3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69444274902344,0.9807608127593994,0.884884774684906,0.8893011212348938,0.9118908047676086,0.9298797249794006,0.9013295769691467,0.9265598654747009,0.9564030170440674,0.9684789180755615,0.966056227684021,0.9720008969306946,0.9687917828559875,0.9452646970748901,0.9613919854164124,0.9560985565185547,0.958435595035553,0.9451959729194641,0.9511203169822693,0.9520175457000732,0.9632748365402222,0.9684187769889832,0.965430736541748,0.9606117606163025,0.9517309665679932,0.9523918032646179,0.9533687233924866,0.9526684284210205,0.9477328062057495,0.9405449032783508,0.9236290454864502,0.9032041430473328,0.9038633704185486,0.8909831643104553,0.8562155961990356,0.8250637650489807,0.8051696419715881,0.8036811351776123,0.7797744274139404,0.7669455409049988,0.7455796599388123,0.7607848644256592,0.746492326259613,0.7381551265716553,0.7213374972343445,0.7176020741462708,0.6757583618164062,0.653645396232605,0.6397828459739685,0.6118792295455933,0.6146026253700256,0.6026398539543152,0.5669734477996826,0.5268124938011169,0.5229331851005554,0.4817083477973938,0.4179705083370209,0.4057570695877075,0.3441099524497986,0.35287410020828247,0.39921411871910095,0.3818129897117615,0.3206197917461395,0.30455610156059265,0.32077133655548096,0.31962862610816956,0.2884379029273987,0.19737130403518677,0.10363273322582245,0.042342375963926315,-0.016098445281386375,0.01858077198266983,0.020939165726304054,0.021466564387083054,-0.030090875923633575,0.00492217717692256,0.05766322836279869,0.012633617036044598,0.011243431828916073,0.09566562622785568,0.017606765031814575,0.04447965696454048,0.046911876648664474,0.05440685525536537,0.03770608454942703,0.0702190175652504,0.040787193924188614,0.066563755273818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38011169434,0.9999889731407166,0.9999521970748901,0.9999531507492065,0.9999373555183411,0.9994720220565796,0.9994268417358398,0.9991033673286438,0.999047040939331,0.9985784888267517,0.998164713382721,0.9958449602127075,0.9934054017066956,0.9911190271377563,0.9903988242149353,0.9917160272598267,0.9885550141334534,0.9822404384613037,0.978067934513092,0.9811533689498901,0.9819913506507874,0.9772326946258545,0.9667872786521912,0.9442313313484192,0.9426314830780029,0.9394990801811218,0.9284914135932922,0.9158916473388672,0.8912462592124939,0.868309497833252,0.8417354226112366,0.7757866382598877,0.7106490731239319,0.6351718902587891,0.6310516595840454,0.6198540925979614,0.46429383754730225,0.4390324354171753,0.36116695404052734,0.3315000832080841,0.3030368983745575,0.3349200189113617,0.38226622343063354,0.23485609889030457,0.1775909662246704,0.1508895754814148,0.18538592755794525,0.16360431909561157,0.17466573417186737,0.11748681217432022,0.13610103726387024,0.11890250444412231,0.05398751050233841,0.08942539989948273,0.0336848609149456,0.08114920556545258,0.01584969088435173,-0.10431946814060211,-0.020512305200099945,-0.06183955445885658,0.014204767532646656,-0.002172832377254963,-0.019539035856723785,0.054881252348423004,0.03560915216803551,-0.03873153030872345,-0.05531715601682663,-0.02477399818599224,0.0457804910838604,0.08743108808994293,0.01841341331601143,-0.00029361274209804833,-0.007334891706705093,-0.012968671508133411,-0.004988754168152809,0.03233187645673752,0.023329246789216995,0.003931294195353985,-0.00619851378723979,-0.020114419981837273,0.006842176429927349,-0.015881823375821114,-0.041484031826257706,-0.04263262450695038,-0.0143075380474329,0.010744229890406132,-0.0102341566234827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33838844299,0.9999764561653137,0.999833345413208,0.9999635219573975,0.9999110698699951,0.9999340772628784,0.9994233846664429,0.999532163143158,0.9995664954185486,0.9993886351585388,0.9983330368995667,0.9986894726753235,0.9981286525726318,0.9976011514663696,0.9964128136634827,0.995477557182312,0.9939125180244446,0.9872716069221497,0.9853373169898987,0.9827491044998169,0.9842867255210876,0.9874228835105896,0.9818758964538574,0.9718824028968811,0.971936047077179,0.9635018706321716,0.9570540189743042,0.9554848074913025,0.9576916098594666,0.9404891729354858,0.9197531938552856,0.9024642705917358,0.8992738127708435,0.8309381604194641,0.7495638728141785,0.7562050819396973,0.724828839302063,0.7341628074645996,0.6748027801513672,0.5825071930885315,0.5162244439125061,0.5521134734153748,0.5541310906410217,0.5406206250190735,0.47930529713630676,0.48062071204185486,0.4437744617462158,0.4533601403236389,0.3779543936252594,0.2896239161491394,0.3118903636932373,0.26695072650909424,0.2640289068222046,0.18248635530471802,0.1308089792728424,0.07205483317375183,0.06999409943819046,0.03167644888162613,0.04296284541487694,0.04016672074794769,0.05929717421531677,0.01979692280292511,0.02954723685979843,0.09866423904895782,0.041947294026613235,0.09712289273738861,0.06790930032730103,0.06753675639629364,0.011479518376290798,0.029180128127336502,-0.007772789802402258,-0.007970084436237812,-0.03869512677192688,0.00921211764216423,-0.05055714398622513,-0.03772404044866562,-0.006459008436650038,-0.015443641692399979,-0.036564022302627563,0.013433664105832577,-0.018036046996712685,-0.020884908735752106,0.02636244148015976,0.002955125644803047,0.045029036700725555,0.021438684314489365,-0.003484537126496434,-0.0116275055333971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847442627,0.9999864101409912,0.9998950362205505,0.9998984932899475,0.999835193157196,0.9998024106025696,0.9993772506713867,0.9988357424736023,0.9984478950500488,0.9986885190010071,0.9959117770195007,0.9949976205825806,0.9917545318603516,0.9837231040000916,0.9783433079719543,0.9745554327964783,0.9697390794754028,0.9569482803344727,0.9504590034484863,0.939155638217926,0.9402256011962891,0.9327949285507202,0.9348912239074707,0.9301239848136902,0.9026691317558289,0.880439817905426,0.853725254535675,0.8295485973358154,0.7902567982673645,0.7865879535675049,0.7024316191673279,0.6630227565765381,0.5955710411071777,0.49931174516677856,0.49075421690940857,0.41302308440208435,0.32781118154525757,0.28150540590286255,0.29198914766311646,0.24658308923244476,0.18718203902244568,0.1762934923171997,0.13312092423439026,0.14857974648475647,0.14181743562221527,0.08526065200567245,0.11194507032632828,0.1021125391125679,0.0942593514919281,0.1572166085243225,0.10665562748908997,0.04994352534413338,0.09264813363552094,0.10949870944023132,0.12881481647491455,0.0499299019575119,-0.037011273205280304,0.030670180916786194,0.024263473227620125,0.049071650952100754,-0.043183039873838425,0.01805463433265686,0.03160089999437332,-0.005053145810961723,-0.00108828314114362,-0.037178073078393936,-0.01341264694929123,0.03333490341901779,0.027326412498950958,0.0028145157266408205,0.04407684877514839,0.010684894397854805,-0.0009583295322954655,0.00751732150092721,-0.044903215020895004,-0.0025661804247647524,-0.04330585524439812,-0.058459725230932236,0.019805334508419037,-0.0019897695165127516,-0.020500246435403824,-0.03769323229789734,-0.006584679242223501,-0.009551330469548702,0.02824319526553154,0.03711429238319397,0.027794603258371353,0.0055128536187112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62177467346,0.9993722438812256,0.9998843669891357,0.9992894530296326,0.9998884201049805,0.9999197721481323,0.9996382594108582,0.9986188411712646,0.998159646987915,0.9984451532363892,0.9961925745010376,0.9972764253616333,0.9950279593467712,0.9926515221595764,0.9898357391357422,0.9899988770484924,0.9867031574249268,0.9802926778793335,0.9707733392715454,0.9656379222869873,0.9696307182312012,0.9735385775566101,0.9711704254150391,0.9557220339775085,0.9402970671653748,0.9244844913482666,0.9070349931716919,0.9085626602172852,0.8962882161140442,0.8616752624511719,0.8057763576507568,0.7923044562339783,0.7879239916801453,0.6974241137504578,0.5673430562019348,0.49782752990722656,0.5716953873634338,0.5127413272857666,0.44733569025993347,0.4447239339351654,0.3418257236480713,0.354239821434021,0.3416808843612671,0.3584940433502197,0.3099437654018402,0.2890733778476715,0.34107330441474915,0.3217547833919525,0.2749304473400116,0.2106248289346695,0.24891018867492676,0.22863206267356873,0.2544640600681305,0.26236432790756226,0.11367106437683105,0.07946564257144928,0.09176699072122574,0.09653408080339432,0.004097037483006716,-0.011420304886996746,-0.09148649126291275,0.009786984883248806,0.008248775266110897,0.016001977026462555,-0.026484161615371704,0.04766645282506943,0.09301518648862839,0.04420078918337822,-0.016906477510929108,0.03073330596089363,0.009939947165548801,-0.054823026061058044,-0.01566500775516033,0.026076463982462883,0.005503804422914982,0.05567692965269089,0.011994762346148491,-0.012438585050404072,-0.03530494123697281,0.0677609071135521,-0.021996764466166496,-0.025135673582553864,0.023782407864928246,0.011731978505849838,-0.01629827544093132,0.03090428188443184,0.06914448738098145,0.037893794476985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152256012,0.9999774694442749,0.9999090433120728,0.9998730421066284,0.9998449087142944,0.9998481273651123,0.9996913075447083,0.9996971487998962,0.9995212554931641,0.9993039965629578,0.9975172281265259,0.9976385831832886,0.9947519898414612,0.9926826357841492,0.9922621846199036,0.991740882396698,0.9899930953979492,0.9896733164787292,0.9867449402809143,0.9809610843658447,0.9820594191551208,0.9804009795188904,0.9853717088699341,0.9847684502601624,0.9759707450866699,0.9665246605873108,0.9635103940963745,0.9573805928230286,0.9489613771438599,0.9366486072540283,0.902097225189209,0.8840946555137634,0.8769632577896118,0.8198124766349792,0.7725919485092163,0.7363818287849426,0.6883639693260193,0.5938889980316162,0.5694752931594849,0.5400351285934448,0.48204877972602844,0.4651781916618347,0.5273609757423401,0.533299446105957,0.4583922326564789,0.47982466220855713,0.48752766847610474,0.47048935294151306,0.36781615018844604,0.34137383103370667,0.3298487365245819,0.2500152289867401,0.1616668552160263,0.14461280405521393,0.14537283778190613,0.13322022557258606,0.15531422197818756,0.11786028742790222,0.09572669118642807,0.053373876959085464,0.010649421252310276,0.026110995560884476,0.023119471967220306,-0.007868056185543537,-0.013182259164750576,0.04244179651141167,0.005891680717468262,-0.00603017583489418,-0.04456326365470886,-0.0041525582782924175,-0.0070471446961164474,-0.004431499168276787,0.03069733828306198,0.028447844088077545,0.061906784772872925,0.011702820658683777,-0.007833590731024742,-0.021188566461205482,-0.07298237830400467,-0.025203535333275795,0.014244578778743744,0.01726054958999157,-0.010310191661119461,0.0031936969608068466,0.014313532039523125,-0.02013983018696308,0.0023569955956190825,-0.0193847808986902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251396179,0.9999938011169434,0.9999871850013733,0.999991238117218,0.9999417066574097,0.9999822378158569,0.9998494982719421,0.9997137188911438,0.9998127818107605,0.9996631741523743,0.9992992281913757,0.9991824626922607,0.9992091655731201,0.9990002512931824,0.9992114305496216,0.9981200695037842,0.9983189702033997,0.9966455698013306,0.9961967468261719,0.995016872882843,0.996379017829895,0.9972808957099915,0.9968587160110474,0.9947133660316467,0.9943379163742065,0.9933192133903503,0.9924872517585754,0.9900687336921692,0.9889702796936035,0.9856906533241272,0.9751173257827759,0.9716993570327759,0.964200496673584,0.9469162821769714,0.9242401719093323,0.915494978427887,0.900090217590332,0.8861464858055115,0.875099778175354,0.8603171110153198,0.8137974143028259,0.8191240429878235,0.8445852398872375,0.8369868993759155,0.817397952079773,0.8166810870170593,0.8059021234512329,0.8014867901802063,0.7959945201873779,0.7860954403877258,0.7663957476615906,0.7367867827415466,0.7128089666366577,0.6790531873703003,0.6685689687728882,0.6132218241691589,0.5298431515693665,0.508675754070282,0.5081740021705627,0.4447609782218933,0.3617021441459656,0.4183175265789032,0.35551005601882935,0.21812042593955994,0.2774633765220642,0.21639753878116608,0.14832338690757751,0.12294620275497437,0.14605849981307983,0.1246851310133934,0.09585285186767578,0.05096597224473953,0.06352327764034271,0.06875449419021606,0.045544013381004333,-0.013866710476577282,-0.012224356643855572,0.05985556170344353,0.019027354195713997,0.04020647332072258,-0.01728222519159317,0.00804426521062851,0.05639766529202461,0.007437459658831358,0.04951699450612068,0.017744190990924835,0.005782072898000479,0.009783570654690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84963035583,0.9999737739562988,0.9992613792419434,0.9999385476112366,0.9999463558197021,0.9999597072601318,0.9997068643569946,0.9989497661590576,0.9988290071487427,0.9989035129547119,0.9984318017959595,0.9987680912017822,0.9975813031196594,0.9965678453445435,0.9964977502822876,0.9946959614753723,0.9935524463653564,0.9888349175453186,0.986821174621582,0.9844430088996887,0.9870750308036804,0.9897927641868591,0.985713541507721,0.9776523113250732,0.97758549451828,0.9775899648666382,0.9710772633552551,0.961981475353241,0.9583914279937744,0.948036253452301,0.9207435846328735,0.908935010433197,0.9010514616966248,0.8381965756416321,0.7916541695594788,0.7863385677337646,0.7613533139228821,0.7187240719795227,0.6783523559570312,0.6599318385124207,0.6117538809776306,0.6100245118141174,0.6729621291160583,0.6458010077476501,0.5262170433998108,0.519792914390564,0.5101194977760315,0.43572884798049927,0.35528993606567383,0.3661158084869385,0.3258711099624634,0.3105330467224121,0.3128376603126526,0.34557226300239563,0.27977168560028076,0.20536364614963531,0.1323707401752472,0.04260077700018883,0.03377348557114601,0.10803215205669403,0.09048282355070114,0.03374146670103073,0.021199967712163925,0.08806855231523514,0.06683951616287231,0.009781348519027233,0.08846276998519897,0.021171757951378822,0.000368011009413749,0.020775187760591507,0.04621636122465134,0.022362016141414642,-0.037237584590911865,-0.04143556207418442,0.0025151849258691072,0.03350156173110008,0.03115265443921089,-0.036884620785713196,-0.058011509478092194,-0.009152773767709732,0.04572238773107529,0.03652109578251839,0.0483485646545887,0.025906523689627647,-0.018645314499735832,0.0006271653692238033,-0.022487923502922058,0.089989900588989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0330467224,0.9999491572380066,0.9999810457229614,0.9999900460243225,0.9999825954437256,0.9999678134918213,0.9998056292533875,0.9996106624603271,0.9997587203979492,0.9996157288551331,0.9993283152580261,0.9992533326148987,0.9994850158691406,0.9989880323410034,0.9987637996673584,0.998049259185791,0.9979193806648254,0.996520459651947,0.9968616366386414,0.9956857562065125,0.9951930046081543,0.9965054392814636,0.9960438013076782,0.9938939213752747,0.9927799701690674,0.9921794533729553,0.9911864399909973,0.9893178343772888,0.9878361821174622,0.9847205877304077,0.9794041514396667,0.972790002822876,0.963711142539978,0.9453848004341125,0.9285868406295776,0.9217910170555115,0.9140363931655884,0.8950096368789673,0.8854056596755981,0.868143618106842,0.8416669368743896,0.844096302986145,0.8476448655128479,0.8432726263999939,0.8399084806442261,0.8600589632987976,0.8502835631370544,0.8415414690971375,0.8157942891120911,0.7870738506317139,0.7893518805503845,0.7656759023666382,0.729499101638794,0.696655809879303,0.6725915670394897,0.6405783891677856,0.5926271080970764,0.5301604270935059,0.46333184838294983,0.40981221199035645,0.41947489976882935,0.37016722559928894,0.24512141942977905,0.23915298283100128,0.2471393495798111,0.18357397615909576,0.1015419065952301,0.1273515224456787,0.13721145689487457,0.06124201789498329,-0.004600653890520334,0.04607740789651871,0.06224077567458153,0.04215806722640991,-0.01689803972840309,-0.035250063985586166,-0.06142537668347359,-0.05183161422610283,-0.01929382234811783,-0.0019926619715988636,-0.0011994622182101011,0.013647214509546757,-0.0036739143542945385,0.008650952018797398,0.021026890724897385,0.02174319326877594,0.02136649750173092,-0.0050187478773295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993443489075,0.9999982714653015,0.9999964237213135,0.9998994469642639,0.999940812587738,0.9998621940612793,0.9995164275169373,0.9994246959686279,0.9993830919265747,0.9989697933197021,0.9990531206130981,0.9988698959350586,0.998038113117218,0.9982881546020508,0.9976416826248169,0.9970428347587585,0.9957072734832764,0.9960930347442627,0.9951612949371338,0.9959841966629028,0.9960589408874512,0.9954946041107178,0.9930973052978516,0.9925917983055115,0.9908504486083984,0.98674076795578,0.9869492650032043,0.9854593873023987,0.9814558625221252,0.9751352071762085,0.9721871018409729,0.9639139771461487,0.9411317110061646,0.9283851981163025,0.9229653477668762,0.8999139070510864,0.8698602914810181,0.8505108952522278,0.8428760170936584,0.8109840750694275,0.8136117458343506,0.8276693820953369,0.8330020904541016,0.8257712125778198,0.8281852006912231,0.8200234770774841,0.8170564770698547,0.8015175461769104,0.7925491333007812,0.799383819103241,0.770022988319397,0.727287769317627,0.6834679245948792,0.6721543073654175,0.6282264590263367,0.6037375330924988,0.5432854294776917,0.47239774465560913,0.42963969707489014,0.4292399287223816,0.3831910192966461,0.2772313356399536,0.26519036293029785,0.19553741812705994,0.18937985599040985,0.17687688767910004,0.15468323230743408,0.11568855494260788,0.03083745390176773,0.05291472375392914,0.06043703109025955,0.02992633730173111,0.034585367888212204,-0.03070087358355522,-0.039255790412425995,-0.06021600216627121,-0.06420371681451797,0.010358396917581558,0.03600449487566948,0.00963512808084488,0.012503942474722862,-0.033138420432806015,-0.014073271304368973,0.005415751598775387,0.0006572672864422202,-0.003345686011016369,0.0106290811672806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231628418,0.9999803900718689,0.9999802112579346,0.9999657869338989,0.9999416470527649,0.9999753832817078,0.9998937249183655,0.9997971057891846,0.9998156428337097,0.9995391368865967,0.9992045164108276,0.9994850158691406,0.9994197487831116,0.9987574815750122,0.9984583258628845,0.9981484413146973,0.9974527359008789,0.9963380098342896,0.9960437417030334,0.9961879849433899,0.9966765642166138,0.9969452023506165,0.9959758520126343,0.995100200176239,0.9947683215141296,0.9940653443336487,0.9910287261009216,0.9888930320739746,0.9884852170944214,0.9816371202468872,0.9754563570022583,0.9730628132820129,0.9655663371086121,0.9539641737937927,0.9440761208534241,0.9180691242218018,0.908681333065033,0.8915683627128601,0.8751174807548523,0.8561371564865112,0.837285041809082,0.84219890832901,0.8556724786758423,0.8630102276802063,0.8510891795158386,0.837548553943634,0.8340056538581848,0.8424488306045532,0.8468922972679138,0.8393517732620239,0.802230954170227,0.7683880925178528,0.7207586765289307,0.6946261525154114,0.6671098470687866,0.6042992472648621,0.5619682669639587,0.5269250273704529,0.49444156885147095,0.44164150953292847,0.3962272107601166,0.343431681394577,0.2969498336315155,0.29183217883110046,0.22363075613975525,0.22010743618011475,0.1675768792629242,0.12749934196472168,0.08501692116260529,0.06045747920870781,0.0696892961859703,0.04626046493649483,0.0003458271094132215,0.02937653288245201,0.02402329258620739,-0.001839182456023991,-0.005745073314756155,0.027226781472563744,0.011651929467916489,0.007653903216123581,0.01850813627243042,0.05483591929078102,0.03237998113036156,0.0360071174800396,0.015509101562201977,-0.001342467381618917,-0.029808932915329933,-0.0308202914893627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019767761,0.9999977350234985,0.999993085861206,0.9999926686286926,0.9999362230300903,0.9999799132347107,0.9999280571937561,0.9998534321784973,0.999864935874939,0.9998892545700073,0.9998353719711304,0.9997460246086121,0.9996296763420105,0.9992882609367371,0.9991944432258606,0.9991121888160706,0.9990631937980652,0.9988095760345459,0.998748242855072,0.9984673857688904,0.9986123442649841,0.9986480474472046,0.9981359243392944,0.9974849820137024,0.997308075428009,0.9973307847976685,0.9968355894088745,0.9965275526046753,0.9956403374671936,0.9939734935760498,0.991398274898529,0.9900510311126709,0.9862942695617676,0.9772313833236694,0.9717342853546143,0.9703001976013184,0.9649726152420044,0.9570609927177429,0.9458692073822021,0.9393938779830933,0.9221662878990173,0.9222773313522339,0.9320510625839233,0.929591953754425,0.9231249094009399,0.9260829091072083,0.9255201816558838,0.9247822761535645,0.926525354385376,0.9166578054428101,0.9057596921920776,0.8856232762336731,0.846490204334259,0.841357946395874,0.8294193744659424,0.8077417612075806,0.7866697907447815,0.7218098044395447,0.6767706274986267,0.6433591842651367,0.6109035015106201,0.5853689908981323,0.5243008136749268,0.44026127457618713,0.4177873134613037,0.4071827828884125,0.3877483904361725,0.28158268332481384,0.2593604326248169,0.187536358833313,0.15241441130638123,0.10585184395313263,0.08630616962909698,0.13306987285614014,0.10144928097724915,0.056166503578424454,0.06348681449890137,0.006034552119672298,0.052750423550605774,0.05641867220401764,0.0064248270355165005,-0.05299442633986473,-0.036789555102586746,-0.014817100018262863,0.00821058452129364,-0.009123340249061584,-0.004216942470520735,-0.023027500137686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9601631165,0.9998352527618408,0.9985769391059875,0.9999019503593445,0.9996455311775208,0.9997628331184387,0.9988918900489807,0.9985532760620117,0.9990252256393433,0.9990803003311157,0.9983268976211548,0.998058021068573,0.9973689913749695,0.995316743850708,0.9960227608680725,0.9957152009010315,0.9950739741325378,0.9910324811935425,0.9891361594200134,0.9873151183128357,0.9874120354652405,0.9874067306518555,0.9850503206253052,0.9761630296707153,0.9732926487922668,0.967998206615448,0.9538039565086365,0.9529648423194885,0.9495410919189453,0.9348563551902771,0.9200257658958435,0.9179269671440125,0.8924843072891235,0.8187330961227417,0.7692835330963135,0.7285523414611816,0.7179053425788879,0.7039676308631897,0.6756054759025574,0.6284832954406738,0.5828657150268555,0.6009164452552795,0.6070483326911926,0.5848195552825928,0.5418583154678345,0.549088716506958,0.4956231415271759,0.4703180491924286,0.4289281368255615,0.40269628167152405,0.373650461435318,0.34224140644073486,0.3274863362312317,0.2880834937095642,0.2973538339138031,0.16030989587306976,0.06559175997972488,0.09559015929698944,0.12026213854551315,0.14324849843978882,0.16267620027065277,0.08075149357318878,0.12326464802026749,0.055952418595552444,0.06032697111368179,0.017078951001167297,0.10036943107843399,0.11741241067647934,0.0357135534286499,-0.015907302498817444,-0.0835641473531723,-0.056177787482738495,-0.04140201956033707,0.02093738131225109,0.035647790879011154,0.032916877418756485,0.0045165629126131535,-0.01602049171924591,-0.057123441249132156,-0.08976325392723083,0.040622495114803314,0.003749233204871416,-0.002215432235971093,-0.00663816649466753,0.0027963081374764442,0.006604905240237713,-0.01716587319970131,0.00032237722189165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6423721313,0.9999985098838806,0.9999961853027344,0.9999829530715942,0.9999873042106628,0.9999839663505554,0.9999655485153198,0.9999337196350098,0.9999067783355713,0.9997634887695312,0.999791145324707,0.9997369647026062,0.9995620846748352,0.9993813037872314,0.9993950128555298,0.9991135001182556,0.9984580278396606,0.9982305765151978,0.998286783695221,0.9983338117599487,0.9985975623130798,0.9986117482185364,0.9979464411735535,0.9971519112586975,0.9968346357345581,0.9966262578964233,0.995940089225769,0.9949416518211365,0.9934465885162354,0.9902708530426025,0.9893940687179565,0.9863712191581726,0.977530837059021,0.973038911819458,0.968271017074585,0.9611695408821106,0.9540742039680481,0.9521278738975525,0.9436278939247131,0.9238035082817078,0.9171972274780273,0.9257322549819946,0.9286165833473206,0.9258604049682617,0.930849552154541,0.9297946691513062,0.9194142818450928,0.9125515222549438,0.903952419757843,0.8937273621559143,0.8717042207717896,0.8536452651023865,0.8348863124847412,0.8222982883453369,0.8097208738327026,0.7704194188117981,0.712260901927948,0.665554404258728,0.6376069784164429,0.6233263611793518,0.6043033003807068,0.5443009734153748,0.4421219527721405,0.3972494304180145,0.41639912128448486,0.3491055369377136,0.26504048705101013,0.26066529750823975,0.15639330446720123,0.13866467773914337,0.09546492993831635,0.043453801423311234,0.07882419973611832,0.09487910568714142,0.0930379331111908,0.054629988968372345,-0.03943152353167534,-0.010951200500130653,-0.00986217986792326,-0.030292963609099388,-0.02741783857345581,-0.001983294729143381,0.022517478093504906,-0.005503552965819836,0.003429313423112035,0.019612524658441544,-0.022783461958169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2251396179,0.9999937415122986,0.9999966025352478,0.9999865293502808,0.9999880194664001,0.9999581575393677,0.9999526739120483,0.9999181628227234,0.9999226331710815,0.9998454451560974,0.9997990131378174,0.9996953010559082,0.99965900182724,0.9995169043540955,0.9993619322776794,0.9991069436073303,0.998654842376709,0.9989113211631775,0.998752772808075,0.9987586140632629,0.9987838268280029,0.99842768907547,0.998132586479187,0.997743546962738,0.9970313906669617,0.9961698651313782,0.9958328604698181,0.9950119853019714,0.9931096434593201,0.9915905594825745,0.9894738793373108,0.9856022596359253,0.9780330657958984,0.9716891646385193,0.964931070804596,0.9576883316040039,0.9491550922393799,0.948495626449585,0.9403758645057678,0.9190980195999146,0.9196875691413879,0.9171627163887024,0.9255309700965881,0.9278441667556763,0.9253551363945007,0.9216439127922058,0.9176390767097473,0.9135156273841858,0.8996238112449646,0.8854411244392395,0.8696491718292236,0.850123941898346,0.8297820091247559,0.8107902407646179,0.7839345932006836,0.7474196553230286,0.7194159030914307,0.6700531244277954,0.6354253888130188,0.5986271500587463,0.5610914826393127,0.4775565266609192,0.41339772939682007,0.3494754433631897,0.3571432828903198,0.33598586916923523,0.25937768816947937,0.24647602438926697,0.19539505243301392,0.1503523737192154,0.09760262817144394,0.029827434569597244,0.08432924002408981,0.11076998710632324,0.04482909291982651,0.024952910840511322,-0.0253851730376482,-0.02818681113421917,-0.03343137353658676,-0.060191910713911057,0.006373718846589327,-0.002734266221523285,-0.005791830364614725,-0.0030906132888048887,-0.01537815760821104,-0.005938893649727106,-0.0206413939595222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9463558197,0.9999986886978149,0.9999948740005493,0.9999675750732422,0.9999896883964539,0.9999774098396301,0.9999317526817322,0.9998815059661865,0.9998903870582581,0.9998342990875244,0.999774694442749,0.9997308850288391,0.9997004866600037,0.9995770454406738,0.9993807673454285,0.9992263913154602,0.9987122416496277,0.9987397193908691,0.9986878633499146,0.9986979961395264,0.9988836050033569,0.9987210631370544,0.9980814456939697,0.9977368712425232,0.997284471988678,0.9969620704650879,0.9960154294967651,0.9954827427864075,0.9944042563438416,0.9920732378959656,0.9891953468322754,0.9860225915908813,0.9819261431694031,0.9763457775115967,0.9698151350021362,0.9641469717025757,0.9537885785102844,0.9501553177833557,0.9454824328422546,0.932807445526123,0.9347795248031616,0.9332744479179382,0.930091381072998,0.9297049641609192,0.9309443235397339,0.9217200875282288,0.9215943217277527,0.9209101796150208,0.9119256734848022,0.8979083299636841,0.8808192014694214,0.8644362688064575,0.845160186290741,0.8242925405502319,0.7954652309417725,0.7611193656921387,0.712691605091095,0.6669471859931946,0.648201048374176,0.6411994695663452,0.5804441571235657,0.4888157546520233,0.4370969831943512,0.42043256759643555,0.4200398921966553,0.3962629437446594,0.32732123136520386,0.2595110833644867,0.21201366186141968,0.18747948110103607,0.09183230996131897,0.06387095898389816,0.10143005847930908,0.06824646890163422,0.08194546401500702,0.06858202815055847,0.011331954970955849,0.03945241495966911,0.03981738165020943,0.003082426730543375,0.03068820759654045,-0.010331567376852036,0.009007547050714493,0.03521590679883957,0.0068174866028130054,0.0065382071770727634,-0.00723639503121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6423721313,0.9999814033508301,0.9999922513961792,0.9999305605888367,0.9999430775642395,0.9997826218605042,0.9992290735244751,0.9994511008262634,0.9996436238288879,0.999566376209259,0.9995025992393494,0.9993776082992554,0.9990704655647278,0.9985966086387634,0.9981729388237,0.9982724785804749,0.9970539212226868,0.9968863129615784,0.9964964389801025,0.9967947602272034,0.9975701570510864,0.9968991279602051,0.9951985478401184,0.9940430521965027,0.9934061765670776,0.9919679164886475,0.991395890712738,0.9898039102554321,0.9872495532035828,0.9814712405204773,0.9781079888343811,0.9745866060256958,0.9623081684112549,0.9491593241691589,0.9333431124687195,0.9127117395401001,0.903654158115387,0.8944258689880371,0.8848528265953064,0.8686200976371765,0.8870067000389099,0.8916358947753906,0.8809025883674622,0.865678608417511,0.8755857348442078,0.8665331602096558,0.8483176231384277,0.8415088653564453,0.8220409154891968,0.8118735551834106,0.7864271402359009,0.7422760128974915,0.7182755470275879,0.6909351348876953,0.6339504718780518,0.5757675170898438,0.5488225817680359,0.5060631036758423,0.43019482493400574,0.406803697347641,0.47228536009788513,0.42178207635879517,0.3497318923473358,0.3454485237598419,0.3258283734321594,0.25310730934143066,0.17613540589809418,0.18340472877025604,0.19025181233882904,0.15719440579414368,0.11101038008928299,0.06385338306427002,0.12559492886066437,0.06503122299909592,-0.010713198222219944,-0.005471853073686361,0.004602697212249041,0.012796187773346901,0.02487865835428238,0.015943191945552826,0.01963336020708084,-0.04408150911331177,-0.05165332555770874,-0.02031787484884262,0.025536932051181793,0.051980916410684586,0.044705711305141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7079372406,0.9998239278793335,0.9999489784240723,0.9999637603759766,0.9999598860740662,0.9994062185287476,0.9986830353736877,0.9992429614067078,0.999428927898407,0.9984788298606873,0.9986950159072876,0.9976977705955505,0.9951807260513306,0.9948749542236328,0.9938710331916809,0.9942769408226013,0.9900933504104614,0.9891501069068909,0.9844666719436646,0.9858971238136292,0.9876810908317566,0.9833405613899231,0.9765141606330872,0.9734781980514526,0.9731391072273254,0.9677450060844421,0.9664132595062256,0.9541128873825073,0.9349032640457153,0.9171221852302551,0.9057181477546692,0.9012726545333862,0.8523921370506287,0.8055604100227356,0.7803130149841309,0.7793452739715576,0.7570592164993286,0.7191261649131775,0.6578262448310852,0.5724169015884399,0.5810061097145081,0.6121394634246826,0.6064381003379822,0.5959293246269226,0.6720921993255615,0.518181562423706,0.44633570313453674,0.43277788162231445,0.41118717193603516,0.43405234813690186,0.34855371713638306,0.3554982542991638,0.2582911550998688,0.28217411041259766,0.17817926406860352,0.09692975133657455,0.12284418940544128,0.03702593594789505,0.07666872441768646,0.1379443109035492,0.043234504759311676,0.07971465587615967,0.06877978891134262,0.06943785399198532,0.06566677242517471,0.040213391184806824,0.07898947596549988,-0.008645991794764996,-0.006633386015892029,-0.031043287366628647,-0.06596319377422333,-0.07687809318304062,-0.00899412576109171,-0.013435857370495796,-0.022483810782432556,-0.042128872126340866,-0.026976095512509346,-0.03622002527117729,-0.05175665766000748,0.032677825540304184,0.006907136645168066,0.019116681069135666,0.002019737381488085,0.033948324620723724,-0.00025988277047872543,-0.017670024186372757,-0.0100233256816864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3443489075,0.9999962449073792,0.9999949932098389,0.9999710917472839,0.9999741911888123,0.9999333620071411,0.9998465180397034,0.9998332858085632,0.9997926354408264,0.9996992945671082,0.9995485544204712,0.9995513558387756,0.9993126392364502,0.9990407824516296,0.9990150928497314,0.9986831545829773,0.9972420930862427,0.9971221089363098,0.9974150061607361,0.9974954128265381,0.9977531433105469,0.9976021647453308,0.9968276023864746,0.9956738352775574,0.9950587749481201,0.9944360852241516,0.9941591024398804,0.9920188188552856,0.9900183081626892,0.9857520461082458,0.9818479418754578,0.9778807163238525,0.9648876786231995,0.9571670293807983,0.9528821110725403,0.939924955368042,0.9329742789268494,0.918744683265686,0.904265820980072,0.8870442509651184,0.9006568193435669,0.904151439666748,0.8999876976013184,0.9024840593338013,0.8988021612167358,0.890608549118042,0.8794981837272644,0.8721335530281067,0.865537166595459,0.8623040318489075,0.8311231732368469,0.7892382740974426,0.7747983932495117,0.7433382272720337,0.6970799565315247,0.6640601754188538,0.6067134737968445,0.5530562996864319,0.5499710440635681,0.5383620858192444,0.5210025310516357,0.4384399354457855,0.34212881326675415,0.37094980478286743,0.3274284899234772,0.26938703656196594,0.2584468722343445,0.22162623703479767,0.17322345077991486,0.15418581664562225,0.09971331804990768,0.07298663258552551,0.08640643209218979,0.06046868488192558,0.060638729482889175,0.08624415844678879,0.02300995960831642,-0.02261548675596714,0.03061489760875702,-0.02821897529065609,-0.02581554837524891,0.029412347823381424,0.004665219224989414,-0.012008646503090858,0.00021113497496116906,0.011263081803917885,-0.00748597271740436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7615814209,0.9999858736991882,0.9999940395355225,0.9999163746833801,0.9999513030052185,0.9999147057533264,0.999914824962616,0.9997912049293518,0.9997442364692688,0.9997697472572327,0.9997081160545349,0.999469518661499,0.9991013407707214,0.9990978837013245,0.998909592628479,0.9986458420753479,0.997979998588562,0.9982395172119141,0.9980179071426392,0.9979395270347595,0.9980245232582092,0.9978598952293396,0.9966336488723755,0.9956043362617493,0.9952408671379089,0.9944499135017395,0.9926522374153137,0.9928466081619263,0.9915995597839355,0.9872567057609558,0.9826969504356384,0.9806005358695984,0.9668581485748291,0.9587681293487549,0.9519029259681702,0.9357829689979553,0.9247798323631287,0.914916455745697,0.9116449356079102,0.9011375904083252,0.9046292304992676,0.9034183025360107,0.8926613330841064,0.8854560852050781,0.8969902396202087,0.8951332569122314,0.8892325162887573,0.8804630041122437,0.871009111404419,0.8672868609428406,0.8343100547790527,0.7998550534248352,0.7729407548904419,0.7312788963317871,0.6923937201499939,0.6665766835212708,0.6093683242797852,0.5638697743415833,0.5613644123077393,0.5487989783287048,0.5215978622436523,0.4211025834083557,0.3582042157649994,0.3821195662021637,0.31651079654693604,0.24221761524677277,0.20000912249088287,0.17490895092487335,0.20365425944328308,0.15154945850372314,0.08343585580587387,0.04923822358250618,0.0812050849199295,0.04520420730113983,0.032285790890455246,0.01805906742811203,-0.042041245847940445,-0.02662857063114643,-0.012359771877527237,-0.06512648612260818,-0.02258938178420067,-0.010484128259122372,0.028953149914741516,0.010952542535960674,0.018634501844644547,0.024971676990389824,0.0085036680102348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4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9463558197,0.9999847412109375,0.9999967217445374,0.9999703168869019,0.9999864101409912,0.9999215006828308,0.9998347759246826,0.9998278021812439,0.9998800754547119,0.9997168183326721,0.9997496008872986,0.999713659286499,0.99955153465271,0.9993785619735718,0.9988255500793457,0.9988234639167786,0.9978693127632141,0.9977027177810669,0.9972629547119141,0.9974756240844727,0.998010516166687,0.9974309206008911,0.9964799284934998,0.9963231682777405,0.995648980140686,0.9944167733192444,0.993480384349823,0.9927971959114075,0.9905802011489868,0.9864138960838318,0.9840943217277527,0.9802336096763611,0.9679353833198547,0.9584795832633972,0.9542152881622314,0.9476087093353271,0.9405271410942078,0.9332002997398376,0.910469114780426,0.8897825479507446,0.9027755260467529,0.9080275297164917,0.9086999893188477,0.9036694765090942,0.908791184425354,0.9008128643035889,0.8889831900596619,0.8825020790100098,0.8648465275764465,0.8614287972450256,0.8378726840019226,0.8103156685829163,0.7953796982765198,0.7786969542503357,0.7244663834571838,0.6779271364212036,0.6223856806755066,0.5908494591712952,0.5686490535736084,0.5536409616470337,0.5470975041389465,0.4666058421134949,0.4257868826389313,0.446707159280777,0.37890827655792236,0.2990739643573761,0.22104603052139282,0.1950359344482422,0.17572173476219177,0.11490834504365921,0.03610999509692192,0.03198511525988579,0.07514297217130661,0.03992624953389168,0.019672421738505363,0.006907977629452944,-0.04708200693130493,-0.019217733293771744,0.017336582764983177,-0.03418250381946564,0.0015538150910288095,0.01128449384123087,0.001750001567415893,-0.010634936392307281,0.010950586758553982,0.008356868289411068,0.0145356114953756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0463256836,0.9999996423721313,0.9999998807907104,0.999999463558197,0.9999977350234985,0.9999969005584717,0.9999858736991882,0.9999680519104004,0.9999154210090637,0.9997569918632507,0.9996312260627747,0.9997247457504272,0.999619722366333,0.9994533061981201,0.9992698431015015,0.9992420077323914,0.9991105198860168,0.998958170413971,0.9989878535270691,0.9991496205329895,0.9989944696426392,0.998602032661438,0.9980108141899109,0.997144341468811,0.9967688322067261,0.9960691332817078,0.9957069158554077,0.9955257773399353,0.9951611757278442,0.9943335652351379,0.9939962029457092,0.99390709400177,0.9941428899765015,0.9947004318237305,0.9947870373725891,0.994620144367218,0.994647741317749,0.9938737750053406,0.9924361109733582,0.990867018699646,0.9903186559677124,0.989952564239502,0.9900758266448975,0.9891185164451599,0.9872794151306152,0.9845336675643921,0.9805378317832947,0.9743513464927673,0.9732568264007568,0.9729135632514954,0.9743982553482056,0.9747045040130615,0.9745120406150818,0.9717143774032593,0.9714081883430481,0.96966952085495,0.9689874053001404,0.9683042764663696,0.9676918983459473,0.9693952202796936,0.9718995094299316,0.9713143706321716,0.9692206382751465,0.967263400554657,0.9629943370819092,0.9574374556541443,0.956948459148407,0.956326961517334,0.9609684348106384,0.9634769558906555,0.9643270969390869,0.9667602777481079,0.9670390486717224,0.9667444825172424,0.9667072892189026,0.9682320952415466,0.9700742363929749,0.9730032086372375,0.975482702255249,0.977596640586853,0.9798470735549927,0.9819707870483398,0.9829968214035034,0.983699381351471,0.984076976776123,0.9848635792732239,0.9860116243362427,0.9863834381103516,0.9872483611106873,0.9879240989685059,0.9888181090354919,0.9897800087928772,0.9907333850860596,0.9911474585533142,0.9916144609451294,0.9921219348907471,0.9924055337905884,0.9928266406059265,0.9933359622955322,0.9934917092323303,0.9938455820083618,0.9939612150192261,0.9943333268165588,0.9945641160011292,0.9946487545967102,0.9948090314865112,0.9950782656669617,0.9954028725624084,0.9956274032592773,0.9959349632263184,0.9960665702819824,0.9962165355682373,0.9963910579681396,0.9965569972991943,0.9966722130775452,0.9969058036804199,0.9970424771308899,0.9971650242805481,0.9972612857818604,0.9973942041397095,0.9974579811096191,0.9975031614303589,0.9975215792655945,0.9975979328155518,0.9975784420967102,0.9975855350494385,0.9976959824562073,0.9977717995643616,0.9978069067001343,0.9978575110435486,0.9979076385498047,0.9979929327964783,0.9980776906013489,0.9981398582458496,0.9981507062911987,0.998174786567688,0.9981910586357117,0.9981998801231384,0.9982267022132874,0.9982649087905884,0.9982730150222778,0.9983094334602356,0.9983186721801758,0.998343288898468,0.9983325004577637,0.998335063457489,0.9983442425727844,0.998332679271698,0.9983571171760559,0.9983722567558289,0.9984289407730103,0.9984394311904907,0.9984405040740967,0.9984714388847351,0.9984662532806396,0.9984816312789917,0.9984720349311829,0.9984620809555054,0.9984656572341919,0.9984892606735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834299087524,0.9999393820762634,0.9998708963394165,0.9997214674949646,0.999764621257782,0.9995798468589783,0.9992836117744446,0.9991312026977539,0.998995304107666,0.9984896183013916,0.9978684782981873,0.9969449043273926,0.9947289824485779,0.9936323761940002,0.9936002492904663,0.9924624562263489,0.9898173213005066,0.9882508516311646,0.986663281917572,0.986190915107727,0.9861329197883606,0.9877355694770813,0.9874204993247986,0.9868038892745972,0.9827033877372742,0.9834678173065186,0.9835521578788757,0.9819304943084717,0.9803353548049927,0.9800215363502502,0.9793393611907959,0.9778347015380859,0.9756438732147217,0.968913733959198,0.9647159576416016,0.9632678031921387,0.9609449505805969,0.9535261392593384,0.9383931159973145,0.9256199598312378,0.9164450764656067,0.9051178097724915,0.892983078956604,0.8773359656333923,0.8688811659812927,0.8608952164649963,0.8411210775375366,0.8188827633857727,0.8238152265548706,0.8079939484596252,0.8028439283370972,0.801486611366272,0.777502179145813,0.7567681074142456,0.7646366953849792,0.740586519241333,0.7319737076759338,0.7360478043556213,0.7372074723243713,0.7322448492050171,0.7375746369361877,0.7309145927429199,0.7382001280784607,0.738444447517395,0.7449950575828552,0.7396912574768066,0.7413564324378967,0.7321071028709412,0.7325900793075562,0.7330597043037415,0.7171792984008789,0.7166720032691956,0.6766501069068909,0.6662403345108032,0.6443630456924438,0.6123575568199158,0.5945972204208374,0.5551032423973083,0.5215232968330383,0.5031178593635559,0.45850124955177307,0.4293690621852875,0.4144071936607361,0.3593003451824188,0.32141056656837463,0.28426894545555115,0.27968570590019226,0.22540363669395447,0.22184057533740997,0.17484521865844727,0.1590508371591568,0.1459876447916031,0.12343339622020721,0.13494466245174408,0.12260530889034271,0.09502945095300674,0.07758574187755585,0.06462488323450089,0.06912355124950409,0.05070486664772034,0.03836258500814438,0.03620009496808052,0.0295461006462574,0.025828979909420013,0.02487892657518387,0.00992525089532137,0.02059498056769371,0.012629782781004906,0.019268833100795746,0.031181244179606438,0.04199734702706337,0.02589181624352932,0.0327315516769886,0.033404603600502014,0.017303049564361572,0.020578322932124138,0.016671646386384964,0.018781611695885658,0.02796405740082264,0.013265866786241531,0.01472476590424776,0.009683593176305294,0.01823732629418373,0.012487534433603287,0.00045934581430628896,9.51166293816641e-05,0.013484849594533443,0.02197445183992386,0.008981789462268353,0.004981346894055605,0.0011914927745237947,0.009952986612915993,-0.015069634653627872,-0.013251365162432194,-0.0068021840415894985,0.0012465392937883735,0.007423222530633211,0.0020862992387264967,0.001644902746193111,0.005183116532862186,0.003722518216818571,0.000830288918223232,0.004206105135381222,0.011172064580023289,-0.005831168033182621,-0.012244600802659988,0.009767682291567326,0.011872607283294201,0.001666292897425592,0.007274269126355648,0.01579495705664158,0.006673978175967932,0.004766235128045082,0.010459589771926403,0.000712971028406173,0.016476750373840332,0.011737712658941746,0.012639481574296951,0.009613146074116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7548460960388,0.9997273683547974,0.9995298385620117,0.9998877644538879,0.9993723034858704,0.9992407560348511,0.9985654354095459,0.9980118870735168,0.9964541792869568,0.9935982823371887,0.990157425403595,0.990166425704956,0.9834719896316528,0.9811614751815796,0.9768696427345276,0.9788459539413452,0.9802912473678589,0.9776908159255981,0.9774426221847534,0.9763428568840027,0.9753654599189758,0.9705265760421753,0.9582569599151611,0.9405838847160339,0.924279510974884,0.9331275820732117,0.920716404914856,0.9371052384376526,0.9500276446342468,0.9412127733230591,0.9345276355743408,0.9341620206832886,0.922041118144989,0.9351972937583923,0.9458374381065369,0.9443821907043457,0.9493223428726196,0.949989378452301,0.9444367289543152,0.9280270338058472,0.9134244322776794,0.8847371935844421,0.858259379863739,0.8753712177276611,0.8832945823669434,0.8845510482788086,0.8918344378471375,0.8897692561149597,0.8850193023681641,0.8700898885726929,0.8467420935630798,0.8475884795188904,0.8449667096138,0.8264976143836975,0.8324141502380371,0.8437351584434509,0.8093891143798828,0.7750084400177002,0.8010350465774536,0.7710933089256287,0.7151807546615601,0.7397541999816895,0.7570286393165588,0.7662668824195862,0.735958993434906,0.7499890327453613,0.7212850451469421,0.6894510984420776,0.7040149569511414,0.6721332669258118,0.6933152675628662,0.7117080688476562,0.6981509327888489,0.7017185688018799,0.7150431275367737,0.6872168183326721,0.6636615991592407,0.6637486219406128,0.630444347858429,0.6573882102966309,0.6583086848258972,0.6603594422340393,0.6601227521896362,0.6639679670333862,0.6700597405433655,0.6585642695426941,0.6249138712882996,0.6309159398078918,0.650948703289032,0.6215139627456665,0.6286184787750244,0.6209965348243713,0.5910416841506958,0.5851152539253235,0.5942975282669067,0.6119679808616638,0.6190142035484314,0.6264598965644836,0.6239113807678223,0.6293677091598511,0.6280505657196045,0.629661500453949,0.6259672045707703,0.6311947107315063,0.6154622435569763,0.5955740213394165,0.6202114224433899,0.6450573801994324,0.6374278664588928,0.6304233074188232,0.6353633403778076,0.6118862628936768,0.6137774586677551,0.6201837062835693,0.6186814308166504,0.6339156627655029,0.6306717991828918,0.6451676487922668,0.6549704074859619,0.6354765295982361,0.6547263860702515,0.6558064818382263,0.65687096118927,0.6573179364204407,0.6631004214286804,0.6441871523857117,0.67305988073349,0.6805222034454346,0.6689773201942444,0.6569949388504028,0.6620747447013855,0.6648023724555969,0.6613331437110901,0.6692765355110168,0.6690018177032471,0.6692251563072205,0.6676437854766846,0.6642040610313416,0.6724179983139038,0.6695889830589294,0.6737358570098877,0.6757379174232483,0.6702701449394226,0.6839334964752197,0.6918864250183105,0.6843255162239075,0.6803746819496155,0.694392204284668,0.6851477026939392,0.6898937225341797,0.6978330016136169,0.6951900720596313,0.6913276314735413,0.6885374188423157,0.6910780668258667,0.6956157088279724,0.6921181082725525,0.691565990447998,0.7024568319320679,0.7555490136146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73962593079,0.9999604225158691,0.9999760985374451,0.9999383091926575,0.9995729327201843,0.999517560005188,0.9993124604225159,0.9988837242126465,0.9973205327987671,0.9965811371803284,0.9905428290367126,0.9905021786689758,0.9833478331565857,0.977668821811676,0.975978434085846,0.9716410636901855,0.9685569405555725,0.95435631275177,0.9574159979820251,0.9616588354110718,0.9400336146354675,0.9367995858192444,0.9333454370498657,0.9148426055908203,0.8867344260215759,0.8728499412536621,0.8628972768783569,0.8692963719367981,0.8707732558250427,0.8689725995063782,0.8551386594772339,0.8506178855895996,0.8658028841018677,0.856540322303772,0.8972113728523254,0.8979736566543579,0.9010076522827148,0.8839823007583618,0.8716850280761719,0.8293176889419556,0.7818036675453186,0.772906482219696,0.7791914343833923,0.7065680027008057,0.6431463360786438,0.6987486481666565,0.6643531918525696,0.5736189484596252,0.6547040343284607,0.6132023930549622,0.6137756109237671,0.6362674832344055,0.5871734619140625,0.604729175567627,0.5282147526741028,0.5897037386894226,0.5783124566078186,0.5015192627906799,0.5200073719024658,0.44485676288604736,0.38668137788772583,0.3329009711742401,0.3144122064113617,0.34230658411979675,0.33077940344810486,0.3461412489414215,0.4067367613315582,0.31477606296539307,0.2787724733352661,0.2563967704772949,0.2911714017391205,0.30806565284729004,0.28764915466308594,0.2752588093280792,0.24582310020923615,0.2561333477497101,0.26753801107406616,0.17195574939250946,0.24180559813976288,0.30893492698669434,0.28155282139778137,0.27634236216545105,0.2624576985836029,0.20757712423801422,0.23110543191432953,0.19832268357276917,0.2123531699180603,0.23852865397930145,0.23607032001018524,0.2631056606769562,0.21860361099243164,0.24183174967765808,0.2572321891784668,0.23855771124362946,0.24979877471923828,0.25634458661079407,0.21405255794525146,0.2597412168979645,0.2605343163013458,0.18851338326931,0.2422245889902115,0.27379295229911804,0.1953868567943573,0.22710996866226196,0.24326331913471222,0.23620150983333588,0.26607760787010193,0.25944381952285767,0.2425420582294464,0.2672024071216583,0.28107351064682007,0.2652059495449066,0.28262561559677124,0.26011842489242554,0.26733890175819397,0.28053519129753113,0.2915361821651459,0.2895296514034271,0.2511450946331024,0.30571579933166504,0.29698824882507324,0.29436054825782776,0.277662456035614,0.32299545407295227,0.26218345761299133,0.27863287925720215,0.32172712683677673,0.3276429772377014,0.329065203666687,0.32501932978630066,0.33128416538238525,0.3436669707298279,0.3331778943538666,0.3543460965156555,0.3216746747493744,0.33981290459632874,0.3369540572166443,0.33768758177757263,0.3474273979663849,0.33110326528549194,0.3728334903717041,0.3633985221385956,0.3661372661590576,0.36880478262901306,0.3613871932029724,0.36230117082595825,0.3383166193962097,0.40286388993263245,0.40152600407600403,0.39714232087135315,0.3818165361881256,0.3769879639148712,0.39503440260887146,0.40686988830566406,0.394586980342865,0.38661298155784607,0.37615689635276794,0.4056950807571411,0.3744010031223297,0.45794814825057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647736549377,0.9999880790710449,0.9998827576637268,0.9997047185897827,0.9997261762619019,0.9997209906578064,0.9993671178817749,0.9988216161727905,0.9978154301643372,0.9953628778457642,0.9919020533561707,0.9916906952857971,0.9887627363204956,0.9843800663948059,0.9869677424430847,0.9860402941703796,0.9835841655731201,0.9793596267700195,0.9779008030891418,0.9784994721412659,0.9735620617866516,0.9653456807136536,0.9583173990249634,0.9471051692962646,0.9265078902244568,0.92140132188797,0.920786440372467,0.929469883441925,0.928204357624054,0.9251914620399475,0.9059414267539978,0.9001656174659729,0.9020193219184875,0.9106151461601257,0.924678385257721,0.9294333457946777,0.921048641204834,0.9186500310897827,0.9075375199317932,0.8992507457733154,0.8818024396896362,0.8784263730049133,0.8700987100601196,0.8446012139320374,0.8309924602508545,0.7839639782905579,0.7727702260017395,0.7388351559638977,0.7150980830192566,0.7245302200317383,0.7381171584129333,0.7155267000198364,0.6861310601234436,0.7111464142799377,0.6903820037841797,0.6699900031089783,0.6902753114700317,0.6693305969238281,0.6680065989494324,0.624168336391449,0.5770640969276428,0.560770571231842,0.5824427604675293,0.5312696695327759,0.4795747697353363,0.4899721145629883,0.4725660979747772,0.39762187004089355,0.4082820415496826,0.38639429211616516,0.3845374584197998,0.3768417239189148,0.3949201703071594,0.35149863362312317,0.3499762713909149,0.3465757369995117,0.3951331079006195,0.3865889310836792,0.30016008019447327,0.3211999535560608,0.33989185094833374,0.32471275329589844,0.3070833086967468,0.3071122467517853,0.3450172245502472,0.30503153800964355,0.28387823700904846,0.3104672133922577,0.3233232796192169,0.28097769618034363,0.30273735523223877,0.27275004982948303,0.3125763237476349,0.28473126888275146,0.2988966405391693,0.30398106575012207,0.307594358921051,0.2933129370212555,0.28450021147727966,0.29208889603614807,0.26190048456192017,0.27280592918395996,0.26954787969589233,0.278987854719162,0.2757869064807892,0.24886859953403473,0.2782061696052551,0.29309624433517456,0.28536373376846313,0.3002638518810272,0.30295029282569885,0.29439884424209595,0.3035906255245209,0.2945082485675812,0.3214099109172821,0.33246082067489624,0.31048011779785156,0.2825644314289093,0.30279579758644104,0.33299946784973145,0.3329946994781494,0.35504239797592163,0.34594064950942993,0.35524219274520874,0.3396788537502289,0.35239139199256897,0.3590846657752991,0.3698038160800934,0.36261582374572754,0.36262428760528564,0.37672314047813416,0.387940913438797,0.3888307809829712,0.3920143246650696,0.40319395065307617,0.422504723072052,0.41788867115974426,0.40333014726638794,0.39671334624290466,0.4067293405532837,0.4201241433620453,0.42089176177978516,0.41871413588523865,0.44369274377822876,0.43245264887809753,0.4246019124984741,0.4385455250740051,0.4420417547225952,0.4346042573451996,0.45475950837135315,0.44329866766929626,0.47296059131622314,0.467964768409729,0.46102988719940186,0.45967280864715576,0.45673859119415283,0.44348785281181335,0.44569748640060425,0.4541504383087158,0.51330888271331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5231628418,0.9999995827674866,0.9999982118606567,0.999995768070221,0.9999934434890747,0.9999816417694092,0.9999355673789978,0.9998358488082886,0.9993570446968079,0.9988309741020203,0.9986844658851624,0.9975916147232056,0.9981614947319031,0.997275173664093,0.9960724711418152,0.9962424039840698,0.9944394826889038,0.9918973445892334,0.9929115176200867,0.9919313192367554,0.9910469055175781,0.9910175800323486,0.9885222315788269,0.9871634840965271,0.986367404460907,0.9870126247406006,0.982389509677887,0.9828858375549316,0.9804390668869019,0.9810682535171509,0.9778288006782532,0.9767998456954956,0.9711359739303589,0.9631896615028381,0.9670533537864685,0.9603061676025391,0.9628893136978149,0.9525277018547058,0.9539127945899963,0.9591442942619324,0.9478657245635986,0.9411503672599792,0.940353274345398,0.942954957485199,0.9394646883010864,0.9396914839744568,0.9410118460655212,0.9377557635307312,0.9401947855949402,0.9404170513153076,0.9399368762969971,0.942308247089386,0.9455327391624451,0.9499452710151672,0.948573887348175,0.9491971731185913,0.9545103907585144,0.9540231823921204,0.9557529091835022,0.9553099274635315,0.9592664241790771,0.9591086506843567,0.9617382287979126,0.9618555903434753,0.9627297520637512,0.9653189778327942,0.9670767188072205,0.9689867496490479,0.9700750708580017,0.9723460078239441,0.9740407466888428,0.9746992588043213,0.9764799475669861,0.9802238345146179,0.9828147888183594,0.9825758337974548,0.9837798476219177,0.9849918484687805,0.9851686358451843,0.9854102730751038,0.9861069917678833,0.9860202074050903,0.9864028692245483,0.9871091246604919,0.9873777627944946,0.9873256683349609,0.9878240823745728,0.9882724285125732,0.9881680607795715,0.9882813692092896,0.988307774066925,0.9889733791351318,0.9894167184829712,0.9892051815986633,0.9890272617340088,0.9892086982727051,0.9894276261329651,0.9892979264259338,0.9898079633712769,0.9898293614387512,0.9896998405456543,0.990390419960022,0.9902178049087524,0.9902315735816956,0.9903849959373474,0.9906941652297974,0.9906154870986938,0.9909507632255554,0.9909445643424988,0.9906764030456543,0.9908331036567688,0.9910449385643005,0.991034984588623,0.9913203716278076,0.9916020035743713,0.991706371307373,0.9916203022003174,0.9915525317192078,0.991711437702179,0.9918972849845886,0.9918172359466553,0.9920201301574707,0.9920278787612915,0.9922121167182922,0.9921540021896362,0.9923654794692993,0.9924049377441406,0.9925255179405212,0.9923433065414429,0.9924439787864685,0.9924268126487732,0.9924533367156982,0.9926875233650208,0.9925661683082581,0.9925397634506226,0.9926849603652954,0.9928529262542725,0.9927551746368408,0.9928004741668701,0.9927948713302612,0.9927881360054016,0.9928784966468811,0.9927738308906555,0.9928447008132935,0.9928361773490906,0.9929187297821045,0.9929312467575073,0.9929049015045166,0.9927999377250671,0.9927467703819275,0.9927704930305481,0.9929209351539612,0.99283766746521,0.9928788542747498,0.9928798079490662,0.9928446412086487,0.9928064346313477,0.9928408265113831,0.99277752637863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8542327881,0.9999783635139465,0.9999350905418396,0.9998639225959778,0.9998422861099243,0.999855637550354,0.9995996356010437,0.9992402195930481,0.9992176294326782,0.9990425705909729,0.9984197616577148,0.9979708194732666,0.9970458149909973,0.9957253336906433,0.995753824710846,0.993377685546875,0.9934980869293213,0.9906713962554932,0.9878473281860352,0.9882674813270569,0.9886618256568909,0.9867909550666809,0.9883245825767517,0.9861578345298767,0.9849657416343689,0.9830963015556335,0.9839812517166138,0.9838740825653076,0.9813216328620911,0.9786391854286194,0.9798446893692017,0.978723406791687,0.9777441024780273,0.9733342528343201,0.9698639512062073,0.968716561794281,0.962381899356842,0.9577573537826538,0.9513493776321411,0.9410642981529236,0.9257259964942932,0.9168257117271423,0.9078931212425232,0.8958565592765808,0.8804071545600891,0.8693509101867676,0.858273446559906,0.8352855443954468,0.8177052736282349,0.8283020257949829,0.8078468441963196,0.7923252582550049,0.7838833332061768,0.7665749192237854,0.7495877146720886,0.7539971470832825,0.7269278168678284,0.7298026084899902,0.7329456806182861,0.7469936609268188,0.7405657768249512,0.7403358221054077,0.7487738132476807,0.7616092562675476,0.7512437701225281,0.7405750155448914,0.740146815776825,0.7391611933708191,0.7278696298599243,0.7230989933013916,0.7237473726272583,0.7147810459136963,0.7112488746643066,0.6790496110916138,0.6504864692687988,0.6345182061195374,0.6159901022911072,0.6024434566497803,0.5728954076766968,0.5316776633262634,0.5003934502601624,0.4459342956542969,0.426183819770813,0.4171730875968933,0.37532466650009155,0.3320925831794739,0.3061649799346924,0.3080190122127533,0.2631942331790924,0.23501555621623993,0.2114594727754593,0.164154514670372,0.16306930780410767,0.1227375939488411,0.11893594264984131,0.11654775589704514,0.10292033851146698,0.08559021353721619,0.07949379831552505,0.07884887605905533,0.0681321918964386,0.03949302062392235,0.02619338594377041,0.028250792995095253,0.0332334078848362,0.03627479448914528,0.02509555034339428,0.021586943417787552,0.02202843874692917,0.014812132343649864,0.01013183407485485,0.022462328895926476,0.003729742020368576,0.017162509262561798,0.02058841474354267,0.0085200946778059,0.009675286710262299,0.012655271217226982,0.026158716529607773,0.018081458285450935,-0.000758809270337224,-0.004799282643944025,-0.006612374447286129,0.0059637827798724174,0.008339593186974525,-0.00573829235509038,-0.0015550804091617465,-0.0012575702276080847,0.013057231903076172,-0.01002466306090355,0.00435657100751996,-0.0003070447710342705,-0.003615663619711995,0.012861661612987518,0.009004226885735989,-0.0014657401479780674,-0.007627302315086126,-0.011232847347855568,-0.00676084216684103,-0.024332012981176376,-0.014300874434411526,0.0035722278989851475,0.0046652695164084435,0.001260719494894147,0.009226595982909203,-0.006477441173046827,-0.007739760912954807,0.006670848932117224,0.008395102806389332,-0.00037591197178699076,0.0020691086538136005,0.0006951162940822542,0.004877738654613495,-0.0044706459157168865,0.008572752587497234,0.002744382480159402,0.010938553139567375,0.004338014405220747,0.016209624707698822,0.0188191793859004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7483024597,0.9999674558639526,0.9999595880508423,0.9999011754989624,0.9997447729110718,0.9997051358222961,0.9994434118270874,0.9989616870880127,0.9989293217658997,0.9979754686355591,0.9973702430725098,0.9966833591461182,0.9948695302009583,0.9940243363380432,0.9930599927902222,0.9894221425056458,0.9883038401603699,0.9838581085205078,0.977452278137207,0.9739603400230408,0.9764983654022217,0.9756296873092651,0.9783816933631897,0.9776121973991394,0.9731763601303101,0.9695318937301636,0.968808650970459,0.9649012088775635,0.9643696546554565,0.9595093131065369,0.9542460441589355,0.9534655809402466,0.9489637613296509,0.9363633394241333,0.9335893392562866,0.9295724630355835,0.9116092324256897,0.9061554670333862,0.8949674367904663,0.8797653913497925,0.8604090213775635,0.8350558280944824,0.8129560351371765,0.7983651161193848,0.7574242353439331,0.7324773073196411,0.6982567310333252,0.6818702816963196,0.667111873626709,0.6334010362625122,0.5939075350761414,0.6022624969482422,0.5554274916648865,0.5446887612342834,0.5185794830322266,0.5251753926277161,0.5123304128646851,0.48734694719314575,0.4801696538925171,0.5059658288955688,0.5027202367782593,0.4774962365627289,0.4804692566394806,0.4755730926990509,0.4797130227088928,0.46555712819099426,0.46355104446411133,0.4596426784992218,0.45564454793930054,0.4536617696285248,0.4305071234703064,0.4372107684612274,0.43458983302116394,0.3689267933368683,0.3398100435733795,0.32513827085494995,0.287365198135376,0.28388291597366333,0.2609267830848694,0.21826446056365967,0.20779623091220856,0.17692194879055023,0.16110290586948395,0.14139965176582336,0.12353962659835815,0.12466782331466675,0.085509292781353,0.08099102973937988,0.07466037571430206,0.07941830158233643,0.0514213927090168,0.05165468156337738,0.06372986733913422,0.05945173278450966,0.04823891818523407,0.05938522517681122,0.04774818569421768,0.023246176540851593,0.02796873264014721,0.027921414002776146,0.033937182277441025,0.014298874884843826,0.028491957113146782,0.024311315268278122,0.00536956824362278,0.020850542932748795,0.021112458780407906,0.037136927247047424,0.017364852130413055,0.00876873079687357,0.02398817241191864,0.015598735772073269,0.02033936232328415,0.010543218813836575,0.01972758211195469,-4.9264035624219105e-05,0.022649742662906647,0.018644100055098534,0.023544916883111,0.03563562035560608,0.021153932437300682,0.02026554010808468,0.01725359633564949,0.01862134411931038,0.020914116874337196,0.0115565350279212,-0.003966291435062885,0.01433536782860756,-0.00031305343145504594,0.009242326021194458,0.01056582573801279,1.3605254025605973e-05,0.005863006226718426,0.0060481722466647625,0.020506639033555984,0.02859364077448845,0.025075379759073257,0.029736995697021484,0.012963899411261082,0.01320644374936819,0.013146097771823406,0.00914677232503891,0.005915402434766293,0.011934295296669006,0.02322477661073208,0.023228833451867104,0.01757153496146202,0.01407069806009531,0.023445960134267807,0.02198663540184498,0.0222349651157856,0.022984672337770462,0.024386461824178696,0.011894016526639462,0.01497914083302021,0.017044803127646446,0.022366657853126526,0.012588364072144032,0.01694263145327568,0.02409450337290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2714653015,0.999977171421051,0.9999798536300659,0.9998996257781982,0.9997888207435608,0.9997556209564209,0.9994930028915405,0.9993932843208313,0.9993494153022766,0.9991467595100403,0.9984326362609863,0.9981822371482849,0.9971380829811096,0.9966759085655212,0.9958959221839905,0.9927539229393005,0.9920452237129211,0.9910007119178772,0.9878939390182495,0.9872143864631653,0.9878926873207092,0.9880372881889343,0.9868594408035278,0.9852333068847656,0.9841347932815552,0.9812841415405273,0.9823417067527771,0.9815852046012878,0.9791662096977234,0.9773948192596436,0.9744841456413269,0.9749440550804138,0.9724419713020325,0.9666185975074768,0.9625078439712524,0.9596357941627502,0.9529914259910583,0.9509073495864868,0.9398403167724609,0.9236744046211243,0.9096767902374268,0.8975181579589844,0.8843624591827393,0.8599236607551575,0.8454687595367432,0.8336123824119568,0.8085957169532776,0.7932065725326538,0.7812596559524536,0.7673310041427612,0.751510739326477,0.7259764671325684,0.7149233222007751,0.6977636218070984,0.684000551700592,0.6894297003746033,0.6630108952522278,0.6498314142227173,0.6240580677986145,0.6471640467643738,0.6304211020469666,0.6224125027656555,0.6168304085731506,0.6369962096214294,0.6426839232444763,0.6467540264129639,0.6480773687362671,0.6315601468086243,0.636721670627594,0.6407260894775391,0.6309109330177307,0.5827912092208862,0.5843369364738464,0.5439443588256836,0.5325156450271606,0.5024739503860474,0.472373366355896,0.4553435444831848,0.4133871793746948,0.3843417167663574,0.3337906301021576,0.3026036322116852,0.27194342017173767,0.2362373322248459,0.210383340716362,0.21543730795383453,0.19150106608867645,0.15911373496055603,0.15442635118961334,0.11444114148616791,0.10460915416479111,0.11008347570896149,0.0811413824558258,0.0805324837565422,0.07127413898706436,0.0572737492620945,0.06665957719087601,0.049550436437129974,0.03430566191673279,0.03006395883858204,0.016787556931376457,0.032400283962488174,0.04813796654343605,0.045123741030693054,0.03945809602737427,0.035755887627601624,0.018983393907546997,0.020119065418839455,0.03017910197377205,0.019197914749383926,0.021286429837346077,0.017784560099244118,0.003288723761215806,0.010641464963555336,0.016457583755254745,0.013640979304909706,0.027714215219020844,0.01566181890666485,0.012592585757374763,0.019463976845145226,0.012304982170462608,0.02415265329182148,0.022280927747488022,0.02403245121240616,0.012118366546928883,0.012377282604575157,-0.0030308107379823923,0.008001904003322124,0.008199138566851616,-0.0031362122390419245,0.004368280526250601,0.010795243084430695,0.004671194590628147,0.00992798712104559,0.019426243379712105,0.025354549288749695,0.018240386620163918,0.017493048682808876,0.01113130059093237,0.007568450178951025,0.010914578102529049,0.021205203607678413,0.014635205268859863,0.030794445425271988,0.025832965970039368,0.028039561584591866,0.024300208315253258,0.011833753436803818,0.014351376332342625,0.016856152564287186,0.026413658633828163,0.0180108230561018,0.012689263559877872,0.031354762613773346,0.0032821698114275932,0.021419677883386612,0.02427547425031662,0.020002957433462143,0.028101768344640732,0.0318603180348873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5231628418,0.9999324679374695,0.9999797344207764,0.9998618364334106,0.9997081756591797,0.9996303915977478,0.9995125532150269,0.999273955821991,0.999071478843689,0.9987919926643372,0.9982729554176331,0.9978087544441223,0.996176540851593,0.9949162006378174,0.9926546216011047,0.9895869493484497,0.9889859557151794,0.9842516183853149,0.9844484329223633,0.9834043383598328,0.981597900390625,0.9810824394226074,0.9805467128753662,0.9775973558425903,0.9772763252258301,0.9736615419387817,0.974471926689148,0.9719194173812866,0.9719939231872559,0.9697823524475098,0.9659115672111511,0.9629800915718079,0.9588542580604553,0.956760585308075,0.9474263787269592,0.9459588527679443,0.93198162317276,0.9277853965759277,0.9141701459884644,0.8967049717903137,0.8772523403167725,0.8614863753318787,0.8381810784339905,0.8104687333106995,0.8020591139793396,0.7857272624969482,0.7501188516616821,0.7403746247291565,0.7200191617012024,0.7044759392738342,0.685320258140564,0.6736419796943665,0.6566413044929504,0.6494488716125488,0.6237778067588806,0.612502932548523,0.5884547829627991,0.5714541077613831,0.5677424669265747,0.5836089253425598,0.563602089881897,0.5643711686134338,0.5670632123947144,0.5608883500099182,0.5545096397399902,0.5701209902763367,0.5604999661445618,0.5508875846862793,0.5533163547515869,0.5599499344825745,0.5502005219459534,0.5348036885261536,0.5150638818740845,0.45798343420028687,0.4521569311618805,0.4245925843715668,0.40998998284339905,0.3849247097969055,0.3335592746734619,0.29973354935646057,0.2628680467605591,0.24157467484474182,0.21733632683753967,0.1824856996536255,0.1645241379737854,0.13936500251293182,0.12224818766117096,0.13144207000732422,0.11370765417814255,0.09712088108062744,0.07651202380657196,0.08125732839107513,0.07164406031370163,0.05736454576253891,0.07194571942090988,0.0692010223865509,0.07212565094232559,0.05008573457598686,0.0421224981546402,0.03295116499066353,0.04365052655339241,0.030135946348309517,0.046871934086084366,0.04274982959032059,0.06324215233325958,0.048350002616643906,0.023945121094584465,0.04105817526578903,0.033124011009931564,0.03505903482437134,0.02625606395304203,0.016683103516697884,0.028224995359778404,0.025863122195005417,0.012200896628201008,0.02664782665669918,0.018206574022769928,0.02269130013883114,0.030902450904250145,0.034139007329940796,0.017249008640646935,0.03090493753552437,0.027142910286784172,0.02904593199491501,0.024877963587641716,0.024263616651296616,0.018569381907582283,0.012049532495439053,0.022991104051470757,0.019151872023940086,0.016317741945385933,0.01676054298877716,0.01847580075263977,0.02194972336292267,0.019545281305909157,0.011604733765125275,0.01213627215474844,0.013750274665653706,0.010296531952917576,0.020905807614326477,0.018398692831397057,0.027357205748558044,0.024162713438272476,0.03189486265182495,0.027260221540927887,0.025204768404364586,0.03616870939731598,0.02058562822639942,0.019832313060760498,0.019824260845780373,0.0374399833381176,0.034974947571754456,0.029954202473163605,0.03142894431948662,0.028176574036478996,0.02662762627005577,0.020911497995257378,0.03140810504555702,0.02550351247191429,0.042591329663991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995231628418,0.9999995827674866,0.9999989867210388,0.9999958872795105,0.9999959468841553,0.9999777674674988,0.9999315738677979,0.9998675584793091,0.9997095465660095,0.9995681047439575,0.999603807926178,0.9995757937431335,0.9993206858634949,0.9989149570465088,0.9987128973007202,0.9980897903442383,0.9979339838027954,0.998094379901886,0.9977485537528992,0.9979466199874878,0.9976118803024292,0.996726393699646,0.9949532747268677,0.992989718914032,0.9911248087882996,0.9899242520332336,0.9893994927406311,0.986847996711731,0.9867905378341675,0.9852948784828186,0.9867382645606995,0.9899227023124695,0.9908149242401123,0.9908574819564819,0.9904823303222656,0.9897226095199585,0.987903356552124,0.9868798851966858,0.9844937920570374,0.9835799336433411,0.9822564125061035,0.9817697405815125,0.9799090027809143,0.9739822149276733,0.9677624702453613,0.9646036624908447,0.9614974856376648,0.9558451175689697,0.954696536064148,0.9577078819274902,0.9590534567832947,0.9578270316123962,0.9594348073005676,0.9584431648254395,0.9586856961250305,0.9554746747016907,0.9580211043357849,0.958570122718811,0.9586445093154907,0.9602646231651306,0.9595056176185608,0.9595000147819519,0.9573226571083069,0.9555550813674927,0.9532987475395203,0.9523016214370728,0.9538983106613159,0.9570444226264954,0.961812436580658,0.9630250930786133,0.967049241065979,0.9681141376495361,0.9686875343322754,0.9719038009643555,0.9755060076713562,0.9775403141975403,0.9792463183403015,0.9801756739616394,0.9811800122261047,0.9803105592727661,0.9812303185462952,0.9814169406890869,0.9828717112541199,0.9834725260734558,0.9843602776527405,0.9851931929588318,0.9857468008995056,0.9864028096199036,0.9867920279502869,0.9878737330436707,0.9885572791099548,0.989337146282196,0.9897655248641968,0.9901553392410278,0.9906523823738098,0.9907333850860596,0.9911206364631653,0.9915573596954346,0.9920423030853271,0.9924572110176086,0.9928329586982727,0.9931100010871887,0.9931416511535645,0.9933199286460876,0.9936431646347046,0.9939100742340088,0.9942430853843689,0.9943764209747314,0.9945434331893921,0.9948899149894714,0.995202362537384,0.9954944252967834,0.995500385761261,0.9956239461898804,0.9958531856536865,0.9960176944732666,0.9961367845535278,0.9962493777275085,0.99642014503479,0.996560275554657,0.9965991377830505,0.996614933013916,0.9966713786125183,0.9966310262680054,0.9965745806694031,0.9966686367988586,0.9967640042304993,0.996871292591095,0.9969635605812073,0.9970470666885376,0.9971580505371094,0.9973060488700867,0.9973349571228027,0.9973641037940979,0.9973429441452026,0.997343897819519,0.997368335723877,0.9974062442779541,0.9974265098571777,0.9974690675735474,0.997478187084198,0.9974725842475891,0.9975152015686035,0.9974883198738098,0.9974755644798279,0.9974887371063232,0.9975161552429199,0.9975590109825134,0.9975612163543701,0.9975777268409729,0.9976183176040649,0.9976283311843872,0.9976447224617004,0.9976237416267395,0.9976282119750977,0.9976485371589661,0.9976412653923035,0.9976631999015808,0.9976971149444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310699463,0.9999885559082031,0.9999635219573975,0.9999423623085022,0.9998608827590942,0.9998718500137329,0.9996952414512634,0.9993790984153748,0.9991538524627686,0.9990929961204529,0.9989811778068542,0.9981624484062195,0.9968567490577698,0.99598228931427,0.9949420094490051,0.9922623634338379,0.9921262264251709,0.9904873967170715,0.9880951046943665,0.9868592619895935,0.9852049350738525,0.9832573533058167,0.9864020943641663,0.9849868416786194,0.9845115542411804,0.9821854829788208,0.9839283227920532,0.9830654859542847,0.9833834171295166,0.9814177751541138,0.9808358550071716,0.9793176651000977,0.9780427813529968,0.9735884666442871,0.9698626399040222,0.9666929841041565,0.9663679003715515,0.9613127708435059,0.9533901810646057,0.9443122744560242,0.9258608222007751,0.9146877527236938,0.9074059724807739,0.9020443558692932,0.8852266073226929,0.8786377310752869,0.8600192666053772,0.8448582291603088,0.831575870513916,0.8323619961738586,0.8083457350730896,0.8069865107536316,0.8078055381774902,0.7886008024215698,0.7725481986999512,0.7693545818328857,0.7652496099472046,0.7598317265510559,0.7524025440216064,0.7670090198516846,0.7540210485458374,0.757178783416748,0.76253741979599,0.7678036689758301,0.7589736580848694,0.7535191178321838,0.7498576045036316,0.7485982179641724,0.7513272166252136,0.7412865161895752,0.7413616180419922,0.7456295490264893,0.730034589767456,0.7050822973251343,0.6903096437454224,0.6584524512290955,0.6398237347602844,0.6207706928253174,0.5786126852035522,0.5487475395202637,0.5210325717926025,0.4771820902824402,0.45086854696273804,0.4077514111995697,0.3691718280315399,0.34700077772140503,0.33265239000320435,0.3161320984363556,0.2720218300819397,0.24438469111919403,0.20855724811553955,0.18197336792945862,0.17151714861392975,0.15229924023151398,0.1456054151058197,0.12616999447345734,0.10433850437402725,0.1005311906337738,0.08054119348526001,0.06806580722332001,0.07086136192083359,0.058690860867500305,0.06253327429294586,0.06271529197692871,0.07264211028814316,0.051375582814216614,0.029778001829981804,0.023105710744857788,0.010980755090713501,0.006703915540128946,0.0259677916765213,0.028004081919789314,0.025559771806001663,0.018364500254392624,0.023253533989191055,0.02713034115731716,0.015434329397976398,0.00629566702991724,0.010685848072171211,0.029894137755036354,0.009100683964788914,0.004255139268934727,0.006817110814154148,0.013447043485939503,0.015413098968565464,0.004680605139583349,-0.003232905874028802,-0.009376304224133492,0.017827322706580162,-3.120557084912434e-05,-0.0033332030288875103,0.009808299131691456,0.015928469598293304,0.0012287269346415997,-0.004105538595467806,-0.004438395146280527,0.00047574410564266145,0.008538017980754375,0.0009662875672802329,-0.0009976312285289168,-0.0024472561199218035,-0.007755911909043789,0.0002759952622000128,-0.0020545562729239464,0.0020153638906776905,0.013442270457744598,0.011688929982483387,0.011627026833593845,0.006698415149003267,-0.005460440646857023,0.0033378221560269594,0.0006961896433494985,0.0023628389462828636,0.0002038526872638613,0.0045088776387274265,0.004474664106965065,0.013544263318181038,0.01129371952265501,0.019127890467643738,0.0111676603555679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751878738403,0.999826967716217,0.9999343156814575,0.9999017715454102,0.9994418621063232,0.9994288086891174,0.9985898733139038,0.9970712661743164,0.9959559440612793,0.9929447770118713,0.9894853234291077,0.9889246821403503,0.9827948212623596,0.979598879814148,0.9735209941864014,0.9627020359039307,0.9591880440711975,0.9511696696281433,0.9507573246955872,0.9480054378509521,0.9279115200042725,0.9184399247169495,0.893925130367279,0.8440551161766052,0.7904124855995178,0.760988712310791,0.7626067996025085,0.7648789286613464,0.7457795739173889,0.7756960988044739,0.7919447422027588,0.7727165818214417,0.7788570523262024,0.7843490242958069,0.8144466876983643,0.8503094911575317,0.8218218684196472,0.798294723033905,0.787600576877594,0.7641991972923279,0.7349082231521606,0.6726375818252563,0.5948484539985657,0.5329165458679199,0.5767837762832642,0.5868431925773621,0.5329959392547607,0.5052896738052368,0.5030072927474976,0.5396050214767456,0.5359589457511902,0.5113592147827148,0.4784940183162689,0.4357943832874298,0.4657111167907715,0.41063693165779114,0.46603715419769287,0.42467474937438965,0.3530917465686798,0.3814634084701538,0.32856932282447815,0.2573260962963104,0.28695350885391235,0.2783665359020233,0.24767760932445526,0.2863665223121643,0.29988813400268555,0.22776061296463013,0.2331392765045166,0.2233087122440338,0.20584812760353088,0.24678583443164825,0.23505114018917084,0.2297547608613968,0.2701278328895569,0.22564002871513367,0.21637888252735138,0.24657316505908966,0.2602285146713257,0.18819433450698853,0.18574155867099762,0.2091057002544403,0.20038923621177673,0.22909565269947052,0.22931760549545288,0.20594674348831177,0.19504643976688385,0.24420607089996338,0.22517496347427368,0.22182375192642212,0.14020392298698425,0.18832550942897797,0.18104059994220734,0.21575166285037994,0.21868441998958588,0.199880912899971,0.20056146383285522,0.18363067507743835,0.20059560239315033,0.17511245608329773,0.19520936906337738,0.21237538754940033,0.21488302946090698,0.20320923626422882,0.18106181919574738,0.19447238743305206,0.2395215779542923,0.2162109911441803,0.22218681871891022,0.2405606508255005,0.19944819808006287,0.20229960978031158,0.2268972247838974,0.24542438983917236,0.24434591829776764,0.2424205094575882,0.23999501764774323,0.23769213259220123,0.25165966153144836,0.25621241331100464,0.270079106092453,0.2363271862268448,0.25932034850120544,0.2627108693122864,0.2675037086009979,0.25930798053741455,0.261633038520813,0.30259403586387634,0.3124364912509918,0.2854655086994171,0.3020195960998535,0.28709274530410767,0.30387601256370544,0.3083356022834778,0.2944118082523346,0.2901623547077179,0.3115927278995514,0.3153093457221985,0.31532442569732666,0.31860223412513733,0.33575648069381714,0.3445044457912445,0.35936880111694336,0.33491063117980957,0.33507221937179565,0.3483447730541229,0.32908034324645996,0.34073877334594727,0.3369333744049072,0.34088370203971863,0.35669639706611633,0.3617827296257019,0.35658130049705505,0.36847203969955444,0.3545123338699341,0.3468305170536041,0.3552270233631134,0.36813589930534363,0.36947405338287354,0.428020268678665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22513961792,0.9999586343765259,0.9999380111694336,0.9997603297233582,0.9994011521339417,0.9993922710418701,0.998436689376831,0.9976822733879089,0.9977477192878723,0.9951196312904358,0.9916713833808899,0.9926590323448181,0.9872332811355591,0.981131911277771,0.9743496775627136,0.9706286787986755,0.9657271504402161,0.958570659160614,0.948818027973175,0.949485719203949,0.9561017155647278,0.9389525651931763,0.9100561141967773,0.8757351040840149,0.8229702711105347,0.8144623041152954,0.7889002561569214,0.7984422445297241,0.7926380634307861,0.7768019437789917,0.7846539616584778,0.785744309425354,0.7984746098518372,0.7910435199737549,0.8252719640731812,0.838996171951294,0.8346197009086609,0.7918647527694702,0.7883720993995667,0.7464016675949097,0.747370719909668,0.6896139979362488,0.6241092681884766,0.5799249410629272,0.5932942628860474,0.5740936398506165,0.5482811331748962,0.5514522194862366,0.5239326357841492,0.5451475977897644,0.5526154637336731,0.5051635503768921,0.4885149598121643,0.4942971467971802,0.4802504777908325,0.4674147665500641,0.49041837453842163,0.4487653076648712,0.39408543705940247,0.38101065158843994,0.3264380693435669,0.3390854597091675,0.34415432810783386,0.28036877512931824,0.2948794662952423,0.2687983214855194,0.2352360635995865,0.2330636829137802,0.20118939876556396,0.22236794233322144,0.2701917588710785,0.30021387338638306,0.24832965433597565,0.2548762261867523,0.21326923370361328,0.23662924766540527,0.22865687310695648,0.2133369892835617,0.21942661702632904,0.2197272926568985,0.24250684678554535,0.19051413238048553,0.23322677612304688,0.22152972221374512,0.195102259516716,0.17579787969589233,0.21458350121974945,0.1891900599002838,0.16671578586101532,0.19405364990234375,0.20332713425159454,0.18133091926574707,0.18898732960224152,0.15307630598545074,0.22002887725830078,0.19931644201278687,0.1898319274187088,0.21466770768165588,0.21909989416599274,0.2204914689064026,0.2124713808298111,0.22867010533809662,0.2066626250743866,0.19870679080486298,0.2045438587665558,0.20161668956279755,0.20060494542121887,0.17191576957702637,0.2130441665649414,0.2571580111980438,0.21110650897026062,0.20710602402687073,0.18824400007724762,0.20767998695373535,0.19537776708602905,0.23354411125183105,0.2407567948102951,0.2361716330051422,0.2314639389514923,0.24424278736114502,0.26054489612579346,0.2586173713207245,0.22695012390613556,0.2520411014556885,0.24905793368816376,0.2587204575538635,0.26932647824287415,0.25273072719573975,0.25319793820381165,0.287537544965744,0.2822580933570862,0.2953331470489502,0.2989782392978668,0.3014993965625763,0.30247408151626587,0.3062593638896942,0.3053114116191864,0.31349635124206543,0.315082848072052,0.32111331820487976,0.3169810473918915,0.3133466839790344,0.32861676812171936,0.3373956084251404,0.3444322943687439,0.3509329557418823,0.34744182229042053,0.337488055229187,0.3398173153400421,0.3484107553958893,0.3510667085647583,0.35591578483581543,0.38172730803489685,0.37739500403404236,0.37527215480804443,0.36452722549438477,0.3646257221698761,0.3564758896827698,0.3773859441280365,0.42874804139137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16417694092,0.9999890923500061,0.9999767541885376,0.9999443292617798,0.999810516834259,0.9997959136962891,0.999394416809082,0.998690664768219,0.9984127879142761,0.9965935945510864,0.9956826567649841,0.9955307841300964,0.9940750598907471,0.9908316731452942,0.9846392869949341,0.9858288764953613,0.9810903668403625,0.9736486077308655,0.9722595810890198,0.9723742604255676,0.9653522968292236,0.9613496661186218,0.9433209896087646,0.9219918847084045,0.8972072601318359,0.8706537485122681,0.8652001619338989,0.8812140226364136,0.8606628775596619,0.8807689547538757,0.8592394590377808,0.8848993182182312,0.8892816305160522,0.8987867832183838,0.8972170948982239,0.9048756957054138,0.9038856625556946,0.9007745385169983,0.8690555691719055,0.8709390163421631,0.8553687930107117,0.822400689125061,0.7993125319480896,0.785699188709259,0.7633448839187622,0.7155023217201233,0.6738680601119995,0.6379554867744446,0.6419541239738464,0.6670119762420654,0.6350924968719482,0.6333795785903931,0.6034917235374451,0.6371632814407349,0.6176619529724121,0.6096878051757812,0.6214522123336792,0.6236817240715027,0.5807995200157166,0.5138359665870667,0.48685699701309204,0.4631257951259613,0.44806355237960815,0.44509488344192505,0.3801950216293335,0.36486414074897766,0.3983442187309265,0.36238160729408264,0.3683621287345886,0.3650875389575958,0.3898718059062958,0.395056813955307,0.3847188651561737,0.35435041785240173,0.34581539034843445,0.3241700828075409,0.3576330542564392,0.36520180106163025,0.33087870478630066,0.3089694380760193,0.2937217056751251,0.3317049443721771,0.33114632964134216,0.3044283092021942,0.3018958568572998,0.2688155472278595,0.29979369044303894,0.28600409626960754,0.23945099115371704,0.2590373158454895,0.2597469389438629,0.2494969367980957,0.2520589530467987,0.2734058201313019,0.23085299134254456,0.23519141972064972,0.24235734343528748,0.2542770206928253,0.25673767924308777,0.2837032079696655,0.28277477622032166,0.2835775911808014,0.27252668142318726,0.2426120936870575,0.26027926802635193,0.25157278776168823,0.29084885120391846,0.29334700107574463,0.28402039408683777,0.28622967004776,0.2883512079715729,0.28205469250679016,0.2591983377933502,0.28877192735671997,0.2605808675289154,0.2876746356487274,0.3104175329208374,0.32641538977622986,0.3227095603942871,0.3479260206222534,0.31715595722198486,0.3437894880771637,0.3258655071258545,0.34805136919021606,0.32259508967399597,0.34540659189224243,0.3598322868347168,0.3503221273422241,0.36857300996780396,0.37670016288757324,0.3459439277648926,0.3739728331565857,0.3902333080768585,0.3983303904533386,0.3919927179813385,0.40316036343574524,0.4039449989795685,0.4103599786758423,0.39940595626831055,0.4137248396873474,0.41934046149253845,0.42986854910850525,0.42202410101890564,0.44387251138687134,0.42994800209999084,0.4295268654823303,0.4240019619464874,0.4292433559894562,0.42001059651374817,0.44122999906539917,0.4396219849586487,0.4611128866672516,0.4603078067302704,0.4573834538459778,0.46170303225517273,0.4488535523414612,0.43783068656921387,0.4651651084423065,0.46084997057914734,0.52923780679702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211860657,0.9999994039535522,0.9999984502792358,0.9999972581863403,0.9999940395355225,0.9999902248382568,0.9999823570251465,0.9999487996101379,0.9998499751091003,0.9995427131652832,0.9993707537651062,0.9994186758995056,0.9992268085479736,0.9990076422691345,0.9983912706375122,0.9981681108474731,0.9978786110877991,0.9978078603744507,0.997063398361206,0.9969332814216614,0.9968543648719788,0.996634304523468,0.9954859614372253,0.9942683577537537,0.9921255707740784,0.9897750020027161,0.9899251461029053,0.9876781702041626,0.9849374294281006,0.9866135120391846,0.9856046438217163,0.9857128858566284,0.9865349531173706,0.9862481355667114,0.9858261942863464,0.9831320643424988,0.982557475566864,0.9819794297218323,0.980670690536499,0.9800500869750977,0.9758572578430176,0.9736453890800476,0.9719735980033875,0.9693556427955627,0.9658436179161072,0.9607794284820557,0.9578471183776855,0.9545845985412598,0.9502798318862915,0.9507166147232056,0.9548766016960144,0.9532480835914612,0.9550042748451233,0.9541500806808472,0.95196133852005,0.9541471600532532,0.955057680606842,0.9536629915237427,0.9547311663627625,0.9525907039642334,0.9509270787239075,0.9490185379981995,0.948059618473053,0.9497326016426086,0.9476535320281982,0.9455466866493225,0.949522078037262,0.9545992016792297,0.9552091360092163,0.9555301070213318,0.9572467803955078,0.9615562558174133,0.9638336896896362,0.9635804295539856,0.9652769565582275,0.9670284986495972,0.9687780141830444,0.9697452187538147,0.9690550565719604,0.9715103507041931,0.9738410115242004,0.9753596186637878,0.9757360219955444,0.978682279586792,0.9797361493110657,0.9806864857673645,0.9808529615402222,0.982707679271698,0.9838942289352417,0.984508752822876,0.9853423237800598,0.9860122203826904,0.9864202737808228,0.9865751266479492,0.986649215221405,0.9876054525375366,0.987811803817749,0.9879726767539978,0.9886887669563293,0.9892593622207642,0.9897440075874329,0.9902558326721191,0.9900574088096619,0.9904002547264099,0.9908902049064636,0.9914559125900269,0.9918889999389648,0.992243766784668,0.9924742579460144,0.9929248094558716,0.9930452704429626,0.9934181571006775,0.9937268495559692,0.9938888549804688,0.9941495060920715,0.9943198561668396,0.9943814277648926,0.9944880604743958,0.9945985078811646,0.9945993423461914,0.9944828748703003,0.994660496711731,0.9948084354400635,0.9948807954788208,0.9948880672454834,0.9948753714561462,0.9950414299964905,0.9952592849731445,0.9954872727394104,0.995669424533844,0.9957826733589172,0.9958445429801941,0.9959135055541992,0.9959797263145447,0.9960249066352844,0.9960784316062927,0.9960686564445496,0.9959787130355835,0.9960617423057556,0.9961003065109253,0.9960967302322388,0.9961285591125488,0.9961267113685608,0.9961504936218262,0.9961963891983032,0.9962543845176697,0.996264636516571,0.9963176250457764,0.9963486790657043,0.9963638186454773,0.9963709712028503,0.99647456407547,0.9964752197265625,0.9964404106140137,0.996466338634491,0.9964436292648315,0.9964658617973328,0.9964622855186462,0.996479332447052,0.9965350627899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3177909851,0.9999687671661377,0.9999011158943176,0.9998003840446472,0.9997687339782715,0.9997538328170776,0.9995387196540833,0.9992737174034119,0.9991758465766907,0.9989482760429382,0.9985145330429077,0.9979105591773987,0.9972144961357117,0.9962320923805237,0.9945175051689148,0.9915834069252014,0.9911232590675354,0.9898623824119568,0.9891244173049927,0.9877166748046875,0.9871668815612793,0.9841768145561218,0.9862252473831177,0.9838913083076477,0.9847769141197205,0.9845119714736938,0.9850403070449829,0.9821269512176514,0.9826249480247498,0.9792463779449463,0.9782719612121582,0.9755033850669861,0.9765878915786743,0.9747198224067688,0.9677870273590088,0.9664303064346313,0.9574681520462036,0.9568573832511902,0.9515120983123779,0.9412734508514404,0.9303896427154541,0.919876754283905,0.9170064330101013,0.8974124193191528,0.8816090822219849,0.8727132678031921,0.8591874837875366,0.8486959338188171,0.8340057134628296,0.8321214914321899,0.8183606863021851,0.8003075122833252,0.7953206300735474,0.7861937880516052,0.7763848304748535,0.7657135128974915,0.7594026923179626,0.7444691061973572,0.7411143183708191,0.7549387216567993,0.744211733341217,0.7455800175666809,0.7524034380912781,0.7545008063316345,0.757935106754303,0.7489033937454224,0.7419465184211731,0.75375896692276,0.7449040412902832,0.7384413480758667,0.7309155464172363,0.7277273535728455,0.7238868474960327,0.7052918076515198,0.6943488717079163,0.6621002554893494,0.6347366571426392,0.616549551486969,0.5768781304359436,0.5228174924850464,0.4971168041229248,0.45746558904647827,0.44098424911499023,0.4110114574432373,0.38588854670524597,0.355943500995636,0.32131171226501465,0.29834404587745667,0.2739509642124176,0.2472963035106659,0.20203353464603424,0.17586828768253326,0.156671404838562,0.1333465427160263,0.14049537479877472,0.11923999339342117,0.10771799087524414,0.0868024230003357,0.06539557129144669,0.07862421870231628,0.08618450909852982,0.05993983522057533,0.04183807969093323,0.04429006949067116,0.03730965778231621,0.0533052422106266,0.03210737928748131,0.032576464116573334,0.018727708607912064,0.026156635954976082,0.028083764016628265,0.029164742678403854,0.007777363993227482,0.03143060952425003,0.024323638528585434,0.006948573049157858,0.01979001797735691,0.016080692410469055,0.0027773419860750437,0.012896369211375713,0.012852362357079983,0.012340483255684376,-0.014446713961660862,0.004345719236880541,7.913635636214167e-05,-0.003880062373355031,0.009326718747615814,-0.0010593556798994541,0.005692729726433754,-0.0011274905409663916,0.014928421936929226,0.013701826333999634,0.017309565097093582,-0.0012318715453147888,0.0024792912881821394,0.0023909674491733313,-0.012900320813059807,-0.0006519011803902686,-0.0006209889543242753,0.00384506699629128,-0.017835719510912895,-0.005511647555977106,0.003792275907471776,0.006676862481981516,0.003671425860375166,-0.00869886577129364,-0.0011539248516783118,-0.0009639675845392048,0.003740317653864622,0.007288789376616478,0.012195969000458717,0.008505325764417648,0.0017172939842566848,0.003266868880018592,-0.005989827681332827,0.0031484742648899555,0.009349176660180092,5.96799909544643e-05,0.008906806819140911,0.013709199614822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7358322143555,0.9994000196456909,0.9995672702789307,0.9997366070747375,0.9992349147796631,0.9985211491584778,0.998087465763092,0.9969685077667236,0.9957465529441833,0.9868839979171753,0.9850283265113831,0.9858476519584656,0.9800620079040527,0.9758158922195435,0.9664497375488281,0.954089343547821,0.9439998865127563,0.9442934393882751,0.916070282459259,0.9216876029968262,0.9192821383476257,0.9104235172271729,0.9056087732315063,0.8717893362045288,0.8458338379859924,0.8116592168807983,0.782375156879425,0.7888309359550476,0.7359780073165894,0.7456120252609253,0.751871645450592,0.7271817326545715,0.7575508952140808,0.7053642272949219,0.7424773573875427,0.648139476776123,0.6581085920333862,0.6723294258117676,0.5827049612998962,0.6069718599319458,0.5613253116607666,0.528336763381958,0.49011465907096863,0.4816357493400574,0.4284002184867859,0.4315216541290283,0.47219544649124146,0.43939098715782166,0.4405902028083801,0.4342234134674072,0.42560911178588867,0.3871750235557556,0.34134089946746826,0.29591697454452515,0.3075007498264313,0.3132920265197754,0.3111424148082733,0.25606757402420044,0.2728224992752075,0.22531338036060333,0.17224787175655365,0.21419422328472137,0.20930372178554535,0.2194262146949768,0.21603229641914368,0.12967412173748016,0.1973307728767395,0.2004176527261734,0.1538127362728119,0.20761410892009735,0.2057163119316101,0.18203383684158325,0.1697685718536377,0.17022548615932465,0.15415862202644348,0.1502959132194519,0.09612473845481873,0.15501517057418823,0.1847686767578125,0.11135092377662659,0.16152755916118622,0.13194917142391205,0.14156574010849,0.15803372859954834,0.09802933037281036,0.13561484217643738,0.1288336217403412,0.12166069447994232,0.14974649250507355,0.13266348838806152,0.13286297023296356,0.1468811333179474,0.1502840369939804,0.1539781093597412,0.12684647738933563,0.1408342719078064,0.1757877767086029,0.13515836000442505,0.15236490964889526,0.12813304364681244,0.09256535023450851,0.15816955268383026,0.14699244499206543,0.14416414499282837,0.13624878227710724,0.13809692859649658,0.14907830953598022,0.1835278868675232,0.12213073670864105,0.15942172706127167,0.1574266403913498,0.19632382690906525,0.1608479768037796,0.16134032607078552,0.1641082465648651,0.17212428152561188,0.17597217857837677,0.14407972991466522,0.1689058244228363,0.17720308899879456,0.14355610311031342,0.14445196092128754,0.15887172520160675,0.18725089728832245,0.16483956575393677,0.16294117271900177,0.17901739478111267,0.18633043766021729,0.1648402214050293,0.18202976882457733,0.19225619733333588,0.1904033124446869,0.20223893225193024,0.19553214311599731,0.21319352090358734,0.22336000204086304,0.21647101640701294,0.18880228698253632,0.20674163103103638,0.20601539313793182,0.22675558924674988,0.21612833440303802,0.1915757954120636,0.2077828049659729,0.21076436340808868,0.21371768414974213,0.21766340732574463,0.2231024205684662,0.21248356997966766,0.20092472434043884,0.22855472564697266,0.21874549984931946,0.23490053415298462,0.22566305100917816,0.23169472813606262,0.233749121427536,0.22999760508537292,0.23648974299430847,0.25992220640182495,0.298851698637008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69083070755,0.9998817443847656,0.9991728663444519,0.9995097517967224,0.9991976022720337,0.9986319541931152,0.9977551102638245,0.9966214895248413,0.9962507486343384,0.9910207986831665,0.9888967871665955,0.9859507083892822,0.9808621406555176,0.9745950698852539,0.9676463007926941,0.9553808569908142,0.9526531100273132,0.9386391043663025,0.9221859574317932,0.8998076319694519,0.896004855632782,0.8790720701217651,0.8708146214485168,0.8439037203788757,0.7921712398529053,0.7093444466590881,0.6442214250564575,0.6614065170288086,0.6295033693313599,0.6616989970207214,0.6567183136940002,0.6695428490638733,0.6518475413322449,0.661898672580719,0.6966390013694763,0.6424475908279419,0.6443712115287781,0.6497167944908142,0.595185399055481,0.5511358976364136,0.5490400195121765,0.5000334978103638,0.4184492826461792,0.41129299998283386,0.4028041660785675,0.37157538533210754,0.3639791011810303,0.31936928629875183,0.2811853289604187,0.38479089736938477,0.430460661649704,0.42169877886772156,0.37685513496398926,0.34643253684043884,0.36204758286476135,0.3645983338356018,0.31179895997047424,0.3463006615638733,0.3001607358455658,0.2868369519710541,0.28552210330963135,0.22437581419944763,0.2165154218673706,0.23546428978443146,0.24344633519649506,0.1844109445810318,0.23434928059577942,0.2834440767765045,0.2691609561443329,0.22578397393226624,0.2157215029001236,0.27046188712120056,0.17435050010681152,0.18255934119224548,0.18248742818832397,0.18201370537281036,0.1652446985244751,0.1542305052280426,0.1454683393239975,0.14570023119449615,0.1164649948477745,0.13501672446727753,0.1653837263584137,0.19163386523723602,0.17831644415855408,0.2019011676311493,0.1836145520210266,0.17589735984802246,0.2374570071697235,0.19697484374046326,0.15846504271030426,0.19653619825839996,0.20737889409065247,0.1832541823387146,0.16878457367420197,0.19537658989429474,0.18706785142421722,0.1908515989780426,0.21383534371852875,0.22541137039661407,0.2078004628419876,0.19751065969467163,0.18912619352340698,0.19392435252666473,0.22800475358963013,0.22164936363697052,0.22303014993667603,0.21938946843147278,0.21728992462158203,0.20660585165023804,0.22551481425762177,0.18821199238300323,0.22643348574638367,0.2220010608434677,0.22907112538814545,0.24304842948913574,0.2091217190027237,0.21719489991664886,0.22488626837730408,0.22118768095970154,0.2196422815322876,0.2340347170829773,0.2302822321653366,0.2714937925338745,0.2769804000854492,0.2526179552078247,0.26671117544174194,0.27260637283325195,0.2921909987926483,0.2685198187828064,0.2615070044994354,0.2501334547996521,0.2885371446609497,0.2758939564228058,0.29375356435775757,0.2973969578742981,0.30932989716529846,0.2863650619983673,0.30384907126426697,0.3115937113761902,0.2980414927005768,0.3097399175167084,0.31503838300704956,0.29824158549308777,0.31907859444618225,0.33371609449386597,0.32414957880973816,0.315525621175766,0.30253326892852783,0.3208859860897064,0.31872880458831787,0.30674073100090027,0.34027037024497986,0.34590989351272583,0.33513012528419495,0.34068620204925537,0.3494335114955902,0.33244752883911133,0.3286623954772949,0.36368048191070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5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 to 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009204864502,0.9995751976966858,0.9994826316833496,0.9963352680206299,0.9983001947402954,0.9958031177520752,0.9957375526428223,0.9920522570610046,0.991054356098175,0.98408442735672,0.9787369966506958,0.9840818047523499,0.9658262133598328,0.965376615524292,0.9675880670547485,0.952085554599762,0.9123649001121521,0.9133740067481995,0.9170250296592712,0.9245786070823669,0.8719309568405151,0.8836235404014587,0.879963755607605,0.8189157247543335,0.7271882891654968,0.7695620656013489,0.6973938345909119,0.4222049415111542,0.5714300870895386,0.6047402024269104,0.4983065724372864,0.6103933453559875,0.61738121509552,0.5405757427215576,0.5890731811523438,0.5952338576316833,0.5817187428474426,0.5089254379272461,0.5251072645187378,0.46150216460227966,0.5148679614067078,0.3887735903263092,0.4488344192504883,0.3909257650375366,0.3776668608188629,0.3861401379108429,0.45196637511253357,0.29349493980407715,0.3524351418018341,0.39304569363594055,0.2982572913169861,0.2916961908340454,0.2276305854320526,0.10467293113470078,0.1802917867898941,0.14736376702785492,0.17693564295768738,0.1622486412525177,0.19476473331451416,0.1277724653482437,0.1278611570596695,0.12828271090984344,0.1731666624546051,0.10837110131978989,0.09028402715921402,0.15455202758312225,0.1708081215620041,0.16342948377132416,0.14576928317546844,0.06613471359014511,0.11239716410636902,0.0998937264084816,0.1584533005952835,0.17519862949848175,0.16449576616287231,0.08427949249744415,0.1257239282131195,0.11270129680633545,0.11203748732805252,0.15313838422298431,0.18791353702545166,0.21018482744693756,0.14498814940452576,0.14475470781326294,0.12952783703804016,0.12213906645774841,0.13460639119148254,0.14342957735061646,0.1280602514743805,0.12513050436973572,0.08637409657239914,0.09394601732492447,0.12422923743724823,0.14454840123653412,0.1329546421766281,0.08126887679100037,0.11659016460180283,0.12029718607664108,0.09750118851661682,0.11246133595705032,0.08578038960695267,0.10176519304513931,0.13560418784618378,0.09641946852207184,0.1151779517531395,0.1147477775812149,0.13511106371879578,0.15404070913791656,0.15037788450717926,0.1601618528366089,0.12214933335781097,0.14473886787891388,0.1702633947134018,0.14740918576717377,0.12229496240615845,0.11460530012845993,0.15096773207187653,0.15033690631389618,0.11809346079826355,0.14365215599536896,0.13609306514263153,0.12483791261911392,0.1232755184173584,0.13461391627788544,0.1441449671983719,0.1269286423921585,0.15603229403495789,0.14116618037223816,0.16176225244998932,0.1908894181251526,0.17274215817451477,0.14245375990867615,0.15748034417629242,0.15645244717597961,0.16610747575759888,0.16593950986862183,0.15784136950969696,0.1754302978515625,0.1820061206817627,0.17096000909805298,0.15715427696704865,0.17026643455028534,0.19342389702796936,0.18428917229175568,0.1827397346496582,0.17690938711166382,0.17392945289611816,0.190826416015625,0.17370088398456573,0.18805746734142303,0.15929006040096283,0.17353175580501556,0.1933869868516922,0.17734669148921967,0.1570325642824173,0.19045554101467133,0.21445831656455994,0.1910974085330963,0.1790807992219925,0.241862267255783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,6,11,16,21,26,31,36,41,46,51,56,61,66,71,76,81,86,91,96,101,106,111,116,1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4.373655365143939,4.331427924787879,4.335778255166666,4.318649792295455,4.326172448803031,4.366136103825758,4.3959362740075765,4.358838782742424,4.39904982169697,4.397591304568182,4.38493179780303,4.3494556496515155,4.319076620734848,4.32275770140909,4.338112530537879,4.3366481192121205,4.369406793287879,4.334525798136363,4.299703693696969,4.3085796308863635,4.315881867840909,4.288900116583333,4.2670760798787875,4.2675103950378785,4.278048660204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,8,13,18,23,28,33,38,43,48,53,58,63,68,73,78,83,88,93,98,103,108,113,118,1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1.378758645418918,8.69546963229324,7.846557196342584,9.471979488026012,6.970308852918221,8.721735948866064,9.155851981856607,8.566883040196968,8.21050831043359,8.439840219237588,7.339388657699931,7.752698804392959,7.731015295693369,6.658279568860025,7.231883356065461,5.993668603174614,6.069215099016826,6.274246734200102,5.467259345632611,5.379719280835354,5.404924909273784,6.242843949433529,5.2035489515824755,4.792364422119025,5.9026661587483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,5,10,15,20,25,30,35,40,45,50,55,60,65,70,75,80,85,90,95,100,105,110,115,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442044083598485,1.3613161410530303,1.4418273457121211,1.5242757646893939,1.4255822626439394,1.5241935114545453,1.5544846845,1.4989205222575757,1.529321133962121,1.544551959560606,1.5674639366212122,1.5532475429015151,1.5996717145757577,1.586497815409091,1.6670792592651515,1.6070779570984848,1.6519260955227273,1.5829349955303031,1.650369091909091,1.6951019554621212,1.5883292198333334,1.7018787049621211,1.622201090969697,1.5704004645530303,1.63233216261363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,7,12,17,22,27,32,37,42,47,52,57,62,67,72,77,82,87,92,97,102,107,112,117,1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aticle pick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.5276693318939394,1.3557393089393939,1.120623271030303,1.0980845539772728,1.021052863280303,1.027316234818182,1.034298753409091,1.0329982594772726,1.151389915439394,0.9306950691439394,0.8741904881742424,0.9037254231818181,0.8828465469848484,0.7989951990757574,0.7730668059469697,0.7098359141515151,0.7214618313712121,0.6989677844166666,0.6821168582045455,0.6394368633030304,0.6038122853636363,0.6109570097348485,0.6162331822045454,0.5765304767045455,0.63364633040909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1,6,11,16,21,26,31,36,41,46,51,56,61,66,71,76,81,86,91,96,101,106,111,116,1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,9.704643516833334,14.904945413,10.158787178166667,11.503509111,14.2291622745,12.299334246833332,12.843756973,12.138762449666666,9.006489602,10.269160643666668,11.663067787000001,10.054864419333333,8.926008008833334,9.311033380166666,11.776386284833334,10.885607739833333,13.128480238500002,9.535486069166668,11.631936358833334,9.7524947925,11.239551638833333,11.5643102465,8.537217285,9.300984825666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,5,10,15,20,25,30,35,40,45,50,55,60,65,70,75,80,85,90,95,100,105,110,115,1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,72.15408798533333,78.54065446316666,102.76528459233333,62.52703185883333,119.90532896233333,94.76984166833334,82.58080359683333,110.62997720016666,95.79631659433333,89.12360600666666,110.78016258916666,97.16758211483334,109.44249151866667,119.62993864683334,91.94616326016667,142.18458753299998,105.212570444,104.68362419433333,86.62347188883332,91.85724527133334,139.64294800933334,105.02611740266667,95.74200555133332,107.93537835849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,7,12,17,22,27,32,37,42,47,52,57,62,67,72,77,82,87,92,97,102,107,112,117,1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16</text:p>
          </table:table-cell>
          <table:table-cell office:value-type="string" table:style-name="ce1">
            <text:p>Picker training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,59.79621454316666,59.7186595355,59.6501286115,59.693568320666664,58.8916353315,59.483210771833335,59.6866239475,58.926649527,59.3247963295,59.669135630666666,59.13032279316667,60.192879632166665,60.7766267445,59.6817076295,59.100420872499996,59.97121363516666,59.2984845745,59.389176687,59.879611312,60.90913343933334,60.50526386283334,60.39751765416667,59.52680969,60.456793782166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211860657,0.9999954700469971,0.999961256980896,0.9999222755432129,0.9999240636825562,0.999820351600647,0.9996415376663208,0.9994749426841736,0.9989187121391296,0.9973742365837097,0.9946244955062866,0.9885125756263733,0.9785767793655396,0.9790546298027039,0.9825962781906128,0.97705078125,0.9681169390678406,0.9688788652420044,0.9692701101303101,0.9673405885696411,0.9519025683403015,0.9426606893539429,0.9347217679023743,0.9288470149040222,0.921439528465271,0.9113699197769165,0.899915874004364,0.8890723586082458,0.8710456490516663,0.8585021495819092,0.83176589012146,0.7885306477546692,0.7327014207839966,0.6995158195495605,0.6449565887451172,0.5830849409103394,0.5488013625144958,0.555768609046936,0.5601604580879211,0.5260085463523865,0.4606778025627136,0.382601797580719,0.31939977407455444,0.2675025761127472,0.27541670203208923,0.2662213444709778,0.22943806648254395,0.24044427275657654,0.23055964708328247,0.16956859827041626,0.17338135838508606,0.19422100484371185,0.22132252156734467,0.2061547338962555,0.17721079289913177,0.14310185611248016,0.16817638278007507,0.15144173800945282,0.11338195204734802,0.10461370646953583,0.12030353397130966,0.11653131991624832,0.07992593199014664,0.0348559133708477,0.05173908546566963,0.0647430270910263,0.0870041623711586,0.07880240678787231,0.06602852046489716,0.031404897570610046,0.02492631785571575,0.03107406757771969,0.019859980791807175,0.022184787318110466,0.012502837926149368,0.011344031430780888,0.0017184842145070434,0.004571986850351095,0.013331091031432152,0.030285608023405075,0.0447503924369812,0.035899627953767776,0.014780236408114433,0.01625632680952549,0.03211407735943794,0.02072972245514393,0.0034713547211140394,0.008688326925039291,0.023615112528204918,0.02197071537375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71985816956,0.9999817609786987,0.9999875426292419,0.9999819993972778,0.999934196472168,0.9999361038208008,0.9999504089355469,0.9999213814735413,0.999791145324707,0.9995551109313965,0.9992232918739319,0.99864661693573,0.9983015060424805,0.998100996017456,0.9976133704185486,0.9968404173851013,0.9963086843490601,0.9962472319602966,0.9962391257286072,0.9952808022499084,0.9946807622909546,0.9934057593345642,0.9924794435501099,0.9918221831321716,0.9891288876533508,0.9864503741264343,0.9879313111305237,0.9881496429443359,0.9881053566932678,0.9861237406730652,0.9798547625541687,0.9728026986122131,0.9694743156433105,0.9637576341629028,0.9524288773536682,0.9439974427223206,0.9417461156845093,0.9375019073486328,0.926792562007904,0.9152138233184814,0.9016746282577515,0.8850558400154114,0.873654842376709,0.8611595034599304,0.8514461517333984,0.8471627235412598,0.8319574594497681,0.8031157851219177,0.7712639570236206,0.7483009099960327,0.7385074496269226,0.7335001230239868,0.714384913444519,0.7001237273216248,0.704683780670166,0.7022358775138855,0.6817424893379211,0.6646015048027039,0.6604677438735962,0.653213381767273,0.6211682558059692,0.602834165096283,0.5905297994613647,0.5800768733024597,0.5672634243965149,0.5478498339653015,0.5238316655158997,0.4986342191696167,0.46788665652275085,0.44653040170669556,0.41290023922920227,0.34584522247314453,0.2720750868320465,0.20697590708732605,0.17936211824417114,0.16480804979801178,0.1372772753238678,0.07964035868644714,0.08253207057714462,0.10077068209648132,0.06341622769832611,0.030582787469029427,0.018090100958943367,0.017627930268645287,-0.002420119009912014,-0.005422309972345829,-0.006565625313669443,0.011390181258320808,0.007656313944607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039535522,0.9999962449073792,0.9999879598617554,0.9999735951423645,0.9999467134475708,0.9999521374702454,0.9999459385871887,0.9998939037322998,0.999771773815155,0.9995575547218323,0.9989574551582336,0.9973583817481995,0.9971367716789246,0.9977996349334717,0.9970923662185669,0.9965142607688904,0.9964481592178345,0.9962465167045593,0.9958547949790955,0.9943743348121643,0.9916845560073853,0.9910122156143188,0.9917361736297607,0.9897507429122925,0.9862112998962402,0.9851563572883606,0.9861611127853394,0.9834468364715576,0.9821117520332336,0.9796984791755676,0.9758387207984924,0.9698891043663025,0.963757336139679,0.9518473148345947,0.9397268295288086,0.9323492050170898,0.9242856502532959,0.9166651964187622,0.9007228016853333,0.8905832767486572,0.8660958409309387,0.8490328192710876,0.8378930687904358,0.8291356563568115,0.8068833947181702,0.7851232886314392,0.771576464176178,0.7460042834281921,0.7157755494117737,0.696378231048584,0.6941022276878357,0.6912878751754761,0.6735766530036926,0.6483423113822937,0.6497588753700256,0.6494320034980774,0.6181188225746155,0.5944552421569824,0.5934152603149414,0.5823837518692017,0.5456817150115967,0.5051900744438171,0.4971356987953186,0.4970085024833679,0.479987233877182,0.45022326707839966,0.41772928833961487,0.376539021730423,0.3566647171974182,0.35393989086151123,0.3070806860923767,0.26004889607429504,0.2131912261247635,0.141437828540802,0.11281159520149231,0.08663388341665268,0.0945325642824173,0.09978368133306503,0.08026193082332611,0.06663767993450165,0.058900076895952225,0.040316350758075714,0.046661753207445145,0.05667597055435181,0.03483262285590172,0.01288438681513071,0.004626165144145489,-0.01835484430193901,0.008613927289843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8927116394,0.9999943375587463,0.9999932050704956,0.99998539686203,0.9999416470527649,0.9999254941940308,0.9999391436576843,0.9999133348464966,0.9997922778129578,0.9996123909950256,0.9993216395378113,0.9985658526420593,0.9981499910354614,0.9980362057685852,0.9978488683700562,0.9975121021270752,0.9973578453063965,0.996819794178009,0.9969633221626282,0.9962528347969055,0.9947934746742249,0.993970513343811,0.9937435984611511,0.9928796887397766,0.9886659383773804,0.9863884449005127,0.9875689744949341,0.9875900745391846,0.9858020544052124,0.9832403659820557,0.9779147505760193,0.9709092974662781,0.9652228355407715,0.9535796642303467,0.9419875741004944,0.9352272152900696,0.9319116473197937,0.9274564981460571,0.9225890636444092,0.9125264286994934,0.8959953188896179,0.875515341758728,0.8653070330619812,0.858967661857605,0.8429999947547913,0.8176146149635315,0.805437445640564,0.7902312278747559,0.7678683400154114,0.7579940557479858,0.7461756467819214,0.7292701005935669,0.6909826397895813,0.662599503993988,0.6608790159225464,0.6408752799034119,0.6217488646507263,0.6024887561798096,0.6093471646308899,0.6203392744064331,0.5829267501831055,0.5548032522201538,0.555544912815094,0.5508382320404053,0.5234963297843933,0.5085101127624512,0.48196542263031006,0.4537907838821411,0.42161718010902405,0.37228918075561523,0.31666305661201477,0.28922951221466064,0.23018792271614075,0.15698543190956116,0.14398379623889923,0.14906269311904907,0.10550282895565033,0.07509291917085648,0.05684402212500572,0.05706742778420448,0.039442386478185654,0.06200689077377319,0.046086832880973816,0.03009006753563881,0.028469279408454895,0.04042157903313637,0.05713063105940819,0.04775576665997505,0.0172123592346906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211860657,0.9999967813491821,0.9999722242355347,0.9999721646308899,0.999975860118866,0.9999351501464844,0.9999057054519653,0.9999101758003235,0.9998549818992615,0.9997540712356567,0.9995077252388,0.9992386102676392,0.9983606338500977,0.9978584051132202,0.9979129433631897,0.9973131418228149,0.9959116578102112,0.9953468441963196,0.995570182800293,0.9953722357749939,0.9933173656463623,0.9920072555541992,0.9911576509475708,0.9908170104026794,0.9895235300064087,0.9872786402702332,0.9863975644111633,0.9861178398132324,0.9835708737373352,0.980675458908081,0.9770170450210571,0.9685735106468201,0.9573493599891663,0.9481648802757263,0.937232255935669,0.9286936521530151,0.9228148460388184,0.9193970561027527,0.9166936874389648,0.9033644795417786,0.8826593160629272,0.8556418418884277,0.8318603038787842,0.8236231207847595,0.8127394318580627,0.7883583307266235,0.7645145058631897,0.7454586029052734,0.7318340539932251,0.7191207408905029,0.6845459342002869,0.6550551056861877,0.6410821080207825,0.6221866011619568,0.6136241555213928,0.6081600785255432,0.5593812465667725,0.5208742022514343,0.5368706583976746,0.557827889919281,0.554485023021698,0.526733934879303,0.49332454800605774,0.4737698435783386,0.47455769777297974,0.4501509666442871,0.4259195923805237,0.3836011290550232,0.3446965217590332,0.33240655064582825,0.31849128007888794,0.2693832218647003,0.21635475754737854,0.17595075070858002,0.14181110262870789,0.10623782128095627,0.0719800740480423,0.048169635236263275,0.05022444576025009,0.047368377447128296,0.055723678320646286,0.03210046514868736,0.044443901628255844,0.06533597409725189,0.045525502413511276,0.026247264817357063,0.04788508266210556,0.061258021742105484,0.05204450711607933,0.034380145370960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0197677612,0.9999993443489075,0.9999939203262329,0.9999979138374329,0.9999909400939941,0.9999714493751526,0.99996417760849,0.999916136264801,0.9996502995491028,0.999282717704773,0.999167263507843,0.9989551901817322,0.9986352920532227,0.9985044002532959,0.9980513453483582,0.9980634450912476,0.997627317905426,0.9978971481323242,0.9975271821022034,0.9964509010314941,0.9962687492370605,0.9953430891036987,0.9935044050216675,0.9917641878128052,0.9886239767074585,0.9847667217254639,0.9810922145843506,0.9793224930763245,0.977541446685791,0.9787088632583618,0.9794163703918457,0.9795088171958923,0.9761096835136414,0.9804231524467468,0.9781020879745483,0.9751300811767578,0.9746586084365845,0.9736068248748779,0.9747660160064697,0.9702728390693665,0.9665113687515259,0.9640207290649414,0.9608128666877747,0.959728479385376,0.9593204259872437,0.9553720951080322,0.9505970478057861,0.9455782175064087,0.9433595538139343,0.9459099173545837,0.9468644857406616,0.9397268295288086,0.9467101693153381,0.9476006031036377,0.9429935216903687,0.9475364089012146,0.9443395733833313,0.9465219378471375,0.9478710293769836,0.9478085041046143,0.9490950703620911,0.9504148960113525,0.9539488554000854,0.9533873796463013,0.9508248567581177,0.9518210887908936,0.953574001789093,0.9552571773529053,0.957033634185791,0.9576733708381653,0.9587091207504272,0.9621309638023376,0.9639953970909119,0.9655376076698303,0.9681417942047119,0.9707514643669128,0.9728134870529175,0.974243700504303,0.9751890301704407,0.976997971534729,0.9779020547866821,0.9794710278511047,0.9810605645179749,0.9822463393211365,0.9831405282020569,0.9837695360183716,0.9841007590293884,0.9847835302352905,0.9854018688201904,0.9859614372253418,0.985694944858551,0.9862138628959656,0.9871353507041931,0.9872686266899109,0.9874263405799866,0.9875402450561523,0.9878872036933899,0.9884665012359619,0.9891718626022339,0.989661455154419,0.9903010129928589,0.9906228184700012,0.9907028675079346,0.9909586310386658,0.9914650321006775,0.9918072819709778,0.9921077489852905,0.9921880960464478,0.9923007488250732,0.9923376441001892,0.9923692941665649,0.9925652742385864,0.9926999807357788,0.9929547309875488,0.9933180809020996,0.9935121536254883,0.9935386776924133,0.9936961531639099,0.9938712120056152,0.9939104318618774,0.9940075278282166,0.9940690398216248,0.9941807389259338,0.9942972660064697,0.9943122863769531,0.9943568110466003,0.9943490028381348,0.9945749640464783,0.9946760535240173,0.9947790503501892,0.9949546456336975,0.9950084090232849,0.994991660118103,0.9951670169830322,0.9952225089073181,0.9953097105026245,0.995397686958313,0.9953470230102539,0.9953842163085938,0.9954464435577393,0.9954394102096558,0.9954541325569153,0.9954875111579895,0.9954236745834351,0.9955301880836487,0.9955689311027527,0.995557427406311,0.9955658912658691,0.9956905841827393,0.9957714676856995,0.9957683086395264,0.9957817196846008,0.9958168268203735,0.9958688020706177,0.9958610534667969,0.995888352394104,0.9958245158195496,0.9958434700965881,0.9958693385124207,0.99588966369628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7483024597,0.9999761581420898,0.9999472498893738,0.9998681545257568,0.99976646900177,0.9997718930244446,0.9995360970497131,0.9993948936462402,0.9991818070411682,0.9991668462753296,0.9985535144805908,0.9984202980995178,0.9979686141014099,0.9966633319854736,0.9953871965408325,0.9946877956390381,0.9940714836120605,0.9925066828727722,0.9917740821838379,0.990759015083313,0.9893671870231628,0.9878568649291992,0.9892804026603699,0.9878239631652832,0.9874113202095032,0.9857074618339539,0.9861460328102112,0.9862920045852661,0.9852404594421387,0.9836652874946594,0.9813052415847778,0.9823545813560486,0.9802019596099854,0.9766591191291809,0.9719394445419312,0.9689342975616455,0.9661835432052612,0.9623929858207703,0.9575939178466797,0.9474193453788757,0.9368651509284973,0.9265357255935669,0.9196804165840149,0.9121116399765015,0.8934788107872009,0.8848615288734436,0.8693476319313049,0.8587180376052856,0.8441903591156006,0.8432236313819885,0.832724928855896,0.8263129591941833,0.8138605952262878,0.8078255653381348,0.7925608158111572,0.7962769269943237,0.7784473896026611,0.7742781639099121,0.7820404171943665,0.7708649039268494,0.7678110003471375,0.7705102562904358,0.7737782001495361,0.7774403691291809,0.781571090221405,0.7822467684745789,0.7733340263366699,0.779515266418457,0.7707064151763916,0.7683023810386658,0.7683581709861755,0.7549193501472473,0.7384160757064819,0.7124015688896179,0.7049994468688965,0.6922780275344849,0.6717918515205383,0.6494733691215515,0.6168212890625,0.5910714864730835,0.5441460013389587,0.4945865273475647,0.4667825400829315,0.4477084279060364,0.40143996477127075,0.37115320563316345,0.34422722458839417,0.32623291015625,0.2889665961265564,0.2547917068004608,0.22685857117176056,0.196175217628479,0.17871755361557007,0.13856524229049683,0.15389148890972137,0.1391981691122055,0.11311542987823486,0.09795212000608444,0.07212615758180618,0.06868387758731842,0.06492374837398529,0.06013105809688568,0.04701562598347664,0.053129423409700394,0.05106787756085396,0.03951788321137428,0.032383840531110764,0.03241749480366707,0.02284466102719307,0.009261321276426315,0.022862251847982407,0.0076092821545898914,0.0017980564152821898,0.004409871995449066,0.018627779558300972,0.002178392605856061,0.017288772389292717,0.013607785105705261,-0.00516484584659338,0.013232101686298847,0.011699407361447811,0.007154704537242651,0.010790928266942501,0.01982172764837742,0.008880759589374065,-0.0016876236768439412,0.00043523177737370133,0.002181024057790637,0.0018492175731807947,-0.01641172356903553,0.004270861856639385,-0.0023893858306109905,0.004254354164004326,0.0024499360006302595,-0.006525578908622265,-0.016032371670007706,-0.006515628192573786,0.006493661552667618,-0.00730906194075942,0.005620102398097515,-0.008550073020160198,0.009151747450232506,-0.0006687261629849672,-0.005949383135885,-0.003686452517285943,-0.004779048264026642,-0.0007206182344816625,-0.0034236477222293615,-0.0029093867633491755,0.005192194599658251,0.00033620986505411565,0.009879987686872482,-0.001203056424856186,0.0007757069543004036,0.004609613213688135,-0.003075504442676902,0.002729864325374365,-0.0003806332824751735,0.002932274714112282,-0.002983580343425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75426292419,0.9970447421073914,0.999431848526001,0.9989333748817444,0.9991147518157959,0.9992027878761292,0.9983536005020142,0.9955964088439941,0.9956051707267761,0.9911948442459106,0.9873242974281311,0.9822314381599426,0.9729357361793518,0.9675021767616272,0.9684206247329712,0.9480220675468445,0.959368884563446,0.9351545572280884,0.9278860092163086,0.9248907566070557,0.9155082106590271,0.8943701982498169,0.8889759182929993,0.8425445556640625,0.8053682446479797,0.793397068977356,0.767238974571228,0.7165979146957397,0.7341856956481934,0.6997390985488892,0.6941206455230713,0.6564148664474487,0.6445199847221375,0.6205904483795166,0.6042225956916809,0.6020527482032776,0.5579143762588501,0.5647861361503601,0.5073193311691284,0.4486446678638458,0.4086747467517853,0.41853752732276917,0.3790665566921234,0.31498444080352783,0.28531011939048767,0.21370384097099304,0.24849696457386017,0.24998950958251953,0.24447785317897797,0.2135365903377533,0.17013020813465118,0.1863107681274414,0.1441502422094345,0.12627196311950684,0.11528018116950989,0.12513026595115662,0.1427341252565384,0.14902366697788239,0.13024035096168518,0.10281821340322495,0.09988187253475189,0.11923809349536896,0.1256617307662964,0.10673660039901733,0.14605458080768585,0.09643089771270752,0.08278568834066391,0.11147664487361908,0.0957513228058815,0.08693529665470123,0.060387689620256424,0.06255341321229935,0.04077423736453056,0.05187515914440155,0.06520836055278778,0.07642801105976105,0.0803934708237648,0.0665145292878151,0.074739009141922,0.04287267476320267,0.06492889672517776,0.030456574633717537,0.02988915704190731,0.03845086321234703,0.04857797548174858,0.05053329840302467,0.045188188552856445,0.043381910771131516,0.031247254461050034,0.042761679738759995,0.03712567687034607,0.04583107307553291,0.05401994287967682,0.04930520057678223,0.029597226530313492,0.0466076135635376,0.04883670434355736,0.038640107959508896,0.028516605496406555,0.04608559608459473,0.053165044635534286,0.04234014078974724,0.03374865651130676,0.05578218400478363,0.057040441781282425,0.031678155064582825,0.03493490442633629,0.02744274027645588,0.040189724415540695,0.04675031453371048,0.04426085203886032,0.04923839122056961,0.046414729207754135,0.04659576341509819,0.04044075310230255,0.05166788399219513,0.049852173775434494,0.049309298396110535,0.0471273809671402,0.052018262445926666,0.04855013266205788,0.04545022174715996,0.06436917185783386,0.051831457763910294,0.0353967621922493,0.049513161182403564,0.07134933024644852,0.07270196825265884,0.06970479339361191,0.05743904411792755,0.04624496400356293,0.07761184126138687,0.06468003988265991,0.04324309900403023,0.03998202085494995,0.037718936800956726,0.04844771698117256,0.054295897483825684,0.06201699376106262,0.06119852885603905,0.05002038553357124,0.05411903187632561,0.045082543045282364,0.06093328073620796,0.06594739109277725,0.0479729026556015,0.05135410651564598,0.04499959200620651,0.04792238771915436,0.04257810115814209,0.05627579614520073,0.05163630098104477,0.05661066994071007,0.06478366255760193,0.050453782081604004,0.05727018043398857,0.04672706127166748,0.042939476668834686,0.04772574082016945,0.03373456746339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63558197,0.9999878406524658,0.9999833703041077,0.9999411702156067,0.9999002814292908,0.9999386072158813,0.9997739791870117,0.9996263980865479,0.9995410442352295,0.9992987513542175,0.998727023601532,0.9984588027000427,0.9981904625892639,0.9979082345962524,0.9972909688949585,0.9959223866462708,0.9944847822189331,0.993335485458374,0.9926478266716003,0.9921698570251465,0.9918478727340698,0.9905193448066711,0.9907572865486145,0.9894664287567139,0.9885943531990051,0.9857832789421082,0.9869024157524109,0.9828572869300842,0.9824063181877136,0.9815244078636169,0.9785864353179932,0.9796461462974548,0.9765692353248596,0.9716670513153076,0.9681764841079712,0.9651408195495605,0.9627322554588318,0.9596405625343323,0.9506806135177612,0.937252402305603,0.9272834062576294,0.9218599200248718,0.9135861992835999,0.9010024666786194,0.8789432644844055,0.8812070488929749,0.8631588816642761,0.8402222990989685,0.8263577222824097,0.8298269510269165,0.8113163113594055,0.7924550771713257,0.7809854745864868,0.7670528292655945,0.7538259625434875,0.7613739967346191,0.7487562894821167,0.7330349087715149,0.713808536529541,0.7259276509284973,0.7328271865844727,0.7142578959465027,0.7231518030166626,0.708666980266571,0.7082210779190063,0.7185618281364441,0.7081929445266724,0.7002381086349487,0.689471960067749,0.6883462071418762,0.677769660949707,0.6402882933616638,0.6449195146560669,0.6086138486862183,0.6000086665153503,0.5732580423355103,0.5543767213821411,0.5377494692802429,0.48000863194465637,0.43963152170181274,0.4149243235588074,0.3764633238315582,0.3359270393848419,0.2900799512863159,0.2580508589744568,0.22077332437038422,0.2031925767660141,0.1873209923505783,0.1677420437335968,0.16157926619052887,0.16746816039085388,0.12927229702472687,0.10546071827411652,0.08770480006933212,0.08790013939142227,0.0581071563065052,0.042899735271930695,0.04133092984557152,0.05941952392458916,0.04350581765174866,0.05081261694431305,0.045112043619155884,0.0197896771132946,0.02431073971092701,0.016660239547491074,0.012059809640049934,0.012952799908816814,0.015201590023934841,0.021372437477111816,0.023932933807373047,0.008701354265213013,0.021346695721149445,0.02343575842678547,0.006328578107059002,0.016495268791913986,0.007210077717900276,0.022836582735180855,0.030206257477402687,0.009955722838640213,0.017486777156591415,0.01200393121689558,0.0017028357833623886,0.00459592929109931,0.007973220199346542,0.029999207705259323,0.03950151801109314,0.015543146058917046,0.00042545743053779006,0.00825414340943098,0.008023114874958992,0.031911980360746384,0.027984393760561943,-0.004348410293459892,0.01134613435715437,0.010066717863082886,0.019387707114219666,0.010259700007736683,0.006660353392362595,0.011571682058274746,0.019629424437880516,0.007808517664670944,0.020014917477965355,0.02309124730527401,0.017312802374362946,0.025182947516441345,0.02520444057881832,0.024032505229115486,0.008035589009523392,0.0052124569192528725,0.004838617518544197,0.009579603560268879,0.004335001111030579,0.013087957166135311,0.02006351202726364,0.015139988623559475,-0.0008059274987317622,0.005824282765388489,0.010654835030436516,0.011405497789382935,-0.0043133487924933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8927116394,0.9999979734420776,0.9999982714653015,0.9999883770942688,0.9999902844429016,0.9999702572822571,0.9999282956123352,0.9998331069946289,0.9995474219322205,0.9994013905525208,0.9993085265159607,0.9988966584205627,0.9984751343727112,0.9982126355171204,0.9976176023483276,0.997325599193573,0.9966492652893066,0.9957921504974365,0.9953923225402832,0.9947826266288757,0.9954086542129517,0.9943243861198425,0.9927607178688049,0.9886815547943115,0.986603319644928,0.9870185256004333,0.9843907952308655,0.9832789897918701,0.9841082692146301,0.9843072295188904,0.9866938591003418,0.9851385951042175,0.984575629234314,0.9856221079826355,0.9858394265174866,0.9845991730690002,0.9844133257865906,0.9819864630699158,0.9792732000350952,0.9773073792457581,0.9754249453544617,0.9735921025276184,0.9710733890533447,0.9666202664375305,0.962594747543335,0.9603099226951599,0.9541608095169067,0.9530931115150452,0.9536354541778564,0.9533902406692505,0.9553497433662415,0.9563056230545044,0.9538080096244812,0.9543458223342896,0.9531296491622925,0.9498117566108704,0.9479476809501648,0.9486905932426453,0.9462683796882629,0.9446910619735718,0.9453603029251099,0.9443726539611816,0.9412340521812439,0.9383531808853149,0.9359917044639587,0.9372124671936035,0.9405360221862793,0.9388901591300964,0.9407341480255127,0.9416045546531677,0.9448232054710388,0.9466789364814758,0.9484987854957581,0.9471374750137329,0.9499022364616394,0.9543246030807495,0.9528599381446838,0.9532948136329651,0.9564864635467529,0.9575263857841492,0.9620379209518433,0.9644041657447815,0.9672622680664062,0.9716419577598572,0.9755434989929199,0.9771667718887329,0.9787804484367371,0.9787713885307312,0.9800488352775574,0.9814951419830322,0.9829614758491516,0.9838026762008667,0.98443603515625,0.9850517511367798,0.9861207604408264,0.9866549968719482,0.9870401620864868,0.9875434041023254,0.9883919358253479,0.9890793561935425,0.9897201061248779,0.9902999997138977,0.9905980825424194,0.990871012210846,0.9911707639694214,0.9917131066322327,0.9919724464416504,0.9925270080566406,0.9927765727043152,0.9930335879325867,0.9931743144989014,0.9933881759643555,0.9936333298683167,0.9937697052955627,0.9941107034683228,0.9942958354949951,0.9944930076599121,0.9945802688598633,0.9946452379226685,0.9947701096534729,0.99493807554245,0.9950283169746399,0.9950380325317383,0.995037317276001,0.9952408075332642,0.9952958226203918,0.9953577518463135,0.9956668615341187,0.9957264065742493,0.9958315491676331,0.9959618449211121,0.9960649609565735,0.9960125088691711,0.9960706233978271,0.9961386919021606,0.9961879849433899,0.9961759448051453,0.9962298274040222,0.9962747097015381,0.9962443113327026,0.996321439743042,0.9963743090629578,0.9963622093200684,0.9963881969451904,0.9964680671691895,0.9964582920074463,0.9965411424636841,0.9965960383415222,0.9965886473655701,0.9966402649879456,0.9966489672660828,0.9966813921928406,0.9967139363288879,0.996726393699646,0.996742308139801,0.9967411160469055,0.9967398643493652,0.996722936630249,0.9968352317810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21321868896,0.9999809265136719,0.9999285936355591,0.9998298287391663,0.9999392032623291,0.9999337792396545,0.9998694062232971,0.9998533129692078,0.9998881816864014,0.9998936057090759,0.9998832941055298,0.9997825026512146,0.9995565414428711,0.9992312788963318,0.9986477494239807,0.9976131916046143,0.9960128664970398,0.9932395219802856,0.9872721433639526,0.9791486859321594,0.9703294038772583,0.965854287147522,0.9607067704200745,0.9579334259033203,0.9512755274772644,0.9460179805755615,0.9423026442527771,0.9345735311508179,0.9313949346542358,0.9318237900733948,0.9345269799232483,0.9339893460273743,0.9251404404640198,0.9207333326339722,0.9116275906562805,0.899340808391571,0.8708277344703674,0.83543860912323,0.8040237426757812,0.7814042568206787,0.7602789998054504,0.7271472811698914,0.6946775317192078,0.6492892503738403,0.6035345792770386,0.5762487649917603,0.5537232160568237,0.5585026144981384,0.5728129744529724,0.567144513130188,0.5354869365692139,0.4623313546180725,0.4430530071258545,0.42839786410331726,0.4176796078681946,0.42659997940063477,0.4240312874317169,0.40671661496162415,0.3711099326610565,0.3592485189437866,0.3475787341594696,0.29315418004989624,0.3106793165206909,0.3035099506378174,0.245733842253685,0.27400892972946167,0.3137153387069702,0.27668339014053345,0.23814962804317474,0.24044016003608704,0.23446668684482574,0.20641741156578064,0.1786215603351593,0.17603647708892822,0.164701908826828,0.17989571392536163,0.19278071820735931,0.1690295934677124,0.14948132634162903,0.1254691481590271,0.09977862238883972,0.1085900366306305,0.10994217544794083,0.09935849905014038,0.10332994163036346,0.11033055931329727,0.08149015158414841,0.05416459962725639,0.0654040053486824,0.08696800470352173,0.09112714231014252,0.07246284931898117,0.04369734227657318,0.03979651257395744,0.044628724455833435,0.02645678073167801,0.030132386833429337,0.043941497802734375,0.04369744658470154,0.05653746798634529,0.039308834820985794,0.023907020688056946,0.03226272761821747,0.03220397233963013,0.011407614685595036,0.0011518470710143447,0.019979305565357208,0.010835393331944942,0.014495094306766987,0.014930778183043003,0.0005231894319877028,0.0072928196750581264,0.02373400703072548,0.007254217751324177,0.00042660764302127063,0.010784788988530636,0.03732044994831085,0.03489192575216293,0.02408389188349247,0.021733997389674187,0.013286451809108257,-0.005726031959056854,-0.0031199241057038307,-0.005667945835739374,-0.019906720146536827,-0.02205628715455532,-0.01626860722899437,-0.01476005557924509,0.008059616200625896,0.006509371101856232,0.004868045449256897,-0.0030464492738246918,-0.0009017172851599753,0.023809311911463737,0.024633564054965973,0.0016375631093978882,0.013492504134774208,0.02001437358558178,-0.012282130308449268,-0.030096152797341347,-0.022244542837142944,-0.0008828709251247346,0.008607088588178158,0.019405191764235497,0.013125176541507244,0.006979938130825758,0.01298361737281084,-0.0020411189179867506,-0.01945357769727707,-0.019897546619176865,-0.011174876242876053,0.0007219139370135963,-0.00019188733131159097,-0.013083012774586678,-0.00038089454756118357,0.009241453371942043,0.0038654531817883253,-0.00298265740275383,-0.013273186050355434,-0.013521336019039154,-0.0017035388154909015,-0.006955847144126892,-0.014398787170648575,-0.006269323639571667,0.002222917741164565,0.010308228433132172,0.013310548849403858,0.019370924681425095,0.015829695388674736,0.008451090194284916,0.025989321991801262,0.04005509987473488,0.03079911693930626,0.01778264157474041,0.010732334107160568,0.009130222722887993,0.0021251405123621225,-0.007000017911195755,-0.010731262154877186,-0.007513568736612797,0.004831068217754364,0.017900703474879265,0.023130331188440323,0.022750288248062134,0.023558972403407097,0.027609575539827347,0.0209564957767725,0.014179534278810024,0.010414759628474712,0.010179643519222736,0.0061678336933255196,0.0008837879286147654,0.002960863756015897,0.0036294138990342617,-0.0029720261227339506,-0.016175704076886177,-0.009750960394740105,0.004776934161782265,0.016700252890586853,0.0247061513364315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927116394,0.999995768070221,0.9999903440475464,0.9999834895133972,0.9999772906303406,0.9999632239341736,0.9999347925186157,0.9999064207077026,0.9998987913131714,0.9999390840530396,0.9999234080314636,0.9998893141746521,0.9998145699501038,0.9997622966766357,0.9997750520706177,0.9997608661651611,0.999659538269043,0.9994158148765564,0.9990084171295166,0.9985024929046631,0.9982365965843201,0.9977844953536987,0.9972830414772034,0.9972050189971924,0.9976741671562195,0.9982251524925232,0.9979135394096375,0.9964257478713989,0.995754063129425,0.9956038594245911,0.9950313568115234,0.9942739009857178,0.993719220161438,0.9928604960441589,0.9911482334136963,0.9895097613334656,0.9901113510131836,0.9903329610824585,0.9900057911872864,0.9896358847618103,0.9897335767745972,0.9894933700561523,0.9879213571548462,0.9858304262161255,0.9838976860046387,0.9833395481109619,0.9834404587745667,0.9832144379615784,0.9824390411376953,0.9817801713943481,0.9805219173431396,0.9783448576927185,0.9745179414749146,0.9701924324035645,0.966008722782135,0.9613547921180725,0.9558159708976746,0.9524153470993042,0.9514464139938354,0.9500353336334229,0.945106565952301,0.9367182850837708,0.9239785671234131,0.9118837714195251,0.898162305355072,0.8780657649040222,0.8512800335884094,0.8303736448287964,0.8199583888053894,0.8114606142044067,0.795177698135376,0.7737435698509216,0.7659465670585632,0.760696530342102,0.7401679158210754,0.705776035785675,0.6767722368240356,0.647569477558136,0.6325421929359436,0.6250293254852295,0.6145331263542175,0.5980087518692017,0.584144115447998,0.5830633640289307,0.583162248134613,0.5661813616752625,0.5552471876144409,0.5439333319664001,0.5442966818809509,0.5618875026702881,0.5713589191436768,0.5680335164070129,0.5552275776863098,0.5433870553970337,0.5218780636787415,0.4974648356437683,0.48297980427742004,0.4889567792415619,0.5013250112533569,0.5105883479118347,0.5076913237571716,0.49494677782058716,0.4799947440624237,0.46083661913871765,0.43130216002464294,0.3945904076099396,0.36740103363990784,0.3479491174221039,0.34051766991615295,0.33239859342575073,0.322360098361969,0.31233832240104675,0.3078862726688385,0.2940130829811096,0.26178088784217834,0.21882933378219604,0.18888086080551147,0.17919999361038208,0.16221782565116882,0.1501723974943161,0.1409156620502472,0.12910272181034088,0.11559797823429108,0.1071842834353447,0.08215802907943726,0.07575741410255432,0.07681776583194733,0.08446115255355835,0.0711863711476326,0.060017868876457214,0.047635652124881744,0.04332803189754486,0.03402015566825867,0.0352579765021801,0.036434024572372437,0.043218400329351425,0.03954291716217995,0.04002678394317627,0.032483819872140884,0.025486350059509277,0.020708950236439705,0.01815616711974144,0.025010325014591217,0.033578187227249146,0.012637012638151646,0.009460387751460075,0.008996241725981236,0.00929647870361805,0.00469359802082181,-0.006194891408085823,-0.0057948557659983635,0.006097730249166489,0.007354421075433493,-0.0017335029551759362,-0.01599590852856636,-0.01824193075299263,-0.007431474048644304,0.010020905174314976,0.01429299358278513,0.004238547291606665,-0.009439044632017612,-0.007958171889185905,0.0023520011454820633,0.007271911017596722,-0.0010083590168505907,-0.007275647949427366,-0.012556351721286774,-0.0049104285426437855,-0.0016488628461956978,-0.004387177526950836,-0.0036292127333581448,0.0025380169972777367,0.008536122739315033,0.008101222105324268,0.00019420204625930637,0.004579166881740093,0.01691722311079502,0.02061309665441513,0.01220534835010767,0.0014009646838530898,0.00039299341733567417,0.007468551862984896,0.007445540279150009,0.0034106848761439323,0.0004552036989480257,-0.0073552848771214485,-0.004861647263169289,-0.000967990723438561,-0.006406002677977085,-0.011268340051174164,-0.014612816274166107,-0.014757299795746803,-0.006669189315289259,-0.0005823892424814403,0.002696841489523649,-0.0055333212949335575,-0.023636672645807266,-0.026201298460364342,-0.021318402141332626,-0.015615766867995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855160713196,0.9999382495880127,0.9996799826622009,0.9995658993721008,0.9998438358306885,0.9997970461845398,0.9996468424797058,0.9996358752250671,0.999782383441925,0.9998615980148315,0.9998205304145813,0.9996314644813538,0.9993172883987427,0.9987932443618774,0.9979140758514404,0.9969592094421387,0.9955936074256897,0.9926808476448059,0.9852046370506287,0.9697830677032471,0.9580852389335632,0.9532893300056458,0.954712986946106,0.9560291171073914,0.952875554561615,0.9510086178779602,0.9469178915023804,0.9387985467910767,0.9310410022735596,0.9241593480110168,0.9144425988197327,0.9081822633743286,0.8924862742424011,0.8750834465026855,0.8526709079742432,0.8480326533317566,0.8512159585952759,0.827701210975647,0.7985692620277405,0.7687191963195801,0.7496614456176758,0.7216292023658752,0.7030055522918701,0.6772200465202332,0.6594353914260864,0.6860567331314087,0.6747170686721802,0.6510292291641235,0.6434228420257568,0.6709413528442383,0.6667366027832031,0.6547505259513855,0.6148505210876465,0.5725094079971313,0.5377834439277649,0.49637094140052795,0.4337877929210663,0.38921982049942017,0.3650115430355072,0.33626577258110046,0.30363795161247253,0.29609525203704834,0.3086840510368347,0.2852090299129486,0.24711965024471283,0.21014933288097382,0.2246060073375702,0.20084454119205475,0.15855002403259277,0.15213242173194885,0.1596936583518982,0.15896588563919067,0.15260061621665955,0.1641194224357605,0.15635548532009125,0.1289781928062439,0.12268286943435669,0.0942535549402237,0.07935019582509995,0.0978369265794754,0.10247702151536942,0.07975774258375168,0.08711261302232742,0.0801849514245987,0.050151314586400986,0.03779412806034088,0.058513130992650986,0.06540497392416,0.06272463500499725,0.05749579146504402,0.03232593089342117,0.023233141750097275,0.037996698170900345,0.02300652489066124,-0.0065659224055707455,0.004050180781632662,0.04086214303970337,0.054966095834970474,0.03481552004814148,0.01416539866477251,0.02352190390229225,0.027283381670713425,0.02820444107055664,0.030073808506131172,0.04537461698055267,0.04594394564628601,0.043728236109018326,0.040205955505371094,0.018642984330654144,0.009154370985925198,0.0036608038935810328,-0.02499254234135151,0.0021813560742884874,0.03796163573861122,0.02737722545862198,-0.0023766031954437494,0.01365959644317627,0.023062271997332573,0.0168214850127697,0.015020829625427723,0.01508405152708292,-0.0022785465698689222,-0.024884171783924103,-0.023778017610311508,-0.005626378580927849,0.021447379142045975,0.009937239810824394,0.001980213215574622,0.022260110825300217,0.022961070761084557,0.02442157082259655,0.018128644675016403,0.008983153849840164,0.02644149586558342,0.0155492527410388,0.006516360677778721,0.03740207850933075,0.035279881209135056,0.02497798204421997,0.0327334925532341,0.027234980836510658,0.005440073553472757,0.009731893427670002,0.02378048561513424,0.02227538824081421,0.03975696116685867,0.02508002333343029,0.019374463707208633,0.03371773660182953,0.011604835279285908,0.004602663218975067,0.012905997224152088,0.004038739949464798,-0.001265358878299594,0.004328276962041855,0.0006965225911699235,-0.009344865567982197,0.00027773535111919045,0.011067667976021767,0.00210386561229825,-9.041486191563308e-05,0.0023923004046082497,-0.009241408668458462,-0.02353713847696781,-0.029942359775304794,-0.03689707815647125,-0.02042328380048275,-0.008265955373644829,0.0056418501771986485,0.008373839780688286,-0.00446251081302762,0.0007598016527481377,0.003115949919447303,0.015080996789038181,0.013592654839158058,0.012171433307230473,0.011899474076926708,-0.0033360947854816914,0.011269539594650269,0.012637173756957054,-0.008237308822572231,-0.003415369661524892,-0.0018898214912042022,-0.007643554825335741,-0.011395611800253391,-0.012878740206360817,-0.010119321756064892,0.004606577102094889,-0.002493375912308693,-0.005709439981728792,-0.0009548166417516768,0.010590499266982079,0.006965013686567545,0.010147536173462868,0.00951415579766035,0.007716521620750427,0.008654575794935226,0.007767403498291969,0.01560154091566801,0.023999873548746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542930603,0.9999863505363464,0.9999101758003235,0.9997312426567078,0.999883234500885,0.9999398589134216,0.9999099969863892,0.999910831451416,0.999843180179596,0.9998319745063782,0.9998114705085754,0.9997760653495789,0.9994822144508362,0.9992800354957581,0.999265193939209,0.9987430572509766,0.9976544976234436,0.9963902831077576,0.992564857006073,0.9870020747184753,0.9844836592674255,0.9805700778961182,0.9754645824432373,0.9746147990226746,0.9759398698806763,0.9768698811531067,0.9733017086982727,0.9678959250450134,0.962729275226593,0.9568910002708435,0.9518347382545471,0.9476577043533325,0.9366782307624817,0.9210602045059204,0.9074673056602478,0.9036797881126404,0.9067038893699646,0.899071216583252,0.8830591440200806,0.863837718963623,0.8423230648040771,0.8284616470336914,0.819114625453949,0.8067625164985657,0.7904706597328186,0.7834420800209045,0.7706384062767029,0.7609877586364746,0.7643876075744629,0.7757351398468018,0.7782171368598938,0.781987726688385,0.7655912637710571,0.7323822975158691,0.6880328059196472,0.6316959261894226,0.5696296095848083,0.5192915797233582,0.4878386855125427,0.5139922499656677,0.5315983891487122,0.4932025969028473,0.4336194396018982,0.39289194345474243,0.3425794541835785,0.34373393654823303,0.3770357072353363,0.3182711899280548,0.2817680239677429,0.2711046636104584,0.28400862216949463,0.2041190266609192,0.15988250076770782,0.196392223238945,0.17424021661281586,0.1823015809059143,0.18383042514324188,0.14475643634796143,0.1402338743209839,0.10964217782020569,0.10853874683380127,0.12151181697845459,0.11591530591249466,0.08366714417934418,0.06980875879526138,0.09837326407432556,0.0915045291185379,0.05488939210772514,0.03561101853847504,0.031447798013687134,0.04294713959097862,0.057830050587654114,0.06692085415124893,0.06867741048336029,0.06415576487779617,0.04495679587125778,0.029839463531970978,0.008633428253233433,-0.009685717523097992,0.030496645718812943,0.07779152691364288,0.0977199375629425,0.05344664305448532,0.00944291427731514,0.028507087379693985,0.05509283393621445,0.05182961747050285,0.04562591388821602,0.03577664867043495,0.03133765235543251,0.038095321506261826,0.02720349095761776,0.003970179706811905,-0.020843807607889175,0.015050689689815044,0.03078535944223404,0.011486486531794071,0.02729361318051815,0.03960537165403366,0.012711258605122566,0.0017284826608374715,-0.0051740980707108974,0.0022583017125725746,-0.005767193157225847,0.0033582018222659826,0.009702823124825954,0.0099672582000494,0.016432050615549088,0.013453280553221703,0.01647120527923107,0.015523060224950314,0.022252244874835014,0.05417801812291145,0.05977703258395195,0.04004752263426781,0.006057193968445063,0.006464580539613962,0.009632211178541183,-0.011495216749608517,0.0005025573191232979,0.02372809313237667,0.0045437319204211235,-0.004746840801090002,-0.007457931526005268,-0.009832145646214485,0.011250385083258152,0.012894799932837486,0.0011513399658724666,0.005028376821428537,0.015606765635311604,0.007524063810706139,-0.004462286364287138,-0.018476640805602074,-0.022445498034358025,0.005293538793921471,0.01723962090909481,-0.007221139967441559,-0.022929217666387558,-0.014418555423617363,-0.004772087559103966,0.0042785340920090675,0.004780640359967947,0.005813102703541517,-0.0003133135905954987,-0.011114152148365974,-0.006304162088781595,0.019918173551559448,0.023723455145955086,0.00911251362413168,0.015063196420669556,0.002550592413172126,-0.013969692401587963,-0.008450404740869999,-0.010234875604510307,-0.007703647017478943,-0.010762026533484459,-0.008946009911596775,-0.001400390756316483,-0.001222631661221385,-0.01295093260705471,-0.018922066316008568,-0.013791333884000778,-0.00695025036111474,-0.005493032746016979,-0.00022472601267509162,-0.0070464578457176685,-0.001259665354155004,-0.0007258136756718159,-0.007367129437625408,-0.012085562571883202,-0.00662124203518033,0.01289385836571455,0.034137092530727386,0.03141528367996216,0.02792026661336422,0.018691590055823326,0.008372165262699127,0.011012444272637367,0.0003787633031606674,-0.0170688498765230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906745911,0.9999895691871643,0.9999440908432007,0.999890923500061,0.9999731183052063,0.9999843239784241,0.9999725818634033,0.9999702572822571,0.9999567866325378,0.999954104423523,0.9999455809593201,0.999911367893219,0.9997417330741882,0.9994907379150391,0.9992828369140625,0.9989132881164551,0.998261570930481,0.9972726702690125,0.9953343868255615,0.9928802847862244,0.9898463487625122,0.9874173402786255,0.9840995669364929,0.9833768010139465,0.9834226965904236,0.9843336343765259,0.982566237449646,0.9787542819976807,0.9759501814842224,0.9725654721260071,0.9688774943351746,0.9657064080238342,0.9596014022827148,0.9536420702934265,0.9452357888221741,0.943072497844696,0.9408844113349915,0.9329742193222046,0.924293577671051,0.9116432070732117,0.9054063558578491,0.8996134400367737,0.892869234085083,0.8839688301086426,0.8728108406066895,0.8721145391464233,0.8631447553634644,0.8517063856124878,0.8378912806510925,0.8346216678619385,0.832594633102417,0.8318096399307251,0.8207957148551941,0.8011795282363892,0.773737370967865,0.7382727861404419,0.6982490420341492,0.6533275842666626,0.6261475682258606,0.6212967038154602,0.613670825958252,0.5957198739051819,0.5638412833213806,0.4977206587791443,0.47390228509902954,0.47531774640083313,0.4561193883419037,0.44692450761795044,0.4362243413925171,0.4078695774078369,0.36534059047698975,0.3339104950428009,0.33313730359077454,0.3462486267089844,0.3317108452320099,0.32682597637176514,0.29646116495132446,0.2661673426628113,0.24155785143375397,0.18259266018867493,0.1431557834148407,0.13125184178352356,0.1313154101371765,0.1542273610830307,0.1705668568611145,0.16135746240615845,0.16503798961639404,0.14364749193191528,0.1026829406619072,0.09771250188350677,0.10212782770395279,0.14086897671222687,0.1529058963060379,0.14583474397659302,0.12742751836776733,0.0914912074804306,0.08699628710746765,0.10651800036430359,0.10709787160158157,0.10209842771291733,0.10945165902376175,0.10891328752040863,0.08356155455112457,0.05534261092543602,0.03415855020284653,0.016661345958709717,0.03211582824587822,0.06877213716506958,0.09311912208795547,0.07174161076545715,0.04481078311800957,0.028475968167185783,0.020764730870723724,0.027185901999473572,0.03922801837325096,0.04501190409064293,0.0351889505982399,0.018480436876416206,0.017675252631306648,0.013554086908698082,0.004248272627592087,0.013309034518897533,-0.0073508755303919315,-0.011209005489945412,0.01828174851834774,0.016751278191804886,-0.0019098700722679496,-0.004255981184542179,0.008624682202935219,0.015705209225416183,0.012646286748349667,-0.009074815548956394,-0.014501063153147697,-0.001420145737938583,0.009406430646777153,-0.014799722470343113,-0.02937665581703186,-0.02048136293888092,-0.004487897735089064,0.009712478145956993,-0.0016789756482467055,-0.026394857093691826,-0.030861137434840202,-0.022796930745244026,-0.001317036570981145,0.019207535311579704,0.016088102012872696,0.010967802256345749,0.02262146770954132,0.015654269605875015,0.004987964406609535,-0.001682640053331852,-0.0002873300982173532,0.009022952988743782,0.005596176255494356,-0.004771342966705561,-0.011460760608315468,-0.010255886241793633,-0.0016061787027865648,0.0008260635077022016,0.0023298063315451145,0.001425849157385528,0.007569368463009596,0.01471517514437437,0.017484933137893677,0.021367492154240608,0.02154230698943138,0.005819059442728758,-0.008431106805801392,-0.011787360534071922,-0.006074179895222187,5.445334318210371e-05,0.014826957136392593,0.02420075796544552,0.009131445549428463,0.0075538973324000835,-0.0005017195362597704,-0.015231326222419739,-0.017392897978425026,-0.023255150765180588,-0.028521228581666946,-0.021955672651529312,-0.015776576474308968,-0.011362983845174313,-0.007687268778681755,-0.011547439731657505,-0.013071051798760891,-0.011835441924631596,-0.016920052468776703,-0.012981890700757504,-0.009288005530834198,-0.010977142490446568,-0.007528072223067284,-0.0018711265875026584,-0.011230288073420525,-0.01792587712407112,-0.017202911898493767,-0.01555950753390789,-0.015532035380601883,-0.0122572965919971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6754188538,0.9999788403511047,0.9997498393058777,0.9995684027671814,0.9993422627449036,0.9993261694908142,0.9967147707939148,0.9948609471321106,0.9895744919776917,0.9909628033638,0.9902276992797852,0.9931856989860535,0.9888445138931274,0.9854257106781006,0.9684340953826904,0.9755423069000244,0.9641857147216797,0.9599978923797607,0.9693286418914795,0.9233171343803406,0.9244334101676941,0.9269541501998901,0.9155163764953613,0.9446252584457397,0.936040997505188,0.9191222786903381,0.9182920455932617,0.8900080919265747,0.8752763867378235,0.8883097767829895,0.8941274881362915,0.874345064163208,0.87764972448349,0.8860302567481995,0.8730008006095886,0.870759129524231,0.8747623562812805,0.8497182726860046,0.8722556233406067,0.8395371437072754,0.7886428236961365,0.7937086820602417,0.7546448707580566,0.7410006523132324,0.7857840657234192,0.7280631065368652,0.6935640573501587,0.6981643438339233,0.6661459803581238,0.648171603679657,0.6529574394226074,0.5898400545120239,0.504748523235321,0.48971185088157654,0.5032324194908142,0.5074358582496643,0.4599563479423523,0.4080664813518524,0.3984512686729431,0.36035796999931335,0.35510262846946716,0.3931933343410492,0.33803245425224304,0.3019374907016754,0.2575487792491913,0.276287704706192,0.18277446925640106,0.20521537959575653,0.21029402315616608,0.1836668848991394,0.14550819993019104,0.12331774085760117,0.08226708322763443,0.13971062004566193,0.12696222960948944,0.14372166991233826,0.1244346871972084,0.1098133847117424,0.07047296315431595,0.10102054476737976,0.08972775936126709,0.07065315544605255,0.09622510522603989,0.08301161229610443,0.10674861073493958,0.10997472703456879,0.06633669883012772,0.069694258272647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5827674866,0.9999987483024597,0.9999984502792358,0.9999966621398926,0.9999954104423523,0.9999805092811584,0.9999520778656006,0.9999449849128723,0.9999366998672485,0.9998836517333984,0.9998443722724915,0.9998038411140442,0.9997642040252686,0.9996286630630493,0.9994885325431824,0.9994999170303345,0.9993657469749451,0.9994560480117798,0.9993106126785278,0.9992399215698242,0.9992991089820862,0.9991612434387207,0.9990062713623047,0.9989882707595825,0.9987766742706299,0.9985798001289368,0.9981217980384827,0.997838020324707,0.9969082474708557,0.9956793189048767,0.9947047233581543,0.9926084280014038,0.9880223274230957,0.9847354292869568,0.9825345277786255,0.9773935079574585,0.970337450504303,0.9687792062759399,0.9682037234306335,0.9570098519325256,0.9552045464515686,0.9605646133422852,0.9616692662239075,0.9601660370826721,0.9631820321083069,0.95891934633255,0.9551445245742798,0.9520307183265686,0.946745753288269,0.9458151459693909,0.9346427321434021,0.9158149361610413,0.9039162993431091,0.8914511799812317,0.8698235154151917,0.8461372256278992,0.8034475445747375,0.7795552611351013,0.7771661877632141,0.7608551383018494,0.7305189967155457,0.6610345244407654,0.6062215566635132,0.5684075951576233,0.551600456237793,0.49890825152397156,0.44024255871772766,0.39682459831237793,0.3467687964439392,0.30411165952682495,0.24116243422031403,0.1524134874343872,0.15252913534641266,0.1657446175813675,0.15321333706378937,0.09664109349250793,0.04038868844509125,0.05312102660536766,0.07179790735244751,0.02145312912762165,-0.010988224297761917,-0.01222454197704792,-0.00823669321835041,-0.021975040435791016,0.020175311714410782,0.018060952425003052,0.0100970584899187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63558197,0.999990701675415,0.9998674988746643,0.9999909400939941,0.9998779296875,0.9999552965164185,0.9998230338096619,0.9993522763252258,0.9992142915725708,0.9991205334663391,0.9987007975578308,0.999286413192749,0.9983681440353394,0.9971084594726562,0.9966015815734863,0.995071291923523,0.993080735206604,0.9887456297874451,0.9921063780784607,0.9880537986755371,0.9881225824356079,0.992022693157196,0.9880484938621521,0.9827739000320435,0.9820573329925537,0.9803436398506165,0.9746885299682617,0.971445620059967,0.96623694896698,0.9524595737457275,0.933315634727478,0.921217143535614,0.9210672378540039,0.8896766901016235,0.8499863147735596,0.8390498161315918,0.8306207656860352,0.810690701007843,0.7665622234344482,0.7565445303916931,0.686378538608551,0.7409981489181519,0.729809045791626,0.7124079465866089,0.697256326675415,0.7098233699798584,0.6304766535758972,0.6099063754081726,0.5518746972084045,0.5543158054351807,0.5777291059494019,0.5043104290962219,0.488168865442276,0.36431315541267395,0.33018749952316284,0.28948894143104553,0.2349705994129181,0.21183280646800995,0.21724796295166016,0.22929920256137848,0.1981927454471588,0.18975165486335754,0.14124612510204315,0.049588318914175034,0.09574034810066223,0.0752701610326767,0.0843619778752327,0.05740964412689209,0.10601690411567688,0.06543822586536407,0.0003217081830371171,-0.046914536505937576,-0.010885764844715595,-0.03017175942659378,0.045643214136362076,0.04725474491715431,0.004160487558692694,0.029557110741734505,-0.04877696558833122,-0.02311038039624691,0.0353662446141243,-0.007052182219922543,-0.04661339521408081,-0.007856529206037521,0.04584413021802902,-0.013648508116602898,-0.06452576071023941,-0.04368446022272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019767761,0.9999931454658508,0.9999875426292419,0.9999902248382568,0.9999391436576843,0.9999791979789734,0.9999242424964905,0.9997676610946655,0.9997991919517517,0.9997929930686951,0.9995301961898804,0.9996168613433838,0.999647855758667,0.9993525743484497,0.9993546009063721,0.9992682337760925,0.9992047548294067,0.9986292719841003,0.9986852407455444,0.9986081123352051,0.9985982775688171,0.998763918876648,0.998619556427002,0.9978131651878357,0.9977577328681946,0.9971636533737183,0.9964094161987305,0.995640218257904,0.9940679669380188,0.9915410280227661,0.9879580140113831,0.9868850111961365,0.9833049178123474,0.9733858704566956,0.9653092622756958,0.9625185132026672,0.9523731470108032,0.9360800385475159,0.9278624057769775,0.9263784885406494,0.9112630486488342,0.8980192542076111,0.9015361666679382,0.9065315127372742,0.9007011651992798,0.9025385975837708,0.9036270976066589,0.9019353985786438,0.8935977220535278,0.878584623336792,0.8688004016876221,0.8371859788894653,0.8049650192260742,0.7821351885795593,0.7751927375793457,0.7246745228767395,0.6682679057121277,0.607960045337677,0.5497679710388184,0.5454723238945007,0.5050506591796875,0.5129802823066711,0.4272906482219696,0.3342244029045105,0.33814746141433716,0.3545803725719452,0.29477375745773315,0.28360989689826965,0.20508244633674622,0.14857469499111176,0.12193864583969116,0.11009246855974197,0.08417315781116486,0.08451449126005173,0.10161121934652328,0.06470666080713272,0.03743252903223038,-0.005051703192293644,0.003730291733518243,-0.0060051362961530685,-0.013789129443466663,0.03782449662685394,0.01639726758003235,0.02586723119020462,0.05526076257228851,0.04955904185771942,0.02594837360084057,-0.00099682807922363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50528144836,0.9999525547027588,0.9994133114814758,0.9999480247497559,0.9999088048934937,0.9999189376831055,0.9993691444396973,0.9975302219390869,0.9971535801887512,0.9980146288871765,0.9960902333259583,0.9950605034828186,0.9947288632392883,0.9930514693260193,0.9899895191192627,0.9877250790596008,0.987525224685669,0.9774249196052551,0.9824467301368713,0.9761573672294617,0.971133291721344,0.9675779342651367,0.9545193910598755,0.9386638402938843,0.9454130530357361,0.9335832595825195,0.9276667237281799,0.9200798869132996,0.9158956408500671,0.8854684829711914,0.8039441704750061,0.7828856706619263,0.8380568027496338,0.7726714015007019,0.7276766896247864,0.7027783393859863,0.6748389005661011,0.693164587020874,0.6766809821128845,0.5677915215492249,0.5122359395027161,0.5152686238288879,0.5789074897766113,0.4816942512989044,0.5022900700569153,0.4941105544567108,0.4221111238002777,0.4910721480846405,0.44681742787361145,0.26029860973358154,0.30686840415000916,0.3391079008579254,0.3637004792690277,0.20424838364124298,0.22246022522449493,0.12013895064592361,0.09029839932918549,0.04310305789113045,0.12078256905078888,-0.009914650581777096,0.05769281089305878,0.07825684547424316,0.03672144189476967,0.044679854065179825,0.07782391458749771,0.015770958736538887,0.14577843248844147,0.11876200139522552,0.028028015047311783,0.11803337186574936,-0.009328149259090424,-0.029698120430111885,0.022761039435863495,-0.005438930820673704,0.028360500931739807,0.00036008385359309614,-0.024409037083387375,-0.05953890085220337,0.019025679677724838,0.025975219905376434,0.07037846744060516,-0.015948504209518433,-0.038107383996248245,0.06661644577980042,-0.06633827090263367,-0.012953601777553558,0.022114260122179985,-0.12098446488380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9403953552,0.9999989867210388,0.9999969005584717,0.9999949932098389,0.9999942183494568,0.9999814033508301,0.9999240636825562,0.9997862577438354,0.9996758103370667,0.9996734261512756,0.9993034601211548,0.9988469481468201,0.9988869428634644,0.9984058737754822,0.9976324439048767,0.9969114065170288,0.9969696998596191,0.9962957501411438,0.9948117733001709,0.9928587079048157,0.9916613101959229,0.9910359978675842,0.9917647242546082,0.9896738529205322,0.9874187707901001,0.9863191843032837,0.984574019908905,0.9829202890396118,0.9816591739654541,0.9811015725135803,0.9822275042533875,0.9832635521888733,0.9815974235534668,0.9817109107971191,0.9843259453773499,0.9856405258178711,0.9843687415122986,0.9810674786567688,0.9825826287269592,0.9853999614715576,0.9849827885627747,0.9837377667427063,0.9843757152557373,0.9850918650627136,0.9863420128822327,0.9875543713569641,0.9882171154022217,0.9890526533126831,0.9887033700942993,0.9888801574707031,0.9894927144050598,0.9890525341033936,0.9895355105400085,0.9923335909843445,0.9943071007728577,0.9948140382766724,0.9950827956199646,0.9958028197288513,0.9961614012718201,0.9961110353469849,0.9964367747306824,0.9965653419494629,0.9967575669288635,0.9969610571861267,0.9971997141838074,0.9973059296607971,0.9973430037498474,0.9975948333740234,0.9977837800979614,0.9977649450302124,0.9979068636894226,0.9980916976928711,0.9981740713119507,0.9982197284698486,0.9983488321304321,0.998437225818634,0.9985154271125793,0.9985463619232178,0.9986131191253662,0.998686671257019,0.9987580180168152,0.9988238215446472,0.9988446235656738,0.9988218545913696,0.9988168478012085,0.998870849609375,0.9989221096038818,0.9989911317825317,0.9990400671958923,0.9990628957748413,0.9990801811218262,0.9990811944007874,0.9991031885147095,0.9991335868835449,0.9991215467453003,0.9991194009780884,0.9991151690483093,0.9991363883018494,0.9991549253463745,0.9991700053215027,0.9991487264633179,0.999147355556488,0.9991760849952698,0.9992073774337769,0.9992213249206543,0.9992086887359619,0.9992160797119141,0.9992361068725586,0.9992175102233887,0.9992005825042725,0.9991931915283203,0.9992141127586365,0.999245822429657,0.9992532134056091,0.9992589950561523,0.9992725849151611,0.9992679357528687,0.9992464184761047,0.9992365837097168,0.9992371201515198,0.9992532134056091,0.9992418885231018,0.9992267489433289,0.9992095828056335,0.9992032647132874,0.9992061257362366,0.9992204308509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3443489075,0.9999969601631165,0.9999706745147705,0.999976396560669,0.99997878074646,0.9999564290046692,0.9999338388442993,0.9999549984931946,0.999914288520813,0.9998176097869873,0.9995425343513489,0.999167263507843,0.9990925192832947,0.999031126499176,0.9984624981880188,0.9979501366615295,0.997412919998169,0.9966098070144653,0.9964006543159485,0.9967320561408997,0.9959971904754639,0.9947948455810547,0.9940568208694458,0.9943058490753174,0.9934967756271362,0.992712676525116,0.9919127821922302,0.9918655753135681,0.9910450577735901,0.990761399269104,0.9909119606018066,0.9895115494728088,0.9870021939277649,0.9867103099822998,0.9859349727630615,0.9826038479804993,0.9776082038879395,0.9723702669143677,0.9657834768295288,0.9605205655097961,0.9534302353858948,0.9431591629981995,0.9312563538551331,0.9153081178665161,0.8974738717079163,0.8902707695960999,0.880593478679657,0.8645116090774536,0.854110598564148,0.8562176823616028,0.859315037727356,0.8505361080169678,0.8453250527381897,0.8350038528442383,0.8256152868270874,0.8151812553405762,0.8223145604133606,0.8452185392379761,0.8572475910186768,0.8521727323532104,0.8438311815261841,0.8400838375091553,0.8425037860870361,0.8509902358055115,0.8492122888565063,0.8341873288154602,0.8094090223312378,0.7972765564918518,0.7857173681259155,0.7570109963417053,0.7211514711380005,0.6866151690483093,0.6498257517814636,0.6153294444084167,0.5765312910079956,0.5369742512702942,0.5005872845649719,0.4627605676651001,0.4145207107067108,0.3634532392024994,0.31414365768432617,0.3097718060016632,0.2819974720478058,0.22830700874328613,0.1851876974105835,0.17614097893238068,0.14600607752799988,0.11835605651140213,0.09394936263561249,0.07600857317447662,0.055540427565574646,0.06390485167503357,0.08131620287895203,0.061496127396821976,0.017027772963047028,-0.03147527575492859,-0.031525660306215286,-0.0006839996203780174,0.010739212855696678,0.0006333020864985883,-0.0021569232922047377,0.0027072804514318705,0.012752098962664604,0.015745041891932487,0.022152235731482506,0.016254451125860214,0.003022406715899706,-0.00627871323376894,0.0006498374859802425,0.028035718947649002,0.02274683304131031,0.015077720396220684,0.030350498855113983,0.048722684383392334,0.043839894235134125,0.006306566763669252,-0.010651014745235443,-0.017620176076889038,-0.0061735897324979305,0.019569549709558487,0.026256544515490532,-0.004846332129091024,-0.005931251682341099,0.01782667264342308,0.020138002932071686,0.006532509345561266,0.005608517676591873,0.015956215560436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992847442627,0.9999951124191284,0.9999889135360718,0.9999851584434509,0.9999685883522034,0.9999371767044067,0.999904215335846,0.9998294115066528,0.9996926188468933,0.9994615912437439,0.9990496635437012,0.9987403154373169,0.9983886480331421,0.9971878528594971,0.9962968230247498,0.9956173300743103,0.9938391447067261,0.9930397272109985,0.9938372373580933,0.9940486550331116,0.9916906356811523,0.9888862371444702,0.9891873002052307,0.9892634749412537,0.9888990521430969,0.9885373711585999,0.9864498972892761,0.9854196310043335,0.9854555726051331,0.9834144711494446,0.9804606437683105,0.9783635139465332,0.9777408838272095,0.9743726849555969,0.9677833914756775,0.9607308506965637,0.9523009657859802,0.9433445334434509,0.933895468711853,0.92122483253479,0.9055615067481995,0.8874686360359192,0.8656932711601257,0.842864453792572,0.8488485217094421,0.8347887992858887,0.8009244799613953,0.778012216091156,0.7872481346130371,0.7906354069709778,0.7743133306503296,0.7591040730476379,0.7512469291687012,0.7482067346572876,0.7377151846885681,0.7448675632476807,0.7615823745727539,0.7756901383399963,0.775711178779602,0.7724453806877136,0.7785637378692627,0.7858058214187622,0.7861553430557251,0.7804011106491089,0.7710185050964355,0.7502813339233398,0.7332849502563477,0.7188107371330261,0.7008264064788818,0.6720442175865173,0.6270475387573242,0.5868740081787109,0.523159921169281,0.4517571032047272,0.4151979088783264,0.38961878418922424,0.36587169766426086,0.34706801176071167,0.3139149844646454,0.2783825695514679,0.25249841809272766,0.23498286306858063,0.19358104467391968,0.16192632913589478,0.1279386579990387,0.10434927046298981,0.08525364100933075,0.0603216290473938,0.045475367456674576,0.054092131555080414,0.05217433348298073,0.05683918669819832,0.06301257759332657,0.03596751391887665,0.007060884032398462,0.0013662148267030716,-0.004467862658202648,-0.000927993911318481,0.03138033300638199,0.034300319850444794,0.010839426890015602,0.00659138010814786,0.0039068893529474735,-0.005149179138243198,0.0003156743769068271,-0.003400603774935007,-0.004869387019425631,-0.0013978375354781747,0.010568673722445965,0.014879240654408932,0.020716024562716484,-0.005276168696582317,-0.03178931027650833,-0.031162932515144348,-0.025566203519701958,-0.022864526137709618,-0.021066145971417427,-0.030791206285357475,-0.01579807698726654,0.014010196551680565,0.0374169647693634,0.04576575383543968,0.03686287999153137,0.020253967493772507,0.028622187674045563,0.04319186508655548,0.052561055868864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63558197,0.9999969601631165,0.999969482421875,0.9999758005142212,0.9999839663505554,0.9999646544456482,0.9999134540557861,0.9998594522476196,0.9997243285179138,0.9995253682136536,0.9991233348846436,0.9986238479614258,0.9983731508255005,0.9978399872779846,0.9966066479682922,0.9960887432098389,0.9959188103675842,0.994566798210144,0.9939064383506775,0.9937848448753357,0.9933210015296936,0.9914512038230896,0.9897729158401489,0.9886437058448792,0.9864178895950317,0.9859543442726135,0.9842618107795715,0.9838110208511353,0.9852484464645386,0.9852408170700073,0.9829975962638855,0.9789827466011047,0.9769219160079956,0.9770535826683044,0.9765213131904602,0.9725266695022583,0.9652005434036255,0.9520441889762878,0.9409492015838623,0.9290894865989685,0.9170804023742676,0.9075677394866943,0.8891857266426086,0.8643810153007507,0.8471415042877197,0.8535627722740173,0.8424099683761597,0.8243457674980164,0.8093246817588806,0.799648106098175,0.7902138233184814,0.7810016870498657,0.766956090927124,0.7518762946128845,0.7349712252616882,0.7187550663948059,0.7115909457206726,0.7292640805244446,0.7412136793136597,0.7563463449478149,0.7663499116897583,0.7669645547866821,0.7734880447387695,0.7821784615516663,0.7779785394668579,0.7694900035858154,0.7569102048873901,0.7489060759544373,0.727207362651825,0.6880248785018921,0.6349424123764038,0.5962249636650085,0.5857682824134827,0.5550879240036011,0.47965383529663086,0.44190841913223267,0.4373294413089752,0.3905264735221863,0.33263537287712097,0.30081117153167725,0.26344698667526245,0.20395362377166748,0.18726223707199097,0.1799277365207672,0.16384175419807434,0.1300661861896515,0.11631198227405548,0.11310212314128876,0.10568463057279587,0.0595906563103199,0.016951996833086014,0.03740755468606949,0.04573599994182587,0.04066811874508858,0.0496230348944664,0.04145793989300728,0.034644965082407,0.04063093662261963,0.030579695478081703,0.018490197136998177,0.04892555996775627,0.054759349673986435,0.0346054881811142,0.018513819202780724,0.0029963399283587933,-0.012995569035410881,-0.009241534397006035,-0.0021517393179237843,0.029762746766209602,0.05560768023133278,0.04194118082523346,0.016506925225257874,-0.011055013164877892,0.0012899312423542142,0.02648208662867546,0.018499139696359634,0.0022751179058104753,-0.017505530267953873,-0.020669572055339813,-0.016283318400382996,-0.030476555228233337,-0.03430165722966194,-0.01784220151603222,-0.01083527784794569,-0.0054731485433876514,0.004927124362438917,0.008169817738234997,0.0088646188378334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2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7615814209,0.9999938607215881,0.999983012676239,0.9999871850013733,0.9999797344207764,0.9999511241912842,0.9998819828033447,0.9997380375862122,0.9996092915534973,0.9993430972099304,0.9986926913261414,0.9976875185966492,0.997157633304596,0.9962829351425171,0.9956772327423096,0.9951489567756653,0.9948717951774597,0.9942845702171326,0.9930622577667236,0.9907925128936768,0.990028440952301,0.9889588356018066,0.9907764792442322,0.9904332160949707,0.9892554879188538,0.9868414402008057,0.9845098853111267,0.9834692478179932,0.9829244613647461,0.9800997376441956,0.9746903777122498,0.9729030728340149,0.9745622873306274,0.9739174246788025,0.9670317769050598,0.9592141509056091,0.9495919346809387,0.9396651387214661,0.9290077686309814,0.923306941986084,0.9178413152694702,0.9054193496704102,0.8868171572685242,0.8622680306434631,0.8587222099304199,0.8539833426475525,0.8315428495407104,0.8132316470146179,0.819969654083252,0.8111180067062378,0.7909131646156311,0.7869391441345215,0.7740455269813538,0.7580570578575134,0.7607898116111755,0.7601540088653564,0.7526242136955261,0.7498059868812561,0.7583708763122559,0.7747465968132019,0.7982487678527832,0.8162592649459839,0.8139955997467041,0.792543888092041,0.7632315754890442,0.7399400472640991,0.7385433912277222,0.7323816418647766,0.6996845006942749,0.6440843939781189,0.609642505645752,0.5995137095451355,0.5609692931175232,0.503736674785614,0.469460129737854,0.4209170341491699,0.35030579566955566,0.31504198908805847,0.3005644679069519,0.2863091826438904,0.24424993991851807,0.18830125033855438,0.16725501418113708,0.17311982810497284,0.16005350649356842,0.17303326725959778,0.19231678545475006,0.18165932595729828,0.11952551454305649,0.05840865895152092,0.03618239238858223,0.008638043887913227,-0.015456689521670341,-0.011976896785199642,0.022149385884404182,0.0586148165166378,0.09164083749055862,0.10580316931009293,0.08793209493160248,0.034161459654569626,0.015190346166491508,0.03278891369700432,0.021897491067647934,0.00026657350827008486,0.016000742092728615,0.03976292908191681,0.018844136968255043,0.010186806321144104,0.02486666664481163,0.004937747959047556,-0.0007837252924218774,0.003116919891908765,-0.006646350491791964,-0.022510850802063942,-0.0036398652009665966,0.004813787993043661,0.010203423909842968,0.014003859832882881,0.017895212396979332,0.012450475245714188,0.00822585541754961,0.015938732773065567,0.014169401489198208,0.01866803504526615,0.029443398118019104,0.02913987636566162,0.032096959650516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.0, 0.0045662100456621, 0.0091324200913242, 0.0136986301369863, 0.0182648401826484, 0.0228310502283105, 0.0273972602739726, 0.0319634703196347, 0.0365296803652968, 0.0410958904109589, 0.045662100456621, 0.0502283105022831, 0.0547945205479452, 0.0593607305936073, 0.0639269406392694, 0.0684931506849315, 0.0730593607305936, 0.0776255707762557, 0.0821917808219178, 0.0867579908675799, 0.091324200913242, 0.0958904109589041, 0.1004566210045662, 0.1050228310502283, 0.1095890410958904, 0.1141552511415525, 0.1187214611872146, 0.1232876712328767, 0.1278538812785388, 0.1324200913242009, 0.136986301369863, 0.1415525114155251, 0.1461187214611872, 0.1506849315068493, 0.1552511415525114, 0.1598173515981735, 0.1643835616438356, 0.1689497716894977, 0.1735159817351598, 0.1780821917808219, 0.182648401826484, 0.1872146118721461, 0.1917808219178082, 0.1963470319634703, 0.2009132420091324, 0.2054794520547945, 0.2100456621004566, 0.2146118721461187, 0.2191780821917808, 0.2237442922374429, 0.228310502283105, 0.2328767123287671, 0.2374429223744292, 0.2420091324200913, 0.2465753424657534, 0.2511415525114155, 0.2557077625570776, 0.2602739726027397, 0.2648401826484018, 0.2694063926940639, 0.273972602739726, 0.2785388127853881, 0.2831050228310502, 0.2876712328767123, 0.2922374429223744, 0.2968036529680365, 0.3013698630136986, 0.3059360730593607, 0.3105022831050228, 0.3150684931506849, 0.319634703196347, 0.3242009132420091, 0.3287671232876712, 0.3333333333333333, 0.3378995433789954, 0.3424657534246575, 0.3470319634703196, 0.3515981735159817, 0.3561643835616438, 0.3607305936073059, 0.365296803652968, 0.3698630136986301, 0.3744292237442922, 0.3789954337899543, 0.3835616438356164, 0.3881278538812785, 0.3926940639269406, 0.3972602739726027, 0.4018264840182648, 0.4063926940639269, 0.410958904109589, 0.4155251141552511, 0.4200913242009132, 0.4246575342465753, 0.4292237442922374, 0.4337899543378995, 0.4383561643835616, 0.4429223744292237, 0.4474885844748858, 0.4520547945205479, 0.45662100456621, 0.4611872146118721, 0.4657534246575342, 0.4703196347031963, 0.4748858447488584, 0.4794520547945205, 0.4840182648401826, 0.4885844748858447, 0.4931506849315068, 0.4977168949771689, 0.502283105022831, 0.5068493150684932, 0.5114155251141552, 0.5159817351598174, 0.5205479452054794, 0.5251141552511416, 0.5296803652968036, 0.5342465753424658, 0.5388127853881278, 0.54337899543379, 0.547945205479452, 0.5525114155251142, 0.5570776255707762, 0.5616438356164384, 0.5662100456621004, 0.5707762557077626, 0.5753424657534246, 0.5799086757990868, 0.5844748858447488, 0.589041095890411, 0.593607305936073, 0.5981735159817352, 0.6027397260273972, 0.6073059360730594, 0.6118721461187214, 0.6164383561643836, 0.6210045662100456, 0.6255707762557078, 0.6301369863013698, 0.634703196347032, 0.639269406392694, 0.6438356164383562, 0.6484018264840182, 0.6529680365296804, 0.6575342465753424, 0.6621004566210046, 0.6666666666666666, 0.6712328767123288, 0.6757990867579908, 0.680365296803653, 0.684931506849315, 0.6894977168949772, 0.6940639269406392, 0.6986301369863014, 0.7031963470319634, 0.7077625570776256, 0.7123287671232876, 0.7168949771689498, 0.7214611872146118, 0.726027397260274, 0.730593607305936, 0.7351598173515982, 0.7397260273972602, 0.7442922374429224, 0.7488584474885844, 0.7534246575342466, 0.7579908675799086, 0.7625570776255708, 0.7671232876712328, 0.771689497716895, 0.776255707762557, 0.7808219178082192, 0.7853881278538812, 0.7899543378995434, 0.7945205479452054, 0.7990867579908676, 0.8036529680365296, 0.8082191780821918, 0.8127853881278538, 0.817351598173516, 0.821917808219178, 0.8264840182648402, 0.8310502283105022, 0.8356164383561644, 0.8401826484018264, 0.8447488584474886, 0.8493150684931506, 0.8538812785388128, 0.8584474885844748, 0.863013698630137, 0.867579908675799, 0.8721461187214612, 0.8767123287671232, 0.8812785388127854, 0.8858447488584474, 0.8904109589041096, 0.8949771689497716, 0.8995433789954338, 0.9041095890410958, 0.908675799086758, 0.91324200913242, 0.9178082191780822, 0.9223744292237442, 0.9269406392694064, 0.9315068493150684, 0.9360730593607306, 0.9406392694063926, 0.9452054794520548, 0.9497716894977168, 0.954337899543379, 0.958904109589041, 0.9634703196347032, 0.9680365296803652, 0.9726027397260274, 0.9771689497716894, 0.9817351598173516, 0.9863013698630136, 0.9908675799086758, 0.9954337899543378, 1.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405, 421, 422, 435, 440, 440, 440, 444, 444, 444, 445, 448, 449, 449, 449, 450, 450, 452, 452, 454, 456, 456, 456, 457, 457, 457, 457, 457, 459, 460, 462, 462, 462, 462, 463, 464, 464, 464, 464, 466, 467, 468, 469, 469, 469, 470, 470, 470, 471, 471, 471, 471, 471, 471, 472, 472, 472, 472, 472, 472, 472, 472, 473, 473, 474, 474, 474, 474, 474, 476, 476, 476, 476, 477, 477, 477, 477, 477, 479, 480, 480, 480, 480, 481, 481, 481, 481, 481, 482, 482, 482, 482, 482, 482, 482, 482, 482, 483, 483, 483, 483, 484, 484, 485, 485, 485, 485, 485, 485, 485, 485, 486, 486, 486, 486, 486, 487, 487, 487, 487, 488, 488, 488, 488, 488, 488, 489, 490, 490, 490, 490, 490, 490, 490, 491, 491, 491, 491, 491, 491, 492, 492, 492, 492, 492, 492, 493, 493, 493, 493, 493, 494, 494, 494, 494, 495, 495, 495, 495, 495, 496, 497, 497, 497, 497, 497, 498, 498, 498, 498, 498, 499, 499, 499, 500, 500, 500, 500, 500, 500, 502, 502, 502, 502, 502, 503, 503, 503, 503, 503, 504, 504, 504, 504, 504, 504, 505, 505, 505, 505, 505, 505, 505, 508, 508, 508, 509, 510, 511, 511, 512, 512, 513, 514, 514, 514, 520, 520, 520, 5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.0, 0.0045662100456621, 0.0091324200913242, 0.0136986301369863, 0.0182648401826484, 0.0228310502283105, 0.0273972602739726, 0.0319634703196347, 0.0365296803652968, 0.0410958904109589, 0.045662100456621, 0.0502283105022831, 0.0547945205479452, 0.0593607305936073, 0.0639269406392694, 0.0684931506849315, 0.0730593607305936, 0.0776255707762557, 0.0821917808219178, 0.0867579908675799, 0.091324200913242, 0.0958904109589041, 0.1004566210045662, 0.1050228310502283, 0.1095890410958904, 0.1141552511415525, 0.1187214611872146, 0.1232876712328767, 0.1278538812785388, 0.1324200913242009, 0.136986301369863, 0.1415525114155251, 0.1461187214611872, 0.1506849315068493, 0.1552511415525114, 0.1598173515981735, 0.1643835616438356, 0.1689497716894977, 0.1735159817351598, 0.1780821917808219, 0.182648401826484, 0.1872146118721461, 0.1917808219178082, 0.1963470319634703, 0.2009132420091324, 0.2054794520547945, 0.2100456621004566, 0.2146118721461187, 0.2191780821917808, 0.2237442922374429, 0.228310502283105, 0.2328767123287671, 0.2374429223744292, 0.2420091324200913, 0.2465753424657534, 0.2511415525114155, 0.2557077625570776, 0.2602739726027397, 0.2648401826484018, 0.2694063926940639, 0.273972602739726, 0.2785388127853881, 0.2831050228310502, 0.2876712328767123, 0.2922374429223744, 0.2968036529680365, 0.3013698630136986, 0.3059360730593607, 0.3105022831050228, 0.3150684931506849, 0.319634703196347, 0.3242009132420091, 0.3287671232876712, 0.3333333333333333, 0.3378995433789954, 0.3424657534246575, 0.3470319634703196, 0.3515981735159817, 0.3561643835616438, 0.3607305936073059, 0.365296803652968, 0.3698630136986301, 0.3744292237442922, 0.3789954337899543, 0.3835616438356164, 0.3881278538812785, 0.3926940639269406, 0.3972602739726027, 0.4018264840182648, 0.4063926940639269, 0.410958904109589, 0.4155251141552511, 0.4200913242009132, 0.4246575342465753, 0.4292237442922374, 0.4337899543378995, 0.4383561643835616, 0.4429223744292237, 0.4474885844748858, 0.4520547945205479, 0.45662100456621, 0.4611872146118721, 0.4657534246575342, 0.4703196347031963, 0.4748858447488584, 0.4794520547945205, 0.4840182648401826, 0.4885844748858447, 0.4931506849315068, 0.4977168949771689, 0.502283105022831, 0.5068493150684932, 0.5114155251141552, 0.5159817351598174, 0.5205479452054794, 0.5251141552511416, 0.5296803652968036, 0.5342465753424658, 0.5388127853881278, 0.54337899543379, 0.547945205479452, 0.5525114155251142, 0.5570776255707762, 0.5616438356164384, 0.5662100456621004, 0.5707762557077626, 0.5753424657534246, 0.5799086757990868, 0.5844748858447488, 0.589041095890411, 0.593607305936073, 0.5981735159817352, 0.6027397260273972, 0.6073059360730594, 0.6118721461187214, 0.6164383561643836, 0.6210045662100456, 0.6255707762557078, 0.6301369863013698, 0.634703196347032, 0.639269406392694, 0.6438356164383562, 0.6484018264840182, 0.6529680365296804, 0.6575342465753424, 0.6621004566210046, 0.6666666666666666, 0.6712328767123288, 0.6757990867579908, 0.680365296803653, 0.684931506849315, 0.6894977168949772, 0.6940639269406392, 0.6986301369863014, 0.7031963470319634, 0.7077625570776256, 0.7123287671232876, 0.7168949771689498, 0.7214611872146118, 0.726027397260274, 0.730593607305936, 0.7351598173515982, 0.7397260273972602, 0.7442922374429224, 0.7488584474885844, 0.7534246575342466, 0.7579908675799086, 0.7625570776255708, 0.7671232876712328, 0.771689497716895, 0.776255707762557, 0.7808219178082192, 0.7853881278538812, 0.7899543378995434, 0.7945205479452054, 0.7990867579908676, 0.8036529680365296, 0.8082191780821918, 0.8127853881278538, 0.817351598173516, 0.821917808219178, 0.8264840182648402, 0.8310502283105022, 0.8356164383561644, 0.8401826484018264, 0.8447488584474886, 0.8493150684931506, 0.8538812785388128, 0.8584474885844748, 0.863013698630137, 0.867579908675799, 0.8721461187214612, 0.8767123287671232, 0.8812785388127854, 0.8858447488584474, 0.8904109589041096, 0.8949771689497716, 0.8995433789954338, 0.9041095890410958, 0.908675799086758, 0.91324200913242, 0.9178082191780822, 0.9223744292237442, 0.9269406392694064, 0.9315068493150684, 0.9360730593607306, 0.9406392694063926, 0.9452054794520548, 0.9497716894977168, 0.954337899543379, 0.958904109589041, 0.9634703196347032, 0.9680365296803652, 0.9726027397260274, 0.9771689497716894, 0.9817351598173516, 0.9863013698630136, 0.9908675799086758, 0.9954337899543378, 1.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, 0, 0, 0, 0, 0, 0, 0, 0, 0, 0, 0, 0, 0, 0, 0, 0, 0, 0, 0, 0, 0, 0, 0, 0, 0, 0, 0, 0, 0, 0, 0, 0, 0, 0, 0, 0, 0, 0, 0, 0, 0, 0, 0, 0, 0, 0, 0, 0, 1, 1, 1, 1, 1, 1, 1, 1, 1, 1, 1, 1, 1, 1, 1, 1, 1, 1, 1, 1, 1, 1, 1, 1, 1, 1, 1, 1, 1, 1, 1, 1, 1, 1, 1, 1, 1, 1, 1, 1, 1, 1, 1, 1, 1, 1, 1, 1, 1, 1, 2, 2, 2, 2, 2, 2, 2, 2, 2, 2, 2, 2, 2, 2, 2, 2, 2, 2, 2, 2, 2, 2, 2, 2, 2, 2, 2, 2, 2, 2, 2, 2, 3, 3, 3, 3, 3, 3, 3, 3, 3, 3, 3, 3, 3, 3, 3, 3, 3, 4, 4, 4, 4, 4, 4, 4, 4, 4, 4, 4, 4, 4, 4, 4, 4, 4, 4, 4, 4, 4, 5, 5, 5, 5, 5, 5, 5, 5, 5, 5, 5, 6, 6, 6, 6, 6, 6, 6, 6, 6, 6, 6, 6, 6, 7, 7, 7, 7, 8, 8, 8, 8, 8, 9, 10, 10, 11, 11, 12, 13, 14, 15, 17, 18, 19, 20, 21, 22, 22, 32, 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.0, 0.0045662100456621, 0.0091324200913242, 0.0136986301369863, 0.0182648401826484, 0.0228310502283105, 0.0273972602739726, 0.0319634703196347, 0.0365296803652968, 0.0410958904109589, 0.045662100456621, 0.0502283105022831, 0.0547945205479452, 0.0593607305936073, 0.0639269406392694, 0.0684931506849315, 0.0730593607305936, 0.0776255707762557, 0.0821917808219178, 0.0867579908675799, 0.091324200913242, 0.0958904109589041, 0.1004566210045662, 0.1050228310502283, 0.1095890410958904, 0.1141552511415525, 0.1187214611872146, 0.1232876712328767, 0.1278538812785388, 0.1324200913242009, 0.136986301369863, 0.1415525114155251, 0.1461187214611872, 0.1506849315068493, 0.1552511415525114, 0.1598173515981735, 0.1643835616438356, 0.1689497716894977, 0.1735159817351598, 0.1780821917808219, 0.182648401826484, 0.1872146118721461, 0.1917808219178082, 0.1963470319634703, 0.2009132420091324, 0.2054794520547945, 0.2100456621004566, 0.2146118721461187, 0.2191780821917808, 0.2237442922374429, 0.228310502283105, 0.2328767123287671, 0.2374429223744292, 0.2420091324200913, 0.2465753424657534, 0.2511415525114155, 0.2557077625570776, 0.2602739726027397, 0.2648401826484018, 0.2694063926940639, 0.273972602739726, 0.2785388127853881, 0.2831050228310502, 0.2876712328767123, 0.2922374429223744, 0.2968036529680365, 0.3013698630136986, 0.3059360730593607, 0.3105022831050228, 0.3150684931506849, 0.319634703196347, 0.3242009132420091, 0.3287671232876712, 0.3333333333333333, 0.3378995433789954, 0.3424657534246575, 0.3470319634703196, 0.3515981735159817, 0.3561643835616438, 0.3607305936073059, 0.365296803652968, 0.3698630136986301, 0.3744292237442922, 0.3789954337899543, 0.3835616438356164, 0.3881278538812785, 0.3926940639269406, 0.3972602739726027, 0.4018264840182648, 0.4063926940639269, 0.410958904109589, 0.4155251141552511, 0.4200913242009132, 0.4246575342465753, 0.4292237442922374, 0.4337899543378995, 0.4383561643835616, 0.4429223744292237, 0.4474885844748858, 0.4520547945205479, 0.45662100456621, 0.4611872146118721, 0.4657534246575342, 0.4703196347031963, 0.4748858447488584, 0.4794520547945205, 0.4840182648401826, 0.4885844748858447, 0.4931506849315068, 0.4977168949771689, 0.502283105022831, 0.5068493150684932, 0.5114155251141552, 0.5159817351598174, 0.5205479452054794, 0.5251141552511416, 0.5296803652968036, 0.5342465753424658, 0.5388127853881278, 0.54337899543379, 0.547945205479452, 0.5525114155251142, 0.5570776255707762, 0.5616438356164384, 0.5662100456621004, 0.5707762557077626, 0.5753424657534246, 0.5799086757990868, 0.5844748858447488, 0.589041095890411, 0.593607305936073, 0.5981735159817352, 0.6027397260273972, 0.6073059360730594, 0.6118721461187214, 0.6164383561643836, 0.6210045662100456, 0.6255707762557078, 0.6301369863013698, 0.634703196347032, 0.639269406392694, 0.6438356164383562, 0.6484018264840182, 0.6529680365296804, 0.6575342465753424, 0.6621004566210046, 0.6666666666666666, 0.6712328767123288, 0.6757990867579908, 0.680365296803653, 0.684931506849315, 0.6894977168949772, 0.6940639269406392, 0.6986301369863014, 0.7031963470319634, 0.7077625570776256, 0.7123287671232876, 0.7168949771689498, 0.7214611872146118, 0.726027397260274, 0.730593607305936, 0.7351598173515982, 0.7397260273972602, 0.7442922374429224, 0.7488584474885844, 0.7534246575342466, 0.7579908675799086, 0.7625570776255708, 0.7671232876712328, 0.771689497716895, 0.776255707762557, 0.7808219178082192, 0.7853881278538812, 0.7899543378995434, 0.7945205479452054, 0.7990867579908676, 0.8036529680365296, 0.8082191780821918, 0.8127853881278538, 0.817351598173516, 0.821917808219178, 0.8264840182648402, 0.8310502283105022, 0.8356164383561644, 0.8401826484018264, 0.8447488584474886, 0.8493150684931506, 0.8538812785388128, 0.8584474885844748, 0.863013698630137, 0.867579908675799, 0.8721461187214612, 0.8767123287671232, 0.8812785388127854, 0.8858447488584474, 0.8904109589041096, 0.8949771689497716, 0.8995433789954338, 0.9041095890410958, 0.908675799086758, 0.91324200913242, 0.9178082191780822, 0.9223744292237442, 0.9269406392694064, 0.9315068493150684, 0.9360730593607306, 0.9406392694063926, 0.9452054794520548, 0.9497716894977168, 0.954337899543379, 0.958904109589041, 0.9634703196347032, 0.9680365296803652, 0.9726027397260274, 0.9771689497716894, 0.9817351598173516, 0.9863013698630136, 0.9908675799086758, 0.9954337899543378, 1.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, 0, 0, 0, 0, 0, 0, 0, 0, 0, 0, 0, 0, 0, 0, 0, 0, 0, 0, 0, 0, 0, 0, 0, 0, 0, 0, 0, 0, 1, 1, 1, 1, 1, 1, 1, 1, 1, 1, 1, 1, 1, 1, 1, 1, 1, 1, 1, 1, 1, 1, 1, 1, 1, 1, 1, 1, 1, 1, 1, 1, 1, 1, 1, 1, 2, 2, 2, 2, 2, 2, 2, 2, 2, 2, 2, 2, 2, 2, 2, 2, 2, 2, 2, 2, 2, 2, 2, 2, 2, 2, 2, 2, 2, 2, 2, 2, 2, 3, 3, 3, 3, 3, 3, 3, 3, 3, 3, 3, 3, 3, 3, 3, 3, 3, 4, 4, 4, 4, 4, 4, 4, 4, 4, 4, 4, 4, 4, 4, 4, 4, 4, 4, 4, 4, 4, 5, 5, 5, 5, 5, 5, 5, 5, 5, 5, 5, 5, 5, 5, 5, 6, 6, 6, 6, 6, 6, 6, 6, 6, 6, 6, 6, 6, 7, 7, 7, 7, 7, 7, 7, 7, 8, 8, 8, 8, 8, 8, 8, 8, 8, 8, 8, 9, 9, 10, 10, 10, 10, 11, 11, 11, 11, 12, 13, 13, 13, 13, 13, 13, 14, 14, 14, 16, 18, 18, 19, 22, 23, 25, 27, 29, 30, 31, 31, 33, 35, 35, 36, 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0.0, 0.0045662100456621, 0.0091324200913242, 0.0136986301369863, 0.0182648401826484, 0.0228310502283105, 0.0273972602739726, 0.0319634703196347, 0.0365296803652968, 0.0410958904109589, 0.045662100456621, 0.0502283105022831, 0.0547945205479452, 0.0593607305936073, 0.0639269406392694, 0.0684931506849315, 0.0730593607305936, 0.0776255707762557, 0.0821917808219178, 0.0867579908675799, 0.091324200913242, 0.0958904109589041, 0.1004566210045662, 0.1050228310502283, 0.1095890410958904, 0.1141552511415525, 0.1187214611872146, 0.1232876712328767, 0.1278538812785388, 0.1324200913242009, 0.136986301369863, 0.1415525114155251, 0.1461187214611872, 0.1506849315068493, 0.1552511415525114, 0.1598173515981735, 0.1643835616438356, 0.1689497716894977, 0.1735159817351598, 0.1780821917808219, 0.182648401826484, 0.1872146118721461, 0.1917808219178082, 0.1963470319634703, 0.2009132420091324, 0.2054794520547945, 0.2100456621004566, 0.2146118721461187, 0.2191780821917808, 0.2237442922374429, 0.228310502283105, 0.2328767123287671, 0.2374429223744292, 0.2420091324200913, 0.2465753424657534, 0.2511415525114155, 0.2557077625570776, 0.2602739726027397, 0.2648401826484018, 0.2694063926940639, 0.273972602739726, 0.2785388127853881, 0.2831050228310502, 0.2876712328767123, 0.2922374429223744, 0.2968036529680365, 0.3013698630136986, 0.3059360730593607, 0.3105022831050228, 0.3150684931506849, 0.319634703196347, 0.3242009132420091, 0.3287671232876712, 0.3333333333333333, 0.3378995433789954, 0.3424657534246575, 0.3470319634703196, 0.3515981735159817, 0.3561643835616438, 0.3607305936073059, 0.365296803652968, 0.3698630136986301, 0.3744292237442922, 0.3789954337899543, 0.3835616438356164, 0.3881278538812785, 0.3926940639269406, 0.3972602739726027, 0.4018264840182648, 0.4063926940639269, 0.410958904109589, 0.4155251141552511, 0.4200913242009132, 0.4246575342465753, 0.4292237442922374, 0.4337899543378995, 0.4383561643835616, 0.4429223744292237, 0.4474885844748858, 0.4520547945205479, 0.45662100456621, 0.4611872146118721, 0.4657534246575342, 0.4703196347031963, 0.4748858447488584, 0.4794520547945205, 0.4840182648401826, 0.4885844748858447, 0.4931506849315068, 0.4977168949771689, 0.502283105022831, 0.5068493150684932, 0.5114155251141552, 0.5159817351598174, 0.5205479452054794, 0.5251141552511416, 0.5296803652968036, 0.5342465753424658, 0.5388127853881278, 0.54337899543379, 0.547945205479452, 0.5525114155251142, 0.5570776255707762, 0.5616438356164384, 0.5662100456621004, 0.5707762557077626, 0.5753424657534246, 0.5799086757990868, 0.5844748858447488, 0.589041095890411, 0.593607305936073, 0.5981735159817352, 0.6027397260273972, 0.6073059360730594, 0.6118721461187214, 0.6164383561643836, 0.6210045662100456, 0.6255707762557078, 0.6301369863013698, 0.634703196347032, 0.639269406392694, 0.6438356164383562, 0.6484018264840182, 0.6529680365296804, 0.6575342465753424, 0.6621004566210046, 0.6666666666666666, 0.6712328767123288, 0.6757990867579908, 0.680365296803653, 0.684931506849315, 0.6894977168949772, 0.6940639269406392, 0.6986301369863014, 0.7031963470319634, 0.7077625570776256, 0.7123287671232876, 0.7168949771689498, 0.7214611872146118, 0.726027397260274, 0.730593607305936, 0.7351598173515982, 0.7397260273972602, 0.7442922374429224, 0.7488584474885844, 0.7534246575342466, 0.7579908675799086, 0.7625570776255708, 0.7671232876712328, 0.771689497716895, 0.776255707762557, 0.7808219178082192, 0.7853881278538812, 0.7899543378995434, 0.7945205479452054, 0.7990867579908676, 0.8036529680365296, 0.8082191780821918, 0.8127853881278538, 0.817351598173516, 0.821917808219178, 0.8264840182648402, 0.8310502283105022, 0.8356164383561644, 0.8401826484018264, 0.8447488584474886, 0.8493150684931506, 0.8538812785388128, 0.8584474885844748, 0.863013698630137, 0.867579908675799, 0.8721461187214612, 0.8767123287671232, 0.8812785388127854, 0.8858447488584474, 0.8904109589041096, 0.8949771689497716, 0.8995433789954338, 0.9041095890410958, 0.908675799086758, 0.91324200913242, 0.9178082191780822, 0.9223744292237442, 0.9269406392694064, 0.9315068493150684, 0.9360730593607306, 0.9406392694063926, 0.9452054794520548, 0.9497716894977168, 0.954337899543379, 0.958904109589041, 0.9634703196347032, 0.9680365296803652, 0.9726027397260274, 0.9771689497716894, 0.9817351598173516, 0.9863013698630136, 0.9908675799086758, 0.9954337899543378, 1.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4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Negative control (EMPIAR-1228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1, 14, 14, 16, 17, 18, 18, 19, 20, 25, 26, 28, 29, 31, 36, 48, 62, 68, 68, 69, 70, 70, 71, 73, 74, 75, 76, 78, 79, 79, 81, 81, 82, 82, 83, 84, 85, 86, 86, 86, 88, 90, 91, 91, 92, 93, 94, 96, 97, 97, 99, 99, 101, 101, 102, 102, 103, 104, 104, 104, 104, 105, 105, 107, 107, 108, 109, 109, 109, 110, 110, 111, 111, 111, 112, 112, 112, 113, 115, 115, 115, 116, 118, 118, 119, 119, 119, 120, 120, 121, 121, 121, 121, 122, 122, 122, 123, 123, 125, 125, 125, 125, 126, 126, 128, 128, 129, 130, 131, 131, 132, 132, 132, 133, 133, 133, 133, 134, 134, 134, 135, 135, 135, 136, 136, 136, 136, 137, 137, 138, 138, 138, 138, 139, 139, 140, 140, 141, 141, 141, 142, 142, 143, 143, 143, 144, 144, 145, 146, 147, 148, 149, 149, 150, 150, 151, 151, 152, 153, 154, 154, 154, 155, 155, 155, 156, 156, 157, 159, 159, 160, 160, 162, 162, 162, 163, 164, 165, 165, 166, 166, 166, 167, 168, 169, 171, 172, 172, 173, 175, 176, 177, 181, 181, 183, 184, 185, 187, 189, 190, 190, 191, 193, 194, 196, 197, 201, 205, 211, 212, 214, 216, 217, 217, 218, 218, 222, 224, 257, 2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45759773254,0.9999421238899231,0.9997960925102234,0.9997835755348206,0.9998309016227722,0.9997571706771851,0.9996572732925415,0.9994924664497375,0.9989945888519287,0.9983494877815247,0.9967514276504517,0.9922400116920471,0.9798864126205444,0.977189302444458,0.9807324409484863,0.9753935933113098,0.9624016880989075,0.9616678953170776,0.9597914814949036,0.9592582583427429,0.9467757344245911,0.9369263052940369,0.931793749332428,0.9305581450462341,0.9171128273010254,0.8893079161643982,0.8710249662399292,0.8687000870704651,0.8559626340866089,0.8453913927078247,0.821862518787384,0.7836942672729492,0.7150883078575134,0.6792920231819153,0.628412127494812,0.5699970126152039,0.551343560218811,0.5449554324150085,0.5402802228927612,0.4737614691257477,0.396033376455307,0.3416197597980499,0.29180634021759033,0.23114033043384552,0.24257425963878632,0.2267158180475235,0.23043711483478546,0.25486376881599426,0.2095891535282135,0.16826462745666504,0.16687549650669098,0.1723601520061493,0.18279364705085754,0.1491689234972,0.12136368453502655,0.11336766928434372,0.1176488846540451,0.11830256879329681,0.09416802227497101,0.08556438982486725,0.09946363419294357,0.10908026993274689,0.09851379692554474,0.06857302039861679,0.06903909146785736,0.0731571763753891,0.06414777040481567,0.06616101413965225,0.05653358995914459,0.03500337153673172,0.03199286758899689,0.014920421876013279,0.0242115817964077,0.06179873272776604,0.046678684651851654,0.024570131674408913,0.009852380491793156,-0.008395466953516006,-0.007330586202442646,-0.003310751635581255,0.011579848825931549,0.020747248083353043,0.010288460180163383,0.012195125222206116,0.035219039767980576,0.02923961915075779,0.013600240461528301,0.008089506067335606,0.017679106444120407,0.008672383613884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6621398926,0.9999825358390808,0.9999699592590332,0.9999734163284302,0.9999243021011353,0.9998974204063416,0.9999069571495056,0.9998638033866882,0.9997867941856384,0.9995267391204834,0.9991704821586609,0.9981881380081177,0.9979215264320374,0.9980998039245605,0.9970802664756775,0.9963507056236267,0.9957351684570312,0.9954798817634583,0.9954348802566528,0.994509220123291,0.9930621385574341,0.992279589176178,0.9916197061538696,0.9891296625137329,0.9846628904342651,0.981809675693512,0.983154296875,0.9824773669242859,0.9823419451713562,0.9800468683242798,0.9741771221160889,0.9684666395187378,0.9604870080947876,0.9470207691192627,0.937038004398346,0.9351304173469543,0.9282811880111694,0.916053295135498,0.9018081426620483,0.8880191445350647,0.8596897125244141,0.8462663292884827,0.8437045216560364,0.8339346051216125,0.80970299243927,0.7885128855705261,0.7743110656738281,0.7566329836845398,0.7231026887893677,0.687963604927063,0.6677226424217224,0.6699693202972412,0.6450372934341431,0.6397178769111633,0.6473350524902344,0.6179308295249939,0.5892195701599121,0.5821126699447632,0.5893861651420593,0.5881211161613464,0.5609754920005798,0.538121223449707,0.5180938243865967,0.4965473711490631,0.4756183624267578,0.4635840356349945,0.43472161889076233,0.398464560508728,0.3434290289878845,0.2828359007835388,0.246567964553833,0.2342100590467453,0.21473006904125214,0.19288557767868042,0.18170508742332458,0.13222616910934448,0.12034647911787033,0.1005747839808464,0.05177753046154976,0.03906010836362839,0.035493653267621994,0.005375473760068417,-0.0024001537822186947,0.005430174991488457,0.00024550894158892334,-0.0026742294430732727,0.009092779830098152,-0.001084434101358056,0.005014155525714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886978149,0.9999889731407166,0.9999830722808838,0.9999679327011108,0.999919593334198,0.9998915791511536,0.9998851418495178,0.9998581409454346,0.999782383441925,0.9996920228004456,0.9995309114456177,0.9991278648376465,0.9983339905738831,0.9978276491165161,0.9971463084220886,0.9958552122116089,0.99542635679245,0.9956353306770325,0.9952558279037476,0.9946104288101196,0.9923517107963562,0.9892388582229614,0.9865888953208923,0.9864913821220398,0.9849470257759094,0.9816572666168213,0.9801250100135803,0.9819394946098328,0.981316328048706,0.9788110256195068,0.9729582071304321,0.9613532423973083,0.9437419176101685,0.9337431192398071,0.9219843745231628,0.914698600769043,0.908896803855896,0.9011289477348328,0.8904218673706055,0.876244306564331,0.8530731201171875,0.816885769367218,0.7905086874961853,0.7909612059593201,0.7833303809165955,0.7678220272064209,0.7511022686958313,0.7060662508010864,0.6782723069190979,0.6398465037345886,0.6071430444717407,0.5928161144256592,0.5961764454841614,0.592625617980957,0.5933987498283386,0.5834985971450806,0.5347346067428589,0.49438709020614624,0.5008265376091003,0.5075960755348206,0.5015012621879578,0.45132744312286377,0.4031449854373932,0.38228240609169006,0.37617242336273193,0.3676995635032654,0.3477952778339386,0.32507747411727905,0.31047526001930237,0.28968721628189087,0.26268017292022705,0.19122888147830963,0.14892138540744781,0.13805176317691803,0.15767978131771088,0.14491064846515656,0.08153603971004486,0.054659511893987656,0.0514519102871418,0.024147918447852135,0.05568098649382591,0.05589601397514343,0.027605939656496048,0.02264193631708622,0.0010101525112986565,0.005881648510694504,-0.0016297734109684825,-0.006934185046702623,-0.02032303996384144,-0.0046711238101124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86886978149,0.9999886155128479,0.9999812841415405,0.9999866485595703,0.9999587535858154,0.9999377727508545,0.9999434947967529,0.9999218583106995,0.9998422861099243,0.9996312260627747,0.9993321299552917,0.9985554814338684,0.9978477358818054,0.9973337054252625,0.9962561726570129,0.9955618977546692,0.9961141347885132,0.9959958791732788,0.9958741664886475,0.9945822954177856,0.9923912882804871,0.9910586476325989,0.9908357858657837,0.9880438446998596,0.9840916991233826,0.9837129712104797,0.9848672151565552,0.9828239679336548,0.9810320138931274,0.9796165227890015,0.9735852479934692,0.964108407497406,0.9591231942176819,0.9473179578781128,0.936989963054657,0.9312593340873718,0.9283201694488525,0.9231491684913635,0.9114877581596375,0.8927972316741943,0.8636106252670288,0.8403613567352295,0.8368930816650391,0.8257341980934143,0.7988122701644897,0.7774868607521057,0.7606265544891357,0.7486167550086975,0.737028956413269,0.7033481597900391,0.6760731935501099,0.655490517616272,0.6178590059280396,0.607713520526886,0.6264722347259521,0.6162025332450867,0.5825387835502625,0.5668870806694031,0.5628451108932495,0.5358964800834656,0.48846229910850525,0.46676114201545715,0.47187963128089905,0.4639209508895874,0.43774688243865967,0.42856457829475403,0.41023439168930054,0.3985540568828583,0.3563724756240845,0.3091099262237549,0.27388691902160645,0.24079087376594543,0.19196905195713043,0.1376149207353592,0.12645258009433746,0.09796588122844696,0.08015649020671844,0.057687051594257355,0.0484657920897007,0.04612767696380615,0.03582426905632019,0.033845432102680206,0.02256929501891136,0.0314033180475235,0.03990500047802925,0.03535742312669754,0.04177950322628021,0.053341202437877655,0.0173921491950750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51720237732,0.999978244304657,0.9999827146530151,0.9999911189079285,0.9999579191207886,0.9999231100082397,0.9999108910560608,0.9998396039009094,0.9997463226318359,0.9993650317192078,0.9989940524101257,0.9978615045547485,0.9971012473106384,0.9965687990188599,0.9953557848930359,0.9946451783180237,0.9939144849777222,0.9930795431137085,0.9940124750137329,0.9939753413200378,0.9916892647743225,0.9894073605537415,0.9884130358695984,0.9867008328437805,0.9832065105438232,0.9813045263290405,0.9826595783233643,0.9812897443771362,0.9788554906845093,0.9736464619636536,0.9612150192260742,0.9461285471916199,0.9395723342895508,0.9269174337387085,0.9185576438903809,0.9120396375656128,0.9080729484558105,0.8975532054901123,0.8821502923965454,0.865938127040863,0.8330370187759399,0.801922619342804,0.7804831862449646,0.7542370557785034,0.7230282425880432,0.7073588967323303,0.7108803987503052,0.6991621255874634,0.6659347414970398,0.6321017742156982,0.6107069253921509,0.6004165410995483,0.5815248489379883,0.5638917088508606,0.5720793008804321,0.5630555152893066,0.5111116170883179,0.49479934573173523,0.5097793936729431,0.5019353032112122,0.45794469118118286,0.4214983582496643,0.41671207547187805,0.4106181263923645,0.3770732879638672,0.33507129549980164,0.28862014412879944,0.28393664956092834,0.29491424560546875,0.2675935924053192,0.19418686628341675,0.16743940114974976,0.1464105099439621,0.11952294409275055,0.09913201630115509,0.0616193562746048,0.07210341095924377,0.06189432367682457,0.04250635951757431,0.04653747007250786,0.03471047803759575,0.012947437353432178,0.004719914402812719,0.028707636520266533,0.02677362598478794,0.022203758358955383,-0.001859341049566865,-0.023288806900382042,-0.0135931605473160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8079071045,0.9999997019767761,0.9999960660934448,0.9999966025352478,0.9999908804893494,0.99997878074646,0.9999629855155945,0.9999409914016724,0.9997870326042175,0.9994779825210571,0.9994482398033142,0.9991655945777893,0.9989389181137085,0.9985834956169128,0.9982686042785645,0.9987980723381042,0.9985575079917908,0.9985790252685547,0.9981135129928589,0.9979029893875122,0.9974830746650696,0.9971868395805359,0.996518611907959,0.9959836602210999,0.9937909245491028,0.9924898743629456,0.9895806908607483,0.9875980615615845,0.9857928156852722,0.98402339220047,0.9830374121665955,0.9816765785217285,0.9829498529434204,0.9822543859481812,0.9810479879379272,0.9792144298553467,0.9797227382659912,0.9775835275650024,0.9790399670600891,0.9805529117584229,0.9787972569465637,0.9796385169029236,0.977291464805603,0.9773435592651367,0.9749587774276733,0.9739838242530823,0.9721855521202087,0.9696197509765625,0.965713620185852,0.9651352763175964,0.9656552076339722,0.9632973074913025,0.9618320465087891,0.9619566202163696,0.9598588943481445,0.9575433135032654,0.9583267569541931,0.9590915441513062,0.9573532938957214,0.9571902751922607,0.9584586024284363,0.9581577181816101,0.961783766746521,0.961230456829071,0.9602721929550171,0.9620553255081177,0.9628617763519287,0.9641426205635071,0.9630566239356995,0.9605701565742493,0.9617683291435242,0.9635834097862244,0.9646015763282776,0.96492999792099,0.9647281765937805,0.9639673233032227,0.9650922417640686,0.9662624001502991,0.9650366306304932,0.9653109908103943,0.966510534286499,0.9667747020721436,0.9703046083450317,0.9721174240112305,0.9723674058914185,0.9749412536621094,0.9765446782112122,0.9774653911590576,0.9788280725479126,0.9800299406051636,0.9806751608848572,0.9807642102241516,0.9822332859039307,0.9832993745803833,0.9835490584373474,0.9837850332260132,0.9846336841583252,0.9847527742385864,0.984736442565918,0.9855794906616211,0.9864547848701477,0.9864371418952942,0.9866487383842468,0.9872565269470215,0.987655520439148,0.9881000518798828,0.9884527325630188,0.9887354373931885,0.9892405271530151,0.989332914352417,0.9897470474243164,0.9898924827575684,0.989687979221344,0.9901472926139832,0.9902560114860535,0.9906759262084961,0.9904797077178955,0.9906060099601746,0.9908166527748108,0.9911537766456604,0.9913936257362366,0.9912651777267456,0.9915091395378113,0.9916380047798157,0.9919454455375671,0.9920088648796082,0.992084264755249,0.9924193620681763,0.9926242232322693,0.9929918646812439,0.993276059627533,0.9932970404624939,0.9933532476425171,0.9934485554695129,0.9934893250465393,0.9936214089393616,0.9937079548835754,0.9938259720802307,0.99370276927948,0.993857741355896,0.9938240647315979,0.9939478635787964,0.9940592050552368,0.994068443775177,0.9941381216049194,0.9941921830177307,0.9942346215248108,0.9942712187767029,0.9943886995315552,0.9944159388542175,0.994348406791687,0.9944764971733093,0.9944570064544678,0.9945388436317444,0.994592010974884,0.9946441054344177,0.9945248961448669,0.9945451021194458,0.9945243000984192,0.99464070796966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906745911,0.999955415725708,0.9998852610588074,0.999854564666748,0.9997773170471191,0.9996315836906433,0.999451220035553,0.9991434216499329,0.9988903403282166,0.9983455538749695,0.9981288909912109,0.9977723956108093,0.9967890977859497,0.9959204196929932,0.9949385523796082,0.9930420517921448,0.9930694103240967,0.99006587266922,0.9870328307151794,0.9865087270736694,0.9865825772285461,0.9855296611785889,0.9866164922714233,0.9852828979492188,0.9835951328277588,0.9819191694259644,0.982414722442627,0.983309805393219,0.9805271625518799,0.9786463379859924,0.9781721234321594,0.9767794013023376,0.9727617502212524,0.969832181930542,0.9653980731964111,0.9586771130561829,0.9520672559738159,0.9474210739135742,0.9439700245857239,0.9363328814506531,0.9168350100517273,0.9098526239395142,0.8967221975326538,0.8839344382286072,0.8720473051071167,0.8579344153404236,0.8471695184707642,0.8299039006233215,0.8108755350112915,0.8113307952880859,0.7862967252731323,0.7802039384841919,0.7679030299186707,0.7697548270225525,0.756669819355011,0.7493239641189575,0.7336124181747437,0.7331305742263794,0.7212501168251038,0.7269511818885803,0.7225566506385803,0.7164608240127563,0.7277634739875793,0.7324737906455994,0.7321697473526001,0.7257865071296692,0.7274923324584961,0.7210303544998169,0.7137060761451721,0.7175533175468445,0.7153932452201843,0.7085714936256409,0.69495689868927,0.6597703695297241,0.6500869989395142,0.6228957176208496,0.5936252474784851,0.5709066987037659,0.5499314069747925,0.49647027254104614,0.4606384336948395,0.4232403039932251,0.4105346202850342,0.3723756670951843,0.35115838050842285,0.3073066174983978,0.2868911027908325,0.28162917494773865,0.24938181042671204,0.22703416645526886,0.19094763696193695,0.14063148200511932,0.14787553250789642,0.13011372089385986,0.10939078778028488,0.10006909817457199,0.08607455343008041,0.07155413180589676,0.051940158009529114,0.06500422209501266,0.055999040603637695,0.03980998322367668,0.03959745913743973,0.03000422567129135,0.020836111158132553,0.01970783993601799,0.01366662047803402,0.03658222034573555,0.04382430016994476,0.019523346796631813,0.022324008867144585,0.013799376785755157,0.006831878796219826,0.021951256319880486,0.026013433933258057,0.0034879930317401886,0.029167406260967255,0.011781658977270126,0.008039667271077633,0.020550450310111046,1.2688848073594272e-05,0.009828795678913593,-0.000765044242143631,-0.010060864500701427,0.0035706975031644106,-0.0015496190171688795,-0.007255562115460634,0.0010573241161182523,0.02459218166768551,-0.013932256028056145,0.006690929643809795,0.005046759732067585,0.003945640288293362,-0.014106630347669125,-0.01614389568567276,-0.0010667056776583195,0.0009593748836778104,0.004721061326563358,-0.0073450361378490925,-0.00031177824712358415,-0.005530796479433775,0.003984412644058466,0.0020023926626890898,0.008259272202849388,0.02278420329093933,0.021436532959342003,0.013138086535036564,0.003814091207459569,0.003990151919424534,0.009718784131109715,0.026474498212337494,0.011796699836850166,0.0051225051283836365,0.002554146107286215,0.0075736441649496555,-0.0026573569048196077,0.004147580824792385,0.004755338188260794,0.009277799166738987,0.016158640384674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69330024719,0.9984466433525085,0.9998979568481445,0.9995889663696289,0.9989838004112244,0.9987331628799438,0.9977688193321228,0.9958582520484924,0.9945959448814392,0.9885410070419312,0.9824783802032471,0.9816854000091553,0.9731996655464172,0.9705994725227356,0.9624363780021667,0.9450554251670837,0.9523220062255859,0.9447152018547058,0.9384074807167053,0.9278223514556885,0.9243026971817017,0.9151195883750916,0.9100961685180664,0.8635270595550537,0.8393824100494385,0.7934719920158386,0.733736515045166,0.6979037523269653,0.6589041352272034,0.5946775078773499,0.5882794260978699,0.5674107074737549,0.560801088809967,0.5327411890029907,0.5098262429237366,0.5428292751312256,0.48888903856277466,0.5219665169715881,0.5087592601776123,0.46303027868270874,0.4602370858192444,0.4600183963775635,0.452431321144104,0.4154073894023895,0.37475666403770447,0.35941454768180847,0.35361185669898987,0.30860164761543274,0.3174222707748413,0.31732919812202454,0.31263673305511475,0.26751381158828735,0.2620548605918884,0.2059655636548996,0.23541954159736633,0.20942026376724243,0.22540953755378723,0.22209642827510834,0.19826079905033112,0.19955910742282867,0.19479870796203613,0.1813650280237198,0.16340218484401703,0.18837085366249084,0.15344102680683136,0.156718447804451,0.1747581511735916,0.1658775806427002,0.16048191487789154,0.17470045387744904,0.15396587550640106,0.14802908897399902,0.15589220821857452,0.14979898929595947,0.12147286534309387,0.13483136892318726,0.12604042887687683,0.1048145741224289,0.10213977098464966,0.11094270646572113,0.11298616230487823,0.10140745341777802,0.10221584141254425,0.09632867574691772,0.12044078856706619,0.10515740513801575,0.11194247007369995,0.0805770754814148,0.08701794594526291,0.07577432692050934,0.06697862595319748,0.09398046135902405,0.10313043743371964,0.08967074751853943,0.09476969391107559,0.08710086345672607,0.10566449910402298,0.07663482427597046,0.08036250621080399,0.0892033576965332,0.0696178674697876,0.06673115491867065,0.07538712024688721,0.06336604803800583,0.06551403552293777,0.06058519706130028,0.06619339436292648,0.0595518983900547,0.06972946226596832,0.06906647235155106,0.055438682436943054,0.050860773772001266,0.03891456499695778,0.05036935955286026,0.05211962014436722,0.053297847509384155,0.06084921211004257,0.0634600818157196,0.042706601321697235,0.05870337784290314,0.04915740713477135,0.05149213597178459,0.05827128887176514,0.060544490814208984,0.05026744678616524,0.07311436533927917,0.058972571045160294,0.047284528613090515,0.05714922770857811,0.0730699747800827,0.05444377660751343,0.06039668992161751,0.05891740322113037,0.055775951594114304,0.05666613206267357,0.06846346706151962,0.057618122547864914,0.0636211633682251,0.05902792885899544,0.05932321399450302,0.05935560539364815,0.06786443293094635,0.07633166015148163,0.06638678163290024,0.07146795839071274,0.06996090710163116,0.07134122401475906,0.08656034618616104,0.07360810786485672,0.06034774333238602,0.07316739857196808,0.07239226996898651,0.07586915045976639,0.0672602578997612,0.06681612879037857,0.07841399312019348,0.06980444490909576,0.05621876195073128,0.06378675997257233,0.043822981417179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3443489075,0.9999907612800598,0.9999699592590332,0.9999406933784485,0.9998528957366943,0.9998093247413635,0.9997365474700928,0.9995219707489014,0.999463677406311,0.9992456436157227,0.9990248680114746,0.9987645149230957,0.9981255531311035,0.9979417324066162,0.997170090675354,0.9961870908737183,0.9953848719596863,0.9946920871734619,0.9924918413162231,0.9933508634567261,0.9912655353546143,0.9906248450279236,0.9922087788581848,0.9898861646652222,0.9880931377410889,0.9844040274620056,0.9850424528121948,0.9820605516433716,0.9831292629241943,0.9813154935836792,0.9797148108482361,0.9776538610458374,0.9760859608650208,0.9713629484176636,0.9656611680984497,0.9648154377937317,0.9593814015388489,0.9549721479415894,0.9471817016601562,0.9359397888183594,0.9247568845748901,0.9216840863227844,0.9173932075500488,0.8950950503349304,0.8829628229141235,0.8765763640403748,0.862565279006958,0.8416051268577576,0.8233655095100403,0.8252879977226257,0.8079203963279724,0.7981464266777039,0.7926888465881348,0.7752334475517273,0.753562867641449,0.7688142657279968,0.7532516121864319,0.7408791780471802,0.7329727411270142,0.743278980255127,0.7300513386726379,0.7170083522796631,0.7246212363243103,0.7257761359214783,0.7173954844474792,0.7173318266868591,0.7083793878555298,0.7067434787750244,0.7024849653244019,0.6977567672729492,0.684375524520874,0.6456682085990906,0.6532334089279175,0.6264037489891052,0.6009420156478882,0.5823586583137512,0.5590847134590149,0.5498617887496948,0.5275299549102783,0.4836154282093048,0.4607248902320862,0.41937312483787537,0.3853660523891449,0.3686063289642334,0.31751686334609985,0.29077380895614624,0.292999804019928,0.27624252438545227,0.25399330258369446,0.23098278045654297,0.22429391741752625,0.1950749307870865,0.18499761819839478,0.17464472353458405,0.17040593922138214,0.17243950068950653,0.1541682481765747,0.14587704837322235,0.12620675563812256,0.1323663592338562,0.13195602595806122,0.09969738125801086,0.09307339787483215,0.11318499594926834,0.09821877628564835,0.07686517387628555,0.07415776699781418,0.07194213569164276,0.06901319324970245,0.08369964361190796,0.06955305486917496,0.09444382786750793,0.0923813134431839,0.08195102214813232,0.06366099417209625,0.06193229556083679,0.06667868793010712,0.06190016493201256,0.06990974396467209,0.07660412788391113,0.06028604879975319,0.07077988237142563,0.057359881699085236,0.06024496629834175,0.06373236328363419,0.05885899066925049,0.07446285337209702,0.05202871188521385,0.05461019277572632,0.07230120897293091,0.07733505964279175,0.07766324281692505,0.08364240825176239,0.10024192184209824,0.06205086037516594,0.07006803900003433,0.0724576786160469,0.07961831986904144,0.0704934149980545,0.06637541204690933,0.071452796459198,0.08176290988922119,0.08245053142309189,0.08016349375247955,0.07481204718351364,0.09470002353191376,0.08605562150478363,0.09717681258916855,0.08257043361663818,0.09695695340633392,0.08748301863670349,0.09819348156452179,0.08729357272386551,0.08550024032592773,0.10120028257369995,0.0808774009346962,0.09291490167379379,0.09531278908252716,0.08267179876565933,0.0558261051774024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251396179,0.9999960660934448,0.9999979734420776,0.9999967813491821,0.9999843239784241,0.9999856352806091,0.9999673962593079,0.9999157190322876,0.9998395442962646,0.9995894432067871,0.9995706081390381,0.9995821714401245,0.9994465708732605,0.9992766976356506,0.999073326587677,0.9989343285560608,0.9987722635269165,0.9986277222633362,0.9985308051109314,0.9984297752380371,0.9982436895370483,0.9979905486106873,0.9977408647537231,0.9965239763259888,0.9948974847793579,0.9946460723876953,0.9931610226631165,0.9894655346870422,0.9879504442214966,0.9877966046333313,0.986417829990387,0.9886400699615479,0.9886807799339294,0.9887307286262512,0.9897692203521729,0.9897281527519226,0.9897671341896057,0.9896732568740845,0.9887619018554688,0.9877306818962097,0.9873321652412415,0.9872511029243469,0.9859151840209961,0.9848039150238037,0.9830878376960754,0.9810575842857361,0.9801076054573059,0.9771156311035156,0.9743180274963379,0.9740116596221924,0.9704838395118713,0.9698641300201416,0.9695093035697937,0.9683215618133545,0.9658852815628052,0.9657376408576965,0.9644240736961365,0.9635648727416992,0.9638203978538513,0.9638693332672119,0.9647928476333618,0.9649891257286072,0.9652583599090576,0.9646201729774475,0.9659908413887024,0.9661527276039124,0.9652166962623596,0.9661034941673279,0.9649766683578491,0.9644579291343689,0.965212881565094,0.9647778868675232,0.9662317633628845,0.9654775261878967,0.9662998914718628,0.9669671654701233,0.9688074588775635,0.9696290493011475,0.9693281650543213,0.9710081815719604,0.9714246392250061,0.9732183814048767,0.9752873182296753,0.9764713048934937,0.9787119030952454,0.9811916351318359,0.9820770025253296,0.9824225902557373,0.9826087355613708,0.9835798144340515,0.9848577380180359,0.985253095626831,0.9858242869377136,0.986416220664978,0.986790657043457,0.9872504472732544,0.9876204133033752,0.98768550157547,0.9882526397705078,0.9887176156044006,0.9888997077941895,0.9890692234039307,0.9892876744270325,0.9900026321411133,0.99053955078125,0.9904959797859192,0.9907796382904053,0.9910973310470581,0.9912500977516174,0.9917586445808411,0.9917373657226562,0.9918116927146912,0.9920349717140198,0.9921483993530273,0.9921033978462219,0.992348313331604,0.9925099611282349,0.9927102327346802,0.9928277134895325,0.993059515953064,0.9930945038795471,0.9932417273521423,0.9933937788009644,0.9937187433242798,0.9939613938331604,0.9940704107284546,0.9940493702888489,0.9943707585334778,0.9947519898414612,0.9949197173118591,0.9951127767562866,0.9952518343925476,0.9952999949455261,0.9952567219734192,0.9952738881111145,0.9953314661979675,0.9954716563224792,0.9954850077629089,0.995478630065918,0.9955970644950867,0.9956533908843994,0.995774507522583,0.9959229826927185,0.9958676695823669,0.9959962368011475,0.9960936307907104,0.9960781335830688,0.9961269497871399,0.996234118938446,0.9963010549545288,0.9963429570198059,0.996320366859436,0.9963458776473999,0.996396541595459,0.9964070320129395,0.9964389801025391,0.9963637590408325,0.9964056015014648,0.9964559674263,0.99655932188034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5562095642,0.9999644756317139,0.9997857213020325,0.9998326301574707,0.9997109770774841,0.9997953176498413,0.999002993106842,0.9970263838768005,0.9956444501876831,0.9956473708152771,0.993796169757843,0.9927095770835876,0.9933332204818726,0.989808976650238,0.9811246395111084,0.9862770438194275,0.9825054407119751,0.963606595993042,0.9637184739112854,0.9674116373062134,0.9758704900741577,0.9767276048660278,0.9750043153762817,0.9734662771224976,0.9628720283508301,0.920656681060791,0.9034265875816345,0.9226735830307007,0.9253127574920654,0.9202199578285217,0.9115042090415955,0.8888090252876282,0.8775493502616882,0.8769368529319763,0.8636872172355652,0.81629878282547,0.7912188768386841,0.7583172917366028,0.7458678483963013,0.73995041847229,0.6600075960159302,0.5899229049682617,0.5352029800415039,0.5512795448303223,0.47737520933151245,0.3819039463996887,0.31934022903442383,0.27510663866996765,0.20477640628814697,0.22679756581783295,0.203009694814682,0.14037929475307465,0.11835145205259323,0.10560809075832367,0.06780459731817245,0.11597946286201477,0.08048733323812485,0.05447371304035187,0.03747260570526123,0.03378257527947426,0.05884113162755966,0.07081198692321777,0.06953420490026474,0.04076247289776802,0.05561772733926773,0.07187720388174057,0.04383433237671852,0.03053240105509758,-0.03428919240832329,0.027622731402516365,0.05758392810821533,0.006759364157915115,-0.009945281781256199,0.03046916052699089,0.05183713883161545,0.010648787952959538,0.028600841760635376,0.028472909703850746,0.05238023400306702,0.03025386855006218,0.041245222091674805,-0.016813695430755615,-0.022176768630743027,-0.02474181167781353,-0.02237739786505699,-0.010911599732935429,-0.004041313659399748,0.005891998298466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560117721558,0.9999783039093018,0.9999668598175049,0.9999663829803467,0.9999555945396423,0.9995086789131165,0.9989572763442993,0.9992039799690247,0.9990248084068298,0.9975086450576782,0.997679591178894,0.9976699352264404,0.9968370795249939,0.9966515898704529,0.9941912293434143,0.9936896562576294,0.9880892038345337,0.9895537495613098,0.9874459505081177,0.9870596528053284,0.9896886348724365,0.9855638146400452,0.9797491431236267,0.9781674146652222,0.9732940793037415,0.9686534404754639,0.9661504030227661,0.9606974124908447,0.9539989233016968,0.9294894933700562,0.911962628364563,0.9124006032943726,0.8572832942008972,0.7778704166412354,0.7575843930244446,0.7501989006996155,0.7095038294792175,0.6646455526351929,0.6597692966461182,0.6099137663841248,0.6359978914260864,0.6251309514045715,0.6327880024909973,0.5986530780792236,0.5990475416183472,0.47690773010253906,0.49211183190345764,0.5042437314987183,0.3678283393383026,0.4025227427482605,0.36562180519104004,0.36904221773147583,0.34284868836402893,0.2751595377922058,0.1884775608778,0.0654037594795227,0.1892494559288025,0.06158774718642235,0.11263292282819748,0.0705777108669281,0.04059857130050659,0.031204650178551674,0.06590938568115234,0.07585815340280533,0.05355925112962723,0.0120614692568779,0.02378135919570923,0.020254749804735184,-0.017097482457756996,0.021092556416988373,0.03442893922328949,-0.0682961493730545,-0.07349897921085358,-0.032600127160549164,-0.05289781838655472,-0.03106052242219448,-0.010590460151433945,-0.018007470294833183,-0.02278534695506096,-0.02998923696577549,-0.019270099699497223,-0.0002477555244695395,0.057058848440647125,-0.011238065548241138,-0.021719152107834816,0.010540459305047989,0.08169174194335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34434890747,0.9999306201934814,0.9998340010643005,0.9999654293060303,0.9999010562896729,0.9999200105667114,0.9994608759880066,0.9984551668167114,0.9988985657691956,0.9993946552276611,0.9984310865402222,0.9985668659210205,0.9981240034103394,0.9970381259918213,0.9963446855545044,0.9947710037231445,0.994152307510376,0.9881003499031067,0.9883102178573608,0.9876525402069092,0.9869123697280884,0.9882950782775879,0.9852410554885864,0.9784936308860779,0.9733529090881348,0.9695064425468445,0.9607878923416138,0.961783766746521,0.9622759222984314,0.950210452079773,0.9343951940536499,0.915715217590332,0.8984866142272949,0.8299736976623535,0.7845364809036255,0.755858838558197,0.7498756647109985,0.7126902937889099,0.6803179383277893,0.6782054901123047,0.6213054060935974,0.6313279867172241,0.6368243098258972,0.629408597946167,0.5487399697303772,0.5689311027526855,0.4493899941444397,0.4008088707923889,0.4160178005695343,0.39988306164741516,0.49076175689697266,0.372759610414505,0.27963533997535706,0.2572110891342163,0.22715044021606445,0.12878087162971497,0.11315257847309113,0.07280884683132172,0.11523434519767761,0.031047333031892776,0.09631670266389847,0.1318577378988266,0.10976093262434006,0.0045632836408913136,0.08392398059368134,0.046740684658288956,0.048108965158462524,-0.03751801699399948,-0.029956838116049767,-0.02636665105819702,-0.0020851315930485725,-0.004045992158353329,-0.05488462746143341,0.002507806522771716,0.0013744146563112736,-0.03511851280927658,0.040648967027664185,-0.003540307516232133,0.05351529270410538,0.05542480945587158,0.028944484889507294,0.0022792525123804808,-0.01080789789557457,-0.007231239229440689,-0.04110151529312134,0.010854868218302727,-0.0033965283073484898,0.0290731228888034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74370002747,0.9999876618385315,0.9999908804893494,0.9999642968177795,0.9999884963035583,0.9999346137046814,0.9999169111251831,0.9999043345451355,0.999879777431488,0.999722957611084,0.9996908903121948,0.9995235204696655,0.9991657137870789,0.9992201924324036,0.9991947412490845,0.9990674257278442,0.9985881447792053,0.9984126687049866,0.997573733329773,0.9978793859481812,0.9981848001480103,0.9975598454475403,0.9965166449546814,0.995864748954773,0.994962751865387,0.994960606098175,0.9935986995697021,0.9916602969169617,0.9906057119369507,0.987317681312561,0.9839032888412476,0.9761050939559937,0.9607839584350586,0.9556715488433838,0.9485228657722473,0.9392281770706177,0.9284543991088867,0.9172558188438416,0.8971645832061768,0.8731001019477844,0.884907066822052,0.8984237909317017,0.8936111927032471,0.8835353255271912,0.8899513483047485,0.8776102066040039,0.8521149158477783,0.8480905890464783,0.8342408537864685,0.8128533959388733,0.7930508852005005,0.7626933455467224,0.7325531244277954,0.7088110446929932,0.6585637331008911,0.5911715626716614,0.5518015623092651,0.5360334515571594,0.49692875146865845,0.43392428755760193,0.41429606080055237,0.3394181728363037,0.28305238485336304,0.2953436076641083,0.2759867310523987,0.2585737407207489,0.2337152510881424,0.20641177892684937,0.14671003818511963,0.12978309392929077,0.11251667141914368,0.05512169748544693,0.07139702141284943,0.04246276617050171,0.005566565785557032,0.007510771509259939,-0.0017260594759136438,0.014765024185180664,-0.011565778404474258,-0.034760478883981705,-0.014766250737011433,0.010340683162212372,-0.012344706803560257,-0.010342299938201904,-0.007510229479521513,-0.014417126774787903,-0.033136688172817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6025352478,0.9999802708625793,0.999893307685852,0.9999900460243225,0.9999481439590454,0.9999479055404663,0.9994451403617859,0.9971455931663513,0.9968311190605164,0.9967525005340576,0.9950931668281555,0.996062695980072,0.996717631816864,0.9936711192131042,0.9888507127761841,0.9790660738945007,0.9865910410881042,0.9806651473045349,0.9784860014915466,0.9723868370056152,0.9777665138244629,0.9800827503204346,0.9715192317962646,0.9494531154632568,0.9522518515586853,0.9350307583808899,0.9252641201019287,0.9284006357192993,0.927608847618103,0.8992886543273926,0.8523143529891968,0.8533223271369934,0.8346811532974243,0.7237943410873413,0.6350700259208679,0.6350090503692627,0.6074888706207275,0.6605969667434692,0.585742175579071,0.4884173274040222,0.36677053570747375,0.418301522731781,0.4954874813556671,0.4487265348434448,0.33035215735435486,0.2510188817977905,0.2596958577632904,0.36462637782096863,0.22323814034461975,0.08668755739927292,0.15247786045074463,0.21058817207813263,0.17145684361457825,0.14815624058246613,0.19772043824195862,0.02941977232694626,0.009530039504170418,0.012461108155548573,-0.024109749123454094,0.03474036976695061,0.026029299944639206,0.19851793348789215,0.11076955497264862,0.1142704039812088,0.09222926944494247,0.06660943478345871,0.0687277540564537,0.041474349796772,-0.005223851650953293,0.03148581460118294,-0.014571805484592915,0.007735659368336201,-0.061565715819597244,0.0172234158962965,-0.04494147747755051,-0.015445376746356487,0.046921491622924805,-0.015369076281785965,-0.0367368683218956,-0.12930512428283691,-0.06005769595503807,0.0918322280049324,-0.010133234784007072,0.017252393066883087,-0.08103068917989731,0.01276721153408289,0.04345489293336868,-0.039987746626138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7615814209,0.9999966621398926,0.9999927878379822,0.9999951124191284,0.9999918937683105,0.9999784231185913,0.9999276995658875,0.9998133778572083,0.9996494650840759,0.9995031952857971,0.9987817406654358,0.9981383681297302,0.9978262186050415,0.9971396327018738,0.9962822794914246,0.9946393966674805,0.994239330291748,0.9942008852958679,0.9919289350509644,0.9882540702819824,0.985956072807312,0.9842817187309265,0.9860316514968872,0.9835044741630554,0.9773833155632019,0.9759502410888672,0.9756065011024475,0.9716894626617432,0.9688339233398438,0.9686895608901978,0.9684098958969116,0.9657822251319885,0.9658762812614441,0.9685808420181274,0.9698815941810608,0.9715597629547119,0.9750027656555176,0.9707004427909851,0.9685472249984741,0.9732462167739868,0.9760910272598267,0.9752689599990845,0.9752888679504395,0.9753074645996094,0.9770906567573547,0.9782418012619019,0.9786027073860168,0.9816648364067078,0.9810614585876465,0.980663537979126,0.9823346138000488,0.9841979742050171,0.9846933484077454,0.9870811104774475,0.9883506894111633,0.9882741570472717,0.9893455505371094,0.9914067387580872,0.992716372013092,0.9929146766662598,0.9934024810791016,0.9939749240875244,0.9942963719367981,0.994488000869751,0.994819164276123,0.9947938919067383,0.9949941635131836,0.995595395565033,0.9961568713188171,0.9963972568511963,0.9962770938873291,0.9963158369064331,0.9965100288391113,0.9966309666633606,0.9967352151870728,0.9969647526741028,0.9972136616706848,0.9973535537719727,0.9974191188812256,0.9975405335426331,0.997664213180542,0.9977955222129822,0.9979046583175659,0.9979457259178162,0.9979234337806702,0.9978785514831543,0.9978151917457581,0.997916042804718,0.9980811476707458,0.9981648921966553,0.9981852769851685,0.9982019662857056,0.9982749223709106,0.9983044266700745,0.9983231425285339,0.9983727335929871,0.998390793800354,0.9984285831451416,0.9984176754951477,0.9984219074249268,0.9984593987464905,0.9985059499740601,0.9984418749809265,0.9983983635902405,0.998447060585022,0.9985098838806152,0.9985532760620117,0.9985863566398621,0.9985960721969604,0.9985884428024292,0.9985706806182861,0.9986002445220947,0.9986433386802673,0.998659610748291,0.9986486434936523,0.9986085891723633,0.9985743165016174,0.9985626935958862,0.998590350151062,0.9985939860343933,0.9986109137535095,0.9986591339111328,0.9986762404441833,0.9986683130264282,0.9986374378204346,0.9986314177513123,0.99867755174636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6553497314,0.999980092048645,0.9999834895133972,0.999951958656311,0.999912440776825,0.99993497133255,0.9999259114265442,0.9998655915260315,0.9995875954627991,0.9991718530654907,0.9990494847297668,0.9987636208534241,0.9981582164764404,0.9979543089866638,0.997585654258728,0.9965906143188477,0.9958840012550354,0.9955397844314575,0.9946744441986084,0.9943458437919617,0.9939782023429871,0.9938812851905823,0.9930698275566101,0.9927461743354797,0.9917053580284119,0.9912842512130737,0.9907823204994202,0.9909994602203369,0.9906117916107178,0.9892461895942688,0.9878226518630981,0.9862926006317139,0.9844728708267212,0.9805357456207275,0.975513756275177,0.9667237401008606,0.9573731422424316,0.946058988571167,0.9365692138671875,0.9323369860649109,0.9182810187339783,0.8979172706604004,0.8809176683425903,0.8769453763961792,0.8634552955627441,0.8491752743721008,0.8370952606201172,0.8257289528846741,0.8164109587669373,0.7986628413200378,0.7893957495689392,0.7857844233512878,0.786469578742981,0.7887674570083618,0.79854416847229,0.8067408800125122,0.8061376214027405,0.8014432191848755,0.8082435131072998,0.8141799569129944,0.8225469589233398,0.8171898126602173,0.8067240715026855,0.7954759001731873,0.771831750869751,0.7514251470565796,0.7339164614677429,0.7169556021690369,0.6876195073127747,0.6351093053817749,0.5903916954994202,0.5444957613945007,0.48412495851516724,0.4335489273071289,0.38939717411994934,0.3608458638191223,0.3440365791320801,0.2937549650669098,0.22852660715579987,0.21284599602222443,0.20201216638088226,0.17001716792583466,0.1323474496603012,0.11169912666082382,0.12317340821027756,0.12135720998048782,0.07837431132793427,0.03644118085503578,0.03886132687330246,0.060281384736299515,0.05406627431511879,0.03361652418971062,0.018241245299577713,-0.0076340604573488235,-0.007611831184476614,0.029922766610980034,0.04096252843737602,0.023926816880702972,0.04662846028804779,0.04468896985054016,0.0009740630630403757,0.005830083973705769,0.01000636350363493,-0.0026607431937009096,-0.007003067061305046,0.009028199128806591,0.025959117338061333,0.03671564906835556,0.0171254463493824,0.01829587109386921,0.034258484840393066,0.018716489896178246,0.001076331245712936,-0.014599096029996872,-0.006829904858022928,0.0011003031395375729,-0.015040295198559761,-0.027020171284675598,0.00036908750189468265,0.014768236316740513,0.01103723980486393,0.004897458013147116,0.0034957791212946177,0.002375307260081172,0.006693149916827679,0.007593752816319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4039535522,0.9999974966049194,0.999986469745636,0.9999864101409912,0.9999797344207764,0.9999480247497559,0.9999040961265564,0.9998979568481445,0.9998316168785095,0.9997139573097229,0.9994826316833496,0.9990106821060181,0.9987090229988098,0.9981467127799988,0.9962797164916992,0.9950147867202759,0.9949347376823425,0.9940046668052673,0.992420494556427,0.9914180040359497,0.9903277158737183,0.9888501167297363,0.9870988726615906,0.9853312373161316,0.9833318591117859,0.9832339882850647,0.9810122847557068,0.978640079498291,0.9791494011878967,0.9794217944145203,0.9780673980712891,0.9750291109085083,0.9715359807014465,0.9675761461257935,0.9626061916351318,0.9576753377914429,0.9550576210021973,0.9476537108421326,0.9315303564071655,0.9135642051696777,0.9073877334594727,0.9066721200942993,0.8831272721290588,0.8492969870567322,0.8229433298110962,0.8132072687149048,0.7799390554428101,0.7491083145141602,0.7512317299842834,0.7649135589599609,0.7604101300239563,0.7479009032249451,0.7409569621086121,0.7174340486526489,0.702994167804718,0.6939211487770081,0.6974577903747559,0.7190831303596497,0.7301229238510132,0.7216559052467346,0.7107067704200745,0.7181329131126404,0.7449570298194885,0.7572248578071594,0.7523435950279236,0.7282039523124695,0.6953322291374207,0.675826370716095,0.658819317817688,0.6340984106063843,0.6007679104804993,0.564439058303833,0.533280611038208,0.47039952874183655,0.41248443722724915,0.36019206047058105,0.32426244020462036,0.3136214315891266,0.31087633967399597,0.2871212363243103,0.23196636140346527,0.17997480928897858,0.1348995715379715,0.10838543623685837,0.11253450065851212,0.10174666345119476,0.07285643368959427,0.05319144204258919,0.054020483046770096,0.06958996504545212,0.05855797976255417,0.027868185192346573,0.025674283504486084,0.04606803506612778,0.04663000628352165,0.046197351068258286,0.050614453852176666,0.044760946184396744,0.039726320654153824,0.029148224741220474,0.02553454600274563,0.03653949871659279,0.03904400020837784,0.014728453010320663,-0.006595495622605085,-0.023014908656477928,-0.02099076472222805,0.010647429153323174,0.024026304483413696,0.006687970831990242,-0.003370333928614855,-0.004022841341793537,-0.01799916848540306,-0.039909690618515015,-0.030041726306080818,-0.008748308755457401,0.0020322217606008053,0.0013160636881366372,0.006193595007061958,0.02437370829284191,0.019358256831765175,0.016514815390110016,0.017095869407057762,0.027503356337547302,0.028736179694533348,0.018200285732746124,0.007602357771247625,-0.00062714685918763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987483024597,0.9999898076057434,0.9999969005584717,0.9999971985816956,0.9999839067459106,0.9999608397483826,0.9999160766601562,0.9998139142990112,0.9997071623802185,0.9995498061180115,0.9990801811218262,0.998234212398529,0.9971678256988525,0.9959353804588318,0.9954789280891418,0.9950370788574219,0.9938408732414246,0.9942194819450378,0.9950663447380066,0.9947657585144043,0.993556559085846,0.99213707447052,0.9927364587783813,0.9913414120674133,0.9900362491607666,0.9885746836662292,0.9861977100372314,0.9866722226142883,0.987288236618042,0.9877223968505859,0.9845888614654541,0.9830094575881958,0.9837247729301453,0.9840707182884216,0.9803534746170044,0.9745134711265564,0.9683907628059387,0.961421549320221,0.9516252875328064,0.9497584700584412,0.9474996328353882,0.934525728225708,0.9126420021057129,0.9038792848587036,0.9116483330726624,0.9160311818122864,0.9146217703819275,0.9122568368911743,0.9134501814842224,0.9142315983772278,0.9163869023323059,0.9196838736534119,0.9160597324371338,0.9136137366294861,0.9137560129165649,0.9162818193435669,0.9167865514755249,0.9118809103965759,0.9077428579330444,0.908044159412384,0.9127487540245056,0.9103004932403564,0.9088637828826904,0.9027010202407837,0.8929821848869324,0.8802051544189453,0.8798102140426636,0.8912140130996704,0.8995627164840698,0.9033324718475342,0.9040389657020569,0.9083738327026367,0.9151089191436768,0.9272286891937256,0.9416225552558899,0.9552069902420044,0.9636629819869995,0.9668240547180176,0.9694162607192993,0.9709309339523315,0.9728553891181946,0.9735968708992004,0.9752630591392517,0.9758312702178955,0.9755985140800476,0.9777610898017883,0.9796386361122131,0.9807480573654175,0.9817956686019897,0.9825711250305176,0.9828134179115295,0.9833093285560608,0.9838455319404602,0.98433917760849,0.9849662780761719,0.9851657152175903,0.98525071144104,0.9853050708770752,0.985565721988678,0.9860945343971252,0.9867483377456665,0.9873013496398926,0.9872831106185913,0.9872439503669739,0.9875727295875549,0.9879590272903442,0.9880443811416626,0.9883745908737183,0.988619863986969,0.9886516332626343,0.9887894988059998,0.9885638952255249,0.9884638786315918,0.9884976148605347,0.9885625839233398,0.9884768724441528,0.9885806441307068,0.9886360168457031,0.9886378645896912,0.9886152744293213,0.9889129996299744,0.9893956184387207,0.9894089698791504,0.9892395734786987,0.9891912937164307,0.989081084728241,0.98921263217926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7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8211860657,0.9999986886978149,0.9999945759773254,0.9999915361404419,0.9999858736991882,0.9999783039093018,0.9999489188194275,0.9998115301132202,0.999575674533844,0.9993162751197815,0.9989673495292664,0.9985373616218567,0.998073160648346,0.9960969686508179,0.9935753345489502,0.9921204447746277,0.9913636445999146,0.9908087253570557,0.9904183745384216,0.9891986846923828,0.9868870973587036,0.9863928556442261,0.9868615865707397,0.9813326001167297,0.9792072176933289,0.9794772863388062,0.9806509017944336,0.9767073392868042,0.9729645252227783,0.9680527448654175,0.961370050907135,0.9618890285491943,0.9618389010429382,0.9639915227890015,0.9591079354286194,0.9533422589302063,0.9448581337928772,0.9332770705223083,0.9326130151748657,0.9445486068725586,0.9522750973701477,0.9534094929695129,0.9599224328994751,0.9646198749542236,0.9654902219772339,0.9684802293777466,0.9710618853569031,0.9742825627326965,0.9769077301025391,0.9758331775665283,0.9749690890312195,0.976865828037262,0.9760674238204956,0.9758560061454773,0.9784936904907227,0.9787915349006653,0.9782953858375549,0.9785823225975037,0.9796401262283325,0.9786773920059204,0.978919506072998,0.9814184904098511,0.9827210903167725,0.9822539687156677,0.9812444448471069,0.9799943566322327,0.979008138179779,0.980231761932373,0.9824070334434509,0.984473466873169,0.9858495593070984,0.9867393374443054,0.9868725538253784,0.9875841736793518,0.9883816838264465,0.9889039993286133,0.9894810318946838,0.990031361579895,0.9903888702392578,0.9907190799713135,0.9911874532699585,0.9915136098861694,0.991951584815979,0.9920077919960022,0.9917799234390259,0.991639256477356,0.9917501211166382,0.9919318556785583,0.9923882484436035,0.9927276968955994,0.9930039644241333,0.9931713938713074,0.9932175874710083,0.9933393001556396,0.9933205246925354,0.9932461977005005,0.9935478568077087,0.993791401386261,0.9937683343887329,0.9936422109603882,0.993560254573822,0.9936497807502747,0.9937252998352051,0.9938377737998962,0.9940038323402405,0.9939862489700317,0.9939055442810059,0.9939436316490173,0.9941633939743042,0.9942703247070312,0.9943632483482361,0.994361937046051,0.9943367838859558,0.9943951964378357,0.9944633841514587,0.9943922758102417,0.9941436648368835,0.9939678907394409,0.9938886165618896,0.9940115213394165,0.9942680597305298,0.9944355487823486,0.9943016767501831,0.9942137002944946,0.9943041205406189,0.9942842125892639,0.99448341131210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7615814209,0.9999972581863403,0.999991238117218,0.9999910593032837,0.9999772906303406,0.9999409317970276,0.999938428401947,0.9999470114707947,0.9998733401298523,0.9996823072433472,0.9994632005691528,0.9991243481636047,0.9984330534934998,0.9978250861167908,0.9976604580879211,0.9962910413742065,0.9952340126037598,0.9956033229827881,0.994780957698822,0.9945622086524963,0.993120551109314,0.9910118579864502,0.9903333187103271,0.990243136882782,0.9879906177520752,0.9837565422058105,0.9816675186157227,0.9806004166603088,0.9774813652038574,0.9744185209274292,0.9717643857002258,0.9650736451148987,0.9528908133506775,0.9466762542724609,0.9363008737564087,0.9170284867286682,0.9014753699302673,0.8943973779678345,0.8888441920280457,0.8840501308441162,0.8689360022544861,0.840692400932312,0.8155990242958069,0.7914451956748962,0.7622132897377014,0.7359989285469055,0.7142099738121033,0.7049580216407776,0.671968936920166,0.6206358075141907,0.604496419429779,0.6126556992530823,0.5907071828842163,0.5662724375724792,0.5624637007713318,0.5604531168937683,0.5202036499977112,0.5063012838363647,0.5272335410118103,0.5211654901504517,0.5053505301475525,0.47793447971343994,0.4365990459918976,0.41298821568489075,0.4029543995857239,0.3985002338886261,0.3918098211288452,0.362960547208786,0.31800857186317444,0.2639360725879669,0.23519611358642578,0.21231339871883392,0.19663360714912415,0.2005564421415329,0.15737996995449066,0.12555956840515137,0.09508587419986725,0.08763043582439423,0.0534682422876358,-0.0022205812856554985,-0.0044778864830732346,0.020818917080760002,0.014700976200401783,0.01726590283215046,0.056066155433654785,0.03448084741830826,0.04589470103383064,0.029288891702890396,-0.004928220063447952,-0.01565581373870372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6621398926,0.9999825358390808,0.9999699592590332,0.9999734163284302,0.9999243021011353,0.9998974204063416,0.9999069571495056,0.9998638033866882,0.9997867941856384,0.9995267391204834,0.9991704821586609,0.9981881380081177,0.9979215264320374,0.9980998039245605,0.9970802664756775,0.9963507056236267,0.9957351684570312,0.9954798817634583,0.9954348802566528,0.994509220123291,0.9930621385574341,0.992279589176178,0.9916197061538696,0.9891296625137329,0.9846628904342651,0.981809675693512,0.983154296875,0.9824773669242859,0.9823419451713562,0.9800468683242798,0.9741771221160889,0.9684666395187378,0.9604870080947876,0.9470207691192627,0.937038004398346,0.9351304173469543,0.9282811880111694,0.916053295135498,0.9018081426620483,0.8880191445350647,0.8596897125244141,0.8462663292884827,0.8437045216560364,0.8339346051216125,0.80970299243927,0.7885128855705261,0.7743110656738281,0.7566329836845398,0.7231026887893677,0.687963604927063,0.6677226424217224,0.6699693202972412,0.6450372934341431,0.6397178769111633,0.6473350524902344,0.6179308295249939,0.5892195701599121,0.5821126699447632,0.5893861651420593,0.5881211161613464,0.5609754920005798,0.538121223449707,0.5180938243865967,0.4965473711490631,0.4756183624267578,0.4635840356349945,0.43472161889076233,0.398464560508728,0.3434290289878845,0.2828359007835388,0.246567964553833,0.2342100590467453,0.21473006904125214,0.19288557767868042,0.18170508742332458,0.13222616910934448,0.12034647911787033,0.1005747839808464,0.05177753046154976,0.03906010836362839,0.035493653267621994,0.005375473760068417,-0.0024001537822186947,0.005430174991488457,0.00024550894158892334,-0.0026742294430732727,0.009092779830098152,-0.001084434101358056,0.0050141555257141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967813491821,0.9999772310256958,0.9999235272407532,0.9999176859855652,0.9998807311058044,0.999919593334198,0.9999077320098877,0.9998530745506287,0.9997420310974121,0.9994200468063354,0.9986203908920288,0.9979225397109985,0.9976996779441833,0.9972125291824341,0.996253252029419,0.9945880770683289,0.9938176870346069,0.9933392405509949,0.9936239719390869,0.9925229549407959,0.989672064781189,0.9872723817825317,0.9862229824066162,0.9859048128128052,0.9822065830230713,0.9792738556861877,0.9809122681617737,0.9797322154045105,0.9771695733070374,0.9706367254257202,0.959010660648346,0.9455421566963196,0.9369415640830994,0.9226579070091248,0.9106425642967224,0.9054731130599976,0.9046098589897156,0.894573450088501,0.8716656565666199,0.8454878926277161,0.8179502487182617,0.7992696166038513,0.7890509366989136,0.779888391494751,0.7479522228240967,0.7125976085662842,0.680860698223114,0.6616573929786682,0.6369142532348633,0.6130662560462952,0.5977745056152344,0.5713948011398315,0.5501496195793152,0.5607123970985413,0.5497181415557861,0.5171743631362915,0.5152590274810791,0.5112562775611877,0.5167745351791382,0.47954291105270386,0.43314725160598755,0.41588905453681946,0.4149473011493683,0.40259262919425964,0.3915443420410156,0.3662926256656647,0.3201007843017578,0.2848694920539856,0.25232791900634766,0.23992305994033813,0.20529736578464508,0.15406718850135803,0.12030661106109619,0.0852104127407074,0.06810309737920761,0.052046287804841995,0.05874587222933769,0.03774657100439072,-0.00447496073320508,0.013361448422074318,0.039828117936849594,0.04552295804023743,0.03353244438767433,0.043725475668907166,0.019021421670913696,-0.009848007000982761,-0.010405470617115498,0.008958064019680023,0.018736029043793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4039535522,0.9999935626983643,0.9999752640724182,0.9999693036079407,0.9999286532402039,0.9999368786811829,0.9999008774757385,0.9997960329055786,0.9997187256813049,0.9994992613792419,0.9989854097366333,0.9975700378417969,0.9971685409545898,0.9973292946815491,0.9964173436164856,0.995720386505127,0.9951977729797363,0.993803083896637,0.9938101172447205,0.9919847846031189,0.9897099137306213,0.9894487857818604,0.988839328289032,0.9855995774269104,0.9807117581367493,0.9793720245361328,0.9808382391929626,0.9789440631866455,0.9740460515022278,0.9688986539840698,0.9619510173797607,0.9500179886817932,0.9391419887542725,0.9245091080665588,0.9121328592300415,0.9079480171203613,0.9076148867607117,0.90538090467453,0.8833932280540466,0.8687025904655457,0.8472241759300232,0.827476978302002,0.8084635734558105,0.7904420495033264,0.760351300239563,0.7306944727897644,0.717892587184906,0.6866180896759033,0.6779401302337646,0.6586183309555054,0.6234923005104065,0.5991169810295105,0.5781518816947937,0.5601749420166016,0.5526358485221863,0.5548309087753296,0.5388498902320862,0.5243507623672485,0.504296064376831,0.4761330187320709,0.4437517821788788,0.43893980979919434,0.4450523257255554,0.40664032101631165,0.37678778171539307,0.37002331018447876,0.33796417713165283,0.3116696774959564,0.25452539324760437,0.24113941192626953,0.21144439280033112,0.16418905556201935,0.1598624587059021,0.1375780552625656,0.09741678833961487,0.07538819313049316,0.05661110579967499,0.049582380801439285,0.041560735553503036,0.028580091893672943,0.02294967696070671,0.0001285761536564678,-0.004693909548223019,0.008756647817790508,-0.0046533760614693165,-0.013433915562927723,-0.00490566436201334,-0.014224794693291187,-0.0103364484384655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8.59999656677246,159.29999828338623,106.19999885559082,79.64999914169312,63.71999931335449,53.09999942779541,45.514285223824636,39.82499957084656,35.39999961853027,31.859999656677246,28.96363605152477,26.549999713897705,24.50769204359788,22.757142611912318,21.239999771118164,19.91249978542328,18.741176268633673,17.699999809265137,16.768420871935394,15.929999828338623,15.171428407941546,14.481818025762385,13.852173763772715,13.274999856948853,12.743999862670899,12.25384602179894,11.799999872843424,11.378571305956159,10.986206778164568,10.619999885559082,10.277419244089435,9.95624989271164,9.654545350508256,9.370588134316836,9.102857044764928,8.849999904632568,8.610810718020877,8.384210435967697,8.169230681199293,7.9649999141693115,7.770731623579816,7.585714203970773,7.409302245738894,7.240909012881192,7.079999923706055,6.9260868818863575,6.7787233312079245,6.637499928474426,6.502040746260662,6.371999931335449,6.247058756211224,6.12692301089947,6.011320689939103,5.899999936421712,5.792727210304954,5.6892856529780795,5.589473623978464,5.493103389082284,5.399999941809702,5.309999942779541,5.222950763389712,5.1387096220447175,5.057142802647182,4.97812494635582,4.901538408719576,4.827272675254128,4.755223829354813,4.685294067158418,4.617391254590905,4.551428522382464,4.4873238953066545,4.424999952316284,4.364383514613321,4.305405359010439,4.247999954223633,4.1921052179838485,4.137662293074967,4.084615340599647,4.032911348946487,3.9824999570846558,3.9333332909478083,3.885365811789908,3.838554175503283,3.7928571019853865,3.748235253726735,3.704651122869447,3.662068926054856,3.620454506440596,3.579775242323286,3.53999996185302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Beta-galactosidase (EMPIAR-1001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1655349731,0.9999946355819702,0.9999824166297913,0.9999760389328003,0.9999687075614929,0.9999215602874756,0.9999428987503052,0.9999504685401917,0.9998752474784851,0.9997367262840271,0.9995624423027039,0.9991803169250488,0.9985634684562683,0.9978654980659485,0.9972759485244751,0.9958296418190002,0.9955589175224304,0.9953824877738953,0.99469393491745,0.9945680499076843,0.9938889741897583,0.9910615086555481,0.9901847839355469,0.9899184107780457,0.9879711270332336,0.9825530648231506,0.9786605834960938,0.9809397459030151,0.9822015762329102,0.9811926484107971,0.9762686491012573,0.9665008783340454,0.9555856585502625,0.9504062533378601,0.9391927719116211,0.9240645170211792,0.9167999029159546,0.9123919606208801,0.9083920121192932,0.8901455998420715,0.8680641651153564,0.8379545211791992,0.8142839670181274,0.8063427805900574,0.7881222367286682,0.766536295413971,0.746354877948761,0.7391552925109863,0.7047274112701416,0.6682217121124268,0.658505380153656,0.6459030508995056,0.608032763004303,0.5745325088500977,0.5817309617996216,0.5925601124763489,0.5701084136962891,0.5436499714851379,0.5317606925964355,0.5095462203025818,0.5027399063110352,0.4882700741291046,0.4796355366706848,0.47460776567459106,0.44750580191612244,0.42030924558639526,0.3872290551662445,0.3638898432254791,0.33556610345840454,0.2884131371974945,0.2556246519088745,0.23333078622817993,0.1805763691663742,0.1527569442987442,0.1438237577676773,0.11654378473758698,0.0616876520216465,0.06342630088329315,0.09184156358242035,0.061461009085178375,0.0429534949362278,0.057628385722637177,0.024531345814466476,0.003392559941858053,0.006990240886807442,0.012345459312200546,0.015187048353254795,0.02017652988433838,0.009922965429723263,0.00618013134226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76754188538,0.9999987483024597,0.9999958276748657,0.9999880194664001,0.9999827146530151,0.9999361038208008,0.999897301197052,0.9998586177825928,0.9995772838592529,0.9995295405387878,0.9994192719459534,0.9993507862091064,0.998919665813446,0.998913586139679,0.9989670515060425,0.9989284873008728,0.9988377690315247,0.9987591505050659,0.998572587966919,0.9982202053070068,0.9978999495506287,0.9973006248474121,0.9963139295578003,0.9936375617980957,0.9920979142189026,0.9902175664901733,0.9875047206878662,0.9876804947853088,0.9864203929901123,0.9868739247322083,0.9872259497642517,0.9872881174087524,0.988754391670227,0.9876417517662048,0.9866814613342285,0.9873943328857422,0.9879577159881592,0.9871934652328491,0.986416757106781,0.9864140748977661,0.9859914779663086,0.984944224357605,0.9836697578430176,0.9810193181037903,0.9795164465904236,0.9792325496673584,0.9790555834770203,0.9783753156661987,0.9791088700294495,0.9799211621284485,0.9789771437644958,0.9802761673927307,0.9790121912956238,0.9804383516311646,0.9813063144683838,0.9810850024223328,0.9816462993621826,0.9832260012626648,0.984083354473114,0.9838270545005798,0.9849209189414978,0.9851062893867493,0.9849907159805298,0.9846121668815613,0.9857335686683655,0.9859632253646851,0.9871351718902588,0.9870794415473938,0.9867657423019409,0.9866690635681152,0.9872799515724182,0.9881296157836914,0.9878369569778442,0.9884371757507324,0.988286018371582,0.9884735941886902,0.9884366393089294,0.9890176057815552,0.9893144965171814,0.9891467690467834,0.9898930788040161,0.9901788830757141,0.9901590943336487,0.9903325438499451,0.990523099899292,0.9904305338859558,0.9908593893051147,0.991080105304718,0.9911307692527771,0.9917579293251038,0.9924774765968323,0.9926874041557312,0.9928629398345947,0.9928776025772095,0.9930075407028198,0.9933390617370605,0.9932888746261597,0.9933728575706482,0.9938100576400757,0.994080126285553,0.9942229390144348,0.9944469332695007,0.9945302605628967,0.9946864247322083,0.9948104023933411,0.9949095845222473,0.9950883984565735,0.9950940012931824,0.9952419400215149,0.9953718781471252,0.9953271150588989,0.9953029155731201,0.9954468011856079,0.9955018758773804,0.9956491589546204,0.9956557750701904,0.9958149194717407,0.9959986209869385,0.9959779977798462,0.9960379004478455,0.996187150478363,0.9962452054023743,0.9964044094085693,0.9964240193367004,0.9964950680732727,0.996590793132782,0.996666669845581,0.9967815279960632,0.9968725442886353,0.9969664812088013,0.9970266819000244,0.9970269799232483,0.9970613121986389,0.9970932602882385,0.9971652030944824,0.9971776008605957,0.9972447752952576,0.997292697429657,0.9973307251930237,0.9973076581954956,0.9973082542419434,0.9974086880683899,0.9974392652511597,0.997470498085022,0.9975113272666931,0.9974716305732727,0.9975040555000305,0.9975875616073608,0.9975664019584656,0.9975802898406982,0.9976328015327454,0.9976350665092468,0.9976553916931152,0.997673749923706,0.9976995587348938,0.9976462721824646,0.9976692795753479,0.9976779222488403,0.9976921081542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3906745911,0.999955415725708,0.9998852610588074,0.999854564666748,0.9997773170471191,0.9996315836906433,0.999451220035553,0.9991434216499329,0.9988903403282166,0.9983455538749695,0.9981288909912109,0.9977723956108093,0.9967890977859497,0.9959204196929932,0.9949385523796082,0.9930420517921448,0.9930694103240967,0.99006587266922,0.9870328307151794,0.9865087270736694,0.9865825772285461,0.9855296611785889,0.9866164922714233,0.9852828979492188,0.9835951328277588,0.9819191694259644,0.982414722442627,0.983309805393219,0.9805271625518799,0.9786463379859924,0.9781721234321594,0.9767794013023376,0.9727617502212524,0.969832181930542,0.9653980731964111,0.9586771130561829,0.9520672559738159,0.9474210739135742,0.9439700245857239,0.9363328814506531,0.9168350100517273,0.9098526239395142,0.8967221975326538,0.8839344382286072,0.8720473051071167,0.8579344153404236,0.8471695184707642,0.8299039006233215,0.8108755350112915,0.8113307952880859,0.7862967252731323,0.7802039384841919,0.7679030299186707,0.7697548270225525,0.756669819355011,0.7493239641189575,0.7336124181747437,0.7331305742263794,0.7212501168251038,0.7269511818885803,0.7225566506385803,0.7164608240127563,0.7277634739875793,0.7324737906455994,0.7321697473526001,0.7257865071296692,0.7274923324584961,0.7210303544998169,0.7137060761451721,0.7175533175468445,0.7153932452201843,0.7085714936256409,0.69495689868927,0.6597703695297241,0.6500869989395142,0.6228957176208496,0.5936252474784851,0.5709066987037659,0.5499314069747925,0.49647027254104614,0.4606384336948395,0.4232403039932251,0.4105346202850342,0.3723756670951843,0.35115838050842285,0.3073066174983978,0.2868911027908325,0.28162917494773865,0.24938181042671204,0.22703416645526886,0.19094763696193695,0.14063148200511932,0.14787553250789642,0.13011372089385986,0.10939078778028488,0.10006909817457199,0.08607455343008041,0.07155413180589676,0.051940158009529114,0.06500422209501266,0.055999040603637695,0.03980998322367668,0.03959745913743973,0.03000422567129135,0.020836111158132553,0.01970783993601799,0.01366662047803402,0.03658222034573555,0.04382430016994476,0.019523346796631813,0.022324008867144585,0.013799376785755157,0.006831878796219826,0.021951256319880486,0.026013433933258057,0.0034879930317401886,0.029167406260967255,0.011781658977270126,0.008039667271077633,0.020550450310111046,1.2688848073594272e-05,0.009828795678913593,-0.000765044242143631,-0.010060864500701427,0.0035706975031644106,-0.0015496190171688795,-0.007255562115460634,0.0010573241161182523,0.02459218166768551,-0.013932256028056145,0.006690929643809795,0.005046759732067585,0.003945640288293362,-0.014106630347669125,-0.01614389568567276,-0.0010667056776583195,0.0009593748836778104,0.004721061326563358,-0.0073450361378490925,-0.00031177824712358415,-0.005530796479433775,0.003984412644058466,0.0020023926626890898,0.008259272202849388,0.02278420329093933,0.021436532959342003,0.013138086535036564,0.003814091207459569,0.003990151919424534,0.009718784131109715,0.026474498212337494,0.011796699836850166,0.0051225051283836365,0.002554146107286215,0.0075736441649496555,-0.0026573569048196077,0.004147580824792385,0.004755338188260794,0.009277799166738987,0.0161586403846740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71866607666,0.9996013641357422,0.9999133944511414,0.9996674656867981,0.9993455410003662,0.9991008639335632,0.9984032511711121,0.997521162033081,0.9978869557380676,0.9960086941719055,0.991982638835907,0.992235004901886,0.9895287752151489,0.986003041267395,0.9836676120758057,0.9774008989334106,0.9771908521652222,0.9719057083129883,0.9606039524078369,0.9638986587524414,0.962060272693634,0.9507980346679688,0.9515101313591003,0.9400013089179993,0.9343825578689575,0.9157931804656982,0.9121878743171692,0.9022092223167419,0.8962805271148682,0.8892558217048645,0.8835462331771851,0.8846044540405273,0.8858317732810974,0.8455052375793457,0.8295402526855469,0.8304767608642578,0.7944898009300232,0.7719692587852478,0.7508795857429504,0.7214629650115967,0.6681035757064819,0.6267598271369934,0.5898669362068176,0.5514269471168518,0.4928602874279022,0.4943879544734955,0.43785223364830017,0.4230438768863678,0.4084795415401459,0.3749266266822815,0.34819117188453674,0.3590947687625885,0.3418314456939697,0.3220652937889099,0.3147861957550049,0.3122846186161041,0.2770983576774597,0.2622453570365906,0.2746056914329529,0.24694247543811798,0.24820910394191742,0.25898993015289307,0.24849791824817657,0.23005415499210358,0.22861282527446747,0.21683351695537567,0.2234072983264923,0.23602260649204254,0.22754034399986267,0.2063092291355133,0.2071332186460495,0.21744151413440704,0.1726909726858139,0.1825428009033203,0.18069395422935486,0.14151562750339508,0.12813790142536163,0.12519681453704834,0.08294296264648438,0.10670660436153412,0.09227798134088516,0.06704013049602509,0.03477393463253975,0.06856775283813477,0.055558379739522934,0.03293615207076073,0.06963098794221878,0.05506066605448723,0.0537823922932148,0.054424285888671875,0.04043031856417656,0.056119706481695175,0.06065773963928223,0.025213753804564476,0.024955427274107933,0.03633265569806099,0.021516362205147743,0.04871922731399536,0.04706674441695213,0.049398962408304214,0.05327890068292618,0.027574175968766212,0.02575022540986538,0.048901692032814026,0.044407110661268234,0.048097092658281326,0.03817106410861015,0.007974711246788502,0.01850297674536705,0.01903451606631279,0.030366461724042892,0.022495387122035027,0.028429385274648666,0.028726331889629364,0.02991119585931301,0.019465085119009018,0.03504948690533638,0.02007414400577545,0.027123965322971344,0.04768561199307442,0.04682756960391998,0.03007270209491253,0.04178563877940178,0.018025293946266174,0.04368656128644943,0.03201764076948166,0.028850132599473,0.045644231140613556,0.03692709654569626,0.028823547065258026,0.03012421540915966,0.04163580760359764,0.0465264692902565,0.045236531645059586,0.04539327323436737,0.023504048585891724,0.030276760458946228,0.045381803065538406,0.037898555397987366,0.03385103493928909,0.04770754277706146,0.01625388115644455,0.04138658940792084,0.03913288563489914,0.04579828679561615,0.04711512103676796,0.049531832337379456,0.037957124412059784,0.04187576472759247,0.05241231620311737,0.02770446613430977,0.03420838713645935,0.04181598126888275,0.04127053916454315,0.04492777958512306,0.047211337834596634,0.04524678736925125,0.04517911747097969,0.03958236053586006,0.0283084027469158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6423721313,0.9999727606773376,0.9999074935913086,0.9997904896736145,0.9997484683990479,0.9997689723968506,0.9995906352996826,0.9989994764328003,0.9991827011108398,0.9988769888877869,0.998215913772583,0.9981250166893005,0.9962978363037109,0.9948737621307373,0.9939261674880981,0.9907683730125427,0.9905232191085815,0.9868423342704773,0.9842875599861145,0.9855448007583618,0.9833328127861023,0.9829989671707153,0.9838564991950989,0.9784902334213257,0.9728338122367859,0.9689276218414307,0.9683560132980347,0.9661259055137634,0.9592138528823853,0.9530749320983887,0.947942852973938,0.9551405310630798,0.9556616544723511,0.9455408453941345,0.9341751337051392,0.9326180815696716,0.9218698143959045,0.9108809232711792,0.8999475836753845,0.882259726524353,0.8602891564369202,0.8481457829475403,0.8331077098846436,0.790203869342804,0.7697809934616089,0.7558977603912354,0.7262970805168152,0.6912323236465454,0.6772080063819885,0.6693733930587769,0.6477736830711365,0.6342867612838745,0.6231670379638672,0.6052849888801575,0.5744761824607849,0.5697548985481262,0.5480367541313171,0.5276954174041748,0.5322219729423523,0.5307369232177734,0.5227760076522827,0.49975237250328064,0.5032618641853333,0.5045350193977356,0.5009322166442871,0.5094298720359802,0.5033217668533325,0.5001304149627686,0.4750557243824005,0.46133145689964294,0.45452478528022766,0.42484065890312195,0.4135151505470276,0.3757421672344208,0.38062700629234314,0.35820823907852173,0.3222285509109497,0.30819231271743774,0.2787526845932007,0.2424079030752182,0.21862263977527618,0.1830267459154129,0.15028735995292664,0.1662166267633438,0.13422097265720367,0.12789121270179749,0.12941467761993408,0.09949502348899841,0.1029820516705513,0.08910617232322693,0.0916365459561348,0.07370664924383163,0.07144910842180252,0.0852632224559784,0.06589899212121964,0.06050582230091095,0.07777117192745209,0.057113245129585266,0.03772813826799393,0.050910357385873795,0.04490429535508156,0.04827292636036873,0.050619494169950485,0.04660706967115402,0.02865511365234852,0.029358142986893654,0.02707526832818985,0.03788124397397041,0.02553262561559677,0.029194530099630356,0.025405028834939003,0.017964154481887817,0.03298306465148926,0.04961034655570984,0.042693842202425,0.027340317144989967,0.04274988919496536,0.035352177917957306,0.014105346985161304,0.0234198197722435,0.0484730564057827,0.04031815752387047,0.02878863736987114,0.029731959104537964,0.033118318766355515,0.04019518569111824,0.016088398173451424,0.030935440212488174,0.015067852102220058,0.03328486904501915,0.025252200663089752,0.03262731805443764,0.04564350098371506,0.03223563730716705,0.04291624203324318,0.06083725765347481,0.04533754289150238,0.05107979476451874,0.04531402885913849,0.0439063124358654,0.04258645325899124,0.04110214114189148,0.047178853303194046,0.03469838574528694,0.035355523228645325,0.04956477880477905,0.04730084538459778,0.03749125450849533,0.04089753329753876,0.04484383389353752,0.03020540624856949,0.04590450972318649,0.04596900939941406,0.04046202823519707,0.05923950672149658,0.04716505855321884,0.040108099579811096,0.021866077557206154,0.03715699538588524,0.023613126948475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39.1999816894531,169.59999084472656,113.06666056315105,84.79999542236328,67.83999633789062,56.53333028157552,48.457140241350444,42.39999771118164,37.68888685438368,33.91999816894531,30.836361971768465,28.26666514078776,26.092306283804085,24.228570120675222,22.613332112630207,21.19999885559082,19.952940099379596,18.84444342719184,17.852630615234375,16.959999084472656,16.15238008045015,15.418180985884232,14.747825290845787,14.13333257039388,13.567999267578125,13.046153141902042,12.56296228479456,12.114285060337611,11.696551092739764,11.306666056315104,10.941934893208165,10.59999942779541,10.278787323922822,9.976470049689798,9.691428048270089,9.42222171359592,9.167567072687921,8.926315307617188,8.697435427934696,8.479999542236328,8.273170285108613,8.076190040225075,7.8883716671965844,7.709090492942116,7.537777370876736,7.373912645422894,7.217020887009641,7.06666628519694,6.922448605907206,6.783999633789063,6.650980033126532,6.523076570951021,6.399999654517983,6.28148114239728,6.167272394353693,6.0571425301688055,5.950876871744792,5.848275546369882,5.749152232024629,5.653333028157552,5.560655437532018,5.4709674466040825,5.384126693483383,5.299999713897705,5.2184612567608175,5.139393661961411,5.062686293872435,4.988235024844899,4.915941763615263,4.845714024135044,4.777464530837368,4.71111085679796,4.646575091636344,4.583783536343961,4.522666422526042,4.463157653808594,4.405194567395495,4.348717713967348,4.293670654296875,4.239999771118164,4.18765409493152,4.136585142554306,4.086746767342809,4.038095020112538,3.990588019875919,3.9441858335982922,3.8988503642465875,3.854545246471058,3.811235749319698,3.768888685438368,3.7274723262577267,3.686956322711447,3.6473116310693885,3.6085104435048203,3.570526123046875,3.53333314259847,3.496907027726321,3.461224302953603,3.4262624413076073,3.3919998168945313,3.358415660291615,3.325490016563266,3.293203705722846,3.2615382854755106,3.2304760160900297,3.1999998272589916,3.170093286817319,3.14074057119864,3.1119264375179188,3.0836361971768467,3.055855690895974,3.0285712650844028,3.001769749464187,2.975438435872396,2.9495650581691577,2.924137773184941,2.8991451426448984,2.8745761160123147,2.850420014197085,2.826666514078776,2.8033056337971334,2.780327718766009,2.7577234283695375,2.7354837233020413,2.713599853515625,2.6920633467416915,2.670865997554749,2.6499998569488525,2.6294572223988615,2.6092306283804088,2.5893128373240697,2.5696968309807056,2.5503758021763394,2.5313431469362175,2.512592456958912,2.4941175124224495,2.475912275105497,2.4579708818076313,2.44028763805362,2.422857012067522,2.4056736290032137,2.388732265418684,2.3720278439821896,2.35555542839898,2.3393102185479524,2.323287545818172,2.3074828686357356,2.2918917681719804,2.2765099442245176,2.261333211263021,2.24635749463214,2.231578826904297,2.2169933443755108,2.2025972836977474,2.188386978641633,2.174358856983674,2.1605094375124403,2.1468353271484375,2.133333218172661,2.119999885559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FAS (EMPIAR-10454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8989701271057,0.9986533522605896,0.9998736381530762,0.9993301033973694,0.9985501170158386,0.9988757967948914,0.9967963695526123,0.9934611320495605,0.9957535862922668,0.9901576638221741,0.9864621758460999,0.9887080192565918,0.9803258776664734,0.9776016473770142,0.9799606204032898,0.9717410802841187,0.9674968719482422,0.9451552033424377,0.9321920871734619,0.9376110434532166,0.938353419303894,0.9254111051559448,0.9226651191711426,0.8989788889884949,0.8671307563781738,0.8398876786231995,0.8345557451248169,0.79323810338974,0.7885318398475647,0.7631807923316956,0.7726011872291565,0.7483746409416199,0.7575986981391907,0.7579028606414795,0.7205454707145691,0.6928699612617493,0.6260365843772888,0.6638309359550476,0.5995057821273804,0.565097987651825,0.5166999101638794,0.5071389675140381,0.4524262547492981,0.4167177677154541,0.422007292509079,0.33956512808799744,0.34554576873779297,0.3521451950073242,0.31486061215400696,0.29046565294265747,0.2871432602405548,0.27745839953422546,0.2372918725013733,0.2469751089811325,0.2618409991264343,0.24131052196025848,0.20076800882816315,0.18832246959209442,0.19235576689243317,0.19627057015895844,0.1657748818397522,0.15878424048423767,0.18411383032798767,0.19828541576862335,0.14356626570224762,0.1488252878189087,0.18114864826202393,0.16909219324588776,0.15341946482658386,0.14108729362487793,0.1255778819322586,0.11149727553129196,0.13745993375778198,0.12092222273349762,0.10704544931650162,0.08057072758674622,0.08062882721424103,0.08945264667272568,0.08434383571147919,0.06704556196928024,0.06927124410867691,0.06010241433978081,0.08893713355064392,0.08474116027355194,0.051613856106996536,0.05716407671570778,0.077543243765831,0.07672613859176636,0.04727448150515556,0.03501206263899803,0.019686542451381683,0.05367295816540718,0.04133247584104538,0.007498855236917734,0.03720539063215256,0.018752558156847954,0.014912629500031471,0.037639062851667404,0.05184667557477951,0.03796936571598053,0.028365731239318848,0.03555513545870781,0.016367215663194656,0.021039346233010292,0.0245121531188488,0.03277414292097092,0.03242892771959305,0.031373824924230576,0.041438572108745575,0.027016887441277504,0.027816852554678917,0.041102614253759384,0.030022375285625458,0.047191403806209564,0.040272172540426254,0.03340800479054451,0.014697099104523659,0.030607912689447403,0.025278521701693535,0.026874495670199394,0.032994285225868225,0.055153876543045044,0.032990869134664536,0.021440355107188225,0.03263488784432411,0.026078931987285614,0.035147592425346375,0.019392594695091248,0.037811871618032455,0.026619844138622284,0.03720303624868393,0.033394258469343185,0.030898388475179672,0.04083884134888649,0.041588399559259415,0.021135354414582253,0.0379316508769989,0.02296919748187065,0.02903445065021515,0.04678012803196907,0.035959821194410324,0.038714513182640076,0.0299446489661932,0.02894868142902851,0.03714394196867943,0.03206010162830353,0.0387350469827652,0.03668319433927536,0.03724919632077217,0.039602313190698624,0.03925550356507301,0.04025627672672272,0.034266963601112366,0.03506171703338623,0.035269077867269516,0.03134584799408913,0.04519818350672722,0.04873504862189293,0.04048129543662071,0.01543514896184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231628418,0.9999960660934448,0.9999831914901733,0.9999807476997375,0.9999619126319885,0.9999738931655884,0.9998989105224609,0.9998347163200378,0.9998409152030945,0.9998250007629395,0.9997447729110718,0.9996333718299866,0.9996086359024048,0.9994781613349915,0.9993139505386353,0.9990700483322144,0.9989252090454102,0.9981116652488708,0.9982939958572388,0.9983773827552795,0.9981294274330139,0.9983171820640564,0.9980403184890747,0.9973781704902649,0.9970951676368713,0.9966802597045898,0.9963995218276978,0.9960041046142578,0.9947524070739746,0.993026077747345,0.9897568225860596,0.9883325695991516,0.984374463558197,0.9749413132667542,0.9662157893180847,0.9587188363075256,0.9544209241867065,0.9459513425827026,0.9354371428489685,0.9270763993263245,0.905774712562561,0.9129296541213989,0.9108651876449585,0.9076094627380371,0.907901406288147,0.9115085005760193,0.9064868688583374,0.8967260122299194,0.9013128280639648,0.8914542198181152,0.8818492889404297,0.865752637386322,0.8530587553977966,0.8298060297966003,0.8132453560829163,0.7869069576263428,0.7576292157173157,0.6997177004814148,0.6321327686309814,0.5853323340415955,0.5551762580871582,0.5523163080215454,0.48100537061691284,0.4374775290489197,0.4619755148887634,0.4346908628940582,0.3747985363006592,0.3023616671562195,0.24277308583259583,0.18070536851882935,0.11825646460056305,0.062460385262966156,0.05981234833598137,0.07684428244829178,0.08852677047252655,0.083315409719944,0.0174116063863039,-0.018866004422307014,0.0074057127349078655,0.01712781935930252,-0.00012028544733766466,0.007841463200747967,0.022027652710676193,0.008945398032665253,0.01359078660607338,-0.000580997031647712,0.01980784349143505,0.018283795565366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0064888,0.9999560117721558,0.9999783039093018,0.9999668598175049,0.9999663829803467,0.9999555945396423,0.9995086789131165,0.9989572763442993,0.9992039799690247,0.9990248084068298,0.9975086450576782,0.997679591178894,0.9976699352264404,0.9968370795249939,0.9966515898704529,0.9941912293434143,0.9936896562576294,0.9880892038345337,0.9895537495613098,0.9874459505081177,0.9870596528053284,0.9896886348724365,0.9855638146400452,0.9797491431236267,0.9781674146652222,0.9732940793037415,0.9686534404754639,0.9661504030227661,0.9606974124908447,0.9539989233016968,0.9294894933700562,0.911962628364563,0.9124006032943726,0.8572832942008972,0.7778704166412354,0.7575843930244446,0.7501989006996155,0.7095038294792175,0.6646455526351929,0.6597692966461182,0.6099137663841248,0.6359978914260864,0.6251309514045715,0.6327880024909973,0.5986530780792236,0.5990475416183472,0.47690773010253906,0.49211183190345764,0.5042437314987183,0.3678283393383026,0.4025227427482605,0.36562180519104004,0.36904221773147583,0.34284868836402893,0.2751595377922058,0.1884775608778,0.0654037594795227,0.1892494559288025,0.06158774718642235,0.11263292282819748,0.0705777108669281,0.04059857130050659,0.031204650178551674,0.06590938568115234,0.07585815340280533,0.05355925112962723,0.0120614692568779,0.02378135919570923,0.020254749804735184,-0.017097482457756996,0.021092556416988373,0.03442893922328949,-0.0682961493730545,-0.07349897921085358,-0.032600127160549164,-0.05289781838655472,-0.03106052242219448,-0.010590460151433945,-0.018007470294833183,-0.02278534695506096,-0.02998923696577549,-0.019270099699497223,-0.0002477555244695395,0.057058848440647125,-0.011238065548241138,-0.021719152107834816,0.010540459305047989,0.081691741943359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5827674866,0.9999977350234985,0.9999924898147583,0.9999728202819824,0.9999620914459229,0.9998655319213867,0.9998794794082642,0.9998283386230469,0.9998617768287659,0.9998165965080261,0.999650776386261,0.9994150400161743,0.9990779757499695,0.9990562796592712,0.9989972114562988,0.9989719390869141,0.9982806444168091,0.9978220462799072,0.9972174167633057,0.9978136420249939,0.9979667067527771,0.9974748492240906,0.9972184300422668,0.9966934323310852,0.9955170750617981,0.9947004318237305,0.9945606589317322,0.9922805428504944,0.990454375743866,0.9888312816619873,0.987738311290741,0.9840202927589417,0.9750732183456421,0.9656588435173035,0.9572209119796753,0.9477131962776184,0.9399822354316711,0.9342066645622253,0.9293868541717529,0.9067068099975586,0.9070191383361816,0.9141063094139099,0.9095376133918762,0.8991493582725525,0.907407283782959,0.9077998399734497,0.8951462507247925,0.8816893696784973,0.8758471608161926,0.8677940964698792,0.8450882434844971,0.8124949932098389,0.8003323078155518,0.7895669341087341,0.754812479019165,0.7068931460380554,0.6497679352760315,0.61536705493927,0.5960522890090942,0.56961590051651,0.5519598126411438,0.4556695520877838,0.36399829387664795,0.31397613883018494,0.30770811438560486,0.3132966160774231,0.27713093161582947,0.2140926569700241,0.14487877488136292,0.08996149897575378,0.08412659168243408,0.046764619648456573,0.054836567491292953,0.025349579751491547,0.04546843841671944,0.05162953957915306,0.02839897759258747,0.035173945128917694,0.014232384040951729,-0.025688311085104942,0.008925027213990688,0.022385690361261368,0.04478203505277634,0.021061697974801064,0.00397676695138216,-0.02508164942264557,-0.016724552959203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2311000824,0.9999908804893494,0.9999920725822449,0.9999794363975525,0.9999837279319763,0.9998263120651245,0.9997139573097229,0.9997424483299255,0.9997143745422363,0.999548077583313,0.9994792938232422,0.9994019865989685,0.9991037249565125,0.9989494681358337,0.9984900951385498,0.9982781410217285,0.9967848062515259,0.9967570900917053,0.9966142773628235,0.99658203125,0.9968547821044922,0.9959191679954529,0.9943451285362244,0.9934881925582886,0.9932495951652527,0.992623507976532,0.9915267825126648,0.9880054593086243,0.9839774370193481,0.9781342148780823,0.9758018851280212,0.9706900119781494,0.9496951699256897,0.9347697496414185,0.9245753884315491,0.9159784913063049,0.8992232084274292,0.8811543583869934,0.8622086644172668,0.8520347476005554,0.8540118336677551,0.8576423525810242,0.8469867706298828,0.839272141456604,0.857125461101532,0.8557320833206177,0.8314983248710632,0.8005499839782715,0.7716889381408691,0.7867897152900696,0.7531657218933105,0.6971666812896729,0.677347719669342,0.6600465178489685,0.6191636919975281,0.5750369429588318,0.5405223369598389,0.46732640266418457,0.4623962640762329,0.42585158348083496,0.4029703140258789,0.37574806809425354,0.34445706009864807,0.33665770292282104,0.2591613829135895,0.18385910987854004,0.18773965537548065,0.16219156980514526,0.12577737867832184,0.06870952993631363,0.07178182899951935,0.044144608080387115,0.03423977270722389,0.001959343673661351,-0.0402856282889843,-0.032086331397295,-0.040925294160842896,0.05102578178048134,0.008721805177628994,0.0207500122487545,0.009234885685145855,0.0011745095252990723,0.005924598779529333,0.028044816106557846,0.042930468916893005,0.03708280622959137,0.0037941196933388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237.600004196167,118.8000020980835,79.20000139872234,59.40000104904175,47.5200008392334,39.60000069936117,33.94285774230957,29.700000524520874,26.400000466240776,23.7600004196167,21.600000381469727,19.800000349680584,18.276923399705154,16.971428871154785,15.840000279744466,14.850000262260437,13.976470835068646,13.200000233120388,12.505263378745632,11.88000020980835,11.31428591410319,10.800000190734863,10.330434965050738,9.900000174840292,9.50400016784668,9.138461699852577,8.800000155413592,8.485714435577393,8.193103592971276,7.920000139872233,7.664516264392484,7.4250001311302185,7.200000127156575,6.988235417534323,6.788571548461914,6.600000116560194,6.4216217350315405,6.252631689372816,6.092307799901718,5.940000104904175,5.7951220535650485,5.657142957051595,5.5255814929341165,5.400000095367432,5.280000093248155,5.165217482525369,5.055319238216319,4.950000087420146,4.848979677472796,4.75200008392334,4.658823611689549,4.569230849926289,4.483018947097491,4.400000077706796,4.320000076293946,4.242857217788696,4.1684211262485436,4.096551796485638,4.027118715189271,3.9600000699361164,3.8950820360027376,3.832258132196242,3.7714286380343967,3.7125000655651093,3.655384679941031,3.6000000635782876,3.546268719345776,3.4941177087671615,3.4434783216835796,3.394285774230957,3.3464789323403803,3.300000058280097,3.254794578029685,3.2108108675157703,3.1680000559488932,3.126315844686408,3.085714340209961,3.046153899950859,3.0075949898248986,2.9700000524520873,2.933333385137864,2.8975610267825243,2.8626506529658675,2.8285714785257974,2.7952941670137292,2.7627907464670582,2.731034530990425,2.700000047683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20S Proteasome (EMPIAR-10057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2847442627,0.9999932646751404,0.9999936819076538,0.9999904036521912,0.9999477863311768,0.9999625086784363,0.9999467134475708,0.9998389482498169,0.9998500943183899,0.999843418598175,0.9996862411499023,0.9995676279067993,0.9994417428970337,0.9995080828666687,0.9992374181747437,0.9992117881774902,0.9989051818847656,0.9979531168937683,0.9978886842727661,0.9977114200592041,0.9978024363517761,0.9982417821884155,0.9979853630065918,0.9968506097793579,0.9962588548660278,0.9966285824775696,0.9954715967178345,0.9940170049667358,0.9927319288253784,0.9897443652153015,0.9858077168464661,0.9824016094207764,0.9772323966026306,0.9683623909950256,0.9558007121086121,0.9477446675300598,0.9424583315849304,0.9289930462837219,0.926510214805603,0.9182215929031372,0.8995864987373352,0.8928756713867188,0.8918951749801636,0.891082227230072,0.8829018473625183,0.8887707591056824,0.8868075013160706,0.8869376182556152,0.8769715428352356,0.8642767667770386,0.8627293109893799,0.825157105922699,0.7900748252868652,0.7727699875831604,0.7574132084846497,0.7109642028808594,0.678561270236969,0.6329658031463623,0.5520898699760437,0.5281358957290649,0.528020441532135,0.5015189051628113,0.40891212224960327,0.38035014271736145,0.3449289798736572,0.296734482049942,0.23985658586025238,0.2030433863401413,0.16499517858028412,0.12352306395769119,0.08905595541000366,0.0671328529715538,0.02566133439540863,0.022027762606739998,0.01162740308791399,0.05890228599309921,0.08394686132669449,0.034115567803382874,0.05487494915723801,0.0546269528567791,-0.01693841814994812,0.016104085370898247,0.050933629274368286,0.010934698395431042,-0.008317374624311924,0.02297009527683258,0.015777723863720894,-0.00023874023463577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9403953552,0.9999993443489075,0.9999983906745911,0.9999974966049194,0.9999915957450867,0.9999749064445496,0.9999480247497559,0.9998528957366943,0.9997748136520386,0.999678373336792,0.9991812109947205,0.9986515641212463,0.998589277267456,0.9978122711181641,0.9971427917480469,0.9961358308792114,0.9953926801681519,0.9957258701324463,0.9943676590919495,0.9891169667243958,0.9835669994354248,0.9781152009963989,0.9797022342681885,0.9793309569358826,0.9803394079208374,0.9804381132125854,0.9806550741195679,0.9781708121299744,0.9749407172203064,0.9706169366836548,0.9696817994117737,0.9679860472679138,0.9641363024711609,0.9618088006973267,0.9626199007034302,0.9685274958610535,0.9696825742721558,0.965746283531189,0.9674032330513,0.9643703699111938,0.9543047547340393,0.9549756646156311,0.9616860747337341,0.959586501121521,0.9567041397094727,0.95611572265625,0.9546850323677063,0.956484854221344,0.9568770527839661,0.9605938196182251,0.961471438407898,0.958783745765686,0.9610202312469482,0.9654697775840759,0.9640184044837952,0.9664399027824402,0.9720539450645447,0.9729407429695129,0.9732741713523865,0.9752618074417114,0.9762579798698425,0.9772496223449707,0.9793517589569092,0.9804781079292297,0.9825948476791382,0.9832966327667236,0.9844419360160828,0.986215353012085,0.9875247478485107,0.9892010688781738,0.9909138083457947,0.9927931427955627,0.9937878847122192,0.9941333532333374,0.9949339628219604,0.9957678914070129,0.996016263961792,0.9959959387779236,0.9961895942687988,0.9964863061904907,0.9966408014297485,0.996812641620636,0.9971088171005249,0.9973294734954834,0.9974367618560791,0.9974767565727234,0.9975767135620117,0.9977256059646606,0.9979084730148315,0.9979841113090515,0.9980942010879517,0.9981168508529663,0.9981672763824463,0.9982620477676392,0.9983792901039124,0.9984294176101685,0.9984619617462158,0.9984801411628723,0.9984936714172363,0.9985271096229553,0.9985915422439575,0.9986476302146912,0.9986216425895691,0.9986304640769958,0.9986646175384521,0.9986770749092102,0.998673141002655,0.9987198114395142,0.998740017414093,0.9987377524375916,0.9987345933914185,0.9987805485725403,0.9988096952438354,0.99879390001297,0.998756468296051,0.998756468296051,0.9987809062004089,0.9987914562225342,0.9988002777099609,0.9988119006156921,0.9988532662391663,0.9988629221916199,0.9988588690757751,0.9988560676574707,0.9988532662391663,0.9988198280334473,0.9988111257553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5827674866,0.9999916553497314,0.999980092048645,0.9999834895133972,0.999951958656311,0.999912440776825,0.99993497133255,0.9999259114265442,0.9998655915260315,0.9995875954627991,0.9991718530654907,0.9990494847297668,0.9987636208534241,0.9981582164764404,0.9979543089866638,0.997585654258728,0.9965906143188477,0.9958840012550354,0.9955397844314575,0.9946744441986084,0.9943458437919617,0.9939782023429871,0.9938812851905823,0.9930698275566101,0.9927461743354797,0.9917053580284119,0.9912842512130737,0.9907823204994202,0.9909994602203369,0.9906117916107178,0.9892461895942688,0.9878226518630981,0.9862926006317139,0.9844728708267212,0.9805357456207275,0.975513756275177,0.9667237401008606,0.9573731422424316,0.946058988571167,0.9365692138671875,0.9323369860649109,0.9182810187339783,0.8979172706604004,0.8809176683425903,0.8769453763961792,0.8634552955627441,0.8491752743721008,0.8370952606201172,0.8257289528846741,0.8164109587669373,0.7986628413200378,0.7893957495689392,0.7857844233512878,0.786469578742981,0.7887674570083618,0.79854416847229,0.8067408800125122,0.8061376214027405,0.8014432191848755,0.8082435131072998,0.8141799569129944,0.8225469589233398,0.8171898126602173,0.8067240715026855,0.7954759001731873,0.771831750869751,0.7514251470565796,0.7339164614677429,0.7169556021690369,0.6876195073127747,0.6351093053817749,0.5903916954994202,0.5444957613945007,0.48412495851516724,0.4335489273071289,0.38939717411994934,0.3608458638191223,0.3440365791320801,0.2937549650669098,0.22852660715579987,0.21284599602222443,0.20201216638088226,0.17001716792583466,0.1323474496603012,0.11169912666082382,0.12317340821027756,0.12135720998048782,0.07837431132793427,0.03644118085503578,0.03886132687330246,0.060281384736299515,0.05406627431511879,0.03361652418971062,0.018241245299577713,-0.0076340604573488235,-0.007611831184476614,0.029922766610980034,0.04096252843737602,0.023926816880702972,0.04662846028804779,0.04468896985054016,0.0009740630630403757,0.005830083973705769,0.01000636350363493,-0.0026607431937009096,-0.007003067061305046,0.009028199128806591,0.025959117338061333,0.03671564906835556,0.0171254463493824,0.01829587109386921,0.034258484840393066,0.018716489896178246,0.001076331245712936,-0.014599096029996872,-0.006829904858022928,0.0011003031395375729,-0.015040295198559761,-0.027020171284675598,0.00036908750189468265,0.014768236316740513,0.01103723980486393,0.004897458013147116,0.0034957791212946177,0.002375307260081172,0.006693149916827679,0.007593752816319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7483024597,0.9999939799308777,0.9999545812606812,0.9999874830245972,0.9999862909317017,0.9999563097953796,0.999923586845398,0.9999004006385803,0.9997658133506775,0.999417245388031,0.9989055395126343,0.9983498454093933,0.998126208782196,0.9976119995117188,0.9963173866271973,0.9957233667373657,0.994885265827179,0.9923975467681885,0.9923712015151978,0.9935448169708252,0.9929216504096985,0.9913066029548645,0.9904438853263855,0.9905052185058594,0.9878963828086853,0.9849746227264404,0.9828492999076843,0.9807305335998535,0.9811601638793945,0.9820818305015564,0.9791267514228821,0.9733209013938904,0.9688711762428284,0.9694179892539978,0.9684397578239441,0.963765561580658,0.9567146301269531,0.9418843984603882,0.9236783981323242,0.9058507084846497,0.8994263410568237,0.896503746509552,0.874735414981842,0.8429023027420044,0.8209624886512756,0.820261538028717,0.7969732880592346,0.761943519115448,0.7334089875221252,0.7250888347625732,0.7303632497787476,0.7239946722984314,0.713593065738678,0.6941436529159546,0.6820839643478394,0.6719179153442383,0.68995201587677,0.7022615075111389,0.7060838341712952,0.7121229767799377,0.7154654264450073,0.7112082242965698,0.7104194164276123,0.7249574065208435,0.7275215983390808,0.7134975790977478,0.6910179853439331,0.6692080497741699,0.6492065191268921,0.6228729486465454,0.5914767980575562,0.5567118525505066,0.5105719566345215,0.4500308334827423,0.37233689427375793,0.32596591114997864,0.3176140785217285,0.2854745388031006,0.23662403225898743,0.23092080652713776,0.23917175829410553,0.20825240015983582,0.15750405192375183,0.11526507884263992,0.10497945547103882,0.1019553393125534,0.0902918130159378,0.07733558863401413,0.08884267508983612,0.0914938822388649,0.061746880412101746,0.014652480371296406,0.011562924832105637,0.03486000373959541,0.0342756062746048,0.025849569588899612,0.019914526492357254,0.02168974280357361,0.018441656604409218,0.03159939870238304,0.04776504635810852,0.016740132123231888,0.0023653742391616106,0.02174515277147293,0.03161659836769104,0.01246029231697321,-0.011253077536821365,-0.010482567362487316,0.002612195909023285,0.013742275536060333,0.01408856175839901,0.01755991391837597,0.018315330147743225,0.02757386676967144,0.024582570418715477,0.007682465948164463,0.018782053142786026,0.020884158089756966,0.02847347781062126,0.01385696791112423,0.00386945647187531,0.011344050988554955,0.00650564581155777,-0.0001429500844096765,-0.011205799877643585,-0.01924046501517296,-0.0032754584681242704,0.020167201757431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8807907104,0.9999995827674866,0.9999897480010986,0.9999911189079285,0.9999867677688599,0.999965488910675,0.9999288320541382,0.9998974204063416,0.9997837543487549,0.9995699524879456,0.99904865026474,0.9983522295951843,0.9980185031890869,0.997330904006958,0.9958544969558716,0.9950452446937561,0.9934539794921875,0.9915285706520081,0.9916815757751465,0.9915428757667542,0.9899460077285767,0.9894037842750549,0.9885018467903137,0.9877247214317322,0.986821711063385,0.98562091588974,0.9843454957008362,0.9821922779083252,0.9812454581260681,0.9804194569587708,0.9783371090888977,0.9744775891304016,0.9736451506614685,0.9709316492080688,0.9683449864387512,0.9611185789108276,0.955280065536499,0.9493997097015381,0.9333212971687317,0.9104116559028625,0.9003943800926208,0.8945960998535156,0.8716312050819397,0.8494518995285034,0.83241868019104,0.831112802028656,0.8146840929985046,0.7818542122840881,0.7497985363006592,0.7534316182136536,0.7666448354721069,0.7592034339904785,0.7516534328460693,0.7373784184455872,0.7179429531097412,0.6901556849479675,0.6953211426734924,0.7165332436561584,0.7324151396751404,0.7353495955467224,0.730306088924408,0.7291883230209351,0.7412011027336121,0.760890543460846,0.7613232731819153,0.7430554628372192,0.715931236743927,0.7027830481529236,0.6804572343826294,0.6512100100517273,0.607300877571106,0.5536336898803711,0.5165587663650513,0.4957493841648102,0.462410032749176,0.4020000696182251,0.36031052470207214,0.3115542232990265,0.2541365325450897,0.22877974808216095,0.2044675499200821,0.20230363309383392,0.1877303421497345,0.13872528076171875,0.09207946062088013,0.07368408143520355,0.06660448014736176,0.0756816416978836,0.08460303395986557,0.058671437203884125,0.024402376264333725,0.009714705869555473,0.019647032022476196,0.0417674295604229,0.05409170687198639,0.045288532972335815,0.03664573282003403,0.03724398836493492,0.02062690444290638,0.022135170176625252,0.030608395114541054,0.015030940063297749,-0.017614932730793953,-0.03559361398220062,-0.016416558995842934,-0.005535317584872246,0.01326859649270773,0.024008626118302345,0.011413644067943096,-0.011197746731340885,-0.018865767866373062,-0.00483363913372159,0.00961090438067913,0.010689515620470047,-0.014492718502879143,-0.008098743855953217,0.004234436433762312,0.008047451265156269,0.006667071022093296,0.01245445478707552,0.018533052876591682,0.026621641591191292,0.026987381279468536,0.00601606722921133,-0.009809794835746288,-0.0010604672133922577,0.011816839687526226,0.0170325301587581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x</text:p>
          </table:table-cell>
          <table:table-cell office:value-type="string" table:style-name="ce1">
            <text:p>311.193603515625,155.5968017578125,103.731201171875,77.79840087890625,62.238720703125,51.8656005859375,44.456229073660715,38.899200439453125,34.577067057291664,31.1193603515625,28.290327592329547,25.93280029296875,23.937969501201923,22.228114536830358,20.746240234375,19.449600219726562,18.305506089154413,17.288533528645832,16.378610711348685,15.55968017578125,14.818743024553571,14.145163796164773,13.53015667459239,12.966400146484375,12.447744140625,11.968984750600962,11.525689019097221,11.114057268415179,10.730813914331897,10.3731201171875,10.03850333921371,9.724800109863281,9.430109197443182,9.152753044577207,8.891245814732143,8.644266764322916,8.41063793285473,8.189305355674342,7.9793231670673075,7.779840087890625,7.590087890625,7.409371512276786,7.237060546875,7.072581898082387,6.915413411458333,6.765078337296195,6.621140500332447,6.4832000732421875,6.350889867665816,6.2238720703125,6.101835363051471,5.984492375300481,5.871577424823113,5.762844509548611,5.658065518465909,5.557028634207589,5.459536903782895,5.365406957165948,5.274467856197034,5.18656005859375,5.101534483862705,5.019251669606855,4.939581008184524,4.862400054931641,4.787593900240385,4.715054598721591,4.64468064948694,4.576376522288603,4.510052224864131,4.445622907366071,4.38300850022007,4.322133382161458,4.262926075556507,4.205318966427365,4.149248046875,4.094652677837171,4.041475370332792,3.9896615835336537,3.9391595381724684,3.8899200439453123,3.841896339699074,3.7950439453125,3.7493205242846384,3.704685756138393,3.661101217830882,3.6185302734375,3.5769379714439653,3.5362909490411933,3.496557342872191,3.4577067057291666,3.419709928743132,3.3825391686480977,3.346167779737903,3.3105702501662235,3.275722142269737,3.2416000366210938,3.208181479542526,3.175444933832908,3.1433697324810606,3.11193603515625,3.0811247872834158,3.0509176815257355,3.0212971215109223,2.9922461876502404,2.9637486049107142,2.9357887124115565,2.9083514347254673,2.8814222547743054,2.854987188216743,2.8290327592329545,2.8035459776182434,2.7785143171037947,2.7539256948285398,2.7297684518914473,2.706031334918478,2.682703478582974,2.6597743890224357,2.637233928098517,2.61507229845063,2.593280029296875,2.5718479629390494,2.5507672419313523,2.530029296875,2.5096258348034275,2.489548828125,2.469790504092262,2.450343334768701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8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TRPV1 (EMPIAR-10005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9403953552,0.9999996423721313,0.9999869465827942,0.9999927878379822,0.9999934434890747,0.999985933303833,0.9999498128890991,0.9999153017997742,0.9998147487640381,0.9996678233146667,0.9992861151695251,0.9988131523132324,0.9985969066619873,0.9982326626777649,0.9971780180931091,0.9959802031517029,0.9947442412376404,0.9930424690246582,0.9923604130744934,0.9925383925437927,0.9921853542327881,0.9908139705657959,0.9885421395301819,0.9884808659553528,0.988184928894043,0.9880510568618774,0.9868751168251038,0.9847744703292847,0.9833274483680725,0.984330952167511,0.9840238690376282,0.9799771904945374,0.9770656228065491,0.975716769695282,0.9719677567481995,0.9638497829437256,0.9560821056365967,0.9456477165222168,0.9348278641700745,0.9250162243843079,0.920854926109314,0.912372350692749,0.8870824575424194,0.8546034693717957,0.8385656476020813,0.8397493958473206,0.8332803845405579,0.8162471652030945,0.7950524687767029,0.7930412292480469,0.7846227884292603,0.7611458897590637,0.7367673516273499,0.7127402424812317,0.6998957991600037,0.70566725730896,0.7239266037940979,0.7428666353225708,0.7428791522979736,0.7471117973327637,0.7578493356704712,0.7583845257759094,0.7647628784179688,0.7806112170219421,0.7874849438667297,0.7651864886283875,0.725259006023407,0.7161295413970947,0.711806058883667,0.6881287693977356,0.6393237113952637,0.6013050675392151,0.571885347366333,0.5079725980758667,0.44607609510421753,0.4124928414821625,0.4058659076690674,0.37182149291038513,0.32396742701530457,0.28697168827056885,0.2512792944908142,0.18531736731529236,0.1551923006772995,0.15581448376178741,0.12159624695777893,0.0820992961525917,0.08919717371463776,0.09652763605117798,0.07316237688064575,0.04531822353601456,0.04872160777449608,0.03367777168750763,0.030820466578006744,0.05361809581518173,0.07063768804073334,0.055463943630456924,0.06942952424287796,0.06564553827047348,0.03236157447099686,0.03257353603839874,0.04455291107296944,0.02685389295220375,0.007887869141995907,0.016798531636595726,0.03800481557846069,0.018548671156167984,0.012692458927631378,0.023305969312787056,0.029187677428126335,0.0345720574259758,0.038241397589445114,0.013003792613744736,0.008746376261115074,0.014555505476891994,0.0003781780833378434,-0.012885257601737976,-0.001451090443879366,0.02358682081103325,0.019865019246935844,0.013393943198025227,0.020084921270608902,0.004801693372428417,-0.0027627607341855764,0.019635366275906563,0.02770967036485672,0.024700190871953964,0.025658629834651947,0.0216476749628782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11409115791321,0.9288226366043091,0.7909533977508545,0.5075763463973999,0.728992223739624,0.8932227492332458,0.9217114448547363,0.9126158952713013,0.7945018410682678,0.8309274315834045,0.875166118144989,0.866573691368103,0.8277767300605774,0.7863198518753052,0.724914014339447,0.6744040250778198,0.6894420385360718,0.7174275517463684,0.622893750667572,0.5032773017883301,0.4844341576099396,0.5615509748458862,0.5583232045173645,0.5593874454498291,0.5711666941642761,0.6155210733413696,0.5967710018157959,0.5793642401695251,0.5183955430984497,0.47620823979377747,0.46129128336906433,0.44481703639030457,0.40858280658721924,0.32164064049720764,0.235385924577713,0.22633662819862366,0.2561464309692383,0.28477945923805237,0.30896249413490295,0.3098825216293335,0.2872445285320282,0.2609674632549286,0.1903550773859024,0.15421174466609955,0.13524314761161804,0.17283184826374054,0.17032529413700104,0.16000188887119293,0.1367170214653015,0.139405757188797,0.15431566536426544,0.1574832946062088,0.1551692932844162,0.14048688113689423,0.10957299172878265,0.10725431144237518,0.09483486413955688,0.053823795169591904,0.030131136998534203,0.04046422615647316,0.05984654650092125,0.04934374615550041,0.054525744169950485,0.05221716687083244,0.038138750940561295,0.024310018867254257,0.03993788734078407,0.028838450089097023,0.0017355673480778933,-0.021846214309334755,-0.03369078040122986,-0.028128264471888542,-0.023641005158424377,0.0025318667758256197,0.016204843297600746,-0.0008081066189333797,-0.034399475902318954,-0.018662532791495323,-0.012363163754343987,-0.01065143570303917,-0.014597470872104168,-0.009183294139802456,0.0006365087465383112,-0.0066775064915418625,-0.011605099774897099,-0.010275326669216156,0.006605598144233227,0.007121488451957703,-0.01755915954709053,-0.032387010753154755,-0.016770370304584503,-0.006391983479261398,0.019230958074331284,0.04535720869898796,0.049621257930994034,0.024717938154935837,0.007534883450716734,-0.0025561226066201925,-0.011045644991099834,-0.020267391577363014,-0.007910181768238544,0.01427129190415144,0.013223792426288128,5.3985761041985825e-05,-0.012067321687936783,-0.01873929612338543,0.0117266234010458,0.02288462035357952,0.023017721250653267,0.008667261339724064,0.003994531463831663,-0.00461390009149909,-0.00574001157656312,-0.004150493536144495,-0.018105722963809967,-0.016319477930665016,-0.0016509597189724445,0.01727805659174919,0.028311219066381454,0.03049037605524063,0.02559162676334381,0.021361738443374634,0.015584219247102737,0.009686529636383057,0.005937348119914532,0.012431562878191471,0.017125455662608147,0.016697976738214493,0.006375384982675314,0.008383489213883877,0.02355143055319786,0.032861124724149704,0.02578187733888626,0.02064192108809948,0.020930325612425804,0.01873951032757759,0.009878222830593586,0.002817007480189204,-0.015414352528750896,0.002487067598849535,0.011329401284456253,0.004875566810369492,0.0004557452630251646,0.012621885165572166,0.020497415214776993,0.018242649734020233,0.01203364972025156,0.008015275001525879,0.008012713864445686,-0.014613719657063484,-0.03370678424835205,-0.027880165725946426,0.000787748780567199,0.01809733174741268,0.012783357873558998,-0.00509481830522418,0.0006982664344832301,-0.00118025834672153,-0.021575188264250755,-0.023288803175091743,-0.01984243094921112,-0.015258594416081905,-0.018712084740400314,-0.020784104242920876,-0.038660161197185516,-0.03182561695575714,-0.02054785005748272,-0.015216506086289883,-0.013543960638344288,-0.009944180026650429,-0.015617525205016136,-0.00994026754051447,0.0003715165366884321,0.009470234625041485,0.007264086045324802,0.0027866645250469446,-0.0030849806498736143,-0.001746361143887043,-0.0023395041935145855,-0.007882308214902878,-0.011221237480640411,-0.004700306802988052,0.00712889339774847,-6.380671402439475e-05,-0.009881528094410896,-0.012599696405231953,-0.003661068854853511,0.0048504602164030075,0.0036460813134908676,-0.004138782154768705,-0.002398226410150528,0.00207145931199193,-0.007227170281112194,-0.01158690545707941,-0.004975813906639814,0.0021814152132719755,0.003769252449274063,-0.002131215762346983,-0.009492491371929646,-0.00568241067230701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60169291496277,0.962759256362915,0.899563193321228,0.7174117565155029,0.7552174925804138,0.7807391285896301,0.6703856587409973,0.6720182299613953,0.7322573065757751,0.7523375749588013,0.7477201223373413,0.7191449999809265,0.7241690158843994,0.6958481669425964,0.6129762530326843,0.5737648010253906,0.6257448196411133,0.6902745366096497,0.6057450771331787,0.4825989603996277,0.42380112409591675,0.43681788444519043,0.38964810967445374,0.38587257266044617,0.39303070306777954,0.40598732233047485,0.4067136347293854,0.45783406496047974,0.4127691984176636,0.35187116265296936,0.31940484046936035,0.31815385818481445,0.298916220664978,0.2339150756597519,0.16272854804992676,0.14714406430721283,0.137564554810524,0.11228199303150177,0.12169095873832703,0.14337943494319916,0.13607001304626465,0.09291204810142517,0.012197079136967659,-0.009856161661446095,-0.020425036549568176,-0.006786314770579338,0.020721539855003357,0.05860533565282822,0.04359385371208191,0.05617978796362877,0.07172214239835739,0.06692477315664291,0.041368842124938965,0.03450806811451912,0.031978245824575424,0.026264196261763573,0.007447037845849991,-0.019620392471551895,-0.00476248050108552,0.015448925085365772,0.02240145392715931,-0.006804719567298889,0.0035395242739468813,0.04446747526526451,0.036995865404605865,0.008736099116504192,-0.012410321272909641,-0.030734028667211533,-0.013059080578386784,-0.010779909789562225,-0.019168773666024208,-0.001560788950882852,0.0360003225505352,0.04781892150640488,0.018216069787740707,0.001475243829190731,0.03725394234061241,0.058994729071855545,0.043110866099596024,0.03167828917503357,0.05312195420265198,0.051271405071020126,0.03126160800457001,0.016979938372969627,0.004090266767889261,0.012158378027379513,0.002546363975852728,-0.019308285787701607,-0.026468534022569656,-0.030050668865442276,-0.019872693344950676,-0.014528225176036358,-0.006957720965147018,0.00411410303786397,-0.010228891856968403,-0.028682542964816093,-0.003542231395840645,0.009528216905891895,-0.011391524225473404,-0.01978992484509945,-0.010218067094683647,-0.009077358990907669,-0.012230610474944115,-0.014621132984757423,-0.004410071764141321,0.009027022868394852,-0.008720232173800468,-0.024601290002465248,-0.02177012525498867,-0.019271496683359146,-0.009416415356099606,0.006437415722757578,0.006288937758654356,-0.006084030028432608,-0.01674628257751465,-0.025556616485118866,-0.01351860724389553,-0.002475898014381528,0.0011400454677641392,-0.010245797224342823,-0.01004544086754322,-0.011015230789780617,-0.014400205574929714,-0.004181785508990288,0.003963392693549395,0.00972987711429596,0.0024042068980634212,-0.008794481866061687,0.0006514152628369629,0.02379629760980606,0.030184144154191017,0.0052924128249287605,-0.000527071999385953,0.00037137282197363675,0.005040393676608801,0.01206450816243887,0.01566104032099247,0.009358626790344715,0.026562577113509178,0.02607092447578907,0.0067123910412192345,0.004861229564994574,0.00500936433672905,-0.008343471214175224,-0.015520570799708366,-0.013747552409768105,-0.008602328598499298,-0.005259689409285784,-0.009315842762589455,-0.00625562435016036,0.0009240254294127226,-0.0004208844911772758,-0.0011281436309218407,7.68285317462869e-05,0.001623883843421936,0.0007948817801661789,-0.004755068104714155,-0.004974697716534138,-0.00038168541505001485,0.002728463616222143,-0.0005432413890957832,0.002132696332409978,0.00857620406895876,0.005190668161958456,0.007216784171760082,0.007213353645056486,-0.0003502323816064745,0.006006320007145405,0.006211628206074238,-0.0012449792120605707,0.0025551177095621824,0.0007829266833141446,-0.002147433115169406,-0.003747024340555072,-0.002417785581201315,0.005512222182005644,0.010515485890209675,0.005083798430860043,-0.007251117844134569,-0.007750857155770063,0.0021906988695263863,0.002526472555473447,-0.0015788204036653042,0.000833992671687156,0.0010143541730940342,0.003194472985342145,-0.0008966386667452753,-0.0016516358591616154,0.0012911998201161623,7.322692545130849e-05,-0.008264965377748013,-0.010578186251223087,-0.002742223907262087,-0.006837875582277775,-0.015764964744448662,-0.012263583019375801,-0.004241757560521364,0.008745492435991764,0.005319872405380011,-0.0111802071332931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9138374329,0.9999909996986389,0.9999796152114868,0.9999750256538391,0.9999430775642395,0.9999643564224243,0.9999668598175049,0.9999155402183533,0.9998641014099121,0.999906599521637,0.9999327063560486,0.9999306797981262,0.9998603463172913,0.9997743368148804,0.9997642040252686,0.9996733069419861,0.9994816184043884,0.9991918206214905,0.9986739158630371,0.9976946115493774,0.9970385432243347,0.9965537786483765,0.9964167475700378,0.996533215045929,0.9965997338294983,0.9969854354858398,0.9965407252311707,0.9954003691673279,0.9949749708175659,0.9949397444725037,0.994000256061554,0.9930327534675598,0.9921169877052307,0.9907562732696533,0.9893604516983032,0.9883027672767639,0.9880487322807312,0.9879614114761353,0.9869531393051147,0.986751914024353,0.987046480178833,0.987035870552063,0.9856730699539185,0.984638512134552,0.9836549758911133,0.9833751916885376,0.9831404685974121,0.9819383025169373,0.9797602891921997,0.9769760370254517,0.9731991291046143,0.9685506820678711,0.9639245867729187,0.9596847295761108,0.9552611708641052,0.9503334760665894,0.9435211420059204,0.9371711015701294,0.9318675398826599,0.9261190891265869,0.9187653660774231,0.909088671207428,0.8986619710922241,0.8885208964347839,0.8737167716026306,0.8507705926895142,0.8243827819824219,0.8048873543739319,0.795807421207428,0.7857431173324585,0.7612425684928894,0.7353026866912842,0.7141553163528442,0.6861307621002197,0.6682136058807373,0.6462825536727905,0.6178410649299622,0.5849138498306274,0.5747247338294983,0.5843446850776672,0.5701631903648376,0.5408069491386414,0.5184030532836914,0.5129220485687256,0.5118853449821472,0.500017523765564,0.49908649921417236,0.489989697933197,0.4958094358444214,0.5044738054275513,0.5136856436729431,0.5070042610168457,0.5120968222618103,0.5261397361755371,0.5141200423240662,0.48861920833587646,0.4694410562515259,0.45852047204971313,0.45588773488998413,0.4465065598487854,0.4398030936717987,0.42200860381126404,0.3975761830806732,0.36714667081832886,0.3479544222354889,0.33986327052116394,0.32490622997283936,0.29775941371917725,0.27974051237106323,0.2625841796398163,0.2587626278400421,0.25373899936676025,0.24471783638000488,0.22580809891223907,0.19776682555675507,0.16732853651046753,0.1457688808441162,0.12915614247322083,0.11093298345804214,0.11250529438257217,0.10094163566827774,0.0984223335981369,0.09821726381778717,0.07850687205791473,0.05180414021015167,0.041088324040174484,0.042056042701005936,0.04425523057579994,0.04545419290661812,0.05896272882819176,0.054969023913145065,0.03435581922531128,0.03473843261599541,0.03351924940943718,0.02579917386174202,0.009607294574379921,0.0034964648075401783,0.0024597845040261745,0.007964166812598705,0.018731651827692986,0.024592265486717224,0.02639913186430931,0.023885075002908707,0.02224212884902954,0.011183218099176884,0.004429229535162449,-7.777755672577769e-05,-0.004184969700872898,0.0012637602631002665,-0.0006934682023711503,0.0012115604477003217,0.0016518410993739963,0.00387973734177649,-0.015943678095936775,-0.034862786531448364,-0.015645664185285568,0.004635622259229422,0.01792869344353676,0.023770444095134735,0.02457847073674202,0.008943142369389534,-0.010769183747470379,-0.012457153759896755,0.0023771345149725676,0.009598626755177975,0.019787753000855446,0.018757082521915436,0.015039557591080666,0.006802717223763466,0.00461856834590435,0.0050979796797037125,0.014746969565749168,0.01816440187394619,0.010716109536588192,-0.00116550677921623,-0.007932591252028942,-0.002194025320932269,0.006507367826998234,0.008642821572721004,0.015145092271268368,0.010307026095688343,-0.0019195355707779527,-0.005156601779162884,-0.0012188981054350734,-0.002889344934374094,-0.011742287315428257,-0.011462442576885223,-0.012413515709340572,-0.013254527933895588,-0.014683974906802177,-0.0220180694013834,-0.024600250646471977,-0.021483831107616425,-0.014675994403660297,-0.005220748949795961,-0.0028119187336415052,-0.004498960915952921,-0.005837408825755119,-0.011306912638247013,-0.011544971726834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9138374329,0.9999909996986389,0.9999796152114868,0.9999750256538391,0.9999430775642395,0.9999643564224243,0.9999668598175049,0.9999155402183533,0.9998641014099121,0.999906599521637,0.9999327063560486,0.9999306797981262,0.9998603463172913,0.9997743368148804,0.9997642040252686,0.9996733069419861,0.9994816184043884,0.9991918206214905,0.9986739158630371,0.9976946115493774,0.9970385432243347,0.9965537786483765,0.9964167475700378,0.996533215045929,0.9965997338294983,0.9969854354858398,0.9965407252311707,0.9954003691673279,0.9949749708175659,0.9949397444725037,0.994000256061554,0.9930327534675598,0.9921169877052307,0.9907562732696533,0.9893604516983032,0.9883027672767639,0.9880487322807312,0.9879614114761353,0.9869531393051147,0.986751914024353,0.987046480178833,0.987035870552063,0.9856730699539185,0.984638512134552,0.9836549758911133,0.9833751916885376,0.9831404685974121,0.9819383025169373,0.9797602891921997,0.9769760370254517,0.9731991291046143,0.9685506820678711,0.9639245867729187,0.9596847295761108,0.9552611708641052,0.9503334760665894,0.9435211420059204,0.9371711015701294,0.9318675398826599,0.9261190891265869,0.9187653660774231,0.909088671207428,0.8986619710922241,0.8885208964347839,0.8737167716026306,0.8507705926895142,0.8243827819824219,0.8048873543739319,0.795807421207428,0.7857431173324585,0.7612425684928894,0.7353026866912842,0.7141553163528442,0.6861307621002197,0.6682136058807373,0.6462825536727905,0.6178410649299622,0.5849138498306274,0.5747247338294983,0.5843446850776672,0.5701631903648376,0.5408069491386414,0.5184030532836914,0.5129220485687256,0.5118853449821472,0.500017523765564,0.49908649921417236,0.489989697933197,0.4958094358444214,0.5044738054275513,0.5136856436729431,0.5070042610168457,0.5120968222618103,0.5261397361755371,0.5141200423240662,0.48861920833587646,0.4694410562515259,0.45852047204971313,0.45588773488998413,0.4465065598487854,0.4398030936717987,0.42200860381126404,0.3975761830806732,0.36714667081832886,0.3479544222354889,0.33986327052116394,0.32490622997283936,0.29775941371917725,0.27974051237106323,0.2625841796398163,0.2587626278400421,0.25373899936676025,0.24471783638000488,0.22580809891223907,0.19776682555675507,0.16732853651046753,0.1457688808441162,0.12915614247322083,0.11093298345804214,0.11250529438257217,0.10094163566827774,0.0984223335981369,0.09821726381778717,0.07850687205791473,0.05180414021015167,0.041088324040174484,0.042056042701005936,0.04425523057579994,0.04545419290661812,0.05896272882819176,0.054969023913145065,0.03435581922531128,0.03473843261599541,0.03351924940943718,0.02579917386174202,0.009607294574379921,0.0034964648075401783,0.0024597845040261745,0.007964166812598705,0.018731651827692986,0.024592265486717224,0.02639913186430931,0.023885075002908707,0.02224212884902954,0.011183218099176884,0.004429229535162449,-7.777755672577769e-05,-0.004184969700872898,0.0012637602631002665,-0.0006934682023711503,0.0012115604477003217,0.0016518410993739963,0.00387973734177649,-0.015943678095936775,-0.034862786531448364,-0.015645664185285568,0.004635622259229422,0.01792869344353676,0.023770444095134735,0.02457847073674202,0.008943142369389534,-0.010769183747470379,-0.012457153759896755,0.0023771345149725676,0.009598626755177975,0.019787753000855446,0.018757082521915436,0.015039557591080666,0.006802717223763466,0.00461856834590435,0.0050979796797037125,0.014746969565749168,0.01816440187394619,0.010716109536588192,-0.00116550677921623,-0.007932591252028942,-0.002194025320932269,0.006507367826998234,0.008642821572721004,0.015145092271268368,0.010307026095688343,-0.0019195355707779527,-0.005156601779162884,-0.0012188981054350734,-0.002889344934374094,-0.011742287315428257,-0.011462442576885223,-0.012413515709340572,-0.013254527933895588,-0.014683974906802177,-0.0220180694013834,-0.024600250646471977,-0.021483831107616425,-0.014675994403660297,-0.005220748949795961,-0.0028119187336415052,-0.004498960915952921,-0.005837408825755119,-0.011306912638247013,-0.011544971726834774</text:p>
          </table:table-cell>
          <table:table-cell table:number-columns-repeated="16377"/>
        </table:table-row>
        <table:table-row table:number-rows-repeated="2"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6148853302002,0.8922209739685059,0.7409114241600037,0.5045740604400635,0.8654273152351379,0.9583873748779297,0.951034426689148,0.8704749941825867,0.7974271178245544,0.9018146991729736,0.9220301508903503,0.8933695554733276,0.8374155759811401,0.8393638730049133,0.8310552835464478,0.7960626482963562,0.7595453262329102,0.7578312754631042,0.7012279629707336,0.5966927409172058,0.5932854413986206,0.6333057284355164,0.6413534879684448,0.6568737626075745,0.6664143204689026,0.682067334651947,0.6464378237724304,0.6264230012893677,0.635116696357727,0.6130967140197754,0.5588898658752441,0.5192187428474426,0.5091786980628967,0.4737841486930847,0.41905471682548523,0.4356367588043213,0.48732990026474,0.4895826280117035,0.44418811798095703,0.4077932834625244,0.4075109660625458,0.39080139994621277,0.3379654884338379,0.2971959710121155,0.29786911606788635,0.29832056164741516,0.2847873270511627,0.29020777344703674,0.30703258514404297,0.32962390780448914,0.34380456805229187,0.3418945074081421,0.32317590713500977,0.30302825570106506,0.27183228731155396,0.2813717722892761,0.2809569537639618,0.2526696026325226,0.22074934840202332,0.20006124675273895,0.19629335403442383,0.17612668871879578,0.15479615330696106,0.1388530284166336,0.13330450654029846,0.13017180562019348,0.13229502737522125,0.10252593457698822,0.05774121731519699,0.03707673400640488,0.03235827013850212,0.051289621740579605,0.061861637979745865,0.04647427797317505,0.01898706518113613,0.009277834556996822,-0.009034892544150352,-0.01567326858639717,-0.01932482048869133,-0.02866155467927456,-0.01571657508611679,-0.009033642709255219,-0.002602561144158244,-0.00801563449203968,0.013579056598246098,0.04558323323726654,0.035659123212099075,0.008904506452381611,0.001562583609484136,-0.00882189255207777,0.0019391875248402357,0.003410903038457036,0.02324569784104824,0.02520078979432583,0.009690855629742146,-0.0019800453446805477,-0.002914407989010215,-0.010329299606382847,-0.031271472573280334,-0.04783002659678459,-0.0403575599193573,-0.01551150530576706,0.008905542083084583,0.02044859156012535,0.014546177349984646,0.0009203508379869163,0.0032582853455096483,0.01052029151469469,0.021841568872332573,0.02166230045258999,0.026221275329589844,0.01836872659623623,0.014528065919876099,0.002594083547592163,-0.003946623299270868,-0.006274963263422251,-0.012607906013727188,-0.013860411942005157,-0.001397597254253924,0.007886766456067562,0.0057015009224414825,0.0071043395437300205,0.012910004705190659,0.007242866791784763,0.0044116792269051075,-0.0003746933944057673,0.009412025101482868,0.019061369821429253,0.013466413132846355,0.01022536400705576,0.022649869322776794,0.03339790925383568,0.0263572558760643,0.02610381506383419,0.027770571410655975,0.02622133493423462,0.023702818900346756,0.011511603370308876,0.0012822693679481745,0.014751104637980461,0.025828110054135323,0.025275815278291702,0.012400619685649872,0.017381198704242706,0.02251117303967476,0.01623395085334778,0.011606581509113312,0.010767091065645218,0.011574818752706051,-0.002539170440286398,-0.013857073150575161,-0.015623250976204872,1.3235767255537212e-05,0.01349018793553114,0.014926785603165627,0.004035593941807747,-0.004553260747343302,-0.010929133743047714,-0.011903345584869385,-0.008724497631192207,-0.005845037754625082,0.004526162054389715,-0.0073148044757544994,-0.01671372726559639,-0.03282364085316658,-0.02592405490577221,-0.013378020375967026,-0.012412027455866337,-0.00934252142906189,-0.005924084223806858,-0.00892772525548935,-0.003711443394422531,0.0057604024186730385,0.012617222033441067,0.007886207662522793,0.00678491173312068,0.003032379550859332,0.0005075947265140712,-0.002038746839389205,-0.004026241600513458,-0.0041807605884969234,-0.009754966013133526,-0.002390123438090086,-0.003753039753064513,-0.008323771879076958,-0.011162733659148216,-0.00824490375816822,0.001201996230520308,0.004483026918023825,-0.0020908631850034,-0.003946224227547646,0.003477331716567278,-0.0034508504904806614,-0.012802992947399616,-0.005330756306648254,0.002475143177434802,0.00035431692958809435,-0.004877114202827215,-0.004367797635495663,-0.0034383269958198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61374688148499,0.8921059370040894,0.7403785586357117,0.5031725764274597,0.8649484515190125,0.958370566368103,0.9508029818534851,0.8695018291473389,0.796503484249115,0.9013521671295166,0.9216141104698181,0.8927391171455383,0.8368128538131714,0.8391668796539307,0.830784797668457,0.7961177229881287,0.7595901489257812,0.7569546699523926,0.6991517543792725,0.5938930511474609,0.5917026996612549,0.630949854850769,0.6383785009384155,0.6534290313720703,0.6629176139831543,0.6792975068092346,0.6438083052635193,0.6242334842681885,0.6334201693534851,0.6123729944229126,0.5592397451400757,0.5205847024917603,0.5106778144836426,0.47479748725891113,0.4205511808395386,0.43726691603660583,0.48799338936805725,0.4900679290294647,0.44361191987991333,0.4076231122016907,0.4077238440513611,0.39139580726623535,0.33788347244262695,0.29708901047706604,0.29804709553718567,0.29834190011024475,0.2850491404533386,0.29169127345085144,0.3084052801132202,0.3308350145816803,0.34469783306121826,0.3424958884716034,0.3232337534427643,0.3025955259799957,0.2710449993610382,0.281676709651947,0.28289085626602173,0.25521600246429443,0.2229805290699005,0.20138351619243622,0.19733725488185883,0.17770273983478546,0.15576359629631042,0.13976579904556274,0.13527706265449524,0.13262641429901123,0.13481444120407104,0.10570340603590012,0.06145815551280975,0.04056670144200325,0.034320417791604996,0.05306055396795273,0.06550237536430359,0.05035209283232689,0.021961450576782227,0.01125994510948658,-0.0067708310671150684,-0.012804437428712845,-0.016418566927313805,-0.026446964591741562,-0.013287556357681751,-0.006393529009073973,0.0006386046879924834,-0.004303416702896357,0.015602662228047848,0.04714628681540489,0.037024352699518204,0.010526170954108238,0.0030406431760638952,-0.007353946566581726,0.0034215354826301336,0.003830617293715477,0.023217029869556427,0.02614215761423111,0.010618397034704685,-0.0013543511740863323,-0.0020885562989860773,-0.010079354047775269,-0.03147311508655548,-0.0480479896068573,-0.04051804542541504,-0.01588156633079052,0.008425845764577389,0.020232615992426872,0.014856003224849701,0.0014109055045992136,0.003569140797480941,0.010633731260895729,0.021517841145396233,0.021120205521583557,0.025671832263469696,0.018112855032086372,0.01422432716935873,0.002074605319648981,-0.004540062043815851,-0.006751205772161484,-0.013090256601572037,-0.014581705443561077,-0.002241451758891344,0.006723690312355757,0.004169907886534929,0.005592464469373226,0.011749440804123878,0.006228030659258366,0.0035128674935549498,-0.0012642989167943597,0.008946089074015617,0.019198838621377945,0.013623653911054134,0.009986872784793377,0.022098969668149948,0.03292132914066315,0.026256823912262917,0.026027383282780647,0.027573350816965103,0.026011643931269646,0.023875128477811813,0.011559386737644672,0.001169385388493538,0.014587681740522385,0.025762978941202164,0.02511194534599781,0.012076820246875286,0.016210027039051056,0.0208523478358984,0.015552443452179432,0.011515950784087181,0.010587204247713089,0.010319679044187069,-0.004146278835833073,-0.015530336648225784,-0.015944285318255424,-0.00026878248900175095,0.012256734073162079,0.012004120275378227,-0.0002072828501695767,-0.008480637334287167,-0.01445609237998724,-0.015541312284767628,-0.010061237961053848,-0.003842886770144105,0.00691428454592824,-0.007847231812775135,-0.020192299038171768,-0.035420048981904984,-0.02333107776939869,-0.010126962326467037,-0.008657553233206272,-0.003707925556227565,-0.0007174762431532145,-0.003833441063761711,0.0006540812319144607,0.008557828143239021,0.014878027141094208,0.00856435764580965,0.006411309354007244,0.004154803231358528,-0.0007681689457967877,-0.0016988595016300678,0.0005685610231012106,0.0043071419931948185,0.0025915675796568394,0.008063027635216713,0.0039580208249390125,-0.004123477265238762,-0.005035147070884705,-0.0004535068874247372,0.01128049660474062,0.013338448479771614,0.0014752557035535574,-0.006722807418555021,-0.0004219606635160744,-0.003651255974546075,-0.00824512355029583,-0.0022161046508699656,-0.0015141216572374105,-0.006667043082416058,-0.010136731900274754,-0.0013591113965958357,0.0101648541167378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42211008071899,0.9461849331855774,0.8612918257713318,0.7332867980003357,0.907496988773346,0.9559860825538635,0.9448826909065247,0.9064655303955078,0.8690168857574463,0.9300482869148254,0.9461901783943176,0.9344659447669983,0.9044502377510071,0.9015271067619324,0.9118301272392273,0.903508722782135,0.8864457011222839,0.884421706199646,0.8451057076454163,0.7756088972091675,0.7380713224411011,0.7626495957374573,0.7822409272193909,0.8086934089660645,0.8074907064437866,0.8019455671310425,0.7815671563148499,0.7765650749206543,0.7823125720024109,0.7651848793029785,0.7310037612915039,0.7051945328712463,0.7015872001647949,0.6751976013183594,0.6320070028305054,0.6260946989059448,0.6430431008338928,0.6378913521766663,0.6162071824073792,0.5872864723205566,0.5852920413017273,0.5936514139175415,0.578157901763916,0.5513792634010315,0.5558909773826599,0.5735263824462891,0.5862204432487488,0.5846719145774841,0.570577085018158,0.5578336715698242,0.5587441325187683,0.5522968769073486,0.5544140934944153,0.5402342081069946,0.5002607703208923,0.4747219979763031,0.4637986421585083,0.43879321217536926,0.41733017563819885,0.40228575468063354,0.38113248348236084,0.3696107566356659,0.3475090265274048,0.3089592158794403,0.2948365807533264,0.2996465861797333,0.26976314187049866,0.21207939088344574,0.18049104511737823,0.15049299597740173,0.12826187908649445,0.10315877199172974,0.08813744783401489,0.0817548856139183,0.06812021881341934,0.05263283848762512,0.04750107228755951,0.024154026061296463,-0.025101231411099434,-0.046534691005945206,-0.02872302383184433,0.009829032234847546,0.031071078032255173,0.009529425762593746,-0.011330053210258484,-0.003170029493048787,0.009136510081589222,0.01374345738440752,0.006473308429121971,-0.019905388355255127,-0.04398219659924507,-0.05112095922231674,-0.03696354478597641,-0.023847859352827072,-0.00012105679343221709,0.016636572778224945,0.015265997499227524,-0.009288434870541096,-0.014208088628947735,0.00036920595448464155,-0.003737902268767357,-0.002450697124004364,-0.0008884097915142775,0.002212286926805973,0.010843000374734402,0.006421895697712898,-0.005321120377629995,-0.015303971245884895,-0.01724688895046711,-0.017814846709370613,-0.011323343962430954,0.005998064763844013,0.002867157803848386,-0.02616431750357151,-0.026349389925599098,-0.0004316749982535839,0.0285797156393528,0.017508605495095253,0.002667749533429742,0.001721454318612814,-0.0005522892461158335,0.00016473409777972847,0.0012459525605663657,0.0019347637426108122,0.004810872953385115,0.016656819730997086,0.015446776524186134,0.007297883275896311,0.007761434186249971,0.010627047158777714,0.005695566069334745,-0.009826121851801872,-0.009103546850383282,-0.01614558696746826,-0.02693331055343151,-0.025818957015872,-0.02560635656118393,-0.018544765189290047,-0.015319419093430042,-0.022191429510712624,-0.02762439288198948,-0.028497450053691864,-0.0380484014749527,-0.04102092608809471,-0.03937681019306183,-0.02648179978132248,-0.006715721916407347,0.007939639501273632,0.00960562564432621,0.010103178210556507,0.006806994788348675,0.00046455342089757323,-0.005749215371906757,-0.0006943770567886531,-0.006829308811575174,-0.013704502955079079,-0.018258489668369293,-0.016652235761284828,-0.004145053215324879,0.006429112982004881,0.008688891306519508,0.0020902587566524744,0.0029126584995537996,0.0052348542958498,0.012129453010857105,0.0074076601304113865,0.001514570671133697,0.00756586529314518,0.0236792154610157,0.035092804580926895,0.029784558340907097,0.01784631423652172,0.0035542596597224474,0.011345494538545609,0.019401047378778458,0.019959742203354836,0.011787152849137783,0.015285316854715347,0.016765696927905083,0.025188731029629707,0.029278278350830078,0.028386231511831284,0.02529452182352543,0.022570494562387466,0.021585753187537193,0.008228590711951256,0.009668530896306038,0.01735251396894455,0.025523893535137177,0.029327664524316788,0.024589672684669495,0.021872246637940407,0.02470436319708824,0.02428286150097847,0.023156292736530304,0.02174515277147293,0.02251112088561058,0.016357798129320145,0.015065597370266914,0.0159852374345064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722719192504883,0.9126144647598267,0.792180061340332,0.6237088441848755,0.8967860341072083,0.9637113809585571,0.9456825256347656,0.8782044053077698,0.8312199711799622,0.9140715599060059,0.9287598133087158,0.9028611183166504,0.8520453572273254,0.8504200577735901,0.8460826277732849,0.8212920427322388,0.7963510751724243,0.7873834371566772,0.7170718908309937,0.6247754096984863,0.6383923888206482,0.6922034025192261,0.7079979181289673,0.7385091781616211,0.7495715618133545,0.7614315748214722,0.7414453625679016,0.7156088948249817,0.7122900485992432,0.676247775554657,0.607093334197998,0.562495231628418,0.5523519515991211,0.5336508750915527,0.4777120053768158,0.4870239198207855,0.5405885577201843,0.5433676838874817,0.5021149516105652,0.4766775071620941,0.4822317361831665,0.48245319724082947,0.43855246901512146,0.3953478932380676,0.3778133988380432,0.37730464339256287,0.3905530869960785,0.4121721386909485,0.4176693260669708,0.4224429130554199,0.42488765716552734,0.4250383675098419,0.41959860920906067,0.41072243452072144,0.3622928261756897,0.32864123582839966,0.3077116012573242,0.30264613032341003,0.30988094210624695,0.28596335649490356,0.23448985815048218,0.19132186472415924,0.17202243208885193,0.1588982790708542,0.11548852175474167,0.09971480816602707,0.10717778652906418,0.09231776744127274,0.050583988428115845,0.003198077669367194,-0.029340902343392372,-0.018173430114984512,0.026140404865145683,0.03982030972838402,0.01959271915256977,0.01337265595793724,0.011955291964113712,-0.0022880793549120426,-0.023178456351161003,-0.026628127321600914,-0.0008011009194888175,0.027443334460258484,0.04455216974020004,0.015872705727815628,-0.011396330781280994,-0.0018417686223983765,0.007657086476683617,-0.006865558214485645,-0.020348578691482544,-0.02627740614116192,-0.015067046508193016,-0.019622445106506348,-0.018324650824069977,-0.0045427423901855946,-0.0005158028216101229,0.005413657519966364,0.022843103855848312,0.030127542093396187,0.023014940321445465,0.007245897781103849,0.012198742479085922,0.02281384915113449,0.027208229526877403,0.017306417226791382,0.022154655307531357,0.022073743864893913,0.006473558954894543,-0.008457770571112633,-0.017385786399245262,-0.03550390154123306,-0.023893864825367928,-0.0022156010381877422,-0.00012433144729584455,-0.02842598594725132,-0.047813303768634796,-0.0457499660551548,-0.023541370406746864,-0.017148783430457115,-0.017443954944610596,-0.01803291216492653,-0.012675635516643524,-0.006566976197063923,-0.00038303417386487126,-0.00016421150940004736,-0.004198811948299408,0.0008349834242835641,0.0010183870326727629,-0.00221061147749424,0.00856845173984766,0.024630937725305557,0.031841766089200974,0.02508469484746456,0.020196696743369102,0.010088969022035599,0.0024587460793554783,0.005596964154392481,-4.920011997455731e-05,-0.004195456393063068,0.0049084932543337345,0.00684123020619154,-0.0023540309630334377,-0.006064646877348423,-0.012602007947862148,-0.018104596063494682,-0.013772070407867432,-0.005457437131553888,-0.0070029692724347115,-0.0019678501412272453,-0.0018938534194603562,-0.0037895366549491882,-0.00399532588198781,-0.005611602216959,-0.011456363834440708,-0.006638939492404461,-0.0040243444964289665,0.001662803115323186,0.0051583717577159405,0.007145973388105631,0.009172506630420685,0.008278212510049343,0.003416137071326375,-0.0011275267461314797,0.0012134280987083912,-0.00236811232753098,-0.007252843119204044,-0.017617417499423027,-0.021048039197921753,0.0004525891854427755,0.01285791490226984,0.0042197429575026035,0.0022445975337177515,0.010873802937567234,0.007909948006272316,0.0017162200529128313,-0.004079862963408232,-0.006060842424631119,0.0006202812655828893,0.0023463252000510693,0.0024220736231654882,0.005169096868485212,0.008266644552350044,0.006354162935167551,0.005666148383170366,-0.001299030613154173,-0.003609270555898547,-0.0004796222201548517,0.004785959143191576,0.01438391674309969,0.015485101379454136,0.006886114366352558,-0.011815333738923073,-0.013269132003188133,0.0017664460465312004,0.005580739118158817,-0.006121697835624218,-0.009143855422735214,0.002074254909530282,0.01388187613338232,0.016534723341464996,0.0023300119210034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894298315048218,0.9557518362998962,0.8564344644546509,0.6789327263832092,0.8676049113273621,0.9588333964347839,0.9624199867248535,0.919235110282898,0.8653539419174194,0.9236359000205994,0.9407607913017273,0.9223139882087708,0.881710946559906,0.8705373406410217,0.8828891515731812,0.8759778738021851,0.8622846007347107,0.8656622171401978,0.8162626028060913,0.7370866537094116,0.7211177349090576,0.7671580910682678,0.795939564704895,0.8188890814781189,0.8273754715919495,0.8443177342414856,0.8318368792533875,0.8130087852478027,0.7965643405914307,0.7765997052192688,0.7481029033660889,0.7247827649116516,0.7136751413345337,0.6912528872489929,0.656501829624176,0.6607551574707031,0.7011156678199768,0.7087969183921814,0.7015560865402222,0.6795580983161926,0.6707215309143066,0.6761384010314941,0.666709840297699,0.6469967365264893,0.6380910277366638,0.64618980884552,0.6538625359535217,0.6516340970993042,0.63495934009552,0.6272258162498474,0.6248886585235596,0.6128175854682922,0.6011261940002441,0.5975852012634277,0.5697486400604248,0.5426158308982849,0.5312718749046326,0.5167381763458252,0.5072512030601501,0.4822251498699188,0.45670148730278015,0.4440893530845642,0.43778708577156067,0.4209546446800232,0.39618635177612305,0.386953741312027,0.37472790479660034,0.3452291786670685,0.30649080872535706,0.21956612169742584,0.12792052328586578,0.09793779253959656,0.09933064132928848,0.09370144456624985,0.08259688317775726,0.06749537587165833,0.0526040755212307,0.027704672887921333,0.006943576503545046,-0.007828330621123314,0.00908530130982399,0.02488739602267742,0.022803787142038345,-0.016320297494530678,-0.037735212594270706,-0.027510853484272957,-0.018783507868647575,-0.018037430942058563,-0.023805789649486542,-0.03712094947695732,-0.029157893732190132,-0.018893178552389145,0.004279859829694033,-0.0012789418688043952,-0.011471282690763474,-0.020522799342870712,-0.01952175237238407,0.003556561889126897,0.023058496415615082,0.029761699959635735,0.023484965786337852,0.02005768194794655,0.027427075430750847,0.020382562652230263,0.018811466172337532,0.01108407974243164,0.0006351147894747555,-0.02789117395877838,-0.047036077827215195,-0.057245370000600815,-0.04261115565896034,-0.009607753716409206,0.002321087522432208,-0.016496701166033745,-0.020974531769752502,-0.01126445084810257,0.019921312108635902,0.014927944168448448,-0.013991761021316051,-0.024203259497880936,-0.01675177924335003,-0.013916617259383202,-0.01307590026408434,0.0025488135870546103,0.0188119038939476,0.031356725841760635,0.032619327306747437,0.02714567817747593,0.02561125159263611,0.023476870730519295,0.016206873580813408,0.011505364440381527,0.01801483891904354,0.007509136572480202,-0.019637588411569595,-0.013829334639012814,-0.003937172703444958,-0.0022817517165094614,2.435480746498797e-05,-0.012192884460091591,-0.020044662058353424,-0.022129308432340622,-0.024752145633101463,-0.027568863704800606,-0.022042211145162582,-0.01134194154292345,-0.008179529570043087,0.0037317888345569372,0.0022294381633400917,0.007800574880093336,0.009004873223602772,0.0016048626275733113,-0.01589345932006836,-0.01995490863919258,-0.01908073015511036,-0.006065459921956062,0.001416542916558683,-0.0020815832540392876,0.011676791124045849,0.023246554657816887,0.018367916345596313,-0.002537092659622431,-0.009547039866447449,-0.0016195297939702868,0.014228599146008492,0.01027598138898611,-0.003974247258156538,-0.002108610002323985,0.010438461787998676,0.013357793912291527,0.017660893499851227,0.01849781721830368,0.01954367198050022,0.017930148169398308,0.02388744428753853,0.02634086273610592,0.024503566324710846,0.023755095899105072,0.023655328899621964,0.027233609929680824,0.031425900757312775,0.03441620245575905,0.028249161317944527,0.019012128934264183,0.017345033586025238,0.015668369829654694,0.01752813719213009,0.01764247752726078,0.016645347699522972,0.021491510793566704,0.02059905417263508,0.02006368711590767,0.029299907386302948,0.02663557603955269,0.0163151603192091,0.014488992281258106,0.02551129460334778,0.03777960315346718,0.04038209095597267,0.0300601590424776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682707786560059,0.8901781439781189,0.7247124314308167,0.46466904878616333,0.8021939992904663,0.9302470088005066,0.9403261542320251,0.8481243252754211,0.7744444608688354,0.8974343538284302,0.9191973805427551,0.87718665599823,0.8025133609771729,0.7977402806282043,0.7769777774810791,0.7363960146903992,0.7023165225982666,0.707331657409668,0.6242913007736206,0.4704914689064026,0.4976729452610016,0.606589138507843,0.6286623477935791,0.6219726800918579,0.6302236914634705,0.6569008231163025,0.6216900944709778,0.5896663069725037,0.5878212451934814,0.5762884616851807,0.5428388118743896,0.5272681713104248,0.5249694585800171,0.4795704782009125,0.4027836322784424,0.3971053957939148,0.4403833746910095,0.43812015652656555,0.3833618462085724,0.32324662804603577,0.3044021427631378,0.2938101887702942,0.23834459483623505,0.1986789107322693,0.2293294221162796,0.27147573232650757,0.28177082538604736,0.26594623923301697,0.24689963459968567,0.24002332985401154,0.2296653836965561,0.21277950704097748,0.18252098560333252,0.16002121567726135,0.14168031513690948,0.1651967465877533,0.1654019057750702,0.10562321543693542,0.0652863159775734,0.09022209048271179,0.12841367721557617,0.13038286566734314,0.12582406401634216,0.10640650242567062,0.08388835191726685,0.0811220332980156,0.07736068218946457,0.07741620391607285,0.08508314192295074,0.08955845981836319,0.07493995875120163,0.048533353954553604,0.01694580540060997,-0.010437150485813618,-0.024130022153258324,-0.012211172841489315,0.018366429954767227,0.02741774171590805,0.02828398533165455,0.018132943660020828,0.027452735230326653,0.034060701727867126,0.02791883982717991,-0.00436974735930562,0.002222183160483837,0.02389843575656414,0.032385122030973434,0.02486681193113327,0.014276193454861641,-0.002828080439940095,0.0003620504285208881,0.008155741728842258,0.029672792181372643,0.013780414126813412,0.006455553695559502,0.00044380480539985,-0.00669481186196208,-0.005588866770267487,-0.016153575852513313,-0.019987057894468307,-0.008912486955523491,-0.003152580466121435,-0.002922776620835066,-0.0016464358195662498,-0.0142328767105937,-0.02741924487054348,-0.012686995789408684,0.006820982322096825,0.00815105065703392,0.004503025207668543,0.020244453102350235,0.014689620584249496,0.009085521101951599,-0.00935070589184761,-0.02032599411904812,-0.033041812479496,-0.03884531185030937,-0.03209416940808296,-0.011829904280602932,0.00980937946587801,0.030134161934256554,0.04157644882798195,0.037698015570640564,0.02843281254172325,0.02528662234544754,0.029130853712558746,0.03923296928405762,0.027894390746951103,0.009633694775402546,-0.0014462471008300781,0.001959227491170168,0.0029576746746897697,-0.006716457661241293,-0.004184491466730833,0.00736205605790019,0.01635167934000492,0.007332631852477789,-0.00876904372125864,-0.02530200034379959,-0.01603318564593792,0.0032684598118066788,0.0026432450395077467,0.0033222080674022436,0.024619055911898613,0.038625411689281464,0.02996990829706192,0.02031109854578972,0.009740346111357212,0.010942062363028526,0.0005695503787137568,-0.00968059804290533,-0.008996399119496346,0.004246738739311695,0.011393311433494091,0.004924536217004061,-0.013510406948626041,-0.020975330844521523,-0.010236796922981739,0.0012137676822021604,0.011962221935391426,0.015679730102419853,0.012722809799015522,0.010460758581757545,0.00032851609284989536,-0.008957250975072384,-0.010746607556939125,-0.0149178272113204,-0.016480283811688423,-0.010314223356544971,0.005778676830232143,0.010452033951878548,0.006562110502272844,0.010834614746272564,0.009419193491339684,0.011489718221127987,0.016522200778126717,0.0067547825165092945,-0.003889166982844472,-0.012252083979547024,-0.012594442814588547,-0.01059777569025755,-0.009494293481111526,-0.010897806845605373,-0.012017257511615753,-0.005236196331679821,0.008705087937414646,0.01381012611091137,0.011379441246390343,0.001043614698573947,-0.0034187862183898687,0.00722100306302309,0.015268851071596146,0.005848946515470743,0.003746872302144766,0.00914898794144392,0.0015636900207027793,-0.008341724053025246,-0.011860166676342487,-0.009650569409132004,-0.0083231450989842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Cross-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5942234992981,0.9810760617256165,0.9262758493423462,0.7768415808677673,0.862288236618042,0.9284886121749878,0.9403725862503052,0.9406524896621704,0.8944936394691467,0.9313116073608398,0.9457185864448547,0.9389684796333313,0.9169341921806335,0.9154573082923889,0.9133896827697754,0.8951102495193481,0.8838700652122498,0.8898350596427917,0.860209584236145,0.8057268261909485,0.7817460298538208,0.8091428875923157,0.8087046146392822,0.8184367418289185,0.83411705493927,0.8428426384925842,0.8323538899421692,0.8182379603385925,0.8041208982467651,0.78962641954422,0.7748057246208191,0.767620325088501,0.7533353567123413,0.7274132370948792,0.7019238471984863,0.7169412970542908,0.7568504810333252,0.762498676776886,0.7523952722549438,0.7426212430000305,0.7418532371520996,0.7327407002449036,0.7138315439224243,0.6892251968383789,0.6898174285888672,0.7034106254577637,0.7132292985916138,0.7267653346061707,0.7282009124755859,0.7339178323745728,0.7314404249191284,0.7256916761398315,0.7063422203063965,0.6814883351325989,0.6409633755683899,0.6048465967178345,0.5726414918899536,0.5500865578651428,0.5594619512557983,0.579430103302002,0.5770969986915588,0.5414980053901672,0.4927705228328705,0.4624289274215698,0.44976139068603516,0.45467957854270935,0.44293347001075745,0.43359535932540894,0.43354544043540955,0.4361461102962494,0.39834967255592346,0.361599862575531,0.37365925312042236,0.3882327973842621,0.38866087794303894,0.38000398874282837,0.3544398248195648,0.3165319561958313,0.28991952538490295,0.2576104700565338,0.2004023939371109,0.14162835478782654,0.12246204912662506,0.12176401913166046,0.09535288065671921,0.06376679986715317,0.05747552588582039,0.05826067551970482,0.05372573435306549,0.03966442868113518,0.02410246431827545,0.0014975870726630092,0.001835661823861301,-0.006376022472977638,-0.028713097795844078,-0.012077629566192627,0.0008685736102052033,-0.003538588061928749,-0.017047179862856865,-0.0059136985801160336,0.0005496908561326563,0.0010747528867796063,0.0012628380209207535,0.00981739442795515,0.011390228755772114,0.0004769219958689064,-0.01891252025961876,-0.02515207603573799,-0.020544493570923805,-0.015204314142465591,-0.012347727082669735,-0.008468604646623135,-0.025708157569169998,-0.04399460181593895,-0.04292561858892441,-0.039459239691495895,-0.03303449973464012,-0.031604621559381485,-0.023052800446748734,-0.004502283409237862,-0.003265191102400422,-0.0003891437954735011,0.0026363153010606766,0.0011846289271488786,0.010993829928338528,0.02585187740623951,0.028231168165802956,0.02310604602098465,0.01863367110490799,-0.0010842097690328956,-0.005100698675960302,0.009560087695717812,0.007245215121656656,0.007646634709089994,0.012096933089196682,0.012163838371634483,0.008736303076148033,0.007224282715469599,-0.002136003226041794,-0.001706861425191164,-0.002391631016507745,-0.0016090997960418463,-0.00767168402671814,-0.00649569695815444,-0.007957465015351772,0.000739984679967165,-0.004058081656694412,-0.005397765431553125,-0.006643395405262709,0.001589134568348527,0.003340915311127901,0.006911784876137972,0.011416512541472912,-0.0025913938879966736,-0.00975842121988535,-0.007022232748568058,-0.0038305812049657106,0.0023709440138190985,-0.000864830450154841,0.005699921865016222,0.008603464812040329,0.014140001498162746,0.0045198663137853146,-0.008227724581956863,-0.022053902968764305,-0.014587181620299816,0.002944463398307562,0.008667931891977787,0.0016675579827278852,-0.0012626438401639462,-0.0012426364701241255,0.003903231816366315,0.007102522533386946,0.005600940436124802,0.006863615941256285,-0.0024334974586963654,-0.005286665633320808,0.0018502644961699843,0.014545573852956295,0.008222715929150581,-0.00904498714953661,-0.018589701503515244,-0.015750650316476822,-0.013528536073863506,-0.010787061415612698,-0.005540285725146532,-0.005491076037287712,-0.004190818872302771,-0.011166558600962162,-0.011049897409975529,-0.010542741045355797,-0.019596535712480545,-0.026805851608514786,-0.01845201477408409,-0.008818338625133038,-0.004976753145456314,-0.004631524905562401,0.00479891337454319,0.00927270483225584,0.008529919199645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63641166687,0.9999840259552002,0.9999502301216125,0.9998807907104492,0.9999366998672485,0.9999562501907349,0.9999474883079529,0.9999306201934814,0.9999038577079773,0.9999241828918457,0.999920129776001,0.9998505711555481,0.999620795249939,0.9992774128913879,0.998822808265686,0.9982600808143616,0.9971128702163696,0.9950265884399414,0.9894624948501587,0.9811499118804932,0.9704578518867493,0.9625345468521118,0.9580886363983154,0.956179678440094,0.9572547674179077,0.9636105895042419,0.9614487290382385,0.950299859046936,0.9360666871070862,0.9255651831626892,0.9200608730316162,0.9183815717697144,0.9075369238853455,0.8957774639129639,0.8831869959831238,0.8744580745697021,0.8606142401695251,0.8332177996635437,0.8118740916252136,0.7846601605415344,0.7573719620704651,0.7165325880050659,0.6932612657546997,0.6783655881881714,0.6650987863540649,0.6776193976402283,0.681759238243103,0.6384187936782837,0.6046369075775146,0.6257463693618774,0.6421657800674438,0.5999256372451782,0.5448559522628784,0.5331528782844543,0.5357703566551208,0.5350080728530884,0.4949352443218231,0.4515693783760071,0.43763798475265503,0.4390002191066742,0.4061073362827301,0.3657749891281128,0.35435718297958374,0.34036868810653687,0.3263690769672394,0.33604535460472107,0.3256846070289612,0.292034387588501,0.24104653298854828,0.20580169558525085,0.20245149731636047,0.20393915474414825,0.192929208278656,0.1664038449525833,0.15014593303203583,0.17872513830661774,0.17603515088558197,0.15771198272705078,0.14131174981594086,0.1278856247663498,0.10928457975387573,0.11637458205223083,0.12461036443710327,0.12359685450792313,0.10270799696445465,0.09826969355344772,0.10040314495563507,0.08653964847326279,0.08279966562986374,0.0584772527217865,0.04440838843584061,0.07893548905849457,0.07413993030786514,0.04801790788769722,0.0523739792406559,0.05687597766518593,0.026790166273713112,0.015844937413930893,0.02540379948914051,0.04211188852787018,0.0293889120221138,0.0298334751278162,0.03751566261053085,0.016683019697666168,0.002955932868644595,0.018133919686079025,0.014341323636472225,0.008367682807147503,0.03785908222198486,0.058610495179891586,0.041873831301927567,0.024870524182915688,0.030017880722880363,0.06124790757894516,0.0642847865819931,0.05020229518413544,0.019130878150463104,-0.006595882121473551,-0.03335769474506378,-0.03185277059674263,0.002921072067692876,0.022454379126429558,0.02691507525742054,0.025809431448578835,0.0258328840136528,0.015308416448533535,0.02208123542368412,0.02978002093732357,0.02790313959121704,0.028458138927817345,0.01866145431995392,0.011142018251121044,0.004814981482923031,0.0044041103683412075,0.005956745240837336,0.0002486681623850018,0.007120511028915644,0.0008167378255166113,0.005848306231200695,0.01382723543792963,0.01608859747648239,0.01600308157503605,0.0028281675186008215,-0.0003146661620121449,0.02447272650897503,0.04563964903354645,0.027274057269096375,0.011526815593242645,0.009827367961406708,-0.004912207368761301,-0.009470571763813496,-0.010779851116240025,-0.00037457927828654647,0.010907183401286602,0.004733710084110498,-0.010575606487691402,-0.0033411551266908646,0.007703221403062344,0.019031111150979996,0.025353707373142242,0.018559124320745468,0.006487860810011625,-0.0063299378380179405,0.009844006039202213,0.009980274364352226,0.01584704965353012,0.020526066422462463,0.019093690440058708,0.019490011036396027,0.01791713759303093,0.021235935389995575,0.028540264815092087,0.016890551894903183,0.01667718030512333,0.016341010108590126,-0.004799415823072195,0.005267293192446232,0.01166197843849659,0.010175967589020729,0.010054330341517925,0.010740038007497787,0.015860481187701225,0.01046034973114729,0.004835382103919983,0.0036709182895720005,0.009768727235496044,0.022914137691259384,0.024086160585284233,0.020703904330730438,0.009256805293262005,-0.0021040220744907856,0.001875511952675879,-0.006799184251576662,-0.013825979083776474,0.0014117881655693054,0.009510233998298645,0.018559085205197334,0.01714218407869339,0.014373071491718292,0.0228862036019563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DeepPicker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827674866,0.9999923706054688,0.9999298453330994,0.9999310970306396,0.9999179244041443,0.999929666519165,0.9998945593833923,0.9998313784599304,0.9998089075088501,0.99983149766922,0.9998059272766113,0.999758243560791,0.9992892742156982,0.9982190728187561,0.9972835183143616,0.99650639295578,0.9949022531509399,0.9921600818634033,0.9871663451194763,0.9789048433303833,0.968479335308075,0.9608541131019592,0.9515976905822754,0.949536919593811,0.9420868754386902,0.9335614442825317,0.9263337850570679,0.9190787672996521,0.9183130860328674,0.9152945876121521,0.914140522480011,0.9131386280059814,0.9051213264465332,0.9011311531066895,0.8873894214630127,0.8624098896980286,0.8277701139450073,0.7959753274917603,0.7849504947662354,0.7726402878761292,0.7524898052215576,0.7122810482978821,0.632051408290863,0.5887280106544495,0.5835312008857727,0.5678026080131531,0.5432262420654297,0.49803879857063293,0.46667009592056274,0.4983980059623718,0.48992300033569336,0.4568819999694824,0.4361816644668579,0.39334189891815186,0.3971908688545227,0.4204379618167877,0.42100322246551514,0.42867061495780945,0.44655629992485046,0.4269881844520569,0.37643876671791077,0.31028029322624207,0.2612045705318451,0.23861409723758698,0.26555395126342773,0.26201391220092773,0.23877635598182678,0.23091474175453186,0.24921272695064545,0.19310890138149261,0.1581881195306778,0.1745767742395401,0.15871572494506836,0.15440580248832703,0.1729404479265213,0.17806389927864075,0.18008612096309662,0.17307835817337036,0.12596984207630157,0.11140118539333344,0.0962873101234436,0.0794251561164856,0.0964280292391777,0.12731952965259552,0.14787982404232025,0.1456439197063446,0.13307969272136688,0.10135641694068909,0.039053499698638916,0.02929806150496006,0.03393641859292984,0.029967989772558212,0.019854791462421417,0.010700734332203865,0.018740741536021233,0.022272462025284767,-0.0036190669052302837,-0.0007570668822154403,0.004128256347030401,-0.00469770235940814,-0.005121952388435602,0.014384910464286804,0.03914986923336983,0.06304934620857239,0.02757508121430874,0.00932169146835804,0.015349563211202621,0.00843962375074625,-0.0009182927897199988,-0.001589253661222756,0.01629839651286602,0.03982384875416756,0.05416388064622879,0.04400255158543587,0.025912804529070854,0.017905687913298607,0.021892672404646873,0.01077556237578392,0.004445441998541355,0.018832406029105186,0.011230473406612873,0.0030979937873780727,-0.00881374441087246,-0.014038540422916412,-0.00785454735159874,0.005018417723476887,0.010835048742592335,0.016375305131077766,0.030241213738918304,0.015532032586634159,-0.0028185739647597075,-0.0009308613371104002,-0.007607509382069111,-0.007955240085721016,0.014804340898990631,0.022761141881346703,0.009771634824573994,0.008458892814815044,0.02452910505235195,0.010611395351588726,0.0020375060848891735,0.015818528831005096,0.034160811454057693,0.0284322127699852,0.025925885885953903,0.022772790864109993,0.018893802538514137,0.020878158509731293,0.014517650008201599,0.00015718673239462078,0.006390461232513189,0.023468676954507828,0.03823046758770943,0.03949705511331558,0.03137418255209923,0.020506439730525017,0.0076415035873651505,0.008953357115387917,0.01928919367492199,0.01736217364668846,0.01386807207018137,0.008084693923592567,0.009391036815941334,0.029237516224384308,0.03642181679606438,0.015364541672170162,0.004474777262657881,-0.0024724381510168314,0.0021218182519078255,0.006815878674387932,0.002538006054237485,0.01810218021273613,0.018508536741137505,0.008285989984869957,0.011815836653113365,0.004139375872910023,-0.0014622240560129285,0.0021597573067992926,0.0059113940224051476,0.006419717334210873,0.005072770174592733,0.008293473161756992,0.012117535807192326,0.008414341136813164,0.001765166292898357,0.008292372338473797,0.024674365296959877,0.01846315525472164,0.011538988910615444,0.0113094886764884,0.005742883775383234,-0.011400597169995308,-0.006313567981123924,-0.007153017912060022,-0.010593407787382603,-0.008957409299910069,0.00317312846891582,0.0029491325840353966,0.003580393036827445,0.008866352029144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9138374329,0.9999909996986389,0.9999796152114868,0.9999750256538391,0.9999430775642395,0.9999643564224243,0.9999668598175049,0.9999155402183533,0.9998641014099121,0.999906599521637,0.9999327063560486,0.9999306797981262,0.9998603463172913,0.9997743368148804,0.9997642040252686,0.9996733069419861,0.9994816184043884,0.9991918206214905,0.9986739158630371,0.9976946115493774,0.9970385432243347,0.9965537786483765,0.9964167475700378,0.996533215045929,0.9965997338294983,0.9969854354858398,0.9965407252311707,0.9954003691673279,0.9949749708175659,0.9949397444725037,0.994000256061554,0.9930327534675598,0.9921169877052307,0.9907562732696533,0.9893604516983032,0.9883027672767639,0.9880487322807312,0.9879614114761353,0.9869531393051147,0.986751914024353,0.987046480178833,0.987035870552063,0.9856730699539185,0.984638512134552,0.9836549758911133,0.9833751916885376,0.9831404685974121,0.9819383025169373,0.9797602891921997,0.9769760370254517,0.9731991291046143,0.9685506820678711,0.9639245867729187,0.9596847295761108,0.9552611708641052,0.9503334760665894,0.9435211420059204,0.9371711015701294,0.9318675398826599,0.9261190891265869,0.9187653660774231,0.909088671207428,0.8986619710922241,0.8885208964347839,0.8737167716026306,0.8507705926895142,0.8243827819824219,0.8048873543739319,0.795807421207428,0.7857431173324585,0.7612425684928894,0.7353026866912842,0.7141553163528442,0.6861307621002197,0.6682136058807373,0.6462825536727905,0.6178410649299622,0.5849138498306274,0.5747247338294983,0.5843446850776672,0.5701631903648376,0.5408069491386414,0.5184030532836914,0.5129220485687256,0.5118853449821472,0.500017523765564,0.49908649921417236,0.489989697933197,0.4958094358444214,0.5044738054275513,0.5136856436729431,0.5070042610168457,0.5120968222618103,0.5261397361755371,0.5141200423240662,0.48861920833587646,0.4694410562515259,0.45852047204971313,0.45588773488998413,0.4465065598487854,0.4398030936717987,0.42200860381126404,0.3975761830806732,0.36714667081832886,0.3479544222354889,0.33986327052116394,0.32490622997283936,0.29775941371917725,0.27974051237106323,0.2625841796398163,0.2587626278400421,0.25373899936676025,0.24471783638000488,0.22580809891223907,0.19776682555675507,0.16732853651046753,0.1457688808441162,0.12915614247322083,0.11093298345804214,0.11250529438257217,0.10094163566827774,0.0984223335981369,0.09821726381778717,0.07850687205791473,0.05180414021015167,0.041088324040174484,0.042056042701005936,0.04425523057579994,0.04545419290661812,0.05896272882819176,0.054969023913145065,0.03435581922531128,0.03473843261599541,0.03351924940943718,0.02579917386174202,0.009607294574379921,0.0034964648075401783,0.0024597845040261745,0.007964166812598705,0.018731651827692986,0.024592265486717224,0.02639913186430931,0.023885075002908707,0.02224212884902954,0.011183218099176884,0.004429229535162449,-7.777755672577769e-05,-0.004184969700872898,0.0012637602631002665,-0.0006934682023711503,0.0012115604477003217,0.0016518410993739963,0.00387973734177649,-0.015943678095936775,-0.034862786531448364,-0.015645664185285568,0.004635622259229422,0.01792869344353676,0.023770444095134735,0.02457847073674202,0.008943142369389534,-0.010769183747470379,-0.012457153759896755,0.0023771345149725676,0.009598626755177975,0.019787753000855446,0.018757082521915436,0.015039557591080666,0.006802717223763466,0.00461856834590435,0.0050979796797037125,0.014746969565749168,0.01816440187394619,0.010716109536588192,-0.00116550677921623,-0.007932591252028942,-0.002194025320932269,0.006507367826998234,0.008642821572721004,0.015145092271268368,0.010307026095688343,-0.0019195355707779527,-0.005156601779162884,-0.0012188981054350734,-0.002889344934374094,-0.011742287315428257,-0.011462442576885223,-0.012413515709340572,-0.013254527933895588,-0.014683974906802177,-0.0220180694013834,-0.024600250646471977,-0.021483831107616425,-0.014675994403660297,-0.005220748949795961,-0.0028119187336415052,-0.004498960915952921,-0.005837408825755119,-0.011306912638247013,-0.011544971726834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Normative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9138374329,0.9999909996986389,0.9999796152114868,0.9999750256538391,0.9999430775642395,0.9999643564224243,0.9999668598175049,0.9999155402183533,0.9998641014099121,0.999906599521637,0.9999327063560486,0.9999306797981262,0.9998603463172913,0.9997743368148804,0.9997642040252686,0.9996733069419861,0.9994816184043884,0.9991918206214905,0.9986739158630371,0.9976946115493774,0.9970385432243347,0.9965537786483765,0.9964167475700378,0.996533215045929,0.9965997338294983,0.9969854354858398,0.9965407252311707,0.9954003691673279,0.9949749708175659,0.9949397444725037,0.994000256061554,0.9930327534675598,0.9921169877052307,0.9907562732696533,0.9893604516983032,0.9883027672767639,0.9880487322807312,0.9879614114761353,0.9869531393051147,0.986751914024353,0.987046480178833,0.987035870552063,0.9856730699539185,0.984638512134552,0.9836549758911133,0.9833751916885376,0.9831404685974121,0.9819383025169373,0.9797602891921997,0.9769760370254517,0.9731991291046143,0.9685506820678711,0.9639245867729187,0.9596847295761108,0.9552611708641052,0.9503334760665894,0.9435211420059204,0.9371711015701294,0.9318675398826599,0.9261190891265869,0.9187653660774231,0.909088671207428,0.8986619710922241,0.8885208964347839,0.8737167716026306,0.8507705926895142,0.8243827819824219,0.8048873543739319,0.795807421207428,0.7857431173324585,0.7612425684928894,0.7353026866912842,0.7141553163528442,0.6861307621002197,0.6682136058807373,0.6462825536727905,0.6178410649299622,0.5849138498306274,0.5747247338294983,0.5843446850776672,0.5701631903648376,0.5408069491386414,0.5184030532836914,0.5129220485687256,0.5118853449821472,0.500017523765564,0.49908649921417236,0.489989697933197,0.4958094358444214,0.5044738054275513,0.5136856436729431,0.5070042610168457,0.5120968222618103,0.5261397361755371,0.5141200423240662,0.48861920833587646,0.4694410562515259,0.45852047204971313,0.45588773488998413,0.4465065598487854,0.4398030936717987,0.42200860381126404,0.3975761830806732,0.36714667081832886,0.3479544222354889,0.33986327052116394,0.32490622997283936,0.29775941371917725,0.27974051237106323,0.2625841796398163,0.2587626278400421,0.25373899936676025,0.24471783638000488,0.22580809891223907,0.19776682555675507,0.16732853651046753,0.1457688808441162,0.12915614247322083,0.11093298345804214,0.11250529438257217,0.10094163566827774,0.0984223335981369,0.09821726381778717,0.07850687205791473,0.05180414021015167,0.041088324040174484,0.042056042701005936,0.04425523057579994,0.04545419290661812,0.05896272882819176,0.054969023913145065,0.03435581922531128,0.03473843261599541,0.03351924940943718,0.02579917386174202,0.009607294574379921,0.0034964648075401783,0.0024597845040261745,0.007964166812598705,0.018731651827692986,0.024592265486717224,0.02639913186430931,0.023885075002908707,0.02224212884902954,0.011183218099176884,0.004429229535162449,-7.777755672577769e-05,-0.004184969700872898,0.0012637602631002665,-0.0006934682023711503,0.0012115604477003217,0.0016518410993739963,0.00387973734177649,-0.015943678095936775,-0.034862786531448364,-0.015645664185285568,0.004635622259229422,0.01792869344353676,0.023770444095134735,0.02457847073674202,0.008943142369389534,-0.010769183747470379,-0.012457153759896755,0.0023771345149725676,0.009598626755177975,0.019787753000855446,0.018757082521915436,0.015039557591080666,0.006802717223763466,0.00461856834590435,0.0050979796797037125,0.014746969565749168,0.01816440187394619,0.010716109536588192,-0.00116550677921623,-0.007932591252028942,-0.002194025320932269,0.006507367826998234,0.008642821572721004,0.015145092271268368,0.010307026095688343,-0.0019195355707779527,-0.005156601779162884,-0.0012188981054350734,-0.002889344934374094,-0.011742287315428257,-0.011462442576885223,-0.012413515709340572,-0.013254527933895588,-0.014683974906802177,-0.0220180694013834,-0.024600250646471977,-0.021483831107616425,-0.014675994403660297,-0.005220748949795961,-0.0028119187336415052,-0.004498960915952921,-0.005837408825755119,-0.011306912638247013,-0.0115449717268347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6886978149,0.9999948740005493,0.9999522566795349,0.9996920228004456,0.999824583530426,0.9999337196350098,0.999870240688324,0.9997356534004211,0.9997448921203613,0.9998552799224854,0.9998750686645508,0.9997869729995728,0.9992313385009766,0.9979767799377441,0.9965775012969971,0.9946320652961731,0.9920514225959778,0.9863380789756775,0.9769093990325928,0.964163064956665,0.9564352035522461,0.9395743012428284,0.9083842039108276,0.8951895833015442,0.8911873698234558,0.8852412104606628,0.8723781108856201,0.8532102704048157,0.8355149626731873,0.8205685019493103,0.822275698184967,0.8231472373008728,0.7995418310165405,0.7758581638336182,0.7510753870010376,0.7481655478477478,0.7466388940811157,0.7238411903381348,0.7209847569465637,0.7080581188201904,0.6818481087684631,0.6277825832366943,0.600641131401062,0.5942381024360657,0.5928627848625183,0.591550886631012,0.5927591919898987,0.6027396321296692,0.5846286416053772,0.5760046243667603,0.5604857206344604,0.531619131565094,0.48687195777893066,0.4831526279449463,0.4965090751647949,0.4734138250350952,0.4058523178100586,0.34829244017601013,0.3452388644218445,0.3624391257762909,0.37208202481269836,0.3347990810871124,0.29965677857398987,0.28318628668785095,0.25393804907798767,0.24971970915794373,0.22333502769470215,0.17832335829734802,0.16607734560966492,0.15297557413578033,0.13378174602985382,0.09944045543670654,0.09500295668840408,0.12219762802124023,0.13777482509613037,0.14465861022472382,0.12915007770061493,0.1256122887134552,0.11957752704620361,0.10485762357711792,0.08187402039766312,0.05654663220047951,0.025891616940498352,0.025027625262737274,0.04168951138854027,0.06120257452130318,0.06995783746242523,0.047857969999313354,0.04073783755302429,0.03441115468740463,0.03281712159514427,0.010381236672401428,0.027442691847682,0.04394245520234108,0.010986440815031528,0.02132752537727356,0.05515071004629135,0.05293959006667137,0.019398460164666176,0.007254013791680336,0.011873695999383926,0.013967644423246384,0.027683647349476814,0.010479751043021679,0.012362710200250149,0.023697592318058014,0.009827048517763615,-0.0069070965982973576,-0.004037800244987011,0.01602456532418728,0.025557085871696472,0.020438021048903465,0.02333780936896801,0.017219243571162224,0.015467247925698757,0.003996820654720068,-0.014675779268145561,-0.012471198104321957,-0.0005708265234716237,-0.015021733939647675,-0.008670913055539131,-0.00749647943302989,-0.022170837968587875,-0.032452646642923355,-0.01918281987309456,0.006877845153212547,0.029074061661958694,0.02050710655748844,0.012095252983272076,0.012677466496825218,0.01153949648141861,0.024542491883039474,0.022417467087507248,0.016529573127627373,0.012741214595735073,0.0016237439122051,-0.002904769964516163,0.0025660551618784666,0.00020596165268216282,0.0005701037007384002,-0.00707183126360178,-0.0058671049773693085,0.0006976196309551597,-0.0030886870808899403,-0.012222523801028728,-0.005211682058870792,0.0033316684421151876,0.003424761351197958,0.005563547369092703,0.007695030886679888,0.0027484442107379436,0.002726649632677436,0.004971806891262531,0.0021267225965857506,-0.008133858442306519,-0.011534652672708035,-0.00210555549710989,0.00368249649181962,0.003388352692127228,-5.522796527657192e-06,-0.002167065627872944,0.0013244329020380974,-0.00024302027304656804,-0.0007944235694594681,-0.008421279489994049,-0.013846373185515404,-0.00837815459817648,0.0020874824840575457,0.004115275572985411,0.001969115575775504,0.00313101545907557,0.004786469042301178,0.009781762957572937,0.022060228511691093,0.02309216558933258,0.0064827618189156055,-0.004837724380195141,-0.006486974656581879,0.0004566299030557275,0.010276124812662601,0.01211028266698122,0.005679398775100708,0.0032822906505316496,0.0067166551016271114,0.00016924439114518464,-0.014109980314970016,-0.017701609060168266,-0.013225307688117027,0.0019305008463561535,0.0018720381194725633,-0.0035933898761868477,-0.013879182748496532,-0.02044486626982689,-0.013393046334385872,-0.00038532816688530147,0.007187328301370144,0.000365848041838035,-0.005546610802412033,-0.0001338662696070969,0.00235650781542062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REPIC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0926513672,0.9999961256980896,0.9999882578849792,0.9999305009841919,0.999940812587738,0.9999349117279053,0.9999231100082397,0.9999179244041443,0.9998881220817566,0.999872088432312,0.9998266100883484,0.9996762871742249,0.9992202520370483,0.9981495141983032,0.9963971376419067,0.9946021437644958,0.9926631450653076,0.9904779195785522,0.9854538440704346,0.9721049666404724,0.9573037624359131,0.9484763145446777,0.9414629936218262,0.9407327175140381,0.9352755546569824,0.9282630681991577,0.9150175452232361,0.9008245468139648,0.8922509551048279,0.8873932957649231,0.8822377920150757,0.881283164024353,0.8698419332504272,0.850959062576294,0.8370392322540283,0.8343032598495483,0.8216903805732727,0.7978631258010864,0.777461051940918,0.7653064727783203,0.7411078810691833,0.7017248272895813,0.6674428582191467,0.6267111897468567,0.6095510125160217,0.6130208969116211,0.5956972241401672,0.5667417645454407,0.5623199343681335,0.5885088443756104,0.5766742825508118,0.5776665210723877,0.5741105079650879,0.5280433893203735,0.47632765769958496,0.437797486782074,0.37508851289749146,0.33080774545669556,0.29316070675849915,0.26878219842910767,0.2870695888996124,0.29846030473709106,0.24199870228767395,0.178679421544075,0.1855114996433258,0.21470308303833008,0.19443519413471222,0.1570398509502411,0.13683335483074188,0.11722477525472641,0.15251824259757996,0.16706807911396027,0.14492236077785492,0.1236887201666832,0.12005431950092316,0.13298724591732025,0.1814877837896347,0.14300067722797394,0.09367669373750687,0.09081913530826569,0.09998022764921188,0.1087830513715744,0.08818405866622925,0.07598414272069931,0.06784357875585556,0.04640284925699234,0.033025436103343964,0.04037303850054741,0.03588983044028282,0.020253334194421768,0.04466056078672409,0.047742560505867004,0.03395477682352066,0.011720657348632812,0.022091375663876534,0.04211115464568138,0.04731931909918785,0.033799827098846436,0.031141195446252823,0.027594001963734627,0.025496769696474075,0.019013656303286552,0.018939604982733727,0.005076100118458271,-0.008006197400391102,-0.020938584581017494,0.0038370476104319096,0.018898682668805122,0.02355337329208851,0.04692131280899048,0.03268684446811676,0.006215394474565983,0.013608163222670555,0.016187816858291626,0.02693740651011467,0.017346512526273727,0.006686209701001644,-0.007936617359519005,-0.008805347606539726,0.007120837457478046,-0.0038542617112398148,-0.013141775503754616,-0.010692108422517776,-0.0036031738854944706,-0.0034740562550723553,-0.004881166387349367,-0.02289682999253273,-0.03010854311287403,0.01273362711071968,0.027182675898075104,0.007470655255019665,0.0064626215025782585,-0.002290773671120405,0.007450731471180916,0.004081279970705509,-0.01087513379752636,-0.010090912692248821,-0.007982073351740837,0.00817259680479765,0.01574607752263546,-0.0073409173637628555,-0.006681823171675205,0.017639465630054474,0.018155869096517563,0.01049842033535242,0.015584372915327549,0.01602228172123432,0.012165887281298637,0.02971651218831539,0.033622730523347855,0.019488781690597534,-0.00556192034855485,-0.015012621879577637,-0.0044264462776482105,0.006956076715141535,-0.004001634661108255,-0.00622498570010066,-0.008140803314745426,-0.004085557069629431,0.0034328652545809746,0.006748179905116558,0.026898957788944244,0.00036629760870710015,-0.033071938902139664,-0.02118060737848282,-0.013199064880609512,-0.000628177891485393,-0.013799413107335567,-0.034467119723558426,-0.03746424987912178,-0.02996453456580639,-0.01895378902554512,-0.01669272407889366,-0.01663457415997982,-0.005891021341085434,0.0024441787973046303,0.00454095471650362,-0.004685319494456053,-0.020078008994460106,-0.0160351675003767,0.007440587040036917,0.012993157841265202,0.009868286550045013,0.00817166268825531,0.012062559835612774,0.012019747868180275,0.008084871806204319,0.009904894977807999,0.0027931537479162216,0.00534281600266695,0.009820654056966305,-0.0029124936554580927,-0.009484131820499897,0.0017057076329365373,0.010097037069499493,0.015210727229714394,0.0019037800375372171,-0.01896723359823227,-0.016832709312438965,-0.0089773572981357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1.0,0.9999995827674866,0.9999985694885254,0.9999366998672485,0.9999025464057922,0.9999520778656006,0.9998771548271179,0.9996509552001953,0.9997082352638245,0.9998186826705933,0.9997825026512146,0.9996045827865601,0.9989402294158936,0.9984017014503479,0.997760534286499,0.9964815974235535,0.994189977645874,0.9903973937034607,0.9830004572868347,0.970685601234436,0.9607921242713928,0.9505905508995056,0.9427852630615234,0.9399800896644592,0.9374072551727295,0.9368175864219666,0.9264088273048401,0.9180709719657898,0.9083084464073181,0.8930022716522217,0.8758611083030701,0.8462043404579163,0.8083817362785339,0.7820208668708801,0.7804775834083557,0.796359658241272,0.8132010698318481,0.8079586625099182,0.7887848019599915,0.7498075366020203,0.6986132264137268,0.6606816053390503,0.6440585851669312,0.5990058779716492,0.5946966409683228,0.608087956905365,0.5994626879692078,0.587082028388977,0.5837645530700684,0.5887037515640259,0.5920485854148865,0.5823033452033997,0.5589728355407715,0.5315593481063843,0.5026951432228088,0.44466057419776917,0.36194556951522827,0.35281509160995483,0.3453333079814911,0.33946692943573,0.3413757383823395,0.325658917427063,0.30396243929862976,0.2786593437194824,0.2606079578399658,0.25085532665252686,0.24404186010360718,0.19723238050937653,0.16923686861991882,0.2213326394557953,0.21640141308307648,0.14571928977966309,0.13896356523036957,0.18201963603496552,0.1861811876296997,0.1203976720571518,0.08556078374385834,0.07738455384969711,0.07481659203767776,0.08602346479892731,0.06805901974439621,0.0751359835267067,0.05041775852441788,-0.0009102128096856177,0.015325895510613918,0.03028631955385208,0.036224935203790665,0.062122274190187454,0.04714900627732277,0.015604405663907528,0.02645900472998619,0.05177959427237511,0.039094649255275726,0.00785578042268753,-0.02792883850634098,-0.017767954617738724,0.01750309206545353,0.03763312101364136,0.04144887626171112,0.021991506218910217,0.021347159519791603,0.03811647370457649,0.02788478694856167,0.04120393469929695,0.03495698422193527,0.011421925388276577,0.028886044397950172,0.028742115944623947,0.010860292240977287,0.007776844315230846,0.002801857888698578,0.012295779772102833,0.02055853232741356,0.032654184848070145,0.036514926701784134,0.038203075528144836,0.027517568320035934,0.02354435808956623,0.024697300046682358,0.02181677520275116,0.008662762120366096,0.0005659181042574346,0.007232136558741331,0.006381136830896139,-0.022965729236602783,-0.026605715975165367,-0.010958509519696236,-0.01254147570580244,0.0007425352232530713,0.013709423132240772,0.02115422487258911,0.018270481377840042,0.006201053969562054,0.001353024155832827,8.672282274346799e-05,0.022769756615161896,0.0401926226913929,0.028898481279611588,0.012562676332890987,-0.02072964981198311,-0.03619561344385147,-0.028138909488916397,-0.009713555686175823,-0.007224631030112505,-0.008074392564594746,0.0020110125187784433,0.002954329364001751,-0.0032821677159518003,0.0008869136217981577,0.012399982661008835,0.02051757089793682,0.018373405560851097,-0.002495013177394867,-0.015897909179329872,-0.0039548249915242195,0.006308914162218571,0.0017045679269358516,0.003373360028490424,0.008681160397827625,3.4085205697920173e-05,0.0004951510927639902,0.0016416809521615505,0.005384149961173534,0.012615736573934555,0.013398176990449429,0.0009055375121533871,0.005108848679810762,0.005581802688539028,0.0036933990195393562,0.00016715016681700945,-0.002543339040130377,0.008217738941311836,0.018201224505901337,0.01591682992875576,0.01288640033453703,0.004912685602903366,0.002945126499980688,-0.0072237360291182995,-0.00019124675600323826,0.0071092089638113976,0.008349541574716568,0.012437717989087105,0.004658211953938007,0.006216821726411581,0.015793897211551666,0.009061169810593128,-0.004196151625365019,-0.01624942570924759,-0.013864077627658844,0.00308423675596714,0.0037114627193659544,-0.004379240330308676,-0.006352873053401709,-0.0005000383243896067,0.005944665055721998,0.0024885444436222315,-0.0014742277562618256,-0.007289743982255459,-0.003593728644773364,0.0016774241812527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SPHIRE-crYOLO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88675117493,0.9999966621398926,0.9999779462814331,0.9999338388442993,0.9999513030052185,0.9999216198921204,0.9998414516448975,0.9997822642326355,0.9997282028198242,0.9998533725738525,0.9998805522918701,0.9997944831848145,0.9994558095932007,0.9990612864494324,0.9987189769744873,0.9981017112731934,0.9973853826522827,0.9958077073097229,0.9918298721313477,0.9847339391708374,0.9794807434082031,0.9735406041145325,0.9665830135345459,0.9664507508277893,0.9682322144508362,0.9671237468719482,0.9629047513008118,0.956625759601593,0.9542495608329773,0.9465532302856445,0.937556266784668,0.9277160167694092,0.9145187735557556,0.8983254432678223,0.879276692867279,0.8691398501396179,0.8686708807945251,0.8487200736999512,0.8311926126480103,0.817379355430603,0.8079359531402588,0.7933392524719238,0.7887415885925293,0.7777164578437805,0.7495205402374268,0.7580439448356628,0.7420740127563477,0.7238872647285461,0.7250962853431702,0.7436059713363647,0.7475202083587646,0.7561214566230774,0.7455052137374878,0.6897991895675659,0.6406850814819336,0.6043108701705933,0.5648975372314453,0.5348869562149048,0.507277250289917,0.4939315617084503,0.4856349527835846,0.4456270933151245,0.37514761090278625,0.307005375623703,0.26370128989219666,0.2663522958755493,0.2741580009460449,0.22031261026859283,0.1657869517803192,0.16815029084682465,0.20293553173542023,0.16971299052238464,0.19430667161941528,0.22992010414600372,0.18851834535598755,0.2104765623807907,0.2288566380739212,0.15682607889175415,0.09190886467695236,0.09660021960735321,0.11258719861507416,0.08052729070186615,0.05424561724066734,0.06900420784950256,0.074075847864151,0.0697542205452919,0.05934503674507141,0.0787823423743248,0.08243820071220398,0.04984106123447418,0.03387795761227608,0.06385882198810577,0.0634070485830307,0.04583444073796272,0.06110244244337082,0.04990779235959053,0.02939029224216938,0.05199798569083214,0.0848051905632019,0.07677625119686127,0.04838525876402855,0.035161342471838,0.0542963445186615,0.04227973148226738,0.008587397634983063,0.01863383874297142,0.057998768985271454,0.08425761759281158,0.08179411292076111,0.06143944710493088,0.038865815848112106,0.046507131308317184,0.04596494883298874,0.027235766872763634,0.027574023231863976,0.020532086491584778,0.0062288218177855015,0.03914971277117729,0.03411444276571274,0.016338812187314034,0.022431841120123863,0.013553114607930183,0.016408992931246758,-0.0011342527577653527,0.009279657155275345,0.010649653151631355,-0.0013169560115784407,0.005989647936075926,0.006829855032265186,0.01696004718542099,0.005601200275123119,0.0025955920573323965,0.039477720856666565,0.034819018095731735,0.026357509195804596,0.038737501949071884,0.03550524264574051,0.024330370128154755,0.018910713493824005,0.0021487215999513865,0.0012886513723060489,-0.0035570096224546432,0.0066861361265182495,0.026189567521214485,0.02737710066139698,0.01793157123029232,-0.0023562274873256683,-0.0072668385691940784,0.005956937558948994,0.013057447038590908,0.0023848521523177624,-0.02034304104745388,-0.026858419179916382,0.0035464672837406397,0.007844984531402588,-0.0037430119700729847,0.00204668752849102,0.010636137798428535,0.01816769875586033,-0.0014964977744966745,-0.004305718466639519,0.0027132430113852024,-0.0016946736723184586,0.0013252453645691276,0.01411048136651516,0.03348443657159805,0.029768232256174088,0.00474676676094532,-0.030918246135115623,-0.015062070451676846,-0.0013546781847253442,-0.020832380279898643,0.0069588362239301205,0.012552362866699696,-0.019502468407154083,-0.01832721009850502,-0.008175523020327091,-0.014206472784280777,-0.02617485821247101,-0.0008551873615942895,0.021936731413006783,-0.000655116920825094,-0.011476787738502026,0.0024316650815308094,-0.008405331522226334,-0.016136087477207184,-0.0029541270341724157,0.0035936483182013035,0.007204087916761637,0.013347388245165348,0.010182634927332401,0.010103907436132431,0.004988564644008875,0.004250096622854471,-0.007330561056733131,-0.024266831576824188,-0.01787571795284748,-0.024575307965278625,-0.02405869960784912,-0.0107977297157049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72581863403,0.9999845623970032,0.9999469518661499,0.9998264908790588,0.9997320175170898,0.999823808670044,0.9998666644096375,0.9998706579208374,0.9998376369476318,0.9998428225517273,0.9998235702514648,0.9996429085731506,0.9991099238395691,0.9982093572616577,0.9970540404319763,0.9956914782524109,0.993805468082428,0.9893810153007507,0.9795557856559753,0.9629520177841187,0.9425827860832214,0.931675136089325,0.9180246591567993,0.9030212163925171,0.8955661654472351,0.8872602581977844,0.871766209602356,0.864385187625885,0.8504397869110107,0.8301458954811096,0.8174912333488464,0.8179560899734497,0.7901225090026855,0.7590877413749695,0.7419850826263428,0.7555530071258545,0.7468336224555969,0.7131277918815613,0.687695324420929,0.6630504727363586,0.6443688869476318,0.614152729511261,0.5965769290924072,0.5821804404258728,0.5502245426177979,0.5259807109832764,0.5173349380493164,0.5014384388923645,0.5233526825904846,0.5557841658592224,0.5543795228004456,0.528265118598938,0.47744321823120117,0.48315849900245667,0.48660168051719666,0.435732901096344,0.34908628463745117,0.3104541599750519,0.31946825981140137,0.33977988362312317,0.3158879578113556,0.2712806165218353,0.24646039307117462,0.22774071991443634,0.22765424847602844,0.23862463235855103,0.23826907575130463,0.21925212442874908,0.21490687131881714,0.18522194027900696,0.18257690966129303,0.16436618566513062,0.15918883681297302,0.1604270040988922,0.16249068081378937,0.1375010758638382,0.10620647668838501,0.10215196013450623,0.10663910955190659,0.11638258397579193,0.0947389155626297,0.058718033134937286,0.04640335589647293,0.05206812918186188,0.06013398990035057,0.07236100733280182,0.05633121356368065,0.022030802443623543,-0.012772967107594013,-0.022423217073082924,0.0025828510988503695,0.03527365252375603,0.054720304906368256,0.04422648251056671,0.02564757503569126,0.018077975139021873,0.0326070562005043,0.02876385487616062,0.013837605714797974,0.021863261237740517,0.04647679626941681,0.029419710859656334,0.017585022374987602,-0.0016472055576741695,0.016765283420681953,0.0369410440325737,0.04336797073483467,0.03572053834795952,0.022983640432357788,0.006302024237811565,0.0008781353244557977,-0.006243083626031876,-0.020320894196629524,-0.029316646978259087,-0.010607604868710041,0.007393642328679562,0.019642869010567665,0.017380762845277786,0.00899666640907526,-0.011184895411133766,-0.010450419969856739,-0.0003132407437078655,-0.016315851360559464,-0.017619434744119644,-0.01469381432980299,-0.006306488532572985,-0.009078705683350563,-0.01015111617743969,-0.022397803142666817,-0.020323684439063072,-0.025693515315651894,-0.016358645632863045,-0.004673758056014776,0.007572873029857874,0.004347797948867083,0.004300953354686499,0.0006900542648509145,-0.015334873460233212,-0.02404092624783516,-0.00040352216456085443,0.030816659331321716,0.02949334681034088,0.022189360111951828,0.02918015979230404,0.03195039555430412,0.03081783466041088,0.02425156906247139,0.028290223330259323,0.029767829924821854,0.01732940785586834,0.012160005047917366,0.011353393085300922,0.009299466386437416,0.004435452166944742,0.009561102837324142,0.024186350405216217,0.024600841104984283,0.0019905942026525736,0.0006873784004710615,0.010040096938610077,0.012191499583423138,0.0040957313030958176,-0.004143938887864351,-0.001460681320168078,0.007852047681808472,0.0044381399638950825,-0.0010029954137280583,0.002806271193549037,0.010488835163414478,0.014257531613111496,0.013786671683192253,0.007176644168794155,-0.0002037792291957885,1.298632469115546e-05,0.0064328378066420555,0.0007012505084276199,-0.008649090304970741,-0.0038456269539892673,0.0013370345113798976,-0.001974430400878191,-0.018638184294104576,-0.023495253175497055,-0.014530481770634651,-0.0011125850724056363,0.014645855873823166,0.007533424999564886,-0.006583759095519781,0.00014751327398698777,0.006142664235085249,0.002966222120448947,-0.004414852242916822,-0.002575594000518322,0.002329442650079727,-0.010764033533632755,-0.026015883311629295,-0.024322455748915672,0.0008371068979613483,0.014768077991902828,0.014171177521348,0.008809894323348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486.24000549316406,243.12000274658203,162.0800018310547,121.56000137329102,97.24800109863281,81.04000091552734,69.46285792759487,60.78000068664551,54.02666727701823,48.624000549316406,44.203636863014914,40.52000045776367,37.403077345628006,34.731428963797434,32.41600036621094,30.390000343322754,28.60235326430377,27.013333638509113,25.591579236482318,24.312000274658203,23.154285975864955,22.101818431507457,21.140869804050613,20.260000228881836,19.449600219726562,18.701538672814003,18.00888909233941,17.365714481898717,16.76689674114359,16.20800018310547,15.685161467521421,15.195000171661377,14.73454562100497,14.301176632151885,13.892571585518974,13.506666819254557,13.141621770085516,12.795789618241159,12.467692448542667,12.156000137329102,11.859512329101562,11.577142987932477,11.307907104492188,11.050909215753729,10.805333455403646,10.570434902025307,10.345532031769448,10.130000114440918,9.923265418227839,9.724800109863281,9.534117754767923,9.350769336407001,9.174339726286114,9.004444546169704,8.840727372602982,8.682857240949359,8.530526412160773,8.383448370571795,8.241356025307866,8.104000091552734,7.9711476310354765,7.842580733760711,7.718095325288319,7.5975000858306885,7.480615469125601,7.367272810502485,7.257313514823344,7.150588316075942,7.046956601350204,6.946285792759487,6.8484507815938604,6.753333409627278,6.660821993057042,6.570810885042758,6.4832000732421875,6.397894809120579,6.314805266144988,6.233846224271334,6.1549367783944815,6.078000068664551,6.002963030779803,5.929756164550781,5.858313319194748,5.788571493966239,5.720470652860754,5.653953552246094,5.588965580381196,5.525454607876864,5.4633708482377985,5.402666727701823,5.343296763661144,5.285217451012653,5.2283871558404735,5.172766015884724,5.118315847296464,5.065000057220459,5.012783561785197,4.961632709113919,4.911515207001657,4.862400054931641,4.814257480130337,4.7670588773839615,4.720776752360816,4.675384668203501,4.630857195172991,4.587169863143057,4.544299116758543,4.502222273084852,4.460917481588661,4.420363686301491,4.380540590028505,4.341428620474679,4.303008898169593,4.265263206080387,4.228173960810122,4.1917241852858975,4.155897482847556,4.120678012653933,4.08605046632911,4.052000045776367,4.018512442092265,3.9855738155177383,3.9531707763671875,3.9212903668803554,3.8899200439453123,3.8590476626441594,3.828661460576095,3.7987500429153442,3.7693023681640625,3.7403077345628004,3.71175576712339,3.6836364052512427,3.6559398909260454,3.628656757411672,3.601777818467882,3.575294158037971,3.549197120388059,3.523478300675102,3.4981295359220437,3.4731428963797435,3.4485106772564826,3.4242253907969302,3.400279758693455,3.376666704813639,3.3533793482287177,3.330410996528521,3.3077551394092795,3.285405442521379,3.2633557415648595,3.2416000366210938,3.2201324867096957,3.1989474045602897,3.1780392515893077,3.157402633072494,3.1370322935042845,3.116923112135667,3.0970700986825737,3.0774683891972408,3.0581132420953714,3.0390000343322754,3.0201242577215157,3.0014815153899015,2.9830675183629696,2.9648780822753906,2.946909124200994,2.929156659597374,2.9116167993602637,2.8942857469831194,2.877159795817539,2.860235326430377,2.843508804053591,2.826976776123047,2.8106358699026823,2.794482790190598,2.7785143171037947,2.762727303938432,2.7471186751026218,2.7316854241188993,2.716424611693654,2.7013333638509116,2.6864088701279782,2.671648381830572,2.657049210345159,2.6426087255063266,2.628324354017103,2.6141935779202368,2.6002139331185243,2.586383007942362,2.572698441762773,2.559157923648232,2.545759191063686,2.5325000286102295,2.519378266803959,2.5063917808925984,2.4935384897085338,2.4808163545569597,2.4682233781378886,2.4557576035008286,2.443417113030975,2.43120002746582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pplementary Figure S9</text:p>
          </table:table-cell>
          <table:table-cell office:value-type="string" table:style-name="ce1">
            <text:p>Half map FSC</text:p>
          </table:table-cell>
          <table:table-cell office:value-type="string" table:style-name="ce1">
            <text:p>NOMPC (EMPIAR-10093)</text:p>
          </table:table-cell>
          <table:table-cell office:value-type="string" table:style-name="ce1">
            <text:p>Topaz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y</text:p>
          </table:table-cell>
          <table:table-cell office:value-type="string" table:style-name="ce1">
            <text:p>0.9999995827674866,0.9999986886978149,0.9999887943267822,0.9999570250511169,0.9999605417251587,0.9999732971191406,0.9999775886535645,0.9999549388885498,0.9999108910560608,0.9999294281005859,0.9999115467071533,0.9998080134391785,0.9995198249816895,0.9992547631263733,0.999018669128418,0.9985019564628601,0.9978635907173157,0.9969042539596558,0.9949333667755127,0.9919633269309998,0.9887446165084839,0.98667311668396,0.9843931794166565,0.9849838018417358,0.9865562319755554,0.9863431453704834,0.983656644821167,0.9782058596611023,0.9741231203079224,0.9701075553894043,0.9664286375045776,0.9642234444618225,0.9584197998046875,0.9510559439659119,0.9445284008979797,0.9397366642951965,0.9362669587135315,0.9257285594940186,0.9169848561286926,0.9086119532585144,0.9032657742500305,0.8922348022460938,0.8797503113746643,0.866280734539032,0.8479602932929993,0.8434356451034546,0.8232836127281189,0.8109294772148132,0.8015424609184265,0.8012003302574158,0.8028801679611206,0.805182158946991,0.8008310198783875,0.780367910861969,0.7435641884803772,0.6987534165382385,0.6336010694503784,0.5998545289039612,0.5967305898666382,0.586036205291748,0.5604446530342102,0.5340474843978882,0.5107457637786865,0.4634484648704529,0.44975706934928894,0.42008107900619507,0.40104955434799194,0.39838337898254395,0.34489205479621887,0.3173629641532898,0.2972281575202942,0.28389430046081543,0.2825397551059723,0.2524496018886566,0.21797366440296173,0.24184179306030273,0.239274263381958,0.2034454196691513,0.2144983410835266,0.20027406513690948,0.16409070789813995,0.1462579369544983,0.1371210813522339,0.12965233623981476,0.10032472014427185,0.0814247652888298,0.09734461456537247,0.08616752177476883,0.06606989353895187,0.08062319457530975,0.09020956605672836,0.0975736677646637,0.09080428630113602,0.07985599339008331,0.07655929774045944,0.07601393014192581,0.048823948949575424,0.039289236068725586,0.04490181431174278,0.05093119293451309,0.04862375557422638,0.03543367609381676,0.031799305230379105,0.028809448704123497,0.03079039417207241,0.0408678874373436,0.049219321459531784,0.07116910815238953,0.08152130991220474,0.05778083577752113,0.04244754835963249,0.03380575403571129,0.0191987082362175,0.023156220093369484,0.03342084959149361,0.028033042326569557,0.014482317492365837,0.016294868662953377,0.0282500721514225,0.022218631580471992,0.023309364914894104,0.022150931879878044,0.02055710181593895,0.0060428958386182785,-0.0038072059396654367,0.006033051759004593,0.021001216024160385,0.018999865278601646,-0.0032015894539654255,-0.004404390696436167,-0.0068528614938259125,-0.012329849414527416,-0.010766739957034588,-0.007815987803041935,0.010192664340138435,0.028808005154132843,0.0404869019985199,0.03447076678276062,0.02971457690000534,0.03579225018620491,0.036196716129779816,0.01577633060514927,0.0021608902607113123,-0.010481199249625206,0.00850755162537098,0.021091358736157417,-0.005081178620457649,-0.013922307640314102,5.2836643590126187e-05,-0.000982568133622408,-0.00926979910582304,-0.006611979100853205,0.006856475491076708,0.01215400081127882,0.016600962728261948,0.007634179666638374,0.005821521393954754,0.014379321597516537,0.020886069163680077,0.02153981477022171,0.020117193460464478,0.001945708878338337,-0.004975972697138786,-0.000534461229108274,0.0034050641115754843,-0.009273184463381767,-0.018297331407666206,-0.015894077718257904,-0.005720493383705616,0.0019372038077563047,0.014352180995047092,0.017564378678798676,0.012373598292469978,0.009505677968263626,0.005646868608891964,0.0025779304560273886,-0.00019419941236265004,-0.012691349722445011,-0.02841436304152012,-0.021594367921352386,0.0014904942363500595,0.008002035319805145,0.002396353054791689,0.00029851571889594197,0.0018290840089321136,0.015646403655409813,0.011915263719856739,0.010240085422992706,-0.002974912989884615,-0.021953536197543144,-0.022602509707212448,-0.01321001909673214,-0.004911412950605154,-0.013192329555749893,-0.0023186770267784595,0.010807611048221588,0.012464542873203754,0.01355790439993143,0.005191365722566843,0.006794393062591553</text:p>
          </table:table-cell>
          <table:table-cell table:number-columns-repeated="16377"/>
        </table:table-row>
        <table:table-row table:number-rows-repeated="10479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meta:initial-creator>Christopher Cameron</meta:initial-creator>
    <dc:creator>Christopher Cameron</dc:creator>
    <meta:creation-date>2024-09-24T18:52:36Z</meta:creation-date>
    <dc:date>2024-09-24T18:52:36Z</dc:date>
  </office:meta>
</office:document-meta>
</file>